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60.67mm"/>
    </style:style>
    <style:style style:name="co4" style:family="table-column">
      <style:table-column-properties fo:break-before="auto" style:column-width="34.4mm"/>
    </style:style>
    <style:style style:name="co5" style:family="table-column">
      <style:table-column-properties fo:break-before="auto" style:column-width="37.94mm"/>
    </style:style>
    <style:style style:name="co6" style:family="table-column">
      <style:table-column-properties fo:break-before="auto" style:column-width="16.97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45.61mm"/>
    </style:style>
    <style:style style:name="co9" style:family="table-column">
      <style:table-column-properties fo:break-before="auto" style:column-width="90.68mm"/>
    </style:style>
    <style:style style:name="co10" style:family="table-column">
      <style:table-column-properties fo:break-before="auto" style:column-width="92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6pt" fo:font-style="normal" fo:text-shadow="none" style:text-underline-style="none" fo:font-weight="normal" style:font-size-asian="6pt" style:font-style-asian="normal" style:font-weight-asian="normal" style:font-name-complex="DejaVu Sans" style:font-size-complex="6pt" style:font-style-complex="normal" style:font-weight-complex="normal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ymboleCreation" table:style-name="ta1">
        <table:table-column table:style-name="co1" table:default-cell-style-name="Default"/>
        <table:table-row table:style-name="ro1">
          <table:table-cell/>
        </table:table-row>
      </table:table>
      <table:table table:name="SymboleTest" table:style-name="ta1">
        <table:table-column table:style-name="co1" table:number-columns-repeated="14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Echelle X</text:p>
          </table:table-cell>
          <table:table-cell office:value-type="string" calcext:value-type="string">
            <text:p>Echelle Y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Echelle_X</text:p>
          </table:table-cell>
          <table:table-cell office:value-type="string" calcext:value-type="string">
            <text:p>Echelle_Y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5" calcext:value-type="float">
            <text:p>-5</text:p>
          </table:table-cell>
          <table:table-cell/>
          <table:table-cell office:value-type="float" office:value="1379275" calcext:value-type="float">
            <text:p>1379275</text:p>
          </table:table-cell>
          <table:table-cell office:value-type="float" office:value="5226375" calcext:value-type="float">
            <text:p>5226375</text:p>
          </table:table-cell>
          <table:table-cell office:value-type="float" office:value="1.5" calcext:value-type="float">
            <text:p>1,5</text:p>
          </table:table-cell>
          <table:table-cell table:formula="of:=[.$E$2]+[.K2]*[.$G$2]" office:value-type="float" office:value="1379267.5" calcext:value-type="float">
            <text:p>1379267,5</text:p>
          </table:table-cell>
          <table:table-cell table:formula="of:=[.$F$2]+[.L2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2]" office:value-type="float" office:value="-5" calcext:value-type="float">
            <text:p>-5</text:p>
          </table:table-cell>
          <table:table-cell table:number-columns-repeated="2"/>
          <table:table-cell table:formula="of:=SUBSTITUTE([.H2];&quot;,&quot;;&quot;.&quot;)" office:value-type="string" office:string-value="1379267.5" calcext:value-type="string">
            <text:p>1379267.5</text:p>
          </table:table-cell>
          <table:table-cell table:formula="of:=SUBSTITUTE([.I2];&quot;,&quot;;&quot;.&quot;)" office:value-type="string" office:string-value="5226367.5" calcext:value-type="string">
            <text:p>5226367.5</text:p>
          </table:table-cell>
          <table:table-cell table:formula="of:=SUBSTITUTE([.J2];&quot;,&quot;;&quot;.&quot;)" office:value-type="string" office:string-value="0" calcext:value-type="string">
            <text:p>0</text:p>
          </table:table-cell>
          <table:table-cell table:formula="of:=SUBSTITUTE([.K2];&quot;,&quot;;&quot;.&quot;)" office:value-type="string" office:string-value="-5" calcext:value-type="string">
            <text:p>-5</text:p>
          </table:table-cell>
          <table:table-cell table:formula="of:=SUBSTITUTE([.L2];&quot;,&quot;;&quot;.&quot;)" office:value-type="string" office:string-value="-5" calcext:value-type="string">
            <text:p>-5</text:p>
          </table:table-cell>
          <table:table-cell table:formula="of:=CONCATENATE(CHAR(39);&quot;AFF_CARRE&quot;;CHAR(39);&quot;, &quot;;CHAR(39);&quot;200&quot;;CHAR(39);&quot;, &quot;;[.Q2];&quot;, &quot;;[.R2];&quot;, &quot;;[.S2];&quot;, &quot;;[.O2];&quot;, &quot;;[.P2])" office:value-type="string" office:string-value="'AFF_CARRE', '200', 0, -5, -5, 1379267.5, 5226367.5" calcext:value-type="string">
            <text:p>'AFF_CARRE', '200', 0, -5, -5, 1379267.5, 5226367.5</text:p>
          </table:table-cell>
          <table:table-cell table:formula="of:=CONCATENATE(&quot;INSERT INTO &quot;;CHAR(34);&quot;SymboleTest&quot;;CHAR(34);&quot; VALUES (&quot;;[.T2];&quot;);&quot;)" office:value-type="string" office:string-value="INSERT INTO &quot;SymboleTest&quot; VALUES ('AFF_CARRE', '200', 0, -5, -5, 1379267.5, 5226367.5);" calcext:value-type="string">
            <text:p>INSERT INTO "SymboleTest" VALUES ('AFF_CARRE', '200', 0, -5, -5, 1379267.5, 5226367.5);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2.5" calcext:value-type="float">
            <text:p>-2,5</text:p>
          </table:table-cell>
          <table:table-cell table:number-columns-repeated="4"/>
          <table:table-cell table:formula="of:=[.$E$2]+[.K3]*[.$G$2]" office:value-type="float" office:value="1379267.5" calcext:value-type="float">
            <text:p>1379267,5</text:p>
          </table:table-cell>
          <table:table-cell table:formula="of:=[.$F$2]+[.L3]*[.$G$2]" office:value-type="float" office:value="5226371.25" calcext:value-type="float">
            <text:p>5226371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3]" office:value-type="float" office:value="-2.5" calcext:value-type="float">
            <text:p>-2,5</text:p>
          </table:table-cell>
          <table:table-cell table:number-columns-repeated="2"/>
          <table:table-cell table:formula="of:=SUBSTITUTE([.H3];&quot;,&quot;;&quot;.&quot;)" office:value-type="string" office:string-value="1379267.5" calcext:value-type="string">
            <text:p>1379267.5</text:p>
          </table:table-cell>
          <table:table-cell table:formula="of:=SUBSTITUTE([.I3];&quot;,&quot;;&quot;.&quot;)" office:value-type="string" office:string-value="5226371.25" calcext:value-type="string">
            <text:p>5226371.25</text:p>
          </table:table-cell>
          <table:table-cell table:formula="of:=SUBSTITUTE([.J3];&quot;,&quot;;&quot;.&quot;)" office:value-type="string" office:string-value="0" calcext:value-type="string">
            <text:p>0</text:p>
          </table:table-cell>
          <table:table-cell table:formula="of:=SUBSTITUTE([.K3];&quot;,&quot;;&quot;.&quot;)" office:value-type="string" office:string-value="-5" calcext:value-type="string">
            <text:p>-5</text:p>
          </table:table-cell>
          <table:table-cell table:formula="of:=SUBSTITUTE([.L3];&quot;,&quot;;&quot;.&quot;)" office:value-type="string" office:string-value="-2.5" calcext:value-type="string">
            <text:p>-2.5</text:p>
          </table:table-cell>
          <table:table-cell table:formula="of:=CONCATENATE(CHAR(39);&quot;AFF_CARRE&quot;;CHAR(39);&quot;, &quot;;CHAR(39);&quot;200&quot;;CHAR(39);&quot;, &quot;;[.Q3];&quot;, &quot;;[.R3];&quot;, &quot;;[.S3];&quot;, &quot;;[.O3];&quot;, &quot;;[.P3])" office:value-type="string" office:string-value="'AFF_CARRE', '200', 0, -5, -2.5, 1379267.5, 5226371.25" calcext:value-type="string">
            <text:p>'AFF_CARRE', '200', 0, -5, -2.5, 1379267.5, 5226371.25</text:p>
          </table:table-cell>
          <table:table-cell table:formula="of:=CONCATENATE(&quot;INSERT INTO &quot;;CHAR(34);&quot;SymboleTest&quot;;CHAR(34);&quot; VALUES (&quot;;[.T3];&quot;);&quot;)" office:value-type="string" office:string-value="INSERT INTO &quot;SymboleTest&quot; VALUES ('AFF_CARRE', '200', 0, -5, -2.5, 1379267.5, 5226371.25);" calcext:value-type="string">
            <text:p>INSERT INTO "SymboleTest" VALUES ('AFF_CARRE', '200', 0, -5, -2.5, 1379267.5, 5226371.25)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/>
          <table:table-cell table:formula="of:=[.$E$2]+[.K4]*[.$G$2]" office:value-type="float" office:value="1379267.5" calcext:value-type="float">
            <text:p>1379267,5</text:p>
          </table:table-cell>
          <table:table-cell table:formula="of:=[.$F$2]+[.L4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4]" office:value-type="float" office:value="-1" calcext:value-type="float">
            <text:p>-1</text:p>
          </table:table-cell>
          <table:table-cell table:number-columns-repeated="2"/>
          <table:table-cell table:formula="of:=SUBSTITUTE([.H4];&quot;,&quot;;&quot;.&quot;)" office:value-type="string" office:string-value="1379267.5" calcext:value-type="string">
            <text:p>1379267.5</text:p>
          </table:table-cell>
          <table:table-cell table:formula="of:=SUBSTITUTE([.I4];&quot;,&quot;;&quot;.&quot;)" office:value-type="string" office:string-value="5226373.5" calcext:value-type="string">
            <text:p>5226373.5</text:p>
          </table:table-cell>
          <table:table-cell table:formula="of:=SUBSTITUTE([.J4];&quot;,&quot;;&quot;.&quot;)" office:value-type="string" office:string-value="0" calcext:value-type="string">
            <text:p>0</text:p>
          </table:table-cell>
          <table:table-cell table:formula="of:=SUBSTITUTE([.K4];&quot;,&quot;;&quot;.&quot;)" office:value-type="string" office:string-value="-5" calcext:value-type="string">
            <text:p>-5</text:p>
          </table:table-cell>
          <table:table-cell table:formula="of:=SUBSTITUTE([.L4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4];&quot;, &quot;;[.R4];&quot;, &quot;;[.S4];&quot;, &quot;;[.O4];&quot;, &quot;;[.P4])" office:value-type="string" office:string-value="'AFF_CARRE', '200', 0, -5, -1, 1379267.5, 5226373.5" calcext:value-type="string">
            <text:p>'AFF_CARRE', '200', 0, -5, -1, 1379267.5, 5226373.5</text:p>
          </table:table-cell>
          <table:table-cell table:formula="of:=CONCATENATE(&quot;INSERT INTO &quot;;CHAR(34);&quot;SymboleTest&quot;;CHAR(34);&quot; VALUES (&quot;;[.T4];&quot;);&quot;)" office:value-type="string" office:string-value="INSERT INTO &quot;SymboleTest&quot; VALUES ('AFF_CARRE', '200', 0, -5, -1, 1379267.5, 5226373.5);" calcext:value-type="string">
            <text:p>INSERT INTO "SymboleTest" VALUES ('AFF_CARRE', '200', 0, -5, -1, 1379267.5, 5226373.5);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-0.5" calcext:value-type="float">
            <text:p>-0,5</text:p>
          </table:table-cell>
          <table:table-cell table:number-columns-repeated="4"/>
          <table:table-cell table:formula="of:=[.$E$2]+[.K5]*[.$G$2]" office:value-type="float" office:value="1379267.5" calcext:value-type="float">
            <text:p>1379267,5</text:p>
          </table:table-cell>
          <table:table-cell table:formula="of:=[.$F$2]+[.L5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5]" office:value-type="float" office:value="-0.5" calcext:value-type="float">
            <text:p>-0,5</text:p>
          </table:table-cell>
          <table:table-cell table:number-columns-repeated="2"/>
          <table:table-cell table:formula="of:=SUBSTITUTE([.H5];&quot;,&quot;;&quot;.&quot;)" office:value-type="string" office:string-value="1379267.5" calcext:value-type="string">
            <text:p>1379267.5</text:p>
          </table:table-cell>
          <table:table-cell table:formula="of:=SUBSTITUTE([.I5];&quot;,&quot;;&quot;.&quot;)" office:value-type="string" office:string-value="5226374.25" calcext:value-type="string">
            <text:p>5226374.25</text:p>
          </table:table-cell>
          <table:table-cell table:formula="of:=SUBSTITUTE([.J5];&quot;,&quot;;&quot;.&quot;)" office:value-type="string" office:string-value="0" calcext:value-type="string">
            <text:p>0</text:p>
          </table:table-cell>
          <table:table-cell table:formula="of:=SUBSTITUTE([.K5];&quot;,&quot;;&quot;.&quot;)" office:value-type="string" office:string-value="-5" calcext:value-type="string">
            <text:p>-5</text:p>
          </table:table-cell>
          <table:table-cell table:formula="of:=SUBSTITUTE([.L5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5];&quot;, &quot;;[.R5];&quot;, &quot;;[.S5];&quot;, &quot;;[.O5];&quot;, &quot;;[.P5])" office:value-type="string" office:string-value="'AFF_CARRE', '200', 0, -5, -0.5, 1379267.5, 5226374.25" calcext:value-type="string">
            <text:p>'AFF_CARRE', '200', 0, -5, -0.5, 1379267.5, 5226374.25</text:p>
          </table:table-cell>
          <table:table-cell table:formula="of:=CONCATENATE(&quot;INSERT INTO &quot;;CHAR(34);&quot;SymboleTest&quot;;CHAR(34);&quot; VALUES (&quot;;[.T5];&quot;);&quot;)" office:value-type="string" office:string-value="INSERT INTO &quot;SymboleTest&quot; VALUES ('AFF_CARRE', '200', 0, -5, -0.5, 1379267.5, 5226374.25);" calcext:value-type="string">
            <text:p>INSERT INTO "SymboleTest" VALUES ('AFF_CARRE', '200', 0, -5, -0.5, 1379267.5, 5226374.25);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-0.25" calcext:value-type="float">
            <text:p>-0,25</text:p>
          </table:table-cell>
          <table:table-cell table:number-columns-repeated="4"/>
          <table:table-cell table:formula="of:=[.$E$2]+[.K6]*[.$G$2]" office:value-type="float" office:value="1379267.5" calcext:value-type="float">
            <text:p>1379267,5</text:p>
          </table:table-cell>
          <table:table-cell table:formula="of:=[.$F$2]+[.L6]*[.$G$2]" office:value-type="float" office:value="5226374.625" calcext:value-type="float">
            <text:p>5226374,6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6]" office:value-type="float" office:value="-0.25" calcext:value-type="float">
            <text:p>-0,25</text:p>
          </table:table-cell>
          <table:table-cell table:number-columns-repeated="2"/>
          <table:table-cell table:formula="of:=SUBSTITUTE([.H6];&quot;,&quot;;&quot;.&quot;)" office:value-type="string" office:string-value="1379267.5" calcext:value-type="string">
            <text:p>1379267.5</text:p>
          </table:table-cell>
          <table:table-cell table:formula="of:=SUBSTITUTE([.I6];&quot;,&quot;;&quot;.&quot;)" office:value-type="string" office:string-value="5226374.625" calcext:value-type="string">
            <text:p>5226374.625</text:p>
          </table:table-cell>
          <table:table-cell table:formula="of:=SUBSTITUTE([.J6];&quot;,&quot;;&quot;.&quot;)" office:value-type="string" office:string-value="0" calcext:value-type="string">
            <text:p>0</text:p>
          </table:table-cell>
          <table:table-cell table:formula="of:=SUBSTITUTE([.K6];&quot;,&quot;;&quot;.&quot;)" office:value-type="string" office:string-value="-5" calcext:value-type="string">
            <text:p>-5</text:p>
          </table:table-cell>
          <table:table-cell table:formula="of:=SUBSTITUTE([.L6];&quot;,&quot;;&quot;.&quot;)" office:value-type="string" office:string-value="-0.25" calcext:value-type="string">
            <text:p>-0.25</text:p>
          </table:table-cell>
          <table:table-cell table:formula="of:=CONCATENATE(CHAR(39);&quot;AFF_CARRE&quot;;CHAR(39);&quot;, &quot;;CHAR(39);&quot;200&quot;;CHAR(39);&quot;, &quot;;[.Q6];&quot;, &quot;;[.R6];&quot;, &quot;;[.S6];&quot;, &quot;;[.O6];&quot;, &quot;;[.P6])" office:value-type="string" office:string-value="'AFF_CARRE', '200', 0, -5, -0.25, 1379267.5, 5226374.625" calcext:value-type="string">
            <text:p>'AFF_CARRE', '200', 0, -5, -0.25, 1379267.5, 5226374.625</text:p>
          </table:table-cell>
          <table:table-cell table:formula="of:=CONCATENATE(&quot;INSERT INTO &quot;;CHAR(34);&quot;SymboleTest&quot;;CHAR(34);&quot; VALUES (&quot;;[.T6];&quot;);&quot;)" office:value-type="string" office:string-value="INSERT INTO &quot;SymboleTest&quot; VALUES ('AFF_CARRE', '200', 0, -5, -0.25, 1379267.5, 5226374.625);" calcext:value-type="string">
            <text:p>INSERT INTO "SymboleTest" VALUES ('AFF_CARRE', '200', 0, -5, -0.25, 1379267.5, 5226374.625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.25" calcext:value-type="float">
            <text:p>0,25</text:p>
          </table:table-cell>
          <table:table-cell table:number-columns-repeated="4"/>
          <table:table-cell table:formula="of:=[.$E$2]+[.K7]*[.$G$2]" office:value-type="float" office:value="1379267.5" calcext:value-type="float">
            <text:p>1379267,5</text:p>
          </table:table-cell>
          <table:table-cell table:formula="of:=[.$F$2]+[.L7]*[.$G$2]" office:value-type="float" office:value="5226375.375" calcext:value-type="float">
            <text:p>5226375,3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7]" office:value-type="float" office:value="0.25" calcext:value-type="float">
            <text:p>0,25</text:p>
          </table:table-cell>
          <table:table-cell table:number-columns-repeated="2"/>
          <table:table-cell table:formula="of:=SUBSTITUTE([.H7];&quot;,&quot;;&quot;.&quot;)" office:value-type="string" office:string-value="1379267.5" calcext:value-type="string">
            <text:p>1379267.5</text:p>
          </table:table-cell>
          <table:table-cell table:formula="of:=SUBSTITUTE([.I7];&quot;,&quot;;&quot;.&quot;)" office:value-type="string" office:string-value="5226375.375" calcext:value-type="string">
            <text:p>5226375.375</text:p>
          </table:table-cell>
          <table:table-cell table:formula="of:=SUBSTITUTE([.J7];&quot;,&quot;;&quot;.&quot;)" office:value-type="string" office:string-value="0" calcext:value-type="string">
            <text:p>0</text:p>
          </table:table-cell>
          <table:table-cell table:formula="of:=SUBSTITUTE([.K7];&quot;,&quot;;&quot;.&quot;)" office:value-type="string" office:string-value="-5" calcext:value-type="string">
            <text:p>-5</text:p>
          </table:table-cell>
          <table:table-cell table:formula="of:=SUBSTITUTE([.L7];&quot;,&quot;;&quot;.&quot;)" office:value-type="string" office:string-value="0.25" calcext:value-type="string">
            <text:p>0.25</text:p>
          </table:table-cell>
          <table:table-cell table:formula="of:=CONCATENATE(CHAR(39);&quot;AFF_CARRE&quot;;CHAR(39);&quot;, &quot;;CHAR(39);&quot;200&quot;;CHAR(39);&quot;, &quot;;[.Q7];&quot;, &quot;;[.R7];&quot;, &quot;;[.S7];&quot;, &quot;;[.O7];&quot;, &quot;;[.P7])" office:value-type="string" office:string-value="'AFF_CARRE', '200', 0, -5, 0.25, 1379267.5, 5226375.375" calcext:value-type="string">
            <text:p>'AFF_CARRE', '200', 0, -5, 0.25, 1379267.5, 5226375.375</text:p>
          </table:table-cell>
          <table:table-cell table:formula="of:=CONCATENATE(&quot;INSERT INTO &quot;;CHAR(34);&quot;SymboleTest&quot;;CHAR(34);&quot; VALUES (&quot;;[.T7];&quot;);&quot;)" office:value-type="string" office:string-value="INSERT INTO &quot;SymboleTest&quot; VALUES ('AFF_CARRE', '200', 0, -5, 0.25, 1379267.5, 5226375.375);" calcext:value-type="string">
            <text:p>INSERT INTO "SymboleTest" VALUES ('AFF_CARRE', '200', 0, -5, 0.25, 1379267.5, 5226375.375);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4"/>
          <table:table-cell table:formula="of:=[.$E$2]+[.K8]*[.$G$2]" office:value-type="float" office:value="1379267.5" calcext:value-type="float">
            <text:p>1379267,5</text:p>
          </table:table-cell>
          <table:table-cell table:formula="of:=[.$F$2]+[.L8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8]" office:value-type="float" office:value="0.5" calcext:value-type="float">
            <text:p>0,5</text:p>
          </table:table-cell>
          <table:table-cell table:number-columns-repeated="2"/>
          <table:table-cell table:formula="of:=SUBSTITUTE([.H8];&quot;,&quot;;&quot;.&quot;)" office:value-type="string" office:string-value="1379267.5" calcext:value-type="string">
            <text:p>1379267.5</text:p>
          </table:table-cell>
          <table:table-cell table:formula="of:=SUBSTITUTE([.I8];&quot;,&quot;;&quot;.&quot;)" office:value-type="string" office:string-value="5226375.75" calcext:value-type="string">
            <text:p>5226375.75</text:p>
          </table:table-cell>
          <table:table-cell table:formula="of:=SUBSTITUTE([.J8];&quot;,&quot;;&quot;.&quot;)" office:value-type="string" office:string-value="0" calcext:value-type="string">
            <text:p>0</text:p>
          </table:table-cell>
          <table:table-cell table:formula="of:=SUBSTITUTE([.K8];&quot;,&quot;;&quot;.&quot;)" office:value-type="string" office:string-value="-5" calcext:value-type="string">
            <text:p>-5</text:p>
          </table:table-cell>
          <table:table-cell table:formula="of:=SUBSTITUTE([.L8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8];&quot;, &quot;;[.R8];&quot;, &quot;;[.S8];&quot;, &quot;;[.O8];&quot;, &quot;;[.P8])" office:value-type="string" office:string-value="'AFF_CARRE', '200', 0, -5, 0.5, 1379267.5, 5226375.75" calcext:value-type="string">
            <text:p>'AFF_CARRE', '200', 0, -5, 0.5, 1379267.5, 5226375.75</text:p>
          </table:table-cell>
          <table:table-cell table:formula="of:=CONCATENATE(&quot;INSERT INTO &quot;;CHAR(34);&quot;SymboleTest&quot;;CHAR(34);&quot; VALUES (&quot;;[.T8];&quot;);&quot;)" office:value-type="string" office:string-value="INSERT INTO &quot;SymboleTest&quot; VALUES ('AFF_CARRE', '200', 0, -5, 0.5, 1379267.5, 5226375.75);" calcext:value-type="string">
            <text:p>INSERT INTO "SymboleTest" VALUES ('AFF_CARRE', '200', 0, -5, 0.5, 1379267.5, 5226375.75);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[.$E$2]+[.K9]*[.$G$2]" office:value-type="float" office:value="1379267.5" calcext:value-type="float">
            <text:p>1379267,5</text:p>
          </table:table-cell>
          <table:table-cell table:formula="of:=[.$F$2]+[.L9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9]" office:value-type="float" office:value="1" calcext:value-type="float">
            <text:p>1</text:p>
          </table:table-cell>
          <table:table-cell table:number-columns-repeated="2"/>
          <table:table-cell table:formula="of:=SUBSTITUTE([.H9];&quot;,&quot;;&quot;.&quot;)" office:value-type="string" office:string-value="1379267.5" calcext:value-type="string">
            <text:p>1379267.5</text:p>
          </table:table-cell>
          <table:table-cell table:formula="of:=SUBSTITUTE([.I9];&quot;,&quot;;&quot;.&quot;)" office:value-type="string" office:string-value="5226376.5" calcext:value-type="string">
            <text:p>5226376.5</text:p>
          </table:table-cell>
          <table:table-cell table:formula="of:=SUBSTITUTE([.J9];&quot;,&quot;;&quot;.&quot;)" office:value-type="string" office:string-value="0" calcext:value-type="string">
            <text:p>0</text:p>
          </table:table-cell>
          <table:table-cell table:formula="of:=SUBSTITUTE([.K9];&quot;,&quot;;&quot;.&quot;)" office:value-type="string" office:string-value="-5" calcext:value-type="string">
            <text:p>-5</text:p>
          </table:table-cell>
          <table:table-cell table:formula="of:=SUBSTITUTE([.L9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9];&quot;, &quot;;[.R9];&quot;, &quot;;[.S9];&quot;, &quot;;[.O9];&quot;, &quot;;[.P9])" office:value-type="string" office:string-value="'AFF_CARRE', '200', 0, -5, 1, 1379267.5, 5226376.5" calcext:value-type="string">
            <text:p>'AFF_CARRE', '200', 0, -5, 1, 1379267.5, 5226376.5</text:p>
          </table:table-cell>
          <table:table-cell table:formula="of:=CONCATENATE(&quot;INSERT INTO &quot;;CHAR(34);&quot;SymboleTest&quot;;CHAR(34);&quot; VALUES (&quot;;[.T9];&quot;);&quot;)" office:value-type="string" office:string-value="INSERT INTO &quot;SymboleTest&quot; VALUES ('AFF_CARRE', '200', 0, -5, 1, 1379267.5, 5226376.5);" calcext:value-type="string">
            <text:p>INSERT INTO "SymboleTest" VALUES ('AFF_CARRE', '200', 0, -5, 1, 1379267.5, 5226376.5);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2.5" calcext:value-type="float">
            <text:p>2,5</text:p>
          </table:table-cell>
          <table:table-cell table:number-columns-repeated="4"/>
          <table:table-cell table:formula="of:=[.$E$2]+[.K10]*[.$G$2]" office:value-type="float" office:value="1379267.5" calcext:value-type="float">
            <text:p>1379267,5</text:p>
          </table:table-cell>
          <table:table-cell table:formula="of:=[.$F$2]+[.L10]*[.$G$2]" office:value-type="float" office:value="5226378.75" calcext:value-type="float">
            <text:p>5226378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10]" office:value-type="float" office:value="2.5" calcext:value-type="float">
            <text:p>2,5</text:p>
          </table:table-cell>
          <table:table-cell table:number-columns-repeated="2"/>
          <table:table-cell table:formula="of:=SUBSTITUTE([.H10];&quot;,&quot;;&quot;.&quot;)" office:value-type="string" office:string-value="1379267.5" calcext:value-type="string">
            <text:p>1379267.5</text:p>
          </table:table-cell>
          <table:table-cell table:formula="of:=SUBSTITUTE([.I10];&quot;,&quot;;&quot;.&quot;)" office:value-type="string" office:string-value="5226378.75" calcext:value-type="string">
            <text:p>5226378.75</text:p>
          </table:table-cell>
          <table:table-cell table:formula="of:=SUBSTITUTE([.J10];&quot;,&quot;;&quot;.&quot;)" office:value-type="string" office:string-value="0" calcext:value-type="string">
            <text:p>0</text:p>
          </table:table-cell>
          <table:table-cell table:formula="of:=SUBSTITUTE([.K10];&quot;,&quot;;&quot;.&quot;)" office:value-type="string" office:string-value="-5" calcext:value-type="string">
            <text:p>-5</text:p>
          </table:table-cell>
          <table:table-cell table:formula="of:=SUBSTITUTE([.L10];&quot;,&quot;;&quot;.&quot;)" office:value-type="string" office:string-value="2.5" calcext:value-type="string">
            <text:p>2.5</text:p>
          </table:table-cell>
          <table:table-cell table:formula="of:=CONCATENATE(CHAR(39);&quot;AFF_CARRE&quot;;CHAR(39);&quot;, &quot;;CHAR(39);&quot;200&quot;;CHAR(39);&quot;, &quot;;[.Q10];&quot;, &quot;;[.R10];&quot;, &quot;;[.S10];&quot;, &quot;;[.O10];&quot;, &quot;;[.P10])" office:value-type="string" office:string-value="'AFF_CARRE', '200', 0, -5, 2.5, 1379267.5, 5226378.75" calcext:value-type="string">
            <text:p>'AFF_CARRE', '200', 0, -5, 2.5, 1379267.5, 5226378.75</text:p>
          </table:table-cell>
          <table:table-cell table:formula="of:=CONCATENATE(&quot;INSERT INTO &quot;;CHAR(34);&quot;SymboleTest&quot;;CHAR(34);&quot; VALUES (&quot;;[.T10];&quot;);&quot;)" office:value-type="string" office:string-value="INSERT INTO &quot;SymboleTest&quot; VALUES ('AFF_CARRE', '200', 0, -5, 2.5, 1379267.5, 5226378.75);" calcext:value-type="string">
            <text:p>INSERT INTO "SymboleTest" VALUES ('AFF_CARRE', '200', 0, -5, 2.5, 1379267.5, 5226378.75);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formula="of:=[.$E$2]+[.K11]*[.$G$2]" office:value-type="float" office:value="1379267.5" calcext:value-type="float">
            <text:p>1379267,5</text:p>
          </table:table-cell>
          <table:table-cell table:formula="of:=[.$F$2]+[.L11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11]" office:value-type="float" office:value="5" calcext:value-type="float">
            <text:p>5</text:p>
          </table:table-cell>
          <table:table-cell table:number-columns-repeated="2"/>
          <table:table-cell table:formula="of:=SUBSTITUTE([.H11];&quot;,&quot;;&quot;.&quot;)" office:value-type="string" office:string-value="1379267.5" calcext:value-type="string">
            <text:p>1379267.5</text:p>
          </table:table-cell>
          <table:table-cell table:formula="of:=SUBSTITUTE([.I11];&quot;,&quot;;&quot;.&quot;)" office:value-type="string" office:string-value="5226382.5" calcext:value-type="string">
            <text:p>5226382.5</text:p>
          </table:table-cell>
          <table:table-cell table:formula="of:=SUBSTITUTE([.J11];&quot;,&quot;;&quot;.&quot;)" office:value-type="string" office:string-value="0" calcext:value-type="string">
            <text:p>0</text:p>
          </table:table-cell>
          <table:table-cell table:formula="of:=SUBSTITUTE([.K11];&quot;,&quot;;&quot;.&quot;)" office:value-type="string" office:string-value="-5" calcext:value-type="string">
            <text:p>-5</text:p>
          </table:table-cell>
          <table:table-cell table:formula="of:=SUBSTITUTE([.L11];&quot;,&quot;;&quot;.&quot;)" office:value-type="string" office:string-value="5" calcext:value-type="string">
            <text:p>5</text:p>
          </table:table-cell>
          <table:table-cell table:formula="of:=CONCATENATE(CHAR(39);&quot;AFF_CARRE&quot;;CHAR(39);&quot;, &quot;;CHAR(39);&quot;200&quot;;CHAR(39);&quot;, &quot;;[.Q11];&quot;, &quot;;[.R11];&quot;, &quot;;[.S11];&quot;, &quot;;[.O11];&quot;, &quot;;[.P11])" office:value-type="string" office:string-value="'AFF_CARRE', '200', 0, -5, 5, 1379267.5, 5226382.5" calcext:value-type="string">
            <text:p>'AFF_CARRE', '200', 0, -5, 5, 1379267.5, 5226382.5</text:p>
          </table:table-cell>
          <table:table-cell table:formula="of:=CONCATENATE(&quot;INSERT INTO &quot;;CHAR(34);&quot;SymboleTest&quot;;CHAR(34);&quot; VALUES (&quot;;[.T11];&quot;);&quot;)" office:value-type="string" office:string-value="INSERT INTO &quot;SymboleTest&quot; VALUES ('AFF_CARRE', '200', 0, -5, 5, 1379267.5, 5226382.5);" calcext:value-type="string">
            <text:p>INSERT INTO "SymboleTest" VALUES ('AFF_CARRE', '200', 0, -5, 5, 1379267.5, 5226382.5);</text:p>
          </table:table-cell>
        </table:table-row>
        <table:table-row table:style-name="ro1">
          <table:table-cell table:number-columns-repeated="7"/>
          <table:table-cell table:formula="of:=[.$E$2]+[.K12]*[.$G$2]" office:value-type="float" office:value="1379271.25" calcext:value-type="float">
            <text:p>1379271,25</text:p>
          </table:table-cell>
          <table:table-cell table:formula="of:=[.$F$2]+[.L12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2]" office:value-type="float" office:value="-5" calcext:value-type="float">
            <text:p>-5</text:p>
          </table:table-cell>
          <table:table-cell table:number-columns-repeated="2"/>
          <table:table-cell table:formula="of:=SUBSTITUTE([.H12];&quot;,&quot;;&quot;.&quot;)" office:value-type="string" office:string-value="1379271.25" calcext:value-type="string">
            <text:p>1379271.25</text:p>
          </table:table-cell>
          <table:table-cell table:formula="of:=SUBSTITUTE([.I12];&quot;,&quot;;&quot;.&quot;)" office:value-type="string" office:string-value="5226367.5" calcext:value-type="string">
            <text:p>5226367.5</text:p>
          </table:table-cell>
          <table:table-cell table:formula="of:=SUBSTITUTE([.J12];&quot;,&quot;;&quot;.&quot;)" office:value-type="string" office:string-value="0" calcext:value-type="string">
            <text:p>0</text:p>
          </table:table-cell>
          <table:table-cell table:formula="of:=SUBSTITUTE([.K12];&quot;,&quot;;&quot;.&quot;)" office:value-type="string" office:string-value="-2.5" calcext:value-type="string">
            <text:p>-2.5</text:p>
          </table:table-cell>
          <table:table-cell table:formula="of:=SUBSTITUTE([.L12];&quot;,&quot;;&quot;.&quot;)" office:value-type="string" office:string-value="-5" calcext:value-type="string">
            <text:p>-5</text:p>
          </table:table-cell>
          <table:table-cell table:formula="of:=CONCATENATE(CHAR(39);&quot;AFF_CARRE&quot;;CHAR(39);&quot;, &quot;;CHAR(39);&quot;200&quot;;CHAR(39);&quot;, &quot;;[.Q12];&quot;, &quot;;[.R12];&quot;, &quot;;[.S12];&quot;, &quot;;[.O12];&quot;, &quot;;[.P12])" office:value-type="string" office:string-value="'AFF_CARRE', '200', 0, -2.5, -5, 1379271.25, 5226367.5" calcext:value-type="string">
            <text:p>'AFF_CARRE', '200', 0, -2.5, -5, 1379271.25, 5226367.5</text:p>
          </table:table-cell>
          <table:table-cell table:formula="of:=CONCATENATE(&quot;INSERT INTO &quot;;CHAR(34);&quot;SymboleTest&quot;;CHAR(34);&quot; VALUES (&quot;;[.T12];&quot;);&quot;)" office:value-type="string" office:string-value="INSERT INTO &quot;SymboleTest&quot; VALUES ('AFF_CARRE', '200', 0, -2.5, -5, 1379271.25, 5226367.5);" calcext:value-type="string">
            <text:p>INSERT INTO "SymboleTest" VALUES ('AFF_CARRE', '200', 0, -2.5, -5, 1379271.25, 5226367.5);</text:p>
          </table:table-cell>
        </table:table-row>
        <table:table-row table:style-name="ro1">
          <table:table-cell table:number-columns-repeated="7"/>
          <table:table-cell table:formula="of:=[.$E$2]+[.K13]*[.$G$2]" office:value-type="float" office:value="1379271.25" calcext:value-type="float">
            <text:p>1379271,25</text:p>
          </table:table-cell>
          <table:table-cell table:formula="of:=[.$F$2]+[.L13]*[.$G$2]" office:value-type="float" office:value="5226371.25" calcext:value-type="float">
            <text:p>5226371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3]" office:value-type="float" office:value="-2.5" calcext:value-type="float">
            <text:p>-2,5</text:p>
          </table:table-cell>
          <table:table-cell table:number-columns-repeated="2"/>
          <table:table-cell table:formula="of:=SUBSTITUTE([.H13];&quot;,&quot;;&quot;.&quot;)" office:value-type="string" office:string-value="1379271.25" calcext:value-type="string">
            <text:p>1379271.25</text:p>
          </table:table-cell>
          <table:table-cell table:formula="of:=SUBSTITUTE([.I13];&quot;,&quot;;&quot;.&quot;)" office:value-type="string" office:string-value="5226371.25" calcext:value-type="string">
            <text:p>5226371.25</text:p>
          </table:table-cell>
          <table:table-cell table:formula="of:=SUBSTITUTE([.J13];&quot;,&quot;;&quot;.&quot;)" office:value-type="string" office:string-value="0" calcext:value-type="string">
            <text:p>0</text:p>
          </table:table-cell>
          <table:table-cell table:formula="of:=SUBSTITUTE([.K13];&quot;,&quot;;&quot;.&quot;)" office:value-type="string" office:string-value="-2.5" calcext:value-type="string">
            <text:p>-2.5</text:p>
          </table:table-cell>
          <table:table-cell table:formula="of:=SUBSTITUTE([.L13];&quot;,&quot;;&quot;.&quot;)" office:value-type="string" office:string-value="-2.5" calcext:value-type="string">
            <text:p>-2.5</text:p>
          </table:table-cell>
          <table:table-cell table:formula="of:=CONCATENATE(CHAR(39);&quot;AFF_CARRE&quot;;CHAR(39);&quot;, &quot;;CHAR(39);&quot;200&quot;;CHAR(39);&quot;, &quot;;[.Q13];&quot;, &quot;;[.R13];&quot;, &quot;;[.S13];&quot;, &quot;;[.O13];&quot;, &quot;;[.P13])" office:value-type="string" office:string-value="'AFF_CARRE', '200', 0, -2.5, -2.5, 1379271.25, 5226371.25" calcext:value-type="string">
            <text:p>'AFF_CARRE', '200', 0, -2.5, -2.5, 1379271.25, 5226371.25</text:p>
          </table:table-cell>
          <table:table-cell table:formula="of:=CONCATENATE(&quot;INSERT INTO &quot;;CHAR(34);&quot;SymboleTest&quot;;CHAR(34);&quot; VALUES (&quot;;[.T13];&quot;);&quot;)" office:value-type="string" office:string-value="INSERT INTO &quot;SymboleTest&quot; VALUES ('AFF_CARRE', '200', 0, -2.5, -2.5, 1379271.25, 5226371.25);" calcext:value-type="string">
            <text:p>INSERT INTO "SymboleTest" VALUES ('AFF_CARRE', '200', 0, -2.5, -2.5, 1379271.25, 5226371.25);</text:p>
          </table:table-cell>
        </table:table-row>
        <table:table-row table:style-name="ro1">
          <table:table-cell/>
          <table:table-cell table:number-columns-repeated="2" office:value-type="float" office:value="-2" calcext:value-type="float">
            <text:p>-2</text:p>
          </table:table-cell>
          <table:table-cell table:number-columns-repeated="4"/>
          <table:table-cell table:formula="of:=[.$E$2]+[.K14]*[.$G$2]" office:value-type="float" office:value="1379271.25" calcext:value-type="float">
            <text:p>1379271,25</text:p>
          </table:table-cell>
          <table:table-cell table:formula="of:=[.$F$2]+[.L14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4]" office:value-type="float" office:value="-1" calcext:value-type="float">
            <text:p>-1</text:p>
          </table:table-cell>
          <table:table-cell table:number-columns-repeated="2"/>
          <table:table-cell table:formula="of:=SUBSTITUTE([.H14];&quot;,&quot;;&quot;.&quot;)" office:value-type="string" office:string-value="1379271.25" calcext:value-type="string">
            <text:p>1379271.25</text:p>
          </table:table-cell>
          <table:table-cell table:formula="of:=SUBSTITUTE([.I14];&quot;,&quot;;&quot;.&quot;)" office:value-type="string" office:string-value="5226373.5" calcext:value-type="string">
            <text:p>5226373.5</text:p>
          </table:table-cell>
          <table:table-cell table:formula="of:=SUBSTITUTE([.J14];&quot;,&quot;;&quot;.&quot;)" office:value-type="string" office:string-value="0" calcext:value-type="string">
            <text:p>0</text:p>
          </table:table-cell>
          <table:table-cell table:formula="of:=SUBSTITUTE([.K14];&quot;,&quot;;&quot;.&quot;)" office:value-type="string" office:string-value="-2.5" calcext:value-type="string">
            <text:p>-2.5</text:p>
          </table:table-cell>
          <table:table-cell table:formula="of:=SUBSTITUTE([.L14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4];&quot;, &quot;;[.R14];&quot;, &quot;;[.S14];&quot;, &quot;;[.O14];&quot;, &quot;;[.P14])" office:value-type="string" office:string-value="'AFF_CARRE', '200', 0, -2.5, -1, 1379271.25, 5226373.5" calcext:value-type="string">
            <text:p>'AFF_CARRE', '200', 0, -2.5, -1, 1379271.25, 5226373.5</text:p>
          </table:table-cell>
          <table:table-cell table:formula="of:=CONCATENATE(&quot;INSERT INTO &quot;;CHAR(34);&quot;SymboleTest&quot;;CHAR(34);&quot; VALUES (&quot;;[.T14];&quot;);&quot;)" office:value-type="string" office:string-value="INSERT INTO &quot;SymboleTest&quot; VALUES ('AFF_CARRE', '200', 0, -2.5, -1, 1379271.25, 5226373.5);" calcext:value-type="string">
            <text:p>INSERT INTO "SymboleTest" VALUES ('AFF_CARRE', '200', 0, -2.5, -1, 1379271.25, 5226373.5);</text:p>
          </table:table-cell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4"/>
          <table:table-cell table:formula="of:=[.$E$2]+[.K15]*[.$G$2]" office:value-type="float" office:value="1379271.25" calcext:value-type="float">
            <text:p>1379271,25</text:p>
          </table:table-cell>
          <table:table-cell table:formula="of:=[.$F$2]+[.L15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5]" office:value-type="float" office:value="-0.5" calcext:value-type="float">
            <text:p>-0,5</text:p>
          </table:table-cell>
          <table:table-cell table:number-columns-repeated="2"/>
          <table:table-cell table:formula="of:=SUBSTITUTE([.H15];&quot;,&quot;;&quot;.&quot;)" office:value-type="string" office:string-value="1379271.25" calcext:value-type="string">
            <text:p>1379271.25</text:p>
          </table:table-cell>
          <table:table-cell table:formula="of:=SUBSTITUTE([.I15];&quot;,&quot;;&quot;.&quot;)" office:value-type="string" office:string-value="5226374.25" calcext:value-type="string">
            <text:p>5226374.25</text:p>
          </table:table-cell>
          <table:table-cell table:formula="of:=SUBSTITUTE([.J15];&quot;,&quot;;&quot;.&quot;)" office:value-type="string" office:string-value="0" calcext:value-type="string">
            <text:p>0</text:p>
          </table:table-cell>
          <table:table-cell table:formula="of:=SUBSTITUTE([.K15];&quot;,&quot;;&quot;.&quot;)" office:value-type="string" office:string-value="-2.5" calcext:value-type="string">
            <text:p>-2.5</text:p>
          </table:table-cell>
          <table:table-cell table:formula="of:=SUBSTITUTE([.L15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5];&quot;, &quot;;[.R15];&quot;, &quot;;[.S15];&quot;, &quot;;[.O15];&quot;, &quot;;[.P15])" office:value-type="string" office:string-value="'AFF_CARRE', '200', 0, -2.5, -0.5, 1379271.25, 5226374.25" calcext:value-type="string">
            <text:p>'AFF_CARRE', '200', 0, -2.5, -0.5, 1379271.25, 5226374.25</text:p>
          </table:table-cell>
          <table:table-cell table:formula="of:=CONCATENATE(&quot;INSERT INTO &quot;;CHAR(34);&quot;SymboleTest&quot;;CHAR(34);&quot; VALUES (&quot;;[.T15];&quot;);&quot;)" office:value-type="string" office:string-value="INSERT INTO &quot;SymboleTest&quot; VALUES ('AFF_CARRE', '200', 0, -2.5, -0.5, 1379271.25, 5226374.25);" calcext:value-type="string">
            <text:p>INSERT INTO "SymboleTest" VALUES ('AFF_CARRE', '200', 0, -2.5, -0.5, 1379271.25, 5226374.25);</text:p>
          </table:table-cell>
        </table:table-row>
        <table:table-row table:style-name="ro1">
          <table:table-cell/>
          <table:table-cell table:number-columns-repeated="2" office:value-type="float" office:value="-0.5" calcext:value-type="float">
            <text:p>-0,5</text:p>
          </table:table-cell>
          <table:table-cell table:number-columns-repeated="4"/>
          <table:table-cell table:formula="of:=[.$E$2]+[.K16]*[.$G$2]" office:value-type="float" office:value="1379271.25" calcext:value-type="float">
            <text:p>1379271,25</text:p>
          </table:table-cell>
          <table:table-cell table:formula="of:=[.$F$2]+[.L16]*[.$G$2]" office:value-type="float" office:value="5226374.625" calcext:value-type="float">
            <text:p>5226374,6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6]" office:value-type="float" office:value="-0.25" calcext:value-type="float">
            <text:p>-0,25</text:p>
          </table:table-cell>
          <table:table-cell table:number-columns-repeated="2"/>
          <table:table-cell table:formula="of:=SUBSTITUTE([.H16];&quot;,&quot;;&quot;.&quot;)" office:value-type="string" office:string-value="1379271.25" calcext:value-type="string">
            <text:p>1379271.25</text:p>
          </table:table-cell>
          <table:table-cell table:formula="of:=SUBSTITUTE([.I16];&quot;,&quot;;&quot;.&quot;)" office:value-type="string" office:string-value="5226374.625" calcext:value-type="string">
            <text:p>5226374.625</text:p>
          </table:table-cell>
          <table:table-cell table:formula="of:=SUBSTITUTE([.J16];&quot;,&quot;;&quot;.&quot;)" office:value-type="string" office:string-value="0" calcext:value-type="string">
            <text:p>0</text:p>
          </table:table-cell>
          <table:table-cell table:formula="of:=SUBSTITUTE([.K16];&quot;,&quot;;&quot;.&quot;)" office:value-type="string" office:string-value="-2.5" calcext:value-type="string">
            <text:p>-2.5</text:p>
          </table:table-cell>
          <table:table-cell table:formula="of:=SUBSTITUTE([.L16];&quot;,&quot;;&quot;.&quot;)" office:value-type="string" office:string-value="-0.25" calcext:value-type="string">
            <text:p>-0.25</text:p>
          </table:table-cell>
          <table:table-cell table:formula="of:=CONCATENATE(CHAR(39);&quot;AFF_CARRE&quot;;CHAR(39);&quot;, &quot;;CHAR(39);&quot;200&quot;;CHAR(39);&quot;, &quot;;[.Q16];&quot;, &quot;;[.R16];&quot;, &quot;;[.S16];&quot;, &quot;;[.O16];&quot;, &quot;;[.P16])" office:value-type="string" office:string-value="'AFF_CARRE', '200', 0, -2.5, -0.25, 1379271.25, 5226374.625" calcext:value-type="string">
            <text:p>'AFF_CARRE', '200', 0, -2.5, -0.25, 1379271.25, 5226374.625</text:p>
          </table:table-cell>
          <table:table-cell table:formula="of:=CONCATENATE(&quot;INSERT INTO &quot;;CHAR(34);&quot;SymboleTest&quot;;CHAR(34);&quot; VALUES (&quot;;[.T16];&quot;);&quot;)" office:value-type="string" office:string-value="INSERT INTO &quot;SymboleTest&quot; VALUES ('AFF_CARRE', '200', 0, -2.5, -0.25, 1379271.25, 5226374.625);" calcext:value-type="string">
            <text:p>INSERT INTO "SymboleTest" VALUES ('AFF_CARRE', '200', 0, -2.5, -0.25, 1379271.25, 5226374.625);</text:p>
          </table:table-cell>
        </table:table-row>
        <table:table-row table:style-name="ro1">
          <table:table-cell/>
          <table:table-cell table:number-columns-repeated="2" office:value-type="float" office:value="0.5" calcext:value-type="float">
            <text:p>0,5</text:p>
          </table:table-cell>
          <table:table-cell table:number-columns-repeated="4"/>
          <table:table-cell table:formula="of:=[.$E$2]+[.K17]*[.$G$2]" office:value-type="float" office:value="1379271.25" calcext:value-type="float">
            <text:p>1379271,25</text:p>
          </table:table-cell>
          <table:table-cell table:formula="of:=[.$F$2]+[.L17]*[.$G$2]" office:value-type="float" office:value="5226375.375" calcext:value-type="float">
            <text:p>5226375,3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7]" office:value-type="float" office:value="0.25" calcext:value-type="float">
            <text:p>0,25</text:p>
          </table:table-cell>
          <table:table-cell table:number-columns-repeated="2"/>
          <table:table-cell table:formula="of:=SUBSTITUTE([.H17];&quot;,&quot;;&quot;.&quot;)" office:value-type="string" office:string-value="1379271.25" calcext:value-type="string">
            <text:p>1379271.25</text:p>
          </table:table-cell>
          <table:table-cell table:formula="of:=SUBSTITUTE([.I17];&quot;,&quot;;&quot;.&quot;)" office:value-type="string" office:string-value="5226375.375" calcext:value-type="string">
            <text:p>5226375.375</text:p>
          </table:table-cell>
          <table:table-cell table:formula="of:=SUBSTITUTE([.J17];&quot;,&quot;;&quot;.&quot;)" office:value-type="string" office:string-value="0" calcext:value-type="string">
            <text:p>0</text:p>
          </table:table-cell>
          <table:table-cell table:formula="of:=SUBSTITUTE([.K17];&quot;,&quot;;&quot;.&quot;)" office:value-type="string" office:string-value="-2.5" calcext:value-type="string">
            <text:p>-2.5</text:p>
          </table:table-cell>
          <table:table-cell table:formula="of:=SUBSTITUTE([.L17];&quot;,&quot;;&quot;.&quot;)" office:value-type="string" office:string-value="0.25" calcext:value-type="string">
            <text:p>0.25</text:p>
          </table:table-cell>
          <table:table-cell table:formula="of:=CONCATENATE(CHAR(39);&quot;AFF_CARRE&quot;;CHAR(39);&quot;, &quot;;CHAR(39);&quot;200&quot;;CHAR(39);&quot;, &quot;;[.Q17];&quot;, &quot;;[.R17];&quot;, &quot;;[.S17];&quot;, &quot;;[.O17];&quot;, &quot;;[.P17])" office:value-type="string" office:string-value="'AFF_CARRE', '200', 0, -2.5, 0.25, 1379271.25, 5226375.375" calcext:value-type="string">
            <text:p>'AFF_CARRE', '200', 0, -2.5, 0.25, 1379271.25, 5226375.375</text:p>
          </table:table-cell>
          <table:table-cell table:formula="of:=CONCATENATE(&quot;INSERT INTO &quot;;CHAR(34);&quot;SymboleTest&quot;;CHAR(34);&quot; VALUES (&quot;;[.T17];&quot;);&quot;)" office:value-type="string" office:string-value="INSERT INTO &quot;SymboleTest&quot; VALUES ('AFF_CARRE', '200', 0, -2.5, 0.25, 1379271.25, 5226375.375);" calcext:value-type="string">
            <text:p>INSERT INTO "SymboleTest" VALUES ('AFF_CARRE', '200', 0, -2.5, 0.25, 1379271.25, 5226375.375);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[.$E$2]+[.K18]*[.$G$2]" office:value-type="float" office:value="1379271.25" calcext:value-type="float">
            <text:p>1379271,25</text:p>
          </table:table-cell>
          <table:table-cell table:formula="of:=[.$F$2]+[.L18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8]" office:value-type="float" office:value="0.5" calcext:value-type="float">
            <text:p>0,5</text:p>
          </table:table-cell>
          <table:table-cell table:number-columns-repeated="2"/>
          <table:table-cell table:formula="of:=SUBSTITUTE([.H18];&quot;,&quot;;&quot;.&quot;)" office:value-type="string" office:string-value="1379271.25" calcext:value-type="string">
            <text:p>1379271.25</text:p>
          </table:table-cell>
          <table:table-cell table:formula="of:=SUBSTITUTE([.I18];&quot;,&quot;;&quot;.&quot;)" office:value-type="string" office:string-value="5226375.75" calcext:value-type="string">
            <text:p>5226375.75</text:p>
          </table:table-cell>
          <table:table-cell table:formula="of:=SUBSTITUTE([.J18];&quot;,&quot;;&quot;.&quot;)" office:value-type="string" office:string-value="0" calcext:value-type="string">
            <text:p>0</text:p>
          </table:table-cell>
          <table:table-cell table:formula="of:=SUBSTITUTE([.K18];&quot;,&quot;;&quot;.&quot;)" office:value-type="string" office:string-value="-2.5" calcext:value-type="string">
            <text:p>-2.5</text:p>
          </table:table-cell>
          <table:table-cell table:formula="of:=SUBSTITUTE([.L18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8];&quot;, &quot;;[.R18];&quot;, &quot;;[.S18];&quot;, &quot;;[.O18];&quot;, &quot;;[.P18])" office:value-type="string" office:string-value="'AFF_CARRE', '200', 0, -2.5, 0.5, 1379271.25, 5226375.75" calcext:value-type="string">
            <text:p>'AFF_CARRE', '200', 0, -2.5, 0.5, 1379271.25, 5226375.75</text:p>
          </table:table-cell>
          <table:table-cell table:formula="of:=CONCATENATE(&quot;INSERT INTO &quot;;CHAR(34);&quot;SymboleTest&quot;;CHAR(34);&quot; VALUES (&quot;;[.T18];&quot;);&quot;)" office:value-type="string" office:string-value="INSERT INTO &quot;SymboleTest&quot; VALUES ('AFF_CARRE', '200', 0, -2.5, 0.5, 1379271.25, 5226375.75);" calcext:value-type="string">
            <text:p>INSERT INTO "SymboleTest" VALUES ('AFF_CARRE', '200', 0, -2.5, 0.5, 1379271.25, 5226375.75);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formula="of:=[.$E$2]+[.K19]*[.$G$2]" office:value-type="float" office:value="1379271.25" calcext:value-type="float">
            <text:p>1379271,25</text:p>
          </table:table-cell>
          <table:table-cell table:formula="of:=[.$F$2]+[.L19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9]" office:value-type="float" office:value="1" calcext:value-type="float">
            <text:p>1</text:p>
          </table:table-cell>
          <table:table-cell table:number-columns-repeated="2"/>
          <table:table-cell table:formula="of:=SUBSTITUTE([.H19];&quot;,&quot;;&quot;.&quot;)" office:value-type="string" office:string-value="1379271.25" calcext:value-type="string">
            <text:p>1379271.25</text:p>
          </table:table-cell>
          <table:table-cell table:formula="of:=SUBSTITUTE([.I19];&quot;,&quot;;&quot;.&quot;)" office:value-type="string" office:string-value="5226376.5" calcext:value-type="string">
            <text:p>5226376.5</text:p>
          </table:table-cell>
          <table:table-cell table:formula="of:=SUBSTITUTE([.J19];&quot;,&quot;;&quot;.&quot;)" office:value-type="string" office:string-value="0" calcext:value-type="string">
            <text:p>0</text:p>
          </table:table-cell>
          <table:table-cell table:formula="of:=SUBSTITUTE([.K19];&quot;,&quot;;&quot;.&quot;)" office:value-type="string" office:string-value="-2.5" calcext:value-type="string">
            <text:p>-2.5</text:p>
          </table:table-cell>
          <table:table-cell table:formula="of:=SUBSTITUTE([.L19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9];&quot;, &quot;;[.R19];&quot;, &quot;;[.S19];&quot;, &quot;;[.O19];&quot;, &quot;;[.P19])" office:value-type="string" office:string-value="'AFF_CARRE', '200', 0, -2.5, 1, 1379271.25, 5226376.5" calcext:value-type="string">
            <text:p>'AFF_CARRE', '200', 0, -2.5, 1, 1379271.25, 5226376.5</text:p>
          </table:table-cell>
          <table:table-cell table:formula="of:=CONCATENATE(&quot;INSERT INTO &quot;;CHAR(34);&quot;SymboleTest&quot;;CHAR(34);&quot; VALUES (&quot;;[.T19];&quot;);&quot;)" office:value-type="string" office:string-value="INSERT INTO &quot;SymboleTest&quot; VALUES ('AFF_CARRE', '200', 0, -2.5, 1, 1379271.25, 5226376.5);" calcext:value-type="string">
            <text:p>INSERT INTO "SymboleTest" VALUES ('AFF_CARRE', '200', 0, -2.5, 1, 1379271.25, 5226376.5);</text:p>
          </table:table-cell>
        </table:table-row>
        <table:table-row table:style-name="ro1">
          <table:table-cell table:number-columns-repeated="7"/>
          <table:table-cell table:formula="of:=[.$E$2]+[.K20]*[.$G$2]" office:value-type="float" office:value="1379271.25" calcext:value-type="float">
            <text:p>1379271,25</text:p>
          </table:table-cell>
          <table:table-cell table:formula="of:=[.$F$2]+[.L20]*[.$G$2]" office:value-type="float" office:value="5226378.75" calcext:value-type="float">
            <text:p>5226378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10]" office:value-type="float" office:value="2.5" calcext:value-type="float">
            <text:p>2,5</text:p>
          </table:table-cell>
          <table:table-cell table:number-columns-repeated="2"/>
          <table:table-cell table:formula="of:=SUBSTITUTE([.H20];&quot;,&quot;;&quot;.&quot;)" office:value-type="string" office:string-value="1379271.25" calcext:value-type="string">
            <text:p>1379271.25</text:p>
          </table:table-cell>
          <table:table-cell table:formula="of:=SUBSTITUTE([.I20];&quot;,&quot;;&quot;.&quot;)" office:value-type="string" office:string-value="5226378.75" calcext:value-type="string">
            <text:p>5226378.75</text:p>
          </table:table-cell>
          <table:table-cell table:formula="of:=SUBSTITUTE([.J20];&quot;,&quot;;&quot;.&quot;)" office:value-type="string" office:string-value="0" calcext:value-type="string">
            <text:p>0</text:p>
          </table:table-cell>
          <table:table-cell table:formula="of:=SUBSTITUTE([.K20];&quot;,&quot;;&quot;.&quot;)" office:value-type="string" office:string-value="-2.5" calcext:value-type="string">
            <text:p>-2.5</text:p>
          </table:table-cell>
          <table:table-cell table:formula="of:=SUBSTITUTE([.L20];&quot;,&quot;;&quot;.&quot;)" office:value-type="string" office:string-value="2.5" calcext:value-type="string">
            <text:p>2.5</text:p>
          </table:table-cell>
          <table:table-cell table:formula="of:=CONCATENATE(CHAR(39);&quot;AFF_CARRE&quot;;CHAR(39);&quot;, &quot;;CHAR(39);&quot;200&quot;;CHAR(39);&quot;, &quot;;[.Q20];&quot;, &quot;;[.R20];&quot;, &quot;;[.S20];&quot;, &quot;;[.O20];&quot;, &quot;;[.P20])" office:value-type="string" office:string-value="'AFF_CARRE', '200', 0, -2.5, 2.5, 1379271.25, 5226378.75" calcext:value-type="string">
            <text:p>'AFF_CARRE', '200', 0, -2.5, 2.5, 1379271.25, 5226378.75</text:p>
          </table:table-cell>
          <table:table-cell table:formula="of:=CONCATENATE(&quot;INSERT INTO &quot;;CHAR(34);&quot;SymboleTest&quot;;CHAR(34);&quot; VALUES (&quot;;[.T20];&quot;);&quot;)" office:value-type="string" office:string-value="INSERT INTO &quot;SymboleTest&quot; VALUES ('AFF_CARRE', '200', 0, -2.5, 2.5, 1379271.25, 5226378.75);" calcext:value-type="string">
            <text:p>INSERT INTO "SymboleTest" VALUES ('AFF_CARRE', '200', 0, -2.5, 2.5, 1379271.25, 5226378.75);</text:p>
          </table:table-cell>
        </table:table-row>
        <table:table-row table:style-name="ro1">
          <table:table-cell table:number-columns-repeated="7"/>
          <table:table-cell table:formula="of:=[.$E$2]+[.K21]*[.$G$2]" office:value-type="float" office:value="1379271.25" calcext:value-type="float">
            <text:p>1379271,25</text:p>
          </table:table-cell>
          <table:table-cell table:formula="of:=[.$F$2]+[.L21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11]" office:value-type="float" office:value="5" calcext:value-type="float">
            <text:p>5</text:p>
          </table:table-cell>
          <table:table-cell table:number-columns-repeated="2"/>
          <table:table-cell table:formula="of:=SUBSTITUTE([.H21];&quot;,&quot;;&quot;.&quot;)" office:value-type="string" office:string-value="1379271.25" calcext:value-type="string">
            <text:p>1379271.25</text:p>
          </table:table-cell>
          <table:table-cell table:formula="of:=SUBSTITUTE([.I21];&quot;,&quot;;&quot;.&quot;)" office:value-type="string" office:string-value="5226382.5" calcext:value-type="string">
            <text:p>5226382.5</text:p>
          </table:table-cell>
          <table:table-cell table:formula="of:=SUBSTITUTE([.J21];&quot;,&quot;;&quot;.&quot;)" office:value-type="string" office:string-value="0" calcext:value-type="string">
            <text:p>0</text:p>
          </table:table-cell>
          <table:table-cell table:formula="of:=SUBSTITUTE([.K21];&quot;,&quot;;&quot;.&quot;)" office:value-type="string" office:string-value="-2.5" calcext:value-type="string">
            <text:p>-2.5</text:p>
          </table:table-cell>
          <table:table-cell table:formula="of:=SUBSTITUTE([.L21];&quot;,&quot;;&quot;.&quot;)" office:value-type="string" office:string-value="5" calcext:value-type="string">
            <text:p>5</text:p>
          </table:table-cell>
          <table:table-cell table:formula="of:=CONCATENATE(CHAR(39);&quot;AFF_CARRE&quot;;CHAR(39);&quot;, &quot;;CHAR(39);&quot;200&quot;;CHAR(39);&quot;, &quot;;[.Q21];&quot;, &quot;;[.R21];&quot;, &quot;;[.S21];&quot;, &quot;;[.O21];&quot;, &quot;;[.P21])" office:value-type="string" office:string-value="'AFF_CARRE', '200', 0, -2.5, 5, 1379271.25, 5226382.5" calcext:value-type="string">
            <text:p>'AFF_CARRE', '200', 0, -2.5, 5, 1379271.25, 5226382.5</text:p>
          </table:table-cell>
          <table:table-cell table:formula="of:=CONCATENATE(&quot;INSERT INTO &quot;;CHAR(34);&quot;SymboleTest&quot;;CHAR(34);&quot; VALUES (&quot;;[.T21];&quot;);&quot;)" office:value-type="string" office:string-value="INSERT INTO &quot;SymboleTest&quot; VALUES ('AFF_CARRE', '200', 0, -2.5, 5, 1379271.25, 5226382.5);" calcext:value-type="string">
            <text:p>INSERT INTO "SymboleTest" VALUES ('AFF_CARRE', '200', 0, -2.5, 5, 1379271.25, 5226382.5);</text:p>
          </table:table-cell>
        </table:table-row>
        <table:table-row table:style-name="ro1">
          <table:table-cell table:number-columns-repeated="7"/>
          <table:table-cell table:formula="of:=[.$E$2]+[.K22]*[.$G$2]" office:value-type="float" office:value="1379273.5" calcext:value-type="float">
            <text:p>1379273,5</text:p>
          </table:table-cell>
          <table:table-cell table:formula="of:=[.$F$2]+[.L22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12]" office:value-type="float" office:value="-5" calcext:value-type="float">
            <text:p>-5</text:p>
          </table:table-cell>
          <table:table-cell table:number-columns-repeated="2"/>
          <table:table-cell table:formula="of:=SUBSTITUTE([.H22];&quot;,&quot;;&quot;.&quot;)" office:value-type="string" office:string-value="1379273.5" calcext:value-type="string">
            <text:p>1379273.5</text:p>
          </table:table-cell>
          <table:table-cell table:formula="of:=SUBSTITUTE([.I22];&quot;,&quot;;&quot;.&quot;)" office:value-type="string" office:string-value="5226367.5" calcext:value-type="string">
            <text:p>5226367.5</text:p>
          </table:table-cell>
          <table:table-cell table:formula="of:=SUBSTITUTE([.J22];&quot;,&quot;;&quot;.&quot;)" office:value-type="string" office:string-value="0" calcext:value-type="string">
            <text:p>0</text:p>
          </table:table-cell>
          <table:table-cell table:formula="of:=SUBSTITUTE([.K22];&quot;,&quot;;&quot;.&quot;)" office:value-type="string" office:string-value="-1" calcext:value-type="string">
            <text:p>-1</text:p>
          </table:table-cell>
          <table:table-cell table:formula="of:=SUBSTITUTE([.L22];&quot;,&quot;;&quot;.&quot;)" office:value-type="string" office:string-value="-5" calcext:value-type="string">
            <text:p>-5</text:p>
          </table:table-cell>
          <table:table-cell table:formula="of:=CONCATENATE(CHAR(39);&quot;AFF_CARRE&quot;;CHAR(39);&quot;, &quot;;CHAR(39);&quot;200&quot;;CHAR(39);&quot;, &quot;;[.Q22];&quot;, &quot;;[.R22];&quot;, &quot;;[.S22];&quot;, &quot;;[.O22];&quot;, &quot;;[.P22])" office:value-type="string" office:string-value="'AFF_CARRE', '200', 0, -1, -5, 1379273.5, 5226367.5" calcext:value-type="string">
            <text:p>'AFF_CARRE', '200', 0, -1, -5, 1379273.5, 5226367.5</text:p>
          </table:table-cell>
          <table:table-cell table:formula="of:=CONCATENATE(&quot;INSERT INTO &quot;;CHAR(34);&quot;SymboleTest&quot;;CHAR(34);&quot; VALUES (&quot;;[.T22];&quot;);&quot;)" office:value-type="string" office:string-value="INSERT INTO &quot;SymboleTest&quot; VALUES ('AFF_CARRE', '200', 0, -1, -5, 1379273.5, 5226367.5);" calcext:value-type="string">
            <text:p>INSERT INTO "SymboleTest" VALUES ('AFF_CARRE', '200', 0, -1, -5, 1379273.5, 5226367.5);</text:p>
          </table:table-cell>
        </table:table-row>
        <table:table-row table:style-name="ro1">
          <table:table-cell table:number-columns-repeated="7"/>
          <table:table-cell table:formula="of:=[.$E$2]+[.K23]*[.$G$2]" office:value-type="float" office:value="1379273.5" calcext:value-type="float">
            <text:p>1379273,5</text:p>
          </table:table-cell>
          <table:table-cell table:formula="of:=[.$F$2]+[.L23]*[.$G$2]" office:value-type="float" office:value="5226371.25" calcext:value-type="float">
            <text:p>5226371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13]" office:value-type="float" office:value="-2.5" calcext:value-type="float">
            <text:p>-2,5</text:p>
          </table:table-cell>
          <table:table-cell table:number-columns-repeated="2"/>
          <table:table-cell table:formula="of:=SUBSTITUTE([.H23];&quot;,&quot;;&quot;.&quot;)" office:value-type="string" office:string-value="1379273.5" calcext:value-type="string">
            <text:p>1379273.5</text:p>
          </table:table-cell>
          <table:table-cell table:formula="of:=SUBSTITUTE([.I23];&quot;,&quot;;&quot;.&quot;)" office:value-type="string" office:string-value="5226371.25" calcext:value-type="string">
            <text:p>5226371.25</text:p>
          </table:table-cell>
          <table:table-cell table:formula="of:=SUBSTITUTE([.J23];&quot;,&quot;;&quot;.&quot;)" office:value-type="string" office:string-value="0" calcext:value-type="string">
            <text:p>0</text:p>
          </table:table-cell>
          <table:table-cell table:formula="of:=SUBSTITUTE([.K23];&quot;,&quot;;&quot;.&quot;)" office:value-type="string" office:string-value="-1" calcext:value-type="string">
            <text:p>-1</text:p>
          </table:table-cell>
          <table:table-cell table:formula="of:=SUBSTITUTE([.L23];&quot;,&quot;;&quot;.&quot;)" office:value-type="string" office:string-value="-2.5" calcext:value-type="string">
            <text:p>-2.5</text:p>
          </table:table-cell>
          <table:table-cell table:formula="of:=CONCATENATE(CHAR(39);&quot;AFF_CARRE&quot;;CHAR(39);&quot;, &quot;;CHAR(39);&quot;200&quot;;CHAR(39);&quot;, &quot;;[.Q23];&quot;, &quot;;[.R23];&quot;, &quot;;[.S23];&quot;, &quot;;[.O23];&quot;, &quot;;[.P23])" office:value-type="string" office:string-value="'AFF_CARRE', '200', 0, -1, -2.5, 1379273.5, 5226371.25" calcext:value-type="string">
            <text:p>'AFF_CARRE', '200', 0, -1, -2.5, 1379273.5, 5226371.25</text:p>
          </table:table-cell>
          <table:table-cell table:formula="of:=CONCATENATE(&quot;INSERT INTO &quot;;CHAR(34);&quot;SymboleTest&quot;;CHAR(34);&quot; VALUES (&quot;;[.T23];&quot;);&quot;)" office:value-type="string" office:string-value="INSERT INTO &quot;SymboleTest&quot; VALUES ('AFF_CARRE', '200', 0, -1, -2.5, 1379273.5, 5226371.25);" calcext:value-type="string">
            <text:p>INSERT INTO "SymboleTest" VALUES ('AFF_CARRE', '200', 0, -1, -2.5, 1379273.5, 5226371.25);</text:p>
          </table:table-cell>
        </table:table-row>
        <table:table-row table:style-name="ro1">
          <table:table-cell table:number-columns-repeated="7"/>
          <table:table-cell table:formula="of:=[.$E$2]+[.K24]*[.$G$2]" office:value-type="float" office:value="1379273.5" calcext:value-type="float">
            <text:p>1379273,5</text:p>
          </table:table-cell>
          <table:table-cell table:formula="of:=[.$F$2]+[.L24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14]" office:value-type="float" office:value="-1" calcext:value-type="float">
            <text:p>-1</text:p>
          </table:table-cell>
          <table:table-cell table:number-columns-repeated="2"/>
          <table:table-cell table:formula="of:=SUBSTITUTE([.H24];&quot;,&quot;;&quot;.&quot;)" office:value-type="string" office:string-value="1379273.5" calcext:value-type="string">
            <text:p>1379273.5</text:p>
          </table:table-cell>
          <table:table-cell table:formula="of:=SUBSTITUTE([.I24];&quot;,&quot;;&quot;.&quot;)" office:value-type="string" office:string-value="5226373.5" calcext:value-type="string">
            <text:p>5226373.5</text:p>
          </table:table-cell>
          <table:table-cell table:formula="of:=SUBSTITUTE([.J24];&quot;,&quot;;&quot;.&quot;)" office:value-type="string" office:string-value="0" calcext:value-type="string">
            <text:p>0</text:p>
          </table:table-cell>
          <table:table-cell table:formula="of:=SUBSTITUTE([.K24];&quot;,&quot;;&quot;.&quot;)" office:value-type="string" office:string-value="-1" calcext:value-type="string">
            <text:p>-1</text:p>
          </table:table-cell>
          <table:table-cell table:formula="of:=SUBSTITUTE([.L24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4];&quot;, &quot;;[.R24];&quot;, &quot;;[.S24];&quot;, &quot;;[.O24];&quot;, &quot;;[.P24])" office:value-type="string" office:string-value="'AFF_CARRE', '200', 0, -1, -1, 1379273.5, 5226373.5" calcext:value-type="string">
            <text:p>'AFF_CARRE', '200', 0, -1, -1, 1379273.5, 5226373.5</text:p>
          </table:table-cell>
          <table:table-cell table:formula="of:=CONCATENATE(&quot;INSERT INTO &quot;;CHAR(34);&quot;SymboleTest&quot;;CHAR(34);&quot; VALUES (&quot;;[.T24];&quot;);&quot;)" office:value-type="string" office:string-value="INSERT INTO &quot;SymboleTest&quot; VALUES ('AFF_CARRE', '200', 0, -1, -1, 1379273.5, 5226373.5);" calcext:value-type="string">
            <text:p>INSERT INTO "SymboleTest" VALUES ('AFF_CARRE', '200', 0, -1, -1, 1379273.5, 5226373.5);</text:p>
          </table:table-cell>
        </table:table-row>
        <table:table-row table:style-name="ro1">
          <table:table-cell table:number-columns-repeated="7"/>
          <table:table-cell table:formula="of:=[.$E$2]+[.K25]*[.$G$2]" office:value-type="float" office:value="1379273.5" calcext:value-type="float">
            <text:p>1379273,5</text:p>
          </table:table-cell>
          <table:table-cell table:formula="of:=[.$F$2]+[.L25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15]" office:value-type="float" office:value="-0.5" calcext:value-type="float">
            <text:p>-0,5</text:p>
          </table:table-cell>
          <table:table-cell table:number-columns-repeated="2"/>
          <table:table-cell table:formula="of:=SUBSTITUTE([.H25];&quot;,&quot;;&quot;.&quot;)" office:value-type="string" office:string-value="1379273.5" calcext:value-type="string">
            <text:p>1379273.5</text:p>
          </table:table-cell>
          <table:table-cell table:formula="of:=SUBSTITUTE([.I25];&quot;,&quot;;&quot;.&quot;)" office:value-type="string" office:string-value="5226374.25" calcext:value-type="string">
            <text:p>5226374.25</text:p>
          </table:table-cell>
          <table:table-cell table:formula="of:=SUBSTITUTE([.J25];&quot;,&quot;;&quot;.&quot;)" office:value-type="string" office:string-value="0" calcext:value-type="string">
            <text:p>0</text:p>
          </table:table-cell>
          <table:table-cell table:formula="of:=SUBSTITUTE([.K25];&quot;,&quot;;&quot;.&quot;)" office:value-type="string" office:string-value="-1" calcext:value-type="string">
            <text:p>-1</text:p>
          </table:table-cell>
          <table:table-cell table:formula="of:=SUBSTITUTE([.L25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5];&quot;, &quot;;[.R25];&quot;, &quot;;[.S25];&quot;, &quot;;[.O25];&quot;, &quot;;[.P25])" office:value-type="string" office:string-value="'AFF_CARRE', '200', 0, -1, -0.5, 1379273.5, 5226374.25" calcext:value-type="string">
            <text:p>'AFF_CARRE', '200', 0, -1, -0.5, 1379273.5, 5226374.25</text:p>
          </table:table-cell>
          <table:table-cell table:formula="of:=CONCATENATE(&quot;INSERT INTO &quot;;CHAR(34);&quot;SymboleTest&quot;;CHAR(34);&quot; VALUES (&quot;;[.T25];&quot;);&quot;)" office:value-type="string" office:string-value="INSERT INTO &quot;SymboleTest&quot; VALUES ('AFF_CARRE', '200', 0, -1, -0.5, 1379273.5, 5226374.25);" calcext:value-type="string">
            <text:p>INSERT INTO "SymboleTest" VALUES ('AFF_CARRE', '200', 0, -1, -0.5, 1379273.5, 5226374.25);</text:p>
          </table:table-cell>
        </table:table-row>
        <table:table-row table:style-name="ro1">
          <table:table-cell table:number-columns-repeated="7"/>
          <table:table-cell table:formula="of:=[.$E$2]+[.K26]*[.$G$2]" office:value-type="float" office:value="1379273.5" calcext:value-type="float">
            <text:p>1379273,5</text:p>
          </table:table-cell>
          <table:table-cell table:formula="of:=[.$F$2]+[.L26]*[.$G$2]" office:value-type="float" office:value="5226374.625" calcext:value-type="float">
            <text:p>5226374,6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16]" office:value-type="float" office:value="-0.25" calcext:value-type="float">
            <text:p>-0,25</text:p>
          </table:table-cell>
          <table:table-cell table:number-columns-repeated="2"/>
          <table:table-cell table:formula="of:=SUBSTITUTE([.H26];&quot;,&quot;;&quot;.&quot;)" office:value-type="string" office:string-value="1379273.5" calcext:value-type="string">
            <text:p>1379273.5</text:p>
          </table:table-cell>
          <table:table-cell table:formula="of:=SUBSTITUTE([.I26];&quot;,&quot;;&quot;.&quot;)" office:value-type="string" office:string-value="5226374.625" calcext:value-type="string">
            <text:p>5226374.625</text:p>
          </table:table-cell>
          <table:table-cell table:formula="of:=SUBSTITUTE([.J26];&quot;,&quot;;&quot;.&quot;)" office:value-type="string" office:string-value="0" calcext:value-type="string">
            <text:p>0</text:p>
          </table:table-cell>
          <table:table-cell table:formula="of:=SUBSTITUTE([.K26];&quot;,&quot;;&quot;.&quot;)" office:value-type="string" office:string-value="-1" calcext:value-type="string">
            <text:p>-1</text:p>
          </table:table-cell>
          <table:table-cell table:formula="of:=SUBSTITUTE([.L26];&quot;,&quot;;&quot;.&quot;)" office:value-type="string" office:string-value="-0.25" calcext:value-type="string">
            <text:p>-0.25</text:p>
          </table:table-cell>
          <table:table-cell table:formula="of:=CONCATENATE(CHAR(39);&quot;AFF_CARRE&quot;;CHAR(39);&quot;, &quot;;CHAR(39);&quot;200&quot;;CHAR(39);&quot;, &quot;;[.Q26];&quot;, &quot;;[.R26];&quot;, &quot;;[.S26];&quot;, &quot;;[.O26];&quot;, &quot;;[.P26])" office:value-type="string" office:string-value="'AFF_CARRE', '200', 0, -1, -0.25, 1379273.5, 5226374.625" calcext:value-type="string">
            <text:p>'AFF_CARRE', '200', 0, -1, -0.25, 1379273.5, 5226374.625</text:p>
          </table:table-cell>
          <table:table-cell table:formula="of:=CONCATENATE(&quot;INSERT INTO &quot;;CHAR(34);&quot;SymboleTest&quot;;CHAR(34);&quot; VALUES (&quot;;[.T26];&quot;);&quot;)" office:value-type="string" office:string-value="INSERT INTO &quot;SymboleTest&quot; VALUES ('AFF_CARRE', '200', 0, -1, -0.25, 1379273.5, 5226374.625);" calcext:value-type="string">
            <text:p>INSERT INTO "SymboleTest" VALUES ('AFF_CARRE', '200', 0, -1, -0.25, 1379273.5, 5226374.625);</text:p>
          </table:table-cell>
        </table:table-row>
        <table:table-row table:style-name="ro1">
          <table:table-cell table:number-columns-repeated="7"/>
          <table:table-cell table:formula="of:=[.$E$2]+[.K27]*[.$G$2]" office:value-type="float" office:value="1379273.5" calcext:value-type="float">
            <text:p>1379273,5</text:p>
          </table:table-cell>
          <table:table-cell table:formula="of:=[.$F$2]+[.L27]*[.$G$2]" office:value-type="float" office:value="5226375.375" calcext:value-type="float">
            <text:p>5226375,3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17]" office:value-type="float" office:value="0.25" calcext:value-type="float">
            <text:p>0,25</text:p>
          </table:table-cell>
          <table:table-cell table:number-columns-repeated="2"/>
          <table:table-cell table:formula="of:=SUBSTITUTE([.H27];&quot;,&quot;;&quot;.&quot;)" office:value-type="string" office:string-value="1379273.5" calcext:value-type="string">
            <text:p>1379273.5</text:p>
          </table:table-cell>
          <table:table-cell table:formula="of:=SUBSTITUTE([.I27];&quot;,&quot;;&quot;.&quot;)" office:value-type="string" office:string-value="5226375.375" calcext:value-type="string">
            <text:p>5226375.375</text:p>
          </table:table-cell>
          <table:table-cell table:formula="of:=SUBSTITUTE([.J27];&quot;,&quot;;&quot;.&quot;)" office:value-type="string" office:string-value="0" calcext:value-type="string">
            <text:p>0</text:p>
          </table:table-cell>
          <table:table-cell table:formula="of:=SUBSTITUTE([.K27];&quot;,&quot;;&quot;.&quot;)" office:value-type="string" office:string-value="-1" calcext:value-type="string">
            <text:p>-1</text:p>
          </table:table-cell>
          <table:table-cell table:formula="of:=SUBSTITUTE([.L27];&quot;,&quot;;&quot;.&quot;)" office:value-type="string" office:string-value="0.25" calcext:value-type="string">
            <text:p>0.25</text:p>
          </table:table-cell>
          <table:table-cell table:formula="of:=CONCATENATE(CHAR(39);&quot;AFF_CARRE&quot;;CHAR(39);&quot;, &quot;;CHAR(39);&quot;200&quot;;CHAR(39);&quot;, &quot;;[.Q27];&quot;, &quot;;[.R27];&quot;, &quot;;[.S27];&quot;, &quot;;[.O27];&quot;, &quot;;[.P27])" office:value-type="string" office:string-value="'AFF_CARRE', '200', 0, -1, 0.25, 1379273.5, 5226375.375" calcext:value-type="string">
            <text:p>'AFF_CARRE', '200', 0, -1, 0.25, 1379273.5, 5226375.375</text:p>
          </table:table-cell>
          <table:table-cell table:formula="of:=CONCATENATE(&quot;INSERT INTO &quot;;CHAR(34);&quot;SymboleTest&quot;;CHAR(34);&quot; VALUES (&quot;;[.T27];&quot;);&quot;)" office:value-type="string" office:string-value="INSERT INTO &quot;SymboleTest&quot; VALUES ('AFF_CARRE', '200', 0, -1, 0.25, 1379273.5, 5226375.375);" calcext:value-type="string">
            <text:p>INSERT INTO "SymboleTest" VALUES ('AFF_CARRE', '200', 0, -1, 0.25, 1379273.5, 5226375.375);</text:p>
          </table:table-cell>
        </table:table-row>
        <table:table-row table:style-name="ro1">
          <table:table-cell table:number-columns-repeated="7"/>
          <table:table-cell table:formula="of:=[.$E$2]+[.K28]*[.$G$2]" office:value-type="float" office:value="1379273.5" calcext:value-type="float">
            <text:p>1379273,5</text:p>
          </table:table-cell>
          <table:table-cell table:formula="of:=[.$F$2]+[.L28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18]" office:value-type="float" office:value="0.5" calcext:value-type="float">
            <text:p>0,5</text:p>
          </table:table-cell>
          <table:table-cell table:number-columns-repeated="2"/>
          <table:table-cell table:formula="of:=SUBSTITUTE([.H28];&quot;,&quot;;&quot;.&quot;)" office:value-type="string" office:string-value="1379273.5" calcext:value-type="string">
            <text:p>1379273.5</text:p>
          </table:table-cell>
          <table:table-cell table:formula="of:=SUBSTITUTE([.I28];&quot;,&quot;;&quot;.&quot;)" office:value-type="string" office:string-value="5226375.75" calcext:value-type="string">
            <text:p>5226375.75</text:p>
          </table:table-cell>
          <table:table-cell table:formula="of:=SUBSTITUTE([.J28];&quot;,&quot;;&quot;.&quot;)" office:value-type="string" office:string-value="0" calcext:value-type="string">
            <text:p>0</text:p>
          </table:table-cell>
          <table:table-cell table:formula="of:=SUBSTITUTE([.K28];&quot;,&quot;;&quot;.&quot;)" office:value-type="string" office:string-value="-1" calcext:value-type="string">
            <text:p>-1</text:p>
          </table:table-cell>
          <table:table-cell table:formula="of:=SUBSTITUTE([.L28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8];&quot;, &quot;;[.R28];&quot;, &quot;;[.S28];&quot;, &quot;;[.O28];&quot;, &quot;;[.P28])" office:value-type="string" office:string-value="'AFF_CARRE', '200', 0, -1, 0.5, 1379273.5, 5226375.75" calcext:value-type="string">
            <text:p>'AFF_CARRE', '200', 0, -1, 0.5, 1379273.5, 5226375.75</text:p>
          </table:table-cell>
          <table:table-cell table:formula="of:=CONCATENATE(&quot;INSERT INTO &quot;;CHAR(34);&quot;SymboleTest&quot;;CHAR(34);&quot; VALUES (&quot;;[.T28];&quot;);&quot;)" office:value-type="string" office:string-value="INSERT INTO &quot;SymboleTest&quot; VALUES ('AFF_CARRE', '200', 0, -1, 0.5, 1379273.5, 5226375.75);" calcext:value-type="string">
            <text:p>INSERT INTO "SymboleTest" VALUES ('AFF_CARRE', '200', 0, -1, 0.5, 1379273.5, 5226375.75);</text:p>
          </table:table-cell>
        </table:table-row>
        <table:table-row table:style-name="ro1">
          <table:table-cell table:number-columns-repeated="7"/>
          <table:table-cell table:formula="of:=[.$E$2]+[.K29]*[.$G$2]" office:value-type="float" office:value="1379273.5" calcext:value-type="float">
            <text:p>1379273,5</text:p>
          </table:table-cell>
          <table:table-cell table:formula="of:=[.$F$2]+[.L29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19]" office:value-type="float" office:value="1" calcext:value-type="float">
            <text:p>1</text:p>
          </table:table-cell>
          <table:table-cell table:number-columns-repeated="2"/>
          <table:table-cell table:formula="of:=SUBSTITUTE([.H29];&quot;,&quot;;&quot;.&quot;)" office:value-type="string" office:string-value="1379273.5" calcext:value-type="string">
            <text:p>1379273.5</text:p>
          </table:table-cell>
          <table:table-cell table:formula="of:=SUBSTITUTE([.I29];&quot;,&quot;;&quot;.&quot;)" office:value-type="string" office:string-value="5226376.5" calcext:value-type="string">
            <text:p>5226376.5</text:p>
          </table:table-cell>
          <table:table-cell table:formula="of:=SUBSTITUTE([.J29];&quot;,&quot;;&quot;.&quot;)" office:value-type="string" office:string-value="0" calcext:value-type="string">
            <text:p>0</text:p>
          </table:table-cell>
          <table:table-cell table:formula="of:=SUBSTITUTE([.K29];&quot;,&quot;;&quot;.&quot;)" office:value-type="string" office:string-value="-1" calcext:value-type="string">
            <text:p>-1</text:p>
          </table:table-cell>
          <table:table-cell table:formula="of:=SUBSTITUTE([.L29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9];&quot;, &quot;;[.R29];&quot;, &quot;;[.S29];&quot;, &quot;;[.O29];&quot;, &quot;;[.P29])" office:value-type="string" office:string-value="'AFF_CARRE', '200', 0, -1, 1, 1379273.5, 5226376.5" calcext:value-type="string">
            <text:p>'AFF_CARRE', '200', 0, -1, 1, 1379273.5, 5226376.5</text:p>
          </table:table-cell>
          <table:table-cell table:formula="of:=CONCATENATE(&quot;INSERT INTO &quot;;CHAR(34);&quot;SymboleTest&quot;;CHAR(34);&quot; VALUES (&quot;;[.T29];&quot;);&quot;)" office:value-type="string" office:string-value="INSERT INTO &quot;SymboleTest&quot; VALUES ('AFF_CARRE', '200', 0, -1, 1, 1379273.5, 5226376.5);" calcext:value-type="string">
            <text:p>INSERT INTO "SymboleTest" VALUES ('AFF_CARRE', '200', 0, -1, 1, 1379273.5, 5226376.5);</text:p>
          </table:table-cell>
        </table:table-row>
        <table:table-row table:style-name="ro1">
          <table:table-cell table:number-columns-repeated="7"/>
          <table:table-cell table:formula="of:=[.$E$2]+[.K30]*[.$G$2]" office:value-type="float" office:value="1379273.5" calcext:value-type="float">
            <text:p>1379273,5</text:p>
          </table:table-cell>
          <table:table-cell table:formula="of:=[.$F$2]+[.L30]*[.$G$2]" office:value-type="float" office:value="5226378.75" calcext:value-type="float">
            <text:p>5226378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20]" office:value-type="float" office:value="2.5" calcext:value-type="float">
            <text:p>2,5</text:p>
          </table:table-cell>
          <table:table-cell table:number-columns-repeated="2"/>
          <table:table-cell table:formula="of:=SUBSTITUTE([.H30];&quot;,&quot;;&quot;.&quot;)" office:value-type="string" office:string-value="1379273.5" calcext:value-type="string">
            <text:p>1379273.5</text:p>
          </table:table-cell>
          <table:table-cell table:formula="of:=SUBSTITUTE([.I30];&quot;,&quot;;&quot;.&quot;)" office:value-type="string" office:string-value="5226378.75" calcext:value-type="string">
            <text:p>5226378.75</text:p>
          </table:table-cell>
          <table:table-cell table:formula="of:=SUBSTITUTE([.J30];&quot;,&quot;;&quot;.&quot;)" office:value-type="string" office:string-value="0" calcext:value-type="string">
            <text:p>0</text:p>
          </table:table-cell>
          <table:table-cell table:formula="of:=SUBSTITUTE([.K30];&quot;,&quot;;&quot;.&quot;)" office:value-type="string" office:string-value="-1" calcext:value-type="string">
            <text:p>-1</text:p>
          </table:table-cell>
          <table:table-cell table:formula="of:=SUBSTITUTE([.L30];&quot;,&quot;;&quot;.&quot;)" office:value-type="string" office:string-value="2.5" calcext:value-type="string">
            <text:p>2.5</text:p>
          </table:table-cell>
          <table:table-cell table:formula="of:=CONCATENATE(CHAR(39);&quot;AFF_CARRE&quot;;CHAR(39);&quot;, &quot;;CHAR(39);&quot;200&quot;;CHAR(39);&quot;, &quot;;[.Q30];&quot;, &quot;;[.R30];&quot;, &quot;;[.S30];&quot;, &quot;;[.O30];&quot;, &quot;;[.P30])" office:value-type="string" office:string-value="'AFF_CARRE', '200', 0, -1, 2.5, 1379273.5, 5226378.75" calcext:value-type="string">
            <text:p>'AFF_CARRE', '200', 0, -1, 2.5, 1379273.5, 5226378.75</text:p>
          </table:table-cell>
          <table:table-cell table:formula="of:=CONCATENATE(&quot;INSERT INTO &quot;;CHAR(34);&quot;SymboleTest&quot;;CHAR(34);&quot; VALUES (&quot;;[.T30];&quot;);&quot;)" office:value-type="string" office:string-value="INSERT INTO &quot;SymboleTest&quot; VALUES ('AFF_CARRE', '200', 0, -1, 2.5, 1379273.5, 5226378.75);" calcext:value-type="string">
            <text:p>INSERT INTO "SymboleTest" VALUES ('AFF_CARRE', '200', 0, -1, 2.5, 1379273.5, 5226378.75);</text:p>
          </table:table-cell>
        </table:table-row>
        <table:table-row table:style-name="ro1">
          <table:table-cell table:number-columns-repeated="7"/>
          <table:table-cell table:formula="of:=[.$E$2]+[.K31]*[.$G$2]" office:value-type="float" office:value="1379273.5" calcext:value-type="float">
            <text:p>1379273,5</text:p>
          </table:table-cell>
          <table:table-cell table:formula="of:=[.$F$2]+[.L31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21]" office:value-type="float" office:value="5" calcext:value-type="float">
            <text:p>5</text:p>
          </table:table-cell>
          <table:table-cell table:number-columns-repeated="2"/>
          <table:table-cell table:formula="of:=SUBSTITUTE([.H31];&quot;,&quot;;&quot;.&quot;)" office:value-type="string" office:string-value="1379273.5" calcext:value-type="string">
            <text:p>1379273.5</text:p>
          </table:table-cell>
          <table:table-cell table:formula="of:=SUBSTITUTE([.I31];&quot;,&quot;;&quot;.&quot;)" office:value-type="string" office:string-value="5226382.5" calcext:value-type="string">
            <text:p>5226382.5</text:p>
          </table:table-cell>
          <table:table-cell table:formula="of:=SUBSTITUTE([.J31];&quot;,&quot;;&quot;.&quot;)" office:value-type="string" office:string-value="0" calcext:value-type="string">
            <text:p>0</text:p>
          </table:table-cell>
          <table:table-cell table:formula="of:=SUBSTITUTE([.K31];&quot;,&quot;;&quot;.&quot;)" office:value-type="string" office:string-value="-1" calcext:value-type="string">
            <text:p>-1</text:p>
          </table:table-cell>
          <table:table-cell table:formula="of:=SUBSTITUTE([.L31];&quot;,&quot;;&quot;.&quot;)" office:value-type="string" office:string-value="5" calcext:value-type="string">
            <text:p>5</text:p>
          </table:table-cell>
          <table:table-cell table:formula="of:=CONCATENATE(CHAR(39);&quot;AFF_CARRE&quot;;CHAR(39);&quot;, &quot;;CHAR(39);&quot;200&quot;;CHAR(39);&quot;, &quot;;[.Q31];&quot;, &quot;;[.R31];&quot;, &quot;;[.S31];&quot;, &quot;;[.O31];&quot;, &quot;;[.P31])" office:value-type="string" office:string-value="'AFF_CARRE', '200', 0, -1, 5, 1379273.5, 5226382.5" calcext:value-type="string">
            <text:p>'AFF_CARRE', '200', 0, -1, 5, 1379273.5, 5226382.5</text:p>
          </table:table-cell>
          <table:table-cell table:formula="of:=CONCATENATE(&quot;INSERT INTO &quot;;CHAR(34);&quot;SymboleTest&quot;;CHAR(34);&quot; VALUES (&quot;;[.T31];&quot;);&quot;)" office:value-type="string" office:string-value="INSERT INTO &quot;SymboleTest&quot; VALUES ('AFF_CARRE', '200', 0, -1, 5, 1379273.5, 5226382.5);" calcext:value-type="string">
            <text:p>INSERT INTO "SymboleTest" VALUES ('AFF_CARRE', '200', 0, -1, 5, 1379273.5, 5226382.5);</text:p>
          </table:table-cell>
        </table:table-row>
        <table:table-row table:style-name="ro1">
          <table:table-cell table:number-columns-repeated="7"/>
          <table:table-cell table:formula="of:=[.$E$2]+[.K32]*[.$G$2]" office:value-type="float" office:value="1379274.25" calcext:value-type="float">
            <text:p>1379274,25</text:p>
          </table:table-cell>
          <table:table-cell table:formula="of:=[.$F$2]+[.L32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22]" office:value-type="float" office:value="-5" calcext:value-type="float">
            <text:p>-5</text:p>
          </table:table-cell>
          <table:table-cell table:number-columns-repeated="2"/>
          <table:table-cell table:formula="of:=SUBSTITUTE([.H32];&quot;,&quot;;&quot;.&quot;)" office:value-type="string" office:string-value="1379274.25" calcext:value-type="string">
            <text:p>1379274.25</text:p>
          </table:table-cell>
          <table:table-cell table:formula="of:=SUBSTITUTE([.I32];&quot;,&quot;;&quot;.&quot;)" office:value-type="string" office:string-value="5226367.5" calcext:value-type="string">
            <text:p>5226367.5</text:p>
          </table:table-cell>
          <table:table-cell table:formula="of:=SUBSTITUTE([.J32];&quot;,&quot;;&quot;.&quot;)" office:value-type="string" office:string-value="0" calcext:value-type="string">
            <text:p>0</text:p>
          </table:table-cell>
          <table:table-cell table:formula="of:=SUBSTITUTE([.K32];&quot;,&quot;;&quot;.&quot;)" office:value-type="string" office:string-value="-0.5" calcext:value-type="string">
            <text:p>-0.5</text:p>
          </table:table-cell>
          <table:table-cell table:formula="of:=SUBSTITUTE([.L32];&quot;,&quot;;&quot;.&quot;)" office:value-type="string" office:string-value="-5" calcext:value-type="string">
            <text:p>-5</text:p>
          </table:table-cell>
          <table:table-cell table:formula="of:=CONCATENATE(CHAR(39);&quot;AFF_CARRE&quot;;CHAR(39);&quot;, &quot;;CHAR(39);&quot;200&quot;;CHAR(39);&quot;, &quot;;[.Q32];&quot;, &quot;;[.R32];&quot;, &quot;;[.S32];&quot;, &quot;;[.O32];&quot;, &quot;;[.P32])" office:value-type="string" office:string-value="'AFF_CARRE', '200', 0, -0.5, -5, 1379274.25, 5226367.5" calcext:value-type="string">
            <text:p>'AFF_CARRE', '200', 0, -0.5, -5, 1379274.25, 5226367.5</text:p>
          </table:table-cell>
          <table:table-cell table:formula="of:=CONCATENATE(&quot;INSERT INTO &quot;;CHAR(34);&quot;SymboleTest&quot;;CHAR(34);&quot; VALUES (&quot;;[.T32];&quot;);&quot;)" office:value-type="string" office:string-value="INSERT INTO &quot;SymboleTest&quot; VALUES ('AFF_CARRE', '200', 0, -0.5, -5, 1379274.25, 5226367.5);" calcext:value-type="string">
            <text:p>INSERT INTO "SymboleTest" VALUES ('AFF_CARRE', '200', 0, -0.5, -5, 1379274.25, 5226367.5);</text:p>
          </table:table-cell>
        </table:table-row>
        <table:table-row table:style-name="ro1">
          <table:table-cell table:number-columns-repeated="7"/>
          <table:table-cell table:formula="of:=[.$E$2]+[.K33]*[.$G$2]" office:value-type="float" office:value="1379274.25" calcext:value-type="float">
            <text:p>1379274,25</text:p>
          </table:table-cell>
          <table:table-cell table:formula="of:=[.$F$2]+[.L33]*[.$G$2]" office:value-type="float" office:value="5226371.25" calcext:value-type="float">
            <text:p>5226371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23]" office:value-type="float" office:value="-2.5" calcext:value-type="float">
            <text:p>-2,5</text:p>
          </table:table-cell>
          <table:table-cell table:number-columns-repeated="2"/>
          <table:table-cell table:formula="of:=SUBSTITUTE([.H33];&quot;,&quot;;&quot;.&quot;)" office:value-type="string" office:string-value="1379274.25" calcext:value-type="string">
            <text:p>1379274.25</text:p>
          </table:table-cell>
          <table:table-cell table:formula="of:=SUBSTITUTE([.I33];&quot;,&quot;;&quot;.&quot;)" office:value-type="string" office:string-value="5226371.25" calcext:value-type="string">
            <text:p>5226371.25</text:p>
          </table:table-cell>
          <table:table-cell table:formula="of:=SUBSTITUTE([.J33];&quot;,&quot;;&quot;.&quot;)" office:value-type="string" office:string-value="0" calcext:value-type="string">
            <text:p>0</text:p>
          </table:table-cell>
          <table:table-cell table:formula="of:=SUBSTITUTE([.K33];&quot;,&quot;;&quot;.&quot;)" office:value-type="string" office:string-value="-0.5" calcext:value-type="string">
            <text:p>-0.5</text:p>
          </table:table-cell>
          <table:table-cell table:formula="of:=SUBSTITUTE([.L33];&quot;,&quot;;&quot;.&quot;)" office:value-type="string" office:string-value="-2.5" calcext:value-type="string">
            <text:p>-2.5</text:p>
          </table:table-cell>
          <table:table-cell table:formula="of:=CONCATENATE(CHAR(39);&quot;AFF_CARRE&quot;;CHAR(39);&quot;, &quot;;CHAR(39);&quot;200&quot;;CHAR(39);&quot;, &quot;;[.Q33];&quot;, &quot;;[.R33];&quot;, &quot;;[.S33];&quot;, &quot;;[.O33];&quot;, &quot;;[.P33])" office:value-type="string" office:string-value="'AFF_CARRE', '200', 0, -0.5, -2.5, 1379274.25, 5226371.25" calcext:value-type="string">
            <text:p>'AFF_CARRE', '200', 0, -0.5, -2.5, 1379274.25, 5226371.25</text:p>
          </table:table-cell>
          <table:table-cell table:formula="of:=CONCATENATE(&quot;INSERT INTO &quot;;CHAR(34);&quot;SymboleTest&quot;;CHAR(34);&quot; VALUES (&quot;;[.T33];&quot;);&quot;)" office:value-type="string" office:string-value="INSERT INTO &quot;SymboleTest&quot; VALUES ('AFF_CARRE', '200', 0, -0.5, -2.5, 1379274.25, 5226371.25);" calcext:value-type="string">
            <text:p>INSERT INTO "SymboleTest" VALUES ('AFF_CARRE', '200', 0, -0.5, -2.5, 1379274.25, 5226371.25);</text:p>
          </table:table-cell>
        </table:table-row>
        <table:table-row table:style-name="ro1">
          <table:table-cell table:number-columns-repeated="7"/>
          <table:table-cell table:formula="of:=[.$E$2]+[.K34]*[.$G$2]" office:value-type="float" office:value="1379274.25" calcext:value-type="float">
            <text:p>1379274,25</text:p>
          </table:table-cell>
          <table:table-cell table:formula="of:=[.$F$2]+[.L34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24]" office:value-type="float" office:value="-1" calcext:value-type="float">
            <text:p>-1</text:p>
          </table:table-cell>
          <table:table-cell table:number-columns-repeated="2"/>
          <table:table-cell table:formula="of:=SUBSTITUTE([.H34];&quot;,&quot;;&quot;.&quot;)" office:value-type="string" office:string-value="1379274.25" calcext:value-type="string">
            <text:p>1379274.25</text:p>
          </table:table-cell>
          <table:table-cell table:formula="of:=SUBSTITUTE([.I34];&quot;,&quot;;&quot;.&quot;)" office:value-type="string" office:string-value="5226373.5" calcext:value-type="string">
            <text:p>5226373.5</text:p>
          </table:table-cell>
          <table:table-cell table:formula="of:=SUBSTITUTE([.J34];&quot;,&quot;;&quot;.&quot;)" office:value-type="string" office:string-value="0" calcext:value-type="string">
            <text:p>0</text:p>
          </table:table-cell>
          <table:table-cell table:formula="of:=SUBSTITUTE([.K34];&quot;,&quot;;&quot;.&quot;)" office:value-type="string" office:string-value="-0.5" calcext:value-type="string">
            <text:p>-0.5</text:p>
          </table:table-cell>
          <table:table-cell table:formula="of:=SUBSTITUTE([.L34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34];&quot;, &quot;;[.R34];&quot;, &quot;;[.S34];&quot;, &quot;;[.O34];&quot;, &quot;;[.P34])" office:value-type="string" office:string-value="'AFF_CARRE', '200', 0, -0.5, -1, 1379274.25, 5226373.5" calcext:value-type="string">
            <text:p>'AFF_CARRE', '200', 0, -0.5, -1, 1379274.25, 5226373.5</text:p>
          </table:table-cell>
          <table:table-cell table:formula="of:=CONCATENATE(&quot;INSERT INTO &quot;;CHAR(34);&quot;SymboleTest&quot;;CHAR(34);&quot; VALUES (&quot;;[.T34];&quot;);&quot;)" office:value-type="string" office:string-value="INSERT INTO &quot;SymboleTest&quot; VALUES ('AFF_CARRE', '200', 0, -0.5, -1, 1379274.25, 5226373.5);" calcext:value-type="string">
            <text:p>INSERT INTO "SymboleTest" VALUES ('AFF_CARRE', '200', 0, -0.5, -1, 1379274.25, 5226373.5);</text:p>
          </table:table-cell>
        </table:table-row>
        <table:table-row table:style-name="ro1">
          <table:table-cell table:number-columns-repeated="7"/>
          <table:table-cell table:formula="of:=[.$E$2]+[.K35]*[.$G$2]" office:value-type="float" office:value="1379274.25" calcext:value-type="float">
            <text:p>1379274,25</text:p>
          </table:table-cell>
          <table:table-cell table:formula="of:=[.$F$2]+[.L35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25]" office:value-type="float" office:value="-0.5" calcext:value-type="float">
            <text:p>-0,5</text:p>
          </table:table-cell>
          <table:table-cell table:number-columns-repeated="2"/>
          <table:table-cell table:formula="of:=SUBSTITUTE([.H35];&quot;,&quot;;&quot;.&quot;)" office:value-type="string" office:string-value="1379274.25" calcext:value-type="string">
            <text:p>1379274.25</text:p>
          </table:table-cell>
          <table:table-cell table:formula="of:=SUBSTITUTE([.I35];&quot;,&quot;;&quot;.&quot;)" office:value-type="string" office:string-value="5226374.25" calcext:value-type="string">
            <text:p>5226374.25</text:p>
          </table:table-cell>
          <table:table-cell table:formula="of:=SUBSTITUTE([.J35];&quot;,&quot;;&quot;.&quot;)" office:value-type="string" office:string-value="0" calcext:value-type="string">
            <text:p>0</text:p>
          </table:table-cell>
          <table:table-cell table:formula="of:=SUBSTITUTE([.K35];&quot;,&quot;;&quot;.&quot;)" office:value-type="string" office:string-value="-0.5" calcext:value-type="string">
            <text:p>-0.5</text:p>
          </table:table-cell>
          <table:table-cell table:formula="of:=SUBSTITUTE([.L35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35];&quot;, &quot;;[.R35];&quot;, &quot;;[.S35];&quot;, &quot;;[.O35];&quot;, &quot;;[.P35])" office:value-type="string" office:string-value="'AFF_CARRE', '200', 0, -0.5, -0.5, 1379274.25, 5226374.25" calcext:value-type="string">
            <text:p>'AFF_CARRE', '200', 0, -0.5, -0.5, 1379274.25, 5226374.25</text:p>
          </table:table-cell>
          <table:table-cell table:formula="of:=CONCATENATE(&quot;INSERT INTO &quot;;CHAR(34);&quot;SymboleTest&quot;;CHAR(34);&quot; VALUES (&quot;;[.T35];&quot;);&quot;)" office:value-type="string" office:string-value="INSERT INTO &quot;SymboleTest&quot; VALUES ('AFF_CARRE', '200', 0, -0.5, -0.5, 1379274.25, 5226374.25);" calcext:value-type="string">
            <text:p>INSERT INTO "SymboleTest" VALUES ('AFF_CARRE', '200', 0, -0.5, -0.5, 1379274.25, 5226374.25);</text:p>
          </table:table-cell>
        </table:table-row>
        <table:table-row table:style-name="ro1">
          <table:table-cell table:number-columns-repeated="7"/>
          <table:table-cell table:formula="of:=[.$E$2]+[.K36]*[.$G$2]" office:value-type="float" office:value="1379274.25" calcext:value-type="float">
            <text:p>1379274,25</text:p>
          </table:table-cell>
          <table:table-cell table:formula="of:=[.$F$2]+[.L36]*[.$G$2]" office:value-type="float" office:value="5226374.625" calcext:value-type="float">
            <text:p>5226374,6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26]" office:value-type="float" office:value="-0.25" calcext:value-type="float">
            <text:p>-0,25</text:p>
          </table:table-cell>
          <table:table-cell table:number-columns-repeated="2"/>
          <table:table-cell table:formula="of:=SUBSTITUTE([.H36];&quot;,&quot;;&quot;.&quot;)" office:value-type="string" office:string-value="1379274.25" calcext:value-type="string">
            <text:p>1379274.25</text:p>
          </table:table-cell>
          <table:table-cell table:formula="of:=SUBSTITUTE([.I36];&quot;,&quot;;&quot;.&quot;)" office:value-type="string" office:string-value="5226374.625" calcext:value-type="string">
            <text:p>5226374.625</text:p>
          </table:table-cell>
          <table:table-cell table:formula="of:=SUBSTITUTE([.J36];&quot;,&quot;;&quot;.&quot;)" office:value-type="string" office:string-value="0" calcext:value-type="string">
            <text:p>0</text:p>
          </table:table-cell>
          <table:table-cell table:formula="of:=SUBSTITUTE([.K36];&quot;,&quot;;&quot;.&quot;)" office:value-type="string" office:string-value="-0.5" calcext:value-type="string">
            <text:p>-0.5</text:p>
          </table:table-cell>
          <table:table-cell table:formula="of:=SUBSTITUTE([.L36];&quot;,&quot;;&quot;.&quot;)" office:value-type="string" office:string-value="-0.25" calcext:value-type="string">
            <text:p>-0.25</text:p>
          </table:table-cell>
          <table:table-cell table:formula="of:=CONCATENATE(CHAR(39);&quot;AFF_CARRE&quot;;CHAR(39);&quot;, &quot;;CHAR(39);&quot;200&quot;;CHAR(39);&quot;, &quot;;[.Q36];&quot;, &quot;;[.R36];&quot;, &quot;;[.S36];&quot;, &quot;;[.O36];&quot;, &quot;;[.P36])" office:value-type="string" office:string-value="'AFF_CARRE', '200', 0, -0.5, -0.25, 1379274.25, 5226374.625" calcext:value-type="string">
            <text:p>'AFF_CARRE', '200', 0, -0.5, -0.25, 1379274.25, 5226374.625</text:p>
          </table:table-cell>
          <table:table-cell table:formula="of:=CONCATENATE(&quot;INSERT INTO &quot;;CHAR(34);&quot;SymboleTest&quot;;CHAR(34);&quot; VALUES (&quot;;[.T36];&quot;);&quot;)" office:value-type="string" office:string-value="INSERT INTO &quot;SymboleTest&quot; VALUES ('AFF_CARRE', '200', 0, -0.5, -0.25, 1379274.25, 5226374.625);" calcext:value-type="string">
            <text:p>INSERT INTO "SymboleTest" VALUES ('AFF_CARRE', '200', 0, -0.5, -0.25, 1379274.25, 5226374.625);</text:p>
          </table:table-cell>
        </table:table-row>
        <table:table-row table:style-name="ro1">
          <table:table-cell table:number-columns-repeated="7"/>
          <table:table-cell table:formula="of:=[.$E$2]+[.K37]*[.$G$2]" office:value-type="float" office:value="1379274.25" calcext:value-type="float">
            <text:p>1379274,25</text:p>
          </table:table-cell>
          <table:table-cell table:formula="of:=[.$F$2]+[.L37]*[.$G$2]" office:value-type="float" office:value="5226375.375" calcext:value-type="float">
            <text:p>5226375,3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27]" office:value-type="float" office:value="0.25" calcext:value-type="float">
            <text:p>0,25</text:p>
          </table:table-cell>
          <table:table-cell table:number-columns-repeated="2"/>
          <table:table-cell table:formula="of:=SUBSTITUTE([.H37];&quot;,&quot;;&quot;.&quot;)" office:value-type="string" office:string-value="1379274.25" calcext:value-type="string">
            <text:p>1379274.25</text:p>
          </table:table-cell>
          <table:table-cell table:formula="of:=SUBSTITUTE([.I37];&quot;,&quot;;&quot;.&quot;)" office:value-type="string" office:string-value="5226375.375" calcext:value-type="string">
            <text:p>5226375.375</text:p>
          </table:table-cell>
          <table:table-cell table:formula="of:=SUBSTITUTE([.J37];&quot;,&quot;;&quot;.&quot;)" office:value-type="string" office:string-value="0" calcext:value-type="string">
            <text:p>0</text:p>
          </table:table-cell>
          <table:table-cell table:formula="of:=SUBSTITUTE([.K37];&quot;,&quot;;&quot;.&quot;)" office:value-type="string" office:string-value="-0.5" calcext:value-type="string">
            <text:p>-0.5</text:p>
          </table:table-cell>
          <table:table-cell table:formula="of:=SUBSTITUTE([.L37];&quot;,&quot;;&quot;.&quot;)" office:value-type="string" office:string-value="0.25" calcext:value-type="string">
            <text:p>0.25</text:p>
          </table:table-cell>
          <table:table-cell table:formula="of:=CONCATENATE(CHAR(39);&quot;AFF_CARRE&quot;;CHAR(39);&quot;, &quot;;CHAR(39);&quot;200&quot;;CHAR(39);&quot;, &quot;;[.Q37];&quot;, &quot;;[.R37];&quot;, &quot;;[.S37];&quot;, &quot;;[.O37];&quot;, &quot;;[.P37])" office:value-type="string" office:string-value="'AFF_CARRE', '200', 0, -0.5, 0.25, 1379274.25, 5226375.375" calcext:value-type="string">
            <text:p>'AFF_CARRE', '200', 0, -0.5, 0.25, 1379274.25, 5226375.375</text:p>
          </table:table-cell>
          <table:table-cell table:formula="of:=CONCATENATE(&quot;INSERT INTO &quot;;CHAR(34);&quot;SymboleTest&quot;;CHAR(34);&quot; VALUES (&quot;;[.T37];&quot;);&quot;)" office:value-type="string" office:string-value="INSERT INTO &quot;SymboleTest&quot; VALUES ('AFF_CARRE', '200', 0, -0.5, 0.25, 1379274.25, 5226375.375);" calcext:value-type="string">
            <text:p>INSERT INTO "SymboleTest" VALUES ('AFF_CARRE', '200', 0, -0.5, 0.25, 1379274.25, 5226375.375);</text:p>
          </table:table-cell>
        </table:table-row>
        <table:table-row table:style-name="ro1">
          <table:table-cell table:number-columns-repeated="7"/>
          <table:table-cell table:formula="of:=[.$E$2]+[.K38]*[.$G$2]" office:value-type="float" office:value="1379274.25" calcext:value-type="float">
            <text:p>1379274,25</text:p>
          </table:table-cell>
          <table:table-cell table:formula="of:=[.$F$2]+[.L38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28]" office:value-type="float" office:value="0.5" calcext:value-type="float">
            <text:p>0,5</text:p>
          </table:table-cell>
          <table:table-cell table:number-columns-repeated="2"/>
          <table:table-cell table:formula="of:=SUBSTITUTE([.H38];&quot;,&quot;;&quot;.&quot;)" office:value-type="string" office:string-value="1379274.25" calcext:value-type="string">
            <text:p>1379274.25</text:p>
          </table:table-cell>
          <table:table-cell table:formula="of:=SUBSTITUTE([.I38];&quot;,&quot;;&quot;.&quot;)" office:value-type="string" office:string-value="5226375.75" calcext:value-type="string">
            <text:p>5226375.75</text:p>
          </table:table-cell>
          <table:table-cell table:formula="of:=SUBSTITUTE([.J38];&quot;,&quot;;&quot;.&quot;)" office:value-type="string" office:string-value="0" calcext:value-type="string">
            <text:p>0</text:p>
          </table:table-cell>
          <table:table-cell table:formula="of:=SUBSTITUTE([.K38];&quot;,&quot;;&quot;.&quot;)" office:value-type="string" office:string-value="-0.5" calcext:value-type="string">
            <text:p>-0.5</text:p>
          </table:table-cell>
          <table:table-cell table:formula="of:=SUBSTITUTE([.L38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38];&quot;, &quot;;[.R38];&quot;, &quot;;[.S38];&quot;, &quot;;[.O38];&quot;, &quot;;[.P38])" office:value-type="string" office:string-value="'AFF_CARRE', '200', 0, -0.5, 0.5, 1379274.25, 5226375.75" calcext:value-type="string">
            <text:p>'AFF_CARRE', '200', 0, -0.5, 0.5, 1379274.25, 5226375.75</text:p>
          </table:table-cell>
          <table:table-cell table:formula="of:=CONCATENATE(&quot;INSERT INTO &quot;;CHAR(34);&quot;SymboleTest&quot;;CHAR(34);&quot; VALUES (&quot;;[.T38];&quot;);&quot;)" office:value-type="string" office:string-value="INSERT INTO &quot;SymboleTest&quot; VALUES ('AFF_CARRE', '200', 0, -0.5, 0.5, 1379274.25, 5226375.75);" calcext:value-type="string">
            <text:p>INSERT INTO "SymboleTest" VALUES ('AFF_CARRE', '200', 0, -0.5, 0.5, 1379274.25, 5226375.75);</text:p>
          </table:table-cell>
        </table:table-row>
        <table:table-row table:style-name="ro1">
          <table:table-cell table:number-columns-repeated="7"/>
          <table:table-cell table:formula="of:=[.$E$2]+[.K39]*[.$G$2]" office:value-type="float" office:value="1379274.25" calcext:value-type="float">
            <text:p>1379274,25</text:p>
          </table:table-cell>
          <table:table-cell table:formula="of:=[.$F$2]+[.L39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29]" office:value-type="float" office:value="1" calcext:value-type="float">
            <text:p>1</text:p>
          </table:table-cell>
          <table:table-cell table:number-columns-repeated="2"/>
          <table:table-cell table:formula="of:=SUBSTITUTE([.H39];&quot;,&quot;;&quot;.&quot;)" office:value-type="string" office:string-value="1379274.25" calcext:value-type="string">
            <text:p>1379274.25</text:p>
          </table:table-cell>
          <table:table-cell table:formula="of:=SUBSTITUTE([.I39];&quot;,&quot;;&quot;.&quot;)" office:value-type="string" office:string-value="5226376.5" calcext:value-type="string">
            <text:p>5226376.5</text:p>
          </table:table-cell>
          <table:table-cell table:formula="of:=SUBSTITUTE([.J39];&quot;,&quot;;&quot;.&quot;)" office:value-type="string" office:string-value="0" calcext:value-type="string">
            <text:p>0</text:p>
          </table:table-cell>
          <table:table-cell table:formula="of:=SUBSTITUTE([.K39];&quot;,&quot;;&quot;.&quot;)" office:value-type="string" office:string-value="-0.5" calcext:value-type="string">
            <text:p>-0.5</text:p>
          </table:table-cell>
          <table:table-cell table:formula="of:=SUBSTITUTE([.L39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39];&quot;, &quot;;[.R39];&quot;, &quot;;[.S39];&quot;, &quot;;[.O39];&quot;, &quot;;[.P39])" office:value-type="string" office:string-value="'AFF_CARRE', '200', 0, -0.5, 1, 1379274.25, 5226376.5" calcext:value-type="string">
            <text:p>'AFF_CARRE', '200', 0, -0.5, 1, 1379274.25, 5226376.5</text:p>
          </table:table-cell>
          <table:table-cell table:formula="of:=CONCATENATE(&quot;INSERT INTO &quot;;CHAR(34);&quot;SymboleTest&quot;;CHAR(34);&quot; VALUES (&quot;;[.T39];&quot;);&quot;)" office:value-type="string" office:string-value="INSERT INTO &quot;SymboleTest&quot; VALUES ('AFF_CARRE', '200', 0, -0.5, 1, 1379274.25, 5226376.5);" calcext:value-type="string">
            <text:p>INSERT INTO "SymboleTest" VALUES ('AFF_CARRE', '200', 0, -0.5, 1, 1379274.25, 5226376.5);</text:p>
          </table:table-cell>
        </table:table-row>
        <table:table-row table:style-name="ro1">
          <table:table-cell table:number-columns-repeated="7"/>
          <table:table-cell table:formula="of:=[.$E$2]+[.K40]*[.$G$2]" office:value-type="float" office:value="1379274.25" calcext:value-type="float">
            <text:p>1379274,25</text:p>
          </table:table-cell>
          <table:table-cell table:formula="of:=[.$F$2]+[.L40]*[.$G$2]" office:value-type="float" office:value="5226378.75" calcext:value-type="float">
            <text:p>5226378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30]" office:value-type="float" office:value="2.5" calcext:value-type="float">
            <text:p>2,5</text:p>
          </table:table-cell>
          <table:table-cell table:number-columns-repeated="2"/>
          <table:table-cell table:formula="of:=SUBSTITUTE([.H40];&quot;,&quot;;&quot;.&quot;)" office:value-type="string" office:string-value="1379274.25" calcext:value-type="string">
            <text:p>1379274.25</text:p>
          </table:table-cell>
          <table:table-cell table:formula="of:=SUBSTITUTE([.I40];&quot;,&quot;;&quot;.&quot;)" office:value-type="string" office:string-value="5226378.75" calcext:value-type="string">
            <text:p>5226378.75</text:p>
          </table:table-cell>
          <table:table-cell table:formula="of:=SUBSTITUTE([.J40];&quot;,&quot;;&quot;.&quot;)" office:value-type="string" office:string-value="0" calcext:value-type="string">
            <text:p>0</text:p>
          </table:table-cell>
          <table:table-cell table:formula="of:=SUBSTITUTE([.K40];&quot;,&quot;;&quot;.&quot;)" office:value-type="string" office:string-value="-0.5" calcext:value-type="string">
            <text:p>-0.5</text:p>
          </table:table-cell>
          <table:table-cell table:formula="of:=SUBSTITUTE([.L40];&quot;,&quot;;&quot;.&quot;)" office:value-type="string" office:string-value="2.5" calcext:value-type="string">
            <text:p>2.5</text:p>
          </table:table-cell>
          <table:table-cell table:formula="of:=CONCATENATE(CHAR(39);&quot;AFF_CARRE&quot;;CHAR(39);&quot;, &quot;;CHAR(39);&quot;200&quot;;CHAR(39);&quot;, &quot;;[.Q40];&quot;, &quot;;[.R40];&quot;, &quot;;[.S40];&quot;, &quot;;[.O40];&quot;, &quot;;[.P40])" office:value-type="string" office:string-value="'AFF_CARRE', '200', 0, -0.5, 2.5, 1379274.25, 5226378.75" calcext:value-type="string">
            <text:p>'AFF_CARRE', '200', 0, -0.5, 2.5, 1379274.25, 5226378.75</text:p>
          </table:table-cell>
          <table:table-cell table:formula="of:=CONCATENATE(&quot;INSERT INTO &quot;;CHAR(34);&quot;SymboleTest&quot;;CHAR(34);&quot; VALUES (&quot;;[.T40];&quot;);&quot;)" office:value-type="string" office:string-value="INSERT INTO &quot;SymboleTest&quot; VALUES ('AFF_CARRE', '200', 0, -0.5, 2.5, 1379274.25, 5226378.75);" calcext:value-type="string">
            <text:p>INSERT INTO "SymboleTest" VALUES ('AFF_CARRE', '200', 0, -0.5, 2.5, 1379274.25, 5226378.75);</text:p>
          </table:table-cell>
        </table:table-row>
        <table:table-row table:style-name="ro1">
          <table:table-cell table:number-columns-repeated="7"/>
          <table:table-cell table:formula="of:=[.$E$2]+[.K41]*[.$G$2]" office:value-type="float" office:value="1379274.25" calcext:value-type="float">
            <text:p>1379274,25</text:p>
          </table:table-cell>
          <table:table-cell table:formula="of:=[.$F$2]+[.L41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31]" office:value-type="float" office:value="5" calcext:value-type="float">
            <text:p>5</text:p>
          </table:table-cell>
          <table:table-cell table:number-columns-repeated="2"/>
          <table:table-cell table:formula="of:=SUBSTITUTE([.H41];&quot;,&quot;;&quot;.&quot;)" office:value-type="string" office:string-value="1379274.25" calcext:value-type="string">
            <text:p>1379274.25</text:p>
          </table:table-cell>
          <table:table-cell table:formula="of:=SUBSTITUTE([.I41];&quot;,&quot;;&quot;.&quot;)" office:value-type="string" office:string-value="5226382.5" calcext:value-type="string">
            <text:p>5226382.5</text:p>
          </table:table-cell>
          <table:table-cell table:formula="of:=SUBSTITUTE([.J41];&quot;,&quot;;&quot;.&quot;)" office:value-type="string" office:string-value="0" calcext:value-type="string">
            <text:p>0</text:p>
          </table:table-cell>
          <table:table-cell table:formula="of:=SUBSTITUTE([.K41];&quot;,&quot;;&quot;.&quot;)" office:value-type="string" office:string-value="-0.5" calcext:value-type="string">
            <text:p>-0.5</text:p>
          </table:table-cell>
          <table:table-cell table:formula="of:=SUBSTITUTE([.L41];&quot;,&quot;;&quot;.&quot;)" office:value-type="string" office:string-value="5" calcext:value-type="string">
            <text:p>5</text:p>
          </table:table-cell>
          <table:table-cell table:formula="of:=CONCATENATE(CHAR(39);&quot;AFF_CARRE&quot;;CHAR(39);&quot;, &quot;;CHAR(39);&quot;200&quot;;CHAR(39);&quot;, &quot;;[.Q41];&quot;, &quot;;[.R41];&quot;, &quot;;[.S41];&quot;, &quot;;[.O41];&quot;, &quot;;[.P41])" office:value-type="string" office:string-value="'AFF_CARRE', '200', 0, -0.5, 5, 1379274.25, 5226382.5" calcext:value-type="string">
            <text:p>'AFF_CARRE', '200', 0, -0.5, 5, 1379274.25, 5226382.5</text:p>
          </table:table-cell>
          <table:table-cell table:formula="of:=CONCATENATE(&quot;INSERT INTO &quot;;CHAR(34);&quot;SymboleTest&quot;;CHAR(34);&quot; VALUES (&quot;;[.T41];&quot;);&quot;)" office:value-type="string" office:string-value="INSERT INTO &quot;SymboleTest&quot; VALUES ('AFF_CARRE', '200', 0, -0.5, 5, 1379274.25, 5226382.5);" calcext:value-type="string">
            <text:p>INSERT INTO "SymboleTest" VALUES ('AFF_CARRE', '200', 0, -0.5, 5, 1379274.25, 5226382.5);</text:p>
          </table:table-cell>
        </table:table-row>
        <table:table-row table:style-name="ro1">
          <table:table-cell table:number-columns-repeated="7"/>
          <table:table-cell table:formula="of:=[.$E$2]+[.K42]*[.$G$2]" office:value-type="float" office:value="1379274.625" calcext:value-type="float">
            <text:p>1379274,625</text:p>
          </table:table-cell>
          <table:table-cell table:formula="of:=[.$F$2]+[.L42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32]" office:value-type="float" office:value="-5" calcext:value-type="float">
            <text:p>-5</text:p>
          </table:table-cell>
          <table:table-cell table:number-columns-repeated="2"/>
          <table:table-cell table:formula="of:=SUBSTITUTE([.H42];&quot;,&quot;;&quot;.&quot;)" office:value-type="string" office:string-value="1379274.625" calcext:value-type="string">
            <text:p>1379274.625</text:p>
          </table:table-cell>
          <table:table-cell table:formula="of:=SUBSTITUTE([.I42];&quot;,&quot;;&quot;.&quot;)" office:value-type="string" office:string-value="5226367.5" calcext:value-type="string">
            <text:p>5226367.5</text:p>
          </table:table-cell>
          <table:table-cell table:formula="of:=SUBSTITUTE([.J42];&quot;,&quot;;&quot;.&quot;)" office:value-type="string" office:string-value="0" calcext:value-type="string">
            <text:p>0</text:p>
          </table:table-cell>
          <table:table-cell table:formula="of:=SUBSTITUTE([.K42];&quot;,&quot;;&quot;.&quot;)" office:value-type="string" office:string-value="-0.25" calcext:value-type="string">
            <text:p>-0.25</text:p>
          </table:table-cell>
          <table:table-cell table:formula="of:=SUBSTITUTE([.L42];&quot;,&quot;;&quot;.&quot;)" office:value-type="string" office:string-value="-5" calcext:value-type="string">
            <text:p>-5</text:p>
          </table:table-cell>
          <table:table-cell table:formula="of:=CONCATENATE(CHAR(39);&quot;AFF_CARRE&quot;;CHAR(39);&quot;, &quot;;CHAR(39);&quot;200&quot;;CHAR(39);&quot;, &quot;;[.Q42];&quot;, &quot;;[.R42];&quot;, &quot;;[.S42];&quot;, &quot;;[.O42];&quot;, &quot;;[.P42])" office:value-type="string" office:string-value="'AFF_CARRE', '200', 0, -0.25, -5, 1379274.625, 5226367.5" calcext:value-type="string">
            <text:p>'AFF_CARRE', '200', 0, -0.25, -5, 1379274.625, 5226367.5</text:p>
          </table:table-cell>
          <table:table-cell table:formula="of:=CONCATENATE(&quot;INSERT INTO &quot;;CHAR(34);&quot;SymboleTest&quot;;CHAR(34);&quot; VALUES (&quot;;[.T42];&quot;);&quot;)" office:value-type="string" office:string-value="INSERT INTO &quot;SymboleTest&quot; VALUES ('AFF_CARRE', '200', 0, -0.25, -5, 1379274.625, 5226367.5);" calcext:value-type="string">
            <text:p>INSERT INTO "SymboleTest" VALUES ('AFF_CARRE', '200', 0, -0.25, -5, 1379274.625, 5226367.5);</text:p>
          </table:table-cell>
        </table:table-row>
        <table:table-row table:style-name="ro1">
          <table:table-cell table:number-columns-repeated="7"/>
          <table:table-cell table:formula="of:=[.$E$2]+[.K43]*[.$G$2]" office:value-type="float" office:value="1379274.625" calcext:value-type="float">
            <text:p>1379274,625</text:p>
          </table:table-cell>
          <table:table-cell table:formula="of:=[.$F$2]+[.L43]*[.$G$2]" office:value-type="float" office:value="5226371.25" calcext:value-type="float">
            <text:p>5226371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33]" office:value-type="float" office:value="-2.5" calcext:value-type="float">
            <text:p>-2,5</text:p>
          </table:table-cell>
          <table:table-cell table:number-columns-repeated="2"/>
          <table:table-cell table:formula="of:=SUBSTITUTE([.H43];&quot;,&quot;;&quot;.&quot;)" office:value-type="string" office:string-value="1379274.625" calcext:value-type="string">
            <text:p>1379274.625</text:p>
          </table:table-cell>
          <table:table-cell table:formula="of:=SUBSTITUTE([.I43];&quot;,&quot;;&quot;.&quot;)" office:value-type="string" office:string-value="5226371.25" calcext:value-type="string">
            <text:p>5226371.25</text:p>
          </table:table-cell>
          <table:table-cell table:formula="of:=SUBSTITUTE([.J43];&quot;,&quot;;&quot;.&quot;)" office:value-type="string" office:string-value="0" calcext:value-type="string">
            <text:p>0</text:p>
          </table:table-cell>
          <table:table-cell table:formula="of:=SUBSTITUTE([.K43];&quot;,&quot;;&quot;.&quot;)" office:value-type="string" office:string-value="-0.25" calcext:value-type="string">
            <text:p>-0.25</text:p>
          </table:table-cell>
          <table:table-cell table:formula="of:=SUBSTITUTE([.L43];&quot;,&quot;;&quot;.&quot;)" office:value-type="string" office:string-value="-2.5" calcext:value-type="string">
            <text:p>-2.5</text:p>
          </table:table-cell>
          <table:table-cell table:formula="of:=CONCATENATE(CHAR(39);&quot;AFF_CARRE&quot;;CHAR(39);&quot;, &quot;;CHAR(39);&quot;200&quot;;CHAR(39);&quot;, &quot;;[.Q43];&quot;, &quot;;[.R43];&quot;, &quot;;[.S43];&quot;, &quot;;[.O43];&quot;, &quot;;[.P43])" office:value-type="string" office:string-value="'AFF_CARRE', '200', 0, -0.25, -2.5, 1379274.625, 5226371.25" calcext:value-type="string">
            <text:p>'AFF_CARRE', '200', 0, -0.25, -2.5, 1379274.625, 5226371.25</text:p>
          </table:table-cell>
          <table:table-cell table:formula="of:=CONCATENATE(&quot;INSERT INTO &quot;;CHAR(34);&quot;SymboleTest&quot;;CHAR(34);&quot; VALUES (&quot;;[.T43];&quot;);&quot;)" office:value-type="string" office:string-value="INSERT INTO &quot;SymboleTest&quot; VALUES ('AFF_CARRE', '200', 0, -0.25, -2.5, 1379274.625, 5226371.25);" calcext:value-type="string">
            <text:p>INSERT INTO "SymboleTest" VALUES ('AFF_CARRE', '200', 0, -0.25, -2.5, 1379274.625, 5226371.25);</text:p>
          </table:table-cell>
        </table:table-row>
        <table:table-row table:style-name="ro1">
          <table:table-cell table:number-columns-repeated="7"/>
          <table:table-cell table:formula="of:=[.$E$2]+[.K44]*[.$G$2]" office:value-type="float" office:value="1379274.625" calcext:value-type="float">
            <text:p>1379274,625</text:p>
          </table:table-cell>
          <table:table-cell table:formula="of:=[.$F$2]+[.L44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34]" office:value-type="float" office:value="-1" calcext:value-type="float">
            <text:p>-1</text:p>
          </table:table-cell>
          <table:table-cell table:number-columns-repeated="2"/>
          <table:table-cell table:formula="of:=SUBSTITUTE([.H44];&quot;,&quot;;&quot;.&quot;)" office:value-type="string" office:string-value="1379274.625" calcext:value-type="string">
            <text:p>1379274.625</text:p>
          </table:table-cell>
          <table:table-cell table:formula="of:=SUBSTITUTE([.I44];&quot;,&quot;;&quot;.&quot;)" office:value-type="string" office:string-value="5226373.5" calcext:value-type="string">
            <text:p>5226373.5</text:p>
          </table:table-cell>
          <table:table-cell table:formula="of:=SUBSTITUTE([.J44];&quot;,&quot;;&quot;.&quot;)" office:value-type="string" office:string-value="0" calcext:value-type="string">
            <text:p>0</text:p>
          </table:table-cell>
          <table:table-cell table:formula="of:=SUBSTITUTE([.K44];&quot;,&quot;;&quot;.&quot;)" office:value-type="string" office:string-value="-0.25" calcext:value-type="string">
            <text:p>-0.25</text:p>
          </table:table-cell>
          <table:table-cell table:formula="of:=SUBSTITUTE([.L44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44];&quot;, &quot;;[.R44];&quot;, &quot;;[.S44];&quot;, &quot;;[.O44];&quot;, &quot;;[.P44])" office:value-type="string" office:string-value="'AFF_CARRE', '200', 0, -0.25, -1, 1379274.625, 5226373.5" calcext:value-type="string">
            <text:p>'AFF_CARRE', '200', 0, -0.25, -1, 1379274.625, 5226373.5</text:p>
          </table:table-cell>
          <table:table-cell table:formula="of:=CONCATENATE(&quot;INSERT INTO &quot;;CHAR(34);&quot;SymboleTest&quot;;CHAR(34);&quot; VALUES (&quot;;[.T44];&quot;);&quot;)" office:value-type="string" office:string-value="INSERT INTO &quot;SymboleTest&quot; VALUES ('AFF_CARRE', '200', 0, -0.25, -1, 1379274.625, 5226373.5);" calcext:value-type="string">
            <text:p>INSERT INTO "SymboleTest" VALUES ('AFF_CARRE', '200', 0, -0.25, -1, 1379274.625, 5226373.5);</text:p>
          </table:table-cell>
        </table:table-row>
        <table:table-row table:style-name="ro1">
          <table:table-cell table:number-columns-repeated="7"/>
          <table:table-cell table:formula="of:=[.$E$2]+[.K45]*[.$G$2]" office:value-type="float" office:value="1379274.625" calcext:value-type="float">
            <text:p>1379274,625</text:p>
          </table:table-cell>
          <table:table-cell table:formula="of:=[.$F$2]+[.L45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35]" office:value-type="float" office:value="-0.5" calcext:value-type="float">
            <text:p>-0,5</text:p>
          </table:table-cell>
          <table:table-cell table:number-columns-repeated="2"/>
          <table:table-cell table:formula="of:=SUBSTITUTE([.H45];&quot;,&quot;;&quot;.&quot;)" office:value-type="string" office:string-value="1379274.625" calcext:value-type="string">
            <text:p>1379274.625</text:p>
          </table:table-cell>
          <table:table-cell table:formula="of:=SUBSTITUTE([.I45];&quot;,&quot;;&quot;.&quot;)" office:value-type="string" office:string-value="5226374.25" calcext:value-type="string">
            <text:p>5226374.25</text:p>
          </table:table-cell>
          <table:table-cell table:formula="of:=SUBSTITUTE([.J45];&quot;,&quot;;&quot;.&quot;)" office:value-type="string" office:string-value="0" calcext:value-type="string">
            <text:p>0</text:p>
          </table:table-cell>
          <table:table-cell table:formula="of:=SUBSTITUTE([.K45];&quot;,&quot;;&quot;.&quot;)" office:value-type="string" office:string-value="-0.25" calcext:value-type="string">
            <text:p>-0.25</text:p>
          </table:table-cell>
          <table:table-cell table:formula="of:=SUBSTITUTE([.L45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45];&quot;, &quot;;[.R45];&quot;, &quot;;[.S45];&quot;, &quot;;[.O45];&quot;, &quot;;[.P45])" office:value-type="string" office:string-value="'AFF_CARRE', '200', 0, -0.25, -0.5, 1379274.625, 5226374.25" calcext:value-type="string">
            <text:p>'AFF_CARRE', '200', 0, -0.25, -0.5, 1379274.625, 5226374.25</text:p>
          </table:table-cell>
          <table:table-cell table:formula="of:=CONCATENATE(&quot;INSERT INTO &quot;;CHAR(34);&quot;SymboleTest&quot;;CHAR(34);&quot; VALUES (&quot;;[.T45];&quot;);&quot;)" office:value-type="string" office:string-value="INSERT INTO &quot;SymboleTest&quot; VALUES ('AFF_CARRE', '200', 0, -0.25, -0.5, 1379274.625, 5226374.25);" calcext:value-type="string">
            <text:p>INSERT INTO "SymboleTest" VALUES ('AFF_CARRE', '200', 0, -0.25, -0.5, 1379274.625, 5226374.25);</text:p>
          </table:table-cell>
        </table:table-row>
        <table:table-row table:style-name="ro1">
          <table:table-cell table:number-columns-repeated="7"/>
          <table:table-cell table:formula="of:=[.$E$2]+[.K46]*[.$G$2]" office:value-type="float" office:value="1379274.625" calcext:value-type="float">
            <text:p>1379274,625</text:p>
          </table:table-cell>
          <table:table-cell table:formula="of:=[.$F$2]+[.L46]*[.$G$2]" office:value-type="float" office:value="5226374.625" calcext:value-type="float">
            <text:p>5226374,6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36]" office:value-type="float" office:value="-0.25" calcext:value-type="float">
            <text:p>-0,25</text:p>
          </table:table-cell>
          <table:table-cell table:number-columns-repeated="2"/>
          <table:table-cell table:formula="of:=SUBSTITUTE([.H46];&quot;,&quot;;&quot;.&quot;)" office:value-type="string" office:string-value="1379274.625" calcext:value-type="string">
            <text:p>1379274.625</text:p>
          </table:table-cell>
          <table:table-cell table:formula="of:=SUBSTITUTE([.I46];&quot;,&quot;;&quot;.&quot;)" office:value-type="string" office:string-value="5226374.625" calcext:value-type="string">
            <text:p>5226374.625</text:p>
          </table:table-cell>
          <table:table-cell table:formula="of:=SUBSTITUTE([.J46];&quot;,&quot;;&quot;.&quot;)" office:value-type="string" office:string-value="0" calcext:value-type="string">
            <text:p>0</text:p>
          </table:table-cell>
          <table:table-cell table:formula="of:=SUBSTITUTE([.K46];&quot;,&quot;;&quot;.&quot;)" office:value-type="string" office:string-value="-0.25" calcext:value-type="string">
            <text:p>-0.25</text:p>
          </table:table-cell>
          <table:table-cell table:formula="of:=SUBSTITUTE([.L46];&quot;,&quot;;&quot;.&quot;)" office:value-type="string" office:string-value="-0.25" calcext:value-type="string">
            <text:p>-0.25</text:p>
          </table:table-cell>
          <table:table-cell table:formula="of:=CONCATENATE(CHAR(39);&quot;AFF_CARRE&quot;;CHAR(39);&quot;, &quot;;CHAR(39);&quot;200&quot;;CHAR(39);&quot;, &quot;;[.Q46];&quot;, &quot;;[.R46];&quot;, &quot;;[.S46];&quot;, &quot;;[.O46];&quot;, &quot;;[.P46])" office:value-type="string" office:string-value="'AFF_CARRE', '200', 0, -0.25, -0.25, 1379274.625, 5226374.625" calcext:value-type="string">
            <text:p>'AFF_CARRE', '200', 0, -0.25, -0.25, 1379274.625, 5226374.625</text:p>
          </table:table-cell>
          <table:table-cell table:formula="of:=CONCATENATE(&quot;INSERT INTO &quot;;CHAR(34);&quot;SymboleTest&quot;;CHAR(34);&quot; VALUES (&quot;;[.T46];&quot;);&quot;)" office:value-type="string" office:string-value="INSERT INTO &quot;SymboleTest&quot; VALUES ('AFF_CARRE', '200', 0, -0.25, -0.25, 1379274.625, 5226374.625);" calcext:value-type="string">
            <text:p>INSERT INTO "SymboleTest" VALUES ('AFF_CARRE', '200', 0, -0.25, -0.25, 1379274.625, 5226374.625);</text:p>
          </table:table-cell>
        </table:table-row>
        <table:table-row table:style-name="ro1">
          <table:table-cell table:number-columns-repeated="7"/>
          <table:table-cell table:formula="of:=[.$E$2]+[.K47]*[.$G$2]" office:value-type="float" office:value="1379274.625" calcext:value-type="float">
            <text:p>1379274,625</text:p>
          </table:table-cell>
          <table:table-cell table:formula="of:=[.$F$2]+[.L47]*[.$G$2]" office:value-type="float" office:value="5226375.375" calcext:value-type="float">
            <text:p>5226375,3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37]" office:value-type="float" office:value="0.25" calcext:value-type="float">
            <text:p>0,25</text:p>
          </table:table-cell>
          <table:table-cell table:number-columns-repeated="2"/>
          <table:table-cell table:formula="of:=SUBSTITUTE([.H47];&quot;,&quot;;&quot;.&quot;)" office:value-type="string" office:string-value="1379274.625" calcext:value-type="string">
            <text:p>1379274.625</text:p>
          </table:table-cell>
          <table:table-cell table:formula="of:=SUBSTITUTE([.I47];&quot;,&quot;;&quot;.&quot;)" office:value-type="string" office:string-value="5226375.375" calcext:value-type="string">
            <text:p>5226375.375</text:p>
          </table:table-cell>
          <table:table-cell table:formula="of:=SUBSTITUTE([.J47];&quot;,&quot;;&quot;.&quot;)" office:value-type="string" office:string-value="0" calcext:value-type="string">
            <text:p>0</text:p>
          </table:table-cell>
          <table:table-cell table:formula="of:=SUBSTITUTE([.K47];&quot;,&quot;;&quot;.&quot;)" office:value-type="string" office:string-value="-0.25" calcext:value-type="string">
            <text:p>-0.25</text:p>
          </table:table-cell>
          <table:table-cell table:formula="of:=SUBSTITUTE([.L47];&quot;,&quot;;&quot;.&quot;)" office:value-type="string" office:string-value="0.25" calcext:value-type="string">
            <text:p>0.25</text:p>
          </table:table-cell>
          <table:table-cell table:formula="of:=CONCATENATE(CHAR(39);&quot;AFF_CARRE&quot;;CHAR(39);&quot;, &quot;;CHAR(39);&quot;200&quot;;CHAR(39);&quot;, &quot;;[.Q47];&quot;, &quot;;[.R47];&quot;, &quot;;[.S47];&quot;, &quot;;[.O47];&quot;, &quot;;[.P47])" office:value-type="string" office:string-value="'AFF_CARRE', '200', 0, -0.25, 0.25, 1379274.625, 5226375.375" calcext:value-type="string">
            <text:p>'AFF_CARRE', '200', 0, -0.25, 0.25, 1379274.625, 5226375.375</text:p>
          </table:table-cell>
          <table:table-cell table:formula="of:=CONCATENATE(&quot;INSERT INTO &quot;;CHAR(34);&quot;SymboleTest&quot;;CHAR(34);&quot; VALUES (&quot;;[.T47];&quot;);&quot;)" office:value-type="string" office:string-value="INSERT INTO &quot;SymboleTest&quot; VALUES ('AFF_CARRE', '200', 0, -0.25, 0.25, 1379274.625, 5226375.375);" calcext:value-type="string">
            <text:p>INSERT INTO "SymboleTest" VALUES ('AFF_CARRE', '200', 0, -0.25, 0.25, 1379274.625, 5226375.375);</text:p>
          </table:table-cell>
        </table:table-row>
        <table:table-row table:style-name="ro1">
          <table:table-cell table:number-columns-repeated="7"/>
          <table:table-cell table:formula="of:=[.$E$2]+[.K48]*[.$G$2]" office:value-type="float" office:value="1379274.625" calcext:value-type="float">
            <text:p>1379274,625</text:p>
          </table:table-cell>
          <table:table-cell table:formula="of:=[.$F$2]+[.L48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38]" office:value-type="float" office:value="0.5" calcext:value-type="float">
            <text:p>0,5</text:p>
          </table:table-cell>
          <table:table-cell table:number-columns-repeated="2"/>
          <table:table-cell table:formula="of:=SUBSTITUTE([.H48];&quot;,&quot;;&quot;.&quot;)" office:value-type="string" office:string-value="1379274.625" calcext:value-type="string">
            <text:p>1379274.625</text:p>
          </table:table-cell>
          <table:table-cell table:formula="of:=SUBSTITUTE([.I48];&quot;,&quot;;&quot;.&quot;)" office:value-type="string" office:string-value="5226375.75" calcext:value-type="string">
            <text:p>5226375.75</text:p>
          </table:table-cell>
          <table:table-cell table:formula="of:=SUBSTITUTE([.J48];&quot;,&quot;;&quot;.&quot;)" office:value-type="string" office:string-value="0" calcext:value-type="string">
            <text:p>0</text:p>
          </table:table-cell>
          <table:table-cell table:formula="of:=SUBSTITUTE([.K48];&quot;,&quot;;&quot;.&quot;)" office:value-type="string" office:string-value="-0.25" calcext:value-type="string">
            <text:p>-0.25</text:p>
          </table:table-cell>
          <table:table-cell table:formula="of:=SUBSTITUTE([.L48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48];&quot;, &quot;;[.R48];&quot;, &quot;;[.S48];&quot;, &quot;;[.O48];&quot;, &quot;;[.P48])" office:value-type="string" office:string-value="'AFF_CARRE', '200', 0, -0.25, 0.5, 1379274.625, 5226375.75" calcext:value-type="string">
            <text:p>'AFF_CARRE', '200', 0, -0.25, 0.5, 1379274.625, 5226375.75</text:p>
          </table:table-cell>
          <table:table-cell table:formula="of:=CONCATENATE(&quot;INSERT INTO &quot;;CHAR(34);&quot;SymboleTest&quot;;CHAR(34);&quot; VALUES (&quot;;[.T48];&quot;);&quot;)" office:value-type="string" office:string-value="INSERT INTO &quot;SymboleTest&quot; VALUES ('AFF_CARRE', '200', 0, -0.25, 0.5, 1379274.625, 5226375.75);" calcext:value-type="string">
            <text:p>INSERT INTO "SymboleTest" VALUES ('AFF_CARRE', '200', 0, -0.25, 0.5, 1379274.625, 5226375.75);</text:p>
          </table:table-cell>
        </table:table-row>
        <table:table-row table:style-name="ro1">
          <table:table-cell table:number-columns-repeated="7"/>
          <table:table-cell table:formula="of:=[.$E$2]+[.K49]*[.$G$2]" office:value-type="float" office:value="1379274.625" calcext:value-type="float">
            <text:p>1379274,625</text:p>
          </table:table-cell>
          <table:table-cell table:formula="of:=[.$F$2]+[.L49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39]" office:value-type="float" office:value="1" calcext:value-type="float">
            <text:p>1</text:p>
          </table:table-cell>
          <table:table-cell table:number-columns-repeated="2"/>
          <table:table-cell table:formula="of:=SUBSTITUTE([.H49];&quot;,&quot;;&quot;.&quot;)" office:value-type="string" office:string-value="1379274.625" calcext:value-type="string">
            <text:p>1379274.625</text:p>
          </table:table-cell>
          <table:table-cell table:formula="of:=SUBSTITUTE([.I49];&quot;,&quot;;&quot;.&quot;)" office:value-type="string" office:string-value="5226376.5" calcext:value-type="string">
            <text:p>5226376.5</text:p>
          </table:table-cell>
          <table:table-cell table:formula="of:=SUBSTITUTE([.J49];&quot;,&quot;;&quot;.&quot;)" office:value-type="string" office:string-value="0" calcext:value-type="string">
            <text:p>0</text:p>
          </table:table-cell>
          <table:table-cell table:formula="of:=SUBSTITUTE([.K49];&quot;,&quot;;&quot;.&quot;)" office:value-type="string" office:string-value="-0.25" calcext:value-type="string">
            <text:p>-0.25</text:p>
          </table:table-cell>
          <table:table-cell table:formula="of:=SUBSTITUTE([.L49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49];&quot;, &quot;;[.R49];&quot;, &quot;;[.S49];&quot;, &quot;;[.O49];&quot;, &quot;;[.P49])" office:value-type="string" office:string-value="'AFF_CARRE', '200', 0, -0.25, 1, 1379274.625, 5226376.5" calcext:value-type="string">
            <text:p>'AFF_CARRE', '200', 0, -0.25, 1, 1379274.625, 5226376.5</text:p>
          </table:table-cell>
          <table:table-cell table:formula="of:=CONCATENATE(&quot;INSERT INTO &quot;;CHAR(34);&quot;SymboleTest&quot;;CHAR(34);&quot; VALUES (&quot;;[.T49];&quot;);&quot;)" office:value-type="string" office:string-value="INSERT INTO &quot;SymboleTest&quot; VALUES ('AFF_CARRE', '200', 0, -0.25, 1, 1379274.625, 5226376.5);" calcext:value-type="string">
            <text:p>INSERT INTO "SymboleTest" VALUES ('AFF_CARRE', '200', 0, -0.25, 1, 1379274.625, 5226376.5);</text:p>
          </table:table-cell>
        </table:table-row>
        <table:table-row table:style-name="ro1">
          <table:table-cell table:number-columns-repeated="7"/>
          <table:table-cell table:formula="of:=[.$E$2]+[.K50]*[.$G$2]" office:value-type="float" office:value="1379274.625" calcext:value-type="float">
            <text:p>1379274,625</text:p>
          </table:table-cell>
          <table:table-cell table:formula="of:=[.$F$2]+[.L50]*[.$G$2]" office:value-type="float" office:value="5226378.75" calcext:value-type="float">
            <text:p>5226378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40]" office:value-type="float" office:value="2.5" calcext:value-type="float">
            <text:p>2,5</text:p>
          </table:table-cell>
          <table:table-cell table:number-columns-repeated="2"/>
          <table:table-cell table:formula="of:=SUBSTITUTE([.H50];&quot;,&quot;;&quot;.&quot;)" office:value-type="string" office:string-value="1379274.625" calcext:value-type="string">
            <text:p>1379274.625</text:p>
          </table:table-cell>
          <table:table-cell table:formula="of:=SUBSTITUTE([.I50];&quot;,&quot;;&quot;.&quot;)" office:value-type="string" office:string-value="5226378.75" calcext:value-type="string">
            <text:p>5226378.75</text:p>
          </table:table-cell>
          <table:table-cell table:formula="of:=SUBSTITUTE([.J50];&quot;,&quot;;&quot;.&quot;)" office:value-type="string" office:string-value="0" calcext:value-type="string">
            <text:p>0</text:p>
          </table:table-cell>
          <table:table-cell table:formula="of:=SUBSTITUTE([.K50];&quot;,&quot;;&quot;.&quot;)" office:value-type="string" office:string-value="-0.25" calcext:value-type="string">
            <text:p>-0.25</text:p>
          </table:table-cell>
          <table:table-cell table:formula="of:=SUBSTITUTE([.L50];&quot;,&quot;;&quot;.&quot;)" office:value-type="string" office:string-value="2.5" calcext:value-type="string">
            <text:p>2.5</text:p>
          </table:table-cell>
          <table:table-cell table:formula="of:=CONCATENATE(CHAR(39);&quot;AFF_CARRE&quot;;CHAR(39);&quot;, &quot;;CHAR(39);&quot;200&quot;;CHAR(39);&quot;, &quot;;[.Q50];&quot;, &quot;;[.R50];&quot;, &quot;;[.S50];&quot;, &quot;;[.O50];&quot;, &quot;;[.P50])" office:value-type="string" office:string-value="'AFF_CARRE', '200', 0, -0.25, 2.5, 1379274.625, 5226378.75" calcext:value-type="string">
            <text:p>'AFF_CARRE', '200', 0, -0.25, 2.5, 1379274.625, 5226378.75</text:p>
          </table:table-cell>
          <table:table-cell table:formula="of:=CONCATENATE(&quot;INSERT INTO &quot;;CHAR(34);&quot;SymboleTest&quot;;CHAR(34);&quot; VALUES (&quot;;[.T50];&quot;);&quot;)" office:value-type="string" office:string-value="INSERT INTO &quot;SymboleTest&quot; VALUES ('AFF_CARRE', '200', 0, -0.25, 2.5, 1379274.625, 5226378.75);" calcext:value-type="string">
            <text:p>INSERT INTO "SymboleTest" VALUES ('AFF_CARRE', '200', 0, -0.25, 2.5, 1379274.625, 5226378.75);</text:p>
          </table:table-cell>
        </table:table-row>
        <table:table-row table:style-name="ro1">
          <table:table-cell table:number-columns-repeated="7"/>
          <table:table-cell table:formula="of:=[.$E$2]+[.K51]*[.$G$2]" office:value-type="float" office:value="1379274.625" calcext:value-type="float">
            <text:p>1379274,625</text:p>
          </table:table-cell>
          <table:table-cell table:formula="of:=[.$F$2]+[.L51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41]" office:value-type="float" office:value="5" calcext:value-type="float">
            <text:p>5</text:p>
          </table:table-cell>
          <table:table-cell table:number-columns-repeated="2"/>
          <table:table-cell table:formula="of:=SUBSTITUTE([.H51];&quot;,&quot;;&quot;.&quot;)" office:value-type="string" office:string-value="1379274.625" calcext:value-type="string">
            <text:p>1379274.625</text:p>
          </table:table-cell>
          <table:table-cell table:formula="of:=SUBSTITUTE([.I51];&quot;,&quot;;&quot;.&quot;)" office:value-type="string" office:string-value="5226382.5" calcext:value-type="string">
            <text:p>5226382.5</text:p>
          </table:table-cell>
          <table:table-cell table:formula="of:=SUBSTITUTE([.J51];&quot;,&quot;;&quot;.&quot;)" office:value-type="string" office:string-value="0" calcext:value-type="string">
            <text:p>0</text:p>
          </table:table-cell>
          <table:table-cell table:formula="of:=SUBSTITUTE([.K51];&quot;,&quot;;&quot;.&quot;)" office:value-type="string" office:string-value="-0.25" calcext:value-type="string">
            <text:p>-0.25</text:p>
          </table:table-cell>
          <table:table-cell table:formula="of:=SUBSTITUTE([.L51];&quot;,&quot;;&quot;.&quot;)" office:value-type="string" office:string-value="5" calcext:value-type="string">
            <text:p>5</text:p>
          </table:table-cell>
          <table:table-cell table:formula="of:=CONCATENATE(CHAR(39);&quot;AFF_CARRE&quot;;CHAR(39);&quot;, &quot;;CHAR(39);&quot;200&quot;;CHAR(39);&quot;, &quot;;[.Q51];&quot;, &quot;;[.R51];&quot;, &quot;;[.S51];&quot;, &quot;;[.O51];&quot;, &quot;;[.P51])" office:value-type="string" office:string-value="'AFF_CARRE', '200', 0, -0.25, 5, 1379274.625, 5226382.5" calcext:value-type="string">
            <text:p>'AFF_CARRE', '200', 0, -0.25, 5, 1379274.625, 5226382.5</text:p>
          </table:table-cell>
          <table:table-cell table:formula="of:=CONCATENATE(&quot;INSERT INTO &quot;;CHAR(34);&quot;SymboleTest&quot;;CHAR(34);&quot; VALUES (&quot;;[.T51];&quot;);&quot;)" office:value-type="string" office:string-value="INSERT INTO &quot;SymboleTest&quot; VALUES ('AFF_CARRE', '200', 0, -0.25, 5, 1379274.625, 5226382.5);" calcext:value-type="string">
            <text:p>INSERT INTO "SymboleTest" VALUES ('AFF_CARRE', '200', 0, -0.25, 5, 1379274.625, 5226382.5);</text:p>
          </table:table-cell>
        </table:table-row>
        <table:table-row table:style-name="ro1">
          <table:table-cell table:number-columns-repeated="7"/>
          <table:table-cell table:formula="of:=[.$E$2]+[.K52]*[.$G$2]" office:value-type="float" office:value="1379275.375" calcext:value-type="float">
            <text:p>1379275,375</text:p>
          </table:table-cell>
          <table:table-cell table:formula="of:=[.$F$2]+[.L52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42]" office:value-type="float" office:value="-5" calcext:value-type="float">
            <text:p>-5</text:p>
          </table:table-cell>
          <table:table-cell table:number-columns-repeated="2"/>
          <table:table-cell table:formula="of:=SUBSTITUTE([.H52];&quot;,&quot;;&quot;.&quot;)" office:value-type="string" office:string-value="1379275.375" calcext:value-type="string">
            <text:p>1379275.375</text:p>
          </table:table-cell>
          <table:table-cell table:formula="of:=SUBSTITUTE([.I52];&quot;,&quot;;&quot;.&quot;)" office:value-type="string" office:string-value="5226367.5" calcext:value-type="string">
            <text:p>5226367.5</text:p>
          </table:table-cell>
          <table:table-cell table:formula="of:=SUBSTITUTE([.J52];&quot;,&quot;;&quot;.&quot;)" office:value-type="string" office:string-value="0" calcext:value-type="string">
            <text:p>0</text:p>
          </table:table-cell>
          <table:table-cell table:formula="of:=SUBSTITUTE([.K52];&quot;,&quot;;&quot;.&quot;)" office:value-type="string" office:string-value="0.25" calcext:value-type="string">
            <text:p>0.25</text:p>
          </table:table-cell>
          <table:table-cell table:formula="of:=SUBSTITUTE([.L52];&quot;,&quot;;&quot;.&quot;)" office:value-type="string" office:string-value="-5" calcext:value-type="string">
            <text:p>-5</text:p>
          </table:table-cell>
          <table:table-cell table:formula="of:=CONCATENATE(CHAR(39);&quot;AFF_CARRE&quot;;CHAR(39);&quot;, &quot;;CHAR(39);&quot;200&quot;;CHAR(39);&quot;, &quot;;[.Q52];&quot;, &quot;;[.R52];&quot;, &quot;;[.S52];&quot;, &quot;;[.O52];&quot;, &quot;;[.P52])" office:value-type="string" office:string-value="'AFF_CARRE', '200', 0, 0.25, -5, 1379275.375, 5226367.5" calcext:value-type="string">
            <text:p>'AFF_CARRE', '200', 0, 0.25, -5, 1379275.375, 5226367.5</text:p>
          </table:table-cell>
          <table:table-cell table:formula="of:=CONCATENATE(&quot;INSERT INTO &quot;;CHAR(34);&quot;SymboleTest&quot;;CHAR(34);&quot; VALUES (&quot;;[.T52];&quot;);&quot;)" office:value-type="string" office:string-value="INSERT INTO &quot;SymboleTest&quot; VALUES ('AFF_CARRE', '200', 0, 0.25, -5, 1379275.375, 5226367.5);" calcext:value-type="string">
            <text:p>INSERT INTO "SymboleTest" VALUES ('AFF_CARRE', '200', 0, 0.25, -5, 1379275.375, 5226367.5);</text:p>
          </table:table-cell>
        </table:table-row>
        <table:table-row table:style-name="ro1">
          <table:table-cell table:number-columns-repeated="7"/>
          <table:table-cell table:formula="of:=[.$E$2]+[.K53]*[.$G$2]" office:value-type="float" office:value="1379275.375" calcext:value-type="float">
            <text:p>1379275,375</text:p>
          </table:table-cell>
          <table:table-cell table:formula="of:=[.$F$2]+[.L53]*[.$G$2]" office:value-type="float" office:value="5226371.25" calcext:value-type="float">
            <text:p>5226371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43]" office:value-type="float" office:value="-2.5" calcext:value-type="float">
            <text:p>-2,5</text:p>
          </table:table-cell>
          <table:table-cell table:number-columns-repeated="2"/>
          <table:table-cell table:formula="of:=SUBSTITUTE([.H53];&quot;,&quot;;&quot;.&quot;)" office:value-type="string" office:string-value="1379275.375" calcext:value-type="string">
            <text:p>1379275.375</text:p>
          </table:table-cell>
          <table:table-cell table:formula="of:=SUBSTITUTE([.I53];&quot;,&quot;;&quot;.&quot;)" office:value-type="string" office:string-value="5226371.25" calcext:value-type="string">
            <text:p>5226371.25</text:p>
          </table:table-cell>
          <table:table-cell table:formula="of:=SUBSTITUTE([.J53];&quot;,&quot;;&quot;.&quot;)" office:value-type="string" office:string-value="0" calcext:value-type="string">
            <text:p>0</text:p>
          </table:table-cell>
          <table:table-cell table:formula="of:=SUBSTITUTE([.K53];&quot;,&quot;;&quot;.&quot;)" office:value-type="string" office:string-value="0.25" calcext:value-type="string">
            <text:p>0.25</text:p>
          </table:table-cell>
          <table:table-cell table:formula="of:=SUBSTITUTE([.L53];&quot;,&quot;;&quot;.&quot;)" office:value-type="string" office:string-value="-2.5" calcext:value-type="string">
            <text:p>-2.5</text:p>
          </table:table-cell>
          <table:table-cell table:formula="of:=CONCATENATE(CHAR(39);&quot;AFF_CARRE&quot;;CHAR(39);&quot;, &quot;;CHAR(39);&quot;200&quot;;CHAR(39);&quot;, &quot;;[.Q53];&quot;, &quot;;[.R53];&quot;, &quot;;[.S53];&quot;, &quot;;[.O53];&quot;, &quot;;[.P53])" office:value-type="string" office:string-value="'AFF_CARRE', '200', 0, 0.25, -2.5, 1379275.375, 5226371.25" calcext:value-type="string">
            <text:p>'AFF_CARRE', '200', 0, 0.25, -2.5, 1379275.375, 5226371.25</text:p>
          </table:table-cell>
          <table:table-cell table:formula="of:=CONCATENATE(&quot;INSERT INTO &quot;;CHAR(34);&quot;SymboleTest&quot;;CHAR(34);&quot; VALUES (&quot;;[.T53];&quot;);&quot;)" office:value-type="string" office:string-value="INSERT INTO &quot;SymboleTest&quot; VALUES ('AFF_CARRE', '200', 0, 0.25, -2.5, 1379275.375, 5226371.25);" calcext:value-type="string">
            <text:p>INSERT INTO "SymboleTest" VALUES ('AFF_CARRE', '200', 0, 0.25, -2.5, 1379275.375, 5226371.25);</text:p>
          </table:table-cell>
        </table:table-row>
        <table:table-row table:style-name="ro1">
          <table:table-cell table:number-columns-repeated="7"/>
          <table:table-cell table:formula="of:=[.$E$2]+[.K54]*[.$G$2]" office:value-type="float" office:value="1379275.375" calcext:value-type="float">
            <text:p>1379275,375</text:p>
          </table:table-cell>
          <table:table-cell table:formula="of:=[.$F$2]+[.L54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44]" office:value-type="float" office:value="-1" calcext:value-type="float">
            <text:p>-1</text:p>
          </table:table-cell>
          <table:table-cell table:number-columns-repeated="2"/>
          <table:table-cell table:formula="of:=SUBSTITUTE([.H54];&quot;,&quot;;&quot;.&quot;)" office:value-type="string" office:string-value="1379275.375" calcext:value-type="string">
            <text:p>1379275.375</text:p>
          </table:table-cell>
          <table:table-cell table:formula="of:=SUBSTITUTE([.I54];&quot;,&quot;;&quot;.&quot;)" office:value-type="string" office:string-value="5226373.5" calcext:value-type="string">
            <text:p>5226373.5</text:p>
          </table:table-cell>
          <table:table-cell table:formula="of:=SUBSTITUTE([.J54];&quot;,&quot;;&quot;.&quot;)" office:value-type="string" office:string-value="0" calcext:value-type="string">
            <text:p>0</text:p>
          </table:table-cell>
          <table:table-cell table:formula="of:=SUBSTITUTE([.K54];&quot;,&quot;;&quot;.&quot;)" office:value-type="string" office:string-value="0.25" calcext:value-type="string">
            <text:p>0.25</text:p>
          </table:table-cell>
          <table:table-cell table:formula="of:=SUBSTITUTE([.L54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54];&quot;, &quot;;[.R54];&quot;, &quot;;[.S54];&quot;, &quot;;[.O54];&quot;, &quot;;[.P54])" office:value-type="string" office:string-value="'AFF_CARRE', '200', 0, 0.25, -1, 1379275.375, 5226373.5" calcext:value-type="string">
            <text:p>'AFF_CARRE', '200', 0, 0.25, -1, 1379275.375, 5226373.5</text:p>
          </table:table-cell>
          <table:table-cell table:formula="of:=CONCATENATE(&quot;INSERT INTO &quot;;CHAR(34);&quot;SymboleTest&quot;;CHAR(34);&quot; VALUES (&quot;;[.T54];&quot;);&quot;)" office:value-type="string" office:string-value="INSERT INTO &quot;SymboleTest&quot; VALUES ('AFF_CARRE', '200', 0, 0.25, -1, 1379275.375, 5226373.5);" calcext:value-type="string">
            <text:p>INSERT INTO "SymboleTest" VALUES ('AFF_CARRE', '200', 0, 0.25, -1, 1379275.375, 5226373.5);</text:p>
          </table:table-cell>
        </table:table-row>
        <table:table-row table:style-name="ro1">
          <table:table-cell table:number-columns-repeated="7"/>
          <table:table-cell table:formula="of:=[.$E$2]+[.K55]*[.$G$2]" office:value-type="float" office:value="1379275.375" calcext:value-type="float">
            <text:p>1379275,375</text:p>
          </table:table-cell>
          <table:table-cell table:formula="of:=[.$F$2]+[.L55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45]" office:value-type="float" office:value="-0.5" calcext:value-type="float">
            <text:p>-0,5</text:p>
          </table:table-cell>
          <table:table-cell table:number-columns-repeated="2"/>
          <table:table-cell table:formula="of:=SUBSTITUTE([.H55];&quot;,&quot;;&quot;.&quot;)" office:value-type="string" office:string-value="1379275.375" calcext:value-type="string">
            <text:p>1379275.375</text:p>
          </table:table-cell>
          <table:table-cell table:formula="of:=SUBSTITUTE([.I55];&quot;,&quot;;&quot;.&quot;)" office:value-type="string" office:string-value="5226374.25" calcext:value-type="string">
            <text:p>5226374.25</text:p>
          </table:table-cell>
          <table:table-cell table:formula="of:=SUBSTITUTE([.J55];&quot;,&quot;;&quot;.&quot;)" office:value-type="string" office:string-value="0" calcext:value-type="string">
            <text:p>0</text:p>
          </table:table-cell>
          <table:table-cell table:formula="of:=SUBSTITUTE([.K55];&quot;,&quot;;&quot;.&quot;)" office:value-type="string" office:string-value="0.25" calcext:value-type="string">
            <text:p>0.25</text:p>
          </table:table-cell>
          <table:table-cell table:formula="of:=SUBSTITUTE([.L55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55];&quot;, &quot;;[.R55];&quot;, &quot;;[.S55];&quot;, &quot;;[.O55];&quot;, &quot;;[.P55])" office:value-type="string" office:string-value="'AFF_CARRE', '200', 0, 0.25, -0.5, 1379275.375, 5226374.25" calcext:value-type="string">
            <text:p>'AFF_CARRE', '200', 0, 0.25, -0.5, 1379275.375, 5226374.25</text:p>
          </table:table-cell>
          <table:table-cell table:formula="of:=CONCATENATE(&quot;INSERT INTO &quot;;CHAR(34);&quot;SymboleTest&quot;;CHAR(34);&quot; VALUES (&quot;;[.T55];&quot;);&quot;)" office:value-type="string" office:string-value="INSERT INTO &quot;SymboleTest&quot; VALUES ('AFF_CARRE', '200', 0, 0.25, -0.5, 1379275.375, 5226374.25);" calcext:value-type="string">
            <text:p>INSERT INTO "SymboleTest" VALUES ('AFF_CARRE', '200', 0, 0.25, -0.5, 1379275.375, 5226374.25);</text:p>
          </table:table-cell>
        </table:table-row>
        <table:table-row table:style-name="ro1">
          <table:table-cell table:number-columns-repeated="7"/>
          <table:table-cell table:formula="of:=[.$E$2]+[.K56]*[.$G$2]" office:value-type="float" office:value="1379275.375" calcext:value-type="float">
            <text:p>1379275,375</text:p>
          </table:table-cell>
          <table:table-cell table:formula="of:=[.$F$2]+[.L56]*[.$G$2]" office:value-type="float" office:value="5226374.625" calcext:value-type="float">
            <text:p>5226374,6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46]" office:value-type="float" office:value="-0.25" calcext:value-type="float">
            <text:p>-0,25</text:p>
          </table:table-cell>
          <table:table-cell table:number-columns-repeated="2"/>
          <table:table-cell table:formula="of:=SUBSTITUTE([.H56];&quot;,&quot;;&quot;.&quot;)" office:value-type="string" office:string-value="1379275.375" calcext:value-type="string">
            <text:p>1379275.375</text:p>
          </table:table-cell>
          <table:table-cell table:formula="of:=SUBSTITUTE([.I56];&quot;,&quot;;&quot;.&quot;)" office:value-type="string" office:string-value="5226374.625" calcext:value-type="string">
            <text:p>5226374.625</text:p>
          </table:table-cell>
          <table:table-cell table:formula="of:=SUBSTITUTE([.J56];&quot;,&quot;;&quot;.&quot;)" office:value-type="string" office:string-value="0" calcext:value-type="string">
            <text:p>0</text:p>
          </table:table-cell>
          <table:table-cell table:formula="of:=SUBSTITUTE([.K56];&quot;,&quot;;&quot;.&quot;)" office:value-type="string" office:string-value="0.25" calcext:value-type="string">
            <text:p>0.25</text:p>
          </table:table-cell>
          <table:table-cell table:formula="of:=SUBSTITUTE([.L56];&quot;,&quot;;&quot;.&quot;)" office:value-type="string" office:string-value="-0.25" calcext:value-type="string">
            <text:p>-0.25</text:p>
          </table:table-cell>
          <table:table-cell table:formula="of:=CONCATENATE(CHAR(39);&quot;AFF_CARRE&quot;;CHAR(39);&quot;, &quot;;CHAR(39);&quot;200&quot;;CHAR(39);&quot;, &quot;;[.Q56];&quot;, &quot;;[.R56];&quot;, &quot;;[.S56];&quot;, &quot;;[.O56];&quot;, &quot;;[.P56])" office:value-type="string" office:string-value="'AFF_CARRE', '200', 0, 0.25, -0.25, 1379275.375, 5226374.625" calcext:value-type="string">
            <text:p>'AFF_CARRE', '200', 0, 0.25, -0.25, 1379275.375, 5226374.625</text:p>
          </table:table-cell>
          <table:table-cell table:formula="of:=CONCATENATE(&quot;INSERT INTO &quot;;CHAR(34);&quot;SymboleTest&quot;;CHAR(34);&quot; VALUES (&quot;;[.T56];&quot;);&quot;)" office:value-type="string" office:string-value="INSERT INTO &quot;SymboleTest&quot; VALUES ('AFF_CARRE', '200', 0, 0.25, -0.25, 1379275.375, 5226374.625);" calcext:value-type="string">
            <text:p>INSERT INTO "SymboleTest" VALUES ('AFF_CARRE', '200', 0, 0.25, -0.25, 1379275.375, 5226374.625);</text:p>
          </table:table-cell>
        </table:table-row>
        <table:table-row table:style-name="ro1">
          <table:table-cell table:number-columns-repeated="7"/>
          <table:table-cell table:formula="of:=[.$E$2]+[.K57]*[.$G$2]" office:value-type="float" office:value="1379275.375" calcext:value-type="float">
            <text:p>1379275,375</text:p>
          </table:table-cell>
          <table:table-cell table:formula="of:=[.$F$2]+[.L57]*[.$G$2]" office:value-type="float" office:value="5226375.375" calcext:value-type="float">
            <text:p>5226375,3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47]" office:value-type="float" office:value="0.25" calcext:value-type="float">
            <text:p>0,25</text:p>
          </table:table-cell>
          <table:table-cell table:number-columns-repeated="2"/>
          <table:table-cell table:formula="of:=SUBSTITUTE([.H57];&quot;,&quot;;&quot;.&quot;)" office:value-type="string" office:string-value="1379275.375" calcext:value-type="string">
            <text:p>1379275.375</text:p>
          </table:table-cell>
          <table:table-cell table:formula="of:=SUBSTITUTE([.I57];&quot;,&quot;;&quot;.&quot;)" office:value-type="string" office:string-value="5226375.375" calcext:value-type="string">
            <text:p>5226375.375</text:p>
          </table:table-cell>
          <table:table-cell table:formula="of:=SUBSTITUTE([.J57];&quot;,&quot;;&quot;.&quot;)" office:value-type="string" office:string-value="0" calcext:value-type="string">
            <text:p>0</text:p>
          </table:table-cell>
          <table:table-cell table:formula="of:=SUBSTITUTE([.K57];&quot;,&quot;;&quot;.&quot;)" office:value-type="string" office:string-value="0.25" calcext:value-type="string">
            <text:p>0.25</text:p>
          </table:table-cell>
          <table:table-cell table:formula="of:=SUBSTITUTE([.L57];&quot;,&quot;;&quot;.&quot;)" office:value-type="string" office:string-value="0.25" calcext:value-type="string">
            <text:p>0.25</text:p>
          </table:table-cell>
          <table:table-cell table:formula="of:=CONCATENATE(CHAR(39);&quot;AFF_CARRE&quot;;CHAR(39);&quot;, &quot;;CHAR(39);&quot;200&quot;;CHAR(39);&quot;, &quot;;[.Q57];&quot;, &quot;;[.R57];&quot;, &quot;;[.S57];&quot;, &quot;;[.O57];&quot;, &quot;;[.P57])" office:value-type="string" office:string-value="'AFF_CARRE', '200', 0, 0.25, 0.25, 1379275.375, 5226375.375" calcext:value-type="string">
            <text:p>'AFF_CARRE', '200', 0, 0.25, 0.25, 1379275.375, 5226375.375</text:p>
          </table:table-cell>
          <table:table-cell table:formula="of:=CONCATENATE(&quot;INSERT INTO &quot;;CHAR(34);&quot;SymboleTest&quot;;CHAR(34);&quot; VALUES (&quot;;[.T57];&quot;);&quot;)" office:value-type="string" office:string-value="INSERT INTO &quot;SymboleTest&quot; VALUES ('AFF_CARRE', '200', 0, 0.25, 0.25, 1379275.375, 5226375.375);" calcext:value-type="string">
            <text:p>INSERT INTO "SymboleTest" VALUES ('AFF_CARRE', '200', 0, 0.25, 0.25, 1379275.375, 5226375.375);</text:p>
          </table:table-cell>
        </table:table-row>
        <table:table-row table:style-name="ro1">
          <table:table-cell table:number-columns-repeated="7"/>
          <table:table-cell table:formula="of:=[.$E$2]+[.K58]*[.$G$2]" office:value-type="float" office:value="1379275.375" calcext:value-type="float">
            <text:p>1379275,375</text:p>
          </table:table-cell>
          <table:table-cell table:formula="of:=[.$F$2]+[.L58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48]" office:value-type="float" office:value="0.5" calcext:value-type="float">
            <text:p>0,5</text:p>
          </table:table-cell>
          <table:table-cell table:number-columns-repeated="2"/>
          <table:table-cell table:formula="of:=SUBSTITUTE([.H58];&quot;,&quot;;&quot;.&quot;)" office:value-type="string" office:string-value="1379275.375" calcext:value-type="string">
            <text:p>1379275.375</text:p>
          </table:table-cell>
          <table:table-cell table:formula="of:=SUBSTITUTE([.I58];&quot;,&quot;;&quot;.&quot;)" office:value-type="string" office:string-value="5226375.75" calcext:value-type="string">
            <text:p>5226375.75</text:p>
          </table:table-cell>
          <table:table-cell table:formula="of:=SUBSTITUTE([.J58];&quot;,&quot;;&quot;.&quot;)" office:value-type="string" office:string-value="0" calcext:value-type="string">
            <text:p>0</text:p>
          </table:table-cell>
          <table:table-cell table:formula="of:=SUBSTITUTE([.K58];&quot;,&quot;;&quot;.&quot;)" office:value-type="string" office:string-value="0.25" calcext:value-type="string">
            <text:p>0.25</text:p>
          </table:table-cell>
          <table:table-cell table:formula="of:=SUBSTITUTE([.L58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58];&quot;, &quot;;[.R58];&quot;, &quot;;[.S58];&quot;, &quot;;[.O58];&quot;, &quot;;[.P58])" office:value-type="string" office:string-value="'AFF_CARRE', '200', 0, 0.25, 0.5, 1379275.375, 5226375.75" calcext:value-type="string">
            <text:p>'AFF_CARRE', '200', 0, 0.25, 0.5, 1379275.375, 5226375.75</text:p>
          </table:table-cell>
          <table:table-cell table:formula="of:=CONCATENATE(&quot;INSERT INTO &quot;;CHAR(34);&quot;SymboleTest&quot;;CHAR(34);&quot; VALUES (&quot;;[.T58];&quot;);&quot;)" office:value-type="string" office:string-value="INSERT INTO &quot;SymboleTest&quot; VALUES ('AFF_CARRE', '200', 0, 0.25, 0.5, 1379275.375, 5226375.75);" calcext:value-type="string">
            <text:p>INSERT INTO "SymboleTest" VALUES ('AFF_CARRE', '200', 0, 0.25, 0.5, 1379275.375, 5226375.75);</text:p>
          </table:table-cell>
        </table:table-row>
        <table:table-row table:style-name="ro1">
          <table:table-cell table:number-columns-repeated="7"/>
          <table:table-cell table:formula="of:=[.$E$2]+[.K59]*[.$G$2]" office:value-type="float" office:value="1379275.375" calcext:value-type="float">
            <text:p>1379275,375</text:p>
          </table:table-cell>
          <table:table-cell table:formula="of:=[.$F$2]+[.L59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49]" office:value-type="float" office:value="1" calcext:value-type="float">
            <text:p>1</text:p>
          </table:table-cell>
          <table:table-cell table:number-columns-repeated="2"/>
          <table:table-cell table:formula="of:=SUBSTITUTE([.H59];&quot;,&quot;;&quot;.&quot;)" office:value-type="string" office:string-value="1379275.375" calcext:value-type="string">
            <text:p>1379275.375</text:p>
          </table:table-cell>
          <table:table-cell table:formula="of:=SUBSTITUTE([.I59];&quot;,&quot;;&quot;.&quot;)" office:value-type="string" office:string-value="5226376.5" calcext:value-type="string">
            <text:p>5226376.5</text:p>
          </table:table-cell>
          <table:table-cell table:formula="of:=SUBSTITUTE([.J59];&quot;,&quot;;&quot;.&quot;)" office:value-type="string" office:string-value="0" calcext:value-type="string">
            <text:p>0</text:p>
          </table:table-cell>
          <table:table-cell table:formula="of:=SUBSTITUTE([.K59];&quot;,&quot;;&quot;.&quot;)" office:value-type="string" office:string-value="0.25" calcext:value-type="string">
            <text:p>0.25</text:p>
          </table:table-cell>
          <table:table-cell table:formula="of:=SUBSTITUTE([.L59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59];&quot;, &quot;;[.R59];&quot;, &quot;;[.S59];&quot;, &quot;;[.O59];&quot;, &quot;;[.P59])" office:value-type="string" office:string-value="'AFF_CARRE', '200', 0, 0.25, 1, 1379275.375, 5226376.5" calcext:value-type="string">
            <text:p>'AFF_CARRE', '200', 0, 0.25, 1, 1379275.375, 5226376.5</text:p>
          </table:table-cell>
          <table:table-cell table:formula="of:=CONCATENATE(&quot;INSERT INTO &quot;;CHAR(34);&quot;SymboleTest&quot;;CHAR(34);&quot; VALUES (&quot;;[.T59];&quot;);&quot;)" office:value-type="string" office:string-value="INSERT INTO &quot;SymboleTest&quot; VALUES ('AFF_CARRE', '200', 0, 0.25, 1, 1379275.375, 5226376.5);" calcext:value-type="string">
            <text:p>INSERT INTO "SymboleTest" VALUES ('AFF_CARRE', '200', 0, 0.25, 1, 1379275.375, 5226376.5);</text:p>
          </table:table-cell>
        </table:table-row>
        <table:table-row table:style-name="ro1">
          <table:table-cell table:number-columns-repeated="7"/>
          <table:table-cell table:formula="of:=[.$E$2]+[.K60]*[.$G$2]" office:value-type="float" office:value="1379275.375" calcext:value-type="float">
            <text:p>1379275,375</text:p>
          </table:table-cell>
          <table:table-cell table:formula="of:=[.$F$2]+[.L60]*[.$G$2]" office:value-type="float" office:value="5226378.75" calcext:value-type="float">
            <text:p>5226378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50]" office:value-type="float" office:value="2.5" calcext:value-type="float">
            <text:p>2,5</text:p>
          </table:table-cell>
          <table:table-cell table:number-columns-repeated="2"/>
          <table:table-cell table:formula="of:=SUBSTITUTE([.H60];&quot;,&quot;;&quot;.&quot;)" office:value-type="string" office:string-value="1379275.375" calcext:value-type="string">
            <text:p>1379275.375</text:p>
          </table:table-cell>
          <table:table-cell table:formula="of:=SUBSTITUTE([.I60];&quot;,&quot;;&quot;.&quot;)" office:value-type="string" office:string-value="5226378.75" calcext:value-type="string">
            <text:p>5226378.75</text:p>
          </table:table-cell>
          <table:table-cell table:formula="of:=SUBSTITUTE([.J60];&quot;,&quot;;&quot;.&quot;)" office:value-type="string" office:string-value="0" calcext:value-type="string">
            <text:p>0</text:p>
          </table:table-cell>
          <table:table-cell table:formula="of:=SUBSTITUTE([.K60];&quot;,&quot;;&quot;.&quot;)" office:value-type="string" office:string-value="0.25" calcext:value-type="string">
            <text:p>0.25</text:p>
          </table:table-cell>
          <table:table-cell table:formula="of:=SUBSTITUTE([.L60];&quot;,&quot;;&quot;.&quot;)" office:value-type="string" office:string-value="2.5" calcext:value-type="string">
            <text:p>2.5</text:p>
          </table:table-cell>
          <table:table-cell table:formula="of:=CONCATENATE(CHAR(39);&quot;AFF_CARRE&quot;;CHAR(39);&quot;, &quot;;CHAR(39);&quot;200&quot;;CHAR(39);&quot;, &quot;;[.Q60];&quot;, &quot;;[.R60];&quot;, &quot;;[.S60];&quot;, &quot;;[.O60];&quot;, &quot;;[.P60])" office:value-type="string" office:string-value="'AFF_CARRE', '200', 0, 0.25, 2.5, 1379275.375, 5226378.75" calcext:value-type="string">
            <text:p>'AFF_CARRE', '200', 0, 0.25, 2.5, 1379275.375, 5226378.75</text:p>
          </table:table-cell>
          <table:table-cell table:formula="of:=CONCATENATE(&quot;INSERT INTO &quot;;CHAR(34);&quot;SymboleTest&quot;;CHAR(34);&quot; VALUES (&quot;;[.T60];&quot;);&quot;)" office:value-type="string" office:string-value="INSERT INTO &quot;SymboleTest&quot; VALUES ('AFF_CARRE', '200', 0, 0.25, 2.5, 1379275.375, 5226378.75);" calcext:value-type="string">
            <text:p>INSERT INTO "SymboleTest" VALUES ('AFF_CARRE', '200', 0, 0.25, 2.5, 1379275.375, 5226378.75);</text:p>
          </table:table-cell>
        </table:table-row>
        <table:table-row table:style-name="ro1">
          <table:table-cell table:number-columns-repeated="7"/>
          <table:table-cell table:formula="of:=[.$E$2]+[.K61]*[.$G$2]" office:value-type="float" office:value="1379275.375" calcext:value-type="float">
            <text:p>1379275,375</text:p>
          </table:table-cell>
          <table:table-cell table:formula="of:=[.$F$2]+[.L61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51]" office:value-type="float" office:value="5" calcext:value-type="float">
            <text:p>5</text:p>
          </table:table-cell>
          <table:table-cell table:number-columns-repeated="2"/>
          <table:table-cell table:formula="of:=SUBSTITUTE([.H61];&quot;,&quot;;&quot;.&quot;)" office:value-type="string" office:string-value="1379275.375" calcext:value-type="string">
            <text:p>1379275.375</text:p>
          </table:table-cell>
          <table:table-cell table:formula="of:=SUBSTITUTE([.I61];&quot;,&quot;;&quot;.&quot;)" office:value-type="string" office:string-value="5226382.5" calcext:value-type="string">
            <text:p>5226382.5</text:p>
          </table:table-cell>
          <table:table-cell table:formula="of:=SUBSTITUTE([.J61];&quot;,&quot;;&quot;.&quot;)" office:value-type="string" office:string-value="0" calcext:value-type="string">
            <text:p>0</text:p>
          </table:table-cell>
          <table:table-cell table:formula="of:=SUBSTITUTE([.K61];&quot;,&quot;;&quot;.&quot;)" office:value-type="string" office:string-value="0.25" calcext:value-type="string">
            <text:p>0.25</text:p>
          </table:table-cell>
          <table:table-cell table:formula="of:=SUBSTITUTE([.L61];&quot;,&quot;;&quot;.&quot;)" office:value-type="string" office:string-value="5" calcext:value-type="string">
            <text:p>5</text:p>
          </table:table-cell>
          <table:table-cell table:formula="of:=CONCATENATE(CHAR(39);&quot;AFF_CARRE&quot;;CHAR(39);&quot;, &quot;;CHAR(39);&quot;200&quot;;CHAR(39);&quot;, &quot;;[.Q61];&quot;, &quot;;[.R61];&quot;, &quot;;[.S61];&quot;, &quot;;[.O61];&quot;, &quot;;[.P61])" office:value-type="string" office:string-value="'AFF_CARRE', '200', 0, 0.25, 5, 1379275.375, 5226382.5" calcext:value-type="string">
            <text:p>'AFF_CARRE', '200', 0, 0.25, 5, 1379275.375, 5226382.5</text:p>
          </table:table-cell>
          <table:table-cell table:formula="of:=CONCATENATE(&quot;INSERT INTO &quot;;CHAR(34);&quot;SymboleTest&quot;;CHAR(34);&quot; VALUES (&quot;;[.T61];&quot;);&quot;)" office:value-type="string" office:string-value="INSERT INTO &quot;SymboleTest&quot; VALUES ('AFF_CARRE', '200', 0, 0.25, 5, 1379275.375, 5226382.5);" calcext:value-type="string">
            <text:p>INSERT INTO "SymboleTest" VALUES ('AFF_CARRE', '200', 0, 0.25, 5, 1379275.375, 5226382.5);</text:p>
          </table:table-cell>
        </table:table-row>
        <table:table-row table:style-name="ro1">
          <table:table-cell table:number-columns-repeated="7"/>
          <table:table-cell table:formula="of:=[.$E$2]+[.K62]*[.$G$2]" office:value-type="float" office:value="1379275.75" calcext:value-type="float">
            <text:p>1379275,75</text:p>
          </table:table-cell>
          <table:table-cell table:formula="of:=[.$F$2]+[.L62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52]" office:value-type="float" office:value="-5" calcext:value-type="float">
            <text:p>-5</text:p>
          </table:table-cell>
          <table:table-cell table:number-columns-repeated="2"/>
          <table:table-cell table:formula="of:=SUBSTITUTE([.H62];&quot;,&quot;;&quot;.&quot;)" office:value-type="string" office:string-value="1379275.75" calcext:value-type="string">
            <text:p>1379275.75</text:p>
          </table:table-cell>
          <table:table-cell table:formula="of:=SUBSTITUTE([.I62];&quot;,&quot;;&quot;.&quot;)" office:value-type="string" office:string-value="5226367.5" calcext:value-type="string">
            <text:p>5226367.5</text:p>
          </table:table-cell>
          <table:table-cell table:formula="of:=SUBSTITUTE([.J62];&quot;,&quot;;&quot;.&quot;)" office:value-type="string" office:string-value="0" calcext:value-type="string">
            <text:p>0</text:p>
          </table:table-cell>
          <table:table-cell table:formula="of:=SUBSTITUTE([.K62];&quot;,&quot;;&quot;.&quot;)" office:value-type="string" office:string-value="0.5" calcext:value-type="string">
            <text:p>0.5</text:p>
          </table:table-cell>
          <table:table-cell table:formula="of:=SUBSTITUTE([.L62];&quot;,&quot;;&quot;.&quot;)" office:value-type="string" office:string-value="-5" calcext:value-type="string">
            <text:p>-5</text:p>
          </table:table-cell>
          <table:table-cell table:formula="of:=CONCATENATE(CHAR(39);&quot;AFF_CARRE&quot;;CHAR(39);&quot;, &quot;;CHAR(39);&quot;200&quot;;CHAR(39);&quot;, &quot;;[.Q62];&quot;, &quot;;[.R62];&quot;, &quot;;[.S62];&quot;, &quot;;[.O62];&quot;, &quot;;[.P62])" office:value-type="string" office:string-value="'AFF_CARRE', '200', 0, 0.5, -5, 1379275.75, 5226367.5" calcext:value-type="string">
            <text:p>'AFF_CARRE', '200', 0, 0.5, -5, 1379275.75, 5226367.5</text:p>
          </table:table-cell>
          <table:table-cell table:formula="of:=CONCATENATE(&quot;INSERT INTO &quot;;CHAR(34);&quot;SymboleTest&quot;;CHAR(34);&quot; VALUES (&quot;;[.T62];&quot;);&quot;)" office:value-type="string" office:string-value="INSERT INTO &quot;SymboleTest&quot; VALUES ('AFF_CARRE', '200', 0, 0.5, -5, 1379275.75, 5226367.5);" calcext:value-type="string">
            <text:p>INSERT INTO "SymboleTest" VALUES ('AFF_CARRE', '200', 0, 0.5, -5, 1379275.75, 5226367.5);</text:p>
          </table:table-cell>
        </table:table-row>
        <table:table-row table:style-name="ro1">
          <table:table-cell table:number-columns-repeated="7"/>
          <table:table-cell table:formula="of:=[.$E$2]+[.K63]*[.$G$2]" office:value-type="float" office:value="1379275.75" calcext:value-type="float">
            <text:p>1379275,75</text:p>
          </table:table-cell>
          <table:table-cell table:formula="of:=[.$F$2]+[.L63]*[.$G$2]" office:value-type="float" office:value="5226371.25" calcext:value-type="float">
            <text:p>5226371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53]" office:value-type="float" office:value="-2.5" calcext:value-type="float">
            <text:p>-2,5</text:p>
          </table:table-cell>
          <table:table-cell table:number-columns-repeated="2"/>
          <table:table-cell table:formula="of:=SUBSTITUTE([.H63];&quot;,&quot;;&quot;.&quot;)" office:value-type="string" office:string-value="1379275.75" calcext:value-type="string">
            <text:p>1379275.75</text:p>
          </table:table-cell>
          <table:table-cell table:formula="of:=SUBSTITUTE([.I63];&quot;,&quot;;&quot;.&quot;)" office:value-type="string" office:string-value="5226371.25" calcext:value-type="string">
            <text:p>5226371.25</text:p>
          </table:table-cell>
          <table:table-cell table:formula="of:=SUBSTITUTE([.J63];&quot;,&quot;;&quot;.&quot;)" office:value-type="string" office:string-value="0" calcext:value-type="string">
            <text:p>0</text:p>
          </table:table-cell>
          <table:table-cell table:formula="of:=SUBSTITUTE([.K63];&quot;,&quot;;&quot;.&quot;)" office:value-type="string" office:string-value="0.5" calcext:value-type="string">
            <text:p>0.5</text:p>
          </table:table-cell>
          <table:table-cell table:formula="of:=SUBSTITUTE([.L63];&quot;,&quot;;&quot;.&quot;)" office:value-type="string" office:string-value="-2.5" calcext:value-type="string">
            <text:p>-2.5</text:p>
          </table:table-cell>
          <table:table-cell table:formula="of:=CONCATENATE(CHAR(39);&quot;AFF_CARRE&quot;;CHAR(39);&quot;, &quot;;CHAR(39);&quot;200&quot;;CHAR(39);&quot;, &quot;;[.Q63];&quot;, &quot;;[.R63];&quot;, &quot;;[.S63];&quot;, &quot;;[.O63];&quot;, &quot;;[.P63])" office:value-type="string" office:string-value="'AFF_CARRE', '200', 0, 0.5, -2.5, 1379275.75, 5226371.25" calcext:value-type="string">
            <text:p>'AFF_CARRE', '200', 0, 0.5, -2.5, 1379275.75, 5226371.25</text:p>
          </table:table-cell>
          <table:table-cell table:formula="of:=CONCATENATE(&quot;INSERT INTO &quot;;CHAR(34);&quot;SymboleTest&quot;;CHAR(34);&quot; VALUES (&quot;;[.T63];&quot;);&quot;)" office:value-type="string" office:string-value="INSERT INTO &quot;SymboleTest&quot; VALUES ('AFF_CARRE', '200', 0, 0.5, -2.5, 1379275.75, 5226371.25);" calcext:value-type="string">
            <text:p>INSERT INTO "SymboleTest" VALUES ('AFF_CARRE', '200', 0, 0.5, -2.5, 1379275.75, 5226371.25);</text:p>
          </table:table-cell>
        </table:table-row>
        <table:table-row table:style-name="ro1">
          <table:table-cell table:number-columns-repeated="7"/>
          <table:table-cell table:formula="of:=[.$E$2]+[.K64]*[.$G$2]" office:value-type="float" office:value="1379275.75" calcext:value-type="float">
            <text:p>1379275,75</text:p>
          </table:table-cell>
          <table:table-cell table:formula="of:=[.$F$2]+[.L64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54]" office:value-type="float" office:value="-1" calcext:value-type="float">
            <text:p>-1</text:p>
          </table:table-cell>
          <table:table-cell table:number-columns-repeated="2"/>
          <table:table-cell table:formula="of:=SUBSTITUTE([.H64];&quot;,&quot;;&quot;.&quot;)" office:value-type="string" office:string-value="1379275.75" calcext:value-type="string">
            <text:p>1379275.75</text:p>
          </table:table-cell>
          <table:table-cell table:formula="of:=SUBSTITUTE([.I64];&quot;,&quot;;&quot;.&quot;)" office:value-type="string" office:string-value="5226373.5" calcext:value-type="string">
            <text:p>5226373.5</text:p>
          </table:table-cell>
          <table:table-cell table:formula="of:=SUBSTITUTE([.J64];&quot;,&quot;;&quot;.&quot;)" office:value-type="string" office:string-value="0" calcext:value-type="string">
            <text:p>0</text:p>
          </table:table-cell>
          <table:table-cell table:formula="of:=SUBSTITUTE([.K64];&quot;,&quot;;&quot;.&quot;)" office:value-type="string" office:string-value="0.5" calcext:value-type="string">
            <text:p>0.5</text:p>
          </table:table-cell>
          <table:table-cell table:formula="of:=SUBSTITUTE([.L64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64];&quot;, &quot;;[.R64];&quot;, &quot;;[.S64];&quot;, &quot;;[.O64];&quot;, &quot;;[.P64])" office:value-type="string" office:string-value="'AFF_CARRE', '200', 0, 0.5, -1, 1379275.75, 5226373.5" calcext:value-type="string">
            <text:p>'AFF_CARRE', '200', 0, 0.5, -1, 1379275.75, 5226373.5</text:p>
          </table:table-cell>
          <table:table-cell table:formula="of:=CONCATENATE(&quot;INSERT INTO &quot;;CHAR(34);&quot;SymboleTest&quot;;CHAR(34);&quot; VALUES (&quot;;[.T64];&quot;);&quot;)" office:value-type="string" office:string-value="INSERT INTO &quot;SymboleTest&quot; VALUES ('AFF_CARRE', '200', 0, 0.5, -1, 1379275.75, 5226373.5);" calcext:value-type="string">
            <text:p>INSERT INTO "SymboleTest" VALUES ('AFF_CARRE', '200', 0, 0.5, -1, 1379275.75, 5226373.5);</text:p>
          </table:table-cell>
        </table:table-row>
        <table:table-row table:style-name="ro1">
          <table:table-cell table:number-columns-repeated="7"/>
          <table:table-cell table:formula="of:=[.$E$2]+[.K65]*[.$G$2]" office:value-type="float" office:value="1379275.75" calcext:value-type="float">
            <text:p>1379275,75</text:p>
          </table:table-cell>
          <table:table-cell table:formula="of:=[.$F$2]+[.L65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55]" office:value-type="float" office:value="-0.5" calcext:value-type="float">
            <text:p>-0,5</text:p>
          </table:table-cell>
          <table:table-cell table:number-columns-repeated="2"/>
          <table:table-cell table:formula="of:=SUBSTITUTE([.H65];&quot;,&quot;;&quot;.&quot;)" office:value-type="string" office:string-value="1379275.75" calcext:value-type="string">
            <text:p>1379275.75</text:p>
          </table:table-cell>
          <table:table-cell table:formula="of:=SUBSTITUTE([.I65];&quot;,&quot;;&quot;.&quot;)" office:value-type="string" office:string-value="5226374.25" calcext:value-type="string">
            <text:p>5226374.25</text:p>
          </table:table-cell>
          <table:table-cell table:formula="of:=SUBSTITUTE([.J65];&quot;,&quot;;&quot;.&quot;)" office:value-type="string" office:string-value="0" calcext:value-type="string">
            <text:p>0</text:p>
          </table:table-cell>
          <table:table-cell table:formula="of:=SUBSTITUTE([.K65];&quot;,&quot;;&quot;.&quot;)" office:value-type="string" office:string-value="0.5" calcext:value-type="string">
            <text:p>0.5</text:p>
          </table:table-cell>
          <table:table-cell table:formula="of:=SUBSTITUTE([.L65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65];&quot;, &quot;;[.R65];&quot;, &quot;;[.S65];&quot;, &quot;;[.O65];&quot;, &quot;;[.P65])" office:value-type="string" office:string-value="'AFF_CARRE', '200', 0, 0.5, -0.5, 1379275.75, 5226374.25" calcext:value-type="string">
            <text:p>'AFF_CARRE', '200', 0, 0.5, -0.5, 1379275.75, 5226374.25</text:p>
          </table:table-cell>
          <table:table-cell table:formula="of:=CONCATENATE(&quot;INSERT INTO &quot;;CHAR(34);&quot;SymboleTest&quot;;CHAR(34);&quot; VALUES (&quot;;[.T65];&quot;);&quot;)" office:value-type="string" office:string-value="INSERT INTO &quot;SymboleTest&quot; VALUES ('AFF_CARRE', '200', 0, 0.5, -0.5, 1379275.75, 5226374.25);" calcext:value-type="string">
            <text:p>INSERT INTO "SymboleTest" VALUES ('AFF_CARRE', '200', 0, 0.5, -0.5, 1379275.75, 5226374.25);</text:p>
          </table:table-cell>
        </table:table-row>
        <table:table-row table:style-name="ro1">
          <table:table-cell table:number-columns-repeated="7"/>
          <table:table-cell table:formula="of:=[.$E$2]+[.K66]*[.$G$2]" office:value-type="float" office:value="1379275.75" calcext:value-type="float">
            <text:p>1379275,75</text:p>
          </table:table-cell>
          <table:table-cell table:formula="of:=[.$F$2]+[.L66]*[.$G$2]" office:value-type="float" office:value="5226374.625" calcext:value-type="float">
            <text:p>5226374,6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56]" office:value-type="float" office:value="-0.25" calcext:value-type="float">
            <text:p>-0,25</text:p>
          </table:table-cell>
          <table:table-cell table:number-columns-repeated="2"/>
          <table:table-cell table:formula="of:=SUBSTITUTE([.H66];&quot;,&quot;;&quot;.&quot;)" office:value-type="string" office:string-value="1379275.75" calcext:value-type="string">
            <text:p>1379275.75</text:p>
          </table:table-cell>
          <table:table-cell table:formula="of:=SUBSTITUTE([.I66];&quot;,&quot;;&quot;.&quot;)" office:value-type="string" office:string-value="5226374.625" calcext:value-type="string">
            <text:p>5226374.625</text:p>
          </table:table-cell>
          <table:table-cell table:formula="of:=SUBSTITUTE([.J66];&quot;,&quot;;&quot;.&quot;)" office:value-type="string" office:string-value="0" calcext:value-type="string">
            <text:p>0</text:p>
          </table:table-cell>
          <table:table-cell table:formula="of:=SUBSTITUTE([.K66];&quot;,&quot;;&quot;.&quot;)" office:value-type="string" office:string-value="0.5" calcext:value-type="string">
            <text:p>0.5</text:p>
          </table:table-cell>
          <table:table-cell table:formula="of:=SUBSTITUTE([.L66];&quot;,&quot;;&quot;.&quot;)" office:value-type="string" office:string-value="-0.25" calcext:value-type="string">
            <text:p>-0.25</text:p>
          </table:table-cell>
          <table:table-cell table:formula="of:=CONCATENATE(CHAR(39);&quot;AFF_CARRE&quot;;CHAR(39);&quot;, &quot;;CHAR(39);&quot;200&quot;;CHAR(39);&quot;, &quot;;[.Q66];&quot;, &quot;;[.R66];&quot;, &quot;;[.S66];&quot;, &quot;;[.O66];&quot;, &quot;;[.P66])" office:value-type="string" office:string-value="'AFF_CARRE', '200', 0, 0.5, -0.25, 1379275.75, 5226374.625" calcext:value-type="string">
            <text:p>'AFF_CARRE', '200', 0, 0.5, -0.25, 1379275.75, 5226374.625</text:p>
          </table:table-cell>
          <table:table-cell table:formula="of:=CONCATENATE(&quot;INSERT INTO &quot;;CHAR(34);&quot;SymboleTest&quot;;CHAR(34);&quot; VALUES (&quot;;[.T66];&quot;);&quot;)" office:value-type="string" office:string-value="INSERT INTO &quot;SymboleTest&quot; VALUES ('AFF_CARRE', '200', 0, 0.5, -0.25, 1379275.75, 5226374.625);" calcext:value-type="string">
            <text:p>INSERT INTO "SymboleTest" VALUES ('AFF_CARRE', '200', 0, 0.5, -0.25, 1379275.75, 5226374.625);</text:p>
          </table:table-cell>
        </table:table-row>
        <table:table-row table:style-name="ro1">
          <table:table-cell table:number-columns-repeated="7"/>
          <table:table-cell table:formula="of:=[.$E$2]+[.K67]*[.$G$2]" office:value-type="float" office:value="1379275.75" calcext:value-type="float">
            <text:p>1379275,75</text:p>
          </table:table-cell>
          <table:table-cell table:formula="of:=[.$F$2]+[.L67]*[.$G$2]" office:value-type="float" office:value="5226375.375" calcext:value-type="float">
            <text:p>5226375,3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57]" office:value-type="float" office:value="0.25" calcext:value-type="float">
            <text:p>0,25</text:p>
          </table:table-cell>
          <table:table-cell table:number-columns-repeated="2"/>
          <table:table-cell table:formula="of:=SUBSTITUTE([.H67];&quot;,&quot;;&quot;.&quot;)" office:value-type="string" office:string-value="1379275.75" calcext:value-type="string">
            <text:p>1379275.75</text:p>
          </table:table-cell>
          <table:table-cell table:formula="of:=SUBSTITUTE([.I67];&quot;,&quot;;&quot;.&quot;)" office:value-type="string" office:string-value="5226375.375" calcext:value-type="string">
            <text:p>5226375.375</text:p>
          </table:table-cell>
          <table:table-cell table:formula="of:=SUBSTITUTE([.J67];&quot;,&quot;;&quot;.&quot;)" office:value-type="string" office:string-value="0" calcext:value-type="string">
            <text:p>0</text:p>
          </table:table-cell>
          <table:table-cell table:formula="of:=SUBSTITUTE([.K67];&quot;,&quot;;&quot;.&quot;)" office:value-type="string" office:string-value="0.5" calcext:value-type="string">
            <text:p>0.5</text:p>
          </table:table-cell>
          <table:table-cell table:formula="of:=SUBSTITUTE([.L67];&quot;,&quot;;&quot;.&quot;)" office:value-type="string" office:string-value="0.25" calcext:value-type="string">
            <text:p>0.25</text:p>
          </table:table-cell>
          <table:table-cell table:formula="of:=CONCATENATE(CHAR(39);&quot;AFF_CARRE&quot;;CHAR(39);&quot;, &quot;;CHAR(39);&quot;200&quot;;CHAR(39);&quot;, &quot;;[.Q67];&quot;, &quot;;[.R67];&quot;, &quot;;[.S67];&quot;, &quot;;[.O67];&quot;, &quot;;[.P67])" office:value-type="string" office:string-value="'AFF_CARRE', '200', 0, 0.5, 0.25, 1379275.75, 5226375.375" calcext:value-type="string">
            <text:p>'AFF_CARRE', '200', 0, 0.5, 0.25, 1379275.75, 5226375.375</text:p>
          </table:table-cell>
          <table:table-cell table:formula="of:=CONCATENATE(&quot;INSERT INTO &quot;;CHAR(34);&quot;SymboleTest&quot;;CHAR(34);&quot; VALUES (&quot;;[.T67];&quot;);&quot;)" office:value-type="string" office:string-value="INSERT INTO &quot;SymboleTest&quot; VALUES ('AFF_CARRE', '200', 0, 0.5, 0.25, 1379275.75, 5226375.375);" calcext:value-type="string">
            <text:p>INSERT INTO "SymboleTest" VALUES ('AFF_CARRE', '200', 0, 0.5, 0.25, 1379275.75, 5226375.375);</text:p>
          </table:table-cell>
        </table:table-row>
        <table:table-row table:style-name="ro1">
          <table:table-cell table:number-columns-repeated="7"/>
          <table:table-cell table:formula="of:=[.$E$2]+[.K68]*[.$G$2]" office:value-type="float" office:value="1379275.75" calcext:value-type="float">
            <text:p>1379275,75</text:p>
          </table:table-cell>
          <table:table-cell table:formula="of:=[.$F$2]+[.L68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58]" office:value-type="float" office:value="0.5" calcext:value-type="float">
            <text:p>0,5</text:p>
          </table:table-cell>
          <table:table-cell table:number-columns-repeated="2"/>
          <table:table-cell table:formula="of:=SUBSTITUTE([.H68];&quot;,&quot;;&quot;.&quot;)" office:value-type="string" office:string-value="1379275.75" calcext:value-type="string">
            <text:p>1379275.75</text:p>
          </table:table-cell>
          <table:table-cell table:formula="of:=SUBSTITUTE([.I68];&quot;,&quot;;&quot;.&quot;)" office:value-type="string" office:string-value="5226375.75" calcext:value-type="string">
            <text:p>5226375.75</text:p>
          </table:table-cell>
          <table:table-cell table:formula="of:=SUBSTITUTE([.J68];&quot;,&quot;;&quot;.&quot;)" office:value-type="string" office:string-value="0" calcext:value-type="string">
            <text:p>0</text:p>
          </table:table-cell>
          <table:table-cell table:formula="of:=SUBSTITUTE([.K68];&quot;,&quot;;&quot;.&quot;)" office:value-type="string" office:string-value="0.5" calcext:value-type="string">
            <text:p>0.5</text:p>
          </table:table-cell>
          <table:table-cell table:formula="of:=SUBSTITUTE([.L68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68];&quot;, &quot;;[.R68];&quot;, &quot;;[.S68];&quot;, &quot;;[.O68];&quot;, &quot;;[.P68])" office:value-type="string" office:string-value="'AFF_CARRE', '200', 0, 0.5, 0.5, 1379275.75, 5226375.75" calcext:value-type="string">
            <text:p>'AFF_CARRE', '200', 0, 0.5, 0.5, 1379275.75, 5226375.75</text:p>
          </table:table-cell>
          <table:table-cell table:formula="of:=CONCATENATE(&quot;INSERT INTO &quot;;CHAR(34);&quot;SymboleTest&quot;;CHAR(34);&quot; VALUES (&quot;;[.T68];&quot;);&quot;)" office:value-type="string" office:string-value="INSERT INTO &quot;SymboleTest&quot; VALUES ('AFF_CARRE', '200', 0, 0.5, 0.5, 1379275.75, 5226375.75);" calcext:value-type="string">
            <text:p>INSERT INTO "SymboleTest" VALUES ('AFF_CARRE', '200', 0, 0.5, 0.5, 1379275.75, 5226375.75);</text:p>
          </table:table-cell>
        </table:table-row>
        <table:table-row table:style-name="ro1">
          <table:table-cell table:number-columns-repeated="7"/>
          <table:table-cell table:formula="of:=[.$E$2]+[.K69]*[.$G$2]" office:value-type="float" office:value="1379275.75" calcext:value-type="float">
            <text:p>1379275,75</text:p>
          </table:table-cell>
          <table:table-cell table:formula="of:=[.$F$2]+[.L69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59]" office:value-type="float" office:value="1" calcext:value-type="float">
            <text:p>1</text:p>
          </table:table-cell>
          <table:table-cell table:number-columns-repeated="2"/>
          <table:table-cell table:formula="of:=SUBSTITUTE([.H69];&quot;,&quot;;&quot;.&quot;)" office:value-type="string" office:string-value="1379275.75" calcext:value-type="string">
            <text:p>1379275.75</text:p>
          </table:table-cell>
          <table:table-cell table:formula="of:=SUBSTITUTE([.I69];&quot;,&quot;;&quot;.&quot;)" office:value-type="string" office:string-value="5226376.5" calcext:value-type="string">
            <text:p>5226376.5</text:p>
          </table:table-cell>
          <table:table-cell table:formula="of:=SUBSTITUTE([.J69];&quot;,&quot;;&quot;.&quot;)" office:value-type="string" office:string-value="0" calcext:value-type="string">
            <text:p>0</text:p>
          </table:table-cell>
          <table:table-cell table:formula="of:=SUBSTITUTE([.K69];&quot;,&quot;;&quot;.&quot;)" office:value-type="string" office:string-value="0.5" calcext:value-type="string">
            <text:p>0.5</text:p>
          </table:table-cell>
          <table:table-cell table:formula="of:=SUBSTITUTE([.L69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69];&quot;, &quot;;[.R69];&quot;, &quot;;[.S69];&quot;, &quot;;[.O69];&quot;, &quot;;[.P69])" office:value-type="string" office:string-value="'AFF_CARRE', '200', 0, 0.5, 1, 1379275.75, 5226376.5" calcext:value-type="string">
            <text:p>'AFF_CARRE', '200', 0, 0.5, 1, 1379275.75, 5226376.5</text:p>
          </table:table-cell>
          <table:table-cell table:formula="of:=CONCATENATE(&quot;INSERT INTO &quot;;CHAR(34);&quot;SymboleTest&quot;;CHAR(34);&quot; VALUES (&quot;;[.T69];&quot;);&quot;)" office:value-type="string" office:string-value="INSERT INTO &quot;SymboleTest&quot; VALUES ('AFF_CARRE', '200', 0, 0.5, 1, 1379275.75, 5226376.5);" calcext:value-type="string">
            <text:p>INSERT INTO "SymboleTest" VALUES ('AFF_CARRE', '200', 0, 0.5, 1, 1379275.75, 5226376.5);</text:p>
          </table:table-cell>
        </table:table-row>
        <table:table-row table:style-name="ro1">
          <table:table-cell table:number-columns-repeated="7"/>
          <table:table-cell table:formula="of:=[.$E$2]+[.K70]*[.$G$2]" office:value-type="float" office:value="1379275.75" calcext:value-type="float">
            <text:p>1379275,75</text:p>
          </table:table-cell>
          <table:table-cell table:formula="of:=[.$F$2]+[.L70]*[.$G$2]" office:value-type="float" office:value="5226378.75" calcext:value-type="float">
            <text:p>5226378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60]" office:value-type="float" office:value="2.5" calcext:value-type="float">
            <text:p>2,5</text:p>
          </table:table-cell>
          <table:table-cell table:number-columns-repeated="2"/>
          <table:table-cell table:formula="of:=SUBSTITUTE([.H70];&quot;,&quot;;&quot;.&quot;)" office:value-type="string" office:string-value="1379275.75" calcext:value-type="string">
            <text:p>1379275.75</text:p>
          </table:table-cell>
          <table:table-cell table:formula="of:=SUBSTITUTE([.I70];&quot;,&quot;;&quot;.&quot;)" office:value-type="string" office:string-value="5226378.75" calcext:value-type="string">
            <text:p>5226378.75</text:p>
          </table:table-cell>
          <table:table-cell table:formula="of:=SUBSTITUTE([.J70];&quot;,&quot;;&quot;.&quot;)" office:value-type="string" office:string-value="0" calcext:value-type="string">
            <text:p>0</text:p>
          </table:table-cell>
          <table:table-cell table:formula="of:=SUBSTITUTE([.K70];&quot;,&quot;;&quot;.&quot;)" office:value-type="string" office:string-value="0.5" calcext:value-type="string">
            <text:p>0.5</text:p>
          </table:table-cell>
          <table:table-cell table:formula="of:=SUBSTITUTE([.L70];&quot;,&quot;;&quot;.&quot;)" office:value-type="string" office:string-value="2.5" calcext:value-type="string">
            <text:p>2.5</text:p>
          </table:table-cell>
          <table:table-cell table:formula="of:=CONCATENATE(CHAR(39);&quot;AFF_CARRE&quot;;CHAR(39);&quot;, &quot;;CHAR(39);&quot;200&quot;;CHAR(39);&quot;, &quot;;[.Q70];&quot;, &quot;;[.R70];&quot;, &quot;;[.S70];&quot;, &quot;;[.O70];&quot;, &quot;;[.P70])" office:value-type="string" office:string-value="'AFF_CARRE', '200', 0, 0.5, 2.5, 1379275.75, 5226378.75" calcext:value-type="string">
            <text:p>'AFF_CARRE', '200', 0, 0.5, 2.5, 1379275.75, 5226378.75</text:p>
          </table:table-cell>
          <table:table-cell table:formula="of:=CONCATENATE(&quot;INSERT INTO &quot;;CHAR(34);&quot;SymboleTest&quot;;CHAR(34);&quot; VALUES (&quot;;[.T70];&quot;);&quot;)" office:value-type="string" office:string-value="INSERT INTO &quot;SymboleTest&quot; VALUES ('AFF_CARRE', '200', 0, 0.5, 2.5, 1379275.75, 5226378.75);" calcext:value-type="string">
            <text:p>INSERT INTO "SymboleTest" VALUES ('AFF_CARRE', '200', 0, 0.5, 2.5, 1379275.75, 5226378.75);</text:p>
          </table:table-cell>
        </table:table-row>
        <table:table-row table:style-name="ro1">
          <table:table-cell table:number-columns-repeated="7"/>
          <table:table-cell table:formula="of:=[.$E$2]+[.K71]*[.$G$2]" office:value-type="float" office:value="1379275.75" calcext:value-type="float">
            <text:p>1379275,75</text:p>
          </table:table-cell>
          <table:table-cell table:formula="of:=[.$F$2]+[.L71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61]" office:value-type="float" office:value="5" calcext:value-type="float">
            <text:p>5</text:p>
          </table:table-cell>
          <table:table-cell table:number-columns-repeated="2"/>
          <table:table-cell table:formula="of:=SUBSTITUTE([.H71];&quot;,&quot;;&quot;.&quot;)" office:value-type="string" office:string-value="1379275.75" calcext:value-type="string">
            <text:p>1379275.75</text:p>
          </table:table-cell>
          <table:table-cell table:formula="of:=SUBSTITUTE([.I71];&quot;,&quot;;&quot;.&quot;)" office:value-type="string" office:string-value="5226382.5" calcext:value-type="string">
            <text:p>5226382.5</text:p>
          </table:table-cell>
          <table:table-cell table:formula="of:=SUBSTITUTE([.J71];&quot;,&quot;;&quot;.&quot;)" office:value-type="string" office:string-value="0" calcext:value-type="string">
            <text:p>0</text:p>
          </table:table-cell>
          <table:table-cell table:formula="of:=SUBSTITUTE([.K71];&quot;,&quot;;&quot;.&quot;)" office:value-type="string" office:string-value="0.5" calcext:value-type="string">
            <text:p>0.5</text:p>
          </table:table-cell>
          <table:table-cell table:formula="of:=SUBSTITUTE([.L71];&quot;,&quot;;&quot;.&quot;)" office:value-type="string" office:string-value="5" calcext:value-type="string">
            <text:p>5</text:p>
          </table:table-cell>
          <table:table-cell table:formula="of:=CONCATENATE(CHAR(39);&quot;AFF_CARRE&quot;;CHAR(39);&quot;, &quot;;CHAR(39);&quot;200&quot;;CHAR(39);&quot;, &quot;;[.Q71];&quot;, &quot;;[.R71];&quot;, &quot;;[.S71];&quot;, &quot;;[.O71];&quot;, &quot;;[.P71])" office:value-type="string" office:string-value="'AFF_CARRE', '200', 0, 0.5, 5, 1379275.75, 5226382.5" calcext:value-type="string">
            <text:p>'AFF_CARRE', '200', 0, 0.5, 5, 1379275.75, 5226382.5</text:p>
          </table:table-cell>
          <table:table-cell table:formula="of:=CONCATENATE(&quot;INSERT INTO &quot;;CHAR(34);&quot;SymboleTest&quot;;CHAR(34);&quot; VALUES (&quot;;[.T71];&quot;);&quot;)" office:value-type="string" office:string-value="INSERT INTO &quot;SymboleTest&quot; VALUES ('AFF_CARRE', '200', 0, 0.5, 5, 1379275.75, 5226382.5);" calcext:value-type="string">
            <text:p>INSERT INTO "SymboleTest" VALUES ('AFF_CARRE', '200', 0, 0.5, 5, 1379275.75, 5226382.5);</text:p>
          </table:table-cell>
        </table:table-row>
        <table:table-row table:style-name="ro1">
          <table:table-cell table:number-columns-repeated="7"/>
          <table:table-cell table:formula="of:=[.$E$2]+[.K72]*[.$G$2]" office:value-type="float" office:value="1379276.5" calcext:value-type="float">
            <text:p>1379276,5</text:p>
          </table:table-cell>
          <table:table-cell table:formula="of:=[.$F$2]+[.L72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62]" office:value-type="float" office:value="-5" calcext:value-type="float">
            <text:p>-5</text:p>
          </table:table-cell>
          <table:table-cell table:number-columns-repeated="2"/>
          <table:table-cell table:formula="of:=SUBSTITUTE([.H72];&quot;,&quot;;&quot;.&quot;)" office:value-type="string" office:string-value="1379276.5" calcext:value-type="string">
            <text:p>1379276.5</text:p>
          </table:table-cell>
          <table:table-cell table:formula="of:=SUBSTITUTE([.I72];&quot;,&quot;;&quot;.&quot;)" office:value-type="string" office:string-value="5226367.5" calcext:value-type="string">
            <text:p>5226367.5</text:p>
          </table:table-cell>
          <table:table-cell table:formula="of:=SUBSTITUTE([.J72];&quot;,&quot;;&quot;.&quot;)" office:value-type="string" office:string-value="0" calcext:value-type="string">
            <text:p>0</text:p>
          </table:table-cell>
          <table:table-cell table:formula="of:=SUBSTITUTE([.K72];&quot;,&quot;;&quot;.&quot;)" office:value-type="string" office:string-value="1" calcext:value-type="string">
            <text:p>1</text:p>
          </table:table-cell>
          <table:table-cell table:formula="of:=SUBSTITUTE([.L72];&quot;,&quot;;&quot;.&quot;)" office:value-type="string" office:string-value="-5" calcext:value-type="string">
            <text:p>-5</text:p>
          </table:table-cell>
          <table:table-cell table:formula="of:=CONCATENATE(CHAR(39);&quot;AFF_CARRE&quot;;CHAR(39);&quot;, &quot;;CHAR(39);&quot;200&quot;;CHAR(39);&quot;, &quot;;[.Q72];&quot;, &quot;;[.R72];&quot;, &quot;;[.S72];&quot;, &quot;;[.O72];&quot;, &quot;;[.P72])" office:value-type="string" office:string-value="'AFF_CARRE', '200', 0, 1, -5, 1379276.5, 5226367.5" calcext:value-type="string">
            <text:p>'AFF_CARRE', '200', 0, 1, -5, 1379276.5, 5226367.5</text:p>
          </table:table-cell>
          <table:table-cell table:formula="of:=CONCATENATE(&quot;INSERT INTO &quot;;CHAR(34);&quot;SymboleTest&quot;;CHAR(34);&quot; VALUES (&quot;;[.T72];&quot;);&quot;)" office:value-type="string" office:string-value="INSERT INTO &quot;SymboleTest&quot; VALUES ('AFF_CARRE', '200', 0, 1, -5, 1379276.5, 5226367.5);" calcext:value-type="string">
            <text:p>INSERT INTO "SymboleTest" VALUES ('AFF_CARRE', '200', 0, 1, -5, 1379276.5, 5226367.5);</text:p>
          </table:table-cell>
        </table:table-row>
        <table:table-row table:style-name="ro1">
          <table:table-cell table:number-columns-repeated="7"/>
          <table:table-cell table:formula="of:=[.$E$2]+[.K73]*[.$G$2]" office:value-type="float" office:value="1379276.5" calcext:value-type="float">
            <text:p>1379276,5</text:p>
          </table:table-cell>
          <table:table-cell table:formula="of:=[.$F$2]+[.L73]*[.$G$2]" office:value-type="float" office:value="5226371.25" calcext:value-type="float">
            <text:p>5226371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63]" office:value-type="float" office:value="-2.5" calcext:value-type="float">
            <text:p>-2,5</text:p>
          </table:table-cell>
          <table:table-cell table:number-columns-repeated="2"/>
          <table:table-cell table:formula="of:=SUBSTITUTE([.H73];&quot;,&quot;;&quot;.&quot;)" office:value-type="string" office:string-value="1379276.5" calcext:value-type="string">
            <text:p>1379276.5</text:p>
          </table:table-cell>
          <table:table-cell table:formula="of:=SUBSTITUTE([.I73];&quot;,&quot;;&quot;.&quot;)" office:value-type="string" office:string-value="5226371.25" calcext:value-type="string">
            <text:p>5226371.25</text:p>
          </table:table-cell>
          <table:table-cell table:formula="of:=SUBSTITUTE([.J73];&quot;,&quot;;&quot;.&quot;)" office:value-type="string" office:string-value="0" calcext:value-type="string">
            <text:p>0</text:p>
          </table:table-cell>
          <table:table-cell table:formula="of:=SUBSTITUTE([.K73];&quot;,&quot;;&quot;.&quot;)" office:value-type="string" office:string-value="1" calcext:value-type="string">
            <text:p>1</text:p>
          </table:table-cell>
          <table:table-cell table:formula="of:=SUBSTITUTE([.L73];&quot;,&quot;;&quot;.&quot;)" office:value-type="string" office:string-value="-2.5" calcext:value-type="string">
            <text:p>-2.5</text:p>
          </table:table-cell>
          <table:table-cell table:formula="of:=CONCATENATE(CHAR(39);&quot;AFF_CARRE&quot;;CHAR(39);&quot;, &quot;;CHAR(39);&quot;200&quot;;CHAR(39);&quot;, &quot;;[.Q73];&quot;, &quot;;[.R73];&quot;, &quot;;[.S73];&quot;, &quot;;[.O73];&quot;, &quot;;[.P73])" office:value-type="string" office:string-value="'AFF_CARRE', '200', 0, 1, -2.5, 1379276.5, 5226371.25" calcext:value-type="string">
            <text:p>'AFF_CARRE', '200', 0, 1, -2.5, 1379276.5, 5226371.25</text:p>
          </table:table-cell>
          <table:table-cell table:formula="of:=CONCATENATE(&quot;INSERT INTO &quot;;CHAR(34);&quot;SymboleTest&quot;;CHAR(34);&quot; VALUES (&quot;;[.T73];&quot;);&quot;)" office:value-type="string" office:string-value="INSERT INTO &quot;SymboleTest&quot; VALUES ('AFF_CARRE', '200', 0, 1, -2.5, 1379276.5, 5226371.25);" calcext:value-type="string">
            <text:p>INSERT INTO "SymboleTest" VALUES ('AFF_CARRE', '200', 0, 1, -2.5, 1379276.5, 5226371.25);</text:p>
          </table:table-cell>
        </table:table-row>
        <table:table-row table:style-name="ro1">
          <table:table-cell table:number-columns-repeated="7"/>
          <table:table-cell table:formula="of:=[.$E$2]+[.K74]*[.$G$2]" office:value-type="float" office:value="1379276.5" calcext:value-type="float">
            <text:p>1379276,5</text:p>
          </table:table-cell>
          <table:table-cell table:formula="of:=[.$F$2]+[.L74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64]" office:value-type="float" office:value="-1" calcext:value-type="float">
            <text:p>-1</text:p>
          </table:table-cell>
          <table:table-cell table:number-columns-repeated="2"/>
          <table:table-cell table:formula="of:=SUBSTITUTE([.H74];&quot;,&quot;;&quot;.&quot;)" office:value-type="string" office:string-value="1379276.5" calcext:value-type="string">
            <text:p>1379276.5</text:p>
          </table:table-cell>
          <table:table-cell table:formula="of:=SUBSTITUTE([.I74];&quot;,&quot;;&quot;.&quot;)" office:value-type="string" office:string-value="5226373.5" calcext:value-type="string">
            <text:p>5226373.5</text:p>
          </table:table-cell>
          <table:table-cell table:formula="of:=SUBSTITUTE([.J74];&quot;,&quot;;&quot;.&quot;)" office:value-type="string" office:string-value="0" calcext:value-type="string">
            <text:p>0</text:p>
          </table:table-cell>
          <table:table-cell table:formula="of:=SUBSTITUTE([.K74];&quot;,&quot;;&quot;.&quot;)" office:value-type="string" office:string-value="1" calcext:value-type="string">
            <text:p>1</text:p>
          </table:table-cell>
          <table:table-cell table:formula="of:=SUBSTITUTE([.L74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74];&quot;, &quot;;[.R74];&quot;, &quot;;[.S74];&quot;, &quot;;[.O74];&quot;, &quot;;[.P74])" office:value-type="string" office:string-value="'AFF_CARRE', '200', 0, 1, -1, 1379276.5, 5226373.5" calcext:value-type="string">
            <text:p>'AFF_CARRE', '200', 0, 1, -1, 1379276.5, 5226373.5</text:p>
          </table:table-cell>
          <table:table-cell table:formula="of:=CONCATENATE(&quot;INSERT INTO &quot;;CHAR(34);&quot;SymboleTest&quot;;CHAR(34);&quot; VALUES (&quot;;[.T74];&quot;);&quot;)" office:value-type="string" office:string-value="INSERT INTO &quot;SymboleTest&quot; VALUES ('AFF_CARRE', '200', 0, 1, -1, 1379276.5, 5226373.5);" calcext:value-type="string">
            <text:p>INSERT INTO "SymboleTest" VALUES ('AFF_CARRE', '200', 0, 1, -1, 1379276.5, 5226373.5);</text:p>
          </table:table-cell>
        </table:table-row>
        <table:table-row table:style-name="ro1">
          <table:table-cell table:number-columns-repeated="7"/>
          <table:table-cell table:formula="of:=[.$E$2]+[.K75]*[.$G$2]" office:value-type="float" office:value="1379276.5" calcext:value-type="float">
            <text:p>1379276,5</text:p>
          </table:table-cell>
          <table:table-cell table:formula="of:=[.$F$2]+[.L75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65]" office:value-type="float" office:value="-0.5" calcext:value-type="float">
            <text:p>-0,5</text:p>
          </table:table-cell>
          <table:table-cell table:number-columns-repeated="2"/>
          <table:table-cell table:formula="of:=SUBSTITUTE([.H75];&quot;,&quot;;&quot;.&quot;)" office:value-type="string" office:string-value="1379276.5" calcext:value-type="string">
            <text:p>1379276.5</text:p>
          </table:table-cell>
          <table:table-cell table:formula="of:=SUBSTITUTE([.I75];&quot;,&quot;;&quot;.&quot;)" office:value-type="string" office:string-value="5226374.25" calcext:value-type="string">
            <text:p>5226374.25</text:p>
          </table:table-cell>
          <table:table-cell table:formula="of:=SUBSTITUTE([.J75];&quot;,&quot;;&quot;.&quot;)" office:value-type="string" office:string-value="0" calcext:value-type="string">
            <text:p>0</text:p>
          </table:table-cell>
          <table:table-cell table:formula="of:=SUBSTITUTE([.K75];&quot;,&quot;;&quot;.&quot;)" office:value-type="string" office:string-value="1" calcext:value-type="string">
            <text:p>1</text:p>
          </table:table-cell>
          <table:table-cell table:formula="of:=SUBSTITUTE([.L75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75];&quot;, &quot;;[.R75];&quot;, &quot;;[.S75];&quot;, &quot;;[.O75];&quot;, &quot;;[.P75])" office:value-type="string" office:string-value="'AFF_CARRE', '200', 0, 1, -0.5, 1379276.5, 5226374.25" calcext:value-type="string">
            <text:p>'AFF_CARRE', '200', 0, 1, -0.5, 1379276.5, 5226374.25</text:p>
          </table:table-cell>
          <table:table-cell table:formula="of:=CONCATENATE(&quot;INSERT INTO &quot;;CHAR(34);&quot;SymboleTest&quot;;CHAR(34);&quot; VALUES (&quot;;[.T75];&quot;);&quot;)" office:value-type="string" office:string-value="INSERT INTO &quot;SymboleTest&quot; VALUES ('AFF_CARRE', '200', 0, 1, -0.5, 1379276.5, 5226374.25);" calcext:value-type="string">
            <text:p>INSERT INTO "SymboleTest" VALUES ('AFF_CARRE', '200', 0, 1, -0.5, 1379276.5, 5226374.25);</text:p>
          </table:table-cell>
        </table:table-row>
        <table:table-row table:style-name="ro1">
          <table:table-cell table:number-columns-repeated="7"/>
          <table:table-cell table:formula="of:=[.$E$2]+[.K76]*[.$G$2]" office:value-type="float" office:value="1379276.5" calcext:value-type="float">
            <text:p>1379276,5</text:p>
          </table:table-cell>
          <table:table-cell table:formula="of:=[.$F$2]+[.L76]*[.$G$2]" office:value-type="float" office:value="5226374.625" calcext:value-type="float">
            <text:p>5226374,6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66]" office:value-type="float" office:value="-0.25" calcext:value-type="float">
            <text:p>-0,25</text:p>
          </table:table-cell>
          <table:table-cell table:number-columns-repeated="2"/>
          <table:table-cell table:formula="of:=SUBSTITUTE([.H76];&quot;,&quot;;&quot;.&quot;)" office:value-type="string" office:string-value="1379276.5" calcext:value-type="string">
            <text:p>1379276.5</text:p>
          </table:table-cell>
          <table:table-cell table:formula="of:=SUBSTITUTE([.I76];&quot;,&quot;;&quot;.&quot;)" office:value-type="string" office:string-value="5226374.625" calcext:value-type="string">
            <text:p>5226374.625</text:p>
          </table:table-cell>
          <table:table-cell table:formula="of:=SUBSTITUTE([.J76];&quot;,&quot;;&quot;.&quot;)" office:value-type="string" office:string-value="0" calcext:value-type="string">
            <text:p>0</text:p>
          </table:table-cell>
          <table:table-cell table:formula="of:=SUBSTITUTE([.K76];&quot;,&quot;;&quot;.&quot;)" office:value-type="string" office:string-value="1" calcext:value-type="string">
            <text:p>1</text:p>
          </table:table-cell>
          <table:table-cell table:formula="of:=SUBSTITUTE([.L76];&quot;,&quot;;&quot;.&quot;)" office:value-type="string" office:string-value="-0.25" calcext:value-type="string">
            <text:p>-0.25</text:p>
          </table:table-cell>
          <table:table-cell table:formula="of:=CONCATENATE(CHAR(39);&quot;AFF_CARRE&quot;;CHAR(39);&quot;, &quot;;CHAR(39);&quot;200&quot;;CHAR(39);&quot;, &quot;;[.Q76];&quot;, &quot;;[.R76];&quot;, &quot;;[.S76];&quot;, &quot;;[.O76];&quot;, &quot;;[.P76])" office:value-type="string" office:string-value="'AFF_CARRE', '200', 0, 1, -0.25, 1379276.5, 5226374.625" calcext:value-type="string">
            <text:p>'AFF_CARRE', '200', 0, 1, -0.25, 1379276.5, 5226374.625</text:p>
          </table:table-cell>
          <table:table-cell table:formula="of:=CONCATENATE(&quot;INSERT INTO &quot;;CHAR(34);&quot;SymboleTest&quot;;CHAR(34);&quot; VALUES (&quot;;[.T76];&quot;);&quot;)" office:value-type="string" office:string-value="INSERT INTO &quot;SymboleTest&quot; VALUES ('AFF_CARRE', '200', 0, 1, -0.25, 1379276.5, 5226374.625);" calcext:value-type="string">
            <text:p>INSERT INTO "SymboleTest" VALUES ('AFF_CARRE', '200', 0, 1, -0.25, 1379276.5, 5226374.625);</text:p>
          </table:table-cell>
        </table:table-row>
        <table:table-row table:style-name="ro1">
          <table:table-cell table:number-columns-repeated="7"/>
          <table:table-cell table:formula="of:=[.$E$2]+[.K77]*[.$G$2]" office:value-type="float" office:value="1379276.5" calcext:value-type="float">
            <text:p>1379276,5</text:p>
          </table:table-cell>
          <table:table-cell table:formula="of:=[.$F$2]+[.L77]*[.$G$2]" office:value-type="float" office:value="5226375.375" calcext:value-type="float">
            <text:p>5226375,3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67]" office:value-type="float" office:value="0.25" calcext:value-type="float">
            <text:p>0,25</text:p>
          </table:table-cell>
          <table:table-cell table:number-columns-repeated="2"/>
          <table:table-cell table:formula="of:=SUBSTITUTE([.H77];&quot;,&quot;;&quot;.&quot;)" office:value-type="string" office:string-value="1379276.5" calcext:value-type="string">
            <text:p>1379276.5</text:p>
          </table:table-cell>
          <table:table-cell table:formula="of:=SUBSTITUTE([.I77];&quot;,&quot;;&quot;.&quot;)" office:value-type="string" office:string-value="5226375.375" calcext:value-type="string">
            <text:p>5226375.375</text:p>
          </table:table-cell>
          <table:table-cell table:formula="of:=SUBSTITUTE([.J77];&quot;,&quot;;&quot;.&quot;)" office:value-type="string" office:string-value="0" calcext:value-type="string">
            <text:p>0</text:p>
          </table:table-cell>
          <table:table-cell table:formula="of:=SUBSTITUTE([.K77];&quot;,&quot;;&quot;.&quot;)" office:value-type="string" office:string-value="1" calcext:value-type="string">
            <text:p>1</text:p>
          </table:table-cell>
          <table:table-cell table:formula="of:=SUBSTITUTE([.L77];&quot;,&quot;;&quot;.&quot;)" office:value-type="string" office:string-value="0.25" calcext:value-type="string">
            <text:p>0.25</text:p>
          </table:table-cell>
          <table:table-cell table:formula="of:=CONCATENATE(CHAR(39);&quot;AFF_CARRE&quot;;CHAR(39);&quot;, &quot;;CHAR(39);&quot;200&quot;;CHAR(39);&quot;, &quot;;[.Q77];&quot;, &quot;;[.R77];&quot;, &quot;;[.S77];&quot;, &quot;;[.O77];&quot;, &quot;;[.P77])" office:value-type="string" office:string-value="'AFF_CARRE', '200', 0, 1, 0.25, 1379276.5, 5226375.375" calcext:value-type="string">
            <text:p>'AFF_CARRE', '200', 0, 1, 0.25, 1379276.5, 5226375.375</text:p>
          </table:table-cell>
          <table:table-cell table:formula="of:=CONCATENATE(&quot;INSERT INTO &quot;;CHAR(34);&quot;SymboleTest&quot;;CHAR(34);&quot; VALUES (&quot;;[.T77];&quot;);&quot;)" office:value-type="string" office:string-value="INSERT INTO &quot;SymboleTest&quot; VALUES ('AFF_CARRE', '200', 0, 1, 0.25, 1379276.5, 5226375.375);" calcext:value-type="string">
            <text:p>INSERT INTO "SymboleTest" VALUES ('AFF_CARRE', '200', 0, 1, 0.25, 1379276.5, 5226375.375);</text:p>
          </table:table-cell>
        </table:table-row>
        <table:table-row table:style-name="ro1">
          <table:table-cell table:number-columns-repeated="7"/>
          <table:table-cell table:formula="of:=[.$E$2]+[.K78]*[.$G$2]" office:value-type="float" office:value="1379276.5" calcext:value-type="float">
            <text:p>1379276,5</text:p>
          </table:table-cell>
          <table:table-cell table:formula="of:=[.$F$2]+[.L78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68]" office:value-type="float" office:value="0.5" calcext:value-type="float">
            <text:p>0,5</text:p>
          </table:table-cell>
          <table:table-cell table:number-columns-repeated="2"/>
          <table:table-cell table:formula="of:=SUBSTITUTE([.H78];&quot;,&quot;;&quot;.&quot;)" office:value-type="string" office:string-value="1379276.5" calcext:value-type="string">
            <text:p>1379276.5</text:p>
          </table:table-cell>
          <table:table-cell table:formula="of:=SUBSTITUTE([.I78];&quot;,&quot;;&quot;.&quot;)" office:value-type="string" office:string-value="5226375.75" calcext:value-type="string">
            <text:p>5226375.75</text:p>
          </table:table-cell>
          <table:table-cell table:formula="of:=SUBSTITUTE([.J78];&quot;,&quot;;&quot;.&quot;)" office:value-type="string" office:string-value="0" calcext:value-type="string">
            <text:p>0</text:p>
          </table:table-cell>
          <table:table-cell table:formula="of:=SUBSTITUTE([.K78];&quot;,&quot;;&quot;.&quot;)" office:value-type="string" office:string-value="1" calcext:value-type="string">
            <text:p>1</text:p>
          </table:table-cell>
          <table:table-cell table:formula="of:=SUBSTITUTE([.L78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78];&quot;, &quot;;[.R78];&quot;, &quot;;[.S78];&quot;, &quot;;[.O78];&quot;, &quot;;[.P78])" office:value-type="string" office:string-value="'AFF_CARRE', '200', 0, 1, 0.5, 1379276.5, 5226375.75" calcext:value-type="string">
            <text:p>'AFF_CARRE', '200', 0, 1, 0.5, 1379276.5, 5226375.75</text:p>
          </table:table-cell>
          <table:table-cell table:formula="of:=CONCATENATE(&quot;INSERT INTO &quot;;CHAR(34);&quot;SymboleTest&quot;;CHAR(34);&quot; VALUES (&quot;;[.T78];&quot;);&quot;)" office:value-type="string" office:string-value="INSERT INTO &quot;SymboleTest&quot; VALUES ('AFF_CARRE', '200', 0, 1, 0.5, 1379276.5, 5226375.75);" calcext:value-type="string">
            <text:p>INSERT INTO "SymboleTest" VALUES ('AFF_CARRE', '200', 0, 1, 0.5, 1379276.5, 5226375.75);</text:p>
          </table:table-cell>
        </table:table-row>
        <table:table-row table:style-name="ro1">
          <table:table-cell table:number-columns-repeated="7"/>
          <table:table-cell table:formula="of:=[.$E$2]+[.K79]*[.$G$2]" office:value-type="float" office:value="1379276.5" calcext:value-type="float">
            <text:p>1379276,5</text:p>
          </table:table-cell>
          <table:table-cell table:formula="of:=[.$F$2]+[.L79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69]" office:value-type="float" office:value="1" calcext:value-type="float">
            <text:p>1</text:p>
          </table:table-cell>
          <table:table-cell table:number-columns-repeated="2"/>
          <table:table-cell table:formula="of:=SUBSTITUTE([.H79];&quot;,&quot;;&quot;.&quot;)" office:value-type="string" office:string-value="1379276.5" calcext:value-type="string">
            <text:p>1379276.5</text:p>
          </table:table-cell>
          <table:table-cell table:formula="of:=SUBSTITUTE([.I79];&quot;,&quot;;&quot;.&quot;)" office:value-type="string" office:string-value="5226376.5" calcext:value-type="string">
            <text:p>5226376.5</text:p>
          </table:table-cell>
          <table:table-cell table:formula="of:=SUBSTITUTE([.J79];&quot;,&quot;;&quot;.&quot;)" office:value-type="string" office:string-value="0" calcext:value-type="string">
            <text:p>0</text:p>
          </table:table-cell>
          <table:table-cell table:formula="of:=SUBSTITUTE([.K79];&quot;,&quot;;&quot;.&quot;)" office:value-type="string" office:string-value="1" calcext:value-type="string">
            <text:p>1</text:p>
          </table:table-cell>
          <table:table-cell table:formula="of:=SUBSTITUTE([.L79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79];&quot;, &quot;;[.R79];&quot;, &quot;;[.S79];&quot;, &quot;;[.O79];&quot;, &quot;;[.P79])" office:value-type="string" office:string-value="'AFF_CARRE', '200', 0, 1, 1, 1379276.5, 5226376.5" calcext:value-type="string">
            <text:p>'AFF_CARRE', '200', 0, 1, 1, 1379276.5, 5226376.5</text:p>
          </table:table-cell>
          <table:table-cell table:formula="of:=CONCATENATE(&quot;INSERT INTO &quot;;CHAR(34);&quot;SymboleTest&quot;;CHAR(34);&quot; VALUES (&quot;;[.T79];&quot;);&quot;)" office:value-type="string" office:string-value="INSERT INTO &quot;SymboleTest&quot; VALUES ('AFF_CARRE', '200', 0, 1, 1, 1379276.5, 5226376.5);" calcext:value-type="string">
            <text:p>INSERT INTO "SymboleTest" VALUES ('AFF_CARRE', '200', 0, 1, 1, 1379276.5, 5226376.5);</text:p>
          </table:table-cell>
        </table:table-row>
        <table:table-row table:style-name="ro1">
          <table:table-cell table:number-columns-repeated="7"/>
          <table:table-cell table:formula="of:=[.$E$2]+[.K80]*[.$G$2]" office:value-type="float" office:value="1379276.5" calcext:value-type="float">
            <text:p>1379276,5</text:p>
          </table:table-cell>
          <table:table-cell table:formula="of:=[.$F$2]+[.L80]*[.$G$2]" office:value-type="float" office:value="5226378.75" calcext:value-type="float">
            <text:p>5226378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70]" office:value-type="float" office:value="2.5" calcext:value-type="float">
            <text:p>2,5</text:p>
          </table:table-cell>
          <table:table-cell table:number-columns-repeated="2"/>
          <table:table-cell table:formula="of:=SUBSTITUTE([.H80];&quot;,&quot;;&quot;.&quot;)" office:value-type="string" office:string-value="1379276.5" calcext:value-type="string">
            <text:p>1379276.5</text:p>
          </table:table-cell>
          <table:table-cell table:formula="of:=SUBSTITUTE([.I80];&quot;,&quot;;&quot;.&quot;)" office:value-type="string" office:string-value="5226378.75" calcext:value-type="string">
            <text:p>5226378.75</text:p>
          </table:table-cell>
          <table:table-cell table:formula="of:=SUBSTITUTE([.J80];&quot;,&quot;;&quot;.&quot;)" office:value-type="string" office:string-value="0" calcext:value-type="string">
            <text:p>0</text:p>
          </table:table-cell>
          <table:table-cell table:formula="of:=SUBSTITUTE([.K80];&quot;,&quot;;&quot;.&quot;)" office:value-type="string" office:string-value="1" calcext:value-type="string">
            <text:p>1</text:p>
          </table:table-cell>
          <table:table-cell table:formula="of:=SUBSTITUTE([.L80];&quot;,&quot;;&quot;.&quot;)" office:value-type="string" office:string-value="2.5" calcext:value-type="string">
            <text:p>2.5</text:p>
          </table:table-cell>
          <table:table-cell table:formula="of:=CONCATENATE(CHAR(39);&quot;AFF_CARRE&quot;;CHAR(39);&quot;, &quot;;CHAR(39);&quot;200&quot;;CHAR(39);&quot;, &quot;;[.Q80];&quot;, &quot;;[.R80];&quot;, &quot;;[.S80];&quot;, &quot;;[.O80];&quot;, &quot;;[.P80])" office:value-type="string" office:string-value="'AFF_CARRE', '200', 0, 1, 2.5, 1379276.5, 5226378.75" calcext:value-type="string">
            <text:p>'AFF_CARRE', '200', 0, 1, 2.5, 1379276.5, 5226378.75</text:p>
          </table:table-cell>
          <table:table-cell table:formula="of:=CONCATENATE(&quot;INSERT INTO &quot;;CHAR(34);&quot;SymboleTest&quot;;CHAR(34);&quot; VALUES (&quot;;[.T80];&quot;);&quot;)" office:value-type="string" office:string-value="INSERT INTO &quot;SymboleTest&quot; VALUES ('AFF_CARRE', '200', 0, 1, 2.5, 1379276.5, 5226378.75);" calcext:value-type="string">
            <text:p>INSERT INTO "SymboleTest" VALUES ('AFF_CARRE', '200', 0, 1, 2.5, 1379276.5, 5226378.75);</text:p>
          </table:table-cell>
        </table:table-row>
        <table:table-row table:style-name="ro1">
          <table:table-cell table:number-columns-repeated="7"/>
          <table:table-cell table:formula="of:=[.$E$2]+[.K81]*[.$G$2]" office:value-type="float" office:value="1379276.5" calcext:value-type="float">
            <text:p>1379276,5</text:p>
          </table:table-cell>
          <table:table-cell table:formula="of:=[.$F$2]+[.L81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71]" office:value-type="float" office:value="5" calcext:value-type="float">
            <text:p>5</text:p>
          </table:table-cell>
          <table:table-cell table:number-columns-repeated="2"/>
          <table:table-cell table:formula="of:=SUBSTITUTE([.H81];&quot;,&quot;;&quot;.&quot;)" office:value-type="string" office:string-value="1379276.5" calcext:value-type="string">
            <text:p>1379276.5</text:p>
          </table:table-cell>
          <table:table-cell table:formula="of:=SUBSTITUTE([.I81];&quot;,&quot;;&quot;.&quot;)" office:value-type="string" office:string-value="5226382.5" calcext:value-type="string">
            <text:p>5226382.5</text:p>
          </table:table-cell>
          <table:table-cell table:formula="of:=SUBSTITUTE([.J81];&quot;,&quot;;&quot;.&quot;)" office:value-type="string" office:string-value="0" calcext:value-type="string">
            <text:p>0</text:p>
          </table:table-cell>
          <table:table-cell table:formula="of:=SUBSTITUTE([.K81];&quot;,&quot;;&quot;.&quot;)" office:value-type="string" office:string-value="1" calcext:value-type="string">
            <text:p>1</text:p>
          </table:table-cell>
          <table:table-cell table:formula="of:=SUBSTITUTE([.L81];&quot;,&quot;;&quot;.&quot;)" office:value-type="string" office:string-value="5" calcext:value-type="string">
            <text:p>5</text:p>
          </table:table-cell>
          <table:table-cell table:formula="of:=CONCATENATE(CHAR(39);&quot;AFF_CARRE&quot;;CHAR(39);&quot;, &quot;;CHAR(39);&quot;200&quot;;CHAR(39);&quot;, &quot;;[.Q81];&quot;, &quot;;[.R81];&quot;, &quot;;[.S81];&quot;, &quot;;[.O81];&quot;, &quot;;[.P81])" office:value-type="string" office:string-value="'AFF_CARRE', '200', 0, 1, 5, 1379276.5, 5226382.5" calcext:value-type="string">
            <text:p>'AFF_CARRE', '200', 0, 1, 5, 1379276.5, 5226382.5</text:p>
          </table:table-cell>
          <table:table-cell table:formula="of:=CONCATENATE(&quot;INSERT INTO &quot;;CHAR(34);&quot;SymboleTest&quot;;CHAR(34);&quot; VALUES (&quot;;[.T81];&quot;);&quot;)" office:value-type="string" office:string-value="INSERT INTO &quot;SymboleTest&quot; VALUES ('AFF_CARRE', '200', 0, 1, 5, 1379276.5, 5226382.5);" calcext:value-type="string">
            <text:p>INSERT INTO "SymboleTest" VALUES ('AFF_CARRE', '200', 0, 1, 5, 1379276.5, 5226382.5);</text:p>
          </table:table-cell>
        </table:table-row>
        <table:table-row table:style-name="ro1">
          <table:table-cell table:number-columns-repeated="7"/>
          <table:table-cell table:formula="of:=[.$E$2]+[.K82]*[.$G$2]" office:value-type="float" office:value="1379278.75" calcext:value-type="float">
            <text:p>1379278,75</text:p>
          </table:table-cell>
          <table:table-cell table:formula="of:=[.$F$2]+[.L82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72]" office:value-type="float" office:value="-5" calcext:value-type="float">
            <text:p>-5</text:p>
          </table:table-cell>
          <table:table-cell table:number-columns-repeated="2"/>
          <table:table-cell table:formula="of:=SUBSTITUTE([.H82];&quot;,&quot;;&quot;.&quot;)" office:value-type="string" office:string-value="1379278.75" calcext:value-type="string">
            <text:p>1379278.75</text:p>
          </table:table-cell>
          <table:table-cell table:formula="of:=SUBSTITUTE([.I82];&quot;,&quot;;&quot;.&quot;)" office:value-type="string" office:string-value="5226367.5" calcext:value-type="string">
            <text:p>5226367.5</text:p>
          </table:table-cell>
          <table:table-cell table:formula="of:=SUBSTITUTE([.J82];&quot;,&quot;;&quot;.&quot;)" office:value-type="string" office:string-value="0" calcext:value-type="string">
            <text:p>0</text:p>
          </table:table-cell>
          <table:table-cell table:formula="of:=SUBSTITUTE([.K82];&quot;,&quot;;&quot;.&quot;)" office:value-type="string" office:string-value="2.5" calcext:value-type="string">
            <text:p>2.5</text:p>
          </table:table-cell>
          <table:table-cell table:formula="of:=SUBSTITUTE([.L82];&quot;,&quot;;&quot;.&quot;)" office:value-type="string" office:string-value="-5" calcext:value-type="string">
            <text:p>-5</text:p>
          </table:table-cell>
          <table:table-cell table:formula="of:=CONCATENATE(CHAR(39);&quot;AFF_CARRE&quot;;CHAR(39);&quot;, &quot;;CHAR(39);&quot;200&quot;;CHAR(39);&quot;, &quot;;[.Q82];&quot;, &quot;;[.R82];&quot;, &quot;;[.S82];&quot;, &quot;;[.O82];&quot;, &quot;;[.P82])" office:value-type="string" office:string-value="'AFF_CARRE', '200', 0, 2.5, -5, 1379278.75, 5226367.5" calcext:value-type="string">
            <text:p>'AFF_CARRE', '200', 0, 2.5, -5, 1379278.75, 5226367.5</text:p>
          </table:table-cell>
          <table:table-cell table:formula="of:=CONCATENATE(&quot;INSERT INTO &quot;;CHAR(34);&quot;SymboleTest&quot;;CHAR(34);&quot; VALUES (&quot;;[.T82];&quot;);&quot;)" office:value-type="string" office:string-value="INSERT INTO &quot;SymboleTest&quot; VALUES ('AFF_CARRE', '200', 0, 2.5, -5, 1379278.75, 5226367.5);" calcext:value-type="string">
            <text:p>INSERT INTO "SymboleTest" VALUES ('AFF_CARRE', '200', 0, 2.5, -5, 1379278.75, 5226367.5);</text:p>
          </table:table-cell>
        </table:table-row>
        <table:table-row table:style-name="ro1">
          <table:table-cell table:number-columns-repeated="7"/>
          <table:table-cell table:formula="of:=[.$E$2]+[.K83]*[.$G$2]" office:value-type="float" office:value="1379278.75" calcext:value-type="float">
            <text:p>1379278,75</text:p>
          </table:table-cell>
          <table:table-cell table:formula="of:=[.$F$2]+[.L83]*[.$G$2]" office:value-type="float" office:value="5226371.25" calcext:value-type="float">
            <text:p>5226371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73]" office:value-type="float" office:value="-2.5" calcext:value-type="float">
            <text:p>-2,5</text:p>
          </table:table-cell>
          <table:table-cell table:number-columns-repeated="2"/>
          <table:table-cell table:formula="of:=SUBSTITUTE([.H83];&quot;,&quot;;&quot;.&quot;)" office:value-type="string" office:string-value="1379278.75" calcext:value-type="string">
            <text:p>1379278.75</text:p>
          </table:table-cell>
          <table:table-cell table:formula="of:=SUBSTITUTE([.I83];&quot;,&quot;;&quot;.&quot;)" office:value-type="string" office:string-value="5226371.25" calcext:value-type="string">
            <text:p>5226371.25</text:p>
          </table:table-cell>
          <table:table-cell table:formula="of:=SUBSTITUTE([.J83];&quot;,&quot;;&quot;.&quot;)" office:value-type="string" office:string-value="0" calcext:value-type="string">
            <text:p>0</text:p>
          </table:table-cell>
          <table:table-cell table:formula="of:=SUBSTITUTE([.K83];&quot;,&quot;;&quot;.&quot;)" office:value-type="string" office:string-value="2.5" calcext:value-type="string">
            <text:p>2.5</text:p>
          </table:table-cell>
          <table:table-cell table:formula="of:=SUBSTITUTE([.L83];&quot;,&quot;;&quot;.&quot;)" office:value-type="string" office:string-value="-2.5" calcext:value-type="string">
            <text:p>-2.5</text:p>
          </table:table-cell>
          <table:table-cell table:formula="of:=CONCATENATE(CHAR(39);&quot;AFF_CARRE&quot;;CHAR(39);&quot;, &quot;;CHAR(39);&quot;200&quot;;CHAR(39);&quot;, &quot;;[.Q83];&quot;, &quot;;[.R83];&quot;, &quot;;[.S83];&quot;, &quot;;[.O83];&quot;, &quot;;[.P83])" office:value-type="string" office:string-value="'AFF_CARRE', '200', 0, 2.5, -2.5, 1379278.75, 5226371.25" calcext:value-type="string">
            <text:p>'AFF_CARRE', '200', 0, 2.5, -2.5, 1379278.75, 5226371.25</text:p>
          </table:table-cell>
          <table:table-cell table:formula="of:=CONCATENATE(&quot;INSERT INTO &quot;;CHAR(34);&quot;SymboleTest&quot;;CHAR(34);&quot; VALUES (&quot;;[.T83];&quot;);&quot;)" office:value-type="string" office:string-value="INSERT INTO &quot;SymboleTest&quot; VALUES ('AFF_CARRE', '200', 0, 2.5, -2.5, 1379278.75, 5226371.25);" calcext:value-type="string">
            <text:p>INSERT INTO "SymboleTest" VALUES ('AFF_CARRE', '200', 0, 2.5, -2.5, 1379278.75, 5226371.25);</text:p>
          </table:table-cell>
        </table:table-row>
        <table:table-row table:style-name="ro1">
          <table:table-cell table:number-columns-repeated="7"/>
          <table:table-cell table:formula="of:=[.$E$2]+[.K84]*[.$G$2]" office:value-type="float" office:value="1379278.75" calcext:value-type="float">
            <text:p>1379278,75</text:p>
          </table:table-cell>
          <table:table-cell table:formula="of:=[.$F$2]+[.L84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74]" office:value-type="float" office:value="-1" calcext:value-type="float">
            <text:p>-1</text:p>
          </table:table-cell>
          <table:table-cell table:number-columns-repeated="2"/>
          <table:table-cell table:formula="of:=SUBSTITUTE([.H84];&quot;,&quot;;&quot;.&quot;)" office:value-type="string" office:string-value="1379278.75" calcext:value-type="string">
            <text:p>1379278.75</text:p>
          </table:table-cell>
          <table:table-cell table:formula="of:=SUBSTITUTE([.I84];&quot;,&quot;;&quot;.&quot;)" office:value-type="string" office:string-value="5226373.5" calcext:value-type="string">
            <text:p>5226373.5</text:p>
          </table:table-cell>
          <table:table-cell table:formula="of:=SUBSTITUTE([.J84];&quot;,&quot;;&quot;.&quot;)" office:value-type="string" office:string-value="0" calcext:value-type="string">
            <text:p>0</text:p>
          </table:table-cell>
          <table:table-cell table:formula="of:=SUBSTITUTE([.K84];&quot;,&quot;;&quot;.&quot;)" office:value-type="string" office:string-value="2.5" calcext:value-type="string">
            <text:p>2.5</text:p>
          </table:table-cell>
          <table:table-cell table:formula="of:=SUBSTITUTE([.L84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84];&quot;, &quot;;[.R84];&quot;, &quot;;[.S84];&quot;, &quot;;[.O84];&quot;, &quot;;[.P84])" office:value-type="string" office:string-value="'AFF_CARRE', '200', 0, 2.5, -1, 1379278.75, 5226373.5" calcext:value-type="string">
            <text:p>'AFF_CARRE', '200', 0, 2.5, -1, 1379278.75, 5226373.5</text:p>
          </table:table-cell>
          <table:table-cell table:formula="of:=CONCATENATE(&quot;INSERT INTO &quot;;CHAR(34);&quot;SymboleTest&quot;;CHAR(34);&quot; VALUES (&quot;;[.T84];&quot;);&quot;)" office:value-type="string" office:string-value="INSERT INTO &quot;SymboleTest&quot; VALUES ('AFF_CARRE', '200', 0, 2.5, -1, 1379278.75, 5226373.5);" calcext:value-type="string">
            <text:p>INSERT INTO "SymboleTest" VALUES ('AFF_CARRE', '200', 0, 2.5, -1, 1379278.75, 5226373.5);</text:p>
          </table:table-cell>
        </table:table-row>
        <table:table-row table:style-name="ro1">
          <table:table-cell table:number-columns-repeated="7"/>
          <table:table-cell table:formula="of:=[.$E$2]+[.K85]*[.$G$2]" office:value-type="float" office:value="1379278.75" calcext:value-type="float">
            <text:p>1379278,75</text:p>
          </table:table-cell>
          <table:table-cell table:formula="of:=[.$F$2]+[.L85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75]" office:value-type="float" office:value="-0.5" calcext:value-type="float">
            <text:p>-0,5</text:p>
          </table:table-cell>
          <table:table-cell table:number-columns-repeated="2"/>
          <table:table-cell table:formula="of:=SUBSTITUTE([.H85];&quot;,&quot;;&quot;.&quot;)" office:value-type="string" office:string-value="1379278.75" calcext:value-type="string">
            <text:p>1379278.75</text:p>
          </table:table-cell>
          <table:table-cell table:formula="of:=SUBSTITUTE([.I85];&quot;,&quot;;&quot;.&quot;)" office:value-type="string" office:string-value="5226374.25" calcext:value-type="string">
            <text:p>5226374.25</text:p>
          </table:table-cell>
          <table:table-cell table:formula="of:=SUBSTITUTE([.J85];&quot;,&quot;;&quot;.&quot;)" office:value-type="string" office:string-value="0" calcext:value-type="string">
            <text:p>0</text:p>
          </table:table-cell>
          <table:table-cell table:formula="of:=SUBSTITUTE([.K85];&quot;,&quot;;&quot;.&quot;)" office:value-type="string" office:string-value="2.5" calcext:value-type="string">
            <text:p>2.5</text:p>
          </table:table-cell>
          <table:table-cell table:formula="of:=SUBSTITUTE([.L85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85];&quot;, &quot;;[.R85];&quot;, &quot;;[.S85];&quot;, &quot;;[.O85];&quot;, &quot;;[.P85])" office:value-type="string" office:string-value="'AFF_CARRE', '200', 0, 2.5, -0.5, 1379278.75, 5226374.25" calcext:value-type="string">
            <text:p>'AFF_CARRE', '200', 0, 2.5, -0.5, 1379278.75, 5226374.25</text:p>
          </table:table-cell>
          <table:table-cell table:formula="of:=CONCATENATE(&quot;INSERT INTO &quot;;CHAR(34);&quot;SymboleTest&quot;;CHAR(34);&quot; VALUES (&quot;;[.T85];&quot;);&quot;)" office:value-type="string" office:string-value="INSERT INTO &quot;SymboleTest&quot; VALUES ('AFF_CARRE', '200', 0, 2.5, -0.5, 1379278.75, 5226374.25);" calcext:value-type="string">
            <text:p>INSERT INTO "SymboleTest" VALUES ('AFF_CARRE', '200', 0, 2.5, -0.5, 1379278.75, 5226374.25);</text:p>
          </table:table-cell>
        </table:table-row>
        <table:table-row table:style-name="ro1">
          <table:table-cell table:number-columns-repeated="7"/>
          <table:table-cell table:formula="of:=[.$E$2]+[.K86]*[.$G$2]" office:value-type="float" office:value="1379278.75" calcext:value-type="float">
            <text:p>1379278,75</text:p>
          </table:table-cell>
          <table:table-cell table:formula="of:=[.$F$2]+[.L86]*[.$G$2]" office:value-type="float" office:value="5226374.625" calcext:value-type="float">
            <text:p>5226374,6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76]" office:value-type="float" office:value="-0.25" calcext:value-type="float">
            <text:p>-0,25</text:p>
          </table:table-cell>
          <table:table-cell table:number-columns-repeated="2"/>
          <table:table-cell table:formula="of:=SUBSTITUTE([.H86];&quot;,&quot;;&quot;.&quot;)" office:value-type="string" office:string-value="1379278.75" calcext:value-type="string">
            <text:p>1379278.75</text:p>
          </table:table-cell>
          <table:table-cell table:formula="of:=SUBSTITUTE([.I86];&quot;,&quot;;&quot;.&quot;)" office:value-type="string" office:string-value="5226374.625" calcext:value-type="string">
            <text:p>5226374.625</text:p>
          </table:table-cell>
          <table:table-cell table:formula="of:=SUBSTITUTE([.J86];&quot;,&quot;;&quot;.&quot;)" office:value-type="string" office:string-value="0" calcext:value-type="string">
            <text:p>0</text:p>
          </table:table-cell>
          <table:table-cell table:formula="of:=SUBSTITUTE([.K86];&quot;,&quot;;&quot;.&quot;)" office:value-type="string" office:string-value="2.5" calcext:value-type="string">
            <text:p>2.5</text:p>
          </table:table-cell>
          <table:table-cell table:formula="of:=SUBSTITUTE([.L86];&quot;,&quot;;&quot;.&quot;)" office:value-type="string" office:string-value="-0.25" calcext:value-type="string">
            <text:p>-0.25</text:p>
          </table:table-cell>
          <table:table-cell table:formula="of:=CONCATENATE(CHAR(39);&quot;AFF_CARRE&quot;;CHAR(39);&quot;, &quot;;CHAR(39);&quot;200&quot;;CHAR(39);&quot;, &quot;;[.Q86];&quot;, &quot;;[.R86];&quot;, &quot;;[.S86];&quot;, &quot;;[.O86];&quot;, &quot;;[.P86])" office:value-type="string" office:string-value="'AFF_CARRE', '200', 0, 2.5, -0.25, 1379278.75, 5226374.625" calcext:value-type="string">
            <text:p>'AFF_CARRE', '200', 0, 2.5, -0.25, 1379278.75, 5226374.625</text:p>
          </table:table-cell>
          <table:table-cell table:formula="of:=CONCATENATE(&quot;INSERT INTO &quot;;CHAR(34);&quot;SymboleTest&quot;;CHAR(34);&quot; VALUES (&quot;;[.T86];&quot;);&quot;)" office:value-type="string" office:string-value="INSERT INTO &quot;SymboleTest&quot; VALUES ('AFF_CARRE', '200', 0, 2.5, -0.25, 1379278.75, 5226374.625);" calcext:value-type="string">
            <text:p>INSERT INTO "SymboleTest" VALUES ('AFF_CARRE', '200', 0, 2.5, -0.25, 1379278.75, 5226374.625);</text:p>
          </table:table-cell>
        </table:table-row>
        <table:table-row table:style-name="ro1">
          <table:table-cell table:number-columns-repeated="7"/>
          <table:table-cell table:formula="of:=[.$E$2]+[.K87]*[.$G$2]" office:value-type="float" office:value="1379278.75" calcext:value-type="float">
            <text:p>1379278,75</text:p>
          </table:table-cell>
          <table:table-cell table:formula="of:=[.$F$2]+[.L87]*[.$G$2]" office:value-type="float" office:value="5226375.375" calcext:value-type="float">
            <text:p>5226375,3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77]" office:value-type="float" office:value="0.25" calcext:value-type="float">
            <text:p>0,25</text:p>
          </table:table-cell>
          <table:table-cell table:number-columns-repeated="2"/>
          <table:table-cell table:formula="of:=SUBSTITUTE([.H87];&quot;,&quot;;&quot;.&quot;)" office:value-type="string" office:string-value="1379278.75" calcext:value-type="string">
            <text:p>1379278.75</text:p>
          </table:table-cell>
          <table:table-cell table:formula="of:=SUBSTITUTE([.I87];&quot;,&quot;;&quot;.&quot;)" office:value-type="string" office:string-value="5226375.375" calcext:value-type="string">
            <text:p>5226375.375</text:p>
          </table:table-cell>
          <table:table-cell table:formula="of:=SUBSTITUTE([.J87];&quot;,&quot;;&quot;.&quot;)" office:value-type="string" office:string-value="0" calcext:value-type="string">
            <text:p>0</text:p>
          </table:table-cell>
          <table:table-cell table:formula="of:=SUBSTITUTE([.K87];&quot;,&quot;;&quot;.&quot;)" office:value-type="string" office:string-value="2.5" calcext:value-type="string">
            <text:p>2.5</text:p>
          </table:table-cell>
          <table:table-cell table:formula="of:=SUBSTITUTE([.L87];&quot;,&quot;;&quot;.&quot;)" office:value-type="string" office:string-value="0.25" calcext:value-type="string">
            <text:p>0.25</text:p>
          </table:table-cell>
          <table:table-cell table:formula="of:=CONCATENATE(CHAR(39);&quot;AFF_CARRE&quot;;CHAR(39);&quot;, &quot;;CHAR(39);&quot;200&quot;;CHAR(39);&quot;, &quot;;[.Q87];&quot;, &quot;;[.R87];&quot;, &quot;;[.S87];&quot;, &quot;;[.O87];&quot;, &quot;;[.P87])" office:value-type="string" office:string-value="'AFF_CARRE', '200', 0, 2.5, 0.25, 1379278.75, 5226375.375" calcext:value-type="string">
            <text:p>'AFF_CARRE', '200', 0, 2.5, 0.25, 1379278.75, 5226375.375</text:p>
          </table:table-cell>
          <table:table-cell table:formula="of:=CONCATENATE(&quot;INSERT INTO &quot;;CHAR(34);&quot;SymboleTest&quot;;CHAR(34);&quot; VALUES (&quot;;[.T87];&quot;);&quot;)" office:value-type="string" office:string-value="INSERT INTO &quot;SymboleTest&quot; VALUES ('AFF_CARRE', '200', 0, 2.5, 0.25, 1379278.75, 5226375.375);" calcext:value-type="string">
            <text:p>INSERT INTO "SymboleTest" VALUES ('AFF_CARRE', '200', 0, 2.5, 0.25, 1379278.75, 5226375.375);</text:p>
          </table:table-cell>
        </table:table-row>
        <table:table-row table:style-name="ro1">
          <table:table-cell table:number-columns-repeated="7"/>
          <table:table-cell table:formula="of:=[.$E$2]+[.K88]*[.$G$2]" office:value-type="float" office:value="1379278.75" calcext:value-type="float">
            <text:p>1379278,75</text:p>
          </table:table-cell>
          <table:table-cell table:formula="of:=[.$F$2]+[.L88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78]" office:value-type="float" office:value="0.5" calcext:value-type="float">
            <text:p>0,5</text:p>
          </table:table-cell>
          <table:table-cell table:number-columns-repeated="2"/>
          <table:table-cell table:formula="of:=SUBSTITUTE([.H88];&quot;,&quot;;&quot;.&quot;)" office:value-type="string" office:string-value="1379278.75" calcext:value-type="string">
            <text:p>1379278.75</text:p>
          </table:table-cell>
          <table:table-cell table:formula="of:=SUBSTITUTE([.I88];&quot;,&quot;;&quot;.&quot;)" office:value-type="string" office:string-value="5226375.75" calcext:value-type="string">
            <text:p>5226375.75</text:p>
          </table:table-cell>
          <table:table-cell table:formula="of:=SUBSTITUTE([.J88];&quot;,&quot;;&quot;.&quot;)" office:value-type="string" office:string-value="0" calcext:value-type="string">
            <text:p>0</text:p>
          </table:table-cell>
          <table:table-cell table:formula="of:=SUBSTITUTE([.K88];&quot;,&quot;;&quot;.&quot;)" office:value-type="string" office:string-value="2.5" calcext:value-type="string">
            <text:p>2.5</text:p>
          </table:table-cell>
          <table:table-cell table:formula="of:=SUBSTITUTE([.L88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88];&quot;, &quot;;[.R88];&quot;, &quot;;[.S88];&quot;, &quot;;[.O88];&quot;, &quot;;[.P88])" office:value-type="string" office:string-value="'AFF_CARRE', '200', 0, 2.5, 0.5, 1379278.75, 5226375.75" calcext:value-type="string">
            <text:p>'AFF_CARRE', '200', 0, 2.5, 0.5, 1379278.75, 5226375.75</text:p>
          </table:table-cell>
          <table:table-cell table:formula="of:=CONCATENATE(&quot;INSERT INTO &quot;;CHAR(34);&quot;SymboleTest&quot;;CHAR(34);&quot; VALUES (&quot;;[.T88];&quot;);&quot;)" office:value-type="string" office:string-value="INSERT INTO &quot;SymboleTest&quot; VALUES ('AFF_CARRE', '200', 0, 2.5, 0.5, 1379278.75, 5226375.75);" calcext:value-type="string">
            <text:p>INSERT INTO "SymboleTest" VALUES ('AFF_CARRE', '200', 0, 2.5, 0.5, 1379278.75, 5226375.75);</text:p>
          </table:table-cell>
        </table:table-row>
        <table:table-row table:style-name="ro1">
          <table:table-cell table:number-columns-repeated="7"/>
          <table:table-cell table:formula="of:=[.$E$2]+[.K89]*[.$G$2]" office:value-type="float" office:value="1379278.75" calcext:value-type="float">
            <text:p>1379278,75</text:p>
          </table:table-cell>
          <table:table-cell table:formula="of:=[.$F$2]+[.L89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79]" office:value-type="float" office:value="1" calcext:value-type="float">
            <text:p>1</text:p>
          </table:table-cell>
          <table:table-cell table:number-columns-repeated="2"/>
          <table:table-cell table:formula="of:=SUBSTITUTE([.H89];&quot;,&quot;;&quot;.&quot;)" office:value-type="string" office:string-value="1379278.75" calcext:value-type="string">
            <text:p>1379278.75</text:p>
          </table:table-cell>
          <table:table-cell table:formula="of:=SUBSTITUTE([.I89];&quot;,&quot;;&quot;.&quot;)" office:value-type="string" office:string-value="5226376.5" calcext:value-type="string">
            <text:p>5226376.5</text:p>
          </table:table-cell>
          <table:table-cell table:formula="of:=SUBSTITUTE([.J89];&quot;,&quot;;&quot;.&quot;)" office:value-type="string" office:string-value="0" calcext:value-type="string">
            <text:p>0</text:p>
          </table:table-cell>
          <table:table-cell table:formula="of:=SUBSTITUTE([.K89];&quot;,&quot;;&quot;.&quot;)" office:value-type="string" office:string-value="2.5" calcext:value-type="string">
            <text:p>2.5</text:p>
          </table:table-cell>
          <table:table-cell table:formula="of:=SUBSTITUTE([.L89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89];&quot;, &quot;;[.R89];&quot;, &quot;;[.S89];&quot;, &quot;;[.O89];&quot;, &quot;;[.P89])" office:value-type="string" office:string-value="'AFF_CARRE', '200', 0, 2.5, 1, 1379278.75, 5226376.5" calcext:value-type="string">
            <text:p>'AFF_CARRE', '200', 0, 2.5, 1, 1379278.75, 5226376.5</text:p>
          </table:table-cell>
          <table:table-cell table:formula="of:=CONCATENATE(&quot;INSERT INTO &quot;;CHAR(34);&quot;SymboleTest&quot;;CHAR(34);&quot; VALUES (&quot;;[.T89];&quot;);&quot;)" office:value-type="string" office:string-value="INSERT INTO &quot;SymboleTest&quot; VALUES ('AFF_CARRE', '200', 0, 2.5, 1, 1379278.75, 5226376.5);" calcext:value-type="string">
            <text:p>INSERT INTO "SymboleTest" VALUES ('AFF_CARRE', '200', 0, 2.5, 1, 1379278.75, 5226376.5);</text:p>
          </table:table-cell>
        </table:table-row>
        <table:table-row table:style-name="ro1">
          <table:table-cell table:number-columns-repeated="7"/>
          <table:table-cell table:formula="of:=[.$E$2]+[.K90]*[.$G$2]" office:value-type="float" office:value="1379278.75" calcext:value-type="float">
            <text:p>1379278,75</text:p>
          </table:table-cell>
          <table:table-cell table:formula="of:=[.$F$2]+[.L90]*[.$G$2]" office:value-type="float" office:value="5226378.75" calcext:value-type="float">
            <text:p>5226378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80]" office:value-type="float" office:value="2.5" calcext:value-type="float">
            <text:p>2,5</text:p>
          </table:table-cell>
          <table:table-cell table:number-columns-repeated="2"/>
          <table:table-cell table:formula="of:=SUBSTITUTE([.H90];&quot;,&quot;;&quot;.&quot;)" office:value-type="string" office:string-value="1379278.75" calcext:value-type="string">
            <text:p>1379278.75</text:p>
          </table:table-cell>
          <table:table-cell table:formula="of:=SUBSTITUTE([.I90];&quot;,&quot;;&quot;.&quot;)" office:value-type="string" office:string-value="5226378.75" calcext:value-type="string">
            <text:p>5226378.75</text:p>
          </table:table-cell>
          <table:table-cell table:formula="of:=SUBSTITUTE([.J90];&quot;,&quot;;&quot;.&quot;)" office:value-type="string" office:string-value="0" calcext:value-type="string">
            <text:p>0</text:p>
          </table:table-cell>
          <table:table-cell table:formula="of:=SUBSTITUTE([.K90];&quot;,&quot;;&quot;.&quot;)" office:value-type="string" office:string-value="2.5" calcext:value-type="string">
            <text:p>2.5</text:p>
          </table:table-cell>
          <table:table-cell table:formula="of:=SUBSTITUTE([.L90];&quot;,&quot;;&quot;.&quot;)" office:value-type="string" office:string-value="2.5" calcext:value-type="string">
            <text:p>2.5</text:p>
          </table:table-cell>
          <table:table-cell table:formula="of:=CONCATENATE(CHAR(39);&quot;AFF_CARRE&quot;;CHAR(39);&quot;, &quot;;CHAR(39);&quot;200&quot;;CHAR(39);&quot;, &quot;;[.Q90];&quot;, &quot;;[.R90];&quot;, &quot;;[.S90];&quot;, &quot;;[.O90];&quot;, &quot;;[.P90])" office:value-type="string" office:string-value="'AFF_CARRE', '200', 0, 2.5, 2.5, 1379278.75, 5226378.75" calcext:value-type="string">
            <text:p>'AFF_CARRE', '200', 0, 2.5, 2.5, 1379278.75, 5226378.75</text:p>
          </table:table-cell>
          <table:table-cell table:formula="of:=CONCATENATE(&quot;INSERT INTO &quot;;CHAR(34);&quot;SymboleTest&quot;;CHAR(34);&quot; VALUES (&quot;;[.T90];&quot;);&quot;)" office:value-type="string" office:string-value="INSERT INTO &quot;SymboleTest&quot; VALUES ('AFF_CARRE', '200', 0, 2.5, 2.5, 1379278.75, 5226378.75);" calcext:value-type="string">
            <text:p>INSERT INTO "SymboleTest" VALUES ('AFF_CARRE', '200', 0, 2.5, 2.5, 1379278.75, 5226378.75);</text:p>
          </table:table-cell>
        </table:table-row>
        <table:table-row table:style-name="ro1">
          <table:table-cell table:number-columns-repeated="7"/>
          <table:table-cell table:formula="of:=[.$E$2]+[.K91]*[.$G$2]" office:value-type="float" office:value="1379278.75" calcext:value-type="float">
            <text:p>1379278,75</text:p>
          </table:table-cell>
          <table:table-cell table:formula="of:=[.$F$2]+[.L91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81]" office:value-type="float" office:value="5" calcext:value-type="float">
            <text:p>5</text:p>
          </table:table-cell>
          <table:table-cell table:number-columns-repeated="2"/>
          <table:table-cell table:formula="of:=SUBSTITUTE([.H91];&quot;,&quot;;&quot;.&quot;)" office:value-type="string" office:string-value="1379278.75" calcext:value-type="string">
            <text:p>1379278.75</text:p>
          </table:table-cell>
          <table:table-cell table:formula="of:=SUBSTITUTE([.I91];&quot;,&quot;;&quot;.&quot;)" office:value-type="string" office:string-value="5226382.5" calcext:value-type="string">
            <text:p>5226382.5</text:p>
          </table:table-cell>
          <table:table-cell table:formula="of:=SUBSTITUTE([.J91];&quot;,&quot;;&quot;.&quot;)" office:value-type="string" office:string-value="0" calcext:value-type="string">
            <text:p>0</text:p>
          </table:table-cell>
          <table:table-cell table:formula="of:=SUBSTITUTE([.K91];&quot;,&quot;;&quot;.&quot;)" office:value-type="string" office:string-value="2.5" calcext:value-type="string">
            <text:p>2.5</text:p>
          </table:table-cell>
          <table:table-cell table:formula="of:=SUBSTITUTE([.L91];&quot;,&quot;;&quot;.&quot;)" office:value-type="string" office:string-value="5" calcext:value-type="string">
            <text:p>5</text:p>
          </table:table-cell>
          <table:table-cell table:formula="of:=CONCATENATE(CHAR(39);&quot;AFF_CARRE&quot;;CHAR(39);&quot;, &quot;;CHAR(39);&quot;200&quot;;CHAR(39);&quot;, &quot;;[.Q91];&quot;, &quot;;[.R91];&quot;, &quot;;[.S91];&quot;, &quot;;[.O91];&quot;, &quot;;[.P91])" office:value-type="string" office:string-value="'AFF_CARRE', '200', 0, 2.5, 5, 1379278.75, 5226382.5" calcext:value-type="string">
            <text:p>'AFF_CARRE', '200', 0, 2.5, 5, 1379278.75, 5226382.5</text:p>
          </table:table-cell>
          <table:table-cell table:formula="of:=CONCATENATE(&quot;INSERT INTO &quot;;CHAR(34);&quot;SymboleTest&quot;;CHAR(34);&quot; VALUES (&quot;;[.T91];&quot;);&quot;)" office:value-type="string" office:string-value="INSERT INTO &quot;SymboleTest&quot; VALUES ('AFF_CARRE', '200', 0, 2.5, 5, 1379278.75, 5226382.5);" calcext:value-type="string">
            <text:p>INSERT INTO "SymboleTest" VALUES ('AFF_CARRE', '200', 0, 2.5, 5, 1379278.75, 5226382.5);</text:p>
          </table:table-cell>
        </table:table-row>
        <table:table-row table:style-name="ro1">
          <table:table-cell table:number-columns-repeated="7"/>
          <table:table-cell table:formula="of:=[.$E$2]+[.K92]*[.$G$2]" office:value-type="float" office:value="1379282.5" calcext:value-type="float">
            <text:p>1379282,5</text:p>
          </table:table-cell>
          <table:table-cell table:formula="of:=[.$F$2]+[.L92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82]" office:value-type="float" office:value="-5" calcext:value-type="float">
            <text:p>-5</text:p>
          </table:table-cell>
          <table:table-cell table:number-columns-repeated="2"/>
          <table:table-cell table:formula="of:=SUBSTITUTE([.H92];&quot;,&quot;;&quot;.&quot;)" office:value-type="string" office:string-value="1379282.5" calcext:value-type="string">
            <text:p>1379282.5</text:p>
          </table:table-cell>
          <table:table-cell table:formula="of:=SUBSTITUTE([.I92];&quot;,&quot;;&quot;.&quot;)" office:value-type="string" office:string-value="5226367.5" calcext:value-type="string">
            <text:p>5226367.5</text:p>
          </table:table-cell>
          <table:table-cell table:formula="of:=SUBSTITUTE([.J92];&quot;,&quot;;&quot;.&quot;)" office:value-type="string" office:string-value="0" calcext:value-type="string">
            <text:p>0</text:p>
          </table:table-cell>
          <table:table-cell table:formula="of:=SUBSTITUTE([.K92];&quot;,&quot;;&quot;.&quot;)" office:value-type="string" office:string-value="5" calcext:value-type="string">
            <text:p>5</text:p>
          </table:table-cell>
          <table:table-cell table:formula="of:=SUBSTITUTE([.L92];&quot;,&quot;;&quot;.&quot;)" office:value-type="string" office:string-value="-5" calcext:value-type="string">
            <text:p>-5</text:p>
          </table:table-cell>
          <table:table-cell table:formula="of:=CONCATENATE(CHAR(39);&quot;AFF_CARRE&quot;;CHAR(39);&quot;, &quot;;CHAR(39);&quot;200&quot;;CHAR(39);&quot;, &quot;;[.Q92];&quot;, &quot;;[.R92];&quot;, &quot;;[.S92];&quot;, &quot;;[.O92];&quot;, &quot;;[.P92])" office:value-type="string" office:string-value="'AFF_CARRE', '200', 0, 5, -5, 1379282.5, 5226367.5" calcext:value-type="string">
            <text:p>'AFF_CARRE', '200', 0, 5, -5, 1379282.5, 5226367.5</text:p>
          </table:table-cell>
          <table:table-cell table:formula="of:=CONCATENATE(&quot;INSERT INTO &quot;;CHAR(34);&quot;SymboleTest&quot;;CHAR(34);&quot; VALUES (&quot;;[.T92];&quot;);&quot;)" office:value-type="string" office:string-value="INSERT INTO &quot;SymboleTest&quot; VALUES ('AFF_CARRE', '200', 0, 5, -5, 1379282.5, 5226367.5);" calcext:value-type="string">
            <text:p>INSERT INTO "SymboleTest" VALUES ('AFF_CARRE', '200', 0, 5, -5, 1379282.5, 5226367.5);</text:p>
          </table:table-cell>
        </table:table-row>
        <table:table-row table:style-name="ro1">
          <table:table-cell table:number-columns-repeated="7"/>
          <table:table-cell table:formula="of:=[.$E$2]+[.K93]*[.$G$2]" office:value-type="float" office:value="1379282.5" calcext:value-type="float">
            <text:p>1379282,5</text:p>
          </table:table-cell>
          <table:table-cell table:formula="of:=[.$F$2]+[.L93]*[.$G$2]" office:value-type="float" office:value="5226371.25" calcext:value-type="float">
            <text:p>5226371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83]" office:value-type="float" office:value="-2.5" calcext:value-type="float">
            <text:p>-2,5</text:p>
          </table:table-cell>
          <table:table-cell table:number-columns-repeated="2"/>
          <table:table-cell table:formula="of:=SUBSTITUTE([.H93];&quot;,&quot;;&quot;.&quot;)" office:value-type="string" office:string-value="1379282.5" calcext:value-type="string">
            <text:p>1379282.5</text:p>
          </table:table-cell>
          <table:table-cell table:formula="of:=SUBSTITUTE([.I93];&quot;,&quot;;&quot;.&quot;)" office:value-type="string" office:string-value="5226371.25" calcext:value-type="string">
            <text:p>5226371.25</text:p>
          </table:table-cell>
          <table:table-cell table:formula="of:=SUBSTITUTE([.J93];&quot;,&quot;;&quot;.&quot;)" office:value-type="string" office:string-value="0" calcext:value-type="string">
            <text:p>0</text:p>
          </table:table-cell>
          <table:table-cell table:formula="of:=SUBSTITUTE([.K93];&quot;,&quot;;&quot;.&quot;)" office:value-type="string" office:string-value="5" calcext:value-type="string">
            <text:p>5</text:p>
          </table:table-cell>
          <table:table-cell table:formula="of:=SUBSTITUTE([.L93];&quot;,&quot;;&quot;.&quot;)" office:value-type="string" office:string-value="-2.5" calcext:value-type="string">
            <text:p>-2.5</text:p>
          </table:table-cell>
          <table:table-cell table:formula="of:=CONCATENATE(CHAR(39);&quot;AFF_CARRE&quot;;CHAR(39);&quot;, &quot;;CHAR(39);&quot;200&quot;;CHAR(39);&quot;, &quot;;[.Q93];&quot;, &quot;;[.R93];&quot;, &quot;;[.S93];&quot;, &quot;;[.O93];&quot;, &quot;;[.P93])" office:value-type="string" office:string-value="'AFF_CARRE', '200', 0, 5, -2.5, 1379282.5, 5226371.25" calcext:value-type="string">
            <text:p>'AFF_CARRE', '200', 0, 5, -2.5, 1379282.5, 5226371.25</text:p>
          </table:table-cell>
          <table:table-cell table:formula="of:=CONCATENATE(&quot;INSERT INTO &quot;;CHAR(34);&quot;SymboleTest&quot;;CHAR(34);&quot; VALUES (&quot;;[.T93];&quot;);&quot;)" office:value-type="string" office:string-value="INSERT INTO &quot;SymboleTest&quot; VALUES ('AFF_CARRE', '200', 0, 5, -2.5, 1379282.5, 5226371.25);" calcext:value-type="string">
            <text:p>INSERT INTO "SymboleTest" VALUES ('AFF_CARRE', '200', 0, 5, -2.5, 1379282.5, 5226371.25);</text:p>
          </table:table-cell>
        </table:table-row>
        <table:table-row table:style-name="ro1">
          <table:table-cell table:number-columns-repeated="7"/>
          <table:table-cell table:formula="of:=[.$E$2]+[.K94]*[.$G$2]" office:value-type="float" office:value="1379282.5" calcext:value-type="float">
            <text:p>1379282,5</text:p>
          </table:table-cell>
          <table:table-cell table:formula="of:=[.$F$2]+[.L94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84]" office:value-type="float" office:value="-1" calcext:value-type="float">
            <text:p>-1</text:p>
          </table:table-cell>
          <table:table-cell table:number-columns-repeated="2"/>
          <table:table-cell table:formula="of:=SUBSTITUTE([.H94];&quot;,&quot;;&quot;.&quot;)" office:value-type="string" office:string-value="1379282.5" calcext:value-type="string">
            <text:p>1379282.5</text:p>
          </table:table-cell>
          <table:table-cell table:formula="of:=SUBSTITUTE([.I94];&quot;,&quot;;&quot;.&quot;)" office:value-type="string" office:string-value="5226373.5" calcext:value-type="string">
            <text:p>5226373.5</text:p>
          </table:table-cell>
          <table:table-cell table:formula="of:=SUBSTITUTE([.J94];&quot;,&quot;;&quot;.&quot;)" office:value-type="string" office:string-value="0" calcext:value-type="string">
            <text:p>0</text:p>
          </table:table-cell>
          <table:table-cell table:formula="of:=SUBSTITUTE([.K94];&quot;,&quot;;&quot;.&quot;)" office:value-type="string" office:string-value="5" calcext:value-type="string">
            <text:p>5</text:p>
          </table:table-cell>
          <table:table-cell table:formula="of:=SUBSTITUTE([.L94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94];&quot;, &quot;;[.R94];&quot;, &quot;;[.S94];&quot;, &quot;;[.O94];&quot;, &quot;;[.P94])" office:value-type="string" office:string-value="'AFF_CARRE', '200', 0, 5, -1, 1379282.5, 5226373.5" calcext:value-type="string">
            <text:p>'AFF_CARRE', '200', 0, 5, -1, 1379282.5, 5226373.5</text:p>
          </table:table-cell>
          <table:table-cell table:formula="of:=CONCATENATE(&quot;INSERT INTO &quot;;CHAR(34);&quot;SymboleTest&quot;;CHAR(34);&quot; VALUES (&quot;;[.T94];&quot;);&quot;)" office:value-type="string" office:string-value="INSERT INTO &quot;SymboleTest&quot; VALUES ('AFF_CARRE', '200', 0, 5, -1, 1379282.5, 5226373.5);" calcext:value-type="string">
            <text:p>INSERT INTO "SymboleTest" VALUES ('AFF_CARRE', '200', 0, 5, -1, 1379282.5, 5226373.5);</text:p>
          </table:table-cell>
        </table:table-row>
        <table:table-row table:style-name="ro1">
          <table:table-cell table:number-columns-repeated="7"/>
          <table:table-cell table:formula="of:=[.$E$2]+[.K95]*[.$G$2]" office:value-type="float" office:value="1379282.5" calcext:value-type="float">
            <text:p>1379282,5</text:p>
          </table:table-cell>
          <table:table-cell table:formula="of:=[.$F$2]+[.L95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85]" office:value-type="float" office:value="-0.5" calcext:value-type="float">
            <text:p>-0,5</text:p>
          </table:table-cell>
          <table:table-cell table:number-columns-repeated="2"/>
          <table:table-cell table:formula="of:=SUBSTITUTE([.H95];&quot;,&quot;;&quot;.&quot;)" office:value-type="string" office:string-value="1379282.5" calcext:value-type="string">
            <text:p>1379282.5</text:p>
          </table:table-cell>
          <table:table-cell table:formula="of:=SUBSTITUTE([.I95];&quot;,&quot;;&quot;.&quot;)" office:value-type="string" office:string-value="5226374.25" calcext:value-type="string">
            <text:p>5226374.25</text:p>
          </table:table-cell>
          <table:table-cell table:formula="of:=SUBSTITUTE([.J95];&quot;,&quot;;&quot;.&quot;)" office:value-type="string" office:string-value="0" calcext:value-type="string">
            <text:p>0</text:p>
          </table:table-cell>
          <table:table-cell table:formula="of:=SUBSTITUTE([.K95];&quot;,&quot;;&quot;.&quot;)" office:value-type="string" office:string-value="5" calcext:value-type="string">
            <text:p>5</text:p>
          </table:table-cell>
          <table:table-cell table:formula="of:=SUBSTITUTE([.L95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95];&quot;, &quot;;[.R95];&quot;, &quot;;[.S95];&quot;, &quot;;[.O95];&quot;, &quot;;[.P95])" office:value-type="string" office:string-value="'AFF_CARRE', '200', 0, 5, -0.5, 1379282.5, 5226374.25" calcext:value-type="string">
            <text:p>'AFF_CARRE', '200', 0, 5, -0.5, 1379282.5, 5226374.25</text:p>
          </table:table-cell>
          <table:table-cell table:formula="of:=CONCATENATE(&quot;INSERT INTO &quot;;CHAR(34);&quot;SymboleTest&quot;;CHAR(34);&quot; VALUES (&quot;;[.T95];&quot;);&quot;)" office:value-type="string" office:string-value="INSERT INTO &quot;SymboleTest&quot; VALUES ('AFF_CARRE', '200', 0, 5, -0.5, 1379282.5, 5226374.25);" calcext:value-type="string">
            <text:p>INSERT INTO "SymboleTest" VALUES ('AFF_CARRE', '200', 0, 5, -0.5, 1379282.5, 5226374.25);</text:p>
          </table:table-cell>
        </table:table-row>
        <table:table-row table:style-name="ro1">
          <table:table-cell table:number-columns-repeated="7"/>
          <table:table-cell table:formula="of:=[.$E$2]+[.K96]*[.$G$2]" office:value-type="float" office:value="1379282.5" calcext:value-type="float">
            <text:p>1379282,5</text:p>
          </table:table-cell>
          <table:table-cell table:formula="of:=[.$F$2]+[.L96]*[.$G$2]" office:value-type="float" office:value="5226374.625" calcext:value-type="float">
            <text:p>5226374,6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86]" office:value-type="float" office:value="-0.25" calcext:value-type="float">
            <text:p>-0,25</text:p>
          </table:table-cell>
          <table:table-cell table:number-columns-repeated="2"/>
          <table:table-cell table:formula="of:=SUBSTITUTE([.H96];&quot;,&quot;;&quot;.&quot;)" office:value-type="string" office:string-value="1379282.5" calcext:value-type="string">
            <text:p>1379282.5</text:p>
          </table:table-cell>
          <table:table-cell table:formula="of:=SUBSTITUTE([.I96];&quot;,&quot;;&quot;.&quot;)" office:value-type="string" office:string-value="5226374.625" calcext:value-type="string">
            <text:p>5226374.625</text:p>
          </table:table-cell>
          <table:table-cell table:formula="of:=SUBSTITUTE([.J96];&quot;,&quot;;&quot;.&quot;)" office:value-type="string" office:string-value="0" calcext:value-type="string">
            <text:p>0</text:p>
          </table:table-cell>
          <table:table-cell table:formula="of:=SUBSTITUTE([.K96];&quot;,&quot;;&quot;.&quot;)" office:value-type="string" office:string-value="5" calcext:value-type="string">
            <text:p>5</text:p>
          </table:table-cell>
          <table:table-cell table:formula="of:=SUBSTITUTE([.L96];&quot;,&quot;;&quot;.&quot;)" office:value-type="string" office:string-value="-0.25" calcext:value-type="string">
            <text:p>-0.25</text:p>
          </table:table-cell>
          <table:table-cell table:formula="of:=CONCATENATE(CHAR(39);&quot;AFF_CARRE&quot;;CHAR(39);&quot;, &quot;;CHAR(39);&quot;200&quot;;CHAR(39);&quot;, &quot;;[.Q96];&quot;, &quot;;[.R96];&quot;, &quot;;[.S96];&quot;, &quot;;[.O96];&quot;, &quot;;[.P96])" office:value-type="string" office:string-value="'AFF_CARRE', '200', 0, 5, -0.25, 1379282.5, 5226374.625" calcext:value-type="string">
            <text:p>'AFF_CARRE', '200', 0, 5, -0.25, 1379282.5, 5226374.625</text:p>
          </table:table-cell>
          <table:table-cell table:formula="of:=CONCATENATE(&quot;INSERT INTO &quot;;CHAR(34);&quot;SymboleTest&quot;;CHAR(34);&quot; VALUES (&quot;;[.T96];&quot;);&quot;)" office:value-type="string" office:string-value="INSERT INTO &quot;SymboleTest&quot; VALUES ('AFF_CARRE', '200', 0, 5, -0.25, 1379282.5, 5226374.625);" calcext:value-type="string">
            <text:p>INSERT INTO "SymboleTest" VALUES ('AFF_CARRE', '200', 0, 5, -0.25, 1379282.5, 5226374.625);</text:p>
          </table:table-cell>
        </table:table-row>
        <table:table-row table:style-name="ro1">
          <table:table-cell table:number-columns-repeated="7"/>
          <table:table-cell table:formula="of:=[.$E$2]+[.K97]*[.$G$2]" office:value-type="float" office:value="1379282.5" calcext:value-type="float">
            <text:p>1379282,5</text:p>
          </table:table-cell>
          <table:table-cell table:formula="of:=[.$F$2]+[.L97]*[.$G$2]" office:value-type="float" office:value="5226375.375" calcext:value-type="float">
            <text:p>5226375,3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87]" office:value-type="float" office:value="0.25" calcext:value-type="float">
            <text:p>0,25</text:p>
          </table:table-cell>
          <table:table-cell table:number-columns-repeated="2"/>
          <table:table-cell table:formula="of:=SUBSTITUTE([.H97];&quot;,&quot;;&quot;.&quot;)" office:value-type="string" office:string-value="1379282.5" calcext:value-type="string">
            <text:p>1379282.5</text:p>
          </table:table-cell>
          <table:table-cell table:formula="of:=SUBSTITUTE([.I97];&quot;,&quot;;&quot;.&quot;)" office:value-type="string" office:string-value="5226375.375" calcext:value-type="string">
            <text:p>5226375.375</text:p>
          </table:table-cell>
          <table:table-cell table:formula="of:=SUBSTITUTE([.J97];&quot;,&quot;;&quot;.&quot;)" office:value-type="string" office:string-value="0" calcext:value-type="string">
            <text:p>0</text:p>
          </table:table-cell>
          <table:table-cell table:formula="of:=SUBSTITUTE([.K97];&quot;,&quot;;&quot;.&quot;)" office:value-type="string" office:string-value="5" calcext:value-type="string">
            <text:p>5</text:p>
          </table:table-cell>
          <table:table-cell table:formula="of:=SUBSTITUTE([.L97];&quot;,&quot;;&quot;.&quot;)" office:value-type="string" office:string-value="0.25" calcext:value-type="string">
            <text:p>0.25</text:p>
          </table:table-cell>
          <table:table-cell table:formula="of:=CONCATENATE(CHAR(39);&quot;AFF_CARRE&quot;;CHAR(39);&quot;, &quot;;CHAR(39);&quot;200&quot;;CHAR(39);&quot;, &quot;;[.Q97];&quot;, &quot;;[.R97];&quot;, &quot;;[.S97];&quot;, &quot;;[.O97];&quot;, &quot;;[.P97])" office:value-type="string" office:string-value="'AFF_CARRE', '200', 0, 5, 0.25, 1379282.5, 5226375.375" calcext:value-type="string">
            <text:p>'AFF_CARRE', '200', 0, 5, 0.25, 1379282.5, 5226375.375</text:p>
          </table:table-cell>
          <table:table-cell table:formula="of:=CONCATENATE(&quot;INSERT INTO &quot;;CHAR(34);&quot;SymboleTest&quot;;CHAR(34);&quot; VALUES (&quot;;[.T97];&quot;);&quot;)" office:value-type="string" office:string-value="INSERT INTO &quot;SymboleTest&quot; VALUES ('AFF_CARRE', '200', 0, 5, 0.25, 1379282.5, 5226375.375);" calcext:value-type="string">
            <text:p>INSERT INTO "SymboleTest" VALUES ('AFF_CARRE', '200', 0, 5, 0.25, 1379282.5, 5226375.375);</text:p>
          </table:table-cell>
        </table:table-row>
        <table:table-row table:style-name="ro1">
          <table:table-cell table:number-columns-repeated="7"/>
          <table:table-cell table:formula="of:=[.$E$2]+[.K98]*[.$G$2]" office:value-type="float" office:value="1379282.5" calcext:value-type="float">
            <text:p>1379282,5</text:p>
          </table:table-cell>
          <table:table-cell table:formula="of:=[.$F$2]+[.L98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88]" office:value-type="float" office:value="0.5" calcext:value-type="float">
            <text:p>0,5</text:p>
          </table:table-cell>
          <table:table-cell table:number-columns-repeated="2"/>
          <table:table-cell table:formula="of:=SUBSTITUTE([.H98];&quot;,&quot;;&quot;.&quot;)" office:value-type="string" office:string-value="1379282.5" calcext:value-type="string">
            <text:p>1379282.5</text:p>
          </table:table-cell>
          <table:table-cell table:formula="of:=SUBSTITUTE([.I98];&quot;,&quot;;&quot;.&quot;)" office:value-type="string" office:string-value="5226375.75" calcext:value-type="string">
            <text:p>5226375.75</text:p>
          </table:table-cell>
          <table:table-cell table:formula="of:=SUBSTITUTE([.J98];&quot;,&quot;;&quot;.&quot;)" office:value-type="string" office:string-value="0" calcext:value-type="string">
            <text:p>0</text:p>
          </table:table-cell>
          <table:table-cell table:formula="of:=SUBSTITUTE([.K98];&quot;,&quot;;&quot;.&quot;)" office:value-type="string" office:string-value="5" calcext:value-type="string">
            <text:p>5</text:p>
          </table:table-cell>
          <table:table-cell table:formula="of:=SUBSTITUTE([.L98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98];&quot;, &quot;;[.R98];&quot;, &quot;;[.S98];&quot;, &quot;;[.O98];&quot;, &quot;;[.P98])" office:value-type="string" office:string-value="'AFF_CARRE', '200', 0, 5, 0.5, 1379282.5, 5226375.75" calcext:value-type="string">
            <text:p>'AFF_CARRE', '200', 0, 5, 0.5, 1379282.5, 5226375.75</text:p>
          </table:table-cell>
          <table:table-cell table:formula="of:=CONCATENATE(&quot;INSERT INTO &quot;;CHAR(34);&quot;SymboleTest&quot;;CHAR(34);&quot; VALUES (&quot;;[.T98];&quot;);&quot;)" office:value-type="string" office:string-value="INSERT INTO &quot;SymboleTest&quot; VALUES ('AFF_CARRE', '200', 0, 5, 0.5, 1379282.5, 5226375.75);" calcext:value-type="string">
            <text:p>INSERT INTO "SymboleTest" VALUES ('AFF_CARRE', '200', 0, 5, 0.5, 1379282.5, 5226375.75);</text:p>
          </table:table-cell>
        </table:table-row>
        <table:table-row table:style-name="ro1">
          <table:table-cell table:number-columns-repeated="7"/>
          <table:table-cell table:formula="of:=[.$E$2]+[.K99]*[.$G$2]" office:value-type="float" office:value="1379282.5" calcext:value-type="float">
            <text:p>1379282,5</text:p>
          </table:table-cell>
          <table:table-cell table:formula="of:=[.$F$2]+[.L99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89]" office:value-type="float" office:value="1" calcext:value-type="float">
            <text:p>1</text:p>
          </table:table-cell>
          <table:table-cell table:number-columns-repeated="2"/>
          <table:table-cell table:formula="of:=SUBSTITUTE([.H99];&quot;,&quot;;&quot;.&quot;)" office:value-type="string" office:string-value="1379282.5" calcext:value-type="string">
            <text:p>1379282.5</text:p>
          </table:table-cell>
          <table:table-cell table:formula="of:=SUBSTITUTE([.I99];&quot;,&quot;;&quot;.&quot;)" office:value-type="string" office:string-value="5226376.5" calcext:value-type="string">
            <text:p>5226376.5</text:p>
          </table:table-cell>
          <table:table-cell table:formula="of:=SUBSTITUTE([.J99];&quot;,&quot;;&quot;.&quot;)" office:value-type="string" office:string-value="0" calcext:value-type="string">
            <text:p>0</text:p>
          </table:table-cell>
          <table:table-cell table:formula="of:=SUBSTITUTE([.K99];&quot;,&quot;;&quot;.&quot;)" office:value-type="string" office:string-value="5" calcext:value-type="string">
            <text:p>5</text:p>
          </table:table-cell>
          <table:table-cell table:formula="of:=SUBSTITUTE([.L99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99];&quot;, &quot;;[.R99];&quot;, &quot;;[.S99];&quot;, &quot;;[.O99];&quot;, &quot;;[.P99])" office:value-type="string" office:string-value="'AFF_CARRE', '200', 0, 5, 1, 1379282.5, 5226376.5" calcext:value-type="string">
            <text:p>'AFF_CARRE', '200', 0, 5, 1, 1379282.5, 5226376.5</text:p>
          </table:table-cell>
          <table:table-cell table:formula="of:=CONCATENATE(&quot;INSERT INTO &quot;;CHAR(34);&quot;SymboleTest&quot;;CHAR(34);&quot; VALUES (&quot;;[.T99];&quot;);&quot;)" office:value-type="string" office:string-value="INSERT INTO &quot;SymboleTest&quot; VALUES ('AFF_CARRE', '200', 0, 5, 1, 1379282.5, 5226376.5);" calcext:value-type="string">
            <text:p>INSERT INTO "SymboleTest" VALUES ('AFF_CARRE', '200', 0, 5, 1, 1379282.5, 5226376.5);</text:p>
          </table:table-cell>
        </table:table-row>
        <table:table-row table:style-name="ro1">
          <table:table-cell table:number-columns-repeated="7"/>
          <table:table-cell table:formula="of:=[.$E$2]+[.K100]*[.$G$2]" office:value-type="float" office:value="1379282.5" calcext:value-type="float">
            <text:p>1379282,5</text:p>
          </table:table-cell>
          <table:table-cell table:formula="of:=[.$F$2]+[.L100]*[.$G$2]" office:value-type="float" office:value="5226378.75" calcext:value-type="float">
            <text:p>5226378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90]" office:value-type="float" office:value="2.5" calcext:value-type="float">
            <text:p>2,5</text:p>
          </table:table-cell>
          <table:table-cell table:number-columns-repeated="2"/>
          <table:table-cell table:formula="of:=SUBSTITUTE([.H100];&quot;,&quot;;&quot;.&quot;)" office:value-type="string" office:string-value="1379282.5" calcext:value-type="string">
            <text:p>1379282.5</text:p>
          </table:table-cell>
          <table:table-cell table:formula="of:=SUBSTITUTE([.I100];&quot;,&quot;;&quot;.&quot;)" office:value-type="string" office:string-value="5226378.75" calcext:value-type="string">
            <text:p>5226378.75</text:p>
          </table:table-cell>
          <table:table-cell table:formula="of:=SUBSTITUTE([.J100];&quot;,&quot;;&quot;.&quot;)" office:value-type="string" office:string-value="0" calcext:value-type="string">
            <text:p>0</text:p>
          </table:table-cell>
          <table:table-cell table:formula="of:=SUBSTITUTE([.K100];&quot;,&quot;;&quot;.&quot;)" office:value-type="string" office:string-value="5" calcext:value-type="string">
            <text:p>5</text:p>
          </table:table-cell>
          <table:table-cell table:formula="of:=SUBSTITUTE([.L100];&quot;,&quot;;&quot;.&quot;)" office:value-type="string" office:string-value="2.5" calcext:value-type="string">
            <text:p>2.5</text:p>
          </table:table-cell>
          <table:table-cell table:formula="of:=CONCATENATE(CHAR(39);&quot;AFF_CARRE&quot;;CHAR(39);&quot;, &quot;;CHAR(39);&quot;200&quot;;CHAR(39);&quot;, &quot;;[.Q100];&quot;, &quot;;[.R100];&quot;, &quot;;[.S100];&quot;, &quot;;[.O100];&quot;, &quot;;[.P100])" office:value-type="string" office:string-value="'AFF_CARRE', '200', 0, 5, 2.5, 1379282.5, 5226378.75" calcext:value-type="string">
            <text:p>'AFF_CARRE', '200', 0, 5, 2.5, 1379282.5, 5226378.75</text:p>
          </table:table-cell>
          <table:table-cell table:formula="of:=CONCATENATE(&quot;INSERT INTO &quot;;CHAR(34);&quot;SymboleTest&quot;;CHAR(34);&quot; VALUES (&quot;;[.T100];&quot;);&quot;)" office:value-type="string" office:string-value="INSERT INTO &quot;SymboleTest&quot; VALUES ('AFF_CARRE', '200', 0, 5, 2.5, 1379282.5, 5226378.75);" calcext:value-type="string">
            <text:p>INSERT INTO "SymboleTest" VALUES ('AFF_CARRE', '200', 0, 5, 2.5, 1379282.5, 5226378.75);</text:p>
          </table:table-cell>
        </table:table-row>
        <table:table-row table:style-name="ro1">
          <table:table-cell table:number-columns-repeated="7"/>
          <table:table-cell table:formula="of:=[.$E$2]+[.K101]*[.$G$2]" office:value-type="float" office:value="1379282.5" calcext:value-type="float">
            <text:p>1379282,5</text:p>
          </table:table-cell>
          <table:table-cell table:formula="of:=[.$F$2]+[.L101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91]" office:value-type="float" office:value="5" calcext:value-type="float">
            <text:p>5</text:p>
          </table:table-cell>
          <table:table-cell table:number-columns-repeated="2"/>
          <table:table-cell table:formula="of:=SUBSTITUTE([.H101];&quot;,&quot;;&quot;.&quot;)" office:value-type="string" office:string-value="1379282.5" calcext:value-type="string">
            <text:p>1379282.5</text:p>
          </table:table-cell>
          <table:table-cell table:formula="of:=SUBSTITUTE([.I101];&quot;,&quot;;&quot;.&quot;)" office:value-type="string" office:string-value="5226382.5" calcext:value-type="string">
            <text:p>5226382.5</text:p>
          </table:table-cell>
          <table:table-cell table:formula="of:=SUBSTITUTE([.J101];&quot;,&quot;;&quot;.&quot;)" office:value-type="string" office:string-value="0" calcext:value-type="string">
            <text:p>0</text:p>
          </table:table-cell>
          <table:table-cell table:formula="of:=SUBSTITUTE([.K101];&quot;,&quot;;&quot;.&quot;)" office:value-type="string" office:string-value="5" calcext:value-type="string">
            <text:p>5</text:p>
          </table:table-cell>
          <table:table-cell table:formula="of:=SUBSTITUTE([.L101];&quot;,&quot;;&quot;.&quot;)" office:value-type="string" office:string-value="5" calcext:value-type="string">
            <text:p>5</text:p>
          </table:table-cell>
          <table:table-cell table:formula="of:=CONCATENATE(CHAR(39);&quot;AFF_CARRE&quot;;CHAR(39);&quot;, &quot;;CHAR(39);&quot;200&quot;;CHAR(39);&quot;, &quot;;[.Q101];&quot;, &quot;;[.R101];&quot;, &quot;;[.S101];&quot;, &quot;;[.O101];&quot;, &quot;;[.P101])" office:value-type="string" office:string-value="'AFF_CARRE', '200', 0, 5, 5, 1379282.5, 5226382.5" calcext:value-type="string">
            <text:p>'AFF_CARRE', '200', 0, 5, 5, 1379282.5, 5226382.5</text:p>
          </table:table-cell>
          <table:table-cell table:formula="of:=CONCATENATE(&quot;INSERT INTO &quot;;CHAR(34);&quot;SymboleTest&quot;;CHAR(34);&quot; VALUES (&quot;;[.T101];&quot;);&quot;)" office:value-type="string" office:string-value="INSERT INTO &quot;SymboleTest&quot; VALUES ('AFF_CARRE', '200', 0, 5, 5, 1379282.5, 5226382.5);" calcext:value-type="string">
            <text:p>INSERT INTO "SymboleTest" VALUES ('AFF_CARRE', '200', 0, 5, 5, 1379282.5, 5226382.5);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$E$2]+[.C102]" office:value-type="float" office:value="1379325" calcext:value-type="float">
            <text:p>1379325</text:p>
          </table:table-cell>
          <table:table-cell table:formula="of:=[.$F$2]+[.D102]" office:value-type="float" office:value="5226385" calcext:value-type="float">
            <text:p>5226385</text:p>
          </table:table-cell>
          <table:table-cell/>
          <table:table-cell table:formula="of:=[.$E$102]+[.K102]*[.$G$2]" office:value-type="float" office:value="1379322" calcext:value-type="float">
            <text:p>1379322</text:p>
          </table:table-cell>
          <table:table-cell table:formula="of:=[.$F$102]+[.L102]*[.$G$2]" office:value-type="float" office:value="5226382" calcext:value-type="float">
            <text:p>5226382</text:p>
          </table:table-cell>
          <table:table-cell table:formula="of:=[.A$3]" office:value-type="float" office:value="0" calcext:value-type="float">
            <text:p>0</text:p>
          </table:table-cell>
          <table:table-cell table:formula="of:=[.B$14]" office:value-type="float" office:value="-2" calcext:value-type="float">
            <text:p>-2</text:p>
          </table:table-cell>
          <table:table-cell table:formula="of:=[.C14]" office:value-type="float" office:value="-2" calcext:value-type="float">
            <text:p>-2</text:p>
          </table:table-cell>
          <table:table-cell table:number-columns-repeated="2"/>
          <table:table-cell table:formula="of:=SUBSTITUTE([.H102];&quot;,&quot;;&quot;.&quot;)" office:value-type="string" office:string-value="1379322" calcext:value-type="string">
            <text:p>1379322</text:p>
          </table:table-cell>
          <table:table-cell table:formula="of:=SUBSTITUTE([.I102];&quot;,&quot;;&quot;.&quot;)" office:value-type="string" office:string-value="5226382" calcext:value-type="string">
            <text:p>5226382</text:p>
          </table:table-cell>
          <table:table-cell table:formula="of:=SUBSTITUTE([.J102];&quot;,&quot;;&quot;.&quot;)" office:value-type="string" office:string-value="0" calcext:value-type="string">
            <text:p>0</text:p>
          </table:table-cell>
          <table:table-cell table:formula="of:=SUBSTITUTE([.K102];&quot;,&quot;;&quot;.&quot;)" office:value-type="string" office:string-value="-2" calcext:value-type="string">
            <text:p>-2</text:p>
          </table:table-cell>
          <table:table-cell table:formula="of:=SUBSTITUTE([.L102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02];&quot;, &quot;;[.R102];&quot;, &quot;;[.S102];&quot;, &quot;;[.O102];&quot;, &quot;;[.P102])" office:value-type="string" office:string-value="'AFF_CARRE', '200', 0, -2, -2, 1379322, 5226382" calcext:value-type="string">
            <text:p>'AFF_CARRE', '200', 0, -2, -2, 1379322, 5226382</text:p>
          </table:table-cell>
          <table:table-cell table:formula="of:=CONCATENATE(&quot;INSERT INTO &quot;;CHAR(34);&quot;SymboleTest&quot;;CHAR(34);&quot; VALUES (&quot;;[.T102];&quot;);&quot;)" office:value-type="string" office:string-value="INSERT INTO &quot;SymboleTest&quot; VALUES ('AFF_CARRE', '200', 0, -2, -2, 1379322, 5226382);" calcext:value-type="string">
            <text:p>INSERT INTO "SymboleTest" VALUES ('AFF_CARRE', '200', 0, -2, -2, 1379322, 5226382);</text:p>
          </table:table-cell>
        </table:table-row>
        <table:table-row table:style-name="ro1">
          <table:table-cell table:number-columns-repeated="7"/>
          <table:table-cell table:formula="of:=[.$E$102]+[.K103]*[.$G$2]" office:value-type="float" office:value="1379322" calcext:value-type="float">
            <text:p>1379322</text:p>
          </table:table-cell>
          <table:table-cell table:formula="of:=[.$F$102]+[.L103]*[.$G$2]" office:value-type="float" office:value="5226383.5" calcext:value-type="float">
            <text:p>5226383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4]" office:value-type="float" office:value="-2" calcext:value-type="float">
            <text:p>-2</text:p>
          </table:table-cell>
          <table:table-cell table:formula="of:=[.C15]" office:value-type="float" office:value="-1" calcext:value-type="float">
            <text:p>-1</text:p>
          </table:table-cell>
          <table:table-cell table:number-columns-repeated="2"/>
          <table:table-cell table:formula="of:=SUBSTITUTE([.H103];&quot;,&quot;;&quot;.&quot;)" office:value-type="string" office:string-value="1379322" calcext:value-type="string">
            <text:p>1379322</text:p>
          </table:table-cell>
          <table:table-cell table:formula="of:=SUBSTITUTE([.I103];&quot;,&quot;;&quot;.&quot;)" office:value-type="string" office:string-value="5226383.5" calcext:value-type="string">
            <text:p>5226383.5</text:p>
          </table:table-cell>
          <table:table-cell table:formula="of:=SUBSTITUTE([.J103];&quot;,&quot;;&quot;.&quot;)" office:value-type="string" office:string-value="0" calcext:value-type="string">
            <text:p>0</text:p>
          </table:table-cell>
          <table:table-cell table:formula="of:=SUBSTITUTE([.K103];&quot;,&quot;;&quot;.&quot;)" office:value-type="string" office:string-value="-2" calcext:value-type="string">
            <text:p>-2</text:p>
          </table:table-cell>
          <table:table-cell table:formula="of:=SUBSTITUTE([.L103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03];&quot;, &quot;;[.R103];&quot;, &quot;;[.S103];&quot;, &quot;;[.O103];&quot;, &quot;;[.P103])" office:value-type="string" office:string-value="'AFF_CARRE', '200', 0, -2, -1, 1379322, 5226383.5" calcext:value-type="string">
            <text:p>'AFF_CARRE', '200', 0, -2, -1, 1379322, 5226383.5</text:p>
          </table:table-cell>
          <table:table-cell table:formula="of:=CONCATENATE(&quot;INSERT INTO &quot;;CHAR(34);&quot;SymboleTest&quot;;CHAR(34);&quot; VALUES (&quot;;[.T103];&quot;);&quot;)" office:value-type="string" office:string-value="INSERT INTO &quot;SymboleTest&quot; VALUES ('AFF_CARRE', '200', 0, -2, -1, 1379322, 5226383.5);" calcext:value-type="string">
            <text:p>INSERT INTO "SymboleTest" VALUES ('AFF_CARRE', '200', 0, -2, -1, 1379322, 5226383.5);</text:p>
          </table:table-cell>
        </table:table-row>
        <table:table-row table:style-name="ro1">
          <table:table-cell table:number-columns-repeated="7"/>
          <table:table-cell table:formula="of:=[.$E$102]+[.K104]*[.$G$2]" office:value-type="float" office:value="1379322" calcext:value-type="float">
            <text:p>1379322</text:p>
          </table:table-cell>
          <table:table-cell table:formula="of:=[.$F$102]+[.L104]*[.$G$2]" office:value-type="float" office:value="5226384.25" calcext:value-type="float">
            <text:p>5226384,2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4]" office:value-type="float" office:value="-2" calcext:value-type="float">
            <text:p>-2</text:p>
          </table:table-cell>
          <table:table-cell table:formula="of:=[.C16]" office:value-type="float" office:value="-0.5" calcext:value-type="float">
            <text:p>-0,5</text:p>
          </table:table-cell>
          <table:table-cell table:number-columns-repeated="2"/>
          <table:table-cell table:formula="of:=SUBSTITUTE([.H104];&quot;,&quot;;&quot;.&quot;)" office:value-type="string" office:string-value="1379322" calcext:value-type="string">
            <text:p>1379322</text:p>
          </table:table-cell>
          <table:table-cell table:formula="of:=SUBSTITUTE([.I104];&quot;,&quot;;&quot;.&quot;)" office:value-type="string" office:string-value="5226384.25" calcext:value-type="string">
            <text:p>5226384.25</text:p>
          </table:table-cell>
          <table:table-cell table:formula="of:=SUBSTITUTE([.J104];&quot;,&quot;;&quot;.&quot;)" office:value-type="string" office:string-value="0" calcext:value-type="string">
            <text:p>0</text:p>
          </table:table-cell>
          <table:table-cell table:formula="of:=SUBSTITUTE([.K104];&quot;,&quot;;&quot;.&quot;)" office:value-type="string" office:string-value="-2" calcext:value-type="string">
            <text:p>-2</text:p>
          </table:table-cell>
          <table:table-cell table:formula="of:=SUBSTITUTE([.L104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04];&quot;, &quot;;[.R104];&quot;, &quot;;[.S104];&quot;, &quot;;[.O104];&quot;, &quot;;[.P104])" office:value-type="string" office:string-value="'AFF_CARRE', '200', 0, -2, -0.5, 1379322, 5226384.25" calcext:value-type="string">
            <text:p>'AFF_CARRE', '200', 0, -2, -0.5, 1379322, 5226384.25</text:p>
          </table:table-cell>
          <table:table-cell table:formula="of:=CONCATENATE(&quot;INSERT INTO &quot;;CHAR(34);&quot;SymboleTest&quot;;CHAR(34);&quot; VALUES (&quot;;[.T104];&quot;);&quot;)" office:value-type="string" office:string-value="INSERT INTO &quot;SymboleTest&quot; VALUES ('AFF_CARRE', '200', 0, -2, -0.5, 1379322, 5226384.25);" calcext:value-type="string">
            <text:p>INSERT INTO "SymboleTest" VALUES ('AFF_CARRE', '200', 0, -2, -0.5, 1379322, 5226384.25);</text:p>
          </table:table-cell>
        </table:table-row>
        <table:table-row table:style-name="ro1">
          <table:table-cell table:number-columns-repeated="7"/>
          <table:table-cell table:formula="of:=[.$E$102]+[.K105]*[.$G$2]" office:value-type="float" office:value="1379322" calcext:value-type="float">
            <text:p>1379322</text:p>
          </table:table-cell>
          <table:table-cell table:formula="of:=[.$F$102]+[.L105]*[.$G$2]" office:value-type="float" office:value="5226385.75" calcext:value-type="float">
            <text:p>5226385,7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4]" office:value-type="float" office:value="-2" calcext:value-type="float">
            <text:p>-2</text:p>
          </table:table-cell>
          <table:table-cell table:formula="of:=[.C17]" office:value-type="float" office:value="0.5" calcext:value-type="float">
            <text:p>0,5</text:p>
          </table:table-cell>
          <table:table-cell table:number-columns-repeated="2"/>
          <table:table-cell table:formula="of:=SUBSTITUTE([.H105];&quot;,&quot;;&quot;.&quot;)" office:value-type="string" office:string-value="1379322" calcext:value-type="string">
            <text:p>1379322</text:p>
          </table:table-cell>
          <table:table-cell table:formula="of:=SUBSTITUTE([.I105];&quot;,&quot;;&quot;.&quot;)" office:value-type="string" office:string-value="5226385.75" calcext:value-type="string">
            <text:p>5226385.75</text:p>
          </table:table-cell>
          <table:table-cell table:formula="of:=SUBSTITUTE([.J105];&quot;,&quot;;&quot;.&quot;)" office:value-type="string" office:string-value="0" calcext:value-type="string">
            <text:p>0</text:p>
          </table:table-cell>
          <table:table-cell table:formula="of:=SUBSTITUTE([.K105];&quot;,&quot;;&quot;.&quot;)" office:value-type="string" office:string-value="-2" calcext:value-type="string">
            <text:p>-2</text:p>
          </table:table-cell>
          <table:table-cell table:formula="of:=SUBSTITUTE([.L105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05];&quot;, &quot;;[.R105];&quot;, &quot;;[.S105];&quot;, &quot;;[.O105];&quot;, &quot;;[.P105])" office:value-type="string" office:string-value="'AFF_CARRE', '200', 0, -2, 0.5, 1379322, 5226385.75" calcext:value-type="string">
            <text:p>'AFF_CARRE', '200', 0, -2, 0.5, 1379322, 5226385.75</text:p>
          </table:table-cell>
          <table:table-cell table:formula="of:=CONCATENATE(&quot;INSERT INTO &quot;;CHAR(34);&quot;SymboleTest&quot;;CHAR(34);&quot; VALUES (&quot;;[.T105];&quot;);&quot;)" office:value-type="string" office:string-value="INSERT INTO &quot;SymboleTest&quot; VALUES ('AFF_CARRE', '200', 0, -2, 0.5, 1379322, 5226385.75);" calcext:value-type="string">
            <text:p>INSERT INTO "SymboleTest" VALUES ('AFF_CARRE', '200', 0, -2, 0.5, 1379322, 5226385.75);</text:p>
          </table:table-cell>
        </table:table-row>
        <table:table-row table:style-name="ro1">
          <table:table-cell table:number-columns-repeated="7"/>
          <table:table-cell table:formula="of:=[.$E$102]+[.K106]*[.$G$2]" office:value-type="float" office:value="1379322" calcext:value-type="float">
            <text:p>1379322</text:p>
          </table:table-cell>
          <table:table-cell table:formula="of:=[.$F$102]+[.L106]*[.$G$2]" office:value-type="float" office:value="5226386.5" calcext:value-type="float">
            <text:p>5226386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4]" office:value-type="float" office:value="-2" calcext:value-type="float">
            <text:p>-2</text:p>
          </table:table-cell>
          <table:table-cell table:formula="of:=[.C18]" office:value-type="float" office:value="1" calcext:value-type="float">
            <text:p>1</text:p>
          </table:table-cell>
          <table:table-cell table:number-columns-repeated="2"/>
          <table:table-cell table:formula="of:=SUBSTITUTE([.H106];&quot;,&quot;;&quot;.&quot;)" office:value-type="string" office:string-value="1379322" calcext:value-type="string">
            <text:p>1379322</text:p>
          </table:table-cell>
          <table:table-cell table:formula="of:=SUBSTITUTE([.I106];&quot;,&quot;;&quot;.&quot;)" office:value-type="string" office:string-value="5226386.5" calcext:value-type="string">
            <text:p>5226386.5</text:p>
          </table:table-cell>
          <table:table-cell table:formula="of:=SUBSTITUTE([.J106];&quot;,&quot;;&quot;.&quot;)" office:value-type="string" office:string-value="0" calcext:value-type="string">
            <text:p>0</text:p>
          </table:table-cell>
          <table:table-cell table:formula="of:=SUBSTITUTE([.K106];&quot;,&quot;;&quot;.&quot;)" office:value-type="string" office:string-value="-2" calcext:value-type="string">
            <text:p>-2</text:p>
          </table:table-cell>
          <table:table-cell table:formula="of:=SUBSTITUTE([.L106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06];&quot;, &quot;;[.R106];&quot;, &quot;;[.S106];&quot;, &quot;;[.O106];&quot;, &quot;;[.P106])" office:value-type="string" office:string-value="'AFF_CARRE', '200', 0, -2, 1, 1379322, 5226386.5" calcext:value-type="string">
            <text:p>'AFF_CARRE', '200', 0, -2, 1, 1379322, 5226386.5</text:p>
          </table:table-cell>
          <table:table-cell table:formula="of:=CONCATENATE(&quot;INSERT INTO &quot;;CHAR(34);&quot;SymboleTest&quot;;CHAR(34);&quot; VALUES (&quot;;[.T106];&quot;);&quot;)" office:value-type="string" office:string-value="INSERT INTO &quot;SymboleTest&quot; VALUES ('AFF_CARRE', '200', 0, -2, 1, 1379322, 5226386.5);" calcext:value-type="string">
            <text:p>INSERT INTO "SymboleTest" VALUES ('AFF_CARRE', '200', 0, -2, 1, 1379322, 5226386.5);</text:p>
          </table:table-cell>
        </table:table-row>
        <table:table-row table:style-name="ro1">
          <table:table-cell table:number-columns-repeated="7"/>
          <table:table-cell table:formula="of:=[.$E$102]+[.K107]*[.$G$2]" office:value-type="float" office:value="1379322" calcext:value-type="float">
            <text:p>1379322</text:p>
          </table:table-cell>
          <table:table-cell table:formula="of:=[.$F$102]+[.L107]*[.$G$2]" office:value-type="float" office:value="5226388" calcext:value-type="float">
            <text:p>5226388</text:p>
          </table:table-cell>
          <table:table-cell table:formula="of:=[.A$3]" office:value-type="float" office:value="0" calcext:value-type="float">
            <text:p>0</text:p>
          </table:table-cell>
          <table:table-cell table:formula="of:=[.B$14]" office:value-type="float" office:value="-2" calcext:value-type="float">
            <text:p>-2</text:p>
          </table:table-cell>
          <table:table-cell table:formula="of:=[.C19]" office:value-type="float" office:value="2" calcext:value-type="float">
            <text:p>2</text:p>
          </table:table-cell>
          <table:table-cell table:number-columns-repeated="2"/>
          <table:table-cell table:formula="of:=SUBSTITUTE([.H107];&quot;,&quot;;&quot;.&quot;)" office:value-type="string" office:string-value="1379322" calcext:value-type="string">
            <text:p>1379322</text:p>
          </table:table-cell>
          <table:table-cell table:formula="of:=SUBSTITUTE([.I107];&quot;,&quot;;&quot;.&quot;)" office:value-type="string" office:string-value="5226388" calcext:value-type="string">
            <text:p>5226388</text:p>
          </table:table-cell>
          <table:table-cell table:formula="of:=SUBSTITUTE([.J107];&quot;,&quot;;&quot;.&quot;)" office:value-type="string" office:string-value="0" calcext:value-type="string">
            <text:p>0</text:p>
          </table:table-cell>
          <table:table-cell table:formula="of:=SUBSTITUTE([.K107];&quot;,&quot;;&quot;.&quot;)" office:value-type="string" office:string-value="-2" calcext:value-type="string">
            <text:p>-2</text:p>
          </table:table-cell>
          <table:table-cell table:formula="of:=SUBSTITUTE([.L107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107];&quot;, &quot;;[.R107];&quot;, &quot;;[.S107];&quot;, &quot;;[.O107];&quot;, &quot;;[.P107])" office:value-type="string" office:string-value="'AFF_CARRE', '200', 0, -2, 2, 1379322, 5226388" calcext:value-type="string">
            <text:p>'AFF_CARRE', '200', 0, -2, 2, 1379322, 5226388</text:p>
          </table:table-cell>
          <table:table-cell table:formula="of:=CONCATENATE(&quot;INSERT INTO &quot;;CHAR(34);&quot;SymboleTest&quot;;CHAR(34);&quot; VALUES (&quot;;[.T107];&quot;);&quot;)" office:value-type="string" office:string-value="INSERT INTO &quot;SymboleTest&quot; VALUES ('AFF_CARRE', '200', 0, -2, 2, 1379322, 5226388);" calcext:value-type="string">
            <text:p>INSERT INTO "SymboleTest" VALUES ('AFF_CARRE', '200', 0, -2, 2, 1379322, 5226388);</text:p>
          </table:table-cell>
        </table:table-row>
        <table:table-row table:style-name="ro1">
          <table:table-cell table:number-columns-repeated="7"/>
          <table:table-cell table:formula="of:=[.$E$102]+[.K108]*[.$G$2]" office:value-type="float" office:value="1379323.5" calcext:value-type="float">
            <text:p>1379323,5</text:p>
          </table:table-cell>
          <table:table-cell table:formula="of:=[.$F$102]+[.L108]*[.$G$2]" office:value-type="float" office:value="5226382" calcext:value-type="float">
            <text:p>5226382</text:p>
          </table:table-cell>
          <table:table-cell table:formula="of:=[.A$3]" office:value-type="float" office:value="0" calcext:value-type="float">
            <text:p>0</text:p>
          </table:table-cell>
          <table:table-cell table:formula="of:=[.B$15]" office:value-type="float" office:value="-1" calcext:value-type="float">
            <text:p>-1</text:p>
          </table:table-cell>
          <table:table-cell table:formula="of:=[.L102]" office:value-type="float" office:value="-2" calcext:value-type="float">
            <text:p>-2</text:p>
          </table:table-cell>
          <table:table-cell table:number-columns-repeated="2"/>
          <table:table-cell table:formula="of:=SUBSTITUTE([.H108];&quot;,&quot;;&quot;.&quot;)" office:value-type="string" office:string-value="1379323.5" calcext:value-type="string">
            <text:p>1379323.5</text:p>
          </table:table-cell>
          <table:table-cell table:formula="of:=SUBSTITUTE([.I108];&quot;,&quot;;&quot;.&quot;)" office:value-type="string" office:string-value="5226382" calcext:value-type="string">
            <text:p>5226382</text:p>
          </table:table-cell>
          <table:table-cell table:formula="of:=SUBSTITUTE([.J108];&quot;,&quot;;&quot;.&quot;)" office:value-type="string" office:string-value="0" calcext:value-type="string">
            <text:p>0</text:p>
          </table:table-cell>
          <table:table-cell table:formula="of:=SUBSTITUTE([.K108];&quot;,&quot;;&quot;.&quot;)" office:value-type="string" office:string-value="-1" calcext:value-type="string">
            <text:p>-1</text:p>
          </table:table-cell>
          <table:table-cell table:formula="of:=SUBSTITUTE([.L108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08];&quot;, &quot;;[.R108];&quot;, &quot;;[.S108];&quot;, &quot;;[.O108];&quot;, &quot;;[.P108])" office:value-type="string" office:string-value="'AFF_CARRE', '200', 0, -1, -2, 1379323.5, 5226382" calcext:value-type="string">
            <text:p>'AFF_CARRE', '200', 0, -1, -2, 1379323.5, 5226382</text:p>
          </table:table-cell>
          <table:table-cell table:formula="of:=CONCATENATE(&quot;INSERT INTO &quot;;CHAR(34);&quot;SymboleTest&quot;;CHAR(34);&quot; VALUES (&quot;;[.T108];&quot;);&quot;)" office:value-type="string" office:string-value="INSERT INTO &quot;SymboleTest&quot; VALUES ('AFF_CARRE', '200', 0, -1, -2, 1379323.5, 5226382);" calcext:value-type="string">
            <text:p>INSERT INTO "SymboleTest" VALUES ('AFF_CARRE', '200', 0, -1, -2, 1379323.5, 5226382);</text:p>
          </table:table-cell>
        </table:table-row>
        <table:table-row table:style-name="ro1">
          <table:table-cell table:number-columns-repeated="7"/>
          <table:table-cell table:formula="of:=[.$E$102]+[.K109]*[.$G$2]" office:value-type="float" office:value="1379323.5" calcext:value-type="float">
            <text:p>1379323,5</text:p>
          </table:table-cell>
          <table:table-cell table:formula="of:=[.$F$102]+[.L109]*[.$G$2]" office:value-type="float" office:value="5226383.5" calcext:value-type="float">
            <text:p>5226383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5]" office:value-type="float" office:value="-1" calcext:value-type="float">
            <text:p>-1</text:p>
          </table:table-cell>
          <table:table-cell table:formula="of:=[.L103]" office:value-type="float" office:value="-1" calcext:value-type="float">
            <text:p>-1</text:p>
          </table:table-cell>
          <table:table-cell table:number-columns-repeated="2"/>
          <table:table-cell table:formula="of:=SUBSTITUTE([.H109];&quot;,&quot;;&quot;.&quot;)" office:value-type="string" office:string-value="1379323.5" calcext:value-type="string">
            <text:p>1379323.5</text:p>
          </table:table-cell>
          <table:table-cell table:formula="of:=SUBSTITUTE([.I109];&quot;,&quot;;&quot;.&quot;)" office:value-type="string" office:string-value="5226383.5" calcext:value-type="string">
            <text:p>5226383.5</text:p>
          </table:table-cell>
          <table:table-cell table:formula="of:=SUBSTITUTE([.J109];&quot;,&quot;;&quot;.&quot;)" office:value-type="string" office:string-value="0" calcext:value-type="string">
            <text:p>0</text:p>
          </table:table-cell>
          <table:table-cell table:formula="of:=SUBSTITUTE([.K109];&quot;,&quot;;&quot;.&quot;)" office:value-type="string" office:string-value="-1" calcext:value-type="string">
            <text:p>-1</text:p>
          </table:table-cell>
          <table:table-cell table:formula="of:=SUBSTITUTE([.L109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09];&quot;, &quot;;[.R109];&quot;, &quot;;[.S109];&quot;, &quot;;[.O109];&quot;, &quot;;[.P109])" office:value-type="string" office:string-value="'AFF_CARRE', '200', 0, -1, -1, 1379323.5, 5226383.5" calcext:value-type="string">
            <text:p>'AFF_CARRE', '200', 0, -1, -1, 1379323.5, 5226383.5</text:p>
          </table:table-cell>
          <table:table-cell table:formula="of:=CONCATENATE(&quot;INSERT INTO &quot;;CHAR(34);&quot;SymboleTest&quot;;CHAR(34);&quot; VALUES (&quot;;[.T109];&quot;);&quot;)" office:value-type="string" office:string-value="INSERT INTO &quot;SymboleTest&quot; VALUES ('AFF_CARRE', '200', 0, -1, -1, 1379323.5, 5226383.5);" calcext:value-type="string">
            <text:p>INSERT INTO "SymboleTest" VALUES ('AFF_CARRE', '200', 0, -1, -1, 1379323.5, 5226383.5);</text:p>
          </table:table-cell>
        </table:table-row>
        <table:table-row table:style-name="ro1">
          <table:table-cell table:number-columns-repeated="7"/>
          <table:table-cell table:formula="of:=[.$E$102]+[.K110]*[.$G$2]" office:value-type="float" office:value="1379323.5" calcext:value-type="float">
            <text:p>1379323,5</text:p>
          </table:table-cell>
          <table:table-cell table:formula="of:=[.$F$102]+[.L110]*[.$G$2]" office:value-type="float" office:value="5226384.25" calcext:value-type="float">
            <text:p>5226384,2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5]" office:value-type="float" office:value="-1" calcext:value-type="float">
            <text:p>-1</text:p>
          </table:table-cell>
          <table:table-cell table:formula="of:=[.L104]" office:value-type="float" office:value="-0.5" calcext:value-type="float">
            <text:p>-0,5</text:p>
          </table:table-cell>
          <table:table-cell table:number-columns-repeated="2"/>
          <table:table-cell table:formula="of:=SUBSTITUTE([.H110];&quot;,&quot;;&quot;.&quot;)" office:value-type="string" office:string-value="1379323.5" calcext:value-type="string">
            <text:p>1379323.5</text:p>
          </table:table-cell>
          <table:table-cell table:formula="of:=SUBSTITUTE([.I110];&quot;,&quot;;&quot;.&quot;)" office:value-type="string" office:string-value="5226384.25" calcext:value-type="string">
            <text:p>5226384.25</text:p>
          </table:table-cell>
          <table:table-cell table:formula="of:=SUBSTITUTE([.J110];&quot;,&quot;;&quot;.&quot;)" office:value-type="string" office:string-value="0" calcext:value-type="string">
            <text:p>0</text:p>
          </table:table-cell>
          <table:table-cell table:formula="of:=SUBSTITUTE([.K110];&quot;,&quot;;&quot;.&quot;)" office:value-type="string" office:string-value="-1" calcext:value-type="string">
            <text:p>-1</text:p>
          </table:table-cell>
          <table:table-cell table:formula="of:=SUBSTITUTE([.L110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10];&quot;, &quot;;[.R110];&quot;, &quot;;[.S110];&quot;, &quot;;[.O110];&quot;, &quot;;[.P110])" office:value-type="string" office:string-value="'AFF_CARRE', '200', 0, -1, -0.5, 1379323.5, 5226384.25" calcext:value-type="string">
            <text:p>'AFF_CARRE', '200', 0, -1, -0.5, 1379323.5, 5226384.25</text:p>
          </table:table-cell>
          <table:table-cell table:formula="of:=CONCATENATE(&quot;INSERT INTO &quot;;CHAR(34);&quot;SymboleTest&quot;;CHAR(34);&quot; VALUES (&quot;;[.T110];&quot;);&quot;)" office:value-type="string" office:string-value="INSERT INTO &quot;SymboleTest&quot; VALUES ('AFF_CARRE', '200', 0, -1, -0.5, 1379323.5, 5226384.25);" calcext:value-type="string">
            <text:p>INSERT INTO "SymboleTest" VALUES ('AFF_CARRE', '200', 0, -1, -0.5, 1379323.5, 5226384.25);</text:p>
          </table:table-cell>
        </table:table-row>
        <table:table-row table:style-name="ro1">
          <table:table-cell table:number-columns-repeated="7"/>
          <table:table-cell table:formula="of:=[.$E$102]+[.K111]*[.$G$2]" office:value-type="float" office:value="1379323.5" calcext:value-type="float">
            <text:p>1379323,5</text:p>
          </table:table-cell>
          <table:table-cell table:formula="of:=[.$F$102]+[.L111]*[.$G$2]" office:value-type="float" office:value="5226385.75" calcext:value-type="float">
            <text:p>5226385,7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5]" office:value-type="float" office:value="-1" calcext:value-type="float">
            <text:p>-1</text:p>
          </table:table-cell>
          <table:table-cell table:formula="of:=[.L105]" office:value-type="float" office:value="0.5" calcext:value-type="float">
            <text:p>0,5</text:p>
          </table:table-cell>
          <table:table-cell table:number-columns-repeated="2"/>
          <table:table-cell table:formula="of:=SUBSTITUTE([.H111];&quot;,&quot;;&quot;.&quot;)" office:value-type="string" office:string-value="1379323.5" calcext:value-type="string">
            <text:p>1379323.5</text:p>
          </table:table-cell>
          <table:table-cell table:formula="of:=SUBSTITUTE([.I111];&quot;,&quot;;&quot;.&quot;)" office:value-type="string" office:string-value="5226385.75" calcext:value-type="string">
            <text:p>5226385.75</text:p>
          </table:table-cell>
          <table:table-cell table:formula="of:=SUBSTITUTE([.J111];&quot;,&quot;;&quot;.&quot;)" office:value-type="string" office:string-value="0" calcext:value-type="string">
            <text:p>0</text:p>
          </table:table-cell>
          <table:table-cell table:formula="of:=SUBSTITUTE([.K111];&quot;,&quot;;&quot;.&quot;)" office:value-type="string" office:string-value="-1" calcext:value-type="string">
            <text:p>-1</text:p>
          </table:table-cell>
          <table:table-cell table:formula="of:=SUBSTITUTE([.L111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11];&quot;, &quot;;[.R111];&quot;, &quot;;[.S111];&quot;, &quot;;[.O111];&quot;, &quot;;[.P111])" office:value-type="string" office:string-value="'AFF_CARRE', '200', 0, -1, 0.5, 1379323.5, 5226385.75" calcext:value-type="string">
            <text:p>'AFF_CARRE', '200', 0, -1, 0.5, 1379323.5, 5226385.75</text:p>
          </table:table-cell>
          <table:table-cell table:formula="of:=CONCATENATE(&quot;INSERT INTO &quot;;CHAR(34);&quot;SymboleTest&quot;;CHAR(34);&quot; VALUES (&quot;;[.T111];&quot;);&quot;)" office:value-type="string" office:string-value="INSERT INTO &quot;SymboleTest&quot; VALUES ('AFF_CARRE', '200', 0, -1, 0.5, 1379323.5, 5226385.75);" calcext:value-type="string">
            <text:p>INSERT INTO "SymboleTest" VALUES ('AFF_CARRE', '200', 0, -1, 0.5, 1379323.5, 5226385.75);</text:p>
          </table:table-cell>
        </table:table-row>
        <table:table-row table:style-name="ro1">
          <table:table-cell table:number-columns-repeated="7"/>
          <table:table-cell table:formula="of:=[.$E$102]+[.K112]*[.$G$2]" office:value-type="float" office:value="1379323.5" calcext:value-type="float">
            <text:p>1379323,5</text:p>
          </table:table-cell>
          <table:table-cell table:formula="of:=[.$F$102]+[.L112]*[.$G$2]" office:value-type="float" office:value="5226386.5" calcext:value-type="float">
            <text:p>5226386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5]" office:value-type="float" office:value="-1" calcext:value-type="float">
            <text:p>-1</text:p>
          </table:table-cell>
          <table:table-cell table:formula="of:=[.L106]" office:value-type="float" office:value="1" calcext:value-type="float">
            <text:p>1</text:p>
          </table:table-cell>
          <table:table-cell table:number-columns-repeated="2"/>
          <table:table-cell table:formula="of:=SUBSTITUTE([.H112];&quot;,&quot;;&quot;.&quot;)" office:value-type="string" office:string-value="1379323.5" calcext:value-type="string">
            <text:p>1379323.5</text:p>
          </table:table-cell>
          <table:table-cell table:formula="of:=SUBSTITUTE([.I112];&quot;,&quot;;&quot;.&quot;)" office:value-type="string" office:string-value="5226386.5" calcext:value-type="string">
            <text:p>5226386.5</text:p>
          </table:table-cell>
          <table:table-cell table:formula="of:=SUBSTITUTE([.J112];&quot;,&quot;;&quot;.&quot;)" office:value-type="string" office:string-value="0" calcext:value-type="string">
            <text:p>0</text:p>
          </table:table-cell>
          <table:table-cell table:formula="of:=SUBSTITUTE([.K112];&quot;,&quot;;&quot;.&quot;)" office:value-type="string" office:string-value="-1" calcext:value-type="string">
            <text:p>-1</text:p>
          </table:table-cell>
          <table:table-cell table:formula="of:=SUBSTITUTE([.L112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12];&quot;, &quot;;[.R112];&quot;, &quot;;[.S112];&quot;, &quot;;[.O112];&quot;, &quot;;[.P112])" office:value-type="string" office:string-value="'AFF_CARRE', '200', 0, -1, 1, 1379323.5, 5226386.5" calcext:value-type="string">
            <text:p>'AFF_CARRE', '200', 0, -1, 1, 1379323.5, 5226386.5</text:p>
          </table:table-cell>
          <table:table-cell table:formula="of:=CONCATENATE(&quot;INSERT INTO &quot;;CHAR(34);&quot;SymboleTest&quot;;CHAR(34);&quot; VALUES (&quot;;[.T112];&quot;);&quot;)" office:value-type="string" office:string-value="INSERT INTO &quot;SymboleTest&quot; VALUES ('AFF_CARRE', '200', 0, -1, 1, 1379323.5, 5226386.5);" calcext:value-type="string">
            <text:p>INSERT INTO "SymboleTest" VALUES ('AFF_CARRE', '200', 0, -1, 1, 1379323.5, 5226386.5);</text:p>
          </table:table-cell>
        </table:table-row>
        <table:table-row table:style-name="ro1">
          <table:table-cell table:number-columns-repeated="7"/>
          <table:table-cell table:formula="of:=[.$E$102]+[.K113]*[.$G$2]" office:value-type="float" office:value="1379323.5" calcext:value-type="float">
            <text:p>1379323,5</text:p>
          </table:table-cell>
          <table:table-cell table:formula="of:=[.$F$102]+[.L113]*[.$G$2]" office:value-type="float" office:value="5226388" calcext:value-type="float">
            <text:p>5226388</text:p>
          </table:table-cell>
          <table:table-cell table:formula="of:=[.A$3]" office:value-type="float" office:value="0" calcext:value-type="float">
            <text:p>0</text:p>
          </table:table-cell>
          <table:table-cell table:formula="of:=[.B$15]" office:value-type="float" office:value="-1" calcext:value-type="float">
            <text:p>-1</text:p>
          </table:table-cell>
          <table:table-cell table:formula="of:=[.L107]" office:value-type="float" office:value="2" calcext:value-type="float">
            <text:p>2</text:p>
          </table:table-cell>
          <table:table-cell table:number-columns-repeated="2"/>
          <table:table-cell table:formula="of:=SUBSTITUTE([.H113];&quot;,&quot;;&quot;.&quot;)" office:value-type="string" office:string-value="1379323.5" calcext:value-type="string">
            <text:p>1379323.5</text:p>
          </table:table-cell>
          <table:table-cell table:formula="of:=SUBSTITUTE([.I113];&quot;,&quot;;&quot;.&quot;)" office:value-type="string" office:string-value="5226388" calcext:value-type="string">
            <text:p>5226388</text:p>
          </table:table-cell>
          <table:table-cell table:formula="of:=SUBSTITUTE([.J113];&quot;,&quot;;&quot;.&quot;)" office:value-type="string" office:string-value="0" calcext:value-type="string">
            <text:p>0</text:p>
          </table:table-cell>
          <table:table-cell table:formula="of:=SUBSTITUTE([.K113];&quot;,&quot;;&quot;.&quot;)" office:value-type="string" office:string-value="-1" calcext:value-type="string">
            <text:p>-1</text:p>
          </table:table-cell>
          <table:table-cell table:formula="of:=SUBSTITUTE([.L113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113];&quot;, &quot;;[.R113];&quot;, &quot;;[.S113];&quot;, &quot;;[.O113];&quot;, &quot;;[.P113])" office:value-type="string" office:string-value="'AFF_CARRE', '200', 0, -1, 2, 1379323.5, 5226388" calcext:value-type="string">
            <text:p>'AFF_CARRE', '200', 0, -1, 2, 1379323.5, 5226388</text:p>
          </table:table-cell>
          <table:table-cell table:formula="of:=CONCATENATE(&quot;INSERT INTO &quot;;CHAR(34);&quot;SymboleTest&quot;;CHAR(34);&quot; VALUES (&quot;;[.T113];&quot;);&quot;)" office:value-type="string" office:string-value="INSERT INTO &quot;SymboleTest&quot; VALUES ('AFF_CARRE', '200', 0, -1, 2, 1379323.5, 5226388);" calcext:value-type="string">
            <text:p>INSERT INTO "SymboleTest" VALUES ('AFF_CARRE', '200', 0, -1, 2, 1379323.5, 5226388);</text:p>
          </table:table-cell>
        </table:table-row>
        <table:table-row table:style-name="ro1">
          <table:table-cell table:number-columns-repeated="7"/>
          <table:table-cell table:formula="of:=[.$E$102]+[.K114]*[.$G$2]" office:value-type="float" office:value="1379324.25" calcext:value-type="float">
            <text:p>1379324,25</text:p>
          </table:table-cell>
          <table:table-cell table:formula="of:=[.$F$102]+[.L114]*[.$G$2]" office:value-type="float" office:value="5226382" calcext:value-type="float">
            <text:p>5226382</text:p>
          </table:table-cell>
          <table:table-cell table:formula="of:=[.A$3]" office:value-type="float" office:value="0" calcext:value-type="float">
            <text:p>0</text:p>
          </table:table-cell>
          <table:table-cell table:formula="of:=[.B$16]" office:value-type="float" office:value="-0.5" calcext:value-type="float">
            <text:p>-0,5</text:p>
          </table:table-cell>
          <table:table-cell table:formula="of:=[.L108]" office:value-type="float" office:value="-2" calcext:value-type="float">
            <text:p>-2</text:p>
          </table:table-cell>
          <table:table-cell table:number-columns-repeated="2"/>
          <table:table-cell table:formula="of:=SUBSTITUTE([.H114];&quot;,&quot;;&quot;.&quot;)" office:value-type="string" office:string-value="1379324.25" calcext:value-type="string">
            <text:p>1379324.25</text:p>
          </table:table-cell>
          <table:table-cell table:formula="of:=SUBSTITUTE([.I114];&quot;,&quot;;&quot;.&quot;)" office:value-type="string" office:string-value="5226382" calcext:value-type="string">
            <text:p>5226382</text:p>
          </table:table-cell>
          <table:table-cell table:formula="of:=SUBSTITUTE([.J114];&quot;,&quot;;&quot;.&quot;)" office:value-type="string" office:string-value="0" calcext:value-type="string">
            <text:p>0</text:p>
          </table:table-cell>
          <table:table-cell table:formula="of:=SUBSTITUTE([.K114];&quot;,&quot;;&quot;.&quot;)" office:value-type="string" office:string-value="-0.5" calcext:value-type="string">
            <text:p>-0.5</text:p>
          </table:table-cell>
          <table:table-cell table:formula="of:=SUBSTITUTE([.L114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14];&quot;, &quot;;[.R114];&quot;, &quot;;[.S114];&quot;, &quot;;[.O114];&quot;, &quot;;[.P114])" office:value-type="string" office:string-value="'AFF_CARRE', '200', 0, -0.5, -2, 1379324.25, 5226382" calcext:value-type="string">
            <text:p>'AFF_CARRE', '200', 0, -0.5, -2, 1379324.25, 5226382</text:p>
          </table:table-cell>
          <table:table-cell table:formula="of:=CONCATENATE(&quot;INSERT INTO &quot;;CHAR(34);&quot;SymboleTest&quot;;CHAR(34);&quot; VALUES (&quot;;[.T114];&quot;);&quot;)" office:value-type="string" office:string-value="INSERT INTO &quot;SymboleTest&quot; VALUES ('AFF_CARRE', '200', 0, -0.5, -2, 1379324.25, 5226382);" calcext:value-type="string">
            <text:p>INSERT INTO "SymboleTest" VALUES ('AFF_CARRE', '200', 0, -0.5, -2, 1379324.25, 5226382);</text:p>
          </table:table-cell>
        </table:table-row>
        <table:table-row table:style-name="ro1">
          <table:table-cell table:number-columns-repeated="7"/>
          <table:table-cell table:formula="of:=[.$E$102]+[.K115]*[.$G$2]" office:value-type="float" office:value="1379324.25" calcext:value-type="float">
            <text:p>1379324,25</text:p>
          </table:table-cell>
          <table:table-cell table:formula="of:=[.$F$102]+[.L115]*[.$G$2]" office:value-type="float" office:value="5226383.5" calcext:value-type="float">
            <text:p>5226383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6]" office:value-type="float" office:value="-0.5" calcext:value-type="float">
            <text:p>-0,5</text:p>
          </table:table-cell>
          <table:table-cell table:formula="of:=[.L109]" office:value-type="float" office:value="-1" calcext:value-type="float">
            <text:p>-1</text:p>
          </table:table-cell>
          <table:table-cell table:number-columns-repeated="2"/>
          <table:table-cell table:formula="of:=SUBSTITUTE([.H115];&quot;,&quot;;&quot;.&quot;)" office:value-type="string" office:string-value="1379324.25" calcext:value-type="string">
            <text:p>1379324.25</text:p>
          </table:table-cell>
          <table:table-cell table:formula="of:=SUBSTITUTE([.I115];&quot;,&quot;;&quot;.&quot;)" office:value-type="string" office:string-value="5226383.5" calcext:value-type="string">
            <text:p>5226383.5</text:p>
          </table:table-cell>
          <table:table-cell table:formula="of:=SUBSTITUTE([.J115];&quot;,&quot;;&quot;.&quot;)" office:value-type="string" office:string-value="0" calcext:value-type="string">
            <text:p>0</text:p>
          </table:table-cell>
          <table:table-cell table:formula="of:=SUBSTITUTE([.K115];&quot;,&quot;;&quot;.&quot;)" office:value-type="string" office:string-value="-0.5" calcext:value-type="string">
            <text:p>-0.5</text:p>
          </table:table-cell>
          <table:table-cell table:formula="of:=SUBSTITUTE([.L115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15];&quot;, &quot;;[.R115];&quot;, &quot;;[.S115];&quot;, &quot;;[.O115];&quot;, &quot;;[.P115])" office:value-type="string" office:string-value="'AFF_CARRE', '200', 0, -0.5, -1, 1379324.25, 5226383.5" calcext:value-type="string">
            <text:p>'AFF_CARRE', '200', 0, -0.5, -1, 1379324.25, 5226383.5</text:p>
          </table:table-cell>
          <table:table-cell table:formula="of:=CONCATENATE(&quot;INSERT INTO &quot;;CHAR(34);&quot;SymboleTest&quot;;CHAR(34);&quot; VALUES (&quot;;[.T115];&quot;);&quot;)" office:value-type="string" office:string-value="INSERT INTO &quot;SymboleTest&quot; VALUES ('AFF_CARRE', '200', 0, -0.5, -1, 1379324.25, 5226383.5);" calcext:value-type="string">
            <text:p>INSERT INTO "SymboleTest" VALUES ('AFF_CARRE', '200', 0, -0.5, -1, 1379324.25, 5226383.5);</text:p>
          </table:table-cell>
        </table:table-row>
        <table:table-row table:style-name="ro1">
          <table:table-cell table:number-columns-repeated="7"/>
          <table:table-cell table:formula="of:=[.$E$102]+[.K116]*[.$G$2]" office:value-type="float" office:value="1379324.25" calcext:value-type="float">
            <text:p>1379324,25</text:p>
          </table:table-cell>
          <table:table-cell table:formula="of:=[.$F$102]+[.L116]*[.$G$2]" office:value-type="float" office:value="5226384.25" calcext:value-type="float">
            <text:p>5226384,2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6]" office:value-type="float" office:value="-0.5" calcext:value-type="float">
            <text:p>-0,5</text:p>
          </table:table-cell>
          <table:table-cell table:formula="of:=[.L110]" office:value-type="float" office:value="-0.5" calcext:value-type="float">
            <text:p>-0,5</text:p>
          </table:table-cell>
          <table:table-cell table:number-columns-repeated="2"/>
          <table:table-cell table:formula="of:=SUBSTITUTE([.H116];&quot;,&quot;;&quot;.&quot;)" office:value-type="string" office:string-value="1379324.25" calcext:value-type="string">
            <text:p>1379324.25</text:p>
          </table:table-cell>
          <table:table-cell table:formula="of:=SUBSTITUTE([.I116];&quot;,&quot;;&quot;.&quot;)" office:value-type="string" office:string-value="5226384.25" calcext:value-type="string">
            <text:p>5226384.25</text:p>
          </table:table-cell>
          <table:table-cell table:formula="of:=SUBSTITUTE([.J116];&quot;,&quot;;&quot;.&quot;)" office:value-type="string" office:string-value="0" calcext:value-type="string">
            <text:p>0</text:p>
          </table:table-cell>
          <table:table-cell table:formula="of:=SUBSTITUTE([.K116];&quot;,&quot;;&quot;.&quot;)" office:value-type="string" office:string-value="-0.5" calcext:value-type="string">
            <text:p>-0.5</text:p>
          </table:table-cell>
          <table:table-cell table:formula="of:=SUBSTITUTE([.L116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16];&quot;, &quot;;[.R116];&quot;, &quot;;[.S116];&quot;, &quot;;[.O116];&quot;, &quot;;[.P116])" office:value-type="string" office:string-value="'AFF_CARRE', '200', 0, -0.5, -0.5, 1379324.25, 5226384.25" calcext:value-type="string">
            <text:p>'AFF_CARRE', '200', 0, -0.5, -0.5, 1379324.25, 5226384.25</text:p>
          </table:table-cell>
          <table:table-cell table:formula="of:=CONCATENATE(&quot;INSERT INTO &quot;;CHAR(34);&quot;SymboleTest&quot;;CHAR(34);&quot; VALUES (&quot;;[.T116];&quot;);&quot;)" office:value-type="string" office:string-value="INSERT INTO &quot;SymboleTest&quot; VALUES ('AFF_CARRE', '200', 0, -0.5, -0.5, 1379324.25, 5226384.25);" calcext:value-type="string">
            <text:p>INSERT INTO "SymboleTest" VALUES ('AFF_CARRE', '200', 0, -0.5, -0.5, 1379324.25, 5226384.25);</text:p>
          </table:table-cell>
        </table:table-row>
        <table:table-row table:style-name="ro1">
          <table:table-cell table:number-columns-repeated="7"/>
          <table:table-cell table:formula="of:=[.$E$102]+[.K117]*[.$G$2]" office:value-type="float" office:value="1379324.25" calcext:value-type="float">
            <text:p>1379324,25</text:p>
          </table:table-cell>
          <table:table-cell table:formula="of:=[.$F$102]+[.L117]*[.$G$2]" office:value-type="float" office:value="5226385.75" calcext:value-type="float">
            <text:p>5226385,7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6]" office:value-type="float" office:value="-0.5" calcext:value-type="float">
            <text:p>-0,5</text:p>
          </table:table-cell>
          <table:table-cell table:formula="of:=[.L111]" office:value-type="float" office:value="0.5" calcext:value-type="float">
            <text:p>0,5</text:p>
          </table:table-cell>
          <table:table-cell table:number-columns-repeated="2"/>
          <table:table-cell table:formula="of:=SUBSTITUTE([.H117];&quot;,&quot;;&quot;.&quot;)" office:value-type="string" office:string-value="1379324.25" calcext:value-type="string">
            <text:p>1379324.25</text:p>
          </table:table-cell>
          <table:table-cell table:formula="of:=SUBSTITUTE([.I117];&quot;,&quot;;&quot;.&quot;)" office:value-type="string" office:string-value="5226385.75" calcext:value-type="string">
            <text:p>5226385.75</text:p>
          </table:table-cell>
          <table:table-cell table:formula="of:=SUBSTITUTE([.J117];&quot;,&quot;;&quot;.&quot;)" office:value-type="string" office:string-value="0" calcext:value-type="string">
            <text:p>0</text:p>
          </table:table-cell>
          <table:table-cell table:formula="of:=SUBSTITUTE([.K117];&quot;,&quot;;&quot;.&quot;)" office:value-type="string" office:string-value="-0.5" calcext:value-type="string">
            <text:p>-0.5</text:p>
          </table:table-cell>
          <table:table-cell table:formula="of:=SUBSTITUTE([.L117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17];&quot;, &quot;;[.R117];&quot;, &quot;;[.S117];&quot;, &quot;;[.O117];&quot;, &quot;;[.P117])" office:value-type="string" office:string-value="'AFF_CARRE', '200', 0, -0.5, 0.5, 1379324.25, 5226385.75" calcext:value-type="string">
            <text:p>'AFF_CARRE', '200', 0, -0.5, 0.5, 1379324.25, 5226385.75</text:p>
          </table:table-cell>
          <table:table-cell table:formula="of:=CONCATENATE(&quot;INSERT INTO &quot;;CHAR(34);&quot;SymboleTest&quot;;CHAR(34);&quot; VALUES (&quot;;[.T117];&quot;);&quot;)" office:value-type="string" office:string-value="INSERT INTO &quot;SymboleTest&quot; VALUES ('AFF_CARRE', '200', 0, -0.5, 0.5, 1379324.25, 5226385.75);" calcext:value-type="string">
            <text:p>INSERT INTO "SymboleTest" VALUES ('AFF_CARRE', '200', 0, -0.5, 0.5, 1379324.25, 5226385.75);</text:p>
          </table:table-cell>
        </table:table-row>
        <table:table-row table:style-name="ro1">
          <table:table-cell table:number-columns-repeated="7"/>
          <table:table-cell table:formula="of:=[.$E$102]+[.K118]*[.$G$2]" office:value-type="float" office:value="1379324.25" calcext:value-type="float">
            <text:p>1379324,25</text:p>
          </table:table-cell>
          <table:table-cell table:formula="of:=[.$F$102]+[.L118]*[.$G$2]" office:value-type="float" office:value="5226386.5" calcext:value-type="float">
            <text:p>5226386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6]" office:value-type="float" office:value="-0.5" calcext:value-type="float">
            <text:p>-0,5</text:p>
          </table:table-cell>
          <table:table-cell table:formula="of:=[.L112]" office:value-type="float" office:value="1" calcext:value-type="float">
            <text:p>1</text:p>
          </table:table-cell>
          <table:table-cell table:number-columns-repeated="2"/>
          <table:table-cell table:formula="of:=SUBSTITUTE([.H118];&quot;,&quot;;&quot;.&quot;)" office:value-type="string" office:string-value="1379324.25" calcext:value-type="string">
            <text:p>1379324.25</text:p>
          </table:table-cell>
          <table:table-cell table:formula="of:=SUBSTITUTE([.I118];&quot;,&quot;;&quot;.&quot;)" office:value-type="string" office:string-value="5226386.5" calcext:value-type="string">
            <text:p>5226386.5</text:p>
          </table:table-cell>
          <table:table-cell table:formula="of:=SUBSTITUTE([.J118];&quot;,&quot;;&quot;.&quot;)" office:value-type="string" office:string-value="0" calcext:value-type="string">
            <text:p>0</text:p>
          </table:table-cell>
          <table:table-cell table:formula="of:=SUBSTITUTE([.K118];&quot;,&quot;;&quot;.&quot;)" office:value-type="string" office:string-value="-0.5" calcext:value-type="string">
            <text:p>-0.5</text:p>
          </table:table-cell>
          <table:table-cell table:formula="of:=SUBSTITUTE([.L118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18];&quot;, &quot;;[.R118];&quot;, &quot;;[.S118];&quot;, &quot;;[.O118];&quot;, &quot;;[.P118])" office:value-type="string" office:string-value="'AFF_CARRE', '200', 0, -0.5, 1, 1379324.25, 5226386.5" calcext:value-type="string">
            <text:p>'AFF_CARRE', '200', 0, -0.5, 1, 1379324.25, 5226386.5</text:p>
          </table:table-cell>
          <table:table-cell table:formula="of:=CONCATENATE(&quot;INSERT INTO &quot;;CHAR(34);&quot;SymboleTest&quot;;CHAR(34);&quot; VALUES (&quot;;[.T118];&quot;);&quot;)" office:value-type="string" office:string-value="INSERT INTO &quot;SymboleTest&quot; VALUES ('AFF_CARRE', '200', 0, -0.5, 1, 1379324.25, 5226386.5);" calcext:value-type="string">
            <text:p>INSERT INTO "SymboleTest" VALUES ('AFF_CARRE', '200', 0, -0.5, 1, 1379324.25, 5226386.5);</text:p>
          </table:table-cell>
        </table:table-row>
        <table:table-row table:style-name="ro1">
          <table:table-cell table:number-columns-repeated="7"/>
          <table:table-cell table:formula="of:=[.$E$102]+[.K119]*[.$G$2]" office:value-type="float" office:value="1379324.25" calcext:value-type="float">
            <text:p>1379324,25</text:p>
          </table:table-cell>
          <table:table-cell table:formula="of:=[.$F$102]+[.L119]*[.$G$2]" office:value-type="float" office:value="5226388" calcext:value-type="float">
            <text:p>5226388</text:p>
          </table:table-cell>
          <table:table-cell table:formula="of:=[.A$3]" office:value-type="float" office:value="0" calcext:value-type="float">
            <text:p>0</text:p>
          </table:table-cell>
          <table:table-cell table:formula="of:=[.B$16]" office:value-type="float" office:value="-0.5" calcext:value-type="float">
            <text:p>-0,5</text:p>
          </table:table-cell>
          <table:table-cell table:formula="of:=[.L113]" office:value-type="float" office:value="2" calcext:value-type="float">
            <text:p>2</text:p>
          </table:table-cell>
          <table:table-cell table:number-columns-repeated="2"/>
          <table:table-cell table:formula="of:=SUBSTITUTE([.H119];&quot;,&quot;;&quot;.&quot;)" office:value-type="string" office:string-value="1379324.25" calcext:value-type="string">
            <text:p>1379324.25</text:p>
          </table:table-cell>
          <table:table-cell table:formula="of:=SUBSTITUTE([.I119];&quot;,&quot;;&quot;.&quot;)" office:value-type="string" office:string-value="5226388" calcext:value-type="string">
            <text:p>5226388</text:p>
          </table:table-cell>
          <table:table-cell table:formula="of:=SUBSTITUTE([.J119];&quot;,&quot;;&quot;.&quot;)" office:value-type="string" office:string-value="0" calcext:value-type="string">
            <text:p>0</text:p>
          </table:table-cell>
          <table:table-cell table:formula="of:=SUBSTITUTE([.K119];&quot;,&quot;;&quot;.&quot;)" office:value-type="string" office:string-value="-0.5" calcext:value-type="string">
            <text:p>-0.5</text:p>
          </table:table-cell>
          <table:table-cell table:formula="of:=SUBSTITUTE([.L119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119];&quot;, &quot;;[.R119];&quot;, &quot;;[.S119];&quot;, &quot;;[.O119];&quot;, &quot;;[.P119])" office:value-type="string" office:string-value="'AFF_CARRE', '200', 0, -0.5, 2, 1379324.25, 5226388" calcext:value-type="string">
            <text:p>'AFF_CARRE', '200', 0, -0.5, 2, 1379324.25, 5226388</text:p>
          </table:table-cell>
          <table:table-cell table:formula="of:=CONCATENATE(&quot;INSERT INTO &quot;;CHAR(34);&quot;SymboleTest&quot;;CHAR(34);&quot; VALUES (&quot;;[.T119];&quot;);&quot;)" office:value-type="string" office:string-value="INSERT INTO &quot;SymboleTest&quot; VALUES ('AFF_CARRE', '200', 0, -0.5, 2, 1379324.25, 5226388);" calcext:value-type="string">
            <text:p>INSERT INTO "SymboleTest" VALUES ('AFF_CARRE', '200', 0, -0.5, 2, 1379324.25, 5226388);</text:p>
          </table:table-cell>
        </table:table-row>
        <table:table-row table:style-name="ro1">
          <table:table-cell table:number-columns-repeated="7"/>
          <table:table-cell table:formula="of:=[.$E$102]+[.K120]*[.$G$2]" office:value-type="float" office:value="1379325.75" calcext:value-type="float">
            <text:p>1379325,75</text:p>
          </table:table-cell>
          <table:table-cell table:formula="of:=[.$F$102]+[.L120]*[.$G$2]" office:value-type="float" office:value="5226382" calcext:value-type="float">
            <text:p>5226382</text:p>
          </table:table-cell>
          <table:table-cell table:formula="of:=[.A$3]" office:value-type="float" office:value="0" calcext:value-type="float">
            <text:p>0</text:p>
          </table:table-cell>
          <table:table-cell table:formula="of:=[.B$17]" office:value-type="float" office:value="0.5" calcext:value-type="float">
            <text:p>0,5</text:p>
          </table:table-cell>
          <table:table-cell table:formula="of:=[.L114]" office:value-type="float" office:value="-2" calcext:value-type="float">
            <text:p>-2</text:p>
          </table:table-cell>
          <table:table-cell table:number-columns-repeated="2"/>
          <table:table-cell table:formula="of:=SUBSTITUTE([.H120];&quot;,&quot;;&quot;.&quot;)" office:value-type="string" office:string-value="1379325.75" calcext:value-type="string">
            <text:p>1379325.75</text:p>
          </table:table-cell>
          <table:table-cell table:formula="of:=SUBSTITUTE([.I120];&quot;,&quot;;&quot;.&quot;)" office:value-type="string" office:string-value="5226382" calcext:value-type="string">
            <text:p>5226382</text:p>
          </table:table-cell>
          <table:table-cell table:formula="of:=SUBSTITUTE([.J120];&quot;,&quot;;&quot;.&quot;)" office:value-type="string" office:string-value="0" calcext:value-type="string">
            <text:p>0</text:p>
          </table:table-cell>
          <table:table-cell table:formula="of:=SUBSTITUTE([.K120];&quot;,&quot;;&quot;.&quot;)" office:value-type="string" office:string-value="0.5" calcext:value-type="string">
            <text:p>0.5</text:p>
          </table:table-cell>
          <table:table-cell table:formula="of:=SUBSTITUTE([.L120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20];&quot;, &quot;;[.R120];&quot;, &quot;;[.S120];&quot;, &quot;;[.O120];&quot;, &quot;;[.P120])" office:value-type="string" office:string-value="'AFF_CARRE', '200', 0, 0.5, -2, 1379325.75, 5226382" calcext:value-type="string">
            <text:p>'AFF_CARRE', '200', 0, 0.5, -2, 1379325.75, 5226382</text:p>
          </table:table-cell>
          <table:table-cell table:formula="of:=CONCATENATE(&quot;INSERT INTO &quot;;CHAR(34);&quot;SymboleTest&quot;;CHAR(34);&quot; VALUES (&quot;;[.T120];&quot;);&quot;)" office:value-type="string" office:string-value="INSERT INTO &quot;SymboleTest&quot; VALUES ('AFF_CARRE', '200', 0, 0.5, -2, 1379325.75, 5226382);" calcext:value-type="string">
            <text:p>INSERT INTO "SymboleTest" VALUES ('AFF_CARRE', '200', 0, 0.5, -2, 1379325.75, 5226382);</text:p>
          </table:table-cell>
        </table:table-row>
        <table:table-row table:style-name="ro1">
          <table:table-cell table:number-columns-repeated="7"/>
          <table:table-cell table:formula="of:=[.$E$102]+[.K121]*[.$G$2]" office:value-type="float" office:value="1379325.75" calcext:value-type="float">
            <text:p>1379325,75</text:p>
          </table:table-cell>
          <table:table-cell table:formula="of:=[.$F$102]+[.L121]*[.$G$2]" office:value-type="float" office:value="5226383.5" calcext:value-type="float">
            <text:p>5226383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7]" office:value-type="float" office:value="0.5" calcext:value-type="float">
            <text:p>0,5</text:p>
          </table:table-cell>
          <table:table-cell table:formula="of:=[.L115]" office:value-type="float" office:value="-1" calcext:value-type="float">
            <text:p>-1</text:p>
          </table:table-cell>
          <table:table-cell table:number-columns-repeated="2"/>
          <table:table-cell table:formula="of:=SUBSTITUTE([.H121];&quot;,&quot;;&quot;.&quot;)" office:value-type="string" office:string-value="1379325.75" calcext:value-type="string">
            <text:p>1379325.75</text:p>
          </table:table-cell>
          <table:table-cell table:formula="of:=SUBSTITUTE([.I121];&quot;,&quot;;&quot;.&quot;)" office:value-type="string" office:string-value="5226383.5" calcext:value-type="string">
            <text:p>5226383.5</text:p>
          </table:table-cell>
          <table:table-cell table:formula="of:=SUBSTITUTE([.J121];&quot;,&quot;;&quot;.&quot;)" office:value-type="string" office:string-value="0" calcext:value-type="string">
            <text:p>0</text:p>
          </table:table-cell>
          <table:table-cell table:formula="of:=SUBSTITUTE([.K121];&quot;,&quot;;&quot;.&quot;)" office:value-type="string" office:string-value="0.5" calcext:value-type="string">
            <text:p>0.5</text:p>
          </table:table-cell>
          <table:table-cell table:formula="of:=SUBSTITUTE([.L121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21];&quot;, &quot;;[.R121];&quot;, &quot;;[.S121];&quot;, &quot;;[.O121];&quot;, &quot;;[.P121])" office:value-type="string" office:string-value="'AFF_CARRE', '200', 0, 0.5, -1, 1379325.75, 5226383.5" calcext:value-type="string">
            <text:p>'AFF_CARRE', '200', 0, 0.5, -1, 1379325.75, 5226383.5</text:p>
          </table:table-cell>
          <table:table-cell table:formula="of:=CONCATENATE(&quot;INSERT INTO &quot;;CHAR(34);&quot;SymboleTest&quot;;CHAR(34);&quot; VALUES (&quot;;[.T121];&quot;);&quot;)" office:value-type="string" office:string-value="INSERT INTO &quot;SymboleTest&quot; VALUES ('AFF_CARRE', '200', 0, 0.5, -1, 1379325.75, 5226383.5);" calcext:value-type="string">
            <text:p>INSERT INTO "SymboleTest" VALUES ('AFF_CARRE', '200', 0, 0.5, -1, 1379325.75, 5226383.5);</text:p>
          </table:table-cell>
        </table:table-row>
        <table:table-row table:style-name="ro1">
          <table:table-cell table:number-columns-repeated="7"/>
          <table:table-cell table:formula="of:=[.$E$102]+[.K122]*[.$G$2]" office:value-type="float" office:value="1379325.75" calcext:value-type="float">
            <text:p>1379325,75</text:p>
          </table:table-cell>
          <table:table-cell table:formula="of:=[.$F$102]+[.L122]*[.$G$2]" office:value-type="float" office:value="5226384.25" calcext:value-type="float">
            <text:p>5226384,2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7]" office:value-type="float" office:value="0.5" calcext:value-type="float">
            <text:p>0,5</text:p>
          </table:table-cell>
          <table:table-cell table:formula="of:=[.L116]" office:value-type="float" office:value="-0.5" calcext:value-type="float">
            <text:p>-0,5</text:p>
          </table:table-cell>
          <table:table-cell table:number-columns-repeated="2"/>
          <table:table-cell table:formula="of:=SUBSTITUTE([.H122];&quot;,&quot;;&quot;.&quot;)" office:value-type="string" office:string-value="1379325.75" calcext:value-type="string">
            <text:p>1379325.75</text:p>
          </table:table-cell>
          <table:table-cell table:formula="of:=SUBSTITUTE([.I122];&quot;,&quot;;&quot;.&quot;)" office:value-type="string" office:string-value="5226384.25" calcext:value-type="string">
            <text:p>5226384.25</text:p>
          </table:table-cell>
          <table:table-cell table:formula="of:=SUBSTITUTE([.J122];&quot;,&quot;;&quot;.&quot;)" office:value-type="string" office:string-value="0" calcext:value-type="string">
            <text:p>0</text:p>
          </table:table-cell>
          <table:table-cell table:formula="of:=SUBSTITUTE([.K122];&quot;,&quot;;&quot;.&quot;)" office:value-type="string" office:string-value="0.5" calcext:value-type="string">
            <text:p>0.5</text:p>
          </table:table-cell>
          <table:table-cell table:formula="of:=SUBSTITUTE([.L122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22];&quot;, &quot;;[.R122];&quot;, &quot;;[.S122];&quot;, &quot;;[.O122];&quot;, &quot;;[.P122])" office:value-type="string" office:string-value="'AFF_CARRE', '200', 0, 0.5, -0.5, 1379325.75, 5226384.25" calcext:value-type="string">
            <text:p>'AFF_CARRE', '200', 0, 0.5, -0.5, 1379325.75, 5226384.25</text:p>
          </table:table-cell>
          <table:table-cell table:formula="of:=CONCATENATE(&quot;INSERT INTO &quot;;CHAR(34);&quot;SymboleTest&quot;;CHAR(34);&quot; VALUES (&quot;;[.T122];&quot;);&quot;)" office:value-type="string" office:string-value="INSERT INTO &quot;SymboleTest&quot; VALUES ('AFF_CARRE', '200', 0, 0.5, -0.5, 1379325.75, 5226384.25);" calcext:value-type="string">
            <text:p>INSERT INTO "SymboleTest" VALUES ('AFF_CARRE', '200', 0, 0.5, -0.5, 1379325.75, 5226384.25);</text:p>
          </table:table-cell>
        </table:table-row>
        <table:table-row table:style-name="ro1">
          <table:table-cell table:number-columns-repeated="7"/>
          <table:table-cell table:formula="of:=[.$E$102]+[.K123]*[.$G$2]" office:value-type="float" office:value="1379325.75" calcext:value-type="float">
            <text:p>1379325,75</text:p>
          </table:table-cell>
          <table:table-cell table:formula="of:=[.$F$102]+[.L123]*[.$G$2]" office:value-type="float" office:value="5226385.75" calcext:value-type="float">
            <text:p>5226385,7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7]" office:value-type="float" office:value="0.5" calcext:value-type="float">
            <text:p>0,5</text:p>
          </table:table-cell>
          <table:table-cell table:formula="of:=[.L117]" office:value-type="float" office:value="0.5" calcext:value-type="float">
            <text:p>0,5</text:p>
          </table:table-cell>
          <table:table-cell table:number-columns-repeated="2"/>
          <table:table-cell table:formula="of:=SUBSTITUTE([.H123];&quot;,&quot;;&quot;.&quot;)" office:value-type="string" office:string-value="1379325.75" calcext:value-type="string">
            <text:p>1379325.75</text:p>
          </table:table-cell>
          <table:table-cell table:formula="of:=SUBSTITUTE([.I123];&quot;,&quot;;&quot;.&quot;)" office:value-type="string" office:string-value="5226385.75" calcext:value-type="string">
            <text:p>5226385.75</text:p>
          </table:table-cell>
          <table:table-cell table:formula="of:=SUBSTITUTE([.J123];&quot;,&quot;;&quot;.&quot;)" office:value-type="string" office:string-value="0" calcext:value-type="string">
            <text:p>0</text:p>
          </table:table-cell>
          <table:table-cell table:formula="of:=SUBSTITUTE([.K123];&quot;,&quot;;&quot;.&quot;)" office:value-type="string" office:string-value="0.5" calcext:value-type="string">
            <text:p>0.5</text:p>
          </table:table-cell>
          <table:table-cell table:formula="of:=SUBSTITUTE([.L123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23];&quot;, &quot;;[.R123];&quot;, &quot;;[.S123];&quot;, &quot;;[.O123];&quot;, &quot;;[.P123])" office:value-type="string" office:string-value="'AFF_CARRE', '200', 0, 0.5, 0.5, 1379325.75, 5226385.75" calcext:value-type="string">
            <text:p>'AFF_CARRE', '200', 0, 0.5, 0.5, 1379325.75, 5226385.75</text:p>
          </table:table-cell>
          <table:table-cell table:formula="of:=CONCATENATE(&quot;INSERT INTO &quot;;CHAR(34);&quot;SymboleTest&quot;;CHAR(34);&quot; VALUES (&quot;;[.T123];&quot;);&quot;)" office:value-type="string" office:string-value="INSERT INTO &quot;SymboleTest&quot; VALUES ('AFF_CARRE', '200', 0, 0.5, 0.5, 1379325.75, 5226385.75);" calcext:value-type="string">
            <text:p>INSERT INTO "SymboleTest" VALUES ('AFF_CARRE', '200', 0, 0.5, 0.5, 1379325.75, 5226385.75);</text:p>
          </table:table-cell>
        </table:table-row>
        <table:table-row table:style-name="ro1">
          <table:table-cell table:number-columns-repeated="7"/>
          <table:table-cell table:formula="of:=[.$E$102]+[.K124]*[.$G$2]" office:value-type="float" office:value="1379325.75" calcext:value-type="float">
            <text:p>1379325,75</text:p>
          </table:table-cell>
          <table:table-cell table:formula="of:=[.$F$102]+[.L124]*[.$G$2]" office:value-type="float" office:value="5226386.5" calcext:value-type="float">
            <text:p>5226386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7]" office:value-type="float" office:value="0.5" calcext:value-type="float">
            <text:p>0,5</text:p>
          </table:table-cell>
          <table:table-cell table:formula="of:=[.L118]" office:value-type="float" office:value="1" calcext:value-type="float">
            <text:p>1</text:p>
          </table:table-cell>
          <table:table-cell table:number-columns-repeated="2"/>
          <table:table-cell table:formula="of:=SUBSTITUTE([.H124];&quot;,&quot;;&quot;.&quot;)" office:value-type="string" office:string-value="1379325.75" calcext:value-type="string">
            <text:p>1379325.75</text:p>
          </table:table-cell>
          <table:table-cell table:formula="of:=SUBSTITUTE([.I124];&quot;,&quot;;&quot;.&quot;)" office:value-type="string" office:string-value="5226386.5" calcext:value-type="string">
            <text:p>5226386.5</text:p>
          </table:table-cell>
          <table:table-cell table:formula="of:=SUBSTITUTE([.J124];&quot;,&quot;;&quot;.&quot;)" office:value-type="string" office:string-value="0" calcext:value-type="string">
            <text:p>0</text:p>
          </table:table-cell>
          <table:table-cell table:formula="of:=SUBSTITUTE([.K124];&quot;,&quot;;&quot;.&quot;)" office:value-type="string" office:string-value="0.5" calcext:value-type="string">
            <text:p>0.5</text:p>
          </table:table-cell>
          <table:table-cell table:formula="of:=SUBSTITUTE([.L124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24];&quot;, &quot;;[.R124];&quot;, &quot;;[.S124];&quot;, &quot;;[.O124];&quot;, &quot;;[.P124])" office:value-type="string" office:string-value="'AFF_CARRE', '200', 0, 0.5, 1, 1379325.75, 5226386.5" calcext:value-type="string">
            <text:p>'AFF_CARRE', '200', 0, 0.5, 1, 1379325.75, 5226386.5</text:p>
          </table:table-cell>
          <table:table-cell table:formula="of:=CONCATENATE(&quot;INSERT INTO &quot;;CHAR(34);&quot;SymboleTest&quot;;CHAR(34);&quot; VALUES (&quot;;[.T124];&quot;);&quot;)" office:value-type="string" office:string-value="INSERT INTO &quot;SymboleTest&quot; VALUES ('AFF_CARRE', '200', 0, 0.5, 1, 1379325.75, 5226386.5);" calcext:value-type="string">
            <text:p>INSERT INTO "SymboleTest" VALUES ('AFF_CARRE', '200', 0, 0.5, 1, 1379325.75, 5226386.5);</text:p>
          </table:table-cell>
        </table:table-row>
        <table:table-row table:style-name="ro1">
          <table:table-cell table:number-columns-repeated="7"/>
          <table:table-cell table:formula="of:=[.$E$102]+[.K125]*[.$G$2]" office:value-type="float" office:value="1379325.75" calcext:value-type="float">
            <text:p>1379325,75</text:p>
          </table:table-cell>
          <table:table-cell table:formula="of:=[.$F$102]+[.L125]*[.$G$2]" office:value-type="float" office:value="5226388" calcext:value-type="float">
            <text:p>5226388</text:p>
          </table:table-cell>
          <table:table-cell table:formula="of:=[.A$3]" office:value-type="float" office:value="0" calcext:value-type="float">
            <text:p>0</text:p>
          </table:table-cell>
          <table:table-cell table:formula="of:=[.B$17]" office:value-type="float" office:value="0.5" calcext:value-type="float">
            <text:p>0,5</text:p>
          </table:table-cell>
          <table:table-cell table:formula="of:=[.L119]" office:value-type="float" office:value="2" calcext:value-type="float">
            <text:p>2</text:p>
          </table:table-cell>
          <table:table-cell table:number-columns-repeated="2"/>
          <table:table-cell table:formula="of:=SUBSTITUTE([.H125];&quot;,&quot;;&quot;.&quot;)" office:value-type="string" office:string-value="1379325.75" calcext:value-type="string">
            <text:p>1379325.75</text:p>
          </table:table-cell>
          <table:table-cell table:formula="of:=SUBSTITUTE([.I125];&quot;,&quot;;&quot;.&quot;)" office:value-type="string" office:string-value="5226388" calcext:value-type="string">
            <text:p>5226388</text:p>
          </table:table-cell>
          <table:table-cell table:formula="of:=SUBSTITUTE([.J125];&quot;,&quot;;&quot;.&quot;)" office:value-type="string" office:string-value="0" calcext:value-type="string">
            <text:p>0</text:p>
          </table:table-cell>
          <table:table-cell table:formula="of:=SUBSTITUTE([.K125];&quot;,&quot;;&quot;.&quot;)" office:value-type="string" office:string-value="0.5" calcext:value-type="string">
            <text:p>0.5</text:p>
          </table:table-cell>
          <table:table-cell table:formula="of:=SUBSTITUTE([.L125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125];&quot;, &quot;;[.R125];&quot;, &quot;;[.S125];&quot;, &quot;;[.O125];&quot;, &quot;;[.P125])" office:value-type="string" office:string-value="'AFF_CARRE', '200', 0, 0.5, 2, 1379325.75, 5226388" calcext:value-type="string">
            <text:p>'AFF_CARRE', '200', 0, 0.5, 2, 1379325.75, 5226388</text:p>
          </table:table-cell>
          <table:table-cell table:formula="of:=CONCATENATE(&quot;INSERT INTO &quot;;CHAR(34);&quot;SymboleTest&quot;;CHAR(34);&quot; VALUES (&quot;;[.T125];&quot;);&quot;)" office:value-type="string" office:string-value="INSERT INTO &quot;SymboleTest&quot; VALUES ('AFF_CARRE', '200', 0, 0.5, 2, 1379325.75, 5226388);" calcext:value-type="string">
            <text:p>INSERT INTO "SymboleTest" VALUES ('AFF_CARRE', '200', 0, 0.5, 2, 1379325.75, 5226388);</text:p>
          </table:table-cell>
        </table:table-row>
        <table:table-row table:style-name="ro1">
          <table:table-cell table:number-columns-repeated="7"/>
          <table:table-cell table:formula="of:=[.$E$102]+[.K126]*[.$G$2]" office:value-type="float" office:value="1379326.5" calcext:value-type="float">
            <text:p>1379326,5</text:p>
          </table:table-cell>
          <table:table-cell table:formula="of:=[.$F$102]+[.L126]*[.$G$2]" office:value-type="float" office:value="5226382" calcext:value-type="float">
            <text:p>5226382</text:p>
          </table:table-cell>
          <table:table-cell table:formula="of:=[.A$3]" office:value-type="float" office:value="0" calcext:value-type="float">
            <text:p>0</text:p>
          </table:table-cell>
          <table:table-cell table:formula="of:=[.B$18]" office:value-type="float" office:value="1" calcext:value-type="float">
            <text:p>1</text:p>
          </table:table-cell>
          <table:table-cell table:formula="of:=[.L120]" office:value-type="float" office:value="-2" calcext:value-type="float">
            <text:p>-2</text:p>
          </table:table-cell>
          <table:table-cell table:number-columns-repeated="2"/>
          <table:table-cell table:formula="of:=SUBSTITUTE([.H126];&quot;,&quot;;&quot;.&quot;)" office:value-type="string" office:string-value="1379326.5" calcext:value-type="string">
            <text:p>1379326.5</text:p>
          </table:table-cell>
          <table:table-cell table:formula="of:=SUBSTITUTE([.I126];&quot;,&quot;;&quot;.&quot;)" office:value-type="string" office:string-value="5226382" calcext:value-type="string">
            <text:p>5226382</text:p>
          </table:table-cell>
          <table:table-cell table:formula="of:=SUBSTITUTE([.J126];&quot;,&quot;;&quot;.&quot;)" office:value-type="string" office:string-value="0" calcext:value-type="string">
            <text:p>0</text:p>
          </table:table-cell>
          <table:table-cell table:formula="of:=SUBSTITUTE([.K126];&quot;,&quot;;&quot;.&quot;)" office:value-type="string" office:string-value="1" calcext:value-type="string">
            <text:p>1</text:p>
          </table:table-cell>
          <table:table-cell table:formula="of:=SUBSTITUTE([.L126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26];&quot;, &quot;;[.R126];&quot;, &quot;;[.S126];&quot;, &quot;;[.O126];&quot;, &quot;;[.P126])" office:value-type="string" office:string-value="'AFF_CARRE', '200', 0, 1, -2, 1379326.5, 5226382" calcext:value-type="string">
            <text:p>'AFF_CARRE', '200', 0, 1, -2, 1379326.5, 5226382</text:p>
          </table:table-cell>
          <table:table-cell table:formula="of:=CONCATENATE(&quot;INSERT INTO &quot;;CHAR(34);&quot;SymboleTest&quot;;CHAR(34);&quot; VALUES (&quot;;[.T126];&quot;);&quot;)" office:value-type="string" office:string-value="INSERT INTO &quot;SymboleTest&quot; VALUES ('AFF_CARRE', '200', 0, 1, -2, 1379326.5, 5226382);" calcext:value-type="string">
            <text:p>INSERT INTO "SymboleTest" VALUES ('AFF_CARRE', '200', 0, 1, -2, 1379326.5, 5226382);</text:p>
          </table:table-cell>
        </table:table-row>
        <table:table-row table:style-name="ro1">
          <table:table-cell table:number-columns-repeated="7"/>
          <table:table-cell table:formula="of:=[.$E$102]+[.K127]*[.$G$2]" office:value-type="float" office:value="1379326.5" calcext:value-type="float">
            <text:p>1379326,5</text:p>
          </table:table-cell>
          <table:table-cell table:formula="of:=[.$F$102]+[.L127]*[.$G$2]" office:value-type="float" office:value="5226383.5" calcext:value-type="float">
            <text:p>5226383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8]" office:value-type="float" office:value="1" calcext:value-type="float">
            <text:p>1</text:p>
          </table:table-cell>
          <table:table-cell table:formula="of:=[.L121]" office:value-type="float" office:value="-1" calcext:value-type="float">
            <text:p>-1</text:p>
          </table:table-cell>
          <table:table-cell table:number-columns-repeated="2"/>
          <table:table-cell table:formula="of:=SUBSTITUTE([.H127];&quot;,&quot;;&quot;.&quot;)" office:value-type="string" office:string-value="1379326.5" calcext:value-type="string">
            <text:p>1379326.5</text:p>
          </table:table-cell>
          <table:table-cell table:formula="of:=SUBSTITUTE([.I127];&quot;,&quot;;&quot;.&quot;)" office:value-type="string" office:string-value="5226383.5" calcext:value-type="string">
            <text:p>5226383.5</text:p>
          </table:table-cell>
          <table:table-cell table:formula="of:=SUBSTITUTE([.J127];&quot;,&quot;;&quot;.&quot;)" office:value-type="string" office:string-value="0" calcext:value-type="string">
            <text:p>0</text:p>
          </table:table-cell>
          <table:table-cell table:formula="of:=SUBSTITUTE([.K127];&quot;,&quot;;&quot;.&quot;)" office:value-type="string" office:string-value="1" calcext:value-type="string">
            <text:p>1</text:p>
          </table:table-cell>
          <table:table-cell table:formula="of:=SUBSTITUTE([.L127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27];&quot;, &quot;;[.R127];&quot;, &quot;;[.S127];&quot;, &quot;;[.O127];&quot;, &quot;;[.P127])" office:value-type="string" office:string-value="'AFF_CARRE', '200', 0, 1, -1, 1379326.5, 5226383.5" calcext:value-type="string">
            <text:p>'AFF_CARRE', '200', 0, 1, -1, 1379326.5, 5226383.5</text:p>
          </table:table-cell>
          <table:table-cell table:formula="of:=CONCATENATE(&quot;INSERT INTO &quot;;CHAR(34);&quot;SymboleTest&quot;;CHAR(34);&quot; VALUES (&quot;;[.T127];&quot;);&quot;)" office:value-type="string" office:string-value="INSERT INTO &quot;SymboleTest&quot; VALUES ('AFF_CARRE', '200', 0, 1, -1, 1379326.5, 5226383.5);" calcext:value-type="string">
            <text:p>INSERT INTO "SymboleTest" VALUES ('AFF_CARRE', '200', 0, 1, -1, 1379326.5, 5226383.5);</text:p>
          </table:table-cell>
        </table:table-row>
        <table:table-row table:style-name="ro1">
          <table:table-cell table:number-columns-repeated="7"/>
          <table:table-cell table:formula="of:=[.$E$102]+[.K128]*[.$G$2]" office:value-type="float" office:value="1379326.5" calcext:value-type="float">
            <text:p>1379326,5</text:p>
          </table:table-cell>
          <table:table-cell table:formula="of:=[.$F$102]+[.L128]*[.$G$2]" office:value-type="float" office:value="5226384.25" calcext:value-type="float">
            <text:p>5226384,2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8]" office:value-type="float" office:value="1" calcext:value-type="float">
            <text:p>1</text:p>
          </table:table-cell>
          <table:table-cell table:formula="of:=[.L122]" office:value-type="float" office:value="-0.5" calcext:value-type="float">
            <text:p>-0,5</text:p>
          </table:table-cell>
          <table:table-cell table:number-columns-repeated="2"/>
          <table:table-cell table:formula="of:=SUBSTITUTE([.H128];&quot;,&quot;;&quot;.&quot;)" office:value-type="string" office:string-value="1379326.5" calcext:value-type="string">
            <text:p>1379326.5</text:p>
          </table:table-cell>
          <table:table-cell table:formula="of:=SUBSTITUTE([.I128];&quot;,&quot;;&quot;.&quot;)" office:value-type="string" office:string-value="5226384.25" calcext:value-type="string">
            <text:p>5226384.25</text:p>
          </table:table-cell>
          <table:table-cell table:formula="of:=SUBSTITUTE([.J128];&quot;,&quot;;&quot;.&quot;)" office:value-type="string" office:string-value="0" calcext:value-type="string">
            <text:p>0</text:p>
          </table:table-cell>
          <table:table-cell table:formula="of:=SUBSTITUTE([.K128];&quot;,&quot;;&quot;.&quot;)" office:value-type="string" office:string-value="1" calcext:value-type="string">
            <text:p>1</text:p>
          </table:table-cell>
          <table:table-cell table:formula="of:=SUBSTITUTE([.L128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28];&quot;, &quot;;[.R128];&quot;, &quot;;[.S128];&quot;, &quot;;[.O128];&quot;, &quot;;[.P128])" office:value-type="string" office:string-value="'AFF_CARRE', '200', 0, 1, -0.5, 1379326.5, 5226384.25" calcext:value-type="string">
            <text:p>'AFF_CARRE', '200', 0, 1, -0.5, 1379326.5, 5226384.25</text:p>
          </table:table-cell>
          <table:table-cell table:formula="of:=CONCATENATE(&quot;INSERT INTO &quot;;CHAR(34);&quot;SymboleTest&quot;;CHAR(34);&quot; VALUES (&quot;;[.T128];&quot;);&quot;)" office:value-type="string" office:string-value="INSERT INTO &quot;SymboleTest&quot; VALUES ('AFF_CARRE', '200', 0, 1, -0.5, 1379326.5, 5226384.25);" calcext:value-type="string">
            <text:p>INSERT INTO "SymboleTest" VALUES ('AFF_CARRE', '200', 0, 1, -0.5, 1379326.5, 5226384.25);</text:p>
          </table:table-cell>
        </table:table-row>
        <table:table-row table:style-name="ro1">
          <table:table-cell table:number-columns-repeated="7"/>
          <table:table-cell table:formula="of:=[.$E$102]+[.K129]*[.$G$2]" office:value-type="float" office:value="1379326.5" calcext:value-type="float">
            <text:p>1379326,5</text:p>
          </table:table-cell>
          <table:table-cell table:formula="of:=[.$F$102]+[.L129]*[.$G$2]" office:value-type="float" office:value="5226385.75" calcext:value-type="float">
            <text:p>5226385,7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8]" office:value-type="float" office:value="1" calcext:value-type="float">
            <text:p>1</text:p>
          </table:table-cell>
          <table:table-cell table:formula="of:=[.L123]" office:value-type="float" office:value="0.5" calcext:value-type="float">
            <text:p>0,5</text:p>
          </table:table-cell>
          <table:table-cell table:number-columns-repeated="2"/>
          <table:table-cell table:formula="of:=SUBSTITUTE([.H129];&quot;,&quot;;&quot;.&quot;)" office:value-type="string" office:string-value="1379326.5" calcext:value-type="string">
            <text:p>1379326.5</text:p>
          </table:table-cell>
          <table:table-cell table:formula="of:=SUBSTITUTE([.I129];&quot;,&quot;;&quot;.&quot;)" office:value-type="string" office:string-value="5226385.75" calcext:value-type="string">
            <text:p>5226385.75</text:p>
          </table:table-cell>
          <table:table-cell table:formula="of:=SUBSTITUTE([.J129];&quot;,&quot;;&quot;.&quot;)" office:value-type="string" office:string-value="0" calcext:value-type="string">
            <text:p>0</text:p>
          </table:table-cell>
          <table:table-cell table:formula="of:=SUBSTITUTE([.K129];&quot;,&quot;;&quot;.&quot;)" office:value-type="string" office:string-value="1" calcext:value-type="string">
            <text:p>1</text:p>
          </table:table-cell>
          <table:table-cell table:formula="of:=SUBSTITUTE([.L129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29];&quot;, &quot;;[.R129];&quot;, &quot;;[.S129];&quot;, &quot;;[.O129];&quot;, &quot;;[.P129])" office:value-type="string" office:string-value="'AFF_CARRE', '200', 0, 1, 0.5, 1379326.5, 5226385.75" calcext:value-type="string">
            <text:p>'AFF_CARRE', '200', 0, 1, 0.5, 1379326.5, 5226385.75</text:p>
          </table:table-cell>
          <table:table-cell table:formula="of:=CONCATENATE(&quot;INSERT INTO &quot;;CHAR(34);&quot;SymboleTest&quot;;CHAR(34);&quot; VALUES (&quot;;[.T129];&quot;);&quot;)" office:value-type="string" office:string-value="INSERT INTO &quot;SymboleTest&quot; VALUES ('AFF_CARRE', '200', 0, 1, 0.5, 1379326.5, 5226385.75);" calcext:value-type="string">
            <text:p>INSERT INTO "SymboleTest" VALUES ('AFF_CARRE', '200', 0, 1, 0.5, 1379326.5, 5226385.75);</text:p>
          </table:table-cell>
        </table:table-row>
        <table:table-row table:style-name="ro1">
          <table:table-cell table:number-columns-repeated="7"/>
          <table:table-cell table:formula="of:=[.$E$102]+[.K130]*[.$G$2]" office:value-type="float" office:value="1379326.5" calcext:value-type="float">
            <text:p>1379326,5</text:p>
          </table:table-cell>
          <table:table-cell table:formula="of:=[.$F$102]+[.L130]*[.$G$2]" office:value-type="float" office:value="5226386.5" calcext:value-type="float">
            <text:p>5226386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8]" office:value-type="float" office:value="1" calcext:value-type="float">
            <text:p>1</text:p>
          </table:table-cell>
          <table:table-cell table:formula="of:=[.L124]" office:value-type="float" office:value="1" calcext:value-type="float">
            <text:p>1</text:p>
          </table:table-cell>
          <table:table-cell table:number-columns-repeated="2"/>
          <table:table-cell table:formula="of:=SUBSTITUTE([.H130];&quot;,&quot;;&quot;.&quot;)" office:value-type="string" office:string-value="1379326.5" calcext:value-type="string">
            <text:p>1379326.5</text:p>
          </table:table-cell>
          <table:table-cell table:formula="of:=SUBSTITUTE([.I130];&quot;,&quot;;&quot;.&quot;)" office:value-type="string" office:string-value="5226386.5" calcext:value-type="string">
            <text:p>5226386.5</text:p>
          </table:table-cell>
          <table:table-cell table:formula="of:=SUBSTITUTE([.J130];&quot;,&quot;;&quot;.&quot;)" office:value-type="string" office:string-value="0" calcext:value-type="string">
            <text:p>0</text:p>
          </table:table-cell>
          <table:table-cell table:formula="of:=SUBSTITUTE([.K130];&quot;,&quot;;&quot;.&quot;)" office:value-type="string" office:string-value="1" calcext:value-type="string">
            <text:p>1</text:p>
          </table:table-cell>
          <table:table-cell table:formula="of:=SUBSTITUTE([.L130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30];&quot;, &quot;;[.R130];&quot;, &quot;;[.S130];&quot;, &quot;;[.O130];&quot;, &quot;;[.P130])" office:value-type="string" office:string-value="'AFF_CARRE', '200', 0, 1, 1, 1379326.5, 5226386.5" calcext:value-type="string">
            <text:p>'AFF_CARRE', '200', 0, 1, 1, 1379326.5, 5226386.5</text:p>
          </table:table-cell>
          <table:table-cell table:formula="of:=CONCATENATE(&quot;INSERT INTO &quot;;CHAR(34);&quot;SymboleTest&quot;;CHAR(34);&quot; VALUES (&quot;;[.T130];&quot;);&quot;)" office:value-type="string" office:string-value="INSERT INTO &quot;SymboleTest&quot; VALUES ('AFF_CARRE', '200', 0, 1, 1, 1379326.5, 5226386.5);" calcext:value-type="string">
            <text:p>INSERT INTO "SymboleTest" VALUES ('AFF_CARRE', '200', 0, 1, 1, 1379326.5, 5226386.5);</text:p>
          </table:table-cell>
        </table:table-row>
        <table:table-row table:style-name="ro1">
          <table:table-cell table:number-columns-repeated="7"/>
          <table:table-cell table:formula="of:=[.$E$102]+[.K131]*[.$G$2]" office:value-type="float" office:value="1379326.5" calcext:value-type="float">
            <text:p>1379326,5</text:p>
          </table:table-cell>
          <table:table-cell table:formula="of:=[.$F$102]+[.L131]*[.$G$2]" office:value-type="float" office:value="5226388" calcext:value-type="float">
            <text:p>5226388</text:p>
          </table:table-cell>
          <table:table-cell table:formula="of:=[.A$3]" office:value-type="float" office:value="0" calcext:value-type="float">
            <text:p>0</text:p>
          </table:table-cell>
          <table:table-cell table:formula="of:=[.B$18]" office:value-type="float" office:value="1" calcext:value-type="float">
            <text:p>1</text:p>
          </table:table-cell>
          <table:table-cell table:formula="of:=[.L125]" office:value-type="float" office:value="2" calcext:value-type="float">
            <text:p>2</text:p>
          </table:table-cell>
          <table:table-cell table:number-columns-repeated="2"/>
          <table:table-cell table:formula="of:=SUBSTITUTE([.H131];&quot;,&quot;;&quot;.&quot;)" office:value-type="string" office:string-value="1379326.5" calcext:value-type="string">
            <text:p>1379326.5</text:p>
          </table:table-cell>
          <table:table-cell table:formula="of:=SUBSTITUTE([.I131];&quot;,&quot;;&quot;.&quot;)" office:value-type="string" office:string-value="5226388" calcext:value-type="string">
            <text:p>5226388</text:p>
          </table:table-cell>
          <table:table-cell table:formula="of:=SUBSTITUTE([.J131];&quot;,&quot;;&quot;.&quot;)" office:value-type="string" office:string-value="0" calcext:value-type="string">
            <text:p>0</text:p>
          </table:table-cell>
          <table:table-cell table:formula="of:=SUBSTITUTE([.K131];&quot;,&quot;;&quot;.&quot;)" office:value-type="string" office:string-value="1" calcext:value-type="string">
            <text:p>1</text:p>
          </table:table-cell>
          <table:table-cell table:formula="of:=SUBSTITUTE([.L131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131];&quot;, &quot;;[.R131];&quot;, &quot;;[.S131];&quot;, &quot;;[.O131];&quot;, &quot;;[.P131])" office:value-type="string" office:string-value="'AFF_CARRE', '200', 0, 1, 2, 1379326.5, 5226388" calcext:value-type="string">
            <text:p>'AFF_CARRE', '200', 0, 1, 2, 1379326.5, 5226388</text:p>
          </table:table-cell>
          <table:table-cell table:formula="of:=CONCATENATE(&quot;INSERT INTO &quot;;CHAR(34);&quot;SymboleTest&quot;;CHAR(34);&quot; VALUES (&quot;;[.T131];&quot;);&quot;)" office:value-type="string" office:string-value="INSERT INTO &quot;SymboleTest&quot; VALUES ('AFF_CARRE', '200', 0, 1, 2, 1379326.5, 5226388);" calcext:value-type="string">
            <text:p>INSERT INTO "SymboleTest" VALUES ('AFF_CARRE', '200', 0, 1, 2, 1379326.5, 5226388);</text:p>
          </table:table-cell>
        </table:table-row>
        <table:table-row table:style-name="ro1">
          <table:table-cell table:number-columns-repeated="7"/>
          <table:table-cell table:formula="of:=[.$E$102]+[.K132]*[.$G$2]" office:value-type="float" office:value="1379328" calcext:value-type="float">
            <text:p>1379328</text:p>
          </table:table-cell>
          <table:table-cell table:formula="of:=[.$F$102]+[.L132]*[.$G$2]" office:value-type="float" office:value="5226382" calcext:value-type="float">
            <text:p>5226382</text:p>
          </table:table-cell>
          <table:table-cell table:formula="of:=[.A$3]" office:value-type="float" office:value="0" calcext:value-type="float">
            <text:p>0</text:p>
          </table:table-cell>
          <table:table-cell table:formula="of:=[.B$19]" office:value-type="float" office:value="2" calcext:value-type="float">
            <text:p>2</text:p>
          </table:table-cell>
          <table:table-cell table:formula="of:=[.L126]" office:value-type="float" office:value="-2" calcext:value-type="float">
            <text:p>-2</text:p>
          </table:table-cell>
          <table:table-cell table:number-columns-repeated="2"/>
          <table:table-cell table:formula="of:=SUBSTITUTE([.H132];&quot;,&quot;;&quot;.&quot;)" office:value-type="string" office:string-value="1379328" calcext:value-type="string">
            <text:p>1379328</text:p>
          </table:table-cell>
          <table:table-cell table:formula="of:=SUBSTITUTE([.I132];&quot;,&quot;;&quot;.&quot;)" office:value-type="string" office:string-value="5226382" calcext:value-type="string">
            <text:p>5226382</text:p>
          </table:table-cell>
          <table:table-cell table:formula="of:=SUBSTITUTE([.J132];&quot;,&quot;;&quot;.&quot;)" office:value-type="string" office:string-value="0" calcext:value-type="string">
            <text:p>0</text:p>
          </table:table-cell>
          <table:table-cell table:formula="of:=SUBSTITUTE([.K132];&quot;,&quot;;&quot;.&quot;)" office:value-type="string" office:string-value="2" calcext:value-type="string">
            <text:p>2</text:p>
          </table:table-cell>
          <table:table-cell table:formula="of:=SUBSTITUTE([.L132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32];&quot;, &quot;;[.R132];&quot;, &quot;;[.S132];&quot;, &quot;;[.O132];&quot;, &quot;;[.P132])" office:value-type="string" office:string-value="'AFF_CARRE', '200', 0, 2, -2, 1379328, 5226382" calcext:value-type="string">
            <text:p>'AFF_CARRE', '200', 0, 2, -2, 1379328, 5226382</text:p>
          </table:table-cell>
          <table:table-cell table:formula="of:=CONCATENATE(&quot;INSERT INTO &quot;;CHAR(34);&quot;SymboleTest&quot;;CHAR(34);&quot; VALUES (&quot;;[.T132];&quot;);&quot;)" office:value-type="string" office:string-value="INSERT INTO &quot;SymboleTest&quot; VALUES ('AFF_CARRE', '200', 0, 2, -2, 1379328, 5226382);" calcext:value-type="string">
            <text:p>INSERT INTO "SymboleTest" VALUES ('AFF_CARRE', '200', 0, 2, -2, 1379328, 5226382);</text:p>
          </table:table-cell>
        </table:table-row>
        <table:table-row table:style-name="ro1">
          <table:table-cell table:number-columns-repeated="7"/>
          <table:table-cell table:formula="of:=[.$E$102]+[.K133]*[.$G$2]" office:value-type="float" office:value="1379328" calcext:value-type="float">
            <text:p>1379328</text:p>
          </table:table-cell>
          <table:table-cell table:formula="of:=[.$F$102]+[.L133]*[.$G$2]" office:value-type="float" office:value="5226383.5" calcext:value-type="float">
            <text:p>5226383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9]" office:value-type="float" office:value="2" calcext:value-type="float">
            <text:p>2</text:p>
          </table:table-cell>
          <table:table-cell table:formula="of:=[.L127]" office:value-type="float" office:value="-1" calcext:value-type="float">
            <text:p>-1</text:p>
          </table:table-cell>
          <table:table-cell table:number-columns-repeated="2"/>
          <table:table-cell table:formula="of:=SUBSTITUTE([.H133];&quot;,&quot;;&quot;.&quot;)" office:value-type="string" office:string-value="1379328" calcext:value-type="string">
            <text:p>1379328</text:p>
          </table:table-cell>
          <table:table-cell table:formula="of:=SUBSTITUTE([.I133];&quot;,&quot;;&quot;.&quot;)" office:value-type="string" office:string-value="5226383.5" calcext:value-type="string">
            <text:p>5226383.5</text:p>
          </table:table-cell>
          <table:table-cell table:formula="of:=SUBSTITUTE([.J133];&quot;,&quot;;&quot;.&quot;)" office:value-type="string" office:string-value="0" calcext:value-type="string">
            <text:p>0</text:p>
          </table:table-cell>
          <table:table-cell table:formula="of:=SUBSTITUTE([.K133];&quot;,&quot;;&quot;.&quot;)" office:value-type="string" office:string-value="2" calcext:value-type="string">
            <text:p>2</text:p>
          </table:table-cell>
          <table:table-cell table:formula="of:=SUBSTITUTE([.L133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33];&quot;, &quot;;[.R133];&quot;, &quot;;[.S133];&quot;, &quot;;[.O133];&quot;, &quot;;[.P133])" office:value-type="string" office:string-value="'AFF_CARRE', '200', 0, 2, -1, 1379328, 5226383.5" calcext:value-type="string">
            <text:p>'AFF_CARRE', '200', 0, 2, -1, 1379328, 5226383.5</text:p>
          </table:table-cell>
          <table:table-cell table:formula="of:=CONCATENATE(&quot;INSERT INTO &quot;;CHAR(34);&quot;SymboleTest&quot;;CHAR(34);&quot; VALUES (&quot;;[.T133];&quot;);&quot;)" office:value-type="string" office:string-value="INSERT INTO &quot;SymboleTest&quot; VALUES ('AFF_CARRE', '200', 0, 2, -1, 1379328, 5226383.5);" calcext:value-type="string">
            <text:p>INSERT INTO "SymboleTest" VALUES ('AFF_CARRE', '200', 0, 2, -1, 1379328, 5226383.5);</text:p>
          </table:table-cell>
        </table:table-row>
        <table:table-row table:style-name="ro1">
          <table:table-cell table:number-columns-repeated="7"/>
          <table:table-cell table:formula="of:=[.$E$102]+[.K134]*[.$G$2]" office:value-type="float" office:value="1379328" calcext:value-type="float">
            <text:p>1379328</text:p>
          </table:table-cell>
          <table:table-cell table:formula="of:=[.$F$102]+[.L134]*[.$G$2]" office:value-type="float" office:value="5226384.25" calcext:value-type="float">
            <text:p>5226384,2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9]" office:value-type="float" office:value="2" calcext:value-type="float">
            <text:p>2</text:p>
          </table:table-cell>
          <table:table-cell table:formula="of:=[.L128]" office:value-type="float" office:value="-0.5" calcext:value-type="float">
            <text:p>-0,5</text:p>
          </table:table-cell>
          <table:table-cell table:number-columns-repeated="2"/>
          <table:table-cell table:formula="of:=SUBSTITUTE([.H134];&quot;,&quot;;&quot;.&quot;)" office:value-type="string" office:string-value="1379328" calcext:value-type="string">
            <text:p>1379328</text:p>
          </table:table-cell>
          <table:table-cell table:formula="of:=SUBSTITUTE([.I134];&quot;,&quot;;&quot;.&quot;)" office:value-type="string" office:string-value="5226384.25" calcext:value-type="string">
            <text:p>5226384.25</text:p>
          </table:table-cell>
          <table:table-cell table:formula="of:=SUBSTITUTE([.J134];&quot;,&quot;;&quot;.&quot;)" office:value-type="string" office:string-value="0" calcext:value-type="string">
            <text:p>0</text:p>
          </table:table-cell>
          <table:table-cell table:formula="of:=SUBSTITUTE([.K134];&quot;,&quot;;&quot;.&quot;)" office:value-type="string" office:string-value="2" calcext:value-type="string">
            <text:p>2</text:p>
          </table:table-cell>
          <table:table-cell table:formula="of:=SUBSTITUTE([.L134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34];&quot;, &quot;;[.R134];&quot;, &quot;;[.S134];&quot;, &quot;;[.O134];&quot;, &quot;;[.P134])" office:value-type="string" office:string-value="'AFF_CARRE', '200', 0, 2, -0.5, 1379328, 5226384.25" calcext:value-type="string">
            <text:p>'AFF_CARRE', '200', 0, 2, -0.5, 1379328, 5226384.25</text:p>
          </table:table-cell>
          <table:table-cell table:formula="of:=CONCATENATE(&quot;INSERT INTO &quot;;CHAR(34);&quot;SymboleTest&quot;;CHAR(34);&quot; VALUES (&quot;;[.T134];&quot;);&quot;)" office:value-type="string" office:string-value="INSERT INTO &quot;SymboleTest&quot; VALUES ('AFF_CARRE', '200', 0, 2, -0.5, 1379328, 5226384.25);" calcext:value-type="string">
            <text:p>INSERT INTO "SymboleTest" VALUES ('AFF_CARRE', '200', 0, 2, -0.5, 1379328, 5226384.25);</text:p>
          </table:table-cell>
        </table:table-row>
        <table:table-row table:style-name="ro1">
          <table:table-cell table:number-columns-repeated="7"/>
          <table:table-cell table:formula="of:=[.$E$102]+[.K135]*[.$G$2]" office:value-type="float" office:value="1379328" calcext:value-type="float">
            <text:p>1379328</text:p>
          </table:table-cell>
          <table:table-cell table:formula="of:=[.$F$102]+[.L135]*[.$G$2]" office:value-type="float" office:value="5226385.75" calcext:value-type="float">
            <text:p>5226385,7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9]" office:value-type="float" office:value="2" calcext:value-type="float">
            <text:p>2</text:p>
          </table:table-cell>
          <table:table-cell table:formula="of:=[.L129]" office:value-type="float" office:value="0.5" calcext:value-type="float">
            <text:p>0,5</text:p>
          </table:table-cell>
          <table:table-cell table:number-columns-repeated="2"/>
          <table:table-cell table:formula="of:=SUBSTITUTE([.H135];&quot;,&quot;;&quot;.&quot;)" office:value-type="string" office:string-value="1379328" calcext:value-type="string">
            <text:p>1379328</text:p>
          </table:table-cell>
          <table:table-cell table:formula="of:=SUBSTITUTE([.I135];&quot;,&quot;;&quot;.&quot;)" office:value-type="string" office:string-value="5226385.75" calcext:value-type="string">
            <text:p>5226385.75</text:p>
          </table:table-cell>
          <table:table-cell table:formula="of:=SUBSTITUTE([.J135];&quot;,&quot;;&quot;.&quot;)" office:value-type="string" office:string-value="0" calcext:value-type="string">
            <text:p>0</text:p>
          </table:table-cell>
          <table:table-cell table:formula="of:=SUBSTITUTE([.K135];&quot;,&quot;;&quot;.&quot;)" office:value-type="string" office:string-value="2" calcext:value-type="string">
            <text:p>2</text:p>
          </table:table-cell>
          <table:table-cell table:formula="of:=SUBSTITUTE([.L135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35];&quot;, &quot;;[.R135];&quot;, &quot;;[.S135];&quot;, &quot;;[.O135];&quot;, &quot;;[.P135])" office:value-type="string" office:string-value="'AFF_CARRE', '200', 0, 2, 0.5, 1379328, 5226385.75" calcext:value-type="string">
            <text:p>'AFF_CARRE', '200', 0, 2, 0.5, 1379328, 5226385.75</text:p>
          </table:table-cell>
          <table:table-cell table:formula="of:=CONCATENATE(&quot;INSERT INTO &quot;;CHAR(34);&quot;SymboleTest&quot;;CHAR(34);&quot; VALUES (&quot;;[.T135];&quot;);&quot;)" office:value-type="string" office:string-value="INSERT INTO &quot;SymboleTest&quot; VALUES ('AFF_CARRE', '200', 0, 2, 0.5, 1379328, 5226385.75);" calcext:value-type="string">
            <text:p>INSERT INTO "SymboleTest" VALUES ('AFF_CARRE', '200', 0, 2, 0.5, 1379328, 5226385.75);</text:p>
          </table:table-cell>
        </table:table-row>
        <table:table-row table:style-name="ro1">
          <table:table-cell table:number-columns-repeated="7"/>
          <table:table-cell table:formula="of:=[.$E$102]+[.K136]*[.$G$2]" office:value-type="float" office:value="1379328" calcext:value-type="float">
            <text:p>1379328</text:p>
          </table:table-cell>
          <table:table-cell table:formula="of:=[.$F$102]+[.L136]*[.$G$2]" office:value-type="float" office:value="5226386.5" calcext:value-type="float">
            <text:p>5226386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9]" office:value-type="float" office:value="2" calcext:value-type="float">
            <text:p>2</text:p>
          </table:table-cell>
          <table:table-cell table:formula="of:=[.L130]" office:value-type="float" office:value="1" calcext:value-type="float">
            <text:p>1</text:p>
          </table:table-cell>
          <table:table-cell table:number-columns-repeated="2"/>
          <table:table-cell table:formula="of:=SUBSTITUTE([.H136];&quot;,&quot;;&quot;.&quot;)" office:value-type="string" office:string-value="1379328" calcext:value-type="string">
            <text:p>1379328</text:p>
          </table:table-cell>
          <table:table-cell table:formula="of:=SUBSTITUTE([.I136];&quot;,&quot;;&quot;.&quot;)" office:value-type="string" office:string-value="5226386.5" calcext:value-type="string">
            <text:p>5226386.5</text:p>
          </table:table-cell>
          <table:table-cell table:formula="of:=SUBSTITUTE([.J136];&quot;,&quot;;&quot;.&quot;)" office:value-type="string" office:string-value="0" calcext:value-type="string">
            <text:p>0</text:p>
          </table:table-cell>
          <table:table-cell table:formula="of:=SUBSTITUTE([.K136];&quot;,&quot;;&quot;.&quot;)" office:value-type="string" office:string-value="2" calcext:value-type="string">
            <text:p>2</text:p>
          </table:table-cell>
          <table:table-cell table:formula="of:=SUBSTITUTE([.L136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36];&quot;, &quot;;[.R136];&quot;, &quot;;[.S136];&quot;, &quot;;[.O136];&quot;, &quot;;[.P136])" office:value-type="string" office:string-value="'AFF_CARRE', '200', 0, 2, 1, 1379328, 5226386.5" calcext:value-type="string">
            <text:p>'AFF_CARRE', '200', 0, 2, 1, 1379328, 5226386.5</text:p>
          </table:table-cell>
          <table:table-cell table:formula="of:=CONCATENATE(&quot;INSERT INTO &quot;;CHAR(34);&quot;SymboleTest&quot;;CHAR(34);&quot; VALUES (&quot;;[.T136];&quot;);&quot;)" office:value-type="string" office:string-value="INSERT INTO &quot;SymboleTest&quot; VALUES ('AFF_CARRE', '200', 0, 2, 1, 1379328, 5226386.5);" calcext:value-type="string">
            <text:p>INSERT INTO "SymboleTest" VALUES ('AFF_CARRE', '200', 0, 2, 1, 1379328, 5226386.5);</text:p>
          </table:table-cell>
        </table:table-row>
        <table:table-row table:style-name="ro1">
          <table:table-cell table:number-columns-repeated="7"/>
          <table:table-cell table:formula="of:=[.$E$102]+[.K137]*[.$G$2]" office:value-type="float" office:value="1379328" calcext:value-type="float">
            <text:p>1379328</text:p>
          </table:table-cell>
          <table:table-cell table:formula="of:=[.$F$102]+[.L137]*[.$G$2]" office:value-type="float" office:value="5226388" calcext:value-type="float">
            <text:p>5226388</text:p>
          </table:table-cell>
          <table:table-cell table:formula="of:=[.A$3]" office:value-type="float" office:value="0" calcext:value-type="float">
            <text:p>0</text:p>
          </table:table-cell>
          <table:table-cell table:formula="of:=[.B$19]" office:value-type="float" office:value="2" calcext:value-type="float">
            <text:p>2</text:p>
          </table:table-cell>
          <table:table-cell table:formula="of:=[.L131]" office:value-type="float" office:value="2" calcext:value-type="float">
            <text:p>2</text:p>
          </table:table-cell>
          <table:table-cell table:number-columns-repeated="2"/>
          <table:table-cell table:formula="of:=SUBSTITUTE([.H137];&quot;,&quot;;&quot;.&quot;)" office:value-type="string" office:string-value="1379328" calcext:value-type="string">
            <text:p>1379328</text:p>
          </table:table-cell>
          <table:table-cell table:formula="of:=SUBSTITUTE([.I137];&quot;,&quot;;&quot;.&quot;)" office:value-type="string" office:string-value="5226388" calcext:value-type="string">
            <text:p>5226388</text:p>
          </table:table-cell>
          <table:table-cell table:formula="of:=SUBSTITUTE([.J137];&quot;,&quot;;&quot;.&quot;)" office:value-type="string" office:string-value="0" calcext:value-type="string">
            <text:p>0</text:p>
          </table:table-cell>
          <table:table-cell table:formula="of:=SUBSTITUTE([.K137];&quot;,&quot;;&quot;.&quot;)" office:value-type="string" office:string-value="2" calcext:value-type="string">
            <text:p>2</text:p>
          </table:table-cell>
          <table:table-cell table:formula="of:=SUBSTITUTE([.L137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137];&quot;, &quot;;[.R137];&quot;, &quot;;[.S137];&quot;, &quot;;[.O137];&quot;, &quot;;[.P137])" office:value-type="string" office:string-value="'AFF_CARRE', '200', 0, 2, 2, 1379328, 5226388" calcext:value-type="string">
            <text:p>'AFF_CARRE', '200', 0, 2, 2, 1379328, 5226388</text:p>
          </table:table-cell>
          <table:table-cell table:formula="of:=CONCATENATE(&quot;INSERT INTO &quot;;CHAR(34);&quot;SymboleTest&quot;;CHAR(34);&quot; VALUES (&quot;;[.T137];&quot;);&quot;)" office:value-type="string" office:string-value="INSERT INTO &quot;SymboleTest&quot; VALUES ('AFF_CARRE', '200', 0, 2, 2, 1379328, 5226388);" calcext:value-type="string">
            <text:p>INSERT INTO "SymboleTest" VALUES ('AFF_CARRE', '200', 0, 2, 2, 1379328, 5226388);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$E$2]+[.C138]" office:value-type="float" office:value="1379335" calcext:value-type="float">
            <text:p>1379335</text:p>
          </table:table-cell>
          <table:table-cell table:formula="of:=[.$F$2]+[.D138]" office:value-type="float" office:value="5226375" calcext:value-type="float">
            <text:p>5226375</text:p>
          </table:table-cell>
          <table:table-cell/>
          <table:table-cell table:formula="of:=[.$E$138]+[.K138]*[.$G$2]" office:value-type="float" office:value="1379332" calcext:value-type="float">
            <text:p>1379332</text:p>
          </table:table-cell>
          <table:table-cell table:formula="of:=[.$F$138]+[.L138]*[.$G$2]" office:value-type="float" office:value="5226372" calcext:value-type="float">
            <text:p>5226372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02]" office:value-type="float" office:value="-2" calcext:value-type="float">
            <text:p>-2</text:p>
          </table:table-cell>
          <table:table-cell table:formula="of:=[.L102]" office:value-type="float" office:value="-2" calcext:value-type="float">
            <text:p>-2</text:p>
          </table:table-cell>
          <table:table-cell table:number-columns-repeated="2"/>
          <table:table-cell table:formula="of:=SUBSTITUTE([.H138];&quot;,&quot;;&quot;.&quot;)" office:value-type="string" office:string-value="1379332" calcext:value-type="string">
            <text:p>1379332</text:p>
          </table:table-cell>
          <table:table-cell table:formula="of:=SUBSTITUTE([.I138];&quot;,&quot;;&quot;.&quot;)" office:value-type="string" office:string-value="5226372" calcext:value-type="string">
            <text:p>5226372</text:p>
          </table:table-cell>
          <table:table-cell table:formula="of:=SUBSTITUTE([.J138];&quot;,&quot;;&quot;.&quot;)" office:value-type="string" office:string-value="90" calcext:value-type="string">
            <text:p>90</text:p>
          </table:table-cell>
          <table:table-cell table:formula="of:=SUBSTITUTE([.K138];&quot;,&quot;;&quot;.&quot;)" office:value-type="string" office:string-value="-2" calcext:value-type="string">
            <text:p>-2</text:p>
          </table:table-cell>
          <table:table-cell table:formula="of:=SUBSTITUTE([.L138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38];&quot;, &quot;;[.R138];&quot;, &quot;;[.S138];&quot;, &quot;;[.O138];&quot;, &quot;;[.P138])" office:value-type="string" office:string-value="'AFF_CARRE', '200', 90, -2, -2, 1379332, 5226372" calcext:value-type="string">
            <text:p>'AFF_CARRE', '200', 90, -2, -2, 1379332, 5226372</text:p>
          </table:table-cell>
          <table:table-cell table:formula="of:=CONCATENATE(&quot;INSERT INTO &quot;;CHAR(34);&quot;SymboleTest&quot;;CHAR(34);&quot; VALUES (&quot;;[.T138];&quot;);&quot;)" office:value-type="string" office:string-value="INSERT INTO &quot;SymboleTest&quot; VALUES ('AFF_CARRE', '200', 90, -2, -2, 1379332, 5226372);" calcext:value-type="string">
            <text:p>INSERT INTO "SymboleTest" VALUES ('AFF_CARRE', '200', 90, -2, -2, 1379332, 5226372);</text:p>
          </table:table-cell>
        </table:table-row>
        <table:table-row table:style-name="ro1">
          <table:table-cell table:number-columns-repeated="7"/>
          <table:table-cell table:formula="of:=[.$E$138]+[.K139]*[.$G$2]" office:value-type="float" office:value="1379332" calcext:value-type="float">
            <text:p>1379332</text:p>
          </table:table-cell>
          <table:table-cell table:formula="of:=[.$F$138]+[.L139]*[.$G$2]" office:value-type="float" office:value="5226373.5" calcext:value-type="float">
            <text:p>5226373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03]" office:value-type="float" office:value="-2" calcext:value-type="float">
            <text:p>-2</text:p>
          </table:table-cell>
          <table:table-cell table:formula="of:=[.L103]" office:value-type="float" office:value="-1" calcext:value-type="float">
            <text:p>-1</text:p>
          </table:table-cell>
          <table:table-cell table:number-columns-repeated="2"/>
          <table:table-cell table:formula="of:=SUBSTITUTE([.H139];&quot;,&quot;;&quot;.&quot;)" office:value-type="string" office:string-value="1379332" calcext:value-type="string">
            <text:p>1379332</text:p>
          </table:table-cell>
          <table:table-cell table:formula="of:=SUBSTITUTE([.I139];&quot;,&quot;;&quot;.&quot;)" office:value-type="string" office:string-value="5226373.5" calcext:value-type="string">
            <text:p>5226373.5</text:p>
          </table:table-cell>
          <table:table-cell table:formula="of:=SUBSTITUTE([.J139];&quot;,&quot;;&quot;.&quot;)" office:value-type="string" office:string-value="90" calcext:value-type="string">
            <text:p>90</text:p>
          </table:table-cell>
          <table:table-cell table:formula="of:=SUBSTITUTE([.K139];&quot;,&quot;;&quot;.&quot;)" office:value-type="string" office:string-value="-2" calcext:value-type="string">
            <text:p>-2</text:p>
          </table:table-cell>
          <table:table-cell table:formula="of:=SUBSTITUTE([.L139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39];&quot;, &quot;;[.R139];&quot;, &quot;;[.S139];&quot;, &quot;;[.O139];&quot;, &quot;;[.P139])" office:value-type="string" office:string-value="'AFF_CARRE', '200', 90, -2, -1, 1379332, 5226373.5" calcext:value-type="string">
            <text:p>'AFF_CARRE', '200', 90, -2, -1, 1379332, 5226373.5</text:p>
          </table:table-cell>
          <table:table-cell table:formula="of:=CONCATENATE(&quot;INSERT INTO &quot;;CHAR(34);&quot;SymboleTest&quot;;CHAR(34);&quot; VALUES (&quot;;[.T139];&quot;);&quot;)" office:value-type="string" office:string-value="INSERT INTO &quot;SymboleTest&quot; VALUES ('AFF_CARRE', '200', 90, -2, -1, 1379332, 5226373.5);" calcext:value-type="string">
            <text:p>INSERT INTO "SymboleTest" VALUES ('AFF_CARRE', '200', 90, -2, -1, 1379332, 5226373.5);</text:p>
          </table:table-cell>
        </table:table-row>
        <table:table-row table:style-name="ro1">
          <table:table-cell table:number-columns-repeated="7"/>
          <table:table-cell table:formula="of:=[.$E$138]+[.K140]*[.$G$2]" office:value-type="float" office:value="1379332" calcext:value-type="float">
            <text:p>1379332</text:p>
          </table:table-cell>
          <table:table-cell table:formula="of:=[.$F$138]+[.L140]*[.$G$2]" office:value-type="float" office:value="5226374.25" calcext:value-type="float">
            <text:p>5226374,2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04]" office:value-type="float" office:value="-2" calcext:value-type="float">
            <text:p>-2</text:p>
          </table:table-cell>
          <table:table-cell table:formula="of:=[.L104]" office:value-type="float" office:value="-0.5" calcext:value-type="float">
            <text:p>-0,5</text:p>
          </table:table-cell>
          <table:table-cell table:number-columns-repeated="2"/>
          <table:table-cell table:formula="of:=SUBSTITUTE([.H140];&quot;,&quot;;&quot;.&quot;)" office:value-type="string" office:string-value="1379332" calcext:value-type="string">
            <text:p>1379332</text:p>
          </table:table-cell>
          <table:table-cell table:formula="of:=SUBSTITUTE([.I140];&quot;,&quot;;&quot;.&quot;)" office:value-type="string" office:string-value="5226374.25" calcext:value-type="string">
            <text:p>5226374.25</text:p>
          </table:table-cell>
          <table:table-cell table:formula="of:=SUBSTITUTE([.J140];&quot;,&quot;;&quot;.&quot;)" office:value-type="string" office:string-value="90" calcext:value-type="string">
            <text:p>90</text:p>
          </table:table-cell>
          <table:table-cell table:formula="of:=SUBSTITUTE([.K140];&quot;,&quot;;&quot;.&quot;)" office:value-type="string" office:string-value="-2" calcext:value-type="string">
            <text:p>-2</text:p>
          </table:table-cell>
          <table:table-cell table:formula="of:=SUBSTITUTE([.L140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40];&quot;, &quot;;[.R140];&quot;, &quot;;[.S140];&quot;, &quot;;[.O140];&quot;, &quot;;[.P140])" office:value-type="string" office:string-value="'AFF_CARRE', '200', 90, -2, -0.5, 1379332, 5226374.25" calcext:value-type="string">
            <text:p>'AFF_CARRE', '200', 90, -2, -0.5, 1379332, 5226374.25</text:p>
          </table:table-cell>
          <table:table-cell table:formula="of:=CONCATENATE(&quot;INSERT INTO &quot;;CHAR(34);&quot;SymboleTest&quot;;CHAR(34);&quot; VALUES (&quot;;[.T140];&quot;);&quot;)" office:value-type="string" office:string-value="INSERT INTO &quot;SymboleTest&quot; VALUES ('AFF_CARRE', '200', 90, -2, -0.5, 1379332, 5226374.25);" calcext:value-type="string">
            <text:p>INSERT INTO "SymboleTest" VALUES ('AFF_CARRE', '200', 90, -2, -0.5, 1379332, 5226374.25);</text:p>
          </table:table-cell>
        </table:table-row>
        <table:table-row table:style-name="ro1">
          <table:table-cell table:number-columns-repeated="7"/>
          <table:table-cell table:formula="of:=[.$E$138]+[.K141]*[.$G$2]" office:value-type="float" office:value="1379332" calcext:value-type="float">
            <text:p>1379332</text:p>
          </table:table-cell>
          <table:table-cell table:formula="of:=[.$F$138]+[.L141]*[.$G$2]" office:value-type="float" office:value="5226375.75" calcext:value-type="float">
            <text:p>5226375,7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05]" office:value-type="float" office:value="-2" calcext:value-type="float">
            <text:p>-2</text:p>
          </table:table-cell>
          <table:table-cell table:formula="of:=[.L105]" office:value-type="float" office:value="0.5" calcext:value-type="float">
            <text:p>0,5</text:p>
          </table:table-cell>
          <table:table-cell table:number-columns-repeated="2"/>
          <table:table-cell table:formula="of:=SUBSTITUTE([.H141];&quot;,&quot;;&quot;.&quot;)" office:value-type="string" office:string-value="1379332" calcext:value-type="string">
            <text:p>1379332</text:p>
          </table:table-cell>
          <table:table-cell table:formula="of:=SUBSTITUTE([.I141];&quot;,&quot;;&quot;.&quot;)" office:value-type="string" office:string-value="5226375.75" calcext:value-type="string">
            <text:p>5226375.75</text:p>
          </table:table-cell>
          <table:table-cell table:formula="of:=SUBSTITUTE([.J141];&quot;,&quot;;&quot;.&quot;)" office:value-type="string" office:string-value="90" calcext:value-type="string">
            <text:p>90</text:p>
          </table:table-cell>
          <table:table-cell table:formula="of:=SUBSTITUTE([.K141];&quot;,&quot;;&quot;.&quot;)" office:value-type="string" office:string-value="-2" calcext:value-type="string">
            <text:p>-2</text:p>
          </table:table-cell>
          <table:table-cell table:formula="of:=SUBSTITUTE([.L141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41];&quot;, &quot;;[.R141];&quot;, &quot;;[.S141];&quot;, &quot;;[.O141];&quot;, &quot;;[.P141])" office:value-type="string" office:string-value="'AFF_CARRE', '200', 90, -2, 0.5, 1379332, 5226375.75" calcext:value-type="string">
            <text:p>'AFF_CARRE', '200', 90, -2, 0.5, 1379332, 5226375.75</text:p>
          </table:table-cell>
          <table:table-cell table:formula="of:=CONCATENATE(&quot;INSERT INTO &quot;;CHAR(34);&quot;SymboleTest&quot;;CHAR(34);&quot; VALUES (&quot;;[.T141];&quot;);&quot;)" office:value-type="string" office:string-value="INSERT INTO &quot;SymboleTest&quot; VALUES ('AFF_CARRE', '200', 90, -2, 0.5, 1379332, 5226375.75);" calcext:value-type="string">
            <text:p>INSERT INTO "SymboleTest" VALUES ('AFF_CARRE', '200', 90, -2, 0.5, 1379332, 5226375.75);</text:p>
          </table:table-cell>
        </table:table-row>
        <table:table-row table:style-name="ro1">
          <table:table-cell table:number-columns-repeated="7"/>
          <table:table-cell table:formula="of:=[.$E$138]+[.K142]*[.$G$2]" office:value-type="float" office:value="1379332" calcext:value-type="float">
            <text:p>1379332</text:p>
          </table:table-cell>
          <table:table-cell table:formula="of:=[.$F$138]+[.L142]*[.$G$2]" office:value-type="float" office:value="5226376.5" calcext:value-type="float">
            <text:p>5226376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06]" office:value-type="float" office:value="-2" calcext:value-type="float">
            <text:p>-2</text:p>
          </table:table-cell>
          <table:table-cell table:formula="of:=[.L106]" office:value-type="float" office:value="1" calcext:value-type="float">
            <text:p>1</text:p>
          </table:table-cell>
          <table:table-cell table:number-columns-repeated="2"/>
          <table:table-cell table:formula="of:=SUBSTITUTE([.H142];&quot;,&quot;;&quot;.&quot;)" office:value-type="string" office:string-value="1379332" calcext:value-type="string">
            <text:p>1379332</text:p>
          </table:table-cell>
          <table:table-cell table:formula="of:=SUBSTITUTE([.I142];&quot;,&quot;;&quot;.&quot;)" office:value-type="string" office:string-value="5226376.5" calcext:value-type="string">
            <text:p>5226376.5</text:p>
          </table:table-cell>
          <table:table-cell table:formula="of:=SUBSTITUTE([.J142];&quot;,&quot;;&quot;.&quot;)" office:value-type="string" office:string-value="90" calcext:value-type="string">
            <text:p>90</text:p>
          </table:table-cell>
          <table:table-cell table:formula="of:=SUBSTITUTE([.K142];&quot;,&quot;;&quot;.&quot;)" office:value-type="string" office:string-value="-2" calcext:value-type="string">
            <text:p>-2</text:p>
          </table:table-cell>
          <table:table-cell table:formula="of:=SUBSTITUTE([.L142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42];&quot;, &quot;;[.R142];&quot;, &quot;;[.S142];&quot;, &quot;;[.O142];&quot;, &quot;;[.P142])" office:value-type="string" office:string-value="'AFF_CARRE', '200', 90, -2, 1, 1379332, 5226376.5" calcext:value-type="string">
            <text:p>'AFF_CARRE', '200', 90, -2, 1, 1379332, 5226376.5</text:p>
          </table:table-cell>
          <table:table-cell table:formula="of:=CONCATENATE(&quot;INSERT INTO &quot;;CHAR(34);&quot;SymboleTest&quot;;CHAR(34);&quot; VALUES (&quot;;[.T142];&quot;);&quot;)" office:value-type="string" office:string-value="INSERT INTO &quot;SymboleTest&quot; VALUES ('AFF_CARRE', '200', 90, -2, 1, 1379332, 5226376.5);" calcext:value-type="string">
            <text:p>INSERT INTO "SymboleTest" VALUES ('AFF_CARRE', '200', 90, -2, 1, 1379332, 5226376.5);</text:p>
          </table:table-cell>
        </table:table-row>
        <table:table-row table:style-name="ro1">
          <table:table-cell table:number-columns-repeated="7"/>
          <table:table-cell table:formula="of:=[.$E$138]+[.K143]*[.$G$2]" office:value-type="float" office:value="1379332" calcext:value-type="float">
            <text:p>1379332</text:p>
          </table:table-cell>
          <table:table-cell table:formula="of:=[.$F$138]+[.L143]*[.$G$2]" office:value-type="float" office:value="5226378" calcext:value-type="float">
            <text:p>5226378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07]" office:value-type="float" office:value="-2" calcext:value-type="float">
            <text:p>-2</text:p>
          </table:table-cell>
          <table:table-cell table:formula="of:=[.L107]" office:value-type="float" office:value="2" calcext:value-type="float">
            <text:p>2</text:p>
          </table:table-cell>
          <table:table-cell table:number-columns-repeated="2"/>
          <table:table-cell table:formula="of:=SUBSTITUTE([.H143];&quot;,&quot;;&quot;.&quot;)" office:value-type="string" office:string-value="1379332" calcext:value-type="string">
            <text:p>1379332</text:p>
          </table:table-cell>
          <table:table-cell table:formula="of:=SUBSTITUTE([.I143];&quot;,&quot;;&quot;.&quot;)" office:value-type="string" office:string-value="5226378" calcext:value-type="string">
            <text:p>5226378</text:p>
          </table:table-cell>
          <table:table-cell table:formula="of:=SUBSTITUTE([.J143];&quot;,&quot;;&quot;.&quot;)" office:value-type="string" office:string-value="90" calcext:value-type="string">
            <text:p>90</text:p>
          </table:table-cell>
          <table:table-cell table:formula="of:=SUBSTITUTE([.K143];&quot;,&quot;;&quot;.&quot;)" office:value-type="string" office:string-value="-2" calcext:value-type="string">
            <text:p>-2</text:p>
          </table:table-cell>
          <table:table-cell table:formula="of:=SUBSTITUTE([.L143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143];&quot;, &quot;;[.R143];&quot;, &quot;;[.S143];&quot;, &quot;;[.O143];&quot;, &quot;;[.P143])" office:value-type="string" office:string-value="'AFF_CARRE', '200', 90, -2, 2, 1379332, 5226378" calcext:value-type="string">
            <text:p>'AFF_CARRE', '200', 90, -2, 2, 1379332, 5226378</text:p>
          </table:table-cell>
          <table:table-cell table:formula="of:=CONCATENATE(&quot;INSERT INTO &quot;;CHAR(34);&quot;SymboleTest&quot;;CHAR(34);&quot; VALUES (&quot;;[.T143];&quot;);&quot;)" office:value-type="string" office:string-value="INSERT INTO &quot;SymboleTest&quot; VALUES ('AFF_CARRE', '200', 90, -2, 2, 1379332, 5226378);" calcext:value-type="string">
            <text:p>INSERT INTO "SymboleTest" VALUES ('AFF_CARRE', '200', 90, -2, 2, 1379332, 5226378);</text:p>
          </table:table-cell>
        </table:table-row>
        <table:table-row table:style-name="ro1">
          <table:table-cell table:number-columns-repeated="7"/>
          <table:table-cell table:formula="of:=[.$E$138]+[.K144]*[.$G$2]" office:value-type="float" office:value="1379333.5" calcext:value-type="float">
            <text:p>1379333,5</text:p>
          </table:table-cell>
          <table:table-cell table:formula="of:=[.$F$138]+[.L144]*[.$G$2]" office:value-type="float" office:value="5226372" calcext:value-type="float">
            <text:p>5226372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08]" office:value-type="float" office:value="-1" calcext:value-type="float">
            <text:p>-1</text:p>
          </table:table-cell>
          <table:table-cell table:formula="of:=[.L108]" office:value-type="float" office:value="-2" calcext:value-type="float">
            <text:p>-2</text:p>
          </table:table-cell>
          <table:table-cell table:number-columns-repeated="2"/>
          <table:table-cell table:formula="of:=SUBSTITUTE([.H144];&quot;,&quot;;&quot;.&quot;)" office:value-type="string" office:string-value="1379333.5" calcext:value-type="string">
            <text:p>1379333.5</text:p>
          </table:table-cell>
          <table:table-cell table:formula="of:=SUBSTITUTE([.I144];&quot;,&quot;;&quot;.&quot;)" office:value-type="string" office:string-value="5226372" calcext:value-type="string">
            <text:p>5226372</text:p>
          </table:table-cell>
          <table:table-cell table:formula="of:=SUBSTITUTE([.J144];&quot;,&quot;;&quot;.&quot;)" office:value-type="string" office:string-value="90" calcext:value-type="string">
            <text:p>90</text:p>
          </table:table-cell>
          <table:table-cell table:formula="of:=SUBSTITUTE([.K144];&quot;,&quot;;&quot;.&quot;)" office:value-type="string" office:string-value="-1" calcext:value-type="string">
            <text:p>-1</text:p>
          </table:table-cell>
          <table:table-cell table:formula="of:=SUBSTITUTE([.L144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44];&quot;, &quot;;[.R144];&quot;, &quot;;[.S144];&quot;, &quot;;[.O144];&quot;, &quot;;[.P144])" office:value-type="string" office:string-value="'AFF_CARRE', '200', 90, -1, -2, 1379333.5, 5226372" calcext:value-type="string">
            <text:p>'AFF_CARRE', '200', 90, -1, -2, 1379333.5, 5226372</text:p>
          </table:table-cell>
          <table:table-cell table:formula="of:=CONCATENATE(&quot;INSERT INTO &quot;;CHAR(34);&quot;SymboleTest&quot;;CHAR(34);&quot; VALUES (&quot;;[.T144];&quot;);&quot;)" office:value-type="string" office:string-value="INSERT INTO &quot;SymboleTest&quot; VALUES ('AFF_CARRE', '200', 90, -1, -2, 1379333.5, 5226372);" calcext:value-type="string">
            <text:p>INSERT INTO "SymboleTest" VALUES ('AFF_CARRE', '200', 90, -1, -2, 1379333.5, 5226372);</text:p>
          </table:table-cell>
        </table:table-row>
        <table:table-row table:style-name="ro1">
          <table:table-cell table:number-columns-repeated="7"/>
          <table:table-cell table:formula="of:=[.$E$138]+[.K145]*[.$G$2]" office:value-type="float" office:value="1379333.5" calcext:value-type="float">
            <text:p>1379333,5</text:p>
          </table:table-cell>
          <table:table-cell table:formula="of:=[.$F$138]+[.L145]*[.$G$2]" office:value-type="float" office:value="5226373.5" calcext:value-type="float">
            <text:p>5226373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09]" office:value-type="float" office:value="-1" calcext:value-type="float">
            <text:p>-1</text:p>
          </table:table-cell>
          <table:table-cell table:formula="of:=[.L109]" office:value-type="float" office:value="-1" calcext:value-type="float">
            <text:p>-1</text:p>
          </table:table-cell>
          <table:table-cell table:number-columns-repeated="2"/>
          <table:table-cell table:formula="of:=SUBSTITUTE([.H145];&quot;,&quot;;&quot;.&quot;)" office:value-type="string" office:string-value="1379333.5" calcext:value-type="string">
            <text:p>1379333.5</text:p>
          </table:table-cell>
          <table:table-cell table:formula="of:=SUBSTITUTE([.I145];&quot;,&quot;;&quot;.&quot;)" office:value-type="string" office:string-value="5226373.5" calcext:value-type="string">
            <text:p>5226373.5</text:p>
          </table:table-cell>
          <table:table-cell table:formula="of:=SUBSTITUTE([.J145];&quot;,&quot;;&quot;.&quot;)" office:value-type="string" office:string-value="90" calcext:value-type="string">
            <text:p>90</text:p>
          </table:table-cell>
          <table:table-cell table:formula="of:=SUBSTITUTE([.K145];&quot;,&quot;;&quot;.&quot;)" office:value-type="string" office:string-value="-1" calcext:value-type="string">
            <text:p>-1</text:p>
          </table:table-cell>
          <table:table-cell table:formula="of:=SUBSTITUTE([.L145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45];&quot;, &quot;;[.R145];&quot;, &quot;;[.S145];&quot;, &quot;;[.O145];&quot;, &quot;;[.P145])" office:value-type="string" office:string-value="'AFF_CARRE', '200', 90, -1, -1, 1379333.5, 5226373.5" calcext:value-type="string">
            <text:p>'AFF_CARRE', '200', 90, -1, -1, 1379333.5, 5226373.5</text:p>
          </table:table-cell>
          <table:table-cell table:formula="of:=CONCATENATE(&quot;INSERT INTO &quot;;CHAR(34);&quot;SymboleTest&quot;;CHAR(34);&quot; VALUES (&quot;;[.T145];&quot;);&quot;)" office:value-type="string" office:string-value="INSERT INTO &quot;SymboleTest&quot; VALUES ('AFF_CARRE', '200', 90, -1, -1, 1379333.5, 5226373.5);" calcext:value-type="string">
            <text:p>INSERT INTO "SymboleTest" VALUES ('AFF_CARRE', '200', 90, -1, -1, 1379333.5, 5226373.5);</text:p>
          </table:table-cell>
        </table:table-row>
        <table:table-row table:style-name="ro1">
          <table:table-cell table:number-columns-repeated="7"/>
          <table:table-cell table:formula="of:=[.$E$138]+[.K146]*[.$G$2]" office:value-type="float" office:value="1379333.5" calcext:value-type="float">
            <text:p>1379333,5</text:p>
          </table:table-cell>
          <table:table-cell table:formula="of:=[.$F$138]+[.L146]*[.$G$2]" office:value-type="float" office:value="5226374.25" calcext:value-type="float">
            <text:p>5226374,2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0]" office:value-type="float" office:value="-1" calcext:value-type="float">
            <text:p>-1</text:p>
          </table:table-cell>
          <table:table-cell table:formula="of:=[.L110]" office:value-type="float" office:value="-0.5" calcext:value-type="float">
            <text:p>-0,5</text:p>
          </table:table-cell>
          <table:table-cell table:number-columns-repeated="2"/>
          <table:table-cell table:formula="of:=SUBSTITUTE([.H146];&quot;,&quot;;&quot;.&quot;)" office:value-type="string" office:string-value="1379333.5" calcext:value-type="string">
            <text:p>1379333.5</text:p>
          </table:table-cell>
          <table:table-cell table:formula="of:=SUBSTITUTE([.I146];&quot;,&quot;;&quot;.&quot;)" office:value-type="string" office:string-value="5226374.25" calcext:value-type="string">
            <text:p>5226374.25</text:p>
          </table:table-cell>
          <table:table-cell table:formula="of:=SUBSTITUTE([.J146];&quot;,&quot;;&quot;.&quot;)" office:value-type="string" office:string-value="90" calcext:value-type="string">
            <text:p>90</text:p>
          </table:table-cell>
          <table:table-cell table:formula="of:=SUBSTITUTE([.K146];&quot;,&quot;;&quot;.&quot;)" office:value-type="string" office:string-value="-1" calcext:value-type="string">
            <text:p>-1</text:p>
          </table:table-cell>
          <table:table-cell table:formula="of:=SUBSTITUTE([.L146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46];&quot;, &quot;;[.R146];&quot;, &quot;;[.S146];&quot;, &quot;;[.O146];&quot;, &quot;;[.P146])" office:value-type="string" office:string-value="'AFF_CARRE', '200', 90, -1, -0.5, 1379333.5, 5226374.25" calcext:value-type="string">
            <text:p>'AFF_CARRE', '200', 90, -1, -0.5, 1379333.5, 5226374.25</text:p>
          </table:table-cell>
          <table:table-cell table:formula="of:=CONCATENATE(&quot;INSERT INTO &quot;;CHAR(34);&quot;SymboleTest&quot;;CHAR(34);&quot; VALUES (&quot;;[.T146];&quot;);&quot;)" office:value-type="string" office:string-value="INSERT INTO &quot;SymboleTest&quot; VALUES ('AFF_CARRE', '200', 90, -1, -0.5, 1379333.5, 5226374.25);" calcext:value-type="string">
            <text:p>INSERT INTO "SymboleTest" VALUES ('AFF_CARRE', '200', 90, -1, -0.5, 1379333.5, 5226374.25);</text:p>
          </table:table-cell>
        </table:table-row>
        <table:table-row table:style-name="ro1">
          <table:table-cell table:number-columns-repeated="7"/>
          <table:table-cell table:formula="of:=[.$E$138]+[.K147]*[.$G$2]" office:value-type="float" office:value="1379333.5" calcext:value-type="float">
            <text:p>1379333,5</text:p>
          </table:table-cell>
          <table:table-cell table:formula="of:=[.$F$138]+[.L147]*[.$G$2]" office:value-type="float" office:value="5226375.75" calcext:value-type="float">
            <text:p>5226375,7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1]" office:value-type="float" office:value="-1" calcext:value-type="float">
            <text:p>-1</text:p>
          </table:table-cell>
          <table:table-cell table:formula="of:=[.L111]" office:value-type="float" office:value="0.5" calcext:value-type="float">
            <text:p>0,5</text:p>
          </table:table-cell>
          <table:table-cell table:number-columns-repeated="2"/>
          <table:table-cell table:formula="of:=SUBSTITUTE([.H147];&quot;,&quot;;&quot;.&quot;)" office:value-type="string" office:string-value="1379333.5" calcext:value-type="string">
            <text:p>1379333.5</text:p>
          </table:table-cell>
          <table:table-cell table:formula="of:=SUBSTITUTE([.I147];&quot;,&quot;;&quot;.&quot;)" office:value-type="string" office:string-value="5226375.75" calcext:value-type="string">
            <text:p>5226375.75</text:p>
          </table:table-cell>
          <table:table-cell table:formula="of:=SUBSTITUTE([.J147];&quot;,&quot;;&quot;.&quot;)" office:value-type="string" office:string-value="90" calcext:value-type="string">
            <text:p>90</text:p>
          </table:table-cell>
          <table:table-cell table:formula="of:=SUBSTITUTE([.K147];&quot;,&quot;;&quot;.&quot;)" office:value-type="string" office:string-value="-1" calcext:value-type="string">
            <text:p>-1</text:p>
          </table:table-cell>
          <table:table-cell table:formula="of:=SUBSTITUTE([.L147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47];&quot;, &quot;;[.R147];&quot;, &quot;;[.S147];&quot;, &quot;;[.O147];&quot;, &quot;;[.P147])" office:value-type="string" office:string-value="'AFF_CARRE', '200', 90, -1, 0.5, 1379333.5, 5226375.75" calcext:value-type="string">
            <text:p>'AFF_CARRE', '200', 90, -1, 0.5, 1379333.5, 5226375.75</text:p>
          </table:table-cell>
          <table:table-cell table:formula="of:=CONCATENATE(&quot;INSERT INTO &quot;;CHAR(34);&quot;SymboleTest&quot;;CHAR(34);&quot; VALUES (&quot;;[.T147];&quot;);&quot;)" office:value-type="string" office:string-value="INSERT INTO &quot;SymboleTest&quot; VALUES ('AFF_CARRE', '200', 90, -1, 0.5, 1379333.5, 5226375.75);" calcext:value-type="string">
            <text:p>INSERT INTO "SymboleTest" VALUES ('AFF_CARRE', '200', 90, -1, 0.5, 1379333.5, 5226375.75);</text:p>
          </table:table-cell>
        </table:table-row>
        <table:table-row table:style-name="ro1">
          <table:table-cell table:number-columns-repeated="7"/>
          <table:table-cell table:formula="of:=[.$E$138]+[.K148]*[.$G$2]" office:value-type="float" office:value="1379333.5" calcext:value-type="float">
            <text:p>1379333,5</text:p>
          </table:table-cell>
          <table:table-cell table:formula="of:=[.$F$138]+[.L148]*[.$G$2]" office:value-type="float" office:value="5226376.5" calcext:value-type="float">
            <text:p>5226376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2]" office:value-type="float" office:value="-1" calcext:value-type="float">
            <text:p>-1</text:p>
          </table:table-cell>
          <table:table-cell table:formula="of:=[.L112]" office:value-type="float" office:value="1" calcext:value-type="float">
            <text:p>1</text:p>
          </table:table-cell>
          <table:table-cell table:number-columns-repeated="2"/>
          <table:table-cell table:formula="of:=SUBSTITUTE([.H148];&quot;,&quot;;&quot;.&quot;)" office:value-type="string" office:string-value="1379333.5" calcext:value-type="string">
            <text:p>1379333.5</text:p>
          </table:table-cell>
          <table:table-cell table:formula="of:=SUBSTITUTE([.I148];&quot;,&quot;;&quot;.&quot;)" office:value-type="string" office:string-value="5226376.5" calcext:value-type="string">
            <text:p>5226376.5</text:p>
          </table:table-cell>
          <table:table-cell table:formula="of:=SUBSTITUTE([.J148];&quot;,&quot;;&quot;.&quot;)" office:value-type="string" office:string-value="90" calcext:value-type="string">
            <text:p>90</text:p>
          </table:table-cell>
          <table:table-cell table:formula="of:=SUBSTITUTE([.K148];&quot;,&quot;;&quot;.&quot;)" office:value-type="string" office:string-value="-1" calcext:value-type="string">
            <text:p>-1</text:p>
          </table:table-cell>
          <table:table-cell table:formula="of:=SUBSTITUTE([.L148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48];&quot;, &quot;;[.R148];&quot;, &quot;;[.S148];&quot;, &quot;;[.O148];&quot;, &quot;;[.P148])" office:value-type="string" office:string-value="'AFF_CARRE', '200', 90, -1, 1, 1379333.5, 5226376.5" calcext:value-type="string">
            <text:p>'AFF_CARRE', '200', 90, -1, 1, 1379333.5, 5226376.5</text:p>
          </table:table-cell>
          <table:table-cell table:formula="of:=CONCATENATE(&quot;INSERT INTO &quot;;CHAR(34);&quot;SymboleTest&quot;;CHAR(34);&quot; VALUES (&quot;;[.T148];&quot;);&quot;)" office:value-type="string" office:string-value="INSERT INTO &quot;SymboleTest&quot; VALUES ('AFF_CARRE', '200', 90, -1, 1, 1379333.5, 5226376.5);" calcext:value-type="string">
            <text:p>INSERT INTO "SymboleTest" VALUES ('AFF_CARRE', '200', 90, -1, 1, 1379333.5, 5226376.5);</text:p>
          </table:table-cell>
        </table:table-row>
        <table:table-row table:style-name="ro1">
          <table:table-cell table:number-columns-repeated="7"/>
          <table:table-cell table:formula="of:=[.$E$138]+[.K149]*[.$G$2]" office:value-type="float" office:value="1379333.5" calcext:value-type="float">
            <text:p>1379333,5</text:p>
          </table:table-cell>
          <table:table-cell table:formula="of:=[.$F$138]+[.L149]*[.$G$2]" office:value-type="float" office:value="5226378" calcext:value-type="float">
            <text:p>5226378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3]" office:value-type="float" office:value="-1" calcext:value-type="float">
            <text:p>-1</text:p>
          </table:table-cell>
          <table:table-cell table:formula="of:=[.L113]" office:value-type="float" office:value="2" calcext:value-type="float">
            <text:p>2</text:p>
          </table:table-cell>
          <table:table-cell table:number-columns-repeated="2"/>
          <table:table-cell table:formula="of:=SUBSTITUTE([.H149];&quot;,&quot;;&quot;.&quot;)" office:value-type="string" office:string-value="1379333.5" calcext:value-type="string">
            <text:p>1379333.5</text:p>
          </table:table-cell>
          <table:table-cell table:formula="of:=SUBSTITUTE([.I149];&quot;,&quot;;&quot;.&quot;)" office:value-type="string" office:string-value="5226378" calcext:value-type="string">
            <text:p>5226378</text:p>
          </table:table-cell>
          <table:table-cell table:formula="of:=SUBSTITUTE([.J149];&quot;,&quot;;&quot;.&quot;)" office:value-type="string" office:string-value="90" calcext:value-type="string">
            <text:p>90</text:p>
          </table:table-cell>
          <table:table-cell table:formula="of:=SUBSTITUTE([.K149];&quot;,&quot;;&quot;.&quot;)" office:value-type="string" office:string-value="-1" calcext:value-type="string">
            <text:p>-1</text:p>
          </table:table-cell>
          <table:table-cell table:formula="of:=SUBSTITUTE([.L149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149];&quot;, &quot;;[.R149];&quot;, &quot;;[.S149];&quot;, &quot;;[.O149];&quot;, &quot;;[.P149])" office:value-type="string" office:string-value="'AFF_CARRE', '200', 90, -1, 2, 1379333.5, 5226378" calcext:value-type="string">
            <text:p>'AFF_CARRE', '200', 90, -1, 2, 1379333.5, 5226378</text:p>
          </table:table-cell>
          <table:table-cell table:formula="of:=CONCATENATE(&quot;INSERT INTO &quot;;CHAR(34);&quot;SymboleTest&quot;;CHAR(34);&quot; VALUES (&quot;;[.T149];&quot;);&quot;)" office:value-type="string" office:string-value="INSERT INTO &quot;SymboleTest&quot; VALUES ('AFF_CARRE', '200', 90, -1, 2, 1379333.5, 5226378);" calcext:value-type="string">
            <text:p>INSERT INTO "SymboleTest" VALUES ('AFF_CARRE', '200', 90, -1, 2, 1379333.5, 5226378);</text:p>
          </table:table-cell>
        </table:table-row>
        <table:table-row table:style-name="ro1">
          <table:table-cell table:number-columns-repeated="7"/>
          <table:table-cell table:formula="of:=[.$E$138]+[.K150]*[.$G$2]" office:value-type="float" office:value="1379334.25" calcext:value-type="float">
            <text:p>1379334,25</text:p>
          </table:table-cell>
          <table:table-cell table:formula="of:=[.$F$138]+[.L150]*[.$G$2]" office:value-type="float" office:value="5226372" calcext:value-type="float">
            <text:p>5226372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4]" office:value-type="float" office:value="-0.5" calcext:value-type="float">
            <text:p>-0,5</text:p>
          </table:table-cell>
          <table:table-cell table:formula="of:=[.L114]" office:value-type="float" office:value="-2" calcext:value-type="float">
            <text:p>-2</text:p>
          </table:table-cell>
          <table:table-cell table:number-columns-repeated="2"/>
          <table:table-cell table:formula="of:=SUBSTITUTE([.H150];&quot;,&quot;;&quot;.&quot;)" office:value-type="string" office:string-value="1379334.25" calcext:value-type="string">
            <text:p>1379334.25</text:p>
          </table:table-cell>
          <table:table-cell table:formula="of:=SUBSTITUTE([.I150];&quot;,&quot;;&quot;.&quot;)" office:value-type="string" office:string-value="5226372" calcext:value-type="string">
            <text:p>5226372</text:p>
          </table:table-cell>
          <table:table-cell table:formula="of:=SUBSTITUTE([.J150];&quot;,&quot;;&quot;.&quot;)" office:value-type="string" office:string-value="90" calcext:value-type="string">
            <text:p>90</text:p>
          </table:table-cell>
          <table:table-cell table:formula="of:=SUBSTITUTE([.K150];&quot;,&quot;;&quot;.&quot;)" office:value-type="string" office:string-value="-0.5" calcext:value-type="string">
            <text:p>-0.5</text:p>
          </table:table-cell>
          <table:table-cell table:formula="of:=SUBSTITUTE([.L150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50];&quot;, &quot;;[.R150];&quot;, &quot;;[.S150];&quot;, &quot;;[.O150];&quot;, &quot;;[.P150])" office:value-type="string" office:string-value="'AFF_CARRE', '200', 90, -0.5, -2, 1379334.25, 5226372" calcext:value-type="string">
            <text:p>'AFF_CARRE', '200', 90, -0.5, -2, 1379334.25, 5226372</text:p>
          </table:table-cell>
          <table:table-cell table:formula="of:=CONCATENATE(&quot;INSERT INTO &quot;;CHAR(34);&quot;SymboleTest&quot;;CHAR(34);&quot; VALUES (&quot;;[.T150];&quot;);&quot;)" office:value-type="string" office:string-value="INSERT INTO &quot;SymboleTest&quot; VALUES ('AFF_CARRE', '200', 90, -0.5, -2, 1379334.25, 5226372);" calcext:value-type="string">
            <text:p>INSERT INTO "SymboleTest" VALUES ('AFF_CARRE', '200', 90, -0.5, -2, 1379334.25, 5226372);</text:p>
          </table:table-cell>
        </table:table-row>
        <table:table-row table:style-name="ro1">
          <table:table-cell table:number-columns-repeated="7"/>
          <table:table-cell table:formula="of:=[.$E$138]+[.K151]*[.$G$2]" office:value-type="float" office:value="1379334.25" calcext:value-type="float">
            <text:p>1379334,25</text:p>
          </table:table-cell>
          <table:table-cell table:formula="of:=[.$F$138]+[.L151]*[.$G$2]" office:value-type="float" office:value="5226373.5" calcext:value-type="float">
            <text:p>5226373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5]" office:value-type="float" office:value="-0.5" calcext:value-type="float">
            <text:p>-0,5</text:p>
          </table:table-cell>
          <table:table-cell table:formula="of:=[.L115]" office:value-type="float" office:value="-1" calcext:value-type="float">
            <text:p>-1</text:p>
          </table:table-cell>
          <table:table-cell table:number-columns-repeated="2"/>
          <table:table-cell table:formula="of:=SUBSTITUTE([.H151];&quot;,&quot;;&quot;.&quot;)" office:value-type="string" office:string-value="1379334.25" calcext:value-type="string">
            <text:p>1379334.25</text:p>
          </table:table-cell>
          <table:table-cell table:formula="of:=SUBSTITUTE([.I151];&quot;,&quot;;&quot;.&quot;)" office:value-type="string" office:string-value="5226373.5" calcext:value-type="string">
            <text:p>5226373.5</text:p>
          </table:table-cell>
          <table:table-cell table:formula="of:=SUBSTITUTE([.J151];&quot;,&quot;;&quot;.&quot;)" office:value-type="string" office:string-value="90" calcext:value-type="string">
            <text:p>90</text:p>
          </table:table-cell>
          <table:table-cell table:formula="of:=SUBSTITUTE([.K151];&quot;,&quot;;&quot;.&quot;)" office:value-type="string" office:string-value="-0.5" calcext:value-type="string">
            <text:p>-0.5</text:p>
          </table:table-cell>
          <table:table-cell table:formula="of:=SUBSTITUTE([.L151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51];&quot;, &quot;;[.R151];&quot;, &quot;;[.S151];&quot;, &quot;;[.O151];&quot;, &quot;;[.P151])" office:value-type="string" office:string-value="'AFF_CARRE', '200', 90, -0.5, -1, 1379334.25, 5226373.5" calcext:value-type="string">
            <text:p>'AFF_CARRE', '200', 90, -0.5, -1, 1379334.25, 5226373.5</text:p>
          </table:table-cell>
          <table:table-cell table:formula="of:=CONCATENATE(&quot;INSERT INTO &quot;;CHAR(34);&quot;SymboleTest&quot;;CHAR(34);&quot; VALUES (&quot;;[.T151];&quot;);&quot;)" office:value-type="string" office:string-value="INSERT INTO &quot;SymboleTest&quot; VALUES ('AFF_CARRE', '200', 90, -0.5, -1, 1379334.25, 5226373.5);" calcext:value-type="string">
            <text:p>INSERT INTO "SymboleTest" VALUES ('AFF_CARRE', '200', 90, -0.5, -1, 1379334.25, 5226373.5);</text:p>
          </table:table-cell>
        </table:table-row>
        <table:table-row table:style-name="ro1">
          <table:table-cell table:number-columns-repeated="7"/>
          <table:table-cell table:formula="of:=[.$E$138]+[.K152]*[.$G$2]" office:value-type="float" office:value="1379334.25" calcext:value-type="float">
            <text:p>1379334,25</text:p>
          </table:table-cell>
          <table:table-cell table:formula="of:=[.$F$138]+[.L152]*[.$G$2]" office:value-type="float" office:value="5226374.25" calcext:value-type="float">
            <text:p>5226374,2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6]" office:value-type="float" office:value="-0.5" calcext:value-type="float">
            <text:p>-0,5</text:p>
          </table:table-cell>
          <table:table-cell table:formula="of:=[.L116]" office:value-type="float" office:value="-0.5" calcext:value-type="float">
            <text:p>-0,5</text:p>
          </table:table-cell>
          <table:table-cell table:number-columns-repeated="2"/>
          <table:table-cell table:formula="of:=SUBSTITUTE([.H152];&quot;,&quot;;&quot;.&quot;)" office:value-type="string" office:string-value="1379334.25" calcext:value-type="string">
            <text:p>1379334.25</text:p>
          </table:table-cell>
          <table:table-cell table:formula="of:=SUBSTITUTE([.I152];&quot;,&quot;;&quot;.&quot;)" office:value-type="string" office:string-value="5226374.25" calcext:value-type="string">
            <text:p>5226374.25</text:p>
          </table:table-cell>
          <table:table-cell table:formula="of:=SUBSTITUTE([.J152];&quot;,&quot;;&quot;.&quot;)" office:value-type="string" office:string-value="90" calcext:value-type="string">
            <text:p>90</text:p>
          </table:table-cell>
          <table:table-cell table:formula="of:=SUBSTITUTE([.K152];&quot;,&quot;;&quot;.&quot;)" office:value-type="string" office:string-value="-0.5" calcext:value-type="string">
            <text:p>-0.5</text:p>
          </table:table-cell>
          <table:table-cell table:formula="of:=SUBSTITUTE([.L152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52];&quot;, &quot;;[.R152];&quot;, &quot;;[.S152];&quot;, &quot;;[.O152];&quot;, &quot;;[.P152])" office:value-type="string" office:string-value="'AFF_CARRE', '200', 90, -0.5, -0.5, 1379334.25, 5226374.25" calcext:value-type="string">
            <text:p>'AFF_CARRE', '200', 90, -0.5, -0.5, 1379334.25, 5226374.25</text:p>
          </table:table-cell>
          <table:table-cell table:formula="of:=CONCATENATE(&quot;INSERT INTO &quot;;CHAR(34);&quot;SymboleTest&quot;;CHAR(34);&quot; VALUES (&quot;;[.T152];&quot;);&quot;)" office:value-type="string" office:string-value="INSERT INTO &quot;SymboleTest&quot; VALUES ('AFF_CARRE', '200', 90, -0.5, -0.5, 1379334.25, 5226374.25);" calcext:value-type="string">
            <text:p>INSERT INTO "SymboleTest" VALUES ('AFF_CARRE', '200', 90, -0.5, -0.5, 1379334.25, 5226374.25);</text:p>
          </table:table-cell>
        </table:table-row>
        <table:table-row table:style-name="ro1">
          <table:table-cell table:number-columns-repeated="7"/>
          <table:table-cell table:formula="of:=[.$E$138]+[.K153]*[.$G$2]" office:value-type="float" office:value="1379334.25" calcext:value-type="float">
            <text:p>1379334,25</text:p>
          </table:table-cell>
          <table:table-cell table:formula="of:=[.$F$138]+[.L153]*[.$G$2]" office:value-type="float" office:value="5226375.75" calcext:value-type="float">
            <text:p>5226375,7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7]" office:value-type="float" office:value="-0.5" calcext:value-type="float">
            <text:p>-0,5</text:p>
          </table:table-cell>
          <table:table-cell table:formula="of:=[.L117]" office:value-type="float" office:value="0.5" calcext:value-type="float">
            <text:p>0,5</text:p>
          </table:table-cell>
          <table:table-cell table:number-columns-repeated="2"/>
          <table:table-cell table:formula="of:=SUBSTITUTE([.H153];&quot;,&quot;;&quot;.&quot;)" office:value-type="string" office:string-value="1379334.25" calcext:value-type="string">
            <text:p>1379334.25</text:p>
          </table:table-cell>
          <table:table-cell table:formula="of:=SUBSTITUTE([.I153];&quot;,&quot;;&quot;.&quot;)" office:value-type="string" office:string-value="5226375.75" calcext:value-type="string">
            <text:p>5226375.75</text:p>
          </table:table-cell>
          <table:table-cell table:formula="of:=SUBSTITUTE([.J153];&quot;,&quot;;&quot;.&quot;)" office:value-type="string" office:string-value="90" calcext:value-type="string">
            <text:p>90</text:p>
          </table:table-cell>
          <table:table-cell table:formula="of:=SUBSTITUTE([.K153];&quot;,&quot;;&quot;.&quot;)" office:value-type="string" office:string-value="-0.5" calcext:value-type="string">
            <text:p>-0.5</text:p>
          </table:table-cell>
          <table:table-cell table:formula="of:=SUBSTITUTE([.L153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53];&quot;, &quot;;[.R153];&quot;, &quot;;[.S153];&quot;, &quot;;[.O153];&quot;, &quot;;[.P153])" office:value-type="string" office:string-value="'AFF_CARRE', '200', 90, -0.5, 0.5, 1379334.25, 5226375.75" calcext:value-type="string">
            <text:p>'AFF_CARRE', '200', 90, -0.5, 0.5, 1379334.25, 5226375.75</text:p>
          </table:table-cell>
          <table:table-cell table:formula="of:=CONCATENATE(&quot;INSERT INTO &quot;;CHAR(34);&quot;SymboleTest&quot;;CHAR(34);&quot; VALUES (&quot;;[.T153];&quot;);&quot;)" office:value-type="string" office:string-value="INSERT INTO &quot;SymboleTest&quot; VALUES ('AFF_CARRE', '200', 90, -0.5, 0.5, 1379334.25, 5226375.75);" calcext:value-type="string">
            <text:p>INSERT INTO "SymboleTest" VALUES ('AFF_CARRE', '200', 90, -0.5, 0.5, 1379334.25, 5226375.75);</text:p>
          </table:table-cell>
        </table:table-row>
        <table:table-row table:style-name="ro1">
          <table:table-cell table:number-columns-repeated="7"/>
          <table:table-cell table:formula="of:=[.$E$138]+[.K154]*[.$G$2]" office:value-type="float" office:value="1379334.25" calcext:value-type="float">
            <text:p>1379334,25</text:p>
          </table:table-cell>
          <table:table-cell table:formula="of:=[.$F$138]+[.L154]*[.$G$2]" office:value-type="float" office:value="5226376.5" calcext:value-type="float">
            <text:p>5226376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8]" office:value-type="float" office:value="-0.5" calcext:value-type="float">
            <text:p>-0,5</text:p>
          </table:table-cell>
          <table:table-cell table:formula="of:=[.L118]" office:value-type="float" office:value="1" calcext:value-type="float">
            <text:p>1</text:p>
          </table:table-cell>
          <table:table-cell table:number-columns-repeated="2"/>
          <table:table-cell table:formula="of:=SUBSTITUTE([.H154];&quot;,&quot;;&quot;.&quot;)" office:value-type="string" office:string-value="1379334.25" calcext:value-type="string">
            <text:p>1379334.25</text:p>
          </table:table-cell>
          <table:table-cell table:formula="of:=SUBSTITUTE([.I154];&quot;,&quot;;&quot;.&quot;)" office:value-type="string" office:string-value="5226376.5" calcext:value-type="string">
            <text:p>5226376.5</text:p>
          </table:table-cell>
          <table:table-cell table:formula="of:=SUBSTITUTE([.J154];&quot;,&quot;;&quot;.&quot;)" office:value-type="string" office:string-value="90" calcext:value-type="string">
            <text:p>90</text:p>
          </table:table-cell>
          <table:table-cell table:formula="of:=SUBSTITUTE([.K154];&quot;,&quot;;&quot;.&quot;)" office:value-type="string" office:string-value="-0.5" calcext:value-type="string">
            <text:p>-0.5</text:p>
          </table:table-cell>
          <table:table-cell table:formula="of:=SUBSTITUTE([.L154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54];&quot;, &quot;;[.R154];&quot;, &quot;;[.S154];&quot;, &quot;;[.O154];&quot;, &quot;;[.P154])" office:value-type="string" office:string-value="'AFF_CARRE', '200', 90, -0.5, 1, 1379334.25, 5226376.5" calcext:value-type="string">
            <text:p>'AFF_CARRE', '200', 90, -0.5, 1, 1379334.25, 5226376.5</text:p>
          </table:table-cell>
          <table:table-cell table:formula="of:=CONCATENATE(&quot;INSERT INTO &quot;;CHAR(34);&quot;SymboleTest&quot;;CHAR(34);&quot; VALUES (&quot;;[.T154];&quot;);&quot;)" office:value-type="string" office:string-value="INSERT INTO &quot;SymboleTest&quot; VALUES ('AFF_CARRE', '200', 90, -0.5, 1, 1379334.25, 5226376.5);" calcext:value-type="string">
            <text:p>INSERT INTO "SymboleTest" VALUES ('AFF_CARRE', '200', 90, -0.5, 1, 1379334.25, 5226376.5);</text:p>
          </table:table-cell>
        </table:table-row>
        <table:table-row table:style-name="ro1">
          <table:table-cell table:number-columns-repeated="7"/>
          <table:table-cell table:formula="of:=[.$E$138]+[.K155]*[.$G$2]" office:value-type="float" office:value="1379334.25" calcext:value-type="float">
            <text:p>1379334,25</text:p>
          </table:table-cell>
          <table:table-cell table:formula="of:=[.$F$138]+[.L155]*[.$G$2]" office:value-type="float" office:value="5226378" calcext:value-type="float">
            <text:p>5226378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9]" office:value-type="float" office:value="-0.5" calcext:value-type="float">
            <text:p>-0,5</text:p>
          </table:table-cell>
          <table:table-cell table:formula="of:=[.L119]" office:value-type="float" office:value="2" calcext:value-type="float">
            <text:p>2</text:p>
          </table:table-cell>
          <table:table-cell table:number-columns-repeated="2"/>
          <table:table-cell table:formula="of:=SUBSTITUTE([.H155];&quot;,&quot;;&quot;.&quot;)" office:value-type="string" office:string-value="1379334.25" calcext:value-type="string">
            <text:p>1379334.25</text:p>
          </table:table-cell>
          <table:table-cell table:formula="of:=SUBSTITUTE([.I155];&quot;,&quot;;&quot;.&quot;)" office:value-type="string" office:string-value="5226378" calcext:value-type="string">
            <text:p>5226378</text:p>
          </table:table-cell>
          <table:table-cell table:formula="of:=SUBSTITUTE([.J155];&quot;,&quot;;&quot;.&quot;)" office:value-type="string" office:string-value="90" calcext:value-type="string">
            <text:p>90</text:p>
          </table:table-cell>
          <table:table-cell table:formula="of:=SUBSTITUTE([.K155];&quot;,&quot;;&quot;.&quot;)" office:value-type="string" office:string-value="-0.5" calcext:value-type="string">
            <text:p>-0.5</text:p>
          </table:table-cell>
          <table:table-cell table:formula="of:=SUBSTITUTE([.L155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155];&quot;, &quot;;[.R155];&quot;, &quot;;[.S155];&quot;, &quot;;[.O155];&quot;, &quot;;[.P155])" office:value-type="string" office:string-value="'AFF_CARRE', '200', 90, -0.5, 2, 1379334.25, 5226378" calcext:value-type="string">
            <text:p>'AFF_CARRE', '200', 90, -0.5, 2, 1379334.25, 5226378</text:p>
          </table:table-cell>
          <table:table-cell table:formula="of:=CONCATENATE(&quot;INSERT INTO &quot;;CHAR(34);&quot;SymboleTest&quot;;CHAR(34);&quot; VALUES (&quot;;[.T155];&quot;);&quot;)" office:value-type="string" office:string-value="INSERT INTO &quot;SymboleTest&quot; VALUES ('AFF_CARRE', '200', 90, -0.5, 2, 1379334.25, 5226378);" calcext:value-type="string">
            <text:p>INSERT INTO "SymboleTest" VALUES ('AFF_CARRE', '200', 90, -0.5, 2, 1379334.25, 5226378);</text:p>
          </table:table-cell>
        </table:table-row>
        <table:table-row table:style-name="ro1">
          <table:table-cell table:number-columns-repeated="7"/>
          <table:table-cell table:formula="of:=[.$E$138]+[.K156]*[.$G$2]" office:value-type="float" office:value="1379335.75" calcext:value-type="float">
            <text:p>1379335,75</text:p>
          </table:table-cell>
          <table:table-cell table:formula="of:=[.$F$138]+[.L156]*[.$G$2]" office:value-type="float" office:value="5226372" calcext:value-type="float">
            <text:p>5226372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0]" office:value-type="float" office:value="0.5" calcext:value-type="float">
            <text:p>0,5</text:p>
          </table:table-cell>
          <table:table-cell table:formula="of:=[.L120]" office:value-type="float" office:value="-2" calcext:value-type="float">
            <text:p>-2</text:p>
          </table:table-cell>
          <table:table-cell table:number-columns-repeated="2"/>
          <table:table-cell table:formula="of:=SUBSTITUTE([.H156];&quot;,&quot;;&quot;.&quot;)" office:value-type="string" office:string-value="1379335.75" calcext:value-type="string">
            <text:p>1379335.75</text:p>
          </table:table-cell>
          <table:table-cell table:formula="of:=SUBSTITUTE([.I156];&quot;,&quot;;&quot;.&quot;)" office:value-type="string" office:string-value="5226372" calcext:value-type="string">
            <text:p>5226372</text:p>
          </table:table-cell>
          <table:table-cell table:formula="of:=SUBSTITUTE([.J156];&quot;,&quot;;&quot;.&quot;)" office:value-type="string" office:string-value="90" calcext:value-type="string">
            <text:p>90</text:p>
          </table:table-cell>
          <table:table-cell table:formula="of:=SUBSTITUTE([.K156];&quot;,&quot;;&quot;.&quot;)" office:value-type="string" office:string-value="0.5" calcext:value-type="string">
            <text:p>0.5</text:p>
          </table:table-cell>
          <table:table-cell table:formula="of:=SUBSTITUTE([.L156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56];&quot;, &quot;;[.R156];&quot;, &quot;;[.S156];&quot;, &quot;;[.O156];&quot;, &quot;;[.P156])" office:value-type="string" office:string-value="'AFF_CARRE', '200', 90, 0.5, -2, 1379335.75, 5226372" calcext:value-type="string">
            <text:p>'AFF_CARRE', '200', 90, 0.5, -2, 1379335.75, 5226372</text:p>
          </table:table-cell>
          <table:table-cell table:formula="of:=CONCATENATE(&quot;INSERT INTO &quot;;CHAR(34);&quot;SymboleTest&quot;;CHAR(34);&quot; VALUES (&quot;;[.T156];&quot;);&quot;)" office:value-type="string" office:string-value="INSERT INTO &quot;SymboleTest&quot; VALUES ('AFF_CARRE', '200', 90, 0.5, -2, 1379335.75, 5226372);" calcext:value-type="string">
            <text:p>INSERT INTO "SymboleTest" VALUES ('AFF_CARRE', '200', 90, 0.5, -2, 1379335.75, 5226372);</text:p>
          </table:table-cell>
        </table:table-row>
        <table:table-row table:style-name="ro1">
          <table:table-cell table:number-columns-repeated="7"/>
          <table:table-cell table:formula="of:=[.$E$138]+[.K157]*[.$G$2]" office:value-type="float" office:value="1379335.75" calcext:value-type="float">
            <text:p>1379335,75</text:p>
          </table:table-cell>
          <table:table-cell table:formula="of:=[.$F$138]+[.L157]*[.$G$2]" office:value-type="float" office:value="5226373.5" calcext:value-type="float">
            <text:p>5226373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1]" office:value-type="float" office:value="0.5" calcext:value-type="float">
            <text:p>0,5</text:p>
          </table:table-cell>
          <table:table-cell table:formula="of:=[.L121]" office:value-type="float" office:value="-1" calcext:value-type="float">
            <text:p>-1</text:p>
          </table:table-cell>
          <table:table-cell table:number-columns-repeated="2"/>
          <table:table-cell table:formula="of:=SUBSTITUTE([.H157];&quot;,&quot;;&quot;.&quot;)" office:value-type="string" office:string-value="1379335.75" calcext:value-type="string">
            <text:p>1379335.75</text:p>
          </table:table-cell>
          <table:table-cell table:formula="of:=SUBSTITUTE([.I157];&quot;,&quot;;&quot;.&quot;)" office:value-type="string" office:string-value="5226373.5" calcext:value-type="string">
            <text:p>5226373.5</text:p>
          </table:table-cell>
          <table:table-cell table:formula="of:=SUBSTITUTE([.J157];&quot;,&quot;;&quot;.&quot;)" office:value-type="string" office:string-value="90" calcext:value-type="string">
            <text:p>90</text:p>
          </table:table-cell>
          <table:table-cell table:formula="of:=SUBSTITUTE([.K157];&quot;,&quot;;&quot;.&quot;)" office:value-type="string" office:string-value="0.5" calcext:value-type="string">
            <text:p>0.5</text:p>
          </table:table-cell>
          <table:table-cell table:formula="of:=SUBSTITUTE([.L157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57];&quot;, &quot;;[.R157];&quot;, &quot;;[.S157];&quot;, &quot;;[.O157];&quot;, &quot;;[.P157])" office:value-type="string" office:string-value="'AFF_CARRE', '200', 90, 0.5, -1, 1379335.75, 5226373.5" calcext:value-type="string">
            <text:p>'AFF_CARRE', '200', 90, 0.5, -1, 1379335.75, 5226373.5</text:p>
          </table:table-cell>
          <table:table-cell table:formula="of:=CONCATENATE(&quot;INSERT INTO &quot;;CHAR(34);&quot;SymboleTest&quot;;CHAR(34);&quot; VALUES (&quot;;[.T157];&quot;);&quot;)" office:value-type="string" office:string-value="INSERT INTO &quot;SymboleTest&quot; VALUES ('AFF_CARRE', '200', 90, 0.5, -1, 1379335.75, 5226373.5);" calcext:value-type="string">
            <text:p>INSERT INTO "SymboleTest" VALUES ('AFF_CARRE', '200', 90, 0.5, -1, 1379335.75, 5226373.5);</text:p>
          </table:table-cell>
        </table:table-row>
        <table:table-row table:style-name="ro1">
          <table:table-cell table:number-columns-repeated="7"/>
          <table:table-cell table:formula="of:=[.$E$138]+[.K158]*[.$G$2]" office:value-type="float" office:value="1379335.75" calcext:value-type="float">
            <text:p>1379335,75</text:p>
          </table:table-cell>
          <table:table-cell table:formula="of:=[.$F$138]+[.L158]*[.$G$2]" office:value-type="float" office:value="5226374.25" calcext:value-type="float">
            <text:p>5226374,2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2]" office:value-type="float" office:value="0.5" calcext:value-type="float">
            <text:p>0,5</text:p>
          </table:table-cell>
          <table:table-cell table:formula="of:=[.L122]" office:value-type="float" office:value="-0.5" calcext:value-type="float">
            <text:p>-0,5</text:p>
          </table:table-cell>
          <table:table-cell table:number-columns-repeated="2"/>
          <table:table-cell table:formula="of:=SUBSTITUTE([.H158];&quot;,&quot;;&quot;.&quot;)" office:value-type="string" office:string-value="1379335.75" calcext:value-type="string">
            <text:p>1379335.75</text:p>
          </table:table-cell>
          <table:table-cell table:formula="of:=SUBSTITUTE([.I158];&quot;,&quot;;&quot;.&quot;)" office:value-type="string" office:string-value="5226374.25" calcext:value-type="string">
            <text:p>5226374.25</text:p>
          </table:table-cell>
          <table:table-cell table:formula="of:=SUBSTITUTE([.J158];&quot;,&quot;;&quot;.&quot;)" office:value-type="string" office:string-value="90" calcext:value-type="string">
            <text:p>90</text:p>
          </table:table-cell>
          <table:table-cell table:formula="of:=SUBSTITUTE([.K158];&quot;,&quot;;&quot;.&quot;)" office:value-type="string" office:string-value="0.5" calcext:value-type="string">
            <text:p>0.5</text:p>
          </table:table-cell>
          <table:table-cell table:formula="of:=SUBSTITUTE([.L158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58];&quot;, &quot;;[.R158];&quot;, &quot;;[.S158];&quot;, &quot;;[.O158];&quot;, &quot;;[.P158])" office:value-type="string" office:string-value="'AFF_CARRE', '200', 90, 0.5, -0.5, 1379335.75, 5226374.25" calcext:value-type="string">
            <text:p>'AFF_CARRE', '200', 90, 0.5, -0.5, 1379335.75, 5226374.25</text:p>
          </table:table-cell>
          <table:table-cell table:formula="of:=CONCATENATE(&quot;INSERT INTO &quot;;CHAR(34);&quot;SymboleTest&quot;;CHAR(34);&quot; VALUES (&quot;;[.T158];&quot;);&quot;)" office:value-type="string" office:string-value="INSERT INTO &quot;SymboleTest&quot; VALUES ('AFF_CARRE', '200', 90, 0.5, -0.5, 1379335.75, 5226374.25);" calcext:value-type="string">
            <text:p>INSERT INTO "SymboleTest" VALUES ('AFF_CARRE', '200', 90, 0.5, -0.5, 1379335.75, 5226374.25);</text:p>
          </table:table-cell>
        </table:table-row>
        <table:table-row table:style-name="ro1">
          <table:table-cell table:number-columns-repeated="7"/>
          <table:table-cell table:formula="of:=[.$E$138]+[.K159]*[.$G$2]" office:value-type="float" office:value="1379335.75" calcext:value-type="float">
            <text:p>1379335,75</text:p>
          </table:table-cell>
          <table:table-cell table:formula="of:=[.$F$138]+[.L159]*[.$G$2]" office:value-type="float" office:value="5226375.75" calcext:value-type="float">
            <text:p>5226375,7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3]" office:value-type="float" office:value="0.5" calcext:value-type="float">
            <text:p>0,5</text:p>
          </table:table-cell>
          <table:table-cell table:formula="of:=[.L123]" office:value-type="float" office:value="0.5" calcext:value-type="float">
            <text:p>0,5</text:p>
          </table:table-cell>
          <table:table-cell table:number-columns-repeated="2"/>
          <table:table-cell table:formula="of:=SUBSTITUTE([.H159];&quot;,&quot;;&quot;.&quot;)" office:value-type="string" office:string-value="1379335.75" calcext:value-type="string">
            <text:p>1379335.75</text:p>
          </table:table-cell>
          <table:table-cell table:formula="of:=SUBSTITUTE([.I159];&quot;,&quot;;&quot;.&quot;)" office:value-type="string" office:string-value="5226375.75" calcext:value-type="string">
            <text:p>5226375.75</text:p>
          </table:table-cell>
          <table:table-cell table:formula="of:=SUBSTITUTE([.J159];&quot;,&quot;;&quot;.&quot;)" office:value-type="string" office:string-value="90" calcext:value-type="string">
            <text:p>90</text:p>
          </table:table-cell>
          <table:table-cell table:formula="of:=SUBSTITUTE([.K159];&quot;,&quot;;&quot;.&quot;)" office:value-type="string" office:string-value="0.5" calcext:value-type="string">
            <text:p>0.5</text:p>
          </table:table-cell>
          <table:table-cell table:formula="of:=SUBSTITUTE([.L159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59];&quot;, &quot;;[.R159];&quot;, &quot;;[.S159];&quot;, &quot;;[.O159];&quot;, &quot;;[.P159])" office:value-type="string" office:string-value="'AFF_CARRE', '200', 90, 0.5, 0.5, 1379335.75, 5226375.75" calcext:value-type="string">
            <text:p>'AFF_CARRE', '200', 90, 0.5, 0.5, 1379335.75, 5226375.75</text:p>
          </table:table-cell>
          <table:table-cell table:formula="of:=CONCATENATE(&quot;INSERT INTO &quot;;CHAR(34);&quot;SymboleTest&quot;;CHAR(34);&quot; VALUES (&quot;;[.T159];&quot;);&quot;)" office:value-type="string" office:string-value="INSERT INTO &quot;SymboleTest&quot; VALUES ('AFF_CARRE', '200', 90, 0.5, 0.5, 1379335.75, 5226375.75);" calcext:value-type="string">
            <text:p>INSERT INTO "SymboleTest" VALUES ('AFF_CARRE', '200', 90, 0.5, 0.5, 1379335.75, 5226375.75);</text:p>
          </table:table-cell>
        </table:table-row>
        <table:table-row table:style-name="ro1">
          <table:table-cell table:number-columns-repeated="7"/>
          <table:table-cell table:formula="of:=[.$E$138]+[.K160]*[.$G$2]" office:value-type="float" office:value="1379335.75" calcext:value-type="float">
            <text:p>1379335,75</text:p>
          </table:table-cell>
          <table:table-cell table:formula="of:=[.$F$138]+[.L160]*[.$G$2]" office:value-type="float" office:value="5226376.5" calcext:value-type="float">
            <text:p>5226376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4]" office:value-type="float" office:value="0.5" calcext:value-type="float">
            <text:p>0,5</text:p>
          </table:table-cell>
          <table:table-cell table:formula="of:=[.L124]" office:value-type="float" office:value="1" calcext:value-type="float">
            <text:p>1</text:p>
          </table:table-cell>
          <table:table-cell table:number-columns-repeated="2"/>
          <table:table-cell table:formula="of:=SUBSTITUTE([.H160];&quot;,&quot;;&quot;.&quot;)" office:value-type="string" office:string-value="1379335.75" calcext:value-type="string">
            <text:p>1379335.75</text:p>
          </table:table-cell>
          <table:table-cell table:formula="of:=SUBSTITUTE([.I160];&quot;,&quot;;&quot;.&quot;)" office:value-type="string" office:string-value="5226376.5" calcext:value-type="string">
            <text:p>5226376.5</text:p>
          </table:table-cell>
          <table:table-cell table:formula="of:=SUBSTITUTE([.J160];&quot;,&quot;;&quot;.&quot;)" office:value-type="string" office:string-value="90" calcext:value-type="string">
            <text:p>90</text:p>
          </table:table-cell>
          <table:table-cell table:formula="of:=SUBSTITUTE([.K160];&quot;,&quot;;&quot;.&quot;)" office:value-type="string" office:string-value="0.5" calcext:value-type="string">
            <text:p>0.5</text:p>
          </table:table-cell>
          <table:table-cell table:formula="of:=SUBSTITUTE([.L160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60];&quot;, &quot;;[.R160];&quot;, &quot;;[.S160];&quot;, &quot;;[.O160];&quot;, &quot;;[.P160])" office:value-type="string" office:string-value="'AFF_CARRE', '200', 90, 0.5, 1, 1379335.75, 5226376.5" calcext:value-type="string">
            <text:p>'AFF_CARRE', '200', 90, 0.5, 1, 1379335.75, 5226376.5</text:p>
          </table:table-cell>
          <table:table-cell table:formula="of:=CONCATENATE(&quot;INSERT INTO &quot;;CHAR(34);&quot;SymboleTest&quot;;CHAR(34);&quot; VALUES (&quot;;[.T160];&quot;);&quot;)" office:value-type="string" office:string-value="INSERT INTO &quot;SymboleTest&quot; VALUES ('AFF_CARRE', '200', 90, 0.5, 1, 1379335.75, 5226376.5);" calcext:value-type="string">
            <text:p>INSERT INTO "SymboleTest" VALUES ('AFF_CARRE', '200', 90, 0.5, 1, 1379335.75, 5226376.5);</text:p>
          </table:table-cell>
        </table:table-row>
        <table:table-row table:style-name="ro1">
          <table:table-cell table:number-columns-repeated="7"/>
          <table:table-cell table:formula="of:=[.$E$138]+[.K161]*[.$G$2]" office:value-type="float" office:value="1379335.75" calcext:value-type="float">
            <text:p>1379335,75</text:p>
          </table:table-cell>
          <table:table-cell table:formula="of:=[.$F$138]+[.L161]*[.$G$2]" office:value-type="float" office:value="5226378" calcext:value-type="float">
            <text:p>5226378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5]" office:value-type="float" office:value="0.5" calcext:value-type="float">
            <text:p>0,5</text:p>
          </table:table-cell>
          <table:table-cell table:formula="of:=[.L125]" office:value-type="float" office:value="2" calcext:value-type="float">
            <text:p>2</text:p>
          </table:table-cell>
          <table:table-cell table:number-columns-repeated="2"/>
          <table:table-cell table:formula="of:=SUBSTITUTE([.H161];&quot;,&quot;;&quot;.&quot;)" office:value-type="string" office:string-value="1379335.75" calcext:value-type="string">
            <text:p>1379335.75</text:p>
          </table:table-cell>
          <table:table-cell table:formula="of:=SUBSTITUTE([.I161];&quot;,&quot;;&quot;.&quot;)" office:value-type="string" office:string-value="5226378" calcext:value-type="string">
            <text:p>5226378</text:p>
          </table:table-cell>
          <table:table-cell table:formula="of:=SUBSTITUTE([.J161];&quot;,&quot;;&quot;.&quot;)" office:value-type="string" office:string-value="90" calcext:value-type="string">
            <text:p>90</text:p>
          </table:table-cell>
          <table:table-cell table:formula="of:=SUBSTITUTE([.K161];&quot;,&quot;;&quot;.&quot;)" office:value-type="string" office:string-value="0.5" calcext:value-type="string">
            <text:p>0.5</text:p>
          </table:table-cell>
          <table:table-cell table:formula="of:=SUBSTITUTE([.L161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161];&quot;, &quot;;[.R161];&quot;, &quot;;[.S161];&quot;, &quot;;[.O161];&quot;, &quot;;[.P161])" office:value-type="string" office:string-value="'AFF_CARRE', '200', 90, 0.5, 2, 1379335.75, 5226378" calcext:value-type="string">
            <text:p>'AFF_CARRE', '200', 90, 0.5, 2, 1379335.75, 5226378</text:p>
          </table:table-cell>
          <table:table-cell table:formula="of:=CONCATENATE(&quot;INSERT INTO &quot;;CHAR(34);&quot;SymboleTest&quot;;CHAR(34);&quot; VALUES (&quot;;[.T161];&quot;);&quot;)" office:value-type="string" office:string-value="INSERT INTO &quot;SymboleTest&quot; VALUES ('AFF_CARRE', '200', 90, 0.5, 2, 1379335.75, 5226378);" calcext:value-type="string">
            <text:p>INSERT INTO "SymboleTest" VALUES ('AFF_CARRE', '200', 90, 0.5, 2, 1379335.75, 5226378);</text:p>
          </table:table-cell>
        </table:table-row>
        <table:table-row table:style-name="ro1">
          <table:table-cell table:number-columns-repeated="7"/>
          <table:table-cell table:formula="of:=[.$E$138]+[.K162]*[.$G$2]" office:value-type="float" office:value="1379336.5" calcext:value-type="float">
            <text:p>1379336,5</text:p>
          </table:table-cell>
          <table:table-cell table:formula="of:=[.$F$138]+[.L162]*[.$G$2]" office:value-type="float" office:value="5226372" calcext:value-type="float">
            <text:p>5226372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6]" office:value-type="float" office:value="1" calcext:value-type="float">
            <text:p>1</text:p>
          </table:table-cell>
          <table:table-cell table:formula="of:=[.L126]" office:value-type="float" office:value="-2" calcext:value-type="float">
            <text:p>-2</text:p>
          </table:table-cell>
          <table:table-cell table:number-columns-repeated="2"/>
          <table:table-cell table:formula="of:=SUBSTITUTE([.H162];&quot;,&quot;;&quot;.&quot;)" office:value-type="string" office:string-value="1379336.5" calcext:value-type="string">
            <text:p>1379336.5</text:p>
          </table:table-cell>
          <table:table-cell table:formula="of:=SUBSTITUTE([.I162];&quot;,&quot;;&quot;.&quot;)" office:value-type="string" office:string-value="5226372" calcext:value-type="string">
            <text:p>5226372</text:p>
          </table:table-cell>
          <table:table-cell table:formula="of:=SUBSTITUTE([.J162];&quot;,&quot;;&quot;.&quot;)" office:value-type="string" office:string-value="90" calcext:value-type="string">
            <text:p>90</text:p>
          </table:table-cell>
          <table:table-cell table:formula="of:=SUBSTITUTE([.K162];&quot;,&quot;;&quot;.&quot;)" office:value-type="string" office:string-value="1" calcext:value-type="string">
            <text:p>1</text:p>
          </table:table-cell>
          <table:table-cell table:formula="of:=SUBSTITUTE([.L162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62];&quot;, &quot;;[.R162];&quot;, &quot;;[.S162];&quot;, &quot;;[.O162];&quot;, &quot;;[.P162])" office:value-type="string" office:string-value="'AFF_CARRE', '200', 90, 1, -2, 1379336.5, 5226372" calcext:value-type="string">
            <text:p>'AFF_CARRE', '200', 90, 1, -2, 1379336.5, 5226372</text:p>
          </table:table-cell>
          <table:table-cell table:formula="of:=CONCATENATE(&quot;INSERT INTO &quot;;CHAR(34);&quot;SymboleTest&quot;;CHAR(34);&quot; VALUES (&quot;;[.T162];&quot;);&quot;)" office:value-type="string" office:string-value="INSERT INTO &quot;SymboleTest&quot; VALUES ('AFF_CARRE', '200', 90, 1, -2, 1379336.5, 5226372);" calcext:value-type="string">
            <text:p>INSERT INTO "SymboleTest" VALUES ('AFF_CARRE', '200', 90, 1, -2, 1379336.5, 5226372);</text:p>
          </table:table-cell>
        </table:table-row>
        <table:table-row table:style-name="ro1">
          <table:table-cell table:number-columns-repeated="7"/>
          <table:table-cell table:formula="of:=[.$E$138]+[.K163]*[.$G$2]" office:value-type="float" office:value="1379336.5" calcext:value-type="float">
            <text:p>1379336,5</text:p>
          </table:table-cell>
          <table:table-cell table:formula="of:=[.$F$138]+[.L163]*[.$G$2]" office:value-type="float" office:value="5226373.5" calcext:value-type="float">
            <text:p>5226373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7]" office:value-type="float" office:value="1" calcext:value-type="float">
            <text:p>1</text:p>
          </table:table-cell>
          <table:table-cell table:formula="of:=[.L127]" office:value-type="float" office:value="-1" calcext:value-type="float">
            <text:p>-1</text:p>
          </table:table-cell>
          <table:table-cell table:number-columns-repeated="2"/>
          <table:table-cell table:formula="of:=SUBSTITUTE([.H163];&quot;,&quot;;&quot;.&quot;)" office:value-type="string" office:string-value="1379336.5" calcext:value-type="string">
            <text:p>1379336.5</text:p>
          </table:table-cell>
          <table:table-cell table:formula="of:=SUBSTITUTE([.I163];&quot;,&quot;;&quot;.&quot;)" office:value-type="string" office:string-value="5226373.5" calcext:value-type="string">
            <text:p>5226373.5</text:p>
          </table:table-cell>
          <table:table-cell table:formula="of:=SUBSTITUTE([.J163];&quot;,&quot;;&quot;.&quot;)" office:value-type="string" office:string-value="90" calcext:value-type="string">
            <text:p>90</text:p>
          </table:table-cell>
          <table:table-cell table:formula="of:=SUBSTITUTE([.K163];&quot;,&quot;;&quot;.&quot;)" office:value-type="string" office:string-value="1" calcext:value-type="string">
            <text:p>1</text:p>
          </table:table-cell>
          <table:table-cell table:formula="of:=SUBSTITUTE([.L163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63];&quot;, &quot;;[.R163];&quot;, &quot;;[.S163];&quot;, &quot;;[.O163];&quot;, &quot;;[.P163])" office:value-type="string" office:string-value="'AFF_CARRE', '200', 90, 1, -1, 1379336.5, 5226373.5" calcext:value-type="string">
            <text:p>'AFF_CARRE', '200', 90, 1, -1, 1379336.5, 5226373.5</text:p>
          </table:table-cell>
          <table:table-cell table:formula="of:=CONCATENATE(&quot;INSERT INTO &quot;;CHAR(34);&quot;SymboleTest&quot;;CHAR(34);&quot; VALUES (&quot;;[.T163];&quot;);&quot;)" office:value-type="string" office:string-value="INSERT INTO &quot;SymboleTest&quot; VALUES ('AFF_CARRE', '200', 90, 1, -1, 1379336.5, 5226373.5);" calcext:value-type="string">
            <text:p>INSERT INTO "SymboleTest" VALUES ('AFF_CARRE', '200', 90, 1, -1, 1379336.5, 5226373.5);</text:p>
          </table:table-cell>
        </table:table-row>
        <table:table-row table:style-name="ro1">
          <table:table-cell table:number-columns-repeated="7"/>
          <table:table-cell table:formula="of:=[.$E$138]+[.K164]*[.$G$2]" office:value-type="float" office:value="1379336.5" calcext:value-type="float">
            <text:p>1379336,5</text:p>
          </table:table-cell>
          <table:table-cell table:formula="of:=[.$F$138]+[.L164]*[.$G$2]" office:value-type="float" office:value="5226374.25" calcext:value-type="float">
            <text:p>5226374,2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8]" office:value-type="float" office:value="1" calcext:value-type="float">
            <text:p>1</text:p>
          </table:table-cell>
          <table:table-cell table:formula="of:=[.L128]" office:value-type="float" office:value="-0.5" calcext:value-type="float">
            <text:p>-0,5</text:p>
          </table:table-cell>
          <table:table-cell table:number-columns-repeated="2"/>
          <table:table-cell table:formula="of:=SUBSTITUTE([.H164];&quot;,&quot;;&quot;.&quot;)" office:value-type="string" office:string-value="1379336.5" calcext:value-type="string">
            <text:p>1379336.5</text:p>
          </table:table-cell>
          <table:table-cell table:formula="of:=SUBSTITUTE([.I164];&quot;,&quot;;&quot;.&quot;)" office:value-type="string" office:string-value="5226374.25" calcext:value-type="string">
            <text:p>5226374.25</text:p>
          </table:table-cell>
          <table:table-cell table:formula="of:=SUBSTITUTE([.J164];&quot;,&quot;;&quot;.&quot;)" office:value-type="string" office:string-value="90" calcext:value-type="string">
            <text:p>90</text:p>
          </table:table-cell>
          <table:table-cell table:formula="of:=SUBSTITUTE([.K164];&quot;,&quot;;&quot;.&quot;)" office:value-type="string" office:string-value="1" calcext:value-type="string">
            <text:p>1</text:p>
          </table:table-cell>
          <table:table-cell table:formula="of:=SUBSTITUTE([.L164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64];&quot;, &quot;;[.R164];&quot;, &quot;;[.S164];&quot;, &quot;;[.O164];&quot;, &quot;;[.P164])" office:value-type="string" office:string-value="'AFF_CARRE', '200', 90, 1, -0.5, 1379336.5, 5226374.25" calcext:value-type="string">
            <text:p>'AFF_CARRE', '200', 90, 1, -0.5, 1379336.5, 5226374.25</text:p>
          </table:table-cell>
          <table:table-cell table:formula="of:=CONCATENATE(&quot;INSERT INTO &quot;;CHAR(34);&quot;SymboleTest&quot;;CHAR(34);&quot; VALUES (&quot;;[.T164];&quot;);&quot;)" office:value-type="string" office:string-value="INSERT INTO &quot;SymboleTest&quot; VALUES ('AFF_CARRE', '200', 90, 1, -0.5, 1379336.5, 5226374.25);" calcext:value-type="string">
            <text:p>INSERT INTO "SymboleTest" VALUES ('AFF_CARRE', '200', 90, 1, -0.5, 1379336.5, 5226374.25);</text:p>
          </table:table-cell>
        </table:table-row>
        <table:table-row table:style-name="ro1">
          <table:table-cell table:number-columns-repeated="7"/>
          <table:table-cell table:formula="of:=[.$E$138]+[.K165]*[.$G$2]" office:value-type="float" office:value="1379336.5" calcext:value-type="float">
            <text:p>1379336,5</text:p>
          </table:table-cell>
          <table:table-cell table:formula="of:=[.$F$138]+[.L165]*[.$G$2]" office:value-type="float" office:value="5226375.75" calcext:value-type="float">
            <text:p>5226375,7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9]" office:value-type="float" office:value="1" calcext:value-type="float">
            <text:p>1</text:p>
          </table:table-cell>
          <table:table-cell table:formula="of:=[.L129]" office:value-type="float" office:value="0.5" calcext:value-type="float">
            <text:p>0,5</text:p>
          </table:table-cell>
          <table:table-cell table:number-columns-repeated="2"/>
          <table:table-cell table:formula="of:=SUBSTITUTE([.H165];&quot;,&quot;;&quot;.&quot;)" office:value-type="string" office:string-value="1379336.5" calcext:value-type="string">
            <text:p>1379336.5</text:p>
          </table:table-cell>
          <table:table-cell table:formula="of:=SUBSTITUTE([.I165];&quot;,&quot;;&quot;.&quot;)" office:value-type="string" office:string-value="5226375.75" calcext:value-type="string">
            <text:p>5226375.75</text:p>
          </table:table-cell>
          <table:table-cell table:formula="of:=SUBSTITUTE([.J165];&quot;,&quot;;&quot;.&quot;)" office:value-type="string" office:string-value="90" calcext:value-type="string">
            <text:p>90</text:p>
          </table:table-cell>
          <table:table-cell table:formula="of:=SUBSTITUTE([.K165];&quot;,&quot;;&quot;.&quot;)" office:value-type="string" office:string-value="1" calcext:value-type="string">
            <text:p>1</text:p>
          </table:table-cell>
          <table:table-cell table:formula="of:=SUBSTITUTE([.L165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65];&quot;, &quot;;[.R165];&quot;, &quot;;[.S165];&quot;, &quot;;[.O165];&quot;, &quot;;[.P165])" office:value-type="string" office:string-value="'AFF_CARRE', '200', 90, 1, 0.5, 1379336.5, 5226375.75" calcext:value-type="string">
            <text:p>'AFF_CARRE', '200', 90, 1, 0.5, 1379336.5, 5226375.75</text:p>
          </table:table-cell>
          <table:table-cell table:formula="of:=CONCATENATE(&quot;INSERT INTO &quot;;CHAR(34);&quot;SymboleTest&quot;;CHAR(34);&quot; VALUES (&quot;;[.T165];&quot;);&quot;)" office:value-type="string" office:string-value="INSERT INTO &quot;SymboleTest&quot; VALUES ('AFF_CARRE', '200', 90, 1, 0.5, 1379336.5, 5226375.75);" calcext:value-type="string">
            <text:p>INSERT INTO "SymboleTest" VALUES ('AFF_CARRE', '200', 90, 1, 0.5, 1379336.5, 5226375.75);</text:p>
          </table:table-cell>
        </table:table-row>
        <table:table-row table:style-name="ro1">
          <table:table-cell table:number-columns-repeated="7"/>
          <table:table-cell table:formula="of:=[.$E$138]+[.K166]*[.$G$2]" office:value-type="float" office:value="1379336.5" calcext:value-type="float">
            <text:p>1379336,5</text:p>
          </table:table-cell>
          <table:table-cell table:formula="of:=[.$F$138]+[.L166]*[.$G$2]" office:value-type="float" office:value="5226376.5" calcext:value-type="float">
            <text:p>5226376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30]" office:value-type="float" office:value="1" calcext:value-type="float">
            <text:p>1</text:p>
          </table:table-cell>
          <table:table-cell table:formula="of:=[.L130]" office:value-type="float" office:value="1" calcext:value-type="float">
            <text:p>1</text:p>
          </table:table-cell>
          <table:table-cell table:number-columns-repeated="2"/>
          <table:table-cell table:formula="of:=SUBSTITUTE([.H166];&quot;,&quot;;&quot;.&quot;)" office:value-type="string" office:string-value="1379336.5" calcext:value-type="string">
            <text:p>1379336.5</text:p>
          </table:table-cell>
          <table:table-cell table:formula="of:=SUBSTITUTE([.I166];&quot;,&quot;;&quot;.&quot;)" office:value-type="string" office:string-value="5226376.5" calcext:value-type="string">
            <text:p>5226376.5</text:p>
          </table:table-cell>
          <table:table-cell table:formula="of:=SUBSTITUTE([.J166];&quot;,&quot;;&quot;.&quot;)" office:value-type="string" office:string-value="90" calcext:value-type="string">
            <text:p>90</text:p>
          </table:table-cell>
          <table:table-cell table:formula="of:=SUBSTITUTE([.K166];&quot;,&quot;;&quot;.&quot;)" office:value-type="string" office:string-value="1" calcext:value-type="string">
            <text:p>1</text:p>
          </table:table-cell>
          <table:table-cell table:formula="of:=SUBSTITUTE([.L166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66];&quot;, &quot;;[.R166];&quot;, &quot;;[.S166];&quot;, &quot;;[.O166];&quot;, &quot;;[.P166])" office:value-type="string" office:string-value="'AFF_CARRE', '200', 90, 1, 1, 1379336.5, 5226376.5" calcext:value-type="string">
            <text:p>'AFF_CARRE', '200', 90, 1, 1, 1379336.5, 5226376.5</text:p>
          </table:table-cell>
          <table:table-cell table:formula="of:=CONCATENATE(&quot;INSERT INTO &quot;;CHAR(34);&quot;SymboleTest&quot;;CHAR(34);&quot; VALUES (&quot;;[.T166];&quot;);&quot;)" office:value-type="string" office:string-value="INSERT INTO &quot;SymboleTest&quot; VALUES ('AFF_CARRE', '200', 90, 1, 1, 1379336.5, 5226376.5);" calcext:value-type="string">
            <text:p>INSERT INTO "SymboleTest" VALUES ('AFF_CARRE', '200', 90, 1, 1, 1379336.5, 5226376.5);</text:p>
          </table:table-cell>
        </table:table-row>
        <table:table-row table:style-name="ro1">
          <table:table-cell table:number-columns-repeated="7"/>
          <table:table-cell table:formula="of:=[.$E$138]+[.K167]*[.$G$2]" office:value-type="float" office:value="1379336.5" calcext:value-type="float">
            <text:p>1379336,5</text:p>
          </table:table-cell>
          <table:table-cell table:formula="of:=[.$F$138]+[.L167]*[.$G$2]" office:value-type="float" office:value="5226378" calcext:value-type="float">
            <text:p>5226378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31]" office:value-type="float" office:value="1" calcext:value-type="float">
            <text:p>1</text:p>
          </table:table-cell>
          <table:table-cell table:formula="of:=[.L131]" office:value-type="float" office:value="2" calcext:value-type="float">
            <text:p>2</text:p>
          </table:table-cell>
          <table:table-cell table:number-columns-repeated="2"/>
          <table:table-cell table:formula="of:=SUBSTITUTE([.H167];&quot;,&quot;;&quot;.&quot;)" office:value-type="string" office:string-value="1379336.5" calcext:value-type="string">
            <text:p>1379336.5</text:p>
          </table:table-cell>
          <table:table-cell table:formula="of:=SUBSTITUTE([.I167];&quot;,&quot;;&quot;.&quot;)" office:value-type="string" office:string-value="5226378" calcext:value-type="string">
            <text:p>5226378</text:p>
          </table:table-cell>
          <table:table-cell table:formula="of:=SUBSTITUTE([.J167];&quot;,&quot;;&quot;.&quot;)" office:value-type="string" office:string-value="90" calcext:value-type="string">
            <text:p>90</text:p>
          </table:table-cell>
          <table:table-cell table:formula="of:=SUBSTITUTE([.K167];&quot;,&quot;;&quot;.&quot;)" office:value-type="string" office:string-value="1" calcext:value-type="string">
            <text:p>1</text:p>
          </table:table-cell>
          <table:table-cell table:formula="of:=SUBSTITUTE([.L167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167];&quot;, &quot;;[.R167];&quot;, &quot;;[.S167];&quot;, &quot;;[.O167];&quot;, &quot;;[.P167])" office:value-type="string" office:string-value="'AFF_CARRE', '200', 90, 1, 2, 1379336.5, 5226378" calcext:value-type="string">
            <text:p>'AFF_CARRE', '200', 90, 1, 2, 1379336.5, 5226378</text:p>
          </table:table-cell>
          <table:table-cell table:formula="of:=CONCATENATE(&quot;INSERT INTO &quot;;CHAR(34);&quot;SymboleTest&quot;;CHAR(34);&quot; VALUES (&quot;;[.T167];&quot;);&quot;)" office:value-type="string" office:string-value="INSERT INTO &quot;SymboleTest&quot; VALUES ('AFF_CARRE', '200', 90, 1, 2, 1379336.5, 5226378);" calcext:value-type="string">
            <text:p>INSERT INTO "SymboleTest" VALUES ('AFF_CARRE', '200', 90, 1, 2, 1379336.5, 5226378);</text:p>
          </table:table-cell>
        </table:table-row>
        <table:table-row table:style-name="ro1">
          <table:table-cell table:number-columns-repeated="7"/>
          <table:table-cell table:formula="of:=[.$E$138]+[.K168]*[.$G$2]" office:value-type="float" office:value="1379338" calcext:value-type="float">
            <text:p>1379338</text:p>
          </table:table-cell>
          <table:table-cell table:formula="of:=[.$F$138]+[.L168]*[.$G$2]" office:value-type="float" office:value="5226372" calcext:value-type="float">
            <text:p>5226372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32]" office:value-type="float" office:value="2" calcext:value-type="float">
            <text:p>2</text:p>
          </table:table-cell>
          <table:table-cell table:formula="of:=[.L132]" office:value-type="float" office:value="-2" calcext:value-type="float">
            <text:p>-2</text:p>
          </table:table-cell>
          <table:table-cell table:number-columns-repeated="2"/>
          <table:table-cell table:formula="of:=SUBSTITUTE([.H168];&quot;,&quot;;&quot;.&quot;)" office:value-type="string" office:string-value="1379338" calcext:value-type="string">
            <text:p>1379338</text:p>
          </table:table-cell>
          <table:table-cell table:formula="of:=SUBSTITUTE([.I168];&quot;,&quot;;&quot;.&quot;)" office:value-type="string" office:string-value="5226372" calcext:value-type="string">
            <text:p>5226372</text:p>
          </table:table-cell>
          <table:table-cell table:formula="of:=SUBSTITUTE([.J168];&quot;,&quot;;&quot;.&quot;)" office:value-type="string" office:string-value="90" calcext:value-type="string">
            <text:p>90</text:p>
          </table:table-cell>
          <table:table-cell table:formula="of:=SUBSTITUTE([.K168];&quot;,&quot;;&quot;.&quot;)" office:value-type="string" office:string-value="2" calcext:value-type="string">
            <text:p>2</text:p>
          </table:table-cell>
          <table:table-cell table:formula="of:=SUBSTITUTE([.L168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68];&quot;, &quot;;[.R168];&quot;, &quot;;[.S168];&quot;, &quot;;[.O168];&quot;, &quot;;[.P168])" office:value-type="string" office:string-value="'AFF_CARRE', '200', 90, 2, -2, 1379338, 5226372" calcext:value-type="string">
            <text:p>'AFF_CARRE', '200', 90, 2, -2, 1379338, 5226372</text:p>
          </table:table-cell>
          <table:table-cell table:formula="of:=CONCATENATE(&quot;INSERT INTO &quot;;CHAR(34);&quot;SymboleTest&quot;;CHAR(34);&quot; VALUES (&quot;;[.T168];&quot;);&quot;)" office:value-type="string" office:string-value="INSERT INTO &quot;SymboleTest&quot; VALUES ('AFF_CARRE', '200', 90, 2, -2, 1379338, 5226372);" calcext:value-type="string">
            <text:p>INSERT INTO "SymboleTest" VALUES ('AFF_CARRE', '200', 90, 2, -2, 1379338, 5226372);</text:p>
          </table:table-cell>
        </table:table-row>
        <table:table-row table:style-name="ro1">
          <table:table-cell table:number-columns-repeated="7"/>
          <table:table-cell table:formula="of:=[.$E$138]+[.K169]*[.$G$2]" office:value-type="float" office:value="1379338" calcext:value-type="float">
            <text:p>1379338</text:p>
          </table:table-cell>
          <table:table-cell table:formula="of:=[.$F$138]+[.L169]*[.$G$2]" office:value-type="float" office:value="5226373.5" calcext:value-type="float">
            <text:p>5226373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33]" office:value-type="float" office:value="2" calcext:value-type="float">
            <text:p>2</text:p>
          </table:table-cell>
          <table:table-cell table:formula="of:=[.L133]" office:value-type="float" office:value="-1" calcext:value-type="float">
            <text:p>-1</text:p>
          </table:table-cell>
          <table:table-cell table:number-columns-repeated="2"/>
          <table:table-cell table:formula="of:=SUBSTITUTE([.H169];&quot;,&quot;;&quot;.&quot;)" office:value-type="string" office:string-value="1379338" calcext:value-type="string">
            <text:p>1379338</text:p>
          </table:table-cell>
          <table:table-cell table:formula="of:=SUBSTITUTE([.I169];&quot;,&quot;;&quot;.&quot;)" office:value-type="string" office:string-value="5226373.5" calcext:value-type="string">
            <text:p>5226373.5</text:p>
          </table:table-cell>
          <table:table-cell table:formula="of:=SUBSTITUTE([.J169];&quot;,&quot;;&quot;.&quot;)" office:value-type="string" office:string-value="90" calcext:value-type="string">
            <text:p>90</text:p>
          </table:table-cell>
          <table:table-cell table:formula="of:=SUBSTITUTE([.K169];&quot;,&quot;;&quot;.&quot;)" office:value-type="string" office:string-value="2" calcext:value-type="string">
            <text:p>2</text:p>
          </table:table-cell>
          <table:table-cell table:formula="of:=SUBSTITUTE([.L169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69];&quot;, &quot;;[.R169];&quot;, &quot;;[.S169];&quot;, &quot;;[.O169];&quot;, &quot;;[.P169])" office:value-type="string" office:string-value="'AFF_CARRE', '200', 90, 2, -1, 1379338, 5226373.5" calcext:value-type="string">
            <text:p>'AFF_CARRE', '200', 90, 2, -1, 1379338, 5226373.5</text:p>
          </table:table-cell>
          <table:table-cell table:formula="of:=CONCATENATE(&quot;INSERT INTO &quot;;CHAR(34);&quot;SymboleTest&quot;;CHAR(34);&quot; VALUES (&quot;;[.T169];&quot;);&quot;)" office:value-type="string" office:string-value="INSERT INTO &quot;SymboleTest&quot; VALUES ('AFF_CARRE', '200', 90, 2, -1, 1379338, 5226373.5);" calcext:value-type="string">
            <text:p>INSERT INTO "SymboleTest" VALUES ('AFF_CARRE', '200', 90, 2, -1, 1379338, 5226373.5);</text:p>
          </table:table-cell>
        </table:table-row>
        <table:table-row table:style-name="ro1">
          <table:table-cell table:number-columns-repeated="7"/>
          <table:table-cell table:formula="of:=[.$E$138]+[.K170]*[.$G$2]" office:value-type="float" office:value="1379338" calcext:value-type="float">
            <text:p>1379338</text:p>
          </table:table-cell>
          <table:table-cell table:formula="of:=[.$F$138]+[.L170]*[.$G$2]" office:value-type="float" office:value="5226374.25" calcext:value-type="float">
            <text:p>5226374,2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34]" office:value-type="float" office:value="2" calcext:value-type="float">
            <text:p>2</text:p>
          </table:table-cell>
          <table:table-cell table:formula="of:=[.L134]" office:value-type="float" office:value="-0.5" calcext:value-type="float">
            <text:p>-0,5</text:p>
          </table:table-cell>
          <table:table-cell table:number-columns-repeated="2"/>
          <table:table-cell table:formula="of:=SUBSTITUTE([.H170];&quot;,&quot;;&quot;.&quot;)" office:value-type="string" office:string-value="1379338" calcext:value-type="string">
            <text:p>1379338</text:p>
          </table:table-cell>
          <table:table-cell table:formula="of:=SUBSTITUTE([.I170];&quot;,&quot;;&quot;.&quot;)" office:value-type="string" office:string-value="5226374.25" calcext:value-type="string">
            <text:p>5226374.25</text:p>
          </table:table-cell>
          <table:table-cell table:formula="of:=SUBSTITUTE([.J170];&quot;,&quot;;&quot;.&quot;)" office:value-type="string" office:string-value="90" calcext:value-type="string">
            <text:p>90</text:p>
          </table:table-cell>
          <table:table-cell table:formula="of:=SUBSTITUTE([.K170];&quot;,&quot;;&quot;.&quot;)" office:value-type="string" office:string-value="2" calcext:value-type="string">
            <text:p>2</text:p>
          </table:table-cell>
          <table:table-cell table:formula="of:=SUBSTITUTE([.L170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70];&quot;, &quot;;[.R170];&quot;, &quot;;[.S170];&quot;, &quot;;[.O170];&quot;, &quot;;[.P170])" office:value-type="string" office:string-value="'AFF_CARRE', '200', 90, 2, -0.5, 1379338, 5226374.25" calcext:value-type="string">
            <text:p>'AFF_CARRE', '200', 90, 2, -0.5, 1379338, 5226374.25</text:p>
          </table:table-cell>
          <table:table-cell table:formula="of:=CONCATENATE(&quot;INSERT INTO &quot;;CHAR(34);&quot;SymboleTest&quot;;CHAR(34);&quot; VALUES (&quot;;[.T170];&quot;);&quot;)" office:value-type="string" office:string-value="INSERT INTO &quot;SymboleTest&quot; VALUES ('AFF_CARRE', '200', 90, 2, -0.5, 1379338, 5226374.25);" calcext:value-type="string">
            <text:p>INSERT INTO "SymboleTest" VALUES ('AFF_CARRE', '200', 90, 2, -0.5, 1379338, 5226374.25);</text:p>
          </table:table-cell>
        </table:table-row>
        <table:table-row table:style-name="ro1">
          <table:table-cell table:number-columns-repeated="7"/>
          <table:table-cell table:formula="of:=[.$E$138]+[.K171]*[.$G$2]" office:value-type="float" office:value="1379338" calcext:value-type="float">
            <text:p>1379338</text:p>
          </table:table-cell>
          <table:table-cell table:formula="of:=[.$F$138]+[.L171]*[.$G$2]" office:value-type="float" office:value="5226375.75" calcext:value-type="float">
            <text:p>5226375,7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35]" office:value-type="float" office:value="2" calcext:value-type="float">
            <text:p>2</text:p>
          </table:table-cell>
          <table:table-cell table:formula="of:=[.L135]" office:value-type="float" office:value="0.5" calcext:value-type="float">
            <text:p>0,5</text:p>
          </table:table-cell>
          <table:table-cell table:number-columns-repeated="2"/>
          <table:table-cell table:formula="of:=SUBSTITUTE([.H171];&quot;,&quot;;&quot;.&quot;)" office:value-type="string" office:string-value="1379338" calcext:value-type="string">
            <text:p>1379338</text:p>
          </table:table-cell>
          <table:table-cell table:formula="of:=SUBSTITUTE([.I171];&quot;,&quot;;&quot;.&quot;)" office:value-type="string" office:string-value="5226375.75" calcext:value-type="string">
            <text:p>5226375.75</text:p>
          </table:table-cell>
          <table:table-cell table:formula="of:=SUBSTITUTE([.J171];&quot;,&quot;;&quot;.&quot;)" office:value-type="string" office:string-value="90" calcext:value-type="string">
            <text:p>90</text:p>
          </table:table-cell>
          <table:table-cell table:formula="of:=SUBSTITUTE([.K171];&quot;,&quot;;&quot;.&quot;)" office:value-type="string" office:string-value="2" calcext:value-type="string">
            <text:p>2</text:p>
          </table:table-cell>
          <table:table-cell table:formula="of:=SUBSTITUTE([.L171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71];&quot;, &quot;;[.R171];&quot;, &quot;;[.S171];&quot;, &quot;;[.O171];&quot;, &quot;;[.P171])" office:value-type="string" office:string-value="'AFF_CARRE', '200', 90, 2, 0.5, 1379338, 5226375.75" calcext:value-type="string">
            <text:p>'AFF_CARRE', '200', 90, 2, 0.5, 1379338, 5226375.75</text:p>
          </table:table-cell>
          <table:table-cell table:formula="of:=CONCATENATE(&quot;INSERT INTO &quot;;CHAR(34);&quot;SymboleTest&quot;;CHAR(34);&quot; VALUES (&quot;;[.T171];&quot;);&quot;)" office:value-type="string" office:string-value="INSERT INTO &quot;SymboleTest&quot; VALUES ('AFF_CARRE', '200', 90, 2, 0.5, 1379338, 5226375.75);" calcext:value-type="string">
            <text:p>INSERT INTO "SymboleTest" VALUES ('AFF_CARRE', '200', 90, 2, 0.5, 1379338, 5226375.75);</text:p>
          </table:table-cell>
        </table:table-row>
        <table:table-row table:style-name="ro1">
          <table:table-cell table:number-columns-repeated="7"/>
          <table:table-cell table:formula="of:=[.$E$138]+[.K172]*[.$G$2]" office:value-type="float" office:value="1379338" calcext:value-type="float">
            <text:p>1379338</text:p>
          </table:table-cell>
          <table:table-cell table:formula="of:=[.$F$138]+[.L172]*[.$G$2]" office:value-type="float" office:value="5226376.5" calcext:value-type="float">
            <text:p>5226376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36]" office:value-type="float" office:value="2" calcext:value-type="float">
            <text:p>2</text:p>
          </table:table-cell>
          <table:table-cell table:formula="of:=[.L136]" office:value-type="float" office:value="1" calcext:value-type="float">
            <text:p>1</text:p>
          </table:table-cell>
          <table:table-cell table:number-columns-repeated="2"/>
          <table:table-cell table:formula="of:=SUBSTITUTE([.H172];&quot;,&quot;;&quot;.&quot;)" office:value-type="string" office:string-value="1379338" calcext:value-type="string">
            <text:p>1379338</text:p>
          </table:table-cell>
          <table:table-cell table:formula="of:=SUBSTITUTE([.I172];&quot;,&quot;;&quot;.&quot;)" office:value-type="string" office:string-value="5226376.5" calcext:value-type="string">
            <text:p>5226376.5</text:p>
          </table:table-cell>
          <table:table-cell table:formula="of:=SUBSTITUTE([.J172];&quot;,&quot;;&quot;.&quot;)" office:value-type="string" office:string-value="90" calcext:value-type="string">
            <text:p>90</text:p>
          </table:table-cell>
          <table:table-cell table:formula="of:=SUBSTITUTE([.K172];&quot;,&quot;;&quot;.&quot;)" office:value-type="string" office:string-value="2" calcext:value-type="string">
            <text:p>2</text:p>
          </table:table-cell>
          <table:table-cell table:formula="of:=SUBSTITUTE([.L172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72];&quot;, &quot;;[.R172];&quot;, &quot;;[.S172];&quot;, &quot;;[.O172];&quot;, &quot;;[.P172])" office:value-type="string" office:string-value="'AFF_CARRE', '200', 90, 2, 1, 1379338, 5226376.5" calcext:value-type="string">
            <text:p>'AFF_CARRE', '200', 90, 2, 1, 1379338, 5226376.5</text:p>
          </table:table-cell>
          <table:table-cell table:formula="of:=CONCATENATE(&quot;INSERT INTO &quot;;CHAR(34);&quot;SymboleTest&quot;;CHAR(34);&quot; VALUES (&quot;;[.T172];&quot;);&quot;)" office:value-type="string" office:string-value="INSERT INTO &quot;SymboleTest&quot; VALUES ('AFF_CARRE', '200', 90, 2, 1, 1379338, 5226376.5);" calcext:value-type="string">
            <text:p>INSERT INTO "SymboleTest" VALUES ('AFF_CARRE', '200', 90, 2, 1, 1379338, 5226376.5);</text:p>
          </table:table-cell>
        </table:table-row>
        <table:table-row table:style-name="ro1">
          <table:table-cell table:number-columns-repeated="7"/>
          <table:table-cell table:formula="of:=[.$E$138]+[.K173]*[.$G$2]" office:value-type="float" office:value="1379338" calcext:value-type="float">
            <text:p>1379338</text:p>
          </table:table-cell>
          <table:table-cell table:formula="of:=[.$F$138]+[.L173]*[.$G$2]" office:value-type="float" office:value="5226378" calcext:value-type="float">
            <text:p>5226378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37]" office:value-type="float" office:value="2" calcext:value-type="float">
            <text:p>2</text:p>
          </table:table-cell>
          <table:table-cell table:formula="of:=[.L137]" office:value-type="float" office:value="2" calcext:value-type="float">
            <text:p>2</text:p>
          </table:table-cell>
          <table:table-cell table:number-columns-repeated="2"/>
          <table:table-cell table:formula="of:=SUBSTITUTE([.H173];&quot;,&quot;;&quot;.&quot;)" office:value-type="string" office:string-value="1379338" calcext:value-type="string">
            <text:p>1379338</text:p>
          </table:table-cell>
          <table:table-cell table:formula="of:=SUBSTITUTE([.I173];&quot;,&quot;;&quot;.&quot;)" office:value-type="string" office:string-value="5226378" calcext:value-type="string">
            <text:p>5226378</text:p>
          </table:table-cell>
          <table:table-cell table:formula="of:=SUBSTITUTE([.J173];&quot;,&quot;;&quot;.&quot;)" office:value-type="string" office:string-value="90" calcext:value-type="string">
            <text:p>90</text:p>
          </table:table-cell>
          <table:table-cell table:formula="of:=SUBSTITUTE([.K173];&quot;,&quot;;&quot;.&quot;)" office:value-type="string" office:string-value="2" calcext:value-type="string">
            <text:p>2</text:p>
          </table:table-cell>
          <table:table-cell table:formula="of:=SUBSTITUTE([.L173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173];&quot;, &quot;;[.R173];&quot;, &quot;;[.S173];&quot;, &quot;;[.O173];&quot;, &quot;;[.P173])" office:value-type="string" office:string-value="'AFF_CARRE', '200', 90, 2, 2, 1379338, 5226378" calcext:value-type="string">
            <text:p>'AFF_CARRE', '200', 90, 2, 2, 1379338, 5226378</text:p>
          </table:table-cell>
          <table:table-cell table:formula="of:=CONCATENATE(&quot;INSERT INTO &quot;;CHAR(34);&quot;SymboleTest&quot;;CHAR(34);&quot; VALUES (&quot;;[.T173];&quot;);&quot;)" office:value-type="string" office:string-value="INSERT INTO &quot;SymboleTest&quot; VALUES ('AFF_CARRE', '200', 90, 2, 2, 1379338, 5226378);" calcext:value-type="string">
            <text:p>INSERT INTO "SymboleTest" VALUES ('AFF_CARRE', '200', 90, 2, 2, 1379338, 5226378);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[.$E$2]+[.C174]" office:value-type="float" office:value="1379325" calcext:value-type="float">
            <text:p>1379325</text:p>
          </table:table-cell>
          <table:table-cell table:formula="of:=[.$F$2]+[.D174]" office:value-type="float" office:value="5226365" calcext:value-type="float">
            <text:p>5226365</text:p>
          </table:table-cell>
          <table:table-cell/>
          <table:table-cell table:formula="of:=[.$E$174]+[.K174]*[.$G$2]" office:value-type="float" office:value="1379322" calcext:value-type="float">
            <text:p>1379322</text:p>
          </table:table-cell>
          <table:table-cell table:formula="of:=[.$F$174]+[.L174]*[.$G$2]" office:value-type="float" office:value="5226362" calcext:value-type="float">
            <text:p>5226362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38]" office:value-type="float" office:value="-2" calcext:value-type="float">
            <text:p>-2</text:p>
          </table:table-cell>
          <table:table-cell table:formula="of:=[.L138]" office:value-type="float" office:value="-2" calcext:value-type="float">
            <text:p>-2</text:p>
          </table:table-cell>
          <table:table-cell table:number-columns-repeated="2"/>
          <table:table-cell table:formula="of:=SUBSTITUTE([.H174];&quot;,&quot;;&quot;.&quot;)" office:value-type="string" office:string-value="1379322" calcext:value-type="string">
            <text:p>1379322</text:p>
          </table:table-cell>
          <table:table-cell table:formula="of:=SUBSTITUTE([.I174];&quot;,&quot;;&quot;.&quot;)" office:value-type="string" office:string-value="5226362" calcext:value-type="string">
            <text:p>5226362</text:p>
          </table:table-cell>
          <table:table-cell table:formula="of:=SUBSTITUTE([.J174];&quot;,&quot;;&quot;.&quot;)" office:value-type="string" office:string-value="180" calcext:value-type="string">
            <text:p>180</text:p>
          </table:table-cell>
          <table:table-cell table:formula="of:=SUBSTITUTE([.K174];&quot;,&quot;;&quot;.&quot;)" office:value-type="string" office:string-value="-2" calcext:value-type="string">
            <text:p>-2</text:p>
          </table:table-cell>
          <table:table-cell table:formula="of:=SUBSTITUTE([.L174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74];&quot;, &quot;;[.R174];&quot;, &quot;;[.S174];&quot;, &quot;;[.O174];&quot;, &quot;;[.P174])" office:value-type="string" office:string-value="'AFF_CARRE', '200', 180, -2, -2, 1379322, 5226362" calcext:value-type="string">
            <text:p>'AFF_CARRE', '200', 180, -2, -2, 1379322, 5226362</text:p>
          </table:table-cell>
          <table:table-cell table:formula="of:=CONCATENATE(&quot;INSERT INTO &quot;;CHAR(34);&quot;SymboleTest&quot;;CHAR(34);&quot; VALUES (&quot;;[.T174];&quot;);&quot;)" office:value-type="string" office:string-value="INSERT INTO &quot;SymboleTest&quot; VALUES ('AFF_CARRE', '200', 180, -2, -2, 1379322, 5226362);" calcext:value-type="string">
            <text:p>INSERT INTO "SymboleTest" VALUES ('AFF_CARRE', '200', 180, -2, -2, 1379322, 5226362);</text:p>
          </table:table-cell>
        </table:table-row>
        <table:table-row table:style-name="ro1">
          <table:table-cell table:number-columns-repeated="7"/>
          <table:table-cell table:formula="of:=[.$E$174]+[.K175]*[.$G$2]" office:value-type="float" office:value="1379322" calcext:value-type="float">
            <text:p>1379322</text:p>
          </table:table-cell>
          <table:table-cell table:formula="of:=[.$F$174]+[.L175]*[.$G$2]" office:value-type="float" office:value="5226363.5" calcext:value-type="float">
            <text:p>5226363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39]" office:value-type="float" office:value="-2" calcext:value-type="float">
            <text:p>-2</text:p>
          </table:table-cell>
          <table:table-cell table:formula="of:=[.L139]" office:value-type="float" office:value="-1" calcext:value-type="float">
            <text:p>-1</text:p>
          </table:table-cell>
          <table:table-cell table:number-columns-repeated="2"/>
          <table:table-cell table:formula="of:=SUBSTITUTE([.H175];&quot;,&quot;;&quot;.&quot;)" office:value-type="string" office:string-value="1379322" calcext:value-type="string">
            <text:p>1379322</text:p>
          </table:table-cell>
          <table:table-cell table:formula="of:=SUBSTITUTE([.I175];&quot;,&quot;;&quot;.&quot;)" office:value-type="string" office:string-value="5226363.5" calcext:value-type="string">
            <text:p>5226363.5</text:p>
          </table:table-cell>
          <table:table-cell table:formula="of:=SUBSTITUTE([.J175];&quot;,&quot;;&quot;.&quot;)" office:value-type="string" office:string-value="180" calcext:value-type="string">
            <text:p>180</text:p>
          </table:table-cell>
          <table:table-cell table:formula="of:=SUBSTITUTE([.K175];&quot;,&quot;;&quot;.&quot;)" office:value-type="string" office:string-value="-2" calcext:value-type="string">
            <text:p>-2</text:p>
          </table:table-cell>
          <table:table-cell table:formula="of:=SUBSTITUTE([.L175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75];&quot;, &quot;;[.R175];&quot;, &quot;;[.S175];&quot;, &quot;;[.O175];&quot;, &quot;;[.P175])" office:value-type="string" office:string-value="'AFF_CARRE', '200', 180, -2, -1, 1379322, 5226363.5" calcext:value-type="string">
            <text:p>'AFF_CARRE', '200', 180, -2, -1, 1379322, 5226363.5</text:p>
          </table:table-cell>
          <table:table-cell table:formula="of:=CONCATENATE(&quot;INSERT INTO &quot;;CHAR(34);&quot;SymboleTest&quot;;CHAR(34);&quot; VALUES (&quot;;[.T175];&quot;);&quot;)" office:value-type="string" office:string-value="INSERT INTO &quot;SymboleTest&quot; VALUES ('AFF_CARRE', '200', 180, -2, -1, 1379322, 5226363.5);" calcext:value-type="string">
            <text:p>INSERT INTO "SymboleTest" VALUES ('AFF_CARRE', '200', 180, -2, -1, 1379322, 5226363.5);</text:p>
          </table:table-cell>
        </table:table-row>
        <table:table-row table:style-name="ro1">
          <table:table-cell table:number-columns-repeated="7"/>
          <table:table-cell table:formula="of:=[.$E$174]+[.K176]*[.$G$2]" office:value-type="float" office:value="1379322" calcext:value-type="float">
            <text:p>1379322</text:p>
          </table:table-cell>
          <table:table-cell table:formula="of:=[.$F$174]+[.L176]*[.$G$2]" office:value-type="float" office:value="5226364.25" calcext:value-type="float">
            <text:p>5226364,2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0]" office:value-type="float" office:value="-2" calcext:value-type="float">
            <text:p>-2</text:p>
          </table:table-cell>
          <table:table-cell table:formula="of:=[.L140]" office:value-type="float" office:value="-0.5" calcext:value-type="float">
            <text:p>-0,5</text:p>
          </table:table-cell>
          <table:table-cell table:number-columns-repeated="2"/>
          <table:table-cell table:formula="of:=SUBSTITUTE([.H176];&quot;,&quot;;&quot;.&quot;)" office:value-type="string" office:string-value="1379322" calcext:value-type="string">
            <text:p>1379322</text:p>
          </table:table-cell>
          <table:table-cell table:formula="of:=SUBSTITUTE([.I176];&quot;,&quot;;&quot;.&quot;)" office:value-type="string" office:string-value="5226364.25" calcext:value-type="string">
            <text:p>5226364.25</text:p>
          </table:table-cell>
          <table:table-cell table:formula="of:=SUBSTITUTE([.J176];&quot;,&quot;;&quot;.&quot;)" office:value-type="string" office:string-value="180" calcext:value-type="string">
            <text:p>180</text:p>
          </table:table-cell>
          <table:table-cell table:formula="of:=SUBSTITUTE([.K176];&quot;,&quot;;&quot;.&quot;)" office:value-type="string" office:string-value="-2" calcext:value-type="string">
            <text:p>-2</text:p>
          </table:table-cell>
          <table:table-cell table:formula="of:=SUBSTITUTE([.L176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76];&quot;, &quot;;[.R176];&quot;, &quot;;[.S176];&quot;, &quot;;[.O176];&quot;, &quot;;[.P176])" office:value-type="string" office:string-value="'AFF_CARRE', '200', 180, -2, -0.5, 1379322, 5226364.25" calcext:value-type="string">
            <text:p>'AFF_CARRE', '200', 180, -2, -0.5, 1379322, 5226364.25</text:p>
          </table:table-cell>
          <table:table-cell table:formula="of:=CONCATENATE(&quot;INSERT INTO &quot;;CHAR(34);&quot;SymboleTest&quot;;CHAR(34);&quot; VALUES (&quot;;[.T176];&quot;);&quot;)" office:value-type="string" office:string-value="INSERT INTO &quot;SymboleTest&quot; VALUES ('AFF_CARRE', '200', 180, -2, -0.5, 1379322, 5226364.25);" calcext:value-type="string">
            <text:p>INSERT INTO "SymboleTest" VALUES ('AFF_CARRE', '200', 180, -2, -0.5, 1379322, 5226364.25);</text:p>
          </table:table-cell>
        </table:table-row>
        <table:table-row table:style-name="ro1">
          <table:table-cell table:number-columns-repeated="7"/>
          <table:table-cell table:formula="of:=[.$E$174]+[.K177]*[.$G$2]" office:value-type="float" office:value="1379322" calcext:value-type="float">
            <text:p>1379322</text:p>
          </table:table-cell>
          <table:table-cell table:formula="of:=[.$F$174]+[.L177]*[.$G$2]" office:value-type="float" office:value="5226365.75" calcext:value-type="float">
            <text:p>5226365,7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1]" office:value-type="float" office:value="-2" calcext:value-type="float">
            <text:p>-2</text:p>
          </table:table-cell>
          <table:table-cell table:formula="of:=[.L141]" office:value-type="float" office:value="0.5" calcext:value-type="float">
            <text:p>0,5</text:p>
          </table:table-cell>
          <table:table-cell table:number-columns-repeated="2"/>
          <table:table-cell table:formula="of:=SUBSTITUTE([.H177];&quot;,&quot;;&quot;.&quot;)" office:value-type="string" office:string-value="1379322" calcext:value-type="string">
            <text:p>1379322</text:p>
          </table:table-cell>
          <table:table-cell table:formula="of:=SUBSTITUTE([.I177];&quot;,&quot;;&quot;.&quot;)" office:value-type="string" office:string-value="5226365.75" calcext:value-type="string">
            <text:p>5226365.75</text:p>
          </table:table-cell>
          <table:table-cell table:formula="of:=SUBSTITUTE([.J177];&quot;,&quot;;&quot;.&quot;)" office:value-type="string" office:string-value="180" calcext:value-type="string">
            <text:p>180</text:p>
          </table:table-cell>
          <table:table-cell table:formula="of:=SUBSTITUTE([.K177];&quot;,&quot;;&quot;.&quot;)" office:value-type="string" office:string-value="-2" calcext:value-type="string">
            <text:p>-2</text:p>
          </table:table-cell>
          <table:table-cell table:formula="of:=SUBSTITUTE([.L177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77];&quot;, &quot;;[.R177];&quot;, &quot;;[.S177];&quot;, &quot;;[.O177];&quot;, &quot;;[.P177])" office:value-type="string" office:string-value="'AFF_CARRE', '200', 180, -2, 0.5, 1379322, 5226365.75" calcext:value-type="string">
            <text:p>'AFF_CARRE', '200', 180, -2, 0.5, 1379322, 5226365.75</text:p>
          </table:table-cell>
          <table:table-cell table:formula="of:=CONCATENATE(&quot;INSERT INTO &quot;;CHAR(34);&quot;SymboleTest&quot;;CHAR(34);&quot; VALUES (&quot;;[.T177];&quot;);&quot;)" office:value-type="string" office:string-value="INSERT INTO &quot;SymboleTest&quot; VALUES ('AFF_CARRE', '200', 180, -2, 0.5, 1379322, 5226365.75);" calcext:value-type="string">
            <text:p>INSERT INTO "SymboleTest" VALUES ('AFF_CARRE', '200', 180, -2, 0.5, 1379322, 5226365.75);</text:p>
          </table:table-cell>
        </table:table-row>
        <table:table-row table:style-name="ro1">
          <table:table-cell table:number-columns-repeated="7"/>
          <table:table-cell table:formula="of:=[.$E$174]+[.K178]*[.$G$2]" office:value-type="float" office:value="1379322" calcext:value-type="float">
            <text:p>1379322</text:p>
          </table:table-cell>
          <table:table-cell table:formula="of:=[.$F$174]+[.L178]*[.$G$2]" office:value-type="float" office:value="5226366.5" calcext:value-type="float">
            <text:p>5226366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2]" office:value-type="float" office:value="-2" calcext:value-type="float">
            <text:p>-2</text:p>
          </table:table-cell>
          <table:table-cell table:formula="of:=[.L142]" office:value-type="float" office:value="1" calcext:value-type="float">
            <text:p>1</text:p>
          </table:table-cell>
          <table:table-cell table:number-columns-repeated="2"/>
          <table:table-cell table:formula="of:=SUBSTITUTE([.H178];&quot;,&quot;;&quot;.&quot;)" office:value-type="string" office:string-value="1379322" calcext:value-type="string">
            <text:p>1379322</text:p>
          </table:table-cell>
          <table:table-cell table:formula="of:=SUBSTITUTE([.I178];&quot;,&quot;;&quot;.&quot;)" office:value-type="string" office:string-value="5226366.5" calcext:value-type="string">
            <text:p>5226366.5</text:p>
          </table:table-cell>
          <table:table-cell table:formula="of:=SUBSTITUTE([.J178];&quot;,&quot;;&quot;.&quot;)" office:value-type="string" office:string-value="180" calcext:value-type="string">
            <text:p>180</text:p>
          </table:table-cell>
          <table:table-cell table:formula="of:=SUBSTITUTE([.K178];&quot;,&quot;;&quot;.&quot;)" office:value-type="string" office:string-value="-2" calcext:value-type="string">
            <text:p>-2</text:p>
          </table:table-cell>
          <table:table-cell table:formula="of:=SUBSTITUTE([.L178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78];&quot;, &quot;;[.R178];&quot;, &quot;;[.S178];&quot;, &quot;;[.O178];&quot;, &quot;;[.P178])" office:value-type="string" office:string-value="'AFF_CARRE', '200', 180, -2, 1, 1379322, 5226366.5" calcext:value-type="string">
            <text:p>'AFF_CARRE', '200', 180, -2, 1, 1379322, 5226366.5</text:p>
          </table:table-cell>
          <table:table-cell table:formula="of:=CONCATENATE(&quot;INSERT INTO &quot;;CHAR(34);&quot;SymboleTest&quot;;CHAR(34);&quot; VALUES (&quot;;[.T178];&quot;);&quot;)" office:value-type="string" office:string-value="INSERT INTO &quot;SymboleTest&quot; VALUES ('AFF_CARRE', '200', 180, -2, 1, 1379322, 5226366.5);" calcext:value-type="string">
            <text:p>INSERT INTO "SymboleTest" VALUES ('AFF_CARRE', '200', 180, -2, 1, 1379322, 5226366.5);</text:p>
          </table:table-cell>
        </table:table-row>
        <table:table-row table:style-name="ro1">
          <table:table-cell table:number-columns-repeated="7"/>
          <table:table-cell table:formula="of:=[.$E$174]+[.K179]*[.$G$2]" office:value-type="float" office:value="1379322" calcext:value-type="float">
            <text:p>1379322</text:p>
          </table:table-cell>
          <table:table-cell table:formula="of:=[.$F$174]+[.L179]*[.$G$2]" office:value-type="float" office:value="5226368" calcext:value-type="float">
            <text:p>5226368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3]" office:value-type="float" office:value="-2" calcext:value-type="float">
            <text:p>-2</text:p>
          </table:table-cell>
          <table:table-cell table:formula="of:=[.L143]" office:value-type="float" office:value="2" calcext:value-type="float">
            <text:p>2</text:p>
          </table:table-cell>
          <table:table-cell table:number-columns-repeated="2"/>
          <table:table-cell table:formula="of:=SUBSTITUTE([.H179];&quot;,&quot;;&quot;.&quot;)" office:value-type="string" office:string-value="1379322" calcext:value-type="string">
            <text:p>1379322</text:p>
          </table:table-cell>
          <table:table-cell table:formula="of:=SUBSTITUTE([.I179];&quot;,&quot;;&quot;.&quot;)" office:value-type="string" office:string-value="5226368" calcext:value-type="string">
            <text:p>5226368</text:p>
          </table:table-cell>
          <table:table-cell table:formula="of:=SUBSTITUTE([.J179];&quot;,&quot;;&quot;.&quot;)" office:value-type="string" office:string-value="180" calcext:value-type="string">
            <text:p>180</text:p>
          </table:table-cell>
          <table:table-cell table:formula="of:=SUBSTITUTE([.K179];&quot;,&quot;;&quot;.&quot;)" office:value-type="string" office:string-value="-2" calcext:value-type="string">
            <text:p>-2</text:p>
          </table:table-cell>
          <table:table-cell table:formula="of:=SUBSTITUTE([.L179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179];&quot;, &quot;;[.R179];&quot;, &quot;;[.S179];&quot;, &quot;;[.O179];&quot;, &quot;;[.P179])" office:value-type="string" office:string-value="'AFF_CARRE', '200', 180, -2, 2, 1379322, 5226368" calcext:value-type="string">
            <text:p>'AFF_CARRE', '200', 180, -2, 2, 1379322, 5226368</text:p>
          </table:table-cell>
          <table:table-cell table:formula="of:=CONCATENATE(&quot;INSERT INTO &quot;;CHAR(34);&quot;SymboleTest&quot;;CHAR(34);&quot; VALUES (&quot;;[.T179];&quot;);&quot;)" office:value-type="string" office:string-value="INSERT INTO &quot;SymboleTest&quot; VALUES ('AFF_CARRE', '200', 180, -2, 2, 1379322, 5226368);" calcext:value-type="string">
            <text:p>INSERT INTO "SymboleTest" VALUES ('AFF_CARRE', '200', 180, -2, 2, 1379322, 5226368);</text:p>
          </table:table-cell>
        </table:table-row>
        <table:table-row table:style-name="ro1">
          <table:table-cell table:number-columns-repeated="7"/>
          <table:table-cell table:formula="of:=[.$E$174]+[.K180]*[.$G$2]" office:value-type="float" office:value="1379323.5" calcext:value-type="float">
            <text:p>1379323,5</text:p>
          </table:table-cell>
          <table:table-cell table:formula="of:=[.$F$174]+[.L180]*[.$G$2]" office:value-type="float" office:value="5226362" calcext:value-type="float">
            <text:p>5226362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4]" office:value-type="float" office:value="-1" calcext:value-type="float">
            <text:p>-1</text:p>
          </table:table-cell>
          <table:table-cell table:formula="of:=[.L144]" office:value-type="float" office:value="-2" calcext:value-type="float">
            <text:p>-2</text:p>
          </table:table-cell>
          <table:table-cell table:number-columns-repeated="2"/>
          <table:table-cell table:formula="of:=SUBSTITUTE([.H180];&quot;,&quot;;&quot;.&quot;)" office:value-type="string" office:string-value="1379323.5" calcext:value-type="string">
            <text:p>1379323.5</text:p>
          </table:table-cell>
          <table:table-cell table:formula="of:=SUBSTITUTE([.I180];&quot;,&quot;;&quot;.&quot;)" office:value-type="string" office:string-value="5226362" calcext:value-type="string">
            <text:p>5226362</text:p>
          </table:table-cell>
          <table:table-cell table:formula="of:=SUBSTITUTE([.J180];&quot;,&quot;;&quot;.&quot;)" office:value-type="string" office:string-value="180" calcext:value-type="string">
            <text:p>180</text:p>
          </table:table-cell>
          <table:table-cell table:formula="of:=SUBSTITUTE([.K180];&quot;,&quot;;&quot;.&quot;)" office:value-type="string" office:string-value="-1" calcext:value-type="string">
            <text:p>-1</text:p>
          </table:table-cell>
          <table:table-cell table:formula="of:=SUBSTITUTE([.L180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80];&quot;, &quot;;[.R180];&quot;, &quot;;[.S180];&quot;, &quot;;[.O180];&quot;, &quot;;[.P180])" office:value-type="string" office:string-value="'AFF_CARRE', '200', 180, -1, -2, 1379323.5, 5226362" calcext:value-type="string">
            <text:p>'AFF_CARRE', '200', 180, -1, -2, 1379323.5, 5226362</text:p>
          </table:table-cell>
          <table:table-cell table:formula="of:=CONCATENATE(&quot;INSERT INTO &quot;;CHAR(34);&quot;SymboleTest&quot;;CHAR(34);&quot; VALUES (&quot;;[.T180];&quot;);&quot;)" office:value-type="string" office:string-value="INSERT INTO &quot;SymboleTest&quot; VALUES ('AFF_CARRE', '200', 180, -1, -2, 1379323.5, 5226362);" calcext:value-type="string">
            <text:p>INSERT INTO "SymboleTest" VALUES ('AFF_CARRE', '200', 180, -1, -2, 1379323.5, 5226362);</text:p>
          </table:table-cell>
        </table:table-row>
        <table:table-row table:style-name="ro1">
          <table:table-cell table:number-columns-repeated="7"/>
          <table:table-cell table:formula="of:=[.$E$174]+[.K181]*[.$G$2]" office:value-type="float" office:value="1379323.5" calcext:value-type="float">
            <text:p>1379323,5</text:p>
          </table:table-cell>
          <table:table-cell table:formula="of:=[.$F$174]+[.L181]*[.$G$2]" office:value-type="float" office:value="5226363.5" calcext:value-type="float">
            <text:p>5226363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5]" office:value-type="float" office:value="-1" calcext:value-type="float">
            <text:p>-1</text:p>
          </table:table-cell>
          <table:table-cell table:formula="of:=[.L145]" office:value-type="float" office:value="-1" calcext:value-type="float">
            <text:p>-1</text:p>
          </table:table-cell>
          <table:table-cell table:number-columns-repeated="2"/>
          <table:table-cell table:formula="of:=SUBSTITUTE([.H181];&quot;,&quot;;&quot;.&quot;)" office:value-type="string" office:string-value="1379323.5" calcext:value-type="string">
            <text:p>1379323.5</text:p>
          </table:table-cell>
          <table:table-cell table:formula="of:=SUBSTITUTE([.I181];&quot;,&quot;;&quot;.&quot;)" office:value-type="string" office:string-value="5226363.5" calcext:value-type="string">
            <text:p>5226363.5</text:p>
          </table:table-cell>
          <table:table-cell table:formula="of:=SUBSTITUTE([.J181];&quot;,&quot;;&quot;.&quot;)" office:value-type="string" office:string-value="180" calcext:value-type="string">
            <text:p>180</text:p>
          </table:table-cell>
          <table:table-cell table:formula="of:=SUBSTITUTE([.K181];&quot;,&quot;;&quot;.&quot;)" office:value-type="string" office:string-value="-1" calcext:value-type="string">
            <text:p>-1</text:p>
          </table:table-cell>
          <table:table-cell table:formula="of:=SUBSTITUTE([.L181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81];&quot;, &quot;;[.R181];&quot;, &quot;;[.S181];&quot;, &quot;;[.O181];&quot;, &quot;;[.P181])" office:value-type="string" office:string-value="'AFF_CARRE', '200', 180, -1, -1, 1379323.5, 5226363.5" calcext:value-type="string">
            <text:p>'AFF_CARRE', '200', 180, -1, -1, 1379323.5, 5226363.5</text:p>
          </table:table-cell>
          <table:table-cell table:formula="of:=CONCATENATE(&quot;INSERT INTO &quot;;CHAR(34);&quot;SymboleTest&quot;;CHAR(34);&quot; VALUES (&quot;;[.T181];&quot;);&quot;)" office:value-type="string" office:string-value="INSERT INTO &quot;SymboleTest&quot; VALUES ('AFF_CARRE', '200', 180, -1, -1, 1379323.5, 5226363.5);" calcext:value-type="string">
            <text:p>INSERT INTO "SymboleTest" VALUES ('AFF_CARRE', '200', 180, -1, -1, 1379323.5, 5226363.5);</text:p>
          </table:table-cell>
        </table:table-row>
        <table:table-row table:style-name="ro1">
          <table:table-cell table:number-columns-repeated="7"/>
          <table:table-cell table:formula="of:=[.$E$174]+[.K182]*[.$G$2]" office:value-type="float" office:value="1379323.5" calcext:value-type="float">
            <text:p>1379323,5</text:p>
          </table:table-cell>
          <table:table-cell table:formula="of:=[.$F$174]+[.L182]*[.$G$2]" office:value-type="float" office:value="5226364.25" calcext:value-type="float">
            <text:p>5226364,2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6]" office:value-type="float" office:value="-1" calcext:value-type="float">
            <text:p>-1</text:p>
          </table:table-cell>
          <table:table-cell table:formula="of:=[.L146]" office:value-type="float" office:value="-0.5" calcext:value-type="float">
            <text:p>-0,5</text:p>
          </table:table-cell>
          <table:table-cell table:number-columns-repeated="2"/>
          <table:table-cell table:formula="of:=SUBSTITUTE([.H182];&quot;,&quot;;&quot;.&quot;)" office:value-type="string" office:string-value="1379323.5" calcext:value-type="string">
            <text:p>1379323.5</text:p>
          </table:table-cell>
          <table:table-cell table:formula="of:=SUBSTITUTE([.I182];&quot;,&quot;;&quot;.&quot;)" office:value-type="string" office:string-value="5226364.25" calcext:value-type="string">
            <text:p>5226364.25</text:p>
          </table:table-cell>
          <table:table-cell table:formula="of:=SUBSTITUTE([.J182];&quot;,&quot;;&quot;.&quot;)" office:value-type="string" office:string-value="180" calcext:value-type="string">
            <text:p>180</text:p>
          </table:table-cell>
          <table:table-cell table:formula="of:=SUBSTITUTE([.K182];&quot;,&quot;;&quot;.&quot;)" office:value-type="string" office:string-value="-1" calcext:value-type="string">
            <text:p>-1</text:p>
          </table:table-cell>
          <table:table-cell table:formula="of:=SUBSTITUTE([.L182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82];&quot;, &quot;;[.R182];&quot;, &quot;;[.S182];&quot;, &quot;;[.O182];&quot;, &quot;;[.P182])" office:value-type="string" office:string-value="'AFF_CARRE', '200', 180, -1, -0.5, 1379323.5, 5226364.25" calcext:value-type="string">
            <text:p>'AFF_CARRE', '200', 180, -1, -0.5, 1379323.5, 5226364.25</text:p>
          </table:table-cell>
          <table:table-cell table:formula="of:=CONCATENATE(&quot;INSERT INTO &quot;;CHAR(34);&quot;SymboleTest&quot;;CHAR(34);&quot; VALUES (&quot;;[.T182];&quot;);&quot;)" office:value-type="string" office:string-value="INSERT INTO &quot;SymboleTest&quot; VALUES ('AFF_CARRE', '200', 180, -1, -0.5, 1379323.5, 5226364.25);" calcext:value-type="string">
            <text:p>INSERT INTO "SymboleTest" VALUES ('AFF_CARRE', '200', 180, -1, -0.5, 1379323.5, 5226364.25);</text:p>
          </table:table-cell>
        </table:table-row>
        <table:table-row table:style-name="ro1">
          <table:table-cell table:number-columns-repeated="7"/>
          <table:table-cell table:formula="of:=[.$E$174]+[.K183]*[.$G$2]" office:value-type="float" office:value="1379323.5" calcext:value-type="float">
            <text:p>1379323,5</text:p>
          </table:table-cell>
          <table:table-cell table:formula="of:=[.$F$174]+[.L183]*[.$G$2]" office:value-type="float" office:value="5226365.75" calcext:value-type="float">
            <text:p>5226365,7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7]" office:value-type="float" office:value="-1" calcext:value-type="float">
            <text:p>-1</text:p>
          </table:table-cell>
          <table:table-cell table:formula="of:=[.L147]" office:value-type="float" office:value="0.5" calcext:value-type="float">
            <text:p>0,5</text:p>
          </table:table-cell>
          <table:table-cell table:number-columns-repeated="2"/>
          <table:table-cell table:formula="of:=SUBSTITUTE([.H183];&quot;,&quot;;&quot;.&quot;)" office:value-type="string" office:string-value="1379323.5" calcext:value-type="string">
            <text:p>1379323.5</text:p>
          </table:table-cell>
          <table:table-cell table:formula="of:=SUBSTITUTE([.I183];&quot;,&quot;;&quot;.&quot;)" office:value-type="string" office:string-value="5226365.75" calcext:value-type="string">
            <text:p>5226365.75</text:p>
          </table:table-cell>
          <table:table-cell table:formula="of:=SUBSTITUTE([.J183];&quot;,&quot;;&quot;.&quot;)" office:value-type="string" office:string-value="180" calcext:value-type="string">
            <text:p>180</text:p>
          </table:table-cell>
          <table:table-cell table:formula="of:=SUBSTITUTE([.K183];&quot;,&quot;;&quot;.&quot;)" office:value-type="string" office:string-value="-1" calcext:value-type="string">
            <text:p>-1</text:p>
          </table:table-cell>
          <table:table-cell table:formula="of:=SUBSTITUTE([.L183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83];&quot;, &quot;;[.R183];&quot;, &quot;;[.S183];&quot;, &quot;;[.O183];&quot;, &quot;;[.P183])" office:value-type="string" office:string-value="'AFF_CARRE', '200', 180, -1, 0.5, 1379323.5, 5226365.75" calcext:value-type="string">
            <text:p>'AFF_CARRE', '200', 180, -1, 0.5, 1379323.5, 5226365.75</text:p>
          </table:table-cell>
          <table:table-cell table:formula="of:=CONCATENATE(&quot;INSERT INTO &quot;;CHAR(34);&quot;SymboleTest&quot;;CHAR(34);&quot; VALUES (&quot;;[.T183];&quot;);&quot;)" office:value-type="string" office:string-value="INSERT INTO &quot;SymboleTest&quot; VALUES ('AFF_CARRE', '200', 180, -1, 0.5, 1379323.5, 5226365.75);" calcext:value-type="string">
            <text:p>INSERT INTO "SymboleTest" VALUES ('AFF_CARRE', '200', 180, -1, 0.5, 1379323.5, 5226365.75);</text:p>
          </table:table-cell>
        </table:table-row>
        <table:table-row table:style-name="ro1">
          <table:table-cell table:number-columns-repeated="7"/>
          <table:table-cell table:formula="of:=[.$E$174]+[.K184]*[.$G$2]" office:value-type="float" office:value="1379323.5" calcext:value-type="float">
            <text:p>1379323,5</text:p>
          </table:table-cell>
          <table:table-cell table:formula="of:=[.$F$174]+[.L184]*[.$G$2]" office:value-type="float" office:value="5226366.5" calcext:value-type="float">
            <text:p>5226366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8]" office:value-type="float" office:value="-1" calcext:value-type="float">
            <text:p>-1</text:p>
          </table:table-cell>
          <table:table-cell table:formula="of:=[.L148]" office:value-type="float" office:value="1" calcext:value-type="float">
            <text:p>1</text:p>
          </table:table-cell>
          <table:table-cell table:number-columns-repeated="2"/>
          <table:table-cell table:formula="of:=SUBSTITUTE([.H184];&quot;,&quot;;&quot;.&quot;)" office:value-type="string" office:string-value="1379323.5" calcext:value-type="string">
            <text:p>1379323.5</text:p>
          </table:table-cell>
          <table:table-cell table:formula="of:=SUBSTITUTE([.I184];&quot;,&quot;;&quot;.&quot;)" office:value-type="string" office:string-value="5226366.5" calcext:value-type="string">
            <text:p>5226366.5</text:p>
          </table:table-cell>
          <table:table-cell table:formula="of:=SUBSTITUTE([.J184];&quot;,&quot;;&quot;.&quot;)" office:value-type="string" office:string-value="180" calcext:value-type="string">
            <text:p>180</text:p>
          </table:table-cell>
          <table:table-cell table:formula="of:=SUBSTITUTE([.K184];&quot;,&quot;;&quot;.&quot;)" office:value-type="string" office:string-value="-1" calcext:value-type="string">
            <text:p>-1</text:p>
          </table:table-cell>
          <table:table-cell table:formula="of:=SUBSTITUTE([.L184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84];&quot;, &quot;;[.R184];&quot;, &quot;;[.S184];&quot;, &quot;;[.O184];&quot;, &quot;;[.P184])" office:value-type="string" office:string-value="'AFF_CARRE', '200', 180, -1, 1, 1379323.5, 5226366.5" calcext:value-type="string">
            <text:p>'AFF_CARRE', '200', 180, -1, 1, 1379323.5, 5226366.5</text:p>
          </table:table-cell>
          <table:table-cell table:formula="of:=CONCATENATE(&quot;INSERT INTO &quot;;CHAR(34);&quot;SymboleTest&quot;;CHAR(34);&quot; VALUES (&quot;;[.T184];&quot;);&quot;)" office:value-type="string" office:string-value="INSERT INTO &quot;SymboleTest&quot; VALUES ('AFF_CARRE', '200', 180, -1, 1, 1379323.5, 5226366.5);" calcext:value-type="string">
            <text:p>INSERT INTO "SymboleTest" VALUES ('AFF_CARRE', '200', 180, -1, 1, 1379323.5, 5226366.5);</text:p>
          </table:table-cell>
        </table:table-row>
        <table:table-row table:style-name="ro1">
          <table:table-cell table:number-columns-repeated="7"/>
          <table:table-cell table:formula="of:=[.$E$174]+[.K185]*[.$G$2]" office:value-type="float" office:value="1379323.5" calcext:value-type="float">
            <text:p>1379323,5</text:p>
          </table:table-cell>
          <table:table-cell table:formula="of:=[.$F$174]+[.L185]*[.$G$2]" office:value-type="float" office:value="5226368" calcext:value-type="float">
            <text:p>5226368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9]" office:value-type="float" office:value="-1" calcext:value-type="float">
            <text:p>-1</text:p>
          </table:table-cell>
          <table:table-cell table:formula="of:=[.L149]" office:value-type="float" office:value="2" calcext:value-type="float">
            <text:p>2</text:p>
          </table:table-cell>
          <table:table-cell table:number-columns-repeated="2"/>
          <table:table-cell table:formula="of:=SUBSTITUTE([.H185];&quot;,&quot;;&quot;.&quot;)" office:value-type="string" office:string-value="1379323.5" calcext:value-type="string">
            <text:p>1379323.5</text:p>
          </table:table-cell>
          <table:table-cell table:formula="of:=SUBSTITUTE([.I185];&quot;,&quot;;&quot;.&quot;)" office:value-type="string" office:string-value="5226368" calcext:value-type="string">
            <text:p>5226368</text:p>
          </table:table-cell>
          <table:table-cell table:formula="of:=SUBSTITUTE([.J185];&quot;,&quot;;&quot;.&quot;)" office:value-type="string" office:string-value="180" calcext:value-type="string">
            <text:p>180</text:p>
          </table:table-cell>
          <table:table-cell table:formula="of:=SUBSTITUTE([.K185];&quot;,&quot;;&quot;.&quot;)" office:value-type="string" office:string-value="-1" calcext:value-type="string">
            <text:p>-1</text:p>
          </table:table-cell>
          <table:table-cell table:formula="of:=SUBSTITUTE([.L185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185];&quot;, &quot;;[.R185];&quot;, &quot;;[.S185];&quot;, &quot;;[.O185];&quot;, &quot;;[.P185])" office:value-type="string" office:string-value="'AFF_CARRE', '200', 180, -1, 2, 1379323.5, 5226368" calcext:value-type="string">
            <text:p>'AFF_CARRE', '200', 180, -1, 2, 1379323.5, 5226368</text:p>
          </table:table-cell>
          <table:table-cell table:formula="of:=CONCATENATE(&quot;INSERT INTO &quot;;CHAR(34);&quot;SymboleTest&quot;;CHAR(34);&quot; VALUES (&quot;;[.T185];&quot;);&quot;)" office:value-type="string" office:string-value="INSERT INTO &quot;SymboleTest&quot; VALUES ('AFF_CARRE', '200', 180, -1, 2, 1379323.5, 5226368);" calcext:value-type="string">
            <text:p>INSERT INTO "SymboleTest" VALUES ('AFF_CARRE', '200', 180, -1, 2, 1379323.5, 5226368);</text:p>
          </table:table-cell>
        </table:table-row>
        <table:table-row table:style-name="ro1">
          <table:table-cell table:number-columns-repeated="7"/>
          <table:table-cell table:formula="of:=[.$E$174]+[.K186]*[.$G$2]" office:value-type="float" office:value="1379324.25" calcext:value-type="float">
            <text:p>1379324,25</text:p>
          </table:table-cell>
          <table:table-cell table:formula="of:=[.$F$174]+[.L186]*[.$G$2]" office:value-type="float" office:value="5226362" calcext:value-type="float">
            <text:p>5226362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0]" office:value-type="float" office:value="-0.5" calcext:value-type="float">
            <text:p>-0,5</text:p>
          </table:table-cell>
          <table:table-cell table:formula="of:=[.L150]" office:value-type="float" office:value="-2" calcext:value-type="float">
            <text:p>-2</text:p>
          </table:table-cell>
          <table:table-cell table:number-columns-repeated="2"/>
          <table:table-cell table:formula="of:=SUBSTITUTE([.H186];&quot;,&quot;;&quot;.&quot;)" office:value-type="string" office:string-value="1379324.25" calcext:value-type="string">
            <text:p>1379324.25</text:p>
          </table:table-cell>
          <table:table-cell table:formula="of:=SUBSTITUTE([.I186];&quot;,&quot;;&quot;.&quot;)" office:value-type="string" office:string-value="5226362" calcext:value-type="string">
            <text:p>5226362</text:p>
          </table:table-cell>
          <table:table-cell table:formula="of:=SUBSTITUTE([.J186];&quot;,&quot;;&quot;.&quot;)" office:value-type="string" office:string-value="180" calcext:value-type="string">
            <text:p>180</text:p>
          </table:table-cell>
          <table:table-cell table:formula="of:=SUBSTITUTE([.K186];&quot;,&quot;;&quot;.&quot;)" office:value-type="string" office:string-value="-0.5" calcext:value-type="string">
            <text:p>-0.5</text:p>
          </table:table-cell>
          <table:table-cell table:formula="of:=SUBSTITUTE([.L186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86];&quot;, &quot;;[.R186];&quot;, &quot;;[.S186];&quot;, &quot;;[.O186];&quot;, &quot;;[.P186])" office:value-type="string" office:string-value="'AFF_CARRE', '200', 180, -0.5, -2, 1379324.25, 5226362" calcext:value-type="string">
            <text:p>'AFF_CARRE', '200', 180, -0.5, -2, 1379324.25, 5226362</text:p>
          </table:table-cell>
          <table:table-cell table:formula="of:=CONCATENATE(&quot;INSERT INTO &quot;;CHAR(34);&quot;SymboleTest&quot;;CHAR(34);&quot; VALUES (&quot;;[.T186];&quot;);&quot;)" office:value-type="string" office:string-value="INSERT INTO &quot;SymboleTest&quot; VALUES ('AFF_CARRE', '200', 180, -0.5, -2, 1379324.25, 5226362);" calcext:value-type="string">
            <text:p>INSERT INTO "SymboleTest" VALUES ('AFF_CARRE', '200', 180, -0.5, -2, 1379324.25, 5226362);</text:p>
          </table:table-cell>
        </table:table-row>
        <table:table-row table:style-name="ro1">
          <table:table-cell table:number-columns-repeated="7"/>
          <table:table-cell table:formula="of:=[.$E$174]+[.K187]*[.$G$2]" office:value-type="float" office:value="1379324.25" calcext:value-type="float">
            <text:p>1379324,25</text:p>
          </table:table-cell>
          <table:table-cell table:formula="of:=[.$F$174]+[.L187]*[.$G$2]" office:value-type="float" office:value="5226363.5" calcext:value-type="float">
            <text:p>5226363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1]" office:value-type="float" office:value="-0.5" calcext:value-type="float">
            <text:p>-0,5</text:p>
          </table:table-cell>
          <table:table-cell table:formula="of:=[.L151]" office:value-type="float" office:value="-1" calcext:value-type="float">
            <text:p>-1</text:p>
          </table:table-cell>
          <table:table-cell table:number-columns-repeated="2"/>
          <table:table-cell table:formula="of:=SUBSTITUTE([.H187];&quot;,&quot;;&quot;.&quot;)" office:value-type="string" office:string-value="1379324.25" calcext:value-type="string">
            <text:p>1379324.25</text:p>
          </table:table-cell>
          <table:table-cell table:formula="of:=SUBSTITUTE([.I187];&quot;,&quot;;&quot;.&quot;)" office:value-type="string" office:string-value="5226363.5" calcext:value-type="string">
            <text:p>5226363.5</text:p>
          </table:table-cell>
          <table:table-cell table:formula="of:=SUBSTITUTE([.J187];&quot;,&quot;;&quot;.&quot;)" office:value-type="string" office:string-value="180" calcext:value-type="string">
            <text:p>180</text:p>
          </table:table-cell>
          <table:table-cell table:formula="of:=SUBSTITUTE([.K187];&quot;,&quot;;&quot;.&quot;)" office:value-type="string" office:string-value="-0.5" calcext:value-type="string">
            <text:p>-0.5</text:p>
          </table:table-cell>
          <table:table-cell table:formula="of:=SUBSTITUTE([.L187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87];&quot;, &quot;;[.R187];&quot;, &quot;;[.S187];&quot;, &quot;;[.O187];&quot;, &quot;;[.P187])" office:value-type="string" office:string-value="'AFF_CARRE', '200', 180, -0.5, -1, 1379324.25, 5226363.5" calcext:value-type="string">
            <text:p>'AFF_CARRE', '200', 180, -0.5, -1, 1379324.25, 5226363.5</text:p>
          </table:table-cell>
          <table:table-cell table:formula="of:=CONCATENATE(&quot;INSERT INTO &quot;;CHAR(34);&quot;SymboleTest&quot;;CHAR(34);&quot; VALUES (&quot;;[.T187];&quot;);&quot;)" office:value-type="string" office:string-value="INSERT INTO &quot;SymboleTest&quot; VALUES ('AFF_CARRE', '200', 180, -0.5, -1, 1379324.25, 5226363.5);" calcext:value-type="string">
            <text:p>INSERT INTO "SymboleTest" VALUES ('AFF_CARRE', '200', 180, -0.5, -1, 1379324.25, 5226363.5);</text:p>
          </table:table-cell>
        </table:table-row>
        <table:table-row table:style-name="ro1">
          <table:table-cell table:number-columns-repeated="7"/>
          <table:table-cell table:formula="of:=[.$E$174]+[.K188]*[.$G$2]" office:value-type="float" office:value="1379324.25" calcext:value-type="float">
            <text:p>1379324,25</text:p>
          </table:table-cell>
          <table:table-cell table:formula="of:=[.$F$174]+[.L188]*[.$G$2]" office:value-type="float" office:value="5226364.25" calcext:value-type="float">
            <text:p>5226364,2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2]" office:value-type="float" office:value="-0.5" calcext:value-type="float">
            <text:p>-0,5</text:p>
          </table:table-cell>
          <table:table-cell table:formula="of:=[.L152]" office:value-type="float" office:value="-0.5" calcext:value-type="float">
            <text:p>-0,5</text:p>
          </table:table-cell>
          <table:table-cell table:number-columns-repeated="2"/>
          <table:table-cell table:formula="of:=SUBSTITUTE([.H188];&quot;,&quot;;&quot;.&quot;)" office:value-type="string" office:string-value="1379324.25" calcext:value-type="string">
            <text:p>1379324.25</text:p>
          </table:table-cell>
          <table:table-cell table:formula="of:=SUBSTITUTE([.I188];&quot;,&quot;;&quot;.&quot;)" office:value-type="string" office:string-value="5226364.25" calcext:value-type="string">
            <text:p>5226364.25</text:p>
          </table:table-cell>
          <table:table-cell table:formula="of:=SUBSTITUTE([.J188];&quot;,&quot;;&quot;.&quot;)" office:value-type="string" office:string-value="180" calcext:value-type="string">
            <text:p>180</text:p>
          </table:table-cell>
          <table:table-cell table:formula="of:=SUBSTITUTE([.K188];&quot;,&quot;;&quot;.&quot;)" office:value-type="string" office:string-value="-0.5" calcext:value-type="string">
            <text:p>-0.5</text:p>
          </table:table-cell>
          <table:table-cell table:formula="of:=SUBSTITUTE([.L188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88];&quot;, &quot;;[.R188];&quot;, &quot;;[.S188];&quot;, &quot;;[.O188];&quot;, &quot;;[.P188])" office:value-type="string" office:string-value="'AFF_CARRE', '200', 180, -0.5, -0.5, 1379324.25, 5226364.25" calcext:value-type="string">
            <text:p>'AFF_CARRE', '200', 180, -0.5, -0.5, 1379324.25, 5226364.25</text:p>
          </table:table-cell>
          <table:table-cell table:formula="of:=CONCATENATE(&quot;INSERT INTO &quot;;CHAR(34);&quot;SymboleTest&quot;;CHAR(34);&quot; VALUES (&quot;;[.T188];&quot;);&quot;)" office:value-type="string" office:string-value="INSERT INTO &quot;SymboleTest&quot; VALUES ('AFF_CARRE', '200', 180, -0.5, -0.5, 1379324.25, 5226364.25);" calcext:value-type="string">
            <text:p>INSERT INTO "SymboleTest" VALUES ('AFF_CARRE', '200', 180, -0.5, -0.5, 1379324.25, 5226364.25);</text:p>
          </table:table-cell>
        </table:table-row>
        <table:table-row table:style-name="ro1">
          <table:table-cell table:number-columns-repeated="7"/>
          <table:table-cell table:formula="of:=[.$E$174]+[.K189]*[.$G$2]" office:value-type="float" office:value="1379324.25" calcext:value-type="float">
            <text:p>1379324,25</text:p>
          </table:table-cell>
          <table:table-cell table:formula="of:=[.$F$174]+[.L189]*[.$G$2]" office:value-type="float" office:value="5226365.75" calcext:value-type="float">
            <text:p>5226365,7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3]" office:value-type="float" office:value="-0.5" calcext:value-type="float">
            <text:p>-0,5</text:p>
          </table:table-cell>
          <table:table-cell table:formula="of:=[.L153]" office:value-type="float" office:value="0.5" calcext:value-type="float">
            <text:p>0,5</text:p>
          </table:table-cell>
          <table:table-cell table:number-columns-repeated="2"/>
          <table:table-cell table:formula="of:=SUBSTITUTE([.H189];&quot;,&quot;;&quot;.&quot;)" office:value-type="string" office:string-value="1379324.25" calcext:value-type="string">
            <text:p>1379324.25</text:p>
          </table:table-cell>
          <table:table-cell table:formula="of:=SUBSTITUTE([.I189];&quot;,&quot;;&quot;.&quot;)" office:value-type="string" office:string-value="5226365.75" calcext:value-type="string">
            <text:p>5226365.75</text:p>
          </table:table-cell>
          <table:table-cell table:formula="of:=SUBSTITUTE([.J189];&quot;,&quot;;&quot;.&quot;)" office:value-type="string" office:string-value="180" calcext:value-type="string">
            <text:p>180</text:p>
          </table:table-cell>
          <table:table-cell table:formula="of:=SUBSTITUTE([.K189];&quot;,&quot;;&quot;.&quot;)" office:value-type="string" office:string-value="-0.5" calcext:value-type="string">
            <text:p>-0.5</text:p>
          </table:table-cell>
          <table:table-cell table:formula="of:=SUBSTITUTE([.L189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89];&quot;, &quot;;[.R189];&quot;, &quot;;[.S189];&quot;, &quot;;[.O189];&quot;, &quot;;[.P189])" office:value-type="string" office:string-value="'AFF_CARRE', '200', 180, -0.5, 0.5, 1379324.25, 5226365.75" calcext:value-type="string">
            <text:p>'AFF_CARRE', '200', 180, -0.5, 0.5, 1379324.25, 5226365.75</text:p>
          </table:table-cell>
          <table:table-cell table:formula="of:=CONCATENATE(&quot;INSERT INTO &quot;;CHAR(34);&quot;SymboleTest&quot;;CHAR(34);&quot; VALUES (&quot;;[.T189];&quot;);&quot;)" office:value-type="string" office:string-value="INSERT INTO &quot;SymboleTest&quot; VALUES ('AFF_CARRE', '200', 180, -0.5, 0.5, 1379324.25, 5226365.75);" calcext:value-type="string">
            <text:p>INSERT INTO "SymboleTest" VALUES ('AFF_CARRE', '200', 180, -0.5, 0.5, 1379324.25, 5226365.75);</text:p>
          </table:table-cell>
        </table:table-row>
        <table:table-row table:style-name="ro1">
          <table:table-cell table:number-columns-repeated="7"/>
          <table:table-cell table:formula="of:=[.$E$174]+[.K190]*[.$G$2]" office:value-type="float" office:value="1379324.25" calcext:value-type="float">
            <text:p>1379324,25</text:p>
          </table:table-cell>
          <table:table-cell table:formula="of:=[.$F$174]+[.L190]*[.$G$2]" office:value-type="float" office:value="5226366.5" calcext:value-type="float">
            <text:p>5226366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4]" office:value-type="float" office:value="-0.5" calcext:value-type="float">
            <text:p>-0,5</text:p>
          </table:table-cell>
          <table:table-cell table:formula="of:=[.L154]" office:value-type="float" office:value="1" calcext:value-type="float">
            <text:p>1</text:p>
          </table:table-cell>
          <table:table-cell table:number-columns-repeated="2"/>
          <table:table-cell table:formula="of:=SUBSTITUTE([.H190];&quot;,&quot;;&quot;.&quot;)" office:value-type="string" office:string-value="1379324.25" calcext:value-type="string">
            <text:p>1379324.25</text:p>
          </table:table-cell>
          <table:table-cell table:formula="of:=SUBSTITUTE([.I190];&quot;,&quot;;&quot;.&quot;)" office:value-type="string" office:string-value="5226366.5" calcext:value-type="string">
            <text:p>5226366.5</text:p>
          </table:table-cell>
          <table:table-cell table:formula="of:=SUBSTITUTE([.J190];&quot;,&quot;;&quot;.&quot;)" office:value-type="string" office:string-value="180" calcext:value-type="string">
            <text:p>180</text:p>
          </table:table-cell>
          <table:table-cell table:formula="of:=SUBSTITUTE([.K190];&quot;,&quot;;&quot;.&quot;)" office:value-type="string" office:string-value="-0.5" calcext:value-type="string">
            <text:p>-0.5</text:p>
          </table:table-cell>
          <table:table-cell table:formula="of:=SUBSTITUTE([.L190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90];&quot;, &quot;;[.R190];&quot;, &quot;;[.S190];&quot;, &quot;;[.O190];&quot;, &quot;;[.P190])" office:value-type="string" office:string-value="'AFF_CARRE', '200', 180, -0.5, 1, 1379324.25, 5226366.5" calcext:value-type="string">
            <text:p>'AFF_CARRE', '200', 180, -0.5, 1, 1379324.25, 5226366.5</text:p>
          </table:table-cell>
          <table:table-cell table:formula="of:=CONCATENATE(&quot;INSERT INTO &quot;;CHAR(34);&quot;SymboleTest&quot;;CHAR(34);&quot; VALUES (&quot;;[.T190];&quot;);&quot;)" office:value-type="string" office:string-value="INSERT INTO &quot;SymboleTest&quot; VALUES ('AFF_CARRE', '200', 180, -0.5, 1, 1379324.25, 5226366.5);" calcext:value-type="string">
            <text:p>INSERT INTO "SymboleTest" VALUES ('AFF_CARRE', '200', 180, -0.5, 1, 1379324.25, 5226366.5);</text:p>
          </table:table-cell>
        </table:table-row>
        <table:table-row table:style-name="ro1">
          <table:table-cell table:number-columns-repeated="7"/>
          <table:table-cell table:formula="of:=[.$E$174]+[.K191]*[.$G$2]" office:value-type="float" office:value="1379324.25" calcext:value-type="float">
            <text:p>1379324,25</text:p>
          </table:table-cell>
          <table:table-cell table:formula="of:=[.$F$174]+[.L191]*[.$G$2]" office:value-type="float" office:value="5226368" calcext:value-type="float">
            <text:p>5226368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5]" office:value-type="float" office:value="-0.5" calcext:value-type="float">
            <text:p>-0,5</text:p>
          </table:table-cell>
          <table:table-cell table:formula="of:=[.L155]" office:value-type="float" office:value="2" calcext:value-type="float">
            <text:p>2</text:p>
          </table:table-cell>
          <table:table-cell table:number-columns-repeated="2"/>
          <table:table-cell table:formula="of:=SUBSTITUTE([.H191];&quot;,&quot;;&quot;.&quot;)" office:value-type="string" office:string-value="1379324.25" calcext:value-type="string">
            <text:p>1379324.25</text:p>
          </table:table-cell>
          <table:table-cell table:formula="of:=SUBSTITUTE([.I191];&quot;,&quot;;&quot;.&quot;)" office:value-type="string" office:string-value="5226368" calcext:value-type="string">
            <text:p>5226368</text:p>
          </table:table-cell>
          <table:table-cell table:formula="of:=SUBSTITUTE([.J191];&quot;,&quot;;&quot;.&quot;)" office:value-type="string" office:string-value="180" calcext:value-type="string">
            <text:p>180</text:p>
          </table:table-cell>
          <table:table-cell table:formula="of:=SUBSTITUTE([.K191];&quot;,&quot;;&quot;.&quot;)" office:value-type="string" office:string-value="-0.5" calcext:value-type="string">
            <text:p>-0.5</text:p>
          </table:table-cell>
          <table:table-cell table:formula="of:=SUBSTITUTE([.L191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191];&quot;, &quot;;[.R191];&quot;, &quot;;[.S191];&quot;, &quot;;[.O191];&quot;, &quot;;[.P191])" office:value-type="string" office:string-value="'AFF_CARRE', '200', 180, -0.5, 2, 1379324.25, 5226368" calcext:value-type="string">
            <text:p>'AFF_CARRE', '200', 180, -0.5, 2, 1379324.25, 5226368</text:p>
          </table:table-cell>
          <table:table-cell table:formula="of:=CONCATENATE(&quot;INSERT INTO &quot;;CHAR(34);&quot;SymboleTest&quot;;CHAR(34);&quot; VALUES (&quot;;[.T191];&quot;);&quot;)" office:value-type="string" office:string-value="INSERT INTO &quot;SymboleTest&quot; VALUES ('AFF_CARRE', '200', 180, -0.5, 2, 1379324.25, 5226368);" calcext:value-type="string">
            <text:p>INSERT INTO "SymboleTest" VALUES ('AFF_CARRE', '200', 180, -0.5, 2, 1379324.25, 5226368);</text:p>
          </table:table-cell>
        </table:table-row>
        <table:table-row table:style-name="ro1">
          <table:table-cell table:number-columns-repeated="7"/>
          <table:table-cell table:formula="of:=[.$E$174]+[.K192]*[.$G$2]" office:value-type="float" office:value="1379325.75" calcext:value-type="float">
            <text:p>1379325,75</text:p>
          </table:table-cell>
          <table:table-cell table:formula="of:=[.$F$174]+[.L192]*[.$G$2]" office:value-type="float" office:value="5226362" calcext:value-type="float">
            <text:p>5226362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6]" office:value-type="float" office:value="0.5" calcext:value-type="float">
            <text:p>0,5</text:p>
          </table:table-cell>
          <table:table-cell table:formula="of:=[.L156]" office:value-type="float" office:value="-2" calcext:value-type="float">
            <text:p>-2</text:p>
          </table:table-cell>
          <table:table-cell table:number-columns-repeated="2"/>
          <table:table-cell table:formula="of:=SUBSTITUTE([.H192];&quot;,&quot;;&quot;.&quot;)" office:value-type="string" office:string-value="1379325.75" calcext:value-type="string">
            <text:p>1379325.75</text:p>
          </table:table-cell>
          <table:table-cell table:formula="of:=SUBSTITUTE([.I192];&quot;,&quot;;&quot;.&quot;)" office:value-type="string" office:string-value="5226362" calcext:value-type="string">
            <text:p>5226362</text:p>
          </table:table-cell>
          <table:table-cell table:formula="of:=SUBSTITUTE([.J192];&quot;,&quot;;&quot;.&quot;)" office:value-type="string" office:string-value="180" calcext:value-type="string">
            <text:p>180</text:p>
          </table:table-cell>
          <table:table-cell table:formula="of:=SUBSTITUTE([.K192];&quot;,&quot;;&quot;.&quot;)" office:value-type="string" office:string-value="0.5" calcext:value-type="string">
            <text:p>0.5</text:p>
          </table:table-cell>
          <table:table-cell table:formula="of:=SUBSTITUTE([.L192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92];&quot;, &quot;;[.R192];&quot;, &quot;;[.S192];&quot;, &quot;;[.O192];&quot;, &quot;;[.P192])" office:value-type="string" office:string-value="'AFF_CARRE', '200', 180, 0.5, -2, 1379325.75, 5226362" calcext:value-type="string">
            <text:p>'AFF_CARRE', '200', 180, 0.5, -2, 1379325.75, 5226362</text:p>
          </table:table-cell>
          <table:table-cell table:formula="of:=CONCATENATE(&quot;INSERT INTO &quot;;CHAR(34);&quot;SymboleTest&quot;;CHAR(34);&quot; VALUES (&quot;;[.T192];&quot;);&quot;)" office:value-type="string" office:string-value="INSERT INTO &quot;SymboleTest&quot; VALUES ('AFF_CARRE', '200', 180, 0.5, -2, 1379325.75, 5226362);" calcext:value-type="string">
            <text:p>INSERT INTO "SymboleTest" VALUES ('AFF_CARRE', '200', 180, 0.5, -2, 1379325.75, 5226362);</text:p>
          </table:table-cell>
        </table:table-row>
        <table:table-row table:style-name="ro1">
          <table:table-cell table:number-columns-repeated="7"/>
          <table:table-cell table:formula="of:=[.$E$174]+[.K193]*[.$G$2]" office:value-type="float" office:value="1379325.75" calcext:value-type="float">
            <text:p>1379325,75</text:p>
          </table:table-cell>
          <table:table-cell table:formula="of:=[.$F$174]+[.L193]*[.$G$2]" office:value-type="float" office:value="5226363.5" calcext:value-type="float">
            <text:p>5226363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7]" office:value-type="float" office:value="0.5" calcext:value-type="float">
            <text:p>0,5</text:p>
          </table:table-cell>
          <table:table-cell table:formula="of:=[.L157]" office:value-type="float" office:value="-1" calcext:value-type="float">
            <text:p>-1</text:p>
          </table:table-cell>
          <table:table-cell table:number-columns-repeated="2"/>
          <table:table-cell table:formula="of:=SUBSTITUTE([.H193];&quot;,&quot;;&quot;.&quot;)" office:value-type="string" office:string-value="1379325.75" calcext:value-type="string">
            <text:p>1379325.75</text:p>
          </table:table-cell>
          <table:table-cell table:formula="of:=SUBSTITUTE([.I193];&quot;,&quot;;&quot;.&quot;)" office:value-type="string" office:string-value="5226363.5" calcext:value-type="string">
            <text:p>5226363.5</text:p>
          </table:table-cell>
          <table:table-cell table:formula="of:=SUBSTITUTE([.J193];&quot;,&quot;;&quot;.&quot;)" office:value-type="string" office:string-value="180" calcext:value-type="string">
            <text:p>180</text:p>
          </table:table-cell>
          <table:table-cell table:formula="of:=SUBSTITUTE([.K193];&quot;,&quot;;&quot;.&quot;)" office:value-type="string" office:string-value="0.5" calcext:value-type="string">
            <text:p>0.5</text:p>
          </table:table-cell>
          <table:table-cell table:formula="of:=SUBSTITUTE([.L193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93];&quot;, &quot;;[.R193];&quot;, &quot;;[.S193];&quot;, &quot;;[.O193];&quot;, &quot;;[.P193])" office:value-type="string" office:string-value="'AFF_CARRE', '200', 180, 0.5, -1, 1379325.75, 5226363.5" calcext:value-type="string">
            <text:p>'AFF_CARRE', '200', 180, 0.5, -1, 1379325.75, 5226363.5</text:p>
          </table:table-cell>
          <table:table-cell table:formula="of:=CONCATENATE(&quot;INSERT INTO &quot;;CHAR(34);&quot;SymboleTest&quot;;CHAR(34);&quot; VALUES (&quot;;[.T193];&quot;);&quot;)" office:value-type="string" office:string-value="INSERT INTO &quot;SymboleTest&quot; VALUES ('AFF_CARRE', '200', 180, 0.5, -1, 1379325.75, 5226363.5);" calcext:value-type="string">
            <text:p>INSERT INTO "SymboleTest" VALUES ('AFF_CARRE', '200', 180, 0.5, -1, 1379325.75, 5226363.5);</text:p>
          </table:table-cell>
        </table:table-row>
        <table:table-row table:style-name="ro1">
          <table:table-cell table:number-columns-repeated="7"/>
          <table:table-cell table:formula="of:=[.$E$174]+[.K194]*[.$G$2]" office:value-type="float" office:value="1379325.75" calcext:value-type="float">
            <text:p>1379325,75</text:p>
          </table:table-cell>
          <table:table-cell table:formula="of:=[.$F$174]+[.L194]*[.$G$2]" office:value-type="float" office:value="5226364.25" calcext:value-type="float">
            <text:p>5226364,2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8]" office:value-type="float" office:value="0.5" calcext:value-type="float">
            <text:p>0,5</text:p>
          </table:table-cell>
          <table:table-cell table:formula="of:=[.L158]" office:value-type="float" office:value="-0.5" calcext:value-type="float">
            <text:p>-0,5</text:p>
          </table:table-cell>
          <table:table-cell table:number-columns-repeated="2"/>
          <table:table-cell table:formula="of:=SUBSTITUTE([.H194];&quot;,&quot;;&quot;.&quot;)" office:value-type="string" office:string-value="1379325.75" calcext:value-type="string">
            <text:p>1379325.75</text:p>
          </table:table-cell>
          <table:table-cell table:formula="of:=SUBSTITUTE([.I194];&quot;,&quot;;&quot;.&quot;)" office:value-type="string" office:string-value="5226364.25" calcext:value-type="string">
            <text:p>5226364.25</text:p>
          </table:table-cell>
          <table:table-cell table:formula="of:=SUBSTITUTE([.J194];&quot;,&quot;;&quot;.&quot;)" office:value-type="string" office:string-value="180" calcext:value-type="string">
            <text:p>180</text:p>
          </table:table-cell>
          <table:table-cell table:formula="of:=SUBSTITUTE([.K194];&quot;,&quot;;&quot;.&quot;)" office:value-type="string" office:string-value="0.5" calcext:value-type="string">
            <text:p>0.5</text:p>
          </table:table-cell>
          <table:table-cell table:formula="of:=SUBSTITUTE([.L194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194];&quot;, &quot;;[.R194];&quot;, &quot;;[.S194];&quot;, &quot;;[.O194];&quot;, &quot;;[.P194])" office:value-type="string" office:string-value="'AFF_CARRE', '200', 180, 0.5, -0.5, 1379325.75, 5226364.25" calcext:value-type="string">
            <text:p>'AFF_CARRE', '200', 180, 0.5, -0.5, 1379325.75, 5226364.25</text:p>
          </table:table-cell>
          <table:table-cell table:formula="of:=CONCATENATE(&quot;INSERT INTO &quot;;CHAR(34);&quot;SymboleTest&quot;;CHAR(34);&quot; VALUES (&quot;;[.T194];&quot;);&quot;)" office:value-type="string" office:string-value="INSERT INTO &quot;SymboleTest&quot; VALUES ('AFF_CARRE', '200', 180, 0.5, -0.5, 1379325.75, 5226364.25);" calcext:value-type="string">
            <text:p>INSERT INTO "SymboleTest" VALUES ('AFF_CARRE', '200', 180, 0.5, -0.5, 1379325.75, 5226364.25);</text:p>
          </table:table-cell>
        </table:table-row>
        <table:table-row table:style-name="ro1">
          <table:table-cell table:number-columns-repeated="7"/>
          <table:table-cell table:formula="of:=[.$E$174]+[.K195]*[.$G$2]" office:value-type="float" office:value="1379325.75" calcext:value-type="float">
            <text:p>1379325,75</text:p>
          </table:table-cell>
          <table:table-cell table:formula="of:=[.$F$174]+[.L195]*[.$G$2]" office:value-type="float" office:value="5226365.75" calcext:value-type="float">
            <text:p>5226365,7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9]" office:value-type="float" office:value="0.5" calcext:value-type="float">
            <text:p>0,5</text:p>
          </table:table-cell>
          <table:table-cell table:formula="of:=[.L159]" office:value-type="float" office:value="0.5" calcext:value-type="float">
            <text:p>0,5</text:p>
          </table:table-cell>
          <table:table-cell table:number-columns-repeated="2"/>
          <table:table-cell table:formula="of:=SUBSTITUTE([.H195];&quot;,&quot;;&quot;.&quot;)" office:value-type="string" office:string-value="1379325.75" calcext:value-type="string">
            <text:p>1379325.75</text:p>
          </table:table-cell>
          <table:table-cell table:formula="of:=SUBSTITUTE([.I195];&quot;,&quot;;&quot;.&quot;)" office:value-type="string" office:string-value="5226365.75" calcext:value-type="string">
            <text:p>5226365.75</text:p>
          </table:table-cell>
          <table:table-cell table:formula="of:=SUBSTITUTE([.J195];&quot;,&quot;;&quot;.&quot;)" office:value-type="string" office:string-value="180" calcext:value-type="string">
            <text:p>180</text:p>
          </table:table-cell>
          <table:table-cell table:formula="of:=SUBSTITUTE([.K195];&quot;,&quot;;&quot;.&quot;)" office:value-type="string" office:string-value="0.5" calcext:value-type="string">
            <text:p>0.5</text:p>
          </table:table-cell>
          <table:table-cell table:formula="of:=SUBSTITUTE([.L195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195];&quot;, &quot;;[.R195];&quot;, &quot;;[.S195];&quot;, &quot;;[.O195];&quot;, &quot;;[.P195])" office:value-type="string" office:string-value="'AFF_CARRE', '200', 180, 0.5, 0.5, 1379325.75, 5226365.75" calcext:value-type="string">
            <text:p>'AFF_CARRE', '200', 180, 0.5, 0.5, 1379325.75, 5226365.75</text:p>
          </table:table-cell>
          <table:table-cell table:formula="of:=CONCATENATE(&quot;INSERT INTO &quot;;CHAR(34);&quot;SymboleTest&quot;;CHAR(34);&quot; VALUES (&quot;;[.T195];&quot;);&quot;)" office:value-type="string" office:string-value="INSERT INTO &quot;SymboleTest&quot; VALUES ('AFF_CARRE', '200', 180, 0.5, 0.5, 1379325.75, 5226365.75);" calcext:value-type="string">
            <text:p>INSERT INTO "SymboleTest" VALUES ('AFF_CARRE', '200', 180, 0.5, 0.5, 1379325.75, 5226365.75);</text:p>
          </table:table-cell>
        </table:table-row>
        <table:table-row table:style-name="ro1">
          <table:table-cell table:number-columns-repeated="7"/>
          <table:table-cell table:formula="of:=[.$E$174]+[.K196]*[.$G$2]" office:value-type="float" office:value="1379325.75" calcext:value-type="float">
            <text:p>1379325,75</text:p>
          </table:table-cell>
          <table:table-cell table:formula="of:=[.$F$174]+[.L196]*[.$G$2]" office:value-type="float" office:value="5226366.5" calcext:value-type="float">
            <text:p>5226366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0]" office:value-type="float" office:value="0.5" calcext:value-type="float">
            <text:p>0,5</text:p>
          </table:table-cell>
          <table:table-cell table:formula="of:=[.L160]" office:value-type="float" office:value="1" calcext:value-type="float">
            <text:p>1</text:p>
          </table:table-cell>
          <table:table-cell table:number-columns-repeated="2"/>
          <table:table-cell table:formula="of:=SUBSTITUTE([.H196];&quot;,&quot;;&quot;.&quot;)" office:value-type="string" office:string-value="1379325.75" calcext:value-type="string">
            <text:p>1379325.75</text:p>
          </table:table-cell>
          <table:table-cell table:formula="of:=SUBSTITUTE([.I196];&quot;,&quot;;&quot;.&quot;)" office:value-type="string" office:string-value="5226366.5" calcext:value-type="string">
            <text:p>5226366.5</text:p>
          </table:table-cell>
          <table:table-cell table:formula="of:=SUBSTITUTE([.J196];&quot;,&quot;;&quot;.&quot;)" office:value-type="string" office:string-value="180" calcext:value-type="string">
            <text:p>180</text:p>
          </table:table-cell>
          <table:table-cell table:formula="of:=SUBSTITUTE([.K196];&quot;,&quot;;&quot;.&quot;)" office:value-type="string" office:string-value="0.5" calcext:value-type="string">
            <text:p>0.5</text:p>
          </table:table-cell>
          <table:table-cell table:formula="of:=SUBSTITUTE([.L196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196];&quot;, &quot;;[.R196];&quot;, &quot;;[.S196];&quot;, &quot;;[.O196];&quot;, &quot;;[.P196])" office:value-type="string" office:string-value="'AFF_CARRE', '200', 180, 0.5, 1, 1379325.75, 5226366.5" calcext:value-type="string">
            <text:p>'AFF_CARRE', '200', 180, 0.5, 1, 1379325.75, 5226366.5</text:p>
          </table:table-cell>
          <table:table-cell table:formula="of:=CONCATENATE(&quot;INSERT INTO &quot;;CHAR(34);&quot;SymboleTest&quot;;CHAR(34);&quot; VALUES (&quot;;[.T196];&quot;);&quot;)" office:value-type="string" office:string-value="INSERT INTO &quot;SymboleTest&quot; VALUES ('AFF_CARRE', '200', 180, 0.5, 1, 1379325.75, 5226366.5);" calcext:value-type="string">
            <text:p>INSERT INTO "SymboleTest" VALUES ('AFF_CARRE', '200', 180, 0.5, 1, 1379325.75, 5226366.5);</text:p>
          </table:table-cell>
        </table:table-row>
        <table:table-row table:style-name="ro1">
          <table:table-cell table:number-columns-repeated="7"/>
          <table:table-cell table:formula="of:=[.$E$174]+[.K197]*[.$G$2]" office:value-type="float" office:value="1379325.75" calcext:value-type="float">
            <text:p>1379325,75</text:p>
          </table:table-cell>
          <table:table-cell table:formula="of:=[.$F$174]+[.L197]*[.$G$2]" office:value-type="float" office:value="5226368" calcext:value-type="float">
            <text:p>5226368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1]" office:value-type="float" office:value="0.5" calcext:value-type="float">
            <text:p>0,5</text:p>
          </table:table-cell>
          <table:table-cell table:formula="of:=[.L161]" office:value-type="float" office:value="2" calcext:value-type="float">
            <text:p>2</text:p>
          </table:table-cell>
          <table:table-cell table:number-columns-repeated="2"/>
          <table:table-cell table:formula="of:=SUBSTITUTE([.H197];&quot;,&quot;;&quot;.&quot;)" office:value-type="string" office:string-value="1379325.75" calcext:value-type="string">
            <text:p>1379325.75</text:p>
          </table:table-cell>
          <table:table-cell table:formula="of:=SUBSTITUTE([.I197];&quot;,&quot;;&quot;.&quot;)" office:value-type="string" office:string-value="5226368" calcext:value-type="string">
            <text:p>5226368</text:p>
          </table:table-cell>
          <table:table-cell table:formula="of:=SUBSTITUTE([.J197];&quot;,&quot;;&quot;.&quot;)" office:value-type="string" office:string-value="180" calcext:value-type="string">
            <text:p>180</text:p>
          </table:table-cell>
          <table:table-cell table:formula="of:=SUBSTITUTE([.K197];&quot;,&quot;;&quot;.&quot;)" office:value-type="string" office:string-value="0.5" calcext:value-type="string">
            <text:p>0.5</text:p>
          </table:table-cell>
          <table:table-cell table:formula="of:=SUBSTITUTE([.L197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197];&quot;, &quot;;[.R197];&quot;, &quot;;[.S197];&quot;, &quot;;[.O197];&quot;, &quot;;[.P197])" office:value-type="string" office:string-value="'AFF_CARRE', '200', 180, 0.5, 2, 1379325.75, 5226368" calcext:value-type="string">
            <text:p>'AFF_CARRE', '200', 180, 0.5, 2, 1379325.75, 5226368</text:p>
          </table:table-cell>
          <table:table-cell table:formula="of:=CONCATENATE(&quot;INSERT INTO &quot;;CHAR(34);&quot;SymboleTest&quot;;CHAR(34);&quot; VALUES (&quot;;[.T197];&quot;);&quot;)" office:value-type="string" office:string-value="INSERT INTO &quot;SymboleTest&quot; VALUES ('AFF_CARRE', '200', 180, 0.5, 2, 1379325.75, 5226368);" calcext:value-type="string">
            <text:p>INSERT INTO "SymboleTest" VALUES ('AFF_CARRE', '200', 180, 0.5, 2, 1379325.75, 5226368);</text:p>
          </table:table-cell>
        </table:table-row>
        <table:table-row table:style-name="ro1">
          <table:table-cell table:number-columns-repeated="7"/>
          <table:table-cell table:formula="of:=[.$E$174]+[.K198]*[.$G$2]" office:value-type="float" office:value="1379326.5" calcext:value-type="float">
            <text:p>1379326,5</text:p>
          </table:table-cell>
          <table:table-cell table:formula="of:=[.$F$174]+[.L198]*[.$G$2]" office:value-type="float" office:value="5226362" calcext:value-type="float">
            <text:p>5226362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2]" office:value-type="float" office:value="1" calcext:value-type="float">
            <text:p>1</text:p>
          </table:table-cell>
          <table:table-cell table:formula="of:=[.L162]" office:value-type="float" office:value="-2" calcext:value-type="float">
            <text:p>-2</text:p>
          </table:table-cell>
          <table:table-cell table:number-columns-repeated="2"/>
          <table:table-cell table:formula="of:=SUBSTITUTE([.H198];&quot;,&quot;;&quot;.&quot;)" office:value-type="string" office:string-value="1379326.5" calcext:value-type="string">
            <text:p>1379326.5</text:p>
          </table:table-cell>
          <table:table-cell table:formula="of:=SUBSTITUTE([.I198];&quot;,&quot;;&quot;.&quot;)" office:value-type="string" office:string-value="5226362" calcext:value-type="string">
            <text:p>5226362</text:p>
          </table:table-cell>
          <table:table-cell table:formula="of:=SUBSTITUTE([.J198];&quot;,&quot;;&quot;.&quot;)" office:value-type="string" office:string-value="180" calcext:value-type="string">
            <text:p>180</text:p>
          </table:table-cell>
          <table:table-cell table:formula="of:=SUBSTITUTE([.K198];&quot;,&quot;;&quot;.&quot;)" office:value-type="string" office:string-value="1" calcext:value-type="string">
            <text:p>1</text:p>
          </table:table-cell>
          <table:table-cell table:formula="of:=SUBSTITUTE([.L198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198];&quot;, &quot;;[.R198];&quot;, &quot;;[.S198];&quot;, &quot;;[.O198];&quot;, &quot;;[.P198])" office:value-type="string" office:string-value="'AFF_CARRE', '200', 180, 1, -2, 1379326.5, 5226362" calcext:value-type="string">
            <text:p>'AFF_CARRE', '200', 180, 1, -2, 1379326.5, 5226362</text:p>
          </table:table-cell>
          <table:table-cell table:formula="of:=CONCATENATE(&quot;INSERT INTO &quot;;CHAR(34);&quot;SymboleTest&quot;;CHAR(34);&quot; VALUES (&quot;;[.T198];&quot;);&quot;)" office:value-type="string" office:string-value="INSERT INTO &quot;SymboleTest&quot; VALUES ('AFF_CARRE', '200', 180, 1, -2, 1379326.5, 5226362);" calcext:value-type="string">
            <text:p>INSERT INTO "SymboleTest" VALUES ('AFF_CARRE', '200', 180, 1, -2, 1379326.5, 5226362);</text:p>
          </table:table-cell>
        </table:table-row>
        <table:table-row table:style-name="ro1">
          <table:table-cell table:number-columns-repeated="7"/>
          <table:table-cell table:formula="of:=[.$E$174]+[.K199]*[.$G$2]" office:value-type="float" office:value="1379326.5" calcext:value-type="float">
            <text:p>1379326,5</text:p>
          </table:table-cell>
          <table:table-cell table:formula="of:=[.$F$174]+[.L199]*[.$G$2]" office:value-type="float" office:value="5226363.5" calcext:value-type="float">
            <text:p>5226363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3]" office:value-type="float" office:value="1" calcext:value-type="float">
            <text:p>1</text:p>
          </table:table-cell>
          <table:table-cell table:formula="of:=[.L163]" office:value-type="float" office:value="-1" calcext:value-type="float">
            <text:p>-1</text:p>
          </table:table-cell>
          <table:table-cell table:number-columns-repeated="2"/>
          <table:table-cell table:formula="of:=SUBSTITUTE([.H199];&quot;,&quot;;&quot;.&quot;)" office:value-type="string" office:string-value="1379326.5" calcext:value-type="string">
            <text:p>1379326.5</text:p>
          </table:table-cell>
          <table:table-cell table:formula="of:=SUBSTITUTE([.I199];&quot;,&quot;;&quot;.&quot;)" office:value-type="string" office:string-value="5226363.5" calcext:value-type="string">
            <text:p>5226363.5</text:p>
          </table:table-cell>
          <table:table-cell table:formula="of:=SUBSTITUTE([.J199];&quot;,&quot;;&quot;.&quot;)" office:value-type="string" office:string-value="180" calcext:value-type="string">
            <text:p>180</text:p>
          </table:table-cell>
          <table:table-cell table:formula="of:=SUBSTITUTE([.K199];&quot;,&quot;;&quot;.&quot;)" office:value-type="string" office:string-value="1" calcext:value-type="string">
            <text:p>1</text:p>
          </table:table-cell>
          <table:table-cell table:formula="of:=SUBSTITUTE([.L199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199];&quot;, &quot;;[.R199];&quot;, &quot;;[.S199];&quot;, &quot;;[.O199];&quot;, &quot;;[.P199])" office:value-type="string" office:string-value="'AFF_CARRE', '200', 180, 1, -1, 1379326.5, 5226363.5" calcext:value-type="string">
            <text:p>'AFF_CARRE', '200', 180, 1, -1, 1379326.5, 5226363.5</text:p>
          </table:table-cell>
          <table:table-cell table:formula="of:=CONCATENATE(&quot;INSERT INTO &quot;;CHAR(34);&quot;SymboleTest&quot;;CHAR(34);&quot; VALUES (&quot;;[.T199];&quot;);&quot;)" office:value-type="string" office:string-value="INSERT INTO &quot;SymboleTest&quot; VALUES ('AFF_CARRE', '200', 180, 1, -1, 1379326.5, 5226363.5);" calcext:value-type="string">
            <text:p>INSERT INTO "SymboleTest" VALUES ('AFF_CARRE', '200', 180, 1, -1, 1379326.5, 5226363.5);</text:p>
          </table:table-cell>
        </table:table-row>
        <table:table-row table:style-name="ro1">
          <table:table-cell table:number-columns-repeated="7"/>
          <table:table-cell table:formula="of:=[.$E$174]+[.K200]*[.$G$2]" office:value-type="float" office:value="1379326.5" calcext:value-type="float">
            <text:p>1379326,5</text:p>
          </table:table-cell>
          <table:table-cell table:formula="of:=[.$F$174]+[.L200]*[.$G$2]" office:value-type="float" office:value="5226364.25" calcext:value-type="float">
            <text:p>5226364,2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4]" office:value-type="float" office:value="1" calcext:value-type="float">
            <text:p>1</text:p>
          </table:table-cell>
          <table:table-cell table:formula="of:=[.L164]" office:value-type="float" office:value="-0.5" calcext:value-type="float">
            <text:p>-0,5</text:p>
          </table:table-cell>
          <table:table-cell table:number-columns-repeated="2"/>
          <table:table-cell table:formula="of:=SUBSTITUTE([.H200];&quot;,&quot;;&quot;.&quot;)" office:value-type="string" office:string-value="1379326.5" calcext:value-type="string">
            <text:p>1379326.5</text:p>
          </table:table-cell>
          <table:table-cell table:formula="of:=SUBSTITUTE([.I200];&quot;,&quot;;&quot;.&quot;)" office:value-type="string" office:string-value="5226364.25" calcext:value-type="string">
            <text:p>5226364.25</text:p>
          </table:table-cell>
          <table:table-cell table:formula="of:=SUBSTITUTE([.J200];&quot;,&quot;;&quot;.&quot;)" office:value-type="string" office:string-value="180" calcext:value-type="string">
            <text:p>180</text:p>
          </table:table-cell>
          <table:table-cell table:formula="of:=SUBSTITUTE([.K200];&quot;,&quot;;&quot;.&quot;)" office:value-type="string" office:string-value="1" calcext:value-type="string">
            <text:p>1</text:p>
          </table:table-cell>
          <table:table-cell table:formula="of:=SUBSTITUTE([.L200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00];&quot;, &quot;;[.R200];&quot;, &quot;;[.S200];&quot;, &quot;;[.O200];&quot;, &quot;;[.P200])" office:value-type="string" office:string-value="'AFF_CARRE', '200', 180, 1, -0.5, 1379326.5, 5226364.25" calcext:value-type="string">
            <text:p>'AFF_CARRE', '200', 180, 1, -0.5, 1379326.5, 5226364.25</text:p>
          </table:table-cell>
          <table:table-cell table:formula="of:=CONCATENATE(&quot;INSERT INTO &quot;;CHAR(34);&quot;SymboleTest&quot;;CHAR(34);&quot; VALUES (&quot;;[.T200];&quot;);&quot;)" office:value-type="string" office:string-value="INSERT INTO &quot;SymboleTest&quot; VALUES ('AFF_CARRE', '200', 180, 1, -0.5, 1379326.5, 5226364.25);" calcext:value-type="string">
            <text:p>INSERT INTO "SymboleTest" VALUES ('AFF_CARRE', '200', 180, 1, -0.5, 1379326.5, 5226364.25);</text:p>
          </table:table-cell>
        </table:table-row>
        <table:table-row table:style-name="ro1">
          <table:table-cell table:number-columns-repeated="7"/>
          <table:table-cell table:formula="of:=[.$E$174]+[.K201]*[.$G$2]" office:value-type="float" office:value="1379326.5" calcext:value-type="float">
            <text:p>1379326,5</text:p>
          </table:table-cell>
          <table:table-cell table:formula="of:=[.$F$174]+[.L201]*[.$G$2]" office:value-type="float" office:value="5226365.75" calcext:value-type="float">
            <text:p>5226365,7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5]" office:value-type="float" office:value="1" calcext:value-type="float">
            <text:p>1</text:p>
          </table:table-cell>
          <table:table-cell table:formula="of:=[.L165]" office:value-type="float" office:value="0.5" calcext:value-type="float">
            <text:p>0,5</text:p>
          </table:table-cell>
          <table:table-cell table:number-columns-repeated="2"/>
          <table:table-cell table:formula="of:=SUBSTITUTE([.H201];&quot;,&quot;;&quot;.&quot;)" office:value-type="string" office:string-value="1379326.5" calcext:value-type="string">
            <text:p>1379326.5</text:p>
          </table:table-cell>
          <table:table-cell table:formula="of:=SUBSTITUTE([.I201];&quot;,&quot;;&quot;.&quot;)" office:value-type="string" office:string-value="5226365.75" calcext:value-type="string">
            <text:p>5226365.75</text:p>
          </table:table-cell>
          <table:table-cell table:formula="of:=SUBSTITUTE([.J201];&quot;,&quot;;&quot;.&quot;)" office:value-type="string" office:string-value="180" calcext:value-type="string">
            <text:p>180</text:p>
          </table:table-cell>
          <table:table-cell table:formula="of:=SUBSTITUTE([.K201];&quot;,&quot;;&quot;.&quot;)" office:value-type="string" office:string-value="1" calcext:value-type="string">
            <text:p>1</text:p>
          </table:table-cell>
          <table:table-cell table:formula="of:=SUBSTITUTE([.L201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01];&quot;, &quot;;[.R201];&quot;, &quot;;[.S201];&quot;, &quot;;[.O201];&quot;, &quot;;[.P201])" office:value-type="string" office:string-value="'AFF_CARRE', '200', 180, 1, 0.5, 1379326.5, 5226365.75" calcext:value-type="string">
            <text:p>'AFF_CARRE', '200', 180, 1, 0.5, 1379326.5, 5226365.75</text:p>
          </table:table-cell>
          <table:table-cell table:formula="of:=CONCATENATE(&quot;INSERT INTO &quot;;CHAR(34);&quot;SymboleTest&quot;;CHAR(34);&quot; VALUES (&quot;;[.T201];&quot;);&quot;)" office:value-type="string" office:string-value="INSERT INTO &quot;SymboleTest&quot; VALUES ('AFF_CARRE', '200', 180, 1, 0.5, 1379326.5, 5226365.75);" calcext:value-type="string">
            <text:p>INSERT INTO "SymboleTest" VALUES ('AFF_CARRE', '200', 180, 1, 0.5, 1379326.5, 5226365.75);</text:p>
          </table:table-cell>
        </table:table-row>
        <table:table-row table:style-name="ro1">
          <table:table-cell table:number-columns-repeated="7"/>
          <table:table-cell table:formula="of:=[.$E$174]+[.K202]*[.$G$2]" office:value-type="float" office:value="1379326.5" calcext:value-type="float">
            <text:p>1379326,5</text:p>
          </table:table-cell>
          <table:table-cell table:formula="of:=[.$F$174]+[.L202]*[.$G$2]" office:value-type="float" office:value="5226366.5" calcext:value-type="float">
            <text:p>5226366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6]" office:value-type="float" office:value="1" calcext:value-type="float">
            <text:p>1</text:p>
          </table:table-cell>
          <table:table-cell table:formula="of:=[.L166]" office:value-type="float" office:value="1" calcext:value-type="float">
            <text:p>1</text:p>
          </table:table-cell>
          <table:table-cell table:number-columns-repeated="2"/>
          <table:table-cell table:formula="of:=SUBSTITUTE([.H202];&quot;,&quot;;&quot;.&quot;)" office:value-type="string" office:string-value="1379326.5" calcext:value-type="string">
            <text:p>1379326.5</text:p>
          </table:table-cell>
          <table:table-cell table:formula="of:=SUBSTITUTE([.I202];&quot;,&quot;;&quot;.&quot;)" office:value-type="string" office:string-value="5226366.5" calcext:value-type="string">
            <text:p>5226366.5</text:p>
          </table:table-cell>
          <table:table-cell table:formula="of:=SUBSTITUTE([.J202];&quot;,&quot;;&quot;.&quot;)" office:value-type="string" office:string-value="180" calcext:value-type="string">
            <text:p>180</text:p>
          </table:table-cell>
          <table:table-cell table:formula="of:=SUBSTITUTE([.K202];&quot;,&quot;;&quot;.&quot;)" office:value-type="string" office:string-value="1" calcext:value-type="string">
            <text:p>1</text:p>
          </table:table-cell>
          <table:table-cell table:formula="of:=SUBSTITUTE([.L202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02];&quot;, &quot;;[.R202];&quot;, &quot;;[.S202];&quot;, &quot;;[.O202];&quot;, &quot;;[.P202])" office:value-type="string" office:string-value="'AFF_CARRE', '200', 180, 1, 1, 1379326.5, 5226366.5" calcext:value-type="string">
            <text:p>'AFF_CARRE', '200', 180, 1, 1, 1379326.5, 5226366.5</text:p>
          </table:table-cell>
          <table:table-cell table:formula="of:=CONCATENATE(&quot;INSERT INTO &quot;;CHAR(34);&quot;SymboleTest&quot;;CHAR(34);&quot; VALUES (&quot;;[.T202];&quot;);&quot;)" office:value-type="string" office:string-value="INSERT INTO &quot;SymboleTest&quot; VALUES ('AFF_CARRE', '200', 180, 1, 1, 1379326.5, 5226366.5);" calcext:value-type="string">
            <text:p>INSERT INTO "SymboleTest" VALUES ('AFF_CARRE', '200', 180, 1, 1, 1379326.5, 5226366.5);</text:p>
          </table:table-cell>
        </table:table-row>
        <table:table-row table:style-name="ro1">
          <table:table-cell table:number-columns-repeated="7"/>
          <table:table-cell table:formula="of:=[.$E$174]+[.K203]*[.$G$2]" office:value-type="float" office:value="1379326.5" calcext:value-type="float">
            <text:p>1379326,5</text:p>
          </table:table-cell>
          <table:table-cell table:formula="of:=[.$F$174]+[.L203]*[.$G$2]" office:value-type="float" office:value="5226368" calcext:value-type="float">
            <text:p>5226368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7]" office:value-type="float" office:value="1" calcext:value-type="float">
            <text:p>1</text:p>
          </table:table-cell>
          <table:table-cell table:formula="of:=[.L167]" office:value-type="float" office:value="2" calcext:value-type="float">
            <text:p>2</text:p>
          </table:table-cell>
          <table:table-cell table:number-columns-repeated="2"/>
          <table:table-cell table:formula="of:=SUBSTITUTE([.H203];&quot;,&quot;;&quot;.&quot;)" office:value-type="string" office:string-value="1379326.5" calcext:value-type="string">
            <text:p>1379326.5</text:p>
          </table:table-cell>
          <table:table-cell table:formula="of:=SUBSTITUTE([.I203];&quot;,&quot;;&quot;.&quot;)" office:value-type="string" office:string-value="5226368" calcext:value-type="string">
            <text:p>5226368</text:p>
          </table:table-cell>
          <table:table-cell table:formula="of:=SUBSTITUTE([.J203];&quot;,&quot;;&quot;.&quot;)" office:value-type="string" office:string-value="180" calcext:value-type="string">
            <text:p>180</text:p>
          </table:table-cell>
          <table:table-cell table:formula="of:=SUBSTITUTE([.K203];&quot;,&quot;;&quot;.&quot;)" office:value-type="string" office:string-value="1" calcext:value-type="string">
            <text:p>1</text:p>
          </table:table-cell>
          <table:table-cell table:formula="of:=SUBSTITUTE([.L203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03];&quot;, &quot;;[.R203];&quot;, &quot;;[.S203];&quot;, &quot;;[.O203];&quot;, &quot;;[.P203])" office:value-type="string" office:string-value="'AFF_CARRE', '200', 180, 1, 2, 1379326.5, 5226368" calcext:value-type="string">
            <text:p>'AFF_CARRE', '200', 180, 1, 2, 1379326.5, 5226368</text:p>
          </table:table-cell>
          <table:table-cell table:formula="of:=CONCATENATE(&quot;INSERT INTO &quot;;CHAR(34);&quot;SymboleTest&quot;;CHAR(34);&quot; VALUES (&quot;;[.T203];&quot;);&quot;)" office:value-type="string" office:string-value="INSERT INTO &quot;SymboleTest&quot; VALUES ('AFF_CARRE', '200', 180, 1, 2, 1379326.5, 5226368);" calcext:value-type="string">
            <text:p>INSERT INTO "SymboleTest" VALUES ('AFF_CARRE', '200', 180, 1, 2, 1379326.5, 5226368);</text:p>
          </table:table-cell>
        </table:table-row>
        <table:table-row table:style-name="ro1">
          <table:table-cell table:number-columns-repeated="7"/>
          <table:table-cell table:formula="of:=[.$E$174]+[.K204]*[.$G$2]" office:value-type="float" office:value="1379328" calcext:value-type="float">
            <text:p>1379328</text:p>
          </table:table-cell>
          <table:table-cell table:formula="of:=[.$F$174]+[.L204]*[.$G$2]" office:value-type="float" office:value="5226362" calcext:value-type="float">
            <text:p>5226362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8]" office:value-type="float" office:value="2" calcext:value-type="float">
            <text:p>2</text:p>
          </table:table-cell>
          <table:table-cell table:formula="of:=[.L168]" office:value-type="float" office:value="-2" calcext:value-type="float">
            <text:p>-2</text:p>
          </table:table-cell>
          <table:table-cell table:number-columns-repeated="2"/>
          <table:table-cell table:formula="of:=SUBSTITUTE([.H204];&quot;,&quot;;&quot;.&quot;)" office:value-type="string" office:string-value="1379328" calcext:value-type="string">
            <text:p>1379328</text:p>
          </table:table-cell>
          <table:table-cell table:formula="of:=SUBSTITUTE([.I204];&quot;,&quot;;&quot;.&quot;)" office:value-type="string" office:string-value="5226362" calcext:value-type="string">
            <text:p>5226362</text:p>
          </table:table-cell>
          <table:table-cell table:formula="of:=SUBSTITUTE([.J204];&quot;,&quot;;&quot;.&quot;)" office:value-type="string" office:string-value="180" calcext:value-type="string">
            <text:p>180</text:p>
          </table:table-cell>
          <table:table-cell table:formula="of:=SUBSTITUTE([.K204];&quot;,&quot;;&quot;.&quot;)" office:value-type="string" office:string-value="2" calcext:value-type="string">
            <text:p>2</text:p>
          </table:table-cell>
          <table:table-cell table:formula="of:=SUBSTITUTE([.L204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204];&quot;, &quot;;[.R204];&quot;, &quot;;[.S204];&quot;, &quot;;[.O204];&quot;, &quot;;[.P204])" office:value-type="string" office:string-value="'AFF_CARRE', '200', 180, 2, -2, 1379328, 5226362" calcext:value-type="string">
            <text:p>'AFF_CARRE', '200', 180, 2, -2, 1379328, 5226362</text:p>
          </table:table-cell>
          <table:table-cell table:formula="of:=CONCATENATE(&quot;INSERT INTO &quot;;CHAR(34);&quot;SymboleTest&quot;;CHAR(34);&quot; VALUES (&quot;;[.T204];&quot;);&quot;)" office:value-type="string" office:string-value="INSERT INTO &quot;SymboleTest&quot; VALUES ('AFF_CARRE', '200', 180, 2, -2, 1379328, 5226362);" calcext:value-type="string">
            <text:p>INSERT INTO "SymboleTest" VALUES ('AFF_CARRE', '200', 180, 2, -2, 1379328, 5226362);</text:p>
          </table:table-cell>
        </table:table-row>
        <table:table-row table:style-name="ro1">
          <table:table-cell table:number-columns-repeated="7"/>
          <table:table-cell table:formula="of:=[.$E$174]+[.K205]*[.$G$2]" office:value-type="float" office:value="1379328" calcext:value-type="float">
            <text:p>1379328</text:p>
          </table:table-cell>
          <table:table-cell table:formula="of:=[.$F$174]+[.L205]*[.$G$2]" office:value-type="float" office:value="5226363.5" calcext:value-type="float">
            <text:p>5226363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9]" office:value-type="float" office:value="2" calcext:value-type="float">
            <text:p>2</text:p>
          </table:table-cell>
          <table:table-cell table:formula="of:=[.L169]" office:value-type="float" office:value="-1" calcext:value-type="float">
            <text:p>-1</text:p>
          </table:table-cell>
          <table:table-cell table:number-columns-repeated="2"/>
          <table:table-cell table:formula="of:=SUBSTITUTE([.H205];&quot;,&quot;;&quot;.&quot;)" office:value-type="string" office:string-value="1379328" calcext:value-type="string">
            <text:p>1379328</text:p>
          </table:table-cell>
          <table:table-cell table:formula="of:=SUBSTITUTE([.I205];&quot;,&quot;;&quot;.&quot;)" office:value-type="string" office:string-value="5226363.5" calcext:value-type="string">
            <text:p>5226363.5</text:p>
          </table:table-cell>
          <table:table-cell table:formula="of:=SUBSTITUTE([.J205];&quot;,&quot;;&quot;.&quot;)" office:value-type="string" office:string-value="180" calcext:value-type="string">
            <text:p>180</text:p>
          </table:table-cell>
          <table:table-cell table:formula="of:=SUBSTITUTE([.K205];&quot;,&quot;;&quot;.&quot;)" office:value-type="string" office:string-value="2" calcext:value-type="string">
            <text:p>2</text:p>
          </table:table-cell>
          <table:table-cell table:formula="of:=SUBSTITUTE([.L205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05];&quot;, &quot;;[.R205];&quot;, &quot;;[.S205];&quot;, &quot;;[.O205];&quot;, &quot;;[.P205])" office:value-type="string" office:string-value="'AFF_CARRE', '200', 180, 2, -1, 1379328, 5226363.5" calcext:value-type="string">
            <text:p>'AFF_CARRE', '200', 180, 2, -1, 1379328, 5226363.5</text:p>
          </table:table-cell>
          <table:table-cell table:formula="of:=CONCATENATE(&quot;INSERT INTO &quot;;CHAR(34);&quot;SymboleTest&quot;;CHAR(34);&quot; VALUES (&quot;;[.T205];&quot;);&quot;)" office:value-type="string" office:string-value="INSERT INTO &quot;SymboleTest&quot; VALUES ('AFF_CARRE', '200', 180, 2, -1, 1379328, 5226363.5);" calcext:value-type="string">
            <text:p>INSERT INTO "SymboleTest" VALUES ('AFF_CARRE', '200', 180, 2, -1, 1379328, 5226363.5);</text:p>
          </table:table-cell>
        </table:table-row>
        <table:table-row table:style-name="ro1">
          <table:table-cell table:number-columns-repeated="7"/>
          <table:table-cell table:formula="of:=[.$E$174]+[.K206]*[.$G$2]" office:value-type="float" office:value="1379328" calcext:value-type="float">
            <text:p>1379328</text:p>
          </table:table-cell>
          <table:table-cell table:formula="of:=[.$F$174]+[.L206]*[.$G$2]" office:value-type="float" office:value="5226364.25" calcext:value-type="float">
            <text:p>5226364,2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70]" office:value-type="float" office:value="2" calcext:value-type="float">
            <text:p>2</text:p>
          </table:table-cell>
          <table:table-cell table:formula="of:=[.L170]" office:value-type="float" office:value="-0.5" calcext:value-type="float">
            <text:p>-0,5</text:p>
          </table:table-cell>
          <table:table-cell table:number-columns-repeated="2"/>
          <table:table-cell table:formula="of:=SUBSTITUTE([.H206];&quot;,&quot;;&quot;.&quot;)" office:value-type="string" office:string-value="1379328" calcext:value-type="string">
            <text:p>1379328</text:p>
          </table:table-cell>
          <table:table-cell table:formula="of:=SUBSTITUTE([.I206];&quot;,&quot;;&quot;.&quot;)" office:value-type="string" office:string-value="5226364.25" calcext:value-type="string">
            <text:p>5226364.25</text:p>
          </table:table-cell>
          <table:table-cell table:formula="of:=SUBSTITUTE([.J206];&quot;,&quot;;&quot;.&quot;)" office:value-type="string" office:string-value="180" calcext:value-type="string">
            <text:p>180</text:p>
          </table:table-cell>
          <table:table-cell table:formula="of:=SUBSTITUTE([.K206];&quot;,&quot;;&quot;.&quot;)" office:value-type="string" office:string-value="2" calcext:value-type="string">
            <text:p>2</text:p>
          </table:table-cell>
          <table:table-cell table:formula="of:=SUBSTITUTE([.L206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06];&quot;, &quot;;[.R206];&quot;, &quot;;[.S206];&quot;, &quot;;[.O206];&quot;, &quot;;[.P206])" office:value-type="string" office:string-value="'AFF_CARRE', '200', 180, 2, -0.5, 1379328, 5226364.25" calcext:value-type="string">
            <text:p>'AFF_CARRE', '200', 180, 2, -0.5, 1379328, 5226364.25</text:p>
          </table:table-cell>
          <table:table-cell table:formula="of:=CONCATENATE(&quot;INSERT INTO &quot;;CHAR(34);&quot;SymboleTest&quot;;CHAR(34);&quot; VALUES (&quot;;[.T206];&quot;);&quot;)" office:value-type="string" office:string-value="INSERT INTO &quot;SymboleTest&quot; VALUES ('AFF_CARRE', '200', 180, 2, -0.5, 1379328, 5226364.25);" calcext:value-type="string">
            <text:p>INSERT INTO "SymboleTest" VALUES ('AFF_CARRE', '200', 180, 2, -0.5, 1379328, 5226364.25);</text:p>
          </table:table-cell>
        </table:table-row>
        <table:table-row table:style-name="ro1">
          <table:table-cell table:number-columns-repeated="7"/>
          <table:table-cell table:formula="of:=[.$E$174]+[.K207]*[.$G$2]" office:value-type="float" office:value="1379328" calcext:value-type="float">
            <text:p>1379328</text:p>
          </table:table-cell>
          <table:table-cell table:formula="of:=[.$F$174]+[.L207]*[.$G$2]" office:value-type="float" office:value="5226365.75" calcext:value-type="float">
            <text:p>5226365,7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71]" office:value-type="float" office:value="2" calcext:value-type="float">
            <text:p>2</text:p>
          </table:table-cell>
          <table:table-cell table:formula="of:=[.L171]" office:value-type="float" office:value="0.5" calcext:value-type="float">
            <text:p>0,5</text:p>
          </table:table-cell>
          <table:table-cell table:number-columns-repeated="2"/>
          <table:table-cell table:formula="of:=SUBSTITUTE([.H207];&quot;,&quot;;&quot;.&quot;)" office:value-type="string" office:string-value="1379328" calcext:value-type="string">
            <text:p>1379328</text:p>
          </table:table-cell>
          <table:table-cell table:formula="of:=SUBSTITUTE([.I207];&quot;,&quot;;&quot;.&quot;)" office:value-type="string" office:string-value="5226365.75" calcext:value-type="string">
            <text:p>5226365.75</text:p>
          </table:table-cell>
          <table:table-cell table:formula="of:=SUBSTITUTE([.J207];&quot;,&quot;;&quot;.&quot;)" office:value-type="string" office:string-value="180" calcext:value-type="string">
            <text:p>180</text:p>
          </table:table-cell>
          <table:table-cell table:formula="of:=SUBSTITUTE([.K207];&quot;,&quot;;&quot;.&quot;)" office:value-type="string" office:string-value="2" calcext:value-type="string">
            <text:p>2</text:p>
          </table:table-cell>
          <table:table-cell table:formula="of:=SUBSTITUTE([.L207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07];&quot;, &quot;;[.R207];&quot;, &quot;;[.S207];&quot;, &quot;;[.O207];&quot;, &quot;;[.P207])" office:value-type="string" office:string-value="'AFF_CARRE', '200', 180, 2, 0.5, 1379328, 5226365.75" calcext:value-type="string">
            <text:p>'AFF_CARRE', '200', 180, 2, 0.5, 1379328, 5226365.75</text:p>
          </table:table-cell>
          <table:table-cell table:formula="of:=CONCATENATE(&quot;INSERT INTO &quot;;CHAR(34);&quot;SymboleTest&quot;;CHAR(34);&quot; VALUES (&quot;;[.T207];&quot;);&quot;)" office:value-type="string" office:string-value="INSERT INTO &quot;SymboleTest&quot; VALUES ('AFF_CARRE', '200', 180, 2, 0.5, 1379328, 5226365.75);" calcext:value-type="string">
            <text:p>INSERT INTO "SymboleTest" VALUES ('AFF_CARRE', '200', 180, 2, 0.5, 1379328, 5226365.75);</text:p>
          </table:table-cell>
        </table:table-row>
        <table:table-row table:style-name="ro1">
          <table:table-cell table:number-columns-repeated="7"/>
          <table:table-cell table:formula="of:=[.$E$174]+[.K208]*[.$G$2]" office:value-type="float" office:value="1379328" calcext:value-type="float">
            <text:p>1379328</text:p>
          </table:table-cell>
          <table:table-cell table:formula="of:=[.$F$174]+[.L208]*[.$G$2]" office:value-type="float" office:value="5226366.5" calcext:value-type="float">
            <text:p>5226366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72]" office:value-type="float" office:value="2" calcext:value-type="float">
            <text:p>2</text:p>
          </table:table-cell>
          <table:table-cell table:formula="of:=[.L172]" office:value-type="float" office:value="1" calcext:value-type="float">
            <text:p>1</text:p>
          </table:table-cell>
          <table:table-cell table:number-columns-repeated="2"/>
          <table:table-cell table:formula="of:=SUBSTITUTE([.H208];&quot;,&quot;;&quot;.&quot;)" office:value-type="string" office:string-value="1379328" calcext:value-type="string">
            <text:p>1379328</text:p>
          </table:table-cell>
          <table:table-cell table:formula="of:=SUBSTITUTE([.I208];&quot;,&quot;;&quot;.&quot;)" office:value-type="string" office:string-value="5226366.5" calcext:value-type="string">
            <text:p>5226366.5</text:p>
          </table:table-cell>
          <table:table-cell table:formula="of:=SUBSTITUTE([.J208];&quot;,&quot;;&quot;.&quot;)" office:value-type="string" office:string-value="180" calcext:value-type="string">
            <text:p>180</text:p>
          </table:table-cell>
          <table:table-cell table:formula="of:=SUBSTITUTE([.K208];&quot;,&quot;;&quot;.&quot;)" office:value-type="string" office:string-value="2" calcext:value-type="string">
            <text:p>2</text:p>
          </table:table-cell>
          <table:table-cell table:formula="of:=SUBSTITUTE([.L208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08];&quot;, &quot;;[.R208];&quot;, &quot;;[.S208];&quot;, &quot;;[.O208];&quot;, &quot;;[.P208])" office:value-type="string" office:string-value="'AFF_CARRE', '200', 180, 2, 1, 1379328, 5226366.5" calcext:value-type="string">
            <text:p>'AFF_CARRE', '200', 180, 2, 1, 1379328, 5226366.5</text:p>
          </table:table-cell>
          <table:table-cell table:formula="of:=CONCATENATE(&quot;INSERT INTO &quot;;CHAR(34);&quot;SymboleTest&quot;;CHAR(34);&quot; VALUES (&quot;;[.T208];&quot;);&quot;)" office:value-type="string" office:string-value="INSERT INTO &quot;SymboleTest&quot; VALUES ('AFF_CARRE', '200', 180, 2, 1, 1379328, 5226366.5);" calcext:value-type="string">
            <text:p>INSERT INTO "SymboleTest" VALUES ('AFF_CARRE', '200', 180, 2, 1, 1379328, 5226366.5);</text:p>
          </table:table-cell>
        </table:table-row>
        <table:table-row table:style-name="ro1">
          <table:table-cell table:number-columns-repeated="7"/>
          <table:table-cell table:formula="of:=[.$E$174]+[.K209]*[.$G$2]" office:value-type="float" office:value="1379328" calcext:value-type="float">
            <text:p>1379328</text:p>
          </table:table-cell>
          <table:table-cell table:formula="of:=[.$F$174]+[.L209]*[.$G$2]" office:value-type="float" office:value="5226368" calcext:value-type="float">
            <text:p>5226368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73]" office:value-type="float" office:value="2" calcext:value-type="float">
            <text:p>2</text:p>
          </table:table-cell>
          <table:table-cell table:formula="of:=[.L173]" office:value-type="float" office:value="2" calcext:value-type="float">
            <text:p>2</text:p>
          </table:table-cell>
          <table:table-cell table:number-columns-repeated="2"/>
          <table:table-cell table:formula="of:=SUBSTITUTE([.H209];&quot;,&quot;;&quot;.&quot;)" office:value-type="string" office:string-value="1379328" calcext:value-type="string">
            <text:p>1379328</text:p>
          </table:table-cell>
          <table:table-cell table:formula="of:=SUBSTITUTE([.I209];&quot;,&quot;;&quot;.&quot;)" office:value-type="string" office:string-value="5226368" calcext:value-type="string">
            <text:p>5226368</text:p>
          </table:table-cell>
          <table:table-cell table:formula="of:=SUBSTITUTE([.J209];&quot;,&quot;;&quot;.&quot;)" office:value-type="string" office:string-value="180" calcext:value-type="string">
            <text:p>180</text:p>
          </table:table-cell>
          <table:table-cell table:formula="of:=SUBSTITUTE([.K209];&quot;,&quot;;&quot;.&quot;)" office:value-type="string" office:string-value="2" calcext:value-type="string">
            <text:p>2</text:p>
          </table:table-cell>
          <table:table-cell table:formula="of:=SUBSTITUTE([.L209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09];&quot;, &quot;;[.R209];&quot;, &quot;;[.S209];&quot;, &quot;;[.O209];&quot;, &quot;;[.P209])" office:value-type="string" office:string-value="'AFF_CARRE', '200', 180, 2, 2, 1379328, 5226368" calcext:value-type="string">
            <text:p>'AFF_CARRE', '200', 180, 2, 2, 1379328, 5226368</text:p>
          </table:table-cell>
          <table:table-cell table:formula="of:=CONCATENATE(&quot;INSERT INTO &quot;;CHAR(34);&quot;SymboleTest&quot;;CHAR(34);&quot; VALUES (&quot;;[.T209];&quot;);&quot;)" office:value-type="string" office:string-value="INSERT INTO &quot;SymboleTest&quot; VALUES ('AFF_CARRE', '200', 180, 2, 2, 1379328, 5226368);" calcext:value-type="string">
            <text:p>INSERT INTO "SymboleTest" VALUES ('AFF_CARRE', '200', 180, 2, 2, 1379328, 5226368);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$E$2]+[.C210]" office:value-type="float" office:value="1379315" calcext:value-type="float">
            <text:p>1379315</text:p>
          </table:table-cell>
          <table:table-cell table:formula="of:=[.$F$2]+[.D210]" office:value-type="float" office:value="5226375" calcext:value-type="float">
            <text:p>5226375</text:p>
          </table:table-cell>
          <table:table-cell/>
          <table:table-cell table:formula="of:=[.$E$210]+[.K210]*[.$G$2]" office:value-type="float" office:value="1379312" calcext:value-type="float">
            <text:p>1379312</text:p>
          </table:table-cell>
          <table:table-cell table:formula="of:=[.$F$210]+[.L210]*[.$G$2]" office:value-type="float" office:value="5226372" calcext:value-type="float">
            <text:p>5226372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74]" office:value-type="float" office:value="-2" calcext:value-type="float">
            <text:p>-2</text:p>
          </table:table-cell>
          <table:table-cell table:formula="of:=[.L174]" office:value-type="float" office:value="-2" calcext:value-type="float">
            <text:p>-2</text:p>
          </table:table-cell>
          <table:table-cell table:number-columns-repeated="2"/>
          <table:table-cell table:formula="of:=SUBSTITUTE([.H210];&quot;,&quot;;&quot;.&quot;)" office:value-type="string" office:string-value="1379312" calcext:value-type="string">
            <text:p>1379312</text:p>
          </table:table-cell>
          <table:table-cell table:formula="of:=SUBSTITUTE([.I210];&quot;,&quot;;&quot;.&quot;)" office:value-type="string" office:string-value="5226372" calcext:value-type="string">
            <text:p>5226372</text:p>
          </table:table-cell>
          <table:table-cell table:formula="of:=SUBSTITUTE([.J210];&quot;,&quot;;&quot;.&quot;)" office:value-type="string" office:string-value="270" calcext:value-type="string">
            <text:p>270</text:p>
          </table:table-cell>
          <table:table-cell table:formula="of:=SUBSTITUTE([.K210];&quot;,&quot;;&quot;.&quot;)" office:value-type="string" office:string-value="-2" calcext:value-type="string">
            <text:p>-2</text:p>
          </table:table-cell>
          <table:table-cell table:formula="of:=SUBSTITUTE([.L210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210];&quot;, &quot;;[.R210];&quot;, &quot;;[.S210];&quot;, &quot;;[.O210];&quot;, &quot;;[.P210])" office:value-type="string" office:string-value="'AFF_CARRE', '200', 270, -2, -2, 1379312, 5226372" calcext:value-type="string">
            <text:p>'AFF_CARRE', '200', 270, -2, -2, 1379312, 5226372</text:p>
          </table:table-cell>
          <table:table-cell table:formula="of:=CONCATENATE(&quot;INSERT INTO &quot;;CHAR(34);&quot;SymboleTest&quot;;CHAR(34);&quot; VALUES (&quot;;[.T210];&quot;);&quot;)" office:value-type="string" office:string-value="INSERT INTO &quot;SymboleTest&quot; VALUES ('AFF_CARRE', '200', 270, -2, -2, 1379312, 5226372);" calcext:value-type="string">
            <text:p>INSERT INTO "SymboleTest" VALUES ('AFF_CARRE', '200', 270, -2, -2, 1379312, 5226372);</text:p>
          </table:table-cell>
        </table:table-row>
        <table:table-row table:style-name="ro1">
          <table:table-cell table:number-columns-repeated="7"/>
          <table:table-cell table:formula="of:=[.$E$210]+[.K211]*[.$G$2]" office:value-type="float" office:value="1379312" calcext:value-type="float">
            <text:p>1379312</text:p>
          </table:table-cell>
          <table:table-cell table:formula="of:=[.$F$210]+[.L211]*[.$G$2]" office:value-type="float" office:value="5226373.5" calcext:value-type="float">
            <text:p>5226373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75]" office:value-type="float" office:value="-2" calcext:value-type="float">
            <text:p>-2</text:p>
          </table:table-cell>
          <table:table-cell table:formula="of:=[.L175]" office:value-type="float" office:value="-1" calcext:value-type="float">
            <text:p>-1</text:p>
          </table:table-cell>
          <table:table-cell table:number-columns-repeated="2"/>
          <table:table-cell table:formula="of:=SUBSTITUTE([.H211];&quot;,&quot;;&quot;.&quot;)" office:value-type="string" office:string-value="1379312" calcext:value-type="string">
            <text:p>1379312</text:p>
          </table:table-cell>
          <table:table-cell table:formula="of:=SUBSTITUTE([.I211];&quot;,&quot;;&quot;.&quot;)" office:value-type="string" office:string-value="5226373.5" calcext:value-type="string">
            <text:p>5226373.5</text:p>
          </table:table-cell>
          <table:table-cell table:formula="of:=SUBSTITUTE([.J211];&quot;,&quot;;&quot;.&quot;)" office:value-type="string" office:string-value="270" calcext:value-type="string">
            <text:p>270</text:p>
          </table:table-cell>
          <table:table-cell table:formula="of:=SUBSTITUTE([.K211];&quot;,&quot;;&quot;.&quot;)" office:value-type="string" office:string-value="-2" calcext:value-type="string">
            <text:p>-2</text:p>
          </table:table-cell>
          <table:table-cell table:formula="of:=SUBSTITUTE([.L211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11];&quot;, &quot;;[.R211];&quot;, &quot;;[.S211];&quot;, &quot;;[.O211];&quot;, &quot;;[.P211])" office:value-type="string" office:string-value="'AFF_CARRE', '200', 270, -2, -1, 1379312, 5226373.5" calcext:value-type="string">
            <text:p>'AFF_CARRE', '200', 270, -2, -1, 1379312, 5226373.5</text:p>
          </table:table-cell>
          <table:table-cell table:formula="of:=CONCATENATE(&quot;INSERT INTO &quot;;CHAR(34);&quot;SymboleTest&quot;;CHAR(34);&quot; VALUES (&quot;;[.T211];&quot;);&quot;)" office:value-type="string" office:string-value="INSERT INTO &quot;SymboleTest&quot; VALUES ('AFF_CARRE', '200', 270, -2, -1, 1379312, 5226373.5);" calcext:value-type="string">
            <text:p>INSERT INTO "SymboleTest" VALUES ('AFF_CARRE', '200', 270, -2, -1, 1379312, 5226373.5);</text:p>
          </table:table-cell>
        </table:table-row>
        <table:table-row table:style-name="ro1">
          <table:table-cell table:number-columns-repeated="7"/>
          <table:table-cell table:formula="of:=[.$E$210]+[.K212]*[.$G$2]" office:value-type="float" office:value="1379312" calcext:value-type="float">
            <text:p>1379312</text:p>
          </table:table-cell>
          <table:table-cell table:formula="of:=[.$F$210]+[.L212]*[.$G$2]" office:value-type="float" office:value="5226374.25" calcext:value-type="float">
            <text:p>5226374,2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76]" office:value-type="float" office:value="-2" calcext:value-type="float">
            <text:p>-2</text:p>
          </table:table-cell>
          <table:table-cell table:formula="of:=[.L176]" office:value-type="float" office:value="-0.5" calcext:value-type="float">
            <text:p>-0,5</text:p>
          </table:table-cell>
          <table:table-cell table:number-columns-repeated="2"/>
          <table:table-cell table:formula="of:=SUBSTITUTE([.H212];&quot;,&quot;;&quot;.&quot;)" office:value-type="string" office:string-value="1379312" calcext:value-type="string">
            <text:p>1379312</text:p>
          </table:table-cell>
          <table:table-cell table:formula="of:=SUBSTITUTE([.I212];&quot;,&quot;;&quot;.&quot;)" office:value-type="string" office:string-value="5226374.25" calcext:value-type="string">
            <text:p>5226374.25</text:p>
          </table:table-cell>
          <table:table-cell table:formula="of:=SUBSTITUTE([.J212];&quot;,&quot;;&quot;.&quot;)" office:value-type="string" office:string-value="270" calcext:value-type="string">
            <text:p>270</text:p>
          </table:table-cell>
          <table:table-cell table:formula="of:=SUBSTITUTE([.K212];&quot;,&quot;;&quot;.&quot;)" office:value-type="string" office:string-value="-2" calcext:value-type="string">
            <text:p>-2</text:p>
          </table:table-cell>
          <table:table-cell table:formula="of:=SUBSTITUTE([.L212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12];&quot;, &quot;;[.R212];&quot;, &quot;;[.S212];&quot;, &quot;;[.O212];&quot;, &quot;;[.P212])" office:value-type="string" office:string-value="'AFF_CARRE', '200', 270, -2, -0.5, 1379312, 5226374.25" calcext:value-type="string">
            <text:p>'AFF_CARRE', '200', 270, -2, -0.5, 1379312, 5226374.25</text:p>
          </table:table-cell>
          <table:table-cell table:formula="of:=CONCATENATE(&quot;INSERT INTO &quot;;CHAR(34);&quot;SymboleTest&quot;;CHAR(34);&quot; VALUES (&quot;;[.T212];&quot;);&quot;)" office:value-type="string" office:string-value="INSERT INTO &quot;SymboleTest&quot; VALUES ('AFF_CARRE', '200', 270, -2, -0.5, 1379312, 5226374.25);" calcext:value-type="string">
            <text:p>INSERT INTO "SymboleTest" VALUES ('AFF_CARRE', '200', 270, -2, -0.5, 1379312, 5226374.25);</text:p>
          </table:table-cell>
        </table:table-row>
        <table:table-row table:style-name="ro1">
          <table:table-cell table:number-columns-repeated="7"/>
          <table:table-cell table:formula="of:=[.$E$210]+[.K213]*[.$G$2]" office:value-type="float" office:value="1379312" calcext:value-type="float">
            <text:p>1379312</text:p>
          </table:table-cell>
          <table:table-cell table:formula="of:=[.$F$210]+[.L213]*[.$G$2]" office:value-type="float" office:value="5226375.75" calcext:value-type="float">
            <text:p>5226375,7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77]" office:value-type="float" office:value="-2" calcext:value-type="float">
            <text:p>-2</text:p>
          </table:table-cell>
          <table:table-cell table:formula="of:=[.L177]" office:value-type="float" office:value="0.5" calcext:value-type="float">
            <text:p>0,5</text:p>
          </table:table-cell>
          <table:table-cell table:number-columns-repeated="2"/>
          <table:table-cell table:formula="of:=SUBSTITUTE([.H213];&quot;,&quot;;&quot;.&quot;)" office:value-type="string" office:string-value="1379312" calcext:value-type="string">
            <text:p>1379312</text:p>
          </table:table-cell>
          <table:table-cell table:formula="of:=SUBSTITUTE([.I213];&quot;,&quot;;&quot;.&quot;)" office:value-type="string" office:string-value="5226375.75" calcext:value-type="string">
            <text:p>5226375.75</text:p>
          </table:table-cell>
          <table:table-cell table:formula="of:=SUBSTITUTE([.J213];&quot;,&quot;;&quot;.&quot;)" office:value-type="string" office:string-value="270" calcext:value-type="string">
            <text:p>270</text:p>
          </table:table-cell>
          <table:table-cell table:formula="of:=SUBSTITUTE([.K213];&quot;,&quot;;&quot;.&quot;)" office:value-type="string" office:string-value="-2" calcext:value-type="string">
            <text:p>-2</text:p>
          </table:table-cell>
          <table:table-cell table:formula="of:=SUBSTITUTE([.L213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13];&quot;, &quot;;[.R213];&quot;, &quot;;[.S213];&quot;, &quot;;[.O213];&quot;, &quot;;[.P213])" office:value-type="string" office:string-value="'AFF_CARRE', '200', 270, -2, 0.5, 1379312, 5226375.75" calcext:value-type="string">
            <text:p>'AFF_CARRE', '200', 270, -2, 0.5, 1379312, 5226375.75</text:p>
          </table:table-cell>
          <table:table-cell table:formula="of:=CONCATENATE(&quot;INSERT INTO &quot;;CHAR(34);&quot;SymboleTest&quot;;CHAR(34);&quot; VALUES (&quot;;[.T213];&quot;);&quot;)" office:value-type="string" office:string-value="INSERT INTO &quot;SymboleTest&quot; VALUES ('AFF_CARRE', '200', 270, -2, 0.5, 1379312, 5226375.75);" calcext:value-type="string">
            <text:p>INSERT INTO "SymboleTest" VALUES ('AFF_CARRE', '200', 270, -2, 0.5, 1379312, 5226375.75);</text:p>
          </table:table-cell>
        </table:table-row>
        <table:table-row table:style-name="ro1">
          <table:table-cell table:number-columns-repeated="7"/>
          <table:table-cell table:formula="of:=[.$E$210]+[.K214]*[.$G$2]" office:value-type="float" office:value="1379312" calcext:value-type="float">
            <text:p>1379312</text:p>
          </table:table-cell>
          <table:table-cell table:formula="of:=[.$F$210]+[.L214]*[.$G$2]" office:value-type="float" office:value="5226376.5" calcext:value-type="float">
            <text:p>5226376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78]" office:value-type="float" office:value="-2" calcext:value-type="float">
            <text:p>-2</text:p>
          </table:table-cell>
          <table:table-cell table:formula="of:=[.L178]" office:value-type="float" office:value="1" calcext:value-type="float">
            <text:p>1</text:p>
          </table:table-cell>
          <table:table-cell table:number-columns-repeated="2"/>
          <table:table-cell table:formula="of:=SUBSTITUTE([.H214];&quot;,&quot;;&quot;.&quot;)" office:value-type="string" office:string-value="1379312" calcext:value-type="string">
            <text:p>1379312</text:p>
          </table:table-cell>
          <table:table-cell table:formula="of:=SUBSTITUTE([.I214];&quot;,&quot;;&quot;.&quot;)" office:value-type="string" office:string-value="5226376.5" calcext:value-type="string">
            <text:p>5226376.5</text:p>
          </table:table-cell>
          <table:table-cell table:formula="of:=SUBSTITUTE([.J214];&quot;,&quot;;&quot;.&quot;)" office:value-type="string" office:string-value="270" calcext:value-type="string">
            <text:p>270</text:p>
          </table:table-cell>
          <table:table-cell table:formula="of:=SUBSTITUTE([.K214];&quot;,&quot;;&quot;.&quot;)" office:value-type="string" office:string-value="-2" calcext:value-type="string">
            <text:p>-2</text:p>
          </table:table-cell>
          <table:table-cell table:formula="of:=SUBSTITUTE([.L214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14];&quot;, &quot;;[.R214];&quot;, &quot;;[.S214];&quot;, &quot;;[.O214];&quot;, &quot;;[.P214])" office:value-type="string" office:string-value="'AFF_CARRE', '200', 270, -2, 1, 1379312, 5226376.5" calcext:value-type="string">
            <text:p>'AFF_CARRE', '200', 270, -2, 1, 1379312, 5226376.5</text:p>
          </table:table-cell>
          <table:table-cell table:formula="of:=CONCATENATE(&quot;INSERT INTO &quot;;CHAR(34);&quot;SymboleTest&quot;;CHAR(34);&quot; VALUES (&quot;;[.T214];&quot;);&quot;)" office:value-type="string" office:string-value="INSERT INTO &quot;SymboleTest&quot; VALUES ('AFF_CARRE', '200', 270, -2, 1, 1379312, 5226376.5);" calcext:value-type="string">
            <text:p>INSERT INTO "SymboleTest" VALUES ('AFF_CARRE', '200', 270, -2, 1, 1379312, 5226376.5);</text:p>
          </table:table-cell>
        </table:table-row>
        <table:table-row table:style-name="ro1">
          <table:table-cell table:number-columns-repeated="7"/>
          <table:table-cell table:formula="of:=[.$E$210]+[.K215]*[.$G$2]" office:value-type="float" office:value="1379312" calcext:value-type="float">
            <text:p>1379312</text:p>
          </table:table-cell>
          <table:table-cell table:formula="of:=[.$F$210]+[.L215]*[.$G$2]" office:value-type="float" office:value="5226378" calcext:value-type="float">
            <text:p>5226378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79]" office:value-type="float" office:value="-2" calcext:value-type="float">
            <text:p>-2</text:p>
          </table:table-cell>
          <table:table-cell table:formula="of:=[.L179]" office:value-type="float" office:value="2" calcext:value-type="float">
            <text:p>2</text:p>
          </table:table-cell>
          <table:table-cell table:number-columns-repeated="2"/>
          <table:table-cell table:formula="of:=SUBSTITUTE([.H215];&quot;,&quot;;&quot;.&quot;)" office:value-type="string" office:string-value="1379312" calcext:value-type="string">
            <text:p>1379312</text:p>
          </table:table-cell>
          <table:table-cell table:formula="of:=SUBSTITUTE([.I215];&quot;,&quot;;&quot;.&quot;)" office:value-type="string" office:string-value="5226378" calcext:value-type="string">
            <text:p>5226378</text:p>
          </table:table-cell>
          <table:table-cell table:formula="of:=SUBSTITUTE([.J215];&quot;,&quot;;&quot;.&quot;)" office:value-type="string" office:string-value="270" calcext:value-type="string">
            <text:p>270</text:p>
          </table:table-cell>
          <table:table-cell table:formula="of:=SUBSTITUTE([.K215];&quot;,&quot;;&quot;.&quot;)" office:value-type="string" office:string-value="-2" calcext:value-type="string">
            <text:p>-2</text:p>
          </table:table-cell>
          <table:table-cell table:formula="of:=SUBSTITUTE([.L215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15];&quot;, &quot;;[.R215];&quot;, &quot;;[.S215];&quot;, &quot;;[.O215];&quot;, &quot;;[.P215])" office:value-type="string" office:string-value="'AFF_CARRE', '200', 270, -2, 2, 1379312, 5226378" calcext:value-type="string">
            <text:p>'AFF_CARRE', '200', 270, -2, 2, 1379312, 5226378</text:p>
          </table:table-cell>
          <table:table-cell table:formula="of:=CONCATENATE(&quot;INSERT INTO &quot;;CHAR(34);&quot;SymboleTest&quot;;CHAR(34);&quot; VALUES (&quot;;[.T215];&quot;);&quot;)" office:value-type="string" office:string-value="INSERT INTO &quot;SymboleTest&quot; VALUES ('AFF_CARRE', '200', 270, -2, 2, 1379312, 5226378);" calcext:value-type="string">
            <text:p>INSERT INTO "SymboleTest" VALUES ('AFF_CARRE', '200', 270, -2, 2, 1379312, 5226378);</text:p>
          </table:table-cell>
        </table:table-row>
        <table:table-row table:style-name="ro1">
          <table:table-cell table:number-columns-repeated="7"/>
          <table:table-cell table:formula="of:=[.$E$210]+[.K216]*[.$G$2]" office:value-type="float" office:value="1379313.5" calcext:value-type="float">
            <text:p>1379313,5</text:p>
          </table:table-cell>
          <table:table-cell table:formula="of:=[.$F$210]+[.L216]*[.$G$2]" office:value-type="float" office:value="5226372" calcext:value-type="float">
            <text:p>5226372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0]" office:value-type="float" office:value="-1" calcext:value-type="float">
            <text:p>-1</text:p>
          </table:table-cell>
          <table:table-cell table:formula="of:=[.L180]" office:value-type="float" office:value="-2" calcext:value-type="float">
            <text:p>-2</text:p>
          </table:table-cell>
          <table:table-cell table:number-columns-repeated="2"/>
          <table:table-cell table:formula="of:=SUBSTITUTE([.H216];&quot;,&quot;;&quot;.&quot;)" office:value-type="string" office:string-value="1379313.5" calcext:value-type="string">
            <text:p>1379313.5</text:p>
          </table:table-cell>
          <table:table-cell table:formula="of:=SUBSTITUTE([.I216];&quot;,&quot;;&quot;.&quot;)" office:value-type="string" office:string-value="5226372" calcext:value-type="string">
            <text:p>5226372</text:p>
          </table:table-cell>
          <table:table-cell table:formula="of:=SUBSTITUTE([.J216];&quot;,&quot;;&quot;.&quot;)" office:value-type="string" office:string-value="270" calcext:value-type="string">
            <text:p>270</text:p>
          </table:table-cell>
          <table:table-cell table:formula="of:=SUBSTITUTE([.K216];&quot;,&quot;;&quot;.&quot;)" office:value-type="string" office:string-value="-1" calcext:value-type="string">
            <text:p>-1</text:p>
          </table:table-cell>
          <table:table-cell table:formula="of:=SUBSTITUTE([.L216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216];&quot;, &quot;;[.R216];&quot;, &quot;;[.S216];&quot;, &quot;;[.O216];&quot;, &quot;;[.P216])" office:value-type="string" office:string-value="'AFF_CARRE', '200', 270, -1, -2, 1379313.5, 5226372" calcext:value-type="string">
            <text:p>'AFF_CARRE', '200', 270, -1, -2, 1379313.5, 5226372</text:p>
          </table:table-cell>
          <table:table-cell table:formula="of:=CONCATENATE(&quot;INSERT INTO &quot;;CHAR(34);&quot;SymboleTest&quot;;CHAR(34);&quot; VALUES (&quot;;[.T216];&quot;);&quot;)" office:value-type="string" office:string-value="INSERT INTO &quot;SymboleTest&quot; VALUES ('AFF_CARRE', '200', 270, -1, -2, 1379313.5, 5226372);" calcext:value-type="string">
            <text:p>INSERT INTO "SymboleTest" VALUES ('AFF_CARRE', '200', 270, -1, -2, 1379313.5, 5226372);</text:p>
          </table:table-cell>
        </table:table-row>
        <table:table-row table:style-name="ro1">
          <table:table-cell table:number-columns-repeated="7"/>
          <table:table-cell table:formula="of:=[.$E$210]+[.K217]*[.$G$2]" office:value-type="float" office:value="1379313.5" calcext:value-type="float">
            <text:p>1379313,5</text:p>
          </table:table-cell>
          <table:table-cell table:formula="of:=[.$F$210]+[.L217]*[.$G$2]" office:value-type="float" office:value="5226373.5" calcext:value-type="float">
            <text:p>5226373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1]" office:value-type="float" office:value="-1" calcext:value-type="float">
            <text:p>-1</text:p>
          </table:table-cell>
          <table:table-cell table:formula="of:=[.L181]" office:value-type="float" office:value="-1" calcext:value-type="float">
            <text:p>-1</text:p>
          </table:table-cell>
          <table:table-cell table:number-columns-repeated="2"/>
          <table:table-cell table:formula="of:=SUBSTITUTE([.H217];&quot;,&quot;;&quot;.&quot;)" office:value-type="string" office:string-value="1379313.5" calcext:value-type="string">
            <text:p>1379313.5</text:p>
          </table:table-cell>
          <table:table-cell table:formula="of:=SUBSTITUTE([.I217];&quot;,&quot;;&quot;.&quot;)" office:value-type="string" office:string-value="5226373.5" calcext:value-type="string">
            <text:p>5226373.5</text:p>
          </table:table-cell>
          <table:table-cell table:formula="of:=SUBSTITUTE([.J217];&quot;,&quot;;&quot;.&quot;)" office:value-type="string" office:string-value="270" calcext:value-type="string">
            <text:p>270</text:p>
          </table:table-cell>
          <table:table-cell table:formula="of:=SUBSTITUTE([.K217];&quot;,&quot;;&quot;.&quot;)" office:value-type="string" office:string-value="-1" calcext:value-type="string">
            <text:p>-1</text:p>
          </table:table-cell>
          <table:table-cell table:formula="of:=SUBSTITUTE([.L217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17];&quot;, &quot;;[.R217];&quot;, &quot;;[.S217];&quot;, &quot;;[.O217];&quot;, &quot;;[.P217])" office:value-type="string" office:string-value="'AFF_CARRE', '200', 270, -1, -1, 1379313.5, 5226373.5" calcext:value-type="string">
            <text:p>'AFF_CARRE', '200', 270, -1, -1, 1379313.5, 5226373.5</text:p>
          </table:table-cell>
          <table:table-cell table:formula="of:=CONCATENATE(&quot;INSERT INTO &quot;;CHAR(34);&quot;SymboleTest&quot;;CHAR(34);&quot; VALUES (&quot;;[.T217];&quot;);&quot;)" office:value-type="string" office:string-value="INSERT INTO &quot;SymboleTest&quot; VALUES ('AFF_CARRE', '200', 270, -1, -1, 1379313.5, 5226373.5);" calcext:value-type="string">
            <text:p>INSERT INTO "SymboleTest" VALUES ('AFF_CARRE', '200', 270, -1, -1, 1379313.5, 5226373.5);</text:p>
          </table:table-cell>
        </table:table-row>
        <table:table-row table:style-name="ro1">
          <table:table-cell table:number-columns-repeated="7"/>
          <table:table-cell table:formula="of:=[.$E$210]+[.K218]*[.$G$2]" office:value-type="float" office:value="1379313.5" calcext:value-type="float">
            <text:p>1379313,5</text:p>
          </table:table-cell>
          <table:table-cell table:formula="of:=[.$F$210]+[.L218]*[.$G$2]" office:value-type="float" office:value="5226374.25" calcext:value-type="float">
            <text:p>5226374,2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2]" office:value-type="float" office:value="-1" calcext:value-type="float">
            <text:p>-1</text:p>
          </table:table-cell>
          <table:table-cell table:formula="of:=[.L182]" office:value-type="float" office:value="-0.5" calcext:value-type="float">
            <text:p>-0,5</text:p>
          </table:table-cell>
          <table:table-cell table:number-columns-repeated="2"/>
          <table:table-cell table:formula="of:=SUBSTITUTE([.H218];&quot;,&quot;;&quot;.&quot;)" office:value-type="string" office:string-value="1379313.5" calcext:value-type="string">
            <text:p>1379313.5</text:p>
          </table:table-cell>
          <table:table-cell table:formula="of:=SUBSTITUTE([.I218];&quot;,&quot;;&quot;.&quot;)" office:value-type="string" office:string-value="5226374.25" calcext:value-type="string">
            <text:p>5226374.25</text:p>
          </table:table-cell>
          <table:table-cell table:formula="of:=SUBSTITUTE([.J218];&quot;,&quot;;&quot;.&quot;)" office:value-type="string" office:string-value="270" calcext:value-type="string">
            <text:p>270</text:p>
          </table:table-cell>
          <table:table-cell table:formula="of:=SUBSTITUTE([.K218];&quot;,&quot;;&quot;.&quot;)" office:value-type="string" office:string-value="-1" calcext:value-type="string">
            <text:p>-1</text:p>
          </table:table-cell>
          <table:table-cell table:formula="of:=SUBSTITUTE([.L218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18];&quot;, &quot;;[.R218];&quot;, &quot;;[.S218];&quot;, &quot;;[.O218];&quot;, &quot;;[.P218])" office:value-type="string" office:string-value="'AFF_CARRE', '200', 270, -1, -0.5, 1379313.5, 5226374.25" calcext:value-type="string">
            <text:p>'AFF_CARRE', '200', 270, -1, -0.5, 1379313.5, 5226374.25</text:p>
          </table:table-cell>
          <table:table-cell table:formula="of:=CONCATENATE(&quot;INSERT INTO &quot;;CHAR(34);&quot;SymboleTest&quot;;CHAR(34);&quot; VALUES (&quot;;[.T218];&quot;);&quot;)" office:value-type="string" office:string-value="INSERT INTO &quot;SymboleTest&quot; VALUES ('AFF_CARRE', '200', 270, -1, -0.5, 1379313.5, 5226374.25);" calcext:value-type="string">
            <text:p>INSERT INTO "SymboleTest" VALUES ('AFF_CARRE', '200', 270, -1, -0.5, 1379313.5, 5226374.25);</text:p>
          </table:table-cell>
        </table:table-row>
        <table:table-row table:style-name="ro1">
          <table:table-cell table:number-columns-repeated="7"/>
          <table:table-cell table:formula="of:=[.$E$210]+[.K219]*[.$G$2]" office:value-type="float" office:value="1379313.5" calcext:value-type="float">
            <text:p>1379313,5</text:p>
          </table:table-cell>
          <table:table-cell table:formula="of:=[.$F$210]+[.L219]*[.$G$2]" office:value-type="float" office:value="5226375.75" calcext:value-type="float">
            <text:p>5226375,7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3]" office:value-type="float" office:value="-1" calcext:value-type="float">
            <text:p>-1</text:p>
          </table:table-cell>
          <table:table-cell table:formula="of:=[.L183]" office:value-type="float" office:value="0.5" calcext:value-type="float">
            <text:p>0,5</text:p>
          </table:table-cell>
          <table:table-cell table:number-columns-repeated="2"/>
          <table:table-cell table:formula="of:=SUBSTITUTE([.H219];&quot;,&quot;;&quot;.&quot;)" office:value-type="string" office:string-value="1379313.5" calcext:value-type="string">
            <text:p>1379313.5</text:p>
          </table:table-cell>
          <table:table-cell table:formula="of:=SUBSTITUTE([.I219];&quot;,&quot;;&quot;.&quot;)" office:value-type="string" office:string-value="5226375.75" calcext:value-type="string">
            <text:p>5226375.75</text:p>
          </table:table-cell>
          <table:table-cell table:formula="of:=SUBSTITUTE([.J219];&quot;,&quot;;&quot;.&quot;)" office:value-type="string" office:string-value="270" calcext:value-type="string">
            <text:p>270</text:p>
          </table:table-cell>
          <table:table-cell table:formula="of:=SUBSTITUTE([.K219];&quot;,&quot;;&quot;.&quot;)" office:value-type="string" office:string-value="-1" calcext:value-type="string">
            <text:p>-1</text:p>
          </table:table-cell>
          <table:table-cell table:formula="of:=SUBSTITUTE([.L219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19];&quot;, &quot;;[.R219];&quot;, &quot;;[.S219];&quot;, &quot;;[.O219];&quot;, &quot;;[.P219])" office:value-type="string" office:string-value="'AFF_CARRE', '200', 270, -1, 0.5, 1379313.5, 5226375.75" calcext:value-type="string">
            <text:p>'AFF_CARRE', '200', 270, -1, 0.5, 1379313.5, 5226375.75</text:p>
          </table:table-cell>
          <table:table-cell table:formula="of:=CONCATENATE(&quot;INSERT INTO &quot;;CHAR(34);&quot;SymboleTest&quot;;CHAR(34);&quot; VALUES (&quot;;[.T219];&quot;);&quot;)" office:value-type="string" office:string-value="INSERT INTO &quot;SymboleTest&quot; VALUES ('AFF_CARRE', '200', 270, -1, 0.5, 1379313.5, 5226375.75);" calcext:value-type="string">
            <text:p>INSERT INTO "SymboleTest" VALUES ('AFF_CARRE', '200', 270, -1, 0.5, 1379313.5, 5226375.75);</text:p>
          </table:table-cell>
        </table:table-row>
        <table:table-row table:style-name="ro1">
          <table:table-cell table:number-columns-repeated="7"/>
          <table:table-cell table:formula="of:=[.$E$210]+[.K220]*[.$G$2]" office:value-type="float" office:value="1379313.5" calcext:value-type="float">
            <text:p>1379313,5</text:p>
          </table:table-cell>
          <table:table-cell table:formula="of:=[.$F$210]+[.L220]*[.$G$2]" office:value-type="float" office:value="5226376.5" calcext:value-type="float">
            <text:p>5226376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4]" office:value-type="float" office:value="-1" calcext:value-type="float">
            <text:p>-1</text:p>
          </table:table-cell>
          <table:table-cell table:formula="of:=[.L184]" office:value-type="float" office:value="1" calcext:value-type="float">
            <text:p>1</text:p>
          </table:table-cell>
          <table:table-cell table:number-columns-repeated="2"/>
          <table:table-cell table:formula="of:=SUBSTITUTE([.H220];&quot;,&quot;;&quot;.&quot;)" office:value-type="string" office:string-value="1379313.5" calcext:value-type="string">
            <text:p>1379313.5</text:p>
          </table:table-cell>
          <table:table-cell table:formula="of:=SUBSTITUTE([.I220];&quot;,&quot;;&quot;.&quot;)" office:value-type="string" office:string-value="5226376.5" calcext:value-type="string">
            <text:p>5226376.5</text:p>
          </table:table-cell>
          <table:table-cell table:formula="of:=SUBSTITUTE([.J220];&quot;,&quot;;&quot;.&quot;)" office:value-type="string" office:string-value="270" calcext:value-type="string">
            <text:p>270</text:p>
          </table:table-cell>
          <table:table-cell table:formula="of:=SUBSTITUTE([.K220];&quot;,&quot;;&quot;.&quot;)" office:value-type="string" office:string-value="-1" calcext:value-type="string">
            <text:p>-1</text:p>
          </table:table-cell>
          <table:table-cell table:formula="of:=SUBSTITUTE([.L220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20];&quot;, &quot;;[.R220];&quot;, &quot;;[.S220];&quot;, &quot;;[.O220];&quot;, &quot;;[.P220])" office:value-type="string" office:string-value="'AFF_CARRE', '200', 270, -1, 1, 1379313.5, 5226376.5" calcext:value-type="string">
            <text:p>'AFF_CARRE', '200', 270, -1, 1, 1379313.5, 5226376.5</text:p>
          </table:table-cell>
          <table:table-cell table:formula="of:=CONCATENATE(&quot;INSERT INTO &quot;;CHAR(34);&quot;SymboleTest&quot;;CHAR(34);&quot; VALUES (&quot;;[.T220];&quot;);&quot;)" office:value-type="string" office:string-value="INSERT INTO &quot;SymboleTest&quot; VALUES ('AFF_CARRE', '200', 270, -1, 1, 1379313.5, 5226376.5);" calcext:value-type="string">
            <text:p>INSERT INTO "SymboleTest" VALUES ('AFF_CARRE', '200', 270, -1, 1, 1379313.5, 5226376.5);</text:p>
          </table:table-cell>
        </table:table-row>
        <table:table-row table:style-name="ro1">
          <table:table-cell table:number-columns-repeated="7"/>
          <table:table-cell table:formula="of:=[.$E$210]+[.K221]*[.$G$2]" office:value-type="float" office:value="1379313.5" calcext:value-type="float">
            <text:p>1379313,5</text:p>
          </table:table-cell>
          <table:table-cell table:formula="of:=[.$F$210]+[.L221]*[.$G$2]" office:value-type="float" office:value="5226378" calcext:value-type="float">
            <text:p>5226378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5]" office:value-type="float" office:value="-1" calcext:value-type="float">
            <text:p>-1</text:p>
          </table:table-cell>
          <table:table-cell table:formula="of:=[.L185]" office:value-type="float" office:value="2" calcext:value-type="float">
            <text:p>2</text:p>
          </table:table-cell>
          <table:table-cell table:number-columns-repeated="2"/>
          <table:table-cell table:formula="of:=SUBSTITUTE([.H221];&quot;,&quot;;&quot;.&quot;)" office:value-type="string" office:string-value="1379313.5" calcext:value-type="string">
            <text:p>1379313.5</text:p>
          </table:table-cell>
          <table:table-cell table:formula="of:=SUBSTITUTE([.I221];&quot;,&quot;;&quot;.&quot;)" office:value-type="string" office:string-value="5226378" calcext:value-type="string">
            <text:p>5226378</text:p>
          </table:table-cell>
          <table:table-cell table:formula="of:=SUBSTITUTE([.J221];&quot;,&quot;;&quot;.&quot;)" office:value-type="string" office:string-value="270" calcext:value-type="string">
            <text:p>270</text:p>
          </table:table-cell>
          <table:table-cell table:formula="of:=SUBSTITUTE([.K221];&quot;,&quot;;&quot;.&quot;)" office:value-type="string" office:string-value="-1" calcext:value-type="string">
            <text:p>-1</text:p>
          </table:table-cell>
          <table:table-cell table:formula="of:=SUBSTITUTE([.L221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21];&quot;, &quot;;[.R221];&quot;, &quot;;[.S221];&quot;, &quot;;[.O221];&quot;, &quot;;[.P221])" office:value-type="string" office:string-value="'AFF_CARRE', '200', 270, -1, 2, 1379313.5, 5226378" calcext:value-type="string">
            <text:p>'AFF_CARRE', '200', 270, -1, 2, 1379313.5, 5226378</text:p>
          </table:table-cell>
          <table:table-cell table:formula="of:=CONCATENATE(&quot;INSERT INTO &quot;;CHAR(34);&quot;SymboleTest&quot;;CHAR(34);&quot; VALUES (&quot;;[.T221];&quot;);&quot;)" office:value-type="string" office:string-value="INSERT INTO &quot;SymboleTest&quot; VALUES ('AFF_CARRE', '200', 270, -1, 2, 1379313.5, 5226378);" calcext:value-type="string">
            <text:p>INSERT INTO "SymboleTest" VALUES ('AFF_CARRE', '200', 270, -1, 2, 1379313.5, 5226378);</text:p>
          </table:table-cell>
        </table:table-row>
        <table:table-row table:style-name="ro1">
          <table:table-cell table:number-columns-repeated="7"/>
          <table:table-cell table:formula="of:=[.$E$210]+[.K222]*[.$G$2]" office:value-type="float" office:value="1379314.25" calcext:value-type="float">
            <text:p>1379314,25</text:p>
          </table:table-cell>
          <table:table-cell table:formula="of:=[.$F$210]+[.L222]*[.$G$2]" office:value-type="float" office:value="5226372" calcext:value-type="float">
            <text:p>5226372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6]" office:value-type="float" office:value="-0.5" calcext:value-type="float">
            <text:p>-0,5</text:p>
          </table:table-cell>
          <table:table-cell table:formula="of:=[.L186]" office:value-type="float" office:value="-2" calcext:value-type="float">
            <text:p>-2</text:p>
          </table:table-cell>
          <table:table-cell table:number-columns-repeated="2"/>
          <table:table-cell table:formula="of:=SUBSTITUTE([.H222];&quot;,&quot;;&quot;.&quot;)" office:value-type="string" office:string-value="1379314.25" calcext:value-type="string">
            <text:p>1379314.25</text:p>
          </table:table-cell>
          <table:table-cell table:formula="of:=SUBSTITUTE([.I222];&quot;,&quot;;&quot;.&quot;)" office:value-type="string" office:string-value="5226372" calcext:value-type="string">
            <text:p>5226372</text:p>
          </table:table-cell>
          <table:table-cell table:formula="of:=SUBSTITUTE([.J222];&quot;,&quot;;&quot;.&quot;)" office:value-type="string" office:string-value="270" calcext:value-type="string">
            <text:p>270</text:p>
          </table:table-cell>
          <table:table-cell table:formula="of:=SUBSTITUTE([.K222];&quot;,&quot;;&quot;.&quot;)" office:value-type="string" office:string-value="-0.5" calcext:value-type="string">
            <text:p>-0.5</text:p>
          </table:table-cell>
          <table:table-cell table:formula="of:=SUBSTITUTE([.L222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222];&quot;, &quot;;[.R222];&quot;, &quot;;[.S222];&quot;, &quot;;[.O222];&quot;, &quot;;[.P222])" office:value-type="string" office:string-value="'AFF_CARRE', '200', 270, -0.5, -2, 1379314.25, 5226372" calcext:value-type="string">
            <text:p>'AFF_CARRE', '200', 270, -0.5, -2, 1379314.25, 5226372</text:p>
          </table:table-cell>
          <table:table-cell table:formula="of:=CONCATENATE(&quot;INSERT INTO &quot;;CHAR(34);&quot;SymboleTest&quot;;CHAR(34);&quot; VALUES (&quot;;[.T222];&quot;);&quot;)" office:value-type="string" office:string-value="INSERT INTO &quot;SymboleTest&quot; VALUES ('AFF_CARRE', '200', 270, -0.5, -2, 1379314.25, 5226372);" calcext:value-type="string">
            <text:p>INSERT INTO "SymboleTest" VALUES ('AFF_CARRE', '200', 270, -0.5, -2, 1379314.25, 5226372);</text:p>
          </table:table-cell>
        </table:table-row>
        <table:table-row table:style-name="ro1">
          <table:table-cell table:number-columns-repeated="7"/>
          <table:table-cell table:formula="of:=[.$E$210]+[.K223]*[.$G$2]" office:value-type="float" office:value="1379314.25" calcext:value-type="float">
            <text:p>1379314,25</text:p>
          </table:table-cell>
          <table:table-cell table:formula="of:=[.$F$210]+[.L223]*[.$G$2]" office:value-type="float" office:value="5226373.5" calcext:value-type="float">
            <text:p>5226373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7]" office:value-type="float" office:value="-0.5" calcext:value-type="float">
            <text:p>-0,5</text:p>
          </table:table-cell>
          <table:table-cell table:formula="of:=[.L187]" office:value-type="float" office:value="-1" calcext:value-type="float">
            <text:p>-1</text:p>
          </table:table-cell>
          <table:table-cell table:number-columns-repeated="2"/>
          <table:table-cell table:formula="of:=SUBSTITUTE([.H223];&quot;,&quot;;&quot;.&quot;)" office:value-type="string" office:string-value="1379314.25" calcext:value-type="string">
            <text:p>1379314.25</text:p>
          </table:table-cell>
          <table:table-cell table:formula="of:=SUBSTITUTE([.I223];&quot;,&quot;;&quot;.&quot;)" office:value-type="string" office:string-value="5226373.5" calcext:value-type="string">
            <text:p>5226373.5</text:p>
          </table:table-cell>
          <table:table-cell table:formula="of:=SUBSTITUTE([.J223];&quot;,&quot;;&quot;.&quot;)" office:value-type="string" office:string-value="270" calcext:value-type="string">
            <text:p>270</text:p>
          </table:table-cell>
          <table:table-cell table:formula="of:=SUBSTITUTE([.K223];&quot;,&quot;;&quot;.&quot;)" office:value-type="string" office:string-value="-0.5" calcext:value-type="string">
            <text:p>-0.5</text:p>
          </table:table-cell>
          <table:table-cell table:formula="of:=SUBSTITUTE([.L223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23];&quot;, &quot;;[.R223];&quot;, &quot;;[.S223];&quot;, &quot;;[.O223];&quot;, &quot;;[.P223])" office:value-type="string" office:string-value="'AFF_CARRE', '200', 270, -0.5, -1, 1379314.25, 5226373.5" calcext:value-type="string">
            <text:p>'AFF_CARRE', '200', 270, -0.5, -1, 1379314.25, 5226373.5</text:p>
          </table:table-cell>
          <table:table-cell table:formula="of:=CONCATENATE(&quot;INSERT INTO &quot;;CHAR(34);&quot;SymboleTest&quot;;CHAR(34);&quot; VALUES (&quot;;[.T223];&quot;);&quot;)" office:value-type="string" office:string-value="INSERT INTO &quot;SymboleTest&quot; VALUES ('AFF_CARRE', '200', 270, -0.5, -1, 1379314.25, 5226373.5);" calcext:value-type="string">
            <text:p>INSERT INTO "SymboleTest" VALUES ('AFF_CARRE', '200', 270, -0.5, -1, 1379314.25, 5226373.5);</text:p>
          </table:table-cell>
        </table:table-row>
        <table:table-row table:style-name="ro1">
          <table:table-cell table:number-columns-repeated="7"/>
          <table:table-cell table:formula="of:=[.$E$210]+[.K224]*[.$G$2]" office:value-type="float" office:value="1379314.25" calcext:value-type="float">
            <text:p>1379314,25</text:p>
          </table:table-cell>
          <table:table-cell table:formula="of:=[.$F$210]+[.L224]*[.$G$2]" office:value-type="float" office:value="5226374.25" calcext:value-type="float">
            <text:p>5226374,2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8]" office:value-type="float" office:value="-0.5" calcext:value-type="float">
            <text:p>-0,5</text:p>
          </table:table-cell>
          <table:table-cell table:formula="of:=[.L188]" office:value-type="float" office:value="-0.5" calcext:value-type="float">
            <text:p>-0,5</text:p>
          </table:table-cell>
          <table:table-cell table:number-columns-repeated="2"/>
          <table:table-cell table:formula="of:=SUBSTITUTE([.H224];&quot;,&quot;;&quot;.&quot;)" office:value-type="string" office:string-value="1379314.25" calcext:value-type="string">
            <text:p>1379314.25</text:p>
          </table:table-cell>
          <table:table-cell table:formula="of:=SUBSTITUTE([.I224];&quot;,&quot;;&quot;.&quot;)" office:value-type="string" office:string-value="5226374.25" calcext:value-type="string">
            <text:p>5226374.25</text:p>
          </table:table-cell>
          <table:table-cell table:formula="of:=SUBSTITUTE([.J224];&quot;,&quot;;&quot;.&quot;)" office:value-type="string" office:string-value="270" calcext:value-type="string">
            <text:p>270</text:p>
          </table:table-cell>
          <table:table-cell table:formula="of:=SUBSTITUTE([.K224];&quot;,&quot;;&quot;.&quot;)" office:value-type="string" office:string-value="-0.5" calcext:value-type="string">
            <text:p>-0.5</text:p>
          </table:table-cell>
          <table:table-cell table:formula="of:=SUBSTITUTE([.L224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24];&quot;, &quot;;[.R224];&quot;, &quot;;[.S224];&quot;, &quot;;[.O224];&quot;, &quot;;[.P224])" office:value-type="string" office:string-value="'AFF_CARRE', '200', 270, -0.5, -0.5, 1379314.25, 5226374.25" calcext:value-type="string">
            <text:p>'AFF_CARRE', '200', 270, -0.5, -0.5, 1379314.25, 5226374.25</text:p>
          </table:table-cell>
          <table:table-cell table:formula="of:=CONCATENATE(&quot;INSERT INTO &quot;;CHAR(34);&quot;SymboleTest&quot;;CHAR(34);&quot; VALUES (&quot;;[.T224];&quot;);&quot;)" office:value-type="string" office:string-value="INSERT INTO &quot;SymboleTest&quot; VALUES ('AFF_CARRE', '200', 270, -0.5, -0.5, 1379314.25, 5226374.25);" calcext:value-type="string">
            <text:p>INSERT INTO "SymboleTest" VALUES ('AFF_CARRE', '200', 270, -0.5, -0.5, 1379314.25, 5226374.25);</text:p>
          </table:table-cell>
        </table:table-row>
        <table:table-row table:style-name="ro1">
          <table:table-cell table:number-columns-repeated="7"/>
          <table:table-cell table:formula="of:=[.$E$210]+[.K225]*[.$G$2]" office:value-type="float" office:value="1379314.25" calcext:value-type="float">
            <text:p>1379314,25</text:p>
          </table:table-cell>
          <table:table-cell table:formula="of:=[.$F$210]+[.L225]*[.$G$2]" office:value-type="float" office:value="5226375.75" calcext:value-type="float">
            <text:p>5226375,7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9]" office:value-type="float" office:value="-0.5" calcext:value-type="float">
            <text:p>-0,5</text:p>
          </table:table-cell>
          <table:table-cell table:formula="of:=[.L189]" office:value-type="float" office:value="0.5" calcext:value-type="float">
            <text:p>0,5</text:p>
          </table:table-cell>
          <table:table-cell table:number-columns-repeated="2"/>
          <table:table-cell table:formula="of:=SUBSTITUTE([.H225];&quot;,&quot;;&quot;.&quot;)" office:value-type="string" office:string-value="1379314.25" calcext:value-type="string">
            <text:p>1379314.25</text:p>
          </table:table-cell>
          <table:table-cell table:formula="of:=SUBSTITUTE([.I225];&quot;,&quot;;&quot;.&quot;)" office:value-type="string" office:string-value="5226375.75" calcext:value-type="string">
            <text:p>5226375.75</text:p>
          </table:table-cell>
          <table:table-cell table:formula="of:=SUBSTITUTE([.J225];&quot;,&quot;;&quot;.&quot;)" office:value-type="string" office:string-value="270" calcext:value-type="string">
            <text:p>270</text:p>
          </table:table-cell>
          <table:table-cell table:formula="of:=SUBSTITUTE([.K225];&quot;,&quot;;&quot;.&quot;)" office:value-type="string" office:string-value="-0.5" calcext:value-type="string">
            <text:p>-0.5</text:p>
          </table:table-cell>
          <table:table-cell table:formula="of:=SUBSTITUTE([.L225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25];&quot;, &quot;;[.R225];&quot;, &quot;;[.S225];&quot;, &quot;;[.O225];&quot;, &quot;;[.P225])" office:value-type="string" office:string-value="'AFF_CARRE', '200', 270, -0.5, 0.5, 1379314.25, 5226375.75" calcext:value-type="string">
            <text:p>'AFF_CARRE', '200', 270, -0.5, 0.5, 1379314.25, 5226375.75</text:p>
          </table:table-cell>
          <table:table-cell table:formula="of:=CONCATENATE(&quot;INSERT INTO &quot;;CHAR(34);&quot;SymboleTest&quot;;CHAR(34);&quot; VALUES (&quot;;[.T225];&quot;);&quot;)" office:value-type="string" office:string-value="INSERT INTO &quot;SymboleTest&quot; VALUES ('AFF_CARRE', '200', 270, -0.5, 0.5, 1379314.25, 5226375.75);" calcext:value-type="string">
            <text:p>INSERT INTO "SymboleTest" VALUES ('AFF_CARRE', '200', 270, -0.5, 0.5, 1379314.25, 5226375.75);</text:p>
          </table:table-cell>
        </table:table-row>
        <table:table-row table:style-name="ro1">
          <table:table-cell table:number-columns-repeated="7"/>
          <table:table-cell table:formula="of:=[.$E$210]+[.K226]*[.$G$2]" office:value-type="float" office:value="1379314.25" calcext:value-type="float">
            <text:p>1379314,25</text:p>
          </table:table-cell>
          <table:table-cell table:formula="of:=[.$F$210]+[.L226]*[.$G$2]" office:value-type="float" office:value="5226376.5" calcext:value-type="float">
            <text:p>5226376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0]" office:value-type="float" office:value="-0.5" calcext:value-type="float">
            <text:p>-0,5</text:p>
          </table:table-cell>
          <table:table-cell table:formula="of:=[.L190]" office:value-type="float" office:value="1" calcext:value-type="float">
            <text:p>1</text:p>
          </table:table-cell>
          <table:table-cell table:number-columns-repeated="2"/>
          <table:table-cell table:formula="of:=SUBSTITUTE([.H226];&quot;,&quot;;&quot;.&quot;)" office:value-type="string" office:string-value="1379314.25" calcext:value-type="string">
            <text:p>1379314.25</text:p>
          </table:table-cell>
          <table:table-cell table:formula="of:=SUBSTITUTE([.I226];&quot;,&quot;;&quot;.&quot;)" office:value-type="string" office:string-value="5226376.5" calcext:value-type="string">
            <text:p>5226376.5</text:p>
          </table:table-cell>
          <table:table-cell table:formula="of:=SUBSTITUTE([.J226];&quot;,&quot;;&quot;.&quot;)" office:value-type="string" office:string-value="270" calcext:value-type="string">
            <text:p>270</text:p>
          </table:table-cell>
          <table:table-cell table:formula="of:=SUBSTITUTE([.K226];&quot;,&quot;;&quot;.&quot;)" office:value-type="string" office:string-value="-0.5" calcext:value-type="string">
            <text:p>-0.5</text:p>
          </table:table-cell>
          <table:table-cell table:formula="of:=SUBSTITUTE([.L226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26];&quot;, &quot;;[.R226];&quot;, &quot;;[.S226];&quot;, &quot;;[.O226];&quot;, &quot;;[.P226])" office:value-type="string" office:string-value="'AFF_CARRE', '200', 270, -0.5, 1, 1379314.25, 5226376.5" calcext:value-type="string">
            <text:p>'AFF_CARRE', '200', 270, -0.5, 1, 1379314.25, 5226376.5</text:p>
          </table:table-cell>
          <table:table-cell table:formula="of:=CONCATENATE(&quot;INSERT INTO &quot;;CHAR(34);&quot;SymboleTest&quot;;CHAR(34);&quot; VALUES (&quot;;[.T226];&quot;);&quot;)" office:value-type="string" office:string-value="INSERT INTO &quot;SymboleTest&quot; VALUES ('AFF_CARRE', '200', 270, -0.5, 1, 1379314.25, 5226376.5);" calcext:value-type="string">
            <text:p>INSERT INTO "SymboleTest" VALUES ('AFF_CARRE', '200', 270, -0.5, 1, 1379314.25, 5226376.5);</text:p>
          </table:table-cell>
        </table:table-row>
        <table:table-row table:style-name="ro1">
          <table:table-cell table:number-columns-repeated="7"/>
          <table:table-cell table:formula="of:=[.$E$210]+[.K227]*[.$G$2]" office:value-type="float" office:value="1379314.25" calcext:value-type="float">
            <text:p>1379314,25</text:p>
          </table:table-cell>
          <table:table-cell table:formula="of:=[.$F$210]+[.L227]*[.$G$2]" office:value-type="float" office:value="5226378" calcext:value-type="float">
            <text:p>5226378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1]" office:value-type="float" office:value="-0.5" calcext:value-type="float">
            <text:p>-0,5</text:p>
          </table:table-cell>
          <table:table-cell table:formula="of:=[.L191]" office:value-type="float" office:value="2" calcext:value-type="float">
            <text:p>2</text:p>
          </table:table-cell>
          <table:table-cell table:number-columns-repeated="2"/>
          <table:table-cell table:formula="of:=SUBSTITUTE([.H227];&quot;,&quot;;&quot;.&quot;)" office:value-type="string" office:string-value="1379314.25" calcext:value-type="string">
            <text:p>1379314.25</text:p>
          </table:table-cell>
          <table:table-cell table:formula="of:=SUBSTITUTE([.I227];&quot;,&quot;;&quot;.&quot;)" office:value-type="string" office:string-value="5226378" calcext:value-type="string">
            <text:p>5226378</text:p>
          </table:table-cell>
          <table:table-cell table:formula="of:=SUBSTITUTE([.J227];&quot;,&quot;;&quot;.&quot;)" office:value-type="string" office:string-value="270" calcext:value-type="string">
            <text:p>270</text:p>
          </table:table-cell>
          <table:table-cell table:formula="of:=SUBSTITUTE([.K227];&quot;,&quot;;&quot;.&quot;)" office:value-type="string" office:string-value="-0.5" calcext:value-type="string">
            <text:p>-0.5</text:p>
          </table:table-cell>
          <table:table-cell table:formula="of:=SUBSTITUTE([.L227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27];&quot;, &quot;;[.R227];&quot;, &quot;;[.S227];&quot;, &quot;;[.O227];&quot;, &quot;;[.P227])" office:value-type="string" office:string-value="'AFF_CARRE', '200', 270, -0.5, 2, 1379314.25, 5226378" calcext:value-type="string">
            <text:p>'AFF_CARRE', '200', 270, -0.5, 2, 1379314.25, 5226378</text:p>
          </table:table-cell>
          <table:table-cell table:formula="of:=CONCATENATE(&quot;INSERT INTO &quot;;CHAR(34);&quot;SymboleTest&quot;;CHAR(34);&quot; VALUES (&quot;;[.T227];&quot;);&quot;)" office:value-type="string" office:string-value="INSERT INTO &quot;SymboleTest&quot; VALUES ('AFF_CARRE', '200', 270, -0.5, 2, 1379314.25, 5226378);" calcext:value-type="string">
            <text:p>INSERT INTO "SymboleTest" VALUES ('AFF_CARRE', '200', 270, -0.5, 2, 1379314.25, 5226378);</text:p>
          </table:table-cell>
        </table:table-row>
        <table:table-row table:style-name="ro1">
          <table:table-cell table:number-columns-repeated="7"/>
          <table:table-cell table:formula="of:=[.$E$210]+[.K228]*[.$G$2]" office:value-type="float" office:value="1379315.75" calcext:value-type="float">
            <text:p>1379315,75</text:p>
          </table:table-cell>
          <table:table-cell table:formula="of:=[.$F$210]+[.L228]*[.$G$2]" office:value-type="float" office:value="5226372" calcext:value-type="float">
            <text:p>5226372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2]" office:value-type="float" office:value="0.5" calcext:value-type="float">
            <text:p>0,5</text:p>
          </table:table-cell>
          <table:table-cell table:formula="of:=[.L192]" office:value-type="float" office:value="-2" calcext:value-type="float">
            <text:p>-2</text:p>
          </table:table-cell>
          <table:table-cell table:number-columns-repeated="2"/>
          <table:table-cell table:formula="of:=SUBSTITUTE([.H228];&quot;,&quot;;&quot;.&quot;)" office:value-type="string" office:string-value="1379315.75" calcext:value-type="string">
            <text:p>1379315.75</text:p>
          </table:table-cell>
          <table:table-cell table:formula="of:=SUBSTITUTE([.I228];&quot;,&quot;;&quot;.&quot;)" office:value-type="string" office:string-value="5226372" calcext:value-type="string">
            <text:p>5226372</text:p>
          </table:table-cell>
          <table:table-cell table:formula="of:=SUBSTITUTE([.J228];&quot;,&quot;;&quot;.&quot;)" office:value-type="string" office:string-value="270" calcext:value-type="string">
            <text:p>270</text:p>
          </table:table-cell>
          <table:table-cell table:formula="of:=SUBSTITUTE([.K228];&quot;,&quot;;&quot;.&quot;)" office:value-type="string" office:string-value="0.5" calcext:value-type="string">
            <text:p>0.5</text:p>
          </table:table-cell>
          <table:table-cell table:formula="of:=SUBSTITUTE([.L228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228];&quot;, &quot;;[.R228];&quot;, &quot;;[.S228];&quot;, &quot;;[.O228];&quot;, &quot;;[.P228])" office:value-type="string" office:string-value="'AFF_CARRE', '200', 270, 0.5, -2, 1379315.75, 5226372" calcext:value-type="string">
            <text:p>'AFF_CARRE', '200', 270, 0.5, -2, 1379315.75, 5226372</text:p>
          </table:table-cell>
          <table:table-cell table:formula="of:=CONCATENATE(&quot;INSERT INTO &quot;;CHAR(34);&quot;SymboleTest&quot;;CHAR(34);&quot; VALUES (&quot;;[.T228];&quot;);&quot;)" office:value-type="string" office:string-value="INSERT INTO &quot;SymboleTest&quot; VALUES ('AFF_CARRE', '200', 270, 0.5, -2, 1379315.75, 5226372);" calcext:value-type="string">
            <text:p>INSERT INTO "SymboleTest" VALUES ('AFF_CARRE', '200', 270, 0.5, -2, 1379315.75, 5226372);</text:p>
          </table:table-cell>
        </table:table-row>
        <table:table-row table:style-name="ro1">
          <table:table-cell table:number-columns-repeated="7"/>
          <table:table-cell table:formula="of:=[.$E$210]+[.K229]*[.$G$2]" office:value-type="float" office:value="1379315.75" calcext:value-type="float">
            <text:p>1379315,75</text:p>
          </table:table-cell>
          <table:table-cell table:formula="of:=[.$F$210]+[.L229]*[.$G$2]" office:value-type="float" office:value="5226373.5" calcext:value-type="float">
            <text:p>5226373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3]" office:value-type="float" office:value="0.5" calcext:value-type="float">
            <text:p>0,5</text:p>
          </table:table-cell>
          <table:table-cell table:formula="of:=[.L193]" office:value-type="float" office:value="-1" calcext:value-type="float">
            <text:p>-1</text:p>
          </table:table-cell>
          <table:table-cell table:number-columns-repeated="2"/>
          <table:table-cell table:formula="of:=SUBSTITUTE([.H229];&quot;,&quot;;&quot;.&quot;)" office:value-type="string" office:string-value="1379315.75" calcext:value-type="string">
            <text:p>1379315.75</text:p>
          </table:table-cell>
          <table:table-cell table:formula="of:=SUBSTITUTE([.I229];&quot;,&quot;;&quot;.&quot;)" office:value-type="string" office:string-value="5226373.5" calcext:value-type="string">
            <text:p>5226373.5</text:p>
          </table:table-cell>
          <table:table-cell table:formula="of:=SUBSTITUTE([.J229];&quot;,&quot;;&quot;.&quot;)" office:value-type="string" office:string-value="270" calcext:value-type="string">
            <text:p>270</text:p>
          </table:table-cell>
          <table:table-cell table:formula="of:=SUBSTITUTE([.K229];&quot;,&quot;;&quot;.&quot;)" office:value-type="string" office:string-value="0.5" calcext:value-type="string">
            <text:p>0.5</text:p>
          </table:table-cell>
          <table:table-cell table:formula="of:=SUBSTITUTE([.L229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29];&quot;, &quot;;[.R229];&quot;, &quot;;[.S229];&quot;, &quot;;[.O229];&quot;, &quot;;[.P229])" office:value-type="string" office:string-value="'AFF_CARRE', '200', 270, 0.5, -1, 1379315.75, 5226373.5" calcext:value-type="string">
            <text:p>'AFF_CARRE', '200', 270, 0.5, -1, 1379315.75, 5226373.5</text:p>
          </table:table-cell>
          <table:table-cell table:formula="of:=CONCATENATE(&quot;INSERT INTO &quot;;CHAR(34);&quot;SymboleTest&quot;;CHAR(34);&quot; VALUES (&quot;;[.T229];&quot;);&quot;)" office:value-type="string" office:string-value="INSERT INTO &quot;SymboleTest&quot; VALUES ('AFF_CARRE', '200', 270, 0.5, -1, 1379315.75, 5226373.5);" calcext:value-type="string">
            <text:p>INSERT INTO "SymboleTest" VALUES ('AFF_CARRE', '200', 270, 0.5, -1, 1379315.75, 5226373.5);</text:p>
          </table:table-cell>
        </table:table-row>
        <table:table-row table:style-name="ro1">
          <table:table-cell table:number-columns-repeated="7"/>
          <table:table-cell table:formula="of:=[.$E$210]+[.K230]*[.$G$2]" office:value-type="float" office:value="1379315.75" calcext:value-type="float">
            <text:p>1379315,75</text:p>
          </table:table-cell>
          <table:table-cell table:formula="of:=[.$F$210]+[.L230]*[.$G$2]" office:value-type="float" office:value="5226374.25" calcext:value-type="float">
            <text:p>5226374,2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4]" office:value-type="float" office:value="0.5" calcext:value-type="float">
            <text:p>0,5</text:p>
          </table:table-cell>
          <table:table-cell table:formula="of:=[.L194]" office:value-type="float" office:value="-0.5" calcext:value-type="float">
            <text:p>-0,5</text:p>
          </table:table-cell>
          <table:table-cell table:number-columns-repeated="2"/>
          <table:table-cell table:formula="of:=SUBSTITUTE([.H230];&quot;,&quot;;&quot;.&quot;)" office:value-type="string" office:string-value="1379315.75" calcext:value-type="string">
            <text:p>1379315.75</text:p>
          </table:table-cell>
          <table:table-cell table:formula="of:=SUBSTITUTE([.I230];&quot;,&quot;;&quot;.&quot;)" office:value-type="string" office:string-value="5226374.25" calcext:value-type="string">
            <text:p>5226374.25</text:p>
          </table:table-cell>
          <table:table-cell table:formula="of:=SUBSTITUTE([.J230];&quot;,&quot;;&quot;.&quot;)" office:value-type="string" office:string-value="270" calcext:value-type="string">
            <text:p>270</text:p>
          </table:table-cell>
          <table:table-cell table:formula="of:=SUBSTITUTE([.K230];&quot;,&quot;;&quot;.&quot;)" office:value-type="string" office:string-value="0.5" calcext:value-type="string">
            <text:p>0.5</text:p>
          </table:table-cell>
          <table:table-cell table:formula="of:=SUBSTITUTE([.L230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30];&quot;, &quot;;[.R230];&quot;, &quot;;[.S230];&quot;, &quot;;[.O230];&quot;, &quot;;[.P230])" office:value-type="string" office:string-value="'AFF_CARRE', '200', 270, 0.5, -0.5, 1379315.75, 5226374.25" calcext:value-type="string">
            <text:p>'AFF_CARRE', '200', 270, 0.5, -0.5, 1379315.75, 5226374.25</text:p>
          </table:table-cell>
          <table:table-cell table:formula="of:=CONCATENATE(&quot;INSERT INTO &quot;;CHAR(34);&quot;SymboleTest&quot;;CHAR(34);&quot; VALUES (&quot;;[.T230];&quot;);&quot;)" office:value-type="string" office:string-value="INSERT INTO &quot;SymboleTest&quot; VALUES ('AFF_CARRE', '200', 270, 0.5, -0.5, 1379315.75, 5226374.25);" calcext:value-type="string">
            <text:p>INSERT INTO "SymboleTest" VALUES ('AFF_CARRE', '200', 270, 0.5, -0.5, 1379315.75, 5226374.25);</text:p>
          </table:table-cell>
        </table:table-row>
        <table:table-row table:style-name="ro1">
          <table:table-cell table:number-columns-repeated="7"/>
          <table:table-cell table:formula="of:=[.$E$210]+[.K231]*[.$G$2]" office:value-type="float" office:value="1379315.75" calcext:value-type="float">
            <text:p>1379315,75</text:p>
          </table:table-cell>
          <table:table-cell table:formula="of:=[.$F$210]+[.L231]*[.$G$2]" office:value-type="float" office:value="5226375.75" calcext:value-type="float">
            <text:p>5226375,7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5]" office:value-type="float" office:value="0.5" calcext:value-type="float">
            <text:p>0,5</text:p>
          </table:table-cell>
          <table:table-cell table:formula="of:=[.L195]" office:value-type="float" office:value="0.5" calcext:value-type="float">
            <text:p>0,5</text:p>
          </table:table-cell>
          <table:table-cell table:number-columns-repeated="2"/>
          <table:table-cell table:formula="of:=SUBSTITUTE([.H231];&quot;,&quot;;&quot;.&quot;)" office:value-type="string" office:string-value="1379315.75" calcext:value-type="string">
            <text:p>1379315.75</text:p>
          </table:table-cell>
          <table:table-cell table:formula="of:=SUBSTITUTE([.I231];&quot;,&quot;;&quot;.&quot;)" office:value-type="string" office:string-value="5226375.75" calcext:value-type="string">
            <text:p>5226375.75</text:p>
          </table:table-cell>
          <table:table-cell table:formula="of:=SUBSTITUTE([.J231];&quot;,&quot;;&quot;.&quot;)" office:value-type="string" office:string-value="270" calcext:value-type="string">
            <text:p>270</text:p>
          </table:table-cell>
          <table:table-cell table:formula="of:=SUBSTITUTE([.K231];&quot;,&quot;;&quot;.&quot;)" office:value-type="string" office:string-value="0.5" calcext:value-type="string">
            <text:p>0.5</text:p>
          </table:table-cell>
          <table:table-cell table:formula="of:=SUBSTITUTE([.L231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31];&quot;, &quot;;[.R231];&quot;, &quot;;[.S231];&quot;, &quot;;[.O231];&quot;, &quot;;[.P231])" office:value-type="string" office:string-value="'AFF_CARRE', '200', 270, 0.5, 0.5, 1379315.75, 5226375.75" calcext:value-type="string">
            <text:p>'AFF_CARRE', '200', 270, 0.5, 0.5, 1379315.75, 5226375.75</text:p>
          </table:table-cell>
          <table:table-cell table:formula="of:=CONCATENATE(&quot;INSERT INTO &quot;;CHAR(34);&quot;SymboleTest&quot;;CHAR(34);&quot; VALUES (&quot;;[.T231];&quot;);&quot;)" office:value-type="string" office:string-value="INSERT INTO &quot;SymboleTest&quot; VALUES ('AFF_CARRE', '200', 270, 0.5, 0.5, 1379315.75, 5226375.75);" calcext:value-type="string">
            <text:p>INSERT INTO "SymboleTest" VALUES ('AFF_CARRE', '200', 270, 0.5, 0.5, 1379315.75, 5226375.75);</text:p>
          </table:table-cell>
        </table:table-row>
        <table:table-row table:style-name="ro1">
          <table:table-cell table:number-columns-repeated="7"/>
          <table:table-cell table:formula="of:=[.$E$210]+[.K232]*[.$G$2]" office:value-type="float" office:value="1379315.75" calcext:value-type="float">
            <text:p>1379315,75</text:p>
          </table:table-cell>
          <table:table-cell table:formula="of:=[.$F$210]+[.L232]*[.$G$2]" office:value-type="float" office:value="5226376.5" calcext:value-type="float">
            <text:p>5226376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6]" office:value-type="float" office:value="0.5" calcext:value-type="float">
            <text:p>0,5</text:p>
          </table:table-cell>
          <table:table-cell table:formula="of:=[.L196]" office:value-type="float" office:value="1" calcext:value-type="float">
            <text:p>1</text:p>
          </table:table-cell>
          <table:table-cell table:number-columns-repeated="2"/>
          <table:table-cell table:formula="of:=SUBSTITUTE([.H232];&quot;,&quot;;&quot;.&quot;)" office:value-type="string" office:string-value="1379315.75" calcext:value-type="string">
            <text:p>1379315.75</text:p>
          </table:table-cell>
          <table:table-cell table:formula="of:=SUBSTITUTE([.I232];&quot;,&quot;;&quot;.&quot;)" office:value-type="string" office:string-value="5226376.5" calcext:value-type="string">
            <text:p>5226376.5</text:p>
          </table:table-cell>
          <table:table-cell table:formula="of:=SUBSTITUTE([.J232];&quot;,&quot;;&quot;.&quot;)" office:value-type="string" office:string-value="270" calcext:value-type="string">
            <text:p>270</text:p>
          </table:table-cell>
          <table:table-cell table:formula="of:=SUBSTITUTE([.K232];&quot;,&quot;;&quot;.&quot;)" office:value-type="string" office:string-value="0.5" calcext:value-type="string">
            <text:p>0.5</text:p>
          </table:table-cell>
          <table:table-cell table:formula="of:=SUBSTITUTE([.L232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32];&quot;, &quot;;[.R232];&quot;, &quot;;[.S232];&quot;, &quot;;[.O232];&quot;, &quot;;[.P232])" office:value-type="string" office:string-value="'AFF_CARRE', '200', 270, 0.5, 1, 1379315.75, 5226376.5" calcext:value-type="string">
            <text:p>'AFF_CARRE', '200', 270, 0.5, 1, 1379315.75, 5226376.5</text:p>
          </table:table-cell>
          <table:table-cell table:formula="of:=CONCATENATE(&quot;INSERT INTO &quot;;CHAR(34);&quot;SymboleTest&quot;;CHAR(34);&quot; VALUES (&quot;;[.T232];&quot;);&quot;)" office:value-type="string" office:string-value="INSERT INTO &quot;SymboleTest&quot; VALUES ('AFF_CARRE', '200', 270, 0.5, 1, 1379315.75, 5226376.5);" calcext:value-type="string">
            <text:p>INSERT INTO "SymboleTest" VALUES ('AFF_CARRE', '200', 270, 0.5, 1, 1379315.75, 5226376.5);</text:p>
          </table:table-cell>
        </table:table-row>
        <table:table-row table:style-name="ro1">
          <table:table-cell table:number-columns-repeated="7"/>
          <table:table-cell table:formula="of:=[.$E$210]+[.K233]*[.$G$2]" office:value-type="float" office:value="1379315.75" calcext:value-type="float">
            <text:p>1379315,75</text:p>
          </table:table-cell>
          <table:table-cell table:formula="of:=[.$F$210]+[.L233]*[.$G$2]" office:value-type="float" office:value="5226378" calcext:value-type="float">
            <text:p>5226378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7]" office:value-type="float" office:value="0.5" calcext:value-type="float">
            <text:p>0,5</text:p>
          </table:table-cell>
          <table:table-cell table:formula="of:=[.L197]" office:value-type="float" office:value="2" calcext:value-type="float">
            <text:p>2</text:p>
          </table:table-cell>
          <table:table-cell table:number-columns-repeated="2"/>
          <table:table-cell table:formula="of:=SUBSTITUTE([.H233];&quot;,&quot;;&quot;.&quot;)" office:value-type="string" office:string-value="1379315.75" calcext:value-type="string">
            <text:p>1379315.75</text:p>
          </table:table-cell>
          <table:table-cell table:formula="of:=SUBSTITUTE([.I233];&quot;,&quot;;&quot;.&quot;)" office:value-type="string" office:string-value="5226378" calcext:value-type="string">
            <text:p>5226378</text:p>
          </table:table-cell>
          <table:table-cell table:formula="of:=SUBSTITUTE([.J233];&quot;,&quot;;&quot;.&quot;)" office:value-type="string" office:string-value="270" calcext:value-type="string">
            <text:p>270</text:p>
          </table:table-cell>
          <table:table-cell table:formula="of:=SUBSTITUTE([.K233];&quot;,&quot;;&quot;.&quot;)" office:value-type="string" office:string-value="0.5" calcext:value-type="string">
            <text:p>0.5</text:p>
          </table:table-cell>
          <table:table-cell table:formula="of:=SUBSTITUTE([.L233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33];&quot;, &quot;;[.R233];&quot;, &quot;;[.S233];&quot;, &quot;;[.O233];&quot;, &quot;;[.P233])" office:value-type="string" office:string-value="'AFF_CARRE', '200', 270, 0.5, 2, 1379315.75, 5226378" calcext:value-type="string">
            <text:p>'AFF_CARRE', '200', 270, 0.5, 2, 1379315.75, 5226378</text:p>
          </table:table-cell>
          <table:table-cell table:formula="of:=CONCATENATE(&quot;INSERT INTO &quot;;CHAR(34);&quot;SymboleTest&quot;;CHAR(34);&quot; VALUES (&quot;;[.T233];&quot;);&quot;)" office:value-type="string" office:string-value="INSERT INTO &quot;SymboleTest&quot; VALUES ('AFF_CARRE', '200', 270, 0.5, 2, 1379315.75, 5226378);" calcext:value-type="string">
            <text:p>INSERT INTO "SymboleTest" VALUES ('AFF_CARRE', '200', 270, 0.5, 2, 1379315.75, 5226378);</text:p>
          </table:table-cell>
        </table:table-row>
        <table:table-row table:style-name="ro1">
          <table:table-cell table:number-columns-repeated="7"/>
          <table:table-cell table:formula="of:=[.$E$210]+[.K234]*[.$G$2]" office:value-type="float" office:value="1379316.5" calcext:value-type="float">
            <text:p>1379316,5</text:p>
          </table:table-cell>
          <table:table-cell table:formula="of:=[.$F$210]+[.L234]*[.$G$2]" office:value-type="float" office:value="5226372" calcext:value-type="float">
            <text:p>5226372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8]" office:value-type="float" office:value="1" calcext:value-type="float">
            <text:p>1</text:p>
          </table:table-cell>
          <table:table-cell table:formula="of:=[.L198]" office:value-type="float" office:value="-2" calcext:value-type="float">
            <text:p>-2</text:p>
          </table:table-cell>
          <table:table-cell table:number-columns-repeated="2"/>
          <table:table-cell table:formula="of:=SUBSTITUTE([.H234];&quot;,&quot;;&quot;.&quot;)" office:value-type="string" office:string-value="1379316.5" calcext:value-type="string">
            <text:p>1379316.5</text:p>
          </table:table-cell>
          <table:table-cell table:formula="of:=SUBSTITUTE([.I234];&quot;,&quot;;&quot;.&quot;)" office:value-type="string" office:string-value="5226372" calcext:value-type="string">
            <text:p>5226372</text:p>
          </table:table-cell>
          <table:table-cell table:formula="of:=SUBSTITUTE([.J234];&quot;,&quot;;&quot;.&quot;)" office:value-type="string" office:string-value="270" calcext:value-type="string">
            <text:p>270</text:p>
          </table:table-cell>
          <table:table-cell table:formula="of:=SUBSTITUTE([.K234];&quot;,&quot;;&quot;.&quot;)" office:value-type="string" office:string-value="1" calcext:value-type="string">
            <text:p>1</text:p>
          </table:table-cell>
          <table:table-cell table:formula="of:=SUBSTITUTE([.L234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234];&quot;, &quot;;[.R234];&quot;, &quot;;[.S234];&quot;, &quot;;[.O234];&quot;, &quot;;[.P234])" office:value-type="string" office:string-value="'AFF_CARRE', '200', 270, 1, -2, 1379316.5, 5226372" calcext:value-type="string">
            <text:p>'AFF_CARRE', '200', 270, 1, -2, 1379316.5, 5226372</text:p>
          </table:table-cell>
          <table:table-cell table:formula="of:=CONCATENATE(&quot;INSERT INTO &quot;;CHAR(34);&quot;SymboleTest&quot;;CHAR(34);&quot; VALUES (&quot;;[.T234];&quot;);&quot;)" office:value-type="string" office:string-value="INSERT INTO &quot;SymboleTest&quot; VALUES ('AFF_CARRE', '200', 270, 1, -2, 1379316.5, 5226372);" calcext:value-type="string">
            <text:p>INSERT INTO "SymboleTest" VALUES ('AFF_CARRE', '200', 270, 1, -2, 1379316.5, 5226372);</text:p>
          </table:table-cell>
        </table:table-row>
        <table:table-row table:style-name="ro1">
          <table:table-cell table:number-columns-repeated="7"/>
          <table:table-cell table:formula="of:=[.$E$210]+[.K235]*[.$G$2]" office:value-type="float" office:value="1379316.5" calcext:value-type="float">
            <text:p>1379316,5</text:p>
          </table:table-cell>
          <table:table-cell table:formula="of:=[.$F$210]+[.L235]*[.$G$2]" office:value-type="float" office:value="5226373.5" calcext:value-type="float">
            <text:p>5226373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9]" office:value-type="float" office:value="1" calcext:value-type="float">
            <text:p>1</text:p>
          </table:table-cell>
          <table:table-cell table:formula="of:=[.L199]" office:value-type="float" office:value="-1" calcext:value-type="float">
            <text:p>-1</text:p>
          </table:table-cell>
          <table:table-cell table:number-columns-repeated="2"/>
          <table:table-cell table:formula="of:=SUBSTITUTE([.H235];&quot;,&quot;;&quot;.&quot;)" office:value-type="string" office:string-value="1379316.5" calcext:value-type="string">
            <text:p>1379316.5</text:p>
          </table:table-cell>
          <table:table-cell table:formula="of:=SUBSTITUTE([.I235];&quot;,&quot;;&quot;.&quot;)" office:value-type="string" office:string-value="5226373.5" calcext:value-type="string">
            <text:p>5226373.5</text:p>
          </table:table-cell>
          <table:table-cell table:formula="of:=SUBSTITUTE([.J235];&quot;,&quot;;&quot;.&quot;)" office:value-type="string" office:string-value="270" calcext:value-type="string">
            <text:p>270</text:p>
          </table:table-cell>
          <table:table-cell table:formula="of:=SUBSTITUTE([.K235];&quot;,&quot;;&quot;.&quot;)" office:value-type="string" office:string-value="1" calcext:value-type="string">
            <text:p>1</text:p>
          </table:table-cell>
          <table:table-cell table:formula="of:=SUBSTITUTE([.L235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35];&quot;, &quot;;[.R235];&quot;, &quot;;[.S235];&quot;, &quot;;[.O235];&quot;, &quot;;[.P235])" office:value-type="string" office:string-value="'AFF_CARRE', '200', 270, 1, -1, 1379316.5, 5226373.5" calcext:value-type="string">
            <text:p>'AFF_CARRE', '200', 270, 1, -1, 1379316.5, 5226373.5</text:p>
          </table:table-cell>
          <table:table-cell table:formula="of:=CONCATENATE(&quot;INSERT INTO &quot;;CHAR(34);&quot;SymboleTest&quot;;CHAR(34);&quot; VALUES (&quot;;[.T235];&quot;);&quot;)" office:value-type="string" office:string-value="INSERT INTO &quot;SymboleTest&quot; VALUES ('AFF_CARRE', '200', 270, 1, -1, 1379316.5, 5226373.5);" calcext:value-type="string">
            <text:p>INSERT INTO "SymboleTest" VALUES ('AFF_CARRE', '200', 270, 1, -1, 1379316.5, 5226373.5);</text:p>
          </table:table-cell>
        </table:table-row>
        <table:table-row table:style-name="ro1">
          <table:table-cell table:number-columns-repeated="7"/>
          <table:table-cell table:formula="of:=[.$E$210]+[.K236]*[.$G$2]" office:value-type="float" office:value="1379316.5" calcext:value-type="float">
            <text:p>1379316,5</text:p>
          </table:table-cell>
          <table:table-cell table:formula="of:=[.$F$210]+[.L236]*[.$G$2]" office:value-type="float" office:value="5226374.25" calcext:value-type="float">
            <text:p>5226374,2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0]" office:value-type="float" office:value="1" calcext:value-type="float">
            <text:p>1</text:p>
          </table:table-cell>
          <table:table-cell table:formula="of:=[.L200]" office:value-type="float" office:value="-0.5" calcext:value-type="float">
            <text:p>-0,5</text:p>
          </table:table-cell>
          <table:table-cell table:number-columns-repeated="2"/>
          <table:table-cell table:formula="of:=SUBSTITUTE([.H236];&quot;,&quot;;&quot;.&quot;)" office:value-type="string" office:string-value="1379316.5" calcext:value-type="string">
            <text:p>1379316.5</text:p>
          </table:table-cell>
          <table:table-cell table:formula="of:=SUBSTITUTE([.I236];&quot;,&quot;;&quot;.&quot;)" office:value-type="string" office:string-value="5226374.25" calcext:value-type="string">
            <text:p>5226374.25</text:p>
          </table:table-cell>
          <table:table-cell table:formula="of:=SUBSTITUTE([.J236];&quot;,&quot;;&quot;.&quot;)" office:value-type="string" office:string-value="270" calcext:value-type="string">
            <text:p>270</text:p>
          </table:table-cell>
          <table:table-cell table:formula="of:=SUBSTITUTE([.K236];&quot;,&quot;;&quot;.&quot;)" office:value-type="string" office:string-value="1" calcext:value-type="string">
            <text:p>1</text:p>
          </table:table-cell>
          <table:table-cell table:formula="of:=SUBSTITUTE([.L236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36];&quot;, &quot;;[.R236];&quot;, &quot;;[.S236];&quot;, &quot;;[.O236];&quot;, &quot;;[.P236])" office:value-type="string" office:string-value="'AFF_CARRE', '200', 270, 1, -0.5, 1379316.5, 5226374.25" calcext:value-type="string">
            <text:p>'AFF_CARRE', '200', 270, 1, -0.5, 1379316.5, 5226374.25</text:p>
          </table:table-cell>
          <table:table-cell table:formula="of:=CONCATENATE(&quot;INSERT INTO &quot;;CHAR(34);&quot;SymboleTest&quot;;CHAR(34);&quot; VALUES (&quot;;[.T236];&quot;);&quot;)" office:value-type="string" office:string-value="INSERT INTO &quot;SymboleTest&quot; VALUES ('AFF_CARRE', '200', 270, 1, -0.5, 1379316.5, 5226374.25);" calcext:value-type="string">
            <text:p>INSERT INTO "SymboleTest" VALUES ('AFF_CARRE', '200', 270, 1, -0.5, 1379316.5, 5226374.25);</text:p>
          </table:table-cell>
        </table:table-row>
        <table:table-row table:style-name="ro1">
          <table:table-cell table:number-columns-repeated="7"/>
          <table:table-cell table:formula="of:=[.$E$210]+[.K237]*[.$G$2]" office:value-type="float" office:value="1379316.5" calcext:value-type="float">
            <text:p>1379316,5</text:p>
          </table:table-cell>
          <table:table-cell table:formula="of:=[.$F$210]+[.L237]*[.$G$2]" office:value-type="float" office:value="5226375.75" calcext:value-type="float">
            <text:p>5226375,7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1]" office:value-type="float" office:value="1" calcext:value-type="float">
            <text:p>1</text:p>
          </table:table-cell>
          <table:table-cell table:formula="of:=[.L201]" office:value-type="float" office:value="0.5" calcext:value-type="float">
            <text:p>0,5</text:p>
          </table:table-cell>
          <table:table-cell table:number-columns-repeated="2"/>
          <table:table-cell table:formula="of:=SUBSTITUTE([.H237];&quot;,&quot;;&quot;.&quot;)" office:value-type="string" office:string-value="1379316.5" calcext:value-type="string">
            <text:p>1379316.5</text:p>
          </table:table-cell>
          <table:table-cell table:formula="of:=SUBSTITUTE([.I237];&quot;,&quot;;&quot;.&quot;)" office:value-type="string" office:string-value="5226375.75" calcext:value-type="string">
            <text:p>5226375.75</text:p>
          </table:table-cell>
          <table:table-cell table:formula="of:=SUBSTITUTE([.J237];&quot;,&quot;;&quot;.&quot;)" office:value-type="string" office:string-value="270" calcext:value-type="string">
            <text:p>270</text:p>
          </table:table-cell>
          <table:table-cell table:formula="of:=SUBSTITUTE([.K237];&quot;,&quot;;&quot;.&quot;)" office:value-type="string" office:string-value="1" calcext:value-type="string">
            <text:p>1</text:p>
          </table:table-cell>
          <table:table-cell table:formula="of:=SUBSTITUTE([.L237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37];&quot;, &quot;;[.R237];&quot;, &quot;;[.S237];&quot;, &quot;;[.O237];&quot;, &quot;;[.P237])" office:value-type="string" office:string-value="'AFF_CARRE', '200', 270, 1, 0.5, 1379316.5, 5226375.75" calcext:value-type="string">
            <text:p>'AFF_CARRE', '200', 270, 1, 0.5, 1379316.5, 5226375.75</text:p>
          </table:table-cell>
          <table:table-cell table:formula="of:=CONCATENATE(&quot;INSERT INTO &quot;;CHAR(34);&quot;SymboleTest&quot;;CHAR(34);&quot; VALUES (&quot;;[.T237];&quot;);&quot;)" office:value-type="string" office:string-value="INSERT INTO &quot;SymboleTest&quot; VALUES ('AFF_CARRE', '200', 270, 1, 0.5, 1379316.5, 5226375.75);" calcext:value-type="string">
            <text:p>INSERT INTO "SymboleTest" VALUES ('AFF_CARRE', '200', 270, 1, 0.5, 1379316.5, 5226375.75);</text:p>
          </table:table-cell>
        </table:table-row>
        <table:table-row table:style-name="ro1">
          <table:table-cell table:number-columns-repeated="7"/>
          <table:table-cell table:formula="of:=[.$E$210]+[.K238]*[.$G$2]" office:value-type="float" office:value="1379316.5" calcext:value-type="float">
            <text:p>1379316,5</text:p>
          </table:table-cell>
          <table:table-cell table:formula="of:=[.$F$210]+[.L238]*[.$G$2]" office:value-type="float" office:value="5226376.5" calcext:value-type="float">
            <text:p>5226376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2]" office:value-type="float" office:value="1" calcext:value-type="float">
            <text:p>1</text:p>
          </table:table-cell>
          <table:table-cell table:formula="of:=[.L202]" office:value-type="float" office:value="1" calcext:value-type="float">
            <text:p>1</text:p>
          </table:table-cell>
          <table:table-cell table:number-columns-repeated="2"/>
          <table:table-cell table:formula="of:=SUBSTITUTE([.H238];&quot;,&quot;;&quot;.&quot;)" office:value-type="string" office:string-value="1379316.5" calcext:value-type="string">
            <text:p>1379316.5</text:p>
          </table:table-cell>
          <table:table-cell table:formula="of:=SUBSTITUTE([.I238];&quot;,&quot;;&quot;.&quot;)" office:value-type="string" office:string-value="5226376.5" calcext:value-type="string">
            <text:p>5226376.5</text:p>
          </table:table-cell>
          <table:table-cell table:formula="of:=SUBSTITUTE([.J238];&quot;,&quot;;&quot;.&quot;)" office:value-type="string" office:string-value="270" calcext:value-type="string">
            <text:p>270</text:p>
          </table:table-cell>
          <table:table-cell table:formula="of:=SUBSTITUTE([.K238];&quot;,&quot;;&quot;.&quot;)" office:value-type="string" office:string-value="1" calcext:value-type="string">
            <text:p>1</text:p>
          </table:table-cell>
          <table:table-cell table:formula="of:=SUBSTITUTE([.L238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38];&quot;, &quot;;[.R238];&quot;, &quot;;[.S238];&quot;, &quot;;[.O238];&quot;, &quot;;[.P238])" office:value-type="string" office:string-value="'AFF_CARRE', '200', 270, 1, 1, 1379316.5, 5226376.5" calcext:value-type="string">
            <text:p>'AFF_CARRE', '200', 270, 1, 1, 1379316.5, 5226376.5</text:p>
          </table:table-cell>
          <table:table-cell table:formula="of:=CONCATENATE(&quot;INSERT INTO &quot;;CHAR(34);&quot;SymboleTest&quot;;CHAR(34);&quot; VALUES (&quot;;[.T238];&quot;);&quot;)" office:value-type="string" office:string-value="INSERT INTO &quot;SymboleTest&quot; VALUES ('AFF_CARRE', '200', 270, 1, 1, 1379316.5, 5226376.5);" calcext:value-type="string">
            <text:p>INSERT INTO "SymboleTest" VALUES ('AFF_CARRE', '200', 270, 1, 1, 1379316.5, 5226376.5);</text:p>
          </table:table-cell>
        </table:table-row>
        <table:table-row table:style-name="ro1">
          <table:table-cell table:number-columns-repeated="7"/>
          <table:table-cell table:formula="of:=[.$E$210]+[.K239]*[.$G$2]" office:value-type="float" office:value="1379316.5" calcext:value-type="float">
            <text:p>1379316,5</text:p>
          </table:table-cell>
          <table:table-cell table:formula="of:=[.$F$210]+[.L239]*[.$G$2]" office:value-type="float" office:value="5226378" calcext:value-type="float">
            <text:p>5226378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3]" office:value-type="float" office:value="1" calcext:value-type="float">
            <text:p>1</text:p>
          </table:table-cell>
          <table:table-cell table:formula="of:=[.L203]" office:value-type="float" office:value="2" calcext:value-type="float">
            <text:p>2</text:p>
          </table:table-cell>
          <table:table-cell table:number-columns-repeated="2"/>
          <table:table-cell table:formula="of:=SUBSTITUTE([.H239];&quot;,&quot;;&quot;.&quot;)" office:value-type="string" office:string-value="1379316.5" calcext:value-type="string">
            <text:p>1379316.5</text:p>
          </table:table-cell>
          <table:table-cell table:formula="of:=SUBSTITUTE([.I239];&quot;,&quot;;&quot;.&quot;)" office:value-type="string" office:string-value="5226378" calcext:value-type="string">
            <text:p>5226378</text:p>
          </table:table-cell>
          <table:table-cell table:formula="of:=SUBSTITUTE([.J239];&quot;,&quot;;&quot;.&quot;)" office:value-type="string" office:string-value="270" calcext:value-type="string">
            <text:p>270</text:p>
          </table:table-cell>
          <table:table-cell table:formula="of:=SUBSTITUTE([.K239];&quot;,&quot;;&quot;.&quot;)" office:value-type="string" office:string-value="1" calcext:value-type="string">
            <text:p>1</text:p>
          </table:table-cell>
          <table:table-cell table:formula="of:=SUBSTITUTE([.L239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39];&quot;, &quot;;[.R239];&quot;, &quot;;[.S239];&quot;, &quot;;[.O239];&quot;, &quot;;[.P239])" office:value-type="string" office:string-value="'AFF_CARRE', '200', 270, 1, 2, 1379316.5, 5226378" calcext:value-type="string">
            <text:p>'AFF_CARRE', '200', 270, 1, 2, 1379316.5, 5226378</text:p>
          </table:table-cell>
          <table:table-cell table:formula="of:=CONCATENATE(&quot;INSERT INTO &quot;;CHAR(34);&quot;SymboleTest&quot;;CHAR(34);&quot; VALUES (&quot;;[.T239];&quot;);&quot;)" office:value-type="string" office:string-value="INSERT INTO &quot;SymboleTest&quot; VALUES ('AFF_CARRE', '200', 270, 1, 2, 1379316.5, 5226378);" calcext:value-type="string">
            <text:p>INSERT INTO "SymboleTest" VALUES ('AFF_CARRE', '200', 270, 1, 2, 1379316.5, 5226378);</text:p>
          </table:table-cell>
        </table:table-row>
        <table:table-row table:style-name="ro1">
          <table:table-cell table:number-columns-repeated="7"/>
          <table:table-cell table:formula="of:=[.$E$210]+[.K240]*[.$G$2]" office:value-type="float" office:value="1379318" calcext:value-type="float">
            <text:p>1379318</text:p>
          </table:table-cell>
          <table:table-cell table:formula="of:=[.$F$210]+[.L240]*[.$G$2]" office:value-type="float" office:value="5226372" calcext:value-type="float">
            <text:p>5226372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4]" office:value-type="float" office:value="2" calcext:value-type="float">
            <text:p>2</text:p>
          </table:table-cell>
          <table:table-cell table:formula="of:=[.L204]" office:value-type="float" office:value="-2" calcext:value-type="float">
            <text:p>-2</text:p>
          </table:table-cell>
          <table:table-cell table:number-columns-repeated="2"/>
          <table:table-cell table:formula="of:=SUBSTITUTE([.H240];&quot;,&quot;;&quot;.&quot;)" office:value-type="string" office:string-value="1379318" calcext:value-type="string">
            <text:p>1379318</text:p>
          </table:table-cell>
          <table:table-cell table:formula="of:=SUBSTITUTE([.I240];&quot;,&quot;;&quot;.&quot;)" office:value-type="string" office:string-value="5226372" calcext:value-type="string">
            <text:p>5226372</text:p>
          </table:table-cell>
          <table:table-cell table:formula="of:=SUBSTITUTE([.J240];&quot;,&quot;;&quot;.&quot;)" office:value-type="string" office:string-value="270" calcext:value-type="string">
            <text:p>270</text:p>
          </table:table-cell>
          <table:table-cell table:formula="of:=SUBSTITUTE([.K240];&quot;,&quot;;&quot;.&quot;)" office:value-type="string" office:string-value="2" calcext:value-type="string">
            <text:p>2</text:p>
          </table:table-cell>
          <table:table-cell table:formula="of:=SUBSTITUTE([.L240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240];&quot;, &quot;;[.R240];&quot;, &quot;;[.S240];&quot;, &quot;;[.O240];&quot;, &quot;;[.P240])" office:value-type="string" office:string-value="'AFF_CARRE', '200', 270, 2, -2, 1379318, 5226372" calcext:value-type="string">
            <text:p>'AFF_CARRE', '200', 270, 2, -2, 1379318, 5226372</text:p>
          </table:table-cell>
          <table:table-cell table:formula="of:=CONCATENATE(&quot;INSERT INTO &quot;;CHAR(34);&quot;SymboleTest&quot;;CHAR(34);&quot; VALUES (&quot;;[.T240];&quot;);&quot;)" office:value-type="string" office:string-value="INSERT INTO &quot;SymboleTest&quot; VALUES ('AFF_CARRE', '200', 270, 2, -2, 1379318, 5226372);" calcext:value-type="string">
            <text:p>INSERT INTO "SymboleTest" VALUES ('AFF_CARRE', '200', 270, 2, -2, 1379318, 5226372);</text:p>
          </table:table-cell>
        </table:table-row>
        <table:table-row table:style-name="ro1">
          <table:table-cell table:number-columns-repeated="7"/>
          <table:table-cell table:formula="of:=[.$E$210]+[.K241]*[.$G$2]" office:value-type="float" office:value="1379318" calcext:value-type="float">
            <text:p>1379318</text:p>
          </table:table-cell>
          <table:table-cell table:formula="of:=[.$F$210]+[.L241]*[.$G$2]" office:value-type="float" office:value="5226373.5" calcext:value-type="float">
            <text:p>5226373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5]" office:value-type="float" office:value="2" calcext:value-type="float">
            <text:p>2</text:p>
          </table:table-cell>
          <table:table-cell table:formula="of:=[.L205]" office:value-type="float" office:value="-1" calcext:value-type="float">
            <text:p>-1</text:p>
          </table:table-cell>
          <table:table-cell table:number-columns-repeated="2"/>
          <table:table-cell table:formula="of:=SUBSTITUTE([.H241];&quot;,&quot;;&quot;.&quot;)" office:value-type="string" office:string-value="1379318" calcext:value-type="string">
            <text:p>1379318</text:p>
          </table:table-cell>
          <table:table-cell table:formula="of:=SUBSTITUTE([.I241];&quot;,&quot;;&quot;.&quot;)" office:value-type="string" office:string-value="5226373.5" calcext:value-type="string">
            <text:p>5226373.5</text:p>
          </table:table-cell>
          <table:table-cell table:formula="of:=SUBSTITUTE([.J241];&quot;,&quot;;&quot;.&quot;)" office:value-type="string" office:string-value="270" calcext:value-type="string">
            <text:p>270</text:p>
          </table:table-cell>
          <table:table-cell table:formula="of:=SUBSTITUTE([.K241];&quot;,&quot;;&quot;.&quot;)" office:value-type="string" office:string-value="2" calcext:value-type="string">
            <text:p>2</text:p>
          </table:table-cell>
          <table:table-cell table:formula="of:=SUBSTITUTE([.L241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41];&quot;, &quot;;[.R241];&quot;, &quot;;[.S241];&quot;, &quot;;[.O241];&quot;, &quot;;[.P241])" office:value-type="string" office:string-value="'AFF_CARRE', '200', 270, 2, -1, 1379318, 5226373.5" calcext:value-type="string">
            <text:p>'AFF_CARRE', '200', 270, 2, -1, 1379318, 5226373.5</text:p>
          </table:table-cell>
          <table:table-cell table:formula="of:=CONCATENATE(&quot;INSERT INTO &quot;;CHAR(34);&quot;SymboleTest&quot;;CHAR(34);&quot; VALUES (&quot;;[.T241];&quot;);&quot;)" office:value-type="string" office:string-value="INSERT INTO &quot;SymboleTest&quot; VALUES ('AFF_CARRE', '200', 270, 2, -1, 1379318, 5226373.5);" calcext:value-type="string">
            <text:p>INSERT INTO "SymboleTest" VALUES ('AFF_CARRE', '200', 270, 2, -1, 1379318, 5226373.5);</text:p>
          </table:table-cell>
        </table:table-row>
        <table:table-row table:style-name="ro1">
          <table:table-cell table:number-columns-repeated="7"/>
          <table:table-cell table:formula="of:=[.$E$210]+[.K242]*[.$G$2]" office:value-type="float" office:value="1379318" calcext:value-type="float">
            <text:p>1379318</text:p>
          </table:table-cell>
          <table:table-cell table:formula="of:=[.$F$210]+[.L242]*[.$G$2]" office:value-type="float" office:value="5226374.25" calcext:value-type="float">
            <text:p>5226374,2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6]" office:value-type="float" office:value="2" calcext:value-type="float">
            <text:p>2</text:p>
          </table:table-cell>
          <table:table-cell table:formula="of:=[.L206]" office:value-type="float" office:value="-0.5" calcext:value-type="float">
            <text:p>-0,5</text:p>
          </table:table-cell>
          <table:table-cell table:number-columns-repeated="2"/>
          <table:table-cell table:formula="of:=SUBSTITUTE([.H242];&quot;,&quot;;&quot;.&quot;)" office:value-type="string" office:string-value="1379318" calcext:value-type="string">
            <text:p>1379318</text:p>
          </table:table-cell>
          <table:table-cell table:formula="of:=SUBSTITUTE([.I242];&quot;,&quot;;&quot;.&quot;)" office:value-type="string" office:string-value="5226374.25" calcext:value-type="string">
            <text:p>5226374.25</text:p>
          </table:table-cell>
          <table:table-cell table:formula="of:=SUBSTITUTE([.J242];&quot;,&quot;;&quot;.&quot;)" office:value-type="string" office:string-value="270" calcext:value-type="string">
            <text:p>270</text:p>
          </table:table-cell>
          <table:table-cell table:formula="of:=SUBSTITUTE([.K242];&quot;,&quot;;&quot;.&quot;)" office:value-type="string" office:string-value="2" calcext:value-type="string">
            <text:p>2</text:p>
          </table:table-cell>
          <table:table-cell table:formula="of:=SUBSTITUTE([.L242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42];&quot;, &quot;;[.R242];&quot;, &quot;;[.S242];&quot;, &quot;;[.O242];&quot;, &quot;;[.P242])" office:value-type="string" office:string-value="'AFF_CARRE', '200', 270, 2, -0.5, 1379318, 5226374.25" calcext:value-type="string">
            <text:p>'AFF_CARRE', '200', 270, 2, -0.5, 1379318, 5226374.25</text:p>
          </table:table-cell>
          <table:table-cell table:formula="of:=CONCATENATE(&quot;INSERT INTO &quot;;CHAR(34);&quot;SymboleTest&quot;;CHAR(34);&quot; VALUES (&quot;;[.T242];&quot;);&quot;)" office:value-type="string" office:string-value="INSERT INTO &quot;SymboleTest&quot; VALUES ('AFF_CARRE', '200', 270, 2, -0.5, 1379318, 5226374.25);" calcext:value-type="string">
            <text:p>INSERT INTO "SymboleTest" VALUES ('AFF_CARRE', '200', 270, 2, -0.5, 1379318, 5226374.25);</text:p>
          </table:table-cell>
        </table:table-row>
        <table:table-row table:style-name="ro1">
          <table:table-cell table:number-columns-repeated="7"/>
          <table:table-cell table:formula="of:=[.$E$210]+[.K243]*[.$G$2]" office:value-type="float" office:value="1379318" calcext:value-type="float">
            <text:p>1379318</text:p>
          </table:table-cell>
          <table:table-cell table:formula="of:=[.$F$210]+[.L243]*[.$G$2]" office:value-type="float" office:value="5226375.75" calcext:value-type="float">
            <text:p>5226375,7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7]" office:value-type="float" office:value="2" calcext:value-type="float">
            <text:p>2</text:p>
          </table:table-cell>
          <table:table-cell table:formula="of:=[.L207]" office:value-type="float" office:value="0.5" calcext:value-type="float">
            <text:p>0,5</text:p>
          </table:table-cell>
          <table:table-cell table:number-columns-repeated="2"/>
          <table:table-cell table:formula="of:=SUBSTITUTE([.H243];&quot;,&quot;;&quot;.&quot;)" office:value-type="string" office:string-value="1379318" calcext:value-type="string">
            <text:p>1379318</text:p>
          </table:table-cell>
          <table:table-cell table:formula="of:=SUBSTITUTE([.I243];&quot;,&quot;;&quot;.&quot;)" office:value-type="string" office:string-value="5226375.75" calcext:value-type="string">
            <text:p>5226375.75</text:p>
          </table:table-cell>
          <table:table-cell table:formula="of:=SUBSTITUTE([.J243];&quot;,&quot;;&quot;.&quot;)" office:value-type="string" office:string-value="270" calcext:value-type="string">
            <text:p>270</text:p>
          </table:table-cell>
          <table:table-cell table:formula="of:=SUBSTITUTE([.K243];&quot;,&quot;;&quot;.&quot;)" office:value-type="string" office:string-value="2" calcext:value-type="string">
            <text:p>2</text:p>
          </table:table-cell>
          <table:table-cell table:formula="of:=SUBSTITUTE([.L243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43];&quot;, &quot;;[.R243];&quot;, &quot;;[.S243];&quot;, &quot;;[.O243];&quot;, &quot;;[.P243])" office:value-type="string" office:string-value="'AFF_CARRE', '200', 270, 2, 0.5, 1379318, 5226375.75" calcext:value-type="string">
            <text:p>'AFF_CARRE', '200', 270, 2, 0.5, 1379318, 5226375.75</text:p>
          </table:table-cell>
          <table:table-cell table:formula="of:=CONCATENATE(&quot;INSERT INTO &quot;;CHAR(34);&quot;SymboleTest&quot;;CHAR(34);&quot; VALUES (&quot;;[.T243];&quot;);&quot;)" office:value-type="string" office:string-value="INSERT INTO &quot;SymboleTest&quot; VALUES ('AFF_CARRE', '200', 270, 2, 0.5, 1379318, 5226375.75);" calcext:value-type="string">
            <text:p>INSERT INTO "SymboleTest" VALUES ('AFF_CARRE', '200', 270, 2, 0.5, 1379318, 5226375.75);</text:p>
          </table:table-cell>
        </table:table-row>
        <table:table-row table:style-name="ro1">
          <table:table-cell table:number-columns-repeated="7"/>
          <table:table-cell table:formula="of:=[.$E$210]+[.K244]*[.$G$2]" office:value-type="float" office:value="1379318" calcext:value-type="float">
            <text:p>1379318</text:p>
          </table:table-cell>
          <table:table-cell table:formula="of:=[.$F$210]+[.L244]*[.$G$2]" office:value-type="float" office:value="5226376.5" calcext:value-type="float">
            <text:p>5226376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8]" office:value-type="float" office:value="2" calcext:value-type="float">
            <text:p>2</text:p>
          </table:table-cell>
          <table:table-cell table:formula="of:=[.L208]" office:value-type="float" office:value="1" calcext:value-type="float">
            <text:p>1</text:p>
          </table:table-cell>
          <table:table-cell table:number-columns-repeated="2"/>
          <table:table-cell table:formula="of:=SUBSTITUTE([.H244];&quot;,&quot;;&quot;.&quot;)" office:value-type="string" office:string-value="1379318" calcext:value-type="string">
            <text:p>1379318</text:p>
          </table:table-cell>
          <table:table-cell table:formula="of:=SUBSTITUTE([.I244];&quot;,&quot;;&quot;.&quot;)" office:value-type="string" office:string-value="5226376.5" calcext:value-type="string">
            <text:p>5226376.5</text:p>
          </table:table-cell>
          <table:table-cell table:formula="of:=SUBSTITUTE([.J244];&quot;,&quot;;&quot;.&quot;)" office:value-type="string" office:string-value="270" calcext:value-type="string">
            <text:p>270</text:p>
          </table:table-cell>
          <table:table-cell table:formula="of:=SUBSTITUTE([.K244];&quot;,&quot;;&quot;.&quot;)" office:value-type="string" office:string-value="2" calcext:value-type="string">
            <text:p>2</text:p>
          </table:table-cell>
          <table:table-cell table:formula="of:=SUBSTITUTE([.L244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44];&quot;, &quot;;[.R244];&quot;, &quot;;[.S244];&quot;, &quot;;[.O244];&quot;, &quot;;[.P244])" office:value-type="string" office:string-value="'AFF_CARRE', '200', 270, 2, 1, 1379318, 5226376.5" calcext:value-type="string">
            <text:p>'AFF_CARRE', '200', 270, 2, 1, 1379318, 5226376.5</text:p>
          </table:table-cell>
          <table:table-cell table:formula="of:=CONCATENATE(&quot;INSERT INTO &quot;;CHAR(34);&quot;SymboleTest&quot;;CHAR(34);&quot; VALUES (&quot;;[.T244];&quot;);&quot;)" office:value-type="string" office:string-value="INSERT INTO &quot;SymboleTest&quot; VALUES ('AFF_CARRE', '200', 270, 2, 1, 1379318, 5226376.5);" calcext:value-type="string">
            <text:p>INSERT INTO "SymboleTest" VALUES ('AFF_CARRE', '200', 270, 2, 1, 1379318, 5226376.5);</text:p>
          </table:table-cell>
        </table:table-row>
        <table:table-row table:style-name="ro1">
          <table:table-cell table:number-columns-repeated="7"/>
          <table:table-cell table:formula="of:=[.$E$210]+[.K245]*[.$G$2]" office:value-type="float" office:value="1379318" calcext:value-type="float">
            <text:p>1379318</text:p>
          </table:table-cell>
          <table:table-cell table:formula="of:=[.$F$210]+[.L245]*[.$G$2]" office:value-type="float" office:value="5226378" calcext:value-type="float">
            <text:p>5226378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9]" office:value-type="float" office:value="2" calcext:value-type="float">
            <text:p>2</text:p>
          </table:table-cell>
          <table:table-cell table:formula="of:=[.L209]" office:value-type="float" office:value="2" calcext:value-type="float">
            <text:p>2</text:p>
          </table:table-cell>
          <table:table-cell table:number-columns-repeated="2"/>
          <table:table-cell table:formula="of:=SUBSTITUTE([.H245];&quot;,&quot;;&quot;.&quot;)" office:value-type="string" office:string-value="1379318" calcext:value-type="string">
            <text:p>1379318</text:p>
          </table:table-cell>
          <table:table-cell table:formula="of:=SUBSTITUTE([.I245];&quot;,&quot;;&quot;.&quot;)" office:value-type="string" office:string-value="5226378" calcext:value-type="string">
            <text:p>5226378</text:p>
          </table:table-cell>
          <table:table-cell table:formula="of:=SUBSTITUTE([.J245];&quot;,&quot;;&quot;.&quot;)" office:value-type="string" office:string-value="270" calcext:value-type="string">
            <text:p>270</text:p>
          </table:table-cell>
          <table:table-cell table:formula="of:=SUBSTITUTE([.K245];&quot;,&quot;;&quot;.&quot;)" office:value-type="string" office:string-value="2" calcext:value-type="string">
            <text:p>2</text:p>
          </table:table-cell>
          <table:table-cell table:formula="of:=SUBSTITUTE([.L245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45];&quot;, &quot;;[.R245];&quot;, &quot;;[.S245];&quot;, &quot;;[.O245];&quot;, &quot;;[.P245])" office:value-type="string" office:string-value="'AFF_CARRE', '200', 270, 2, 2, 1379318, 5226378" calcext:value-type="string">
            <text:p>'AFF_CARRE', '200', 270, 2, 2, 1379318, 5226378</text:p>
          </table:table-cell>
          <table:table-cell table:formula="of:=CONCATENATE(&quot;INSERT INTO &quot;;CHAR(34);&quot;SymboleTest&quot;;CHAR(34);&quot; VALUES (&quot;;[.T245];&quot;);&quot;)" office:value-type="string" office:string-value="INSERT INTO &quot;SymboleTest&quot; VALUES ('AFF_CARRE', '200', 270, 2, 2, 1379318, 5226378);" calcext:value-type="string">
            <text:p>INSERT INTO "SymboleTest" VALUES ('AFF_CARRE', '200', 270, 2, 2, 1379318, 5226378);</text:p>
          </table:table-cell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formula="of:=[.$E$2]+[.C246]" office:value-type="float" office:value="1379380" calcext:value-type="float">
            <text:p>1379380</text:p>
          </table:table-cell>
          <table:table-cell table:formula="of:=[.$F$2]+[.D246]" office:value-type="float" office:value="5226380" calcext:value-type="float">
            <text:p>5226380</text:p>
          </table:table-cell>
          <table:table-cell/>
          <table:table-cell table:formula="of:=[.$E$246]+[.K246]*[.$G$2]" office:value-type="float" office:value="1379377" calcext:value-type="float">
            <text:p>1379377</text:p>
          </table:table-cell>
          <table:table-cell table:formula="of:=[.$F$246]+[.L246]*[.$G$2]" office:value-type="float" office:value="5226377" calcext:value-type="float">
            <text:p>5226377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0]" office:value-type="float" office:value="-2" calcext:value-type="float">
            <text:p>-2</text:p>
          </table:table-cell>
          <table:table-cell table:formula="of:=[.L210]" office:value-type="float" office:value="-2" calcext:value-type="float">
            <text:p>-2</text:p>
          </table:table-cell>
          <table:table-cell table:number-columns-repeated="2"/>
          <table:table-cell table:formula="of:=SUBSTITUTE([.H246];&quot;,&quot;;&quot;.&quot;)" office:value-type="string" office:string-value="1379377" calcext:value-type="string">
            <text:p>1379377</text:p>
          </table:table-cell>
          <table:table-cell table:formula="of:=SUBSTITUTE([.I246];&quot;,&quot;;&quot;.&quot;)" office:value-type="string" office:string-value="5226377" calcext:value-type="string">
            <text:p>5226377</text:p>
          </table:table-cell>
          <table:table-cell table:formula="of:=SUBSTITUTE([.J246];&quot;,&quot;;&quot;.&quot;)" office:value-type="string" office:string-value="45" calcext:value-type="string">
            <text:p>45</text:p>
          </table:table-cell>
          <table:table-cell table:formula="of:=SUBSTITUTE([.K246];&quot;,&quot;;&quot;.&quot;)" office:value-type="string" office:string-value="-2" calcext:value-type="string">
            <text:p>-2</text:p>
          </table:table-cell>
          <table:table-cell table:formula="of:=SUBSTITUTE([.L246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246];&quot;, &quot;;[.R246];&quot;, &quot;;[.S246];&quot;, &quot;;[.O246];&quot;, &quot;;[.P246])" office:value-type="string" office:string-value="'AFF_CARRE', '200', 45, -2, -2, 1379377, 5226377" calcext:value-type="string">
            <text:p>'AFF_CARRE', '200', 45, -2, -2, 1379377, 5226377</text:p>
          </table:table-cell>
          <table:table-cell table:formula="of:=CONCATENATE(&quot;INSERT INTO &quot;;CHAR(34);&quot;SymboleTest&quot;;CHAR(34);&quot; VALUES (&quot;;[.T246];&quot;);&quot;)" office:value-type="string" office:string-value="INSERT INTO &quot;SymboleTest&quot; VALUES ('AFF_CARRE', '200', 45, -2, -2, 1379377, 5226377);" calcext:value-type="string">
            <text:p>INSERT INTO "SymboleTest" VALUES ('AFF_CARRE', '200', 45, -2, -2, 1379377, 5226377);</text:p>
          </table:table-cell>
        </table:table-row>
        <table:table-row table:style-name="ro1">
          <table:table-cell table:number-columns-repeated="7"/>
          <table:table-cell table:formula="of:=[.$E$246]+[.K247]*[.$G$2]" office:value-type="float" office:value="1379377" calcext:value-type="float">
            <text:p>1379377</text:p>
          </table:table-cell>
          <table:table-cell table:formula="of:=[.$F$246]+[.L247]*[.$G$2]" office:value-type="float" office:value="5226378.5" calcext:value-type="float">
            <text:p>5226378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1]" office:value-type="float" office:value="-2" calcext:value-type="float">
            <text:p>-2</text:p>
          </table:table-cell>
          <table:table-cell table:formula="of:=[.L211]" office:value-type="float" office:value="-1" calcext:value-type="float">
            <text:p>-1</text:p>
          </table:table-cell>
          <table:table-cell table:number-columns-repeated="2"/>
          <table:table-cell table:formula="of:=SUBSTITUTE([.H247];&quot;,&quot;;&quot;.&quot;)" office:value-type="string" office:string-value="1379377" calcext:value-type="string">
            <text:p>1379377</text:p>
          </table:table-cell>
          <table:table-cell table:formula="of:=SUBSTITUTE([.I247];&quot;,&quot;;&quot;.&quot;)" office:value-type="string" office:string-value="5226378.5" calcext:value-type="string">
            <text:p>5226378.5</text:p>
          </table:table-cell>
          <table:table-cell table:formula="of:=SUBSTITUTE([.J247];&quot;,&quot;;&quot;.&quot;)" office:value-type="string" office:string-value="45" calcext:value-type="string">
            <text:p>45</text:p>
          </table:table-cell>
          <table:table-cell table:formula="of:=SUBSTITUTE([.K247];&quot;,&quot;;&quot;.&quot;)" office:value-type="string" office:string-value="-2" calcext:value-type="string">
            <text:p>-2</text:p>
          </table:table-cell>
          <table:table-cell table:formula="of:=SUBSTITUTE([.L247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47];&quot;, &quot;;[.R247];&quot;, &quot;;[.S247];&quot;, &quot;;[.O247];&quot;, &quot;;[.P247])" office:value-type="string" office:string-value="'AFF_CARRE', '200', 45, -2, -1, 1379377, 5226378.5" calcext:value-type="string">
            <text:p>'AFF_CARRE', '200', 45, -2, -1, 1379377, 5226378.5</text:p>
          </table:table-cell>
          <table:table-cell table:formula="of:=CONCATENATE(&quot;INSERT INTO &quot;;CHAR(34);&quot;SymboleTest&quot;;CHAR(34);&quot; VALUES (&quot;;[.T247];&quot;);&quot;)" office:value-type="string" office:string-value="INSERT INTO &quot;SymboleTest&quot; VALUES ('AFF_CARRE', '200', 45, -2, -1, 1379377, 5226378.5);" calcext:value-type="string">
            <text:p>INSERT INTO "SymboleTest" VALUES ('AFF_CARRE', '200', 45, -2, -1, 1379377, 5226378.5);</text:p>
          </table:table-cell>
        </table:table-row>
        <table:table-row table:style-name="ro1">
          <table:table-cell table:number-columns-repeated="7"/>
          <table:table-cell table:formula="of:=[.$E$246]+[.K248]*[.$G$2]" office:value-type="float" office:value="1379377" calcext:value-type="float">
            <text:p>1379377</text:p>
          </table:table-cell>
          <table:table-cell table:formula="of:=[.$F$246]+[.L248]*[.$G$2]" office:value-type="float" office:value="5226379.25" calcext:value-type="float">
            <text:p>5226379,2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2]" office:value-type="float" office:value="-2" calcext:value-type="float">
            <text:p>-2</text:p>
          </table:table-cell>
          <table:table-cell table:formula="of:=[.L212]" office:value-type="float" office:value="-0.5" calcext:value-type="float">
            <text:p>-0,5</text:p>
          </table:table-cell>
          <table:table-cell table:number-columns-repeated="2"/>
          <table:table-cell table:formula="of:=SUBSTITUTE([.H248];&quot;,&quot;;&quot;.&quot;)" office:value-type="string" office:string-value="1379377" calcext:value-type="string">
            <text:p>1379377</text:p>
          </table:table-cell>
          <table:table-cell table:formula="of:=SUBSTITUTE([.I248];&quot;,&quot;;&quot;.&quot;)" office:value-type="string" office:string-value="5226379.25" calcext:value-type="string">
            <text:p>5226379.25</text:p>
          </table:table-cell>
          <table:table-cell table:formula="of:=SUBSTITUTE([.J248];&quot;,&quot;;&quot;.&quot;)" office:value-type="string" office:string-value="45" calcext:value-type="string">
            <text:p>45</text:p>
          </table:table-cell>
          <table:table-cell table:formula="of:=SUBSTITUTE([.K248];&quot;,&quot;;&quot;.&quot;)" office:value-type="string" office:string-value="-2" calcext:value-type="string">
            <text:p>-2</text:p>
          </table:table-cell>
          <table:table-cell table:formula="of:=SUBSTITUTE([.L248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48];&quot;, &quot;;[.R248];&quot;, &quot;;[.S248];&quot;, &quot;;[.O248];&quot;, &quot;;[.P248])" office:value-type="string" office:string-value="'AFF_CARRE', '200', 45, -2, -0.5, 1379377, 5226379.25" calcext:value-type="string">
            <text:p>'AFF_CARRE', '200', 45, -2, -0.5, 1379377, 5226379.25</text:p>
          </table:table-cell>
          <table:table-cell table:formula="of:=CONCATENATE(&quot;INSERT INTO &quot;;CHAR(34);&quot;SymboleTest&quot;;CHAR(34);&quot; VALUES (&quot;;[.T248];&quot;);&quot;)" office:value-type="string" office:string-value="INSERT INTO &quot;SymboleTest&quot; VALUES ('AFF_CARRE', '200', 45, -2, -0.5, 1379377, 5226379.25);" calcext:value-type="string">
            <text:p>INSERT INTO "SymboleTest" VALUES ('AFF_CARRE', '200', 45, -2, -0.5, 1379377, 5226379.25);</text:p>
          </table:table-cell>
        </table:table-row>
        <table:table-row table:style-name="ro1">
          <table:table-cell table:number-columns-repeated="7"/>
          <table:table-cell table:formula="of:=[.$E$246]+[.K249]*[.$G$2]" office:value-type="float" office:value="1379377" calcext:value-type="float">
            <text:p>1379377</text:p>
          </table:table-cell>
          <table:table-cell table:formula="of:=[.$F$246]+[.L249]*[.$G$2]" office:value-type="float" office:value="5226380.75" calcext:value-type="float">
            <text:p>5226380,7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3]" office:value-type="float" office:value="-2" calcext:value-type="float">
            <text:p>-2</text:p>
          </table:table-cell>
          <table:table-cell table:formula="of:=[.L213]" office:value-type="float" office:value="0.5" calcext:value-type="float">
            <text:p>0,5</text:p>
          </table:table-cell>
          <table:table-cell table:number-columns-repeated="2"/>
          <table:table-cell table:formula="of:=SUBSTITUTE([.H249];&quot;,&quot;;&quot;.&quot;)" office:value-type="string" office:string-value="1379377" calcext:value-type="string">
            <text:p>1379377</text:p>
          </table:table-cell>
          <table:table-cell table:formula="of:=SUBSTITUTE([.I249];&quot;,&quot;;&quot;.&quot;)" office:value-type="string" office:string-value="5226380.75" calcext:value-type="string">
            <text:p>5226380.75</text:p>
          </table:table-cell>
          <table:table-cell table:formula="of:=SUBSTITUTE([.J249];&quot;,&quot;;&quot;.&quot;)" office:value-type="string" office:string-value="45" calcext:value-type="string">
            <text:p>45</text:p>
          </table:table-cell>
          <table:table-cell table:formula="of:=SUBSTITUTE([.K249];&quot;,&quot;;&quot;.&quot;)" office:value-type="string" office:string-value="-2" calcext:value-type="string">
            <text:p>-2</text:p>
          </table:table-cell>
          <table:table-cell table:formula="of:=SUBSTITUTE([.L249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49];&quot;, &quot;;[.R249];&quot;, &quot;;[.S249];&quot;, &quot;;[.O249];&quot;, &quot;;[.P249])" office:value-type="string" office:string-value="'AFF_CARRE', '200', 45, -2, 0.5, 1379377, 5226380.75" calcext:value-type="string">
            <text:p>'AFF_CARRE', '200', 45, -2, 0.5, 1379377, 5226380.75</text:p>
          </table:table-cell>
          <table:table-cell table:formula="of:=CONCATENATE(&quot;INSERT INTO &quot;;CHAR(34);&quot;SymboleTest&quot;;CHAR(34);&quot; VALUES (&quot;;[.T249];&quot;);&quot;)" office:value-type="string" office:string-value="INSERT INTO &quot;SymboleTest&quot; VALUES ('AFF_CARRE', '200', 45, -2, 0.5, 1379377, 5226380.75);" calcext:value-type="string">
            <text:p>INSERT INTO "SymboleTest" VALUES ('AFF_CARRE', '200', 45, -2, 0.5, 1379377, 5226380.75);</text:p>
          </table:table-cell>
        </table:table-row>
        <table:table-row table:style-name="ro1">
          <table:table-cell table:number-columns-repeated="7"/>
          <table:table-cell table:formula="of:=[.$E$246]+[.K250]*[.$G$2]" office:value-type="float" office:value="1379377" calcext:value-type="float">
            <text:p>1379377</text:p>
          </table:table-cell>
          <table:table-cell table:formula="of:=[.$F$246]+[.L250]*[.$G$2]" office:value-type="float" office:value="5226381.5" calcext:value-type="float">
            <text:p>5226381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4]" office:value-type="float" office:value="-2" calcext:value-type="float">
            <text:p>-2</text:p>
          </table:table-cell>
          <table:table-cell table:formula="of:=[.L214]" office:value-type="float" office:value="1" calcext:value-type="float">
            <text:p>1</text:p>
          </table:table-cell>
          <table:table-cell table:number-columns-repeated="2"/>
          <table:table-cell table:formula="of:=SUBSTITUTE([.H250];&quot;,&quot;;&quot;.&quot;)" office:value-type="string" office:string-value="1379377" calcext:value-type="string">
            <text:p>1379377</text:p>
          </table:table-cell>
          <table:table-cell table:formula="of:=SUBSTITUTE([.I250];&quot;,&quot;;&quot;.&quot;)" office:value-type="string" office:string-value="5226381.5" calcext:value-type="string">
            <text:p>5226381.5</text:p>
          </table:table-cell>
          <table:table-cell table:formula="of:=SUBSTITUTE([.J250];&quot;,&quot;;&quot;.&quot;)" office:value-type="string" office:string-value="45" calcext:value-type="string">
            <text:p>45</text:p>
          </table:table-cell>
          <table:table-cell table:formula="of:=SUBSTITUTE([.K250];&quot;,&quot;;&quot;.&quot;)" office:value-type="string" office:string-value="-2" calcext:value-type="string">
            <text:p>-2</text:p>
          </table:table-cell>
          <table:table-cell table:formula="of:=SUBSTITUTE([.L250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50];&quot;, &quot;;[.R250];&quot;, &quot;;[.S250];&quot;, &quot;;[.O250];&quot;, &quot;;[.P250])" office:value-type="string" office:string-value="'AFF_CARRE', '200', 45, -2, 1, 1379377, 5226381.5" calcext:value-type="string">
            <text:p>'AFF_CARRE', '200', 45, -2, 1, 1379377, 5226381.5</text:p>
          </table:table-cell>
          <table:table-cell table:formula="of:=CONCATENATE(&quot;INSERT INTO &quot;;CHAR(34);&quot;SymboleTest&quot;;CHAR(34);&quot; VALUES (&quot;;[.T250];&quot;);&quot;)" office:value-type="string" office:string-value="INSERT INTO &quot;SymboleTest&quot; VALUES ('AFF_CARRE', '200', 45, -2, 1, 1379377, 5226381.5);" calcext:value-type="string">
            <text:p>INSERT INTO "SymboleTest" VALUES ('AFF_CARRE', '200', 45, -2, 1, 1379377, 5226381.5);</text:p>
          </table:table-cell>
        </table:table-row>
        <table:table-row table:style-name="ro1">
          <table:table-cell table:number-columns-repeated="7"/>
          <table:table-cell table:formula="of:=[.$E$246]+[.K251]*[.$G$2]" office:value-type="float" office:value="1379377" calcext:value-type="float">
            <text:p>1379377</text:p>
          </table:table-cell>
          <table:table-cell table:formula="of:=[.$F$246]+[.L251]*[.$G$2]" office:value-type="float" office:value="5226383" calcext:value-type="float">
            <text:p>5226383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5]" office:value-type="float" office:value="-2" calcext:value-type="float">
            <text:p>-2</text:p>
          </table:table-cell>
          <table:table-cell table:formula="of:=[.L215]" office:value-type="float" office:value="2" calcext:value-type="float">
            <text:p>2</text:p>
          </table:table-cell>
          <table:table-cell table:number-columns-repeated="2"/>
          <table:table-cell table:formula="of:=SUBSTITUTE([.H251];&quot;,&quot;;&quot;.&quot;)" office:value-type="string" office:string-value="1379377" calcext:value-type="string">
            <text:p>1379377</text:p>
          </table:table-cell>
          <table:table-cell table:formula="of:=SUBSTITUTE([.I251];&quot;,&quot;;&quot;.&quot;)" office:value-type="string" office:string-value="5226383" calcext:value-type="string">
            <text:p>5226383</text:p>
          </table:table-cell>
          <table:table-cell table:formula="of:=SUBSTITUTE([.J251];&quot;,&quot;;&quot;.&quot;)" office:value-type="string" office:string-value="45" calcext:value-type="string">
            <text:p>45</text:p>
          </table:table-cell>
          <table:table-cell table:formula="of:=SUBSTITUTE([.K251];&quot;,&quot;;&quot;.&quot;)" office:value-type="string" office:string-value="-2" calcext:value-type="string">
            <text:p>-2</text:p>
          </table:table-cell>
          <table:table-cell table:formula="of:=SUBSTITUTE([.L251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51];&quot;, &quot;;[.R251];&quot;, &quot;;[.S251];&quot;, &quot;;[.O251];&quot;, &quot;;[.P251])" office:value-type="string" office:string-value="'AFF_CARRE', '200', 45, -2, 2, 1379377, 5226383" calcext:value-type="string">
            <text:p>'AFF_CARRE', '200', 45, -2, 2, 1379377, 5226383</text:p>
          </table:table-cell>
          <table:table-cell table:formula="of:=CONCATENATE(&quot;INSERT INTO &quot;;CHAR(34);&quot;SymboleTest&quot;;CHAR(34);&quot; VALUES (&quot;;[.T251];&quot;);&quot;)" office:value-type="string" office:string-value="INSERT INTO &quot;SymboleTest&quot; VALUES ('AFF_CARRE', '200', 45, -2, 2, 1379377, 5226383);" calcext:value-type="string">
            <text:p>INSERT INTO "SymboleTest" VALUES ('AFF_CARRE', '200', 45, -2, 2, 1379377, 5226383);</text:p>
          </table:table-cell>
        </table:table-row>
        <table:table-row table:style-name="ro1">
          <table:table-cell table:number-columns-repeated="7"/>
          <table:table-cell table:formula="of:=[.$E$246]+[.K252]*[.$G$2]" office:value-type="float" office:value="1379378.5" calcext:value-type="float">
            <text:p>1379378,5</text:p>
          </table:table-cell>
          <table:table-cell table:formula="of:=[.$F$246]+[.L252]*[.$G$2]" office:value-type="float" office:value="5226377" calcext:value-type="float">
            <text:p>5226377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6]" office:value-type="float" office:value="-1" calcext:value-type="float">
            <text:p>-1</text:p>
          </table:table-cell>
          <table:table-cell table:formula="of:=[.L216]" office:value-type="float" office:value="-2" calcext:value-type="float">
            <text:p>-2</text:p>
          </table:table-cell>
          <table:table-cell table:number-columns-repeated="2"/>
          <table:table-cell table:formula="of:=SUBSTITUTE([.H252];&quot;,&quot;;&quot;.&quot;)" office:value-type="string" office:string-value="1379378.5" calcext:value-type="string">
            <text:p>1379378.5</text:p>
          </table:table-cell>
          <table:table-cell table:formula="of:=SUBSTITUTE([.I252];&quot;,&quot;;&quot;.&quot;)" office:value-type="string" office:string-value="5226377" calcext:value-type="string">
            <text:p>5226377</text:p>
          </table:table-cell>
          <table:table-cell table:formula="of:=SUBSTITUTE([.J252];&quot;,&quot;;&quot;.&quot;)" office:value-type="string" office:string-value="45" calcext:value-type="string">
            <text:p>45</text:p>
          </table:table-cell>
          <table:table-cell table:formula="of:=SUBSTITUTE([.K252];&quot;,&quot;;&quot;.&quot;)" office:value-type="string" office:string-value="-1" calcext:value-type="string">
            <text:p>-1</text:p>
          </table:table-cell>
          <table:table-cell table:formula="of:=SUBSTITUTE([.L252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252];&quot;, &quot;;[.R252];&quot;, &quot;;[.S252];&quot;, &quot;;[.O252];&quot;, &quot;;[.P252])" office:value-type="string" office:string-value="'AFF_CARRE', '200', 45, -1, -2, 1379378.5, 5226377" calcext:value-type="string">
            <text:p>'AFF_CARRE', '200', 45, -1, -2, 1379378.5, 5226377</text:p>
          </table:table-cell>
          <table:table-cell table:formula="of:=CONCATENATE(&quot;INSERT INTO &quot;;CHAR(34);&quot;SymboleTest&quot;;CHAR(34);&quot; VALUES (&quot;;[.T252];&quot;);&quot;)" office:value-type="string" office:string-value="INSERT INTO &quot;SymboleTest&quot; VALUES ('AFF_CARRE', '200', 45, -1, -2, 1379378.5, 5226377);" calcext:value-type="string">
            <text:p>INSERT INTO "SymboleTest" VALUES ('AFF_CARRE', '200', 45, -1, -2, 1379378.5, 5226377);</text:p>
          </table:table-cell>
        </table:table-row>
        <table:table-row table:style-name="ro1">
          <table:table-cell table:number-columns-repeated="7"/>
          <table:table-cell table:formula="of:=[.$E$246]+[.K253]*[.$G$2]" office:value-type="float" office:value="1379378.5" calcext:value-type="float">
            <text:p>1379378,5</text:p>
          </table:table-cell>
          <table:table-cell table:formula="of:=[.$F$246]+[.L253]*[.$G$2]" office:value-type="float" office:value="5226378.5" calcext:value-type="float">
            <text:p>5226378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7]" office:value-type="float" office:value="-1" calcext:value-type="float">
            <text:p>-1</text:p>
          </table:table-cell>
          <table:table-cell table:formula="of:=[.L217]" office:value-type="float" office:value="-1" calcext:value-type="float">
            <text:p>-1</text:p>
          </table:table-cell>
          <table:table-cell table:number-columns-repeated="2"/>
          <table:table-cell table:formula="of:=SUBSTITUTE([.H253];&quot;,&quot;;&quot;.&quot;)" office:value-type="string" office:string-value="1379378.5" calcext:value-type="string">
            <text:p>1379378.5</text:p>
          </table:table-cell>
          <table:table-cell table:formula="of:=SUBSTITUTE([.I253];&quot;,&quot;;&quot;.&quot;)" office:value-type="string" office:string-value="5226378.5" calcext:value-type="string">
            <text:p>5226378.5</text:p>
          </table:table-cell>
          <table:table-cell table:formula="of:=SUBSTITUTE([.J253];&quot;,&quot;;&quot;.&quot;)" office:value-type="string" office:string-value="45" calcext:value-type="string">
            <text:p>45</text:p>
          </table:table-cell>
          <table:table-cell table:formula="of:=SUBSTITUTE([.K253];&quot;,&quot;;&quot;.&quot;)" office:value-type="string" office:string-value="-1" calcext:value-type="string">
            <text:p>-1</text:p>
          </table:table-cell>
          <table:table-cell table:formula="of:=SUBSTITUTE([.L253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53];&quot;, &quot;;[.R253];&quot;, &quot;;[.S253];&quot;, &quot;;[.O253];&quot;, &quot;;[.P253])" office:value-type="string" office:string-value="'AFF_CARRE', '200', 45, -1, -1, 1379378.5, 5226378.5" calcext:value-type="string">
            <text:p>'AFF_CARRE', '200', 45, -1, -1, 1379378.5, 5226378.5</text:p>
          </table:table-cell>
          <table:table-cell table:formula="of:=CONCATENATE(&quot;INSERT INTO &quot;;CHAR(34);&quot;SymboleTest&quot;;CHAR(34);&quot; VALUES (&quot;;[.T253];&quot;);&quot;)" office:value-type="string" office:string-value="INSERT INTO &quot;SymboleTest&quot; VALUES ('AFF_CARRE', '200', 45, -1, -1, 1379378.5, 5226378.5);" calcext:value-type="string">
            <text:p>INSERT INTO "SymboleTest" VALUES ('AFF_CARRE', '200', 45, -1, -1, 1379378.5, 5226378.5);</text:p>
          </table:table-cell>
        </table:table-row>
        <table:table-row table:style-name="ro1">
          <table:table-cell table:number-columns-repeated="7"/>
          <table:table-cell table:formula="of:=[.$E$246]+[.K254]*[.$G$2]" office:value-type="float" office:value="1379378.5" calcext:value-type="float">
            <text:p>1379378,5</text:p>
          </table:table-cell>
          <table:table-cell table:formula="of:=[.$F$246]+[.L254]*[.$G$2]" office:value-type="float" office:value="5226379.25" calcext:value-type="float">
            <text:p>5226379,2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8]" office:value-type="float" office:value="-1" calcext:value-type="float">
            <text:p>-1</text:p>
          </table:table-cell>
          <table:table-cell table:formula="of:=[.L218]" office:value-type="float" office:value="-0.5" calcext:value-type="float">
            <text:p>-0,5</text:p>
          </table:table-cell>
          <table:table-cell table:number-columns-repeated="2"/>
          <table:table-cell table:formula="of:=SUBSTITUTE([.H254];&quot;,&quot;;&quot;.&quot;)" office:value-type="string" office:string-value="1379378.5" calcext:value-type="string">
            <text:p>1379378.5</text:p>
          </table:table-cell>
          <table:table-cell table:formula="of:=SUBSTITUTE([.I254];&quot;,&quot;;&quot;.&quot;)" office:value-type="string" office:string-value="5226379.25" calcext:value-type="string">
            <text:p>5226379.25</text:p>
          </table:table-cell>
          <table:table-cell table:formula="of:=SUBSTITUTE([.J254];&quot;,&quot;;&quot;.&quot;)" office:value-type="string" office:string-value="45" calcext:value-type="string">
            <text:p>45</text:p>
          </table:table-cell>
          <table:table-cell table:formula="of:=SUBSTITUTE([.K254];&quot;,&quot;;&quot;.&quot;)" office:value-type="string" office:string-value="-1" calcext:value-type="string">
            <text:p>-1</text:p>
          </table:table-cell>
          <table:table-cell table:formula="of:=SUBSTITUTE([.L254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54];&quot;, &quot;;[.R254];&quot;, &quot;;[.S254];&quot;, &quot;;[.O254];&quot;, &quot;;[.P254])" office:value-type="string" office:string-value="'AFF_CARRE', '200', 45, -1, -0.5, 1379378.5, 5226379.25" calcext:value-type="string">
            <text:p>'AFF_CARRE', '200', 45, -1, -0.5, 1379378.5, 5226379.25</text:p>
          </table:table-cell>
          <table:table-cell table:formula="of:=CONCATENATE(&quot;INSERT INTO &quot;;CHAR(34);&quot;SymboleTest&quot;;CHAR(34);&quot; VALUES (&quot;;[.T254];&quot;);&quot;)" office:value-type="string" office:string-value="INSERT INTO &quot;SymboleTest&quot; VALUES ('AFF_CARRE', '200', 45, -1, -0.5, 1379378.5, 5226379.25);" calcext:value-type="string">
            <text:p>INSERT INTO "SymboleTest" VALUES ('AFF_CARRE', '200', 45, -1, -0.5, 1379378.5, 5226379.25);</text:p>
          </table:table-cell>
        </table:table-row>
        <table:table-row table:style-name="ro1">
          <table:table-cell table:number-columns-repeated="7"/>
          <table:table-cell table:formula="of:=[.$E$246]+[.K255]*[.$G$2]" office:value-type="float" office:value="1379378.5" calcext:value-type="float">
            <text:p>1379378,5</text:p>
          </table:table-cell>
          <table:table-cell table:formula="of:=[.$F$246]+[.L255]*[.$G$2]" office:value-type="float" office:value="5226380.75" calcext:value-type="float">
            <text:p>5226380,7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9]" office:value-type="float" office:value="-1" calcext:value-type="float">
            <text:p>-1</text:p>
          </table:table-cell>
          <table:table-cell table:formula="of:=[.L219]" office:value-type="float" office:value="0.5" calcext:value-type="float">
            <text:p>0,5</text:p>
          </table:table-cell>
          <table:table-cell table:number-columns-repeated="2"/>
          <table:table-cell table:formula="of:=SUBSTITUTE([.H255];&quot;,&quot;;&quot;.&quot;)" office:value-type="string" office:string-value="1379378.5" calcext:value-type="string">
            <text:p>1379378.5</text:p>
          </table:table-cell>
          <table:table-cell table:formula="of:=SUBSTITUTE([.I255];&quot;,&quot;;&quot;.&quot;)" office:value-type="string" office:string-value="5226380.75" calcext:value-type="string">
            <text:p>5226380.75</text:p>
          </table:table-cell>
          <table:table-cell table:formula="of:=SUBSTITUTE([.J255];&quot;,&quot;;&quot;.&quot;)" office:value-type="string" office:string-value="45" calcext:value-type="string">
            <text:p>45</text:p>
          </table:table-cell>
          <table:table-cell table:formula="of:=SUBSTITUTE([.K255];&quot;,&quot;;&quot;.&quot;)" office:value-type="string" office:string-value="-1" calcext:value-type="string">
            <text:p>-1</text:p>
          </table:table-cell>
          <table:table-cell table:formula="of:=SUBSTITUTE([.L255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55];&quot;, &quot;;[.R255];&quot;, &quot;;[.S255];&quot;, &quot;;[.O255];&quot;, &quot;;[.P255])" office:value-type="string" office:string-value="'AFF_CARRE', '200', 45, -1, 0.5, 1379378.5, 5226380.75" calcext:value-type="string">
            <text:p>'AFF_CARRE', '200', 45, -1, 0.5, 1379378.5, 5226380.75</text:p>
          </table:table-cell>
          <table:table-cell table:formula="of:=CONCATENATE(&quot;INSERT INTO &quot;;CHAR(34);&quot;SymboleTest&quot;;CHAR(34);&quot; VALUES (&quot;;[.T255];&quot;);&quot;)" office:value-type="string" office:string-value="INSERT INTO &quot;SymboleTest&quot; VALUES ('AFF_CARRE', '200', 45, -1, 0.5, 1379378.5, 5226380.75);" calcext:value-type="string">
            <text:p>INSERT INTO "SymboleTest" VALUES ('AFF_CARRE', '200', 45, -1, 0.5, 1379378.5, 5226380.75);</text:p>
          </table:table-cell>
        </table:table-row>
        <table:table-row table:style-name="ro1">
          <table:table-cell table:number-columns-repeated="7"/>
          <table:table-cell table:formula="of:=[.$E$246]+[.K256]*[.$G$2]" office:value-type="float" office:value="1379378.5" calcext:value-type="float">
            <text:p>1379378,5</text:p>
          </table:table-cell>
          <table:table-cell table:formula="of:=[.$F$246]+[.L256]*[.$G$2]" office:value-type="float" office:value="5226381.5" calcext:value-type="float">
            <text:p>5226381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0]" office:value-type="float" office:value="-1" calcext:value-type="float">
            <text:p>-1</text:p>
          </table:table-cell>
          <table:table-cell table:formula="of:=[.L220]" office:value-type="float" office:value="1" calcext:value-type="float">
            <text:p>1</text:p>
          </table:table-cell>
          <table:table-cell table:number-columns-repeated="2"/>
          <table:table-cell table:formula="of:=SUBSTITUTE([.H256];&quot;,&quot;;&quot;.&quot;)" office:value-type="string" office:string-value="1379378.5" calcext:value-type="string">
            <text:p>1379378.5</text:p>
          </table:table-cell>
          <table:table-cell table:formula="of:=SUBSTITUTE([.I256];&quot;,&quot;;&quot;.&quot;)" office:value-type="string" office:string-value="5226381.5" calcext:value-type="string">
            <text:p>5226381.5</text:p>
          </table:table-cell>
          <table:table-cell table:formula="of:=SUBSTITUTE([.J256];&quot;,&quot;;&quot;.&quot;)" office:value-type="string" office:string-value="45" calcext:value-type="string">
            <text:p>45</text:p>
          </table:table-cell>
          <table:table-cell table:formula="of:=SUBSTITUTE([.K256];&quot;,&quot;;&quot;.&quot;)" office:value-type="string" office:string-value="-1" calcext:value-type="string">
            <text:p>-1</text:p>
          </table:table-cell>
          <table:table-cell table:formula="of:=SUBSTITUTE([.L256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56];&quot;, &quot;;[.R256];&quot;, &quot;;[.S256];&quot;, &quot;;[.O256];&quot;, &quot;;[.P256])" office:value-type="string" office:string-value="'AFF_CARRE', '200', 45, -1, 1, 1379378.5, 5226381.5" calcext:value-type="string">
            <text:p>'AFF_CARRE', '200', 45, -1, 1, 1379378.5, 5226381.5</text:p>
          </table:table-cell>
          <table:table-cell table:formula="of:=CONCATENATE(&quot;INSERT INTO &quot;;CHAR(34);&quot;SymboleTest&quot;;CHAR(34);&quot; VALUES (&quot;;[.T256];&quot;);&quot;)" office:value-type="string" office:string-value="INSERT INTO &quot;SymboleTest&quot; VALUES ('AFF_CARRE', '200', 45, -1, 1, 1379378.5, 5226381.5);" calcext:value-type="string">
            <text:p>INSERT INTO "SymboleTest" VALUES ('AFF_CARRE', '200', 45, -1, 1, 1379378.5, 5226381.5);</text:p>
          </table:table-cell>
        </table:table-row>
        <table:table-row table:style-name="ro1">
          <table:table-cell table:number-columns-repeated="7"/>
          <table:table-cell table:formula="of:=[.$E$246]+[.K257]*[.$G$2]" office:value-type="float" office:value="1379378.5" calcext:value-type="float">
            <text:p>1379378,5</text:p>
          </table:table-cell>
          <table:table-cell table:formula="of:=[.$F$246]+[.L257]*[.$G$2]" office:value-type="float" office:value="5226383" calcext:value-type="float">
            <text:p>5226383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1]" office:value-type="float" office:value="-1" calcext:value-type="float">
            <text:p>-1</text:p>
          </table:table-cell>
          <table:table-cell table:formula="of:=[.L221]" office:value-type="float" office:value="2" calcext:value-type="float">
            <text:p>2</text:p>
          </table:table-cell>
          <table:table-cell table:number-columns-repeated="2"/>
          <table:table-cell table:formula="of:=SUBSTITUTE([.H257];&quot;,&quot;;&quot;.&quot;)" office:value-type="string" office:string-value="1379378.5" calcext:value-type="string">
            <text:p>1379378.5</text:p>
          </table:table-cell>
          <table:table-cell table:formula="of:=SUBSTITUTE([.I257];&quot;,&quot;;&quot;.&quot;)" office:value-type="string" office:string-value="5226383" calcext:value-type="string">
            <text:p>5226383</text:p>
          </table:table-cell>
          <table:table-cell table:formula="of:=SUBSTITUTE([.J257];&quot;,&quot;;&quot;.&quot;)" office:value-type="string" office:string-value="45" calcext:value-type="string">
            <text:p>45</text:p>
          </table:table-cell>
          <table:table-cell table:formula="of:=SUBSTITUTE([.K257];&quot;,&quot;;&quot;.&quot;)" office:value-type="string" office:string-value="-1" calcext:value-type="string">
            <text:p>-1</text:p>
          </table:table-cell>
          <table:table-cell table:formula="of:=SUBSTITUTE([.L257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57];&quot;, &quot;;[.R257];&quot;, &quot;;[.S257];&quot;, &quot;;[.O257];&quot;, &quot;;[.P257])" office:value-type="string" office:string-value="'AFF_CARRE', '200', 45, -1, 2, 1379378.5, 5226383" calcext:value-type="string">
            <text:p>'AFF_CARRE', '200', 45, -1, 2, 1379378.5, 5226383</text:p>
          </table:table-cell>
          <table:table-cell table:formula="of:=CONCATENATE(&quot;INSERT INTO &quot;;CHAR(34);&quot;SymboleTest&quot;;CHAR(34);&quot; VALUES (&quot;;[.T257];&quot;);&quot;)" office:value-type="string" office:string-value="INSERT INTO &quot;SymboleTest&quot; VALUES ('AFF_CARRE', '200', 45, -1, 2, 1379378.5, 5226383);" calcext:value-type="string">
            <text:p>INSERT INTO "SymboleTest" VALUES ('AFF_CARRE', '200', 45, -1, 2, 1379378.5, 5226383);</text:p>
          </table:table-cell>
        </table:table-row>
        <table:table-row table:style-name="ro1">
          <table:table-cell table:number-columns-repeated="7"/>
          <table:table-cell table:formula="of:=[.$E$246]+[.K258]*[.$G$2]" office:value-type="float" office:value="1379379.25" calcext:value-type="float">
            <text:p>1379379,25</text:p>
          </table:table-cell>
          <table:table-cell table:formula="of:=[.$F$246]+[.L258]*[.$G$2]" office:value-type="float" office:value="5226377" calcext:value-type="float">
            <text:p>5226377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2]" office:value-type="float" office:value="-0.5" calcext:value-type="float">
            <text:p>-0,5</text:p>
          </table:table-cell>
          <table:table-cell table:formula="of:=[.L222]" office:value-type="float" office:value="-2" calcext:value-type="float">
            <text:p>-2</text:p>
          </table:table-cell>
          <table:table-cell table:number-columns-repeated="2"/>
          <table:table-cell table:formula="of:=SUBSTITUTE([.H258];&quot;,&quot;;&quot;.&quot;)" office:value-type="string" office:string-value="1379379.25" calcext:value-type="string">
            <text:p>1379379.25</text:p>
          </table:table-cell>
          <table:table-cell table:formula="of:=SUBSTITUTE([.I258];&quot;,&quot;;&quot;.&quot;)" office:value-type="string" office:string-value="5226377" calcext:value-type="string">
            <text:p>5226377</text:p>
          </table:table-cell>
          <table:table-cell table:formula="of:=SUBSTITUTE([.J258];&quot;,&quot;;&quot;.&quot;)" office:value-type="string" office:string-value="45" calcext:value-type="string">
            <text:p>45</text:p>
          </table:table-cell>
          <table:table-cell table:formula="of:=SUBSTITUTE([.K258];&quot;,&quot;;&quot;.&quot;)" office:value-type="string" office:string-value="-0.5" calcext:value-type="string">
            <text:p>-0.5</text:p>
          </table:table-cell>
          <table:table-cell table:formula="of:=SUBSTITUTE([.L258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258];&quot;, &quot;;[.R258];&quot;, &quot;;[.S258];&quot;, &quot;;[.O258];&quot;, &quot;;[.P258])" office:value-type="string" office:string-value="'AFF_CARRE', '200', 45, -0.5, -2, 1379379.25, 5226377" calcext:value-type="string">
            <text:p>'AFF_CARRE', '200', 45, -0.5, -2, 1379379.25, 5226377</text:p>
          </table:table-cell>
          <table:table-cell table:formula="of:=CONCATENATE(&quot;INSERT INTO &quot;;CHAR(34);&quot;SymboleTest&quot;;CHAR(34);&quot; VALUES (&quot;;[.T258];&quot;);&quot;)" office:value-type="string" office:string-value="INSERT INTO &quot;SymboleTest&quot; VALUES ('AFF_CARRE', '200', 45, -0.5, -2, 1379379.25, 5226377);" calcext:value-type="string">
            <text:p>INSERT INTO "SymboleTest" VALUES ('AFF_CARRE', '200', 45, -0.5, -2, 1379379.25, 5226377);</text:p>
          </table:table-cell>
        </table:table-row>
        <table:table-row table:style-name="ro1">
          <table:table-cell table:number-columns-repeated="7"/>
          <table:table-cell table:formula="of:=[.$E$246]+[.K259]*[.$G$2]" office:value-type="float" office:value="1379379.25" calcext:value-type="float">
            <text:p>1379379,25</text:p>
          </table:table-cell>
          <table:table-cell table:formula="of:=[.$F$246]+[.L259]*[.$G$2]" office:value-type="float" office:value="5226378.5" calcext:value-type="float">
            <text:p>5226378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3]" office:value-type="float" office:value="-0.5" calcext:value-type="float">
            <text:p>-0,5</text:p>
          </table:table-cell>
          <table:table-cell table:formula="of:=[.L223]" office:value-type="float" office:value="-1" calcext:value-type="float">
            <text:p>-1</text:p>
          </table:table-cell>
          <table:table-cell table:number-columns-repeated="2"/>
          <table:table-cell table:formula="of:=SUBSTITUTE([.H259];&quot;,&quot;;&quot;.&quot;)" office:value-type="string" office:string-value="1379379.25" calcext:value-type="string">
            <text:p>1379379.25</text:p>
          </table:table-cell>
          <table:table-cell table:formula="of:=SUBSTITUTE([.I259];&quot;,&quot;;&quot;.&quot;)" office:value-type="string" office:string-value="5226378.5" calcext:value-type="string">
            <text:p>5226378.5</text:p>
          </table:table-cell>
          <table:table-cell table:formula="of:=SUBSTITUTE([.J259];&quot;,&quot;;&quot;.&quot;)" office:value-type="string" office:string-value="45" calcext:value-type="string">
            <text:p>45</text:p>
          </table:table-cell>
          <table:table-cell table:formula="of:=SUBSTITUTE([.K259];&quot;,&quot;;&quot;.&quot;)" office:value-type="string" office:string-value="-0.5" calcext:value-type="string">
            <text:p>-0.5</text:p>
          </table:table-cell>
          <table:table-cell table:formula="of:=SUBSTITUTE([.L259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59];&quot;, &quot;;[.R259];&quot;, &quot;;[.S259];&quot;, &quot;;[.O259];&quot;, &quot;;[.P259])" office:value-type="string" office:string-value="'AFF_CARRE', '200', 45, -0.5, -1, 1379379.25, 5226378.5" calcext:value-type="string">
            <text:p>'AFF_CARRE', '200', 45, -0.5, -1, 1379379.25, 5226378.5</text:p>
          </table:table-cell>
          <table:table-cell table:formula="of:=CONCATENATE(&quot;INSERT INTO &quot;;CHAR(34);&quot;SymboleTest&quot;;CHAR(34);&quot; VALUES (&quot;;[.T259];&quot;);&quot;)" office:value-type="string" office:string-value="INSERT INTO &quot;SymboleTest&quot; VALUES ('AFF_CARRE', '200', 45, -0.5, -1, 1379379.25, 5226378.5);" calcext:value-type="string">
            <text:p>INSERT INTO "SymboleTest" VALUES ('AFF_CARRE', '200', 45, -0.5, -1, 1379379.25, 5226378.5);</text:p>
          </table:table-cell>
        </table:table-row>
        <table:table-row table:style-name="ro1">
          <table:table-cell table:number-columns-repeated="7"/>
          <table:table-cell table:formula="of:=[.$E$246]+[.K260]*[.$G$2]" office:value-type="float" office:value="1379379.25" calcext:value-type="float">
            <text:p>1379379,25</text:p>
          </table:table-cell>
          <table:table-cell table:formula="of:=[.$F$246]+[.L260]*[.$G$2]" office:value-type="float" office:value="5226379.25" calcext:value-type="float">
            <text:p>5226379,2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4]" office:value-type="float" office:value="-0.5" calcext:value-type="float">
            <text:p>-0,5</text:p>
          </table:table-cell>
          <table:table-cell table:formula="of:=[.L224]" office:value-type="float" office:value="-0.5" calcext:value-type="float">
            <text:p>-0,5</text:p>
          </table:table-cell>
          <table:table-cell table:number-columns-repeated="2"/>
          <table:table-cell table:formula="of:=SUBSTITUTE([.H260];&quot;,&quot;;&quot;.&quot;)" office:value-type="string" office:string-value="1379379.25" calcext:value-type="string">
            <text:p>1379379.25</text:p>
          </table:table-cell>
          <table:table-cell table:formula="of:=SUBSTITUTE([.I260];&quot;,&quot;;&quot;.&quot;)" office:value-type="string" office:string-value="5226379.25" calcext:value-type="string">
            <text:p>5226379.25</text:p>
          </table:table-cell>
          <table:table-cell table:formula="of:=SUBSTITUTE([.J260];&quot;,&quot;;&quot;.&quot;)" office:value-type="string" office:string-value="45" calcext:value-type="string">
            <text:p>45</text:p>
          </table:table-cell>
          <table:table-cell table:formula="of:=SUBSTITUTE([.K260];&quot;,&quot;;&quot;.&quot;)" office:value-type="string" office:string-value="-0.5" calcext:value-type="string">
            <text:p>-0.5</text:p>
          </table:table-cell>
          <table:table-cell table:formula="of:=SUBSTITUTE([.L260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60];&quot;, &quot;;[.R260];&quot;, &quot;;[.S260];&quot;, &quot;;[.O260];&quot;, &quot;;[.P260])" office:value-type="string" office:string-value="'AFF_CARRE', '200', 45, -0.5, -0.5, 1379379.25, 5226379.25" calcext:value-type="string">
            <text:p>'AFF_CARRE', '200', 45, -0.5, -0.5, 1379379.25, 5226379.25</text:p>
          </table:table-cell>
          <table:table-cell table:formula="of:=CONCATENATE(&quot;INSERT INTO &quot;;CHAR(34);&quot;SymboleTest&quot;;CHAR(34);&quot; VALUES (&quot;;[.T260];&quot;);&quot;)" office:value-type="string" office:string-value="INSERT INTO &quot;SymboleTest&quot; VALUES ('AFF_CARRE', '200', 45, -0.5, -0.5, 1379379.25, 5226379.25);" calcext:value-type="string">
            <text:p>INSERT INTO "SymboleTest" VALUES ('AFF_CARRE', '200', 45, -0.5, -0.5, 1379379.25, 5226379.25);</text:p>
          </table:table-cell>
        </table:table-row>
        <table:table-row table:style-name="ro1">
          <table:table-cell table:number-columns-repeated="7"/>
          <table:table-cell table:formula="of:=[.$E$246]+[.K261]*[.$G$2]" office:value-type="float" office:value="1379379.25" calcext:value-type="float">
            <text:p>1379379,25</text:p>
          </table:table-cell>
          <table:table-cell table:formula="of:=[.$F$246]+[.L261]*[.$G$2]" office:value-type="float" office:value="5226380.75" calcext:value-type="float">
            <text:p>5226380,7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5]" office:value-type="float" office:value="-0.5" calcext:value-type="float">
            <text:p>-0,5</text:p>
          </table:table-cell>
          <table:table-cell table:formula="of:=[.L225]" office:value-type="float" office:value="0.5" calcext:value-type="float">
            <text:p>0,5</text:p>
          </table:table-cell>
          <table:table-cell table:number-columns-repeated="2"/>
          <table:table-cell table:formula="of:=SUBSTITUTE([.H261];&quot;,&quot;;&quot;.&quot;)" office:value-type="string" office:string-value="1379379.25" calcext:value-type="string">
            <text:p>1379379.25</text:p>
          </table:table-cell>
          <table:table-cell table:formula="of:=SUBSTITUTE([.I261];&quot;,&quot;;&quot;.&quot;)" office:value-type="string" office:string-value="5226380.75" calcext:value-type="string">
            <text:p>5226380.75</text:p>
          </table:table-cell>
          <table:table-cell table:formula="of:=SUBSTITUTE([.J261];&quot;,&quot;;&quot;.&quot;)" office:value-type="string" office:string-value="45" calcext:value-type="string">
            <text:p>45</text:p>
          </table:table-cell>
          <table:table-cell table:formula="of:=SUBSTITUTE([.K261];&quot;,&quot;;&quot;.&quot;)" office:value-type="string" office:string-value="-0.5" calcext:value-type="string">
            <text:p>-0.5</text:p>
          </table:table-cell>
          <table:table-cell table:formula="of:=SUBSTITUTE([.L261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61];&quot;, &quot;;[.R261];&quot;, &quot;;[.S261];&quot;, &quot;;[.O261];&quot;, &quot;;[.P261])" office:value-type="string" office:string-value="'AFF_CARRE', '200', 45, -0.5, 0.5, 1379379.25, 5226380.75" calcext:value-type="string">
            <text:p>'AFF_CARRE', '200', 45, -0.5, 0.5, 1379379.25, 5226380.75</text:p>
          </table:table-cell>
          <table:table-cell table:formula="of:=CONCATENATE(&quot;INSERT INTO &quot;;CHAR(34);&quot;SymboleTest&quot;;CHAR(34);&quot; VALUES (&quot;;[.T261];&quot;);&quot;)" office:value-type="string" office:string-value="INSERT INTO &quot;SymboleTest&quot; VALUES ('AFF_CARRE', '200', 45, -0.5, 0.5, 1379379.25, 5226380.75);" calcext:value-type="string">
            <text:p>INSERT INTO "SymboleTest" VALUES ('AFF_CARRE', '200', 45, -0.5, 0.5, 1379379.25, 5226380.75);</text:p>
          </table:table-cell>
        </table:table-row>
        <table:table-row table:style-name="ro1">
          <table:table-cell table:number-columns-repeated="7"/>
          <table:table-cell table:formula="of:=[.$E$246]+[.K262]*[.$G$2]" office:value-type="float" office:value="1379379.25" calcext:value-type="float">
            <text:p>1379379,25</text:p>
          </table:table-cell>
          <table:table-cell table:formula="of:=[.$F$246]+[.L262]*[.$G$2]" office:value-type="float" office:value="5226381.5" calcext:value-type="float">
            <text:p>5226381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6]" office:value-type="float" office:value="-0.5" calcext:value-type="float">
            <text:p>-0,5</text:p>
          </table:table-cell>
          <table:table-cell table:formula="of:=[.L226]" office:value-type="float" office:value="1" calcext:value-type="float">
            <text:p>1</text:p>
          </table:table-cell>
          <table:table-cell table:number-columns-repeated="2"/>
          <table:table-cell table:formula="of:=SUBSTITUTE([.H262];&quot;,&quot;;&quot;.&quot;)" office:value-type="string" office:string-value="1379379.25" calcext:value-type="string">
            <text:p>1379379.25</text:p>
          </table:table-cell>
          <table:table-cell table:formula="of:=SUBSTITUTE([.I262];&quot;,&quot;;&quot;.&quot;)" office:value-type="string" office:string-value="5226381.5" calcext:value-type="string">
            <text:p>5226381.5</text:p>
          </table:table-cell>
          <table:table-cell table:formula="of:=SUBSTITUTE([.J262];&quot;,&quot;;&quot;.&quot;)" office:value-type="string" office:string-value="45" calcext:value-type="string">
            <text:p>45</text:p>
          </table:table-cell>
          <table:table-cell table:formula="of:=SUBSTITUTE([.K262];&quot;,&quot;;&quot;.&quot;)" office:value-type="string" office:string-value="-0.5" calcext:value-type="string">
            <text:p>-0.5</text:p>
          </table:table-cell>
          <table:table-cell table:formula="of:=SUBSTITUTE([.L262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62];&quot;, &quot;;[.R262];&quot;, &quot;;[.S262];&quot;, &quot;;[.O262];&quot;, &quot;;[.P262])" office:value-type="string" office:string-value="'AFF_CARRE', '200', 45, -0.5, 1, 1379379.25, 5226381.5" calcext:value-type="string">
            <text:p>'AFF_CARRE', '200', 45, -0.5, 1, 1379379.25, 5226381.5</text:p>
          </table:table-cell>
          <table:table-cell table:formula="of:=CONCATENATE(&quot;INSERT INTO &quot;;CHAR(34);&quot;SymboleTest&quot;;CHAR(34);&quot; VALUES (&quot;;[.T262];&quot;);&quot;)" office:value-type="string" office:string-value="INSERT INTO &quot;SymboleTest&quot; VALUES ('AFF_CARRE', '200', 45, -0.5, 1, 1379379.25, 5226381.5);" calcext:value-type="string">
            <text:p>INSERT INTO "SymboleTest" VALUES ('AFF_CARRE', '200', 45, -0.5, 1, 1379379.25, 5226381.5);</text:p>
          </table:table-cell>
        </table:table-row>
        <table:table-row table:style-name="ro1">
          <table:table-cell table:number-columns-repeated="7"/>
          <table:table-cell table:formula="of:=[.$E$246]+[.K263]*[.$G$2]" office:value-type="float" office:value="1379379.25" calcext:value-type="float">
            <text:p>1379379,25</text:p>
          </table:table-cell>
          <table:table-cell table:formula="of:=[.$F$246]+[.L263]*[.$G$2]" office:value-type="float" office:value="5226383" calcext:value-type="float">
            <text:p>5226383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7]" office:value-type="float" office:value="-0.5" calcext:value-type="float">
            <text:p>-0,5</text:p>
          </table:table-cell>
          <table:table-cell table:formula="of:=[.L227]" office:value-type="float" office:value="2" calcext:value-type="float">
            <text:p>2</text:p>
          </table:table-cell>
          <table:table-cell table:number-columns-repeated="2"/>
          <table:table-cell table:formula="of:=SUBSTITUTE([.H263];&quot;,&quot;;&quot;.&quot;)" office:value-type="string" office:string-value="1379379.25" calcext:value-type="string">
            <text:p>1379379.25</text:p>
          </table:table-cell>
          <table:table-cell table:formula="of:=SUBSTITUTE([.I263];&quot;,&quot;;&quot;.&quot;)" office:value-type="string" office:string-value="5226383" calcext:value-type="string">
            <text:p>5226383</text:p>
          </table:table-cell>
          <table:table-cell table:formula="of:=SUBSTITUTE([.J263];&quot;,&quot;;&quot;.&quot;)" office:value-type="string" office:string-value="45" calcext:value-type="string">
            <text:p>45</text:p>
          </table:table-cell>
          <table:table-cell table:formula="of:=SUBSTITUTE([.K263];&quot;,&quot;;&quot;.&quot;)" office:value-type="string" office:string-value="-0.5" calcext:value-type="string">
            <text:p>-0.5</text:p>
          </table:table-cell>
          <table:table-cell table:formula="of:=SUBSTITUTE([.L263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63];&quot;, &quot;;[.R263];&quot;, &quot;;[.S263];&quot;, &quot;;[.O263];&quot;, &quot;;[.P263])" office:value-type="string" office:string-value="'AFF_CARRE', '200', 45, -0.5, 2, 1379379.25, 5226383" calcext:value-type="string">
            <text:p>'AFF_CARRE', '200', 45, -0.5, 2, 1379379.25, 5226383</text:p>
          </table:table-cell>
          <table:table-cell table:formula="of:=CONCATENATE(&quot;INSERT INTO &quot;;CHAR(34);&quot;SymboleTest&quot;;CHAR(34);&quot; VALUES (&quot;;[.T263];&quot;);&quot;)" office:value-type="string" office:string-value="INSERT INTO &quot;SymboleTest&quot; VALUES ('AFF_CARRE', '200', 45, -0.5, 2, 1379379.25, 5226383);" calcext:value-type="string">
            <text:p>INSERT INTO "SymboleTest" VALUES ('AFF_CARRE', '200', 45, -0.5, 2, 1379379.25, 5226383);</text:p>
          </table:table-cell>
        </table:table-row>
        <table:table-row table:style-name="ro1">
          <table:table-cell table:number-columns-repeated="7"/>
          <table:table-cell table:formula="of:=[.$E$246]+[.K264]*[.$G$2]" office:value-type="float" office:value="1379380.75" calcext:value-type="float">
            <text:p>1379380,75</text:p>
          </table:table-cell>
          <table:table-cell table:formula="of:=[.$F$246]+[.L264]*[.$G$2]" office:value-type="float" office:value="5226377" calcext:value-type="float">
            <text:p>5226377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8]" office:value-type="float" office:value="0.5" calcext:value-type="float">
            <text:p>0,5</text:p>
          </table:table-cell>
          <table:table-cell table:formula="of:=[.L228]" office:value-type="float" office:value="-2" calcext:value-type="float">
            <text:p>-2</text:p>
          </table:table-cell>
          <table:table-cell table:number-columns-repeated="2"/>
          <table:table-cell table:formula="of:=SUBSTITUTE([.H264];&quot;,&quot;;&quot;.&quot;)" office:value-type="string" office:string-value="1379380.75" calcext:value-type="string">
            <text:p>1379380.75</text:p>
          </table:table-cell>
          <table:table-cell table:formula="of:=SUBSTITUTE([.I264];&quot;,&quot;;&quot;.&quot;)" office:value-type="string" office:string-value="5226377" calcext:value-type="string">
            <text:p>5226377</text:p>
          </table:table-cell>
          <table:table-cell table:formula="of:=SUBSTITUTE([.J264];&quot;,&quot;;&quot;.&quot;)" office:value-type="string" office:string-value="45" calcext:value-type="string">
            <text:p>45</text:p>
          </table:table-cell>
          <table:table-cell table:formula="of:=SUBSTITUTE([.K264];&quot;,&quot;;&quot;.&quot;)" office:value-type="string" office:string-value="0.5" calcext:value-type="string">
            <text:p>0.5</text:p>
          </table:table-cell>
          <table:table-cell table:formula="of:=SUBSTITUTE([.L264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264];&quot;, &quot;;[.R264];&quot;, &quot;;[.S264];&quot;, &quot;;[.O264];&quot;, &quot;;[.P264])" office:value-type="string" office:string-value="'AFF_CARRE', '200', 45, 0.5, -2, 1379380.75, 5226377" calcext:value-type="string">
            <text:p>'AFF_CARRE', '200', 45, 0.5, -2, 1379380.75, 5226377</text:p>
          </table:table-cell>
          <table:table-cell table:formula="of:=CONCATENATE(&quot;INSERT INTO &quot;;CHAR(34);&quot;SymboleTest&quot;;CHAR(34);&quot; VALUES (&quot;;[.T264];&quot;);&quot;)" office:value-type="string" office:string-value="INSERT INTO &quot;SymboleTest&quot; VALUES ('AFF_CARRE', '200', 45, 0.5, -2, 1379380.75, 5226377);" calcext:value-type="string">
            <text:p>INSERT INTO "SymboleTest" VALUES ('AFF_CARRE', '200', 45, 0.5, -2, 1379380.75, 5226377);</text:p>
          </table:table-cell>
        </table:table-row>
        <table:table-row table:style-name="ro1">
          <table:table-cell table:number-columns-repeated="7"/>
          <table:table-cell table:formula="of:=[.$E$246]+[.K265]*[.$G$2]" office:value-type="float" office:value="1379380.75" calcext:value-type="float">
            <text:p>1379380,75</text:p>
          </table:table-cell>
          <table:table-cell table:formula="of:=[.$F$246]+[.L265]*[.$G$2]" office:value-type="float" office:value="5226378.5" calcext:value-type="float">
            <text:p>5226378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9]" office:value-type="float" office:value="0.5" calcext:value-type="float">
            <text:p>0,5</text:p>
          </table:table-cell>
          <table:table-cell table:formula="of:=[.L229]" office:value-type="float" office:value="-1" calcext:value-type="float">
            <text:p>-1</text:p>
          </table:table-cell>
          <table:table-cell table:number-columns-repeated="2"/>
          <table:table-cell table:formula="of:=SUBSTITUTE([.H265];&quot;,&quot;;&quot;.&quot;)" office:value-type="string" office:string-value="1379380.75" calcext:value-type="string">
            <text:p>1379380.75</text:p>
          </table:table-cell>
          <table:table-cell table:formula="of:=SUBSTITUTE([.I265];&quot;,&quot;;&quot;.&quot;)" office:value-type="string" office:string-value="5226378.5" calcext:value-type="string">
            <text:p>5226378.5</text:p>
          </table:table-cell>
          <table:table-cell table:formula="of:=SUBSTITUTE([.J265];&quot;,&quot;;&quot;.&quot;)" office:value-type="string" office:string-value="45" calcext:value-type="string">
            <text:p>45</text:p>
          </table:table-cell>
          <table:table-cell table:formula="of:=SUBSTITUTE([.K265];&quot;,&quot;;&quot;.&quot;)" office:value-type="string" office:string-value="0.5" calcext:value-type="string">
            <text:p>0.5</text:p>
          </table:table-cell>
          <table:table-cell table:formula="of:=SUBSTITUTE([.L265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65];&quot;, &quot;;[.R265];&quot;, &quot;;[.S265];&quot;, &quot;;[.O265];&quot;, &quot;;[.P265])" office:value-type="string" office:string-value="'AFF_CARRE', '200', 45, 0.5, -1, 1379380.75, 5226378.5" calcext:value-type="string">
            <text:p>'AFF_CARRE', '200', 45, 0.5, -1, 1379380.75, 5226378.5</text:p>
          </table:table-cell>
          <table:table-cell table:formula="of:=CONCATENATE(&quot;INSERT INTO &quot;;CHAR(34);&quot;SymboleTest&quot;;CHAR(34);&quot; VALUES (&quot;;[.T265];&quot;);&quot;)" office:value-type="string" office:string-value="INSERT INTO &quot;SymboleTest&quot; VALUES ('AFF_CARRE', '200', 45, 0.5, -1, 1379380.75, 5226378.5);" calcext:value-type="string">
            <text:p>INSERT INTO "SymboleTest" VALUES ('AFF_CARRE', '200', 45, 0.5, -1, 1379380.75, 5226378.5);</text:p>
          </table:table-cell>
        </table:table-row>
        <table:table-row table:style-name="ro1">
          <table:table-cell table:number-columns-repeated="7"/>
          <table:table-cell table:formula="of:=[.$E$246]+[.K266]*[.$G$2]" office:value-type="float" office:value="1379380.75" calcext:value-type="float">
            <text:p>1379380,75</text:p>
          </table:table-cell>
          <table:table-cell table:formula="of:=[.$F$246]+[.L266]*[.$G$2]" office:value-type="float" office:value="5226379.25" calcext:value-type="float">
            <text:p>5226379,2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0]" office:value-type="float" office:value="0.5" calcext:value-type="float">
            <text:p>0,5</text:p>
          </table:table-cell>
          <table:table-cell table:formula="of:=[.L230]" office:value-type="float" office:value="-0.5" calcext:value-type="float">
            <text:p>-0,5</text:p>
          </table:table-cell>
          <table:table-cell table:number-columns-repeated="2"/>
          <table:table-cell table:formula="of:=SUBSTITUTE([.H266];&quot;,&quot;;&quot;.&quot;)" office:value-type="string" office:string-value="1379380.75" calcext:value-type="string">
            <text:p>1379380.75</text:p>
          </table:table-cell>
          <table:table-cell table:formula="of:=SUBSTITUTE([.I266];&quot;,&quot;;&quot;.&quot;)" office:value-type="string" office:string-value="5226379.25" calcext:value-type="string">
            <text:p>5226379.25</text:p>
          </table:table-cell>
          <table:table-cell table:formula="of:=SUBSTITUTE([.J266];&quot;,&quot;;&quot;.&quot;)" office:value-type="string" office:string-value="45" calcext:value-type="string">
            <text:p>45</text:p>
          </table:table-cell>
          <table:table-cell table:formula="of:=SUBSTITUTE([.K266];&quot;,&quot;;&quot;.&quot;)" office:value-type="string" office:string-value="0.5" calcext:value-type="string">
            <text:p>0.5</text:p>
          </table:table-cell>
          <table:table-cell table:formula="of:=SUBSTITUTE([.L266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66];&quot;, &quot;;[.R266];&quot;, &quot;;[.S266];&quot;, &quot;;[.O266];&quot;, &quot;;[.P266])" office:value-type="string" office:string-value="'AFF_CARRE', '200', 45, 0.5, -0.5, 1379380.75, 5226379.25" calcext:value-type="string">
            <text:p>'AFF_CARRE', '200', 45, 0.5, -0.5, 1379380.75, 5226379.25</text:p>
          </table:table-cell>
          <table:table-cell table:formula="of:=CONCATENATE(&quot;INSERT INTO &quot;;CHAR(34);&quot;SymboleTest&quot;;CHAR(34);&quot; VALUES (&quot;;[.T266];&quot;);&quot;)" office:value-type="string" office:string-value="INSERT INTO &quot;SymboleTest&quot; VALUES ('AFF_CARRE', '200', 45, 0.5, -0.5, 1379380.75, 5226379.25);" calcext:value-type="string">
            <text:p>INSERT INTO "SymboleTest" VALUES ('AFF_CARRE', '200', 45, 0.5, -0.5, 1379380.75, 5226379.25);</text:p>
          </table:table-cell>
        </table:table-row>
        <table:table-row table:style-name="ro1">
          <table:table-cell table:number-columns-repeated="7"/>
          <table:table-cell table:formula="of:=[.$E$246]+[.K267]*[.$G$2]" office:value-type="float" office:value="1379380.75" calcext:value-type="float">
            <text:p>1379380,75</text:p>
          </table:table-cell>
          <table:table-cell table:formula="of:=[.$F$246]+[.L267]*[.$G$2]" office:value-type="float" office:value="5226380.75" calcext:value-type="float">
            <text:p>5226380,7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1]" office:value-type="float" office:value="0.5" calcext:value-type="float">
            <text:p>0,5</text:p>
          </table:table-cell>
          <table:table-cell table:formula="of:=[.L231]" office:value-type="float" office:value="0.5" calcext:value-type="float">
            <text:p>0,5</text:p>
          </table:table-cell>
          <table:table-cell table:number-columns-repeated="2"/>
          <table:table-cell table:formula="of:=SUBSTITUTE([.H267];&quot;,&quot;;&quot;.&quot;)" office:value-type="string" office:string-value="1379380.75" calcext:value-type="string">
            <text:p>1379380.75</text:p>
          </table:table-cell>
          <table:table-cell table:formula="of:=SUBSTITUTE([.I267];&quot;,&quot;;&quot;.&quot;)" office:value-type="string" office:string-value="5226380.75" calcext:value-type="string">
            <text:p>5226380.75</text:p>
          </table:table-cell>
          <table:table-cell table:formula="of:=SUBSTITUTE([.J267];&quot;,&quot;;&quot;.&quot;)" office:value-type="string" office:string-value="45" calcext:value-type="string">
            <text:p>45</text:p>
          </table:table-cell>
          <table:table-cell table:formula="of:=SUBSTITUTE([.K267];&quot;,&quot;;&quot;.&quot;)" office:value-type="string" office:string-value="0.5" calcext:value-type="string">
            <text:p>0.5</text:p>
          </table:table-cell>
          <table:table-cell table:formula="of:=SUBSTITUTE([.L267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67];&quot;, &quot;;[.R267];&quot;, &quot;;[.S267];&quot;, &quot;;[.O267];&quot;, &quot;;[.P267])" office:value-type="string" office:string-value="'AFF_CARRE', '200', 45, 0.5, 0.5, 1379380.75, 5226380.75" calcext:value-type="string">
            <text:p>'AFF_CARRE', '200', 45, 0.5, 0.5, 1379380.75, 5226380.75</text:p>
          </table:table-cell>
          <table:table-cell table:formula="of:=CONCATENATE(&quot;INSERT INTO &quot;;CHAR(34);&quot;SymboleTest&quot;;CHAR(34);&quot; VALUES (&quot;;[.T267];&quot;);&quot;)" office:value-type="string" office:string-value="INSERT INTO &quot;SymboleTest&quot; VALUES ('AFF_CARRE', '200', 45, 0.5, 0.5, 1379380.75, 5226380.75);" calcext:value-type="string">
            <text:p>INSERT INTO "SymboleTest" VALUES ('AFF_CARRE', '200', 45, 0.5, 0.5, 1379380.75, 5226380.75);</text:p>
          </table:table-cell>
        </table:table-row>
        <table:table-row table:style-name="ro1">
          <table:table-cell table:number-columns-repeated="7"/>
          <table:table-cell table:formula="of:=[.$E$246]+[.K268]*[.$G$2]" office:value-type="float" office:value="1379380.75" calcext:value-type="float">
            <text:p>1379380,75</text:p>
          </table:table-cell>
          <table:table-cell table:formula="of:=[.$F$246]+[.L268]*[.$G$2]" office:value-type="float" office:value="5226381.5" calcext:value-type="float">
            <text:p>5226381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2]" office:value-type="float" office:value="0.5" calcext:value-type="float">
            <text:p>0,5</text:p>
          </table:table-cell>
          <table:table-cell table:formula="of:=[.L232]" office:value-type="float" office:value="1" calcext:value-type="float">
            <text:p>1</text:p>
          </table:table-cell>
          <table:table-cell table:number-columns-repeated="2"/>
          <table:table-cell table:formula="of:=SUBSTITUTE([.H268];&quot;,&quot;;&quot;.&quot;)" office:value-type="string" office:string-value="1379380.75" calcext:value-type="string">
            <text:p>1379380.75</text:p>
          </table:table-cell>
          <table:table-cell table:formula="of:=SUBSTITUTE([.I268];&quot;,&quot;;&quot;.&quot;)" office:value-type="string" office:string-value="5226381.5" calcext:value-type="string">
            <text:p>5226381.5</text:p>
          </table:table-cell>
          <table:table-cell table:formula="of:=SUBSTITUTE([.J268];&quot;,&quot;;&quot;.&quot;)" office:value-type="string" office:string-value="45" calcext:value-type="string">
            <text:p>45</text:p>
          </table:table-cell>
          <table:table-cell table:formula="of:=SUBSTITUTE([.K268];&quot;,&quot;;&quot;.&quot;)" office:value-type="string" office:string-value="0.5" calcext:value-type="string">
            <text:p>0.5</text:p>
          </table:table-cell>
          <table:table-cell table:formula="of:=SUBSTITUTE([.L268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68];&quot;, &quot;;[.R268];&quot;, &quot;;[.S268];&quot;, &quot;;[.O268];&quot;, &quot;;[.P268])" office:value-type="string" office:string-value="'AFF_CARRE', '200', 45, 0.5, 1, 1379380.75, 5226381.5" calcext:value-type="string">
            <text:p>'AFF_CARRE', '200', 45, 0.5, 1, 1379380.75, 5226381.5</text:p>
          </table:table-cell>
          <table:table-cell table:formula="of:=CONCATENATE(&quot;INSERT INTO &quot;;CHAR(34);&quot;SymboleTest&quot;;CHAR(34);&quot; VALUES (&quot;;[.T268];&quot;);&quot;)" office:value-type="string" office:string-value="INSERT INTO &quot;SymboleTest&quot; VALUES ('AFF_CARRE', '200', 45, 0.5, 1, 1379380.75, 5226381.5);" calcext:value-type="string">
            <text:p>INSERT INTO "SymboleTest" VALUES ('AFF_CARRE', '200', 45, 0.5, 1, 1379380.75, 5226381.5);</text:p>
          </table:table-cell>
        </table:table-row>
        <table:table-row table:style-name="ro1">
          <table:table-cell table:number-columns-repeated="7"/>
          <table:table-cell table:formula="of:=[.$E$246]+[.K269]*[.$G$2]" office:value-type="float" office:value="1379380.75" calcext:value-type="float">
            <text:p>1379380,75</text:p>
          </table:table-cell>
          <table:table-cell table:formula="of:=[.$F$246]+[.L269]*[.$G$2]" office:value-type="float" office:value="5226383" calcext:value-type="float">
            <text:p>5226383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3]" office:value-type="float" office:value="0.5" calcext:value-type="float">
            <text:p>0,5</text:p>
          </table:table-cell>
          <table:table-cell table:formula="of:=[.L233]" office:value-type="float" office:value="2" calcext:value-type="float">
            <text:p>2</text:p>
          </table:table-cell>
          <table:table-cell table:number-columns-repeated="2"/>
          <table:table-cell table:formula="of:=SUBSTITUTE([.H269];&quot;,&quot;;&quot;.&quot;)" office:value-type="string" office:string-value="1379380.75" calcext:value-type="string">
            <text:p>1379380.75</text:p>
          </table:table-cell>
          <table:table-cell table:formula="of:=SUBSTITUTE([.I269];&quot;,&quot;;&quot;.&quot;)" office:value-type="string" office:string-value="5226383" calcext:value-type="string">
            <text:p>5226383</text:p>
          </table:table-cell>
          <table:table-cell table:formula="of:=SUBSTITUTE([.J269];&quot;,&quot;;&quot;.&quot;)" office:value-type="string" office:string-value="45" calcext:value-type="string">
            <text:p>45</text:p>
          </table:table-cell>
          <table:table-cell table:formula="of:=SUBSTITUTE([.K269];&quot;,&quot;;&quot;.&quot;)" office:value-type="string" office:string-value="0.5" calcext:value-type="string">
            <text:p>0.5</text:p>
          </table:table-cell>
          <table:table-cell table:formula="of:=SUBSTITUTE([.L269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69];&quot;, &quot;;[.R269];&quot;, &quot;;[.S269];&quot;, &quot;;[.O269];&quot;, &quot;;[.P269])" office:value-type="string" office:string-value="'AFF_CARRE', '200', 45, 0.5, 2, 1379380.75, 5226383" calcext:value-type="string">
            <text:p>'AFF_CARRE', '200', 45, 0.5, 2, 1379380.75, 5226383</text:p>
          </table:table-cell>
          <table:table-cell table:formula="of:=CONCATENATE(&quot;INSERT INTO &quot;;CHAR(34);&quot;SymboleTest&quot;;CHAR(34);&quot; VALUES (&quot;;[.T269];&quot;);&quot;)" office:value-type="string" office:string-value="INSERT INTO &quot;SymboleTest&quot; VALUES ('AFF_CARRE', '200', 45, 0.5, 2, 1379380.75, 5226383);" calcext:value-type="string">
            <text:p>INSERT INTO "SymboleTest" VALUES ('AFF_CARRE', '200', 45, 0.5, 2, 1379380.75, 5226383);</text:p>
          </table:table-cell>
        </table:table-row>
        <table:table-row table:style-name="ro1">
          <table:table-cell table:number-columns-repeated="7"/>
          <table:table-cell table:formula="of:=[.$E$246]+[.K270]*[.$G$2]" office:value-type="float" office:value="1379381.5" calcext:value-type="float">
            <text:p>1379381,5</text:p>
          </table:table-cell>
          <table:table-cell table:formula="of:=[.$F$246]+[.L270]*[.$G$2]" office:value-type="float" office:value="5226377" calcext:value-type="float">
            <text:p>5226377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4]" office:value-type="float" office:value="1" calcext:value-type="float">
            <text:p>1</text:p>
          </table:table-cell>
          <table:table-cell table:formula="of:=[.L234]" office:value-type="float" office:value="-2" calcext:value-type="float">
            <text:p>-2</text:p>
          </table:table-cell>
          <table:table-cell table:number-columns-repeated="2"/>
          <table:table-cell table:formula="of:=SUBSTITUTE([.H270];&quot;,&quot;;&quot;.&quot;)" office:value-type="string" office:string-value="1379381.5" calcext:value-type="string">
            <text:p>1379381.5</text:p>
          </table:table-cell>
          <table:table-cell table:formula="of:=SUBSTITUTE([.I270];&quot;,&quot;;&quot;.&quot;)" office:value-type="string" office:string-value="5226377" calcext:value-type="string">
            <text:p>5226377</text:p>
          </table:table-cell>
          <table:table-cell table:formula="of:=SUBSTITUTE([.J270];&quot;,&quot;;&quot;.&quot;)" office:value-type="string" office:string-value="45" calcext:value-type="string">
            <text:p>45</text:p>
          </table:table-cell>
          <table:table-cell table:formula="of:=SUBSTITUTE([.K270];&quot;,&quot;;&quot;.&quot;)" office:value-type="string" office:string-value="1" calcext:value-type="string">
            <text:p>1</text:p>
          </table:table-cell>
          <table:table-cell table:formula="of:=SUBSTITUTE([.L270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270];&quot;, &quot;;[.R270];&quot;, &quot;;[.S270];&quot;, &quot;;[.O270];&quot;, &quot;;[.P270])" office:value-type="string" office:string-value="'AFF_CARRE', '200', 45, 1, -2, 1379381.5, 5226377" calcext:value-type="string">
            <text:p>'AFF_CARRE', '200', 45, 1, -2, 1379381.5, 5226377</text:p>
          </table:table-cell>
          <table:table-cell table:formula="of:=CONCATENATE(&quot;INSERT INTO &quot;;CHAR(34);&quot;SymboleTest&quot;;CHAR(34);&quot; VALUES (&quot;;[.T270];&quot;);&quot;)" office:value-type="string" office:string-value="INSERT INTO &quot;SymboleTest&quot; VALUES ('AFF_CARRE', '200', 45, 1, -2, 1379381.5, 5226377);" calcext:value-type="string">
            <text:p>INSERT INTO "SymboleTest" VALUES ('AFF_CARRE', '200', 45, 1, -2, 1379381.5, 5226377);</text:p>
          </table:table-cell>
        </table:table-row>
        <table:table-row table:style-name="ro1">
          <table:table-cell table:number-columns-repeated="7"/>
          <table:table-cell table:formula="of:=[.$E$246]+[.K271]*[.$G$2]" office:value-type="float" office:value="1379381.5" calcext:value-type="float">
            <text:p>1379381,5</text:p>
          </table:table-cell>
          <table:table-cell table:formula="of:=[.$F$246]+[.L271]*[.$G$2]" office:value-type="float" office:value="5226378.5" calcext:value-type="float">
            <text:p>5226378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5]" office:value-type="float" office:value="1" calcext:value-type="float">
            <text:p>1</text:p>
          </table:table-cell>
          <table:table-cell table:formula="of:=[.L235]" office:value-type="float" office:value="-1" calcext:value-type="float">
            <text:p>-1</text:p>
          </table:table-cell>
          <table:table-cell table:number-columns-repeated="2"/>
          <table:table-cell table:formula="of:=SUBSTITUTE([.H271];&quot;,&quot;;&quot;.&quot;)" office:value-type="string" office:string-value="1379381.5" calcext:value-type="string">
            <text:p>1379381.5</text:p>
          </table:table-cell>
          <table:table-cell table:formula="of:=SUBSTITUTE([.I271];&quot;,&quot;;&quot;.&quot;)" office:value-type="string" office:string-value="5226378.5" calcext:value-type="string">
            <text:p>5226378.5</text:p>
          </table:table-cell>
          <table:table-cell table:formula="of:=SUBSTITUTE([.J271];&quot;,&quot;;&quot;.&quot;)" office:value-type="string" office:string-value="45" calcext:value-type="string">
            <text:p>45</text:p>
          </table:table-cell>
          <table:table-cell table:formula="of:=SUBSTITUTE([.K271];&quot;,&quot;;&quot;.&quot;)" office:value-type="string" office:string-value="1" calcext:value-type="string">
            <text:p>1</text:p>
          </table:table-cell>
          <table:table-cell table:formula="of:=SUBSTITUTE([.L271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71];&quot;, &quot;;[.R271];&quot;, &quot;;[.S271];&quot;, &quot;;[.O271];&quot;, &quot;;[.P271])" office:value-type="string" office:string-value="'AFF_CARRE', '200', 45, 1, -1, 1379381.5, 5226378.5" calcext:value-type="string">
            <text:p>'AFF_CARRE', '200', 45, 1, -1, 1379381.5, 5226378.5</text:p>
          </table:table-cell>
          <table:table-cell table:formula="of:=CONCATENATE(&quot;INSERT INTO &quot;;CHAR(34);&quot;SymboleTest&quot;;CHAR(34);&quot; VALUES (&quot;;[.T271];&quot;);&quot;)" office:value-type="string" office:string-value="INSERT INTO &quot;SymboleTest&quot; VALUES ('AFF_CARRE', '200', 45, 1, -1, 1379381.5, 5226378.5);" calcext:value-type="string">
            <text:p>INSERT INTO "SymboleTest" VALUES ('AFF_CARRE', '200', 45, 1, -1, 1379381.5, 5226378.5);</text:p>
          </table:table-cell>
        </table:table-row>
        <table:table-row table:style-name="ro1">
          <table:table-cell table:number-columns-repeated="7"/>
          <table:table-cell table:formula="of:=[.$E$246]+[.K272]*[.$G$2]" office:value-type="float" office:value="1379381.5" calcext:value-type="float">
            <text:p>1379381,5</text:p>
          </table:table-cell>
          <table:table-cell table:formula="of:=[.$F$246]+[.L272]*[.$G$2]" office:value-type="float" office:value="5226379.25" calcext:value-type="float">
            <text:p>5226379,2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6]" office:value-type="float" office:value="1" calcext:value-type="float">
            <text:p>1</text:p>
          </table:table-cell>
          <table:table-cell table:formula="of:=[.L236]" office:value-type="float" office:value="-0.5" calcext:value-type="float">
            <text:p>-0,5</text:p>
          </table:table-cell>
          <table:table-cell table:number-columns-repeated="2"/>
          <table:table-cell table:formula="of:=SUBSTITUTE([.H272];&quot;,&quot;;&quot;.&quot;)" office:value-type="string" office:string-value="1379381.5" calcext:value-type="string">
            <text:p>1379381.5</text:p>
          </table:table-cell>
          <table:table-cell table:formula="of:=SUBSTITUTE([.I272];&quot;,&quot;;&quot;.&quot;)" office:value-type="string" office:string-value="5226379.25" calcext:value-type="string">
            <text:p>5226379.25</text:p>
          </table:table-cell>
          <table:table-cell table:formula="of:=SUBSTITUTE([.J272];&quot;,&quot;;&quot;.&quot;)" office:value-type="string" office:string-value="45" calcext:value-type="string">
            <text:p>45</text:p>
          </table:table-cell>
          <table:table-cell table:formula="of:=SUBSTITUTE([.K272];&quot;,&quot;;&quot;.&quot;)" office:value-type="string" office:string-value="1" calcext:value-type="string">
            <text:p>1</text:p>
          </table:table-cell>
          <table:table-cell table:formula="of:=SUBSTITUTE([.L272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72];&quot;, &quot;;[.R272];&quot;, &quot;;[.S272];&quot;, &quot;;[.O272];&quot;, &quot;;[.P272])" office:value-type="string" office:string-value="'AFF_CARRE', '200', 45, 1, -0.5, 1379381.5, 5226379.25" calcext:value-type="string">
            <text:p>'AFF_CARRE', '200', 45, 1, -0.5, 1379381.5, 5226379.25</text:p>
          </table:table-cell>
          <table:table-cell table:formula="of:=CONCATENATE(&quot;INSERT INTO &quot;;CHAR(34);&quot;SymboleTest&quot;;CHAR(34);&quot; VALUES (&quot;;[.T272];&quot;);&quot;)" office:value-type="string" office:string-value="INSERT INTO &quot;SymboleTest&quot; VALUES ('AFF_CARRE', '200', 45, 1, -0.5, 1379381.5, 5226379.25);" calcext:value-type="string">
            <text:p>INSERT INTO "SymboleTest" VALUES ('AFF_CARRE', '200', 45, 1, -0.5, 1379381.5, 5226379.25);</text:p>
          </table:table-cell>
        </table:table-row>
        <table:table-row table:style-name="ro1">
          <table:table-cell table:number-columns-repeated="7"/>
          <table:table-cell table:formula="of:=[.$E$246]+[.K273]*[.$G$2]" office:value-type="float" office:value="1379381.5" calcext:value-type="float">
            <text:p>1379381,5</text:p>
          </table:table-cell>
          <table:table-cell table:formula="of:=[.$F$246]+[.L273]*[.$G$2]" office:value-type="float" office:value="5226380.75" calcext:value-type="float">
            <text:p>5226380,7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7]" office:value-type="float" office:value="1" calcext:value-type="float">
            <text:p>1</text:p>
          </table:table-cell>
          <table:table-cell table:formula="of:=[.L237]" office:value-type="float" office:value="0.5" calcext:value-type="float">
            <text:p>0,5</text:p>
          </table:table-cell>
          <table:table-cell table:number-columns-repeated="2"/>
          <table:table-cell table:formula="of:=SUBSTITUTE([.H273];&quot;,&quot;;&quot;.&quot;)" office:value-type="string" office:string-value="1379381.5" calcext:value-type="string">
            <text:p>1379381.5</text:p>
          </table:table-cell>
          <table:table-cell table:formula="of:=SUBSTITUTE([.I273];&quot;,&quot;;&quot;.&quot;)" office:value-type="string" office:string-value="5226380.75" calcext:value-type="string">
            <text:p>5226380.75</text:p>
          </table:table-cell>
          <table:table-cell table:formula="of:=SUBSTITUTE([.J273];&quot;,&quot;;&quot;.&quot;)" office:value-type="string" office:string-value="45" calcext:value-type="string">
            <text:p>45</text:p>
          </table:table-cell>
          <table:table-cell table:formula="of:=SUBSTITUTE([.K273];&quot;,&quot;;&quot;.&quot;)" office:value-type="string" office:string-value="1" calcext:value-type="string">
            <text:p>1</text:p>
          </table:table-cell>
          <table:table-cell table:formula="of:=SUBSTITUTE([.L273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73];&quot;, &quot;;[.R273];&quot;, &quot;;[.S273];&quot;, &quot;;[.O273];&quot;, &quot;;[.P273])" office:value-type="string" office:string-value="'AFF_CARRE', '200', 45, 1, 0.5, 1379381.5, 5226380.75" calcext:value-type="string">
            <text:p>'AFF_CARRE', '200', 45, 1, 0.5, 1379381.5, 5226380.75</text:p>
          </table:table-cell>
          <table:table-cell table:formula="of:=CONCATENATE(&quot;INSERT INTO &quot;;CHAR(34);&quot;SymboleTest&quot;;CHAR(34);&quot; VALUES (&quot;;[.T273];&quot;);&quot;)" office:value-type="string" office:string-value="INSERT INTO &quot;SymboleTest&quot; VALUES ('AFF_CARRE', '200', 45, 1, 0.5, 1379381.5, 5226380.75);" calcext:value-type="string">
            <text:p>INSERT INTO "SymboleTest" VALUES ('AFF_CARRE', '200', 45, 1, 0.5, 1379381.5, 5226380.75);</text:p>
          </table:table-cell>
        </table:table-row>
        <table:table-row table:style-name="ro1">
          <table:table-cell table:number-columns-repeated="7"/>
          <table:table-cell table:formula="of:=[.$E$246]+[.K274]*[.$G$2]" office:value-type="float" office:value="1379381.5" calcext:value-type="float">
            <text:p>1379381,5</text:p>
          </table:table-cell>
          <table:table-cell table:formula="of:=[.$F$246]+[.L274]*[.$G$2]" office:value-type="float" office:value="5226381.5" calcext:value-type="float">
            <text:p>5226381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8]" office:value-type="float" office:value="1" calcext:value-type="float">
            <text:p>1</text:p>
          </table:table-cell>
          <table:table-cell table:formula="of:=[.L238]" office:value-type="float" office:value="1" calcext:value-type="float">
            <text:p>1</text:p>
          </table:table-cell>
          <table:table-cell table:number-columns-repeated="2"/>
          <table:table-cell table:formula="of:=SUBSTITUTE([.H274];&quot;,&quot;;&quot;.&quot;)" office:value-type="string" office:string-value="1379381.5" calcext:value-type="string">
            <text:p>1379381.5</text:p>
          </table:table-cell>
          <table:table-cell table:formula="of:=SUBSTITUTE([.I274];&quot;,&quot;;&quot;.&quot;)" office:value-type="string" office:string-value="5226381.5" calcext:value-type="string">
            <text:p>5226381.5</text:p>
          </table:table-cell>
          <table:table-cell table:formula="of:=SUBSTITUTE([.J274];&quot;,&quot;;&quot;.&quot;)" office:value-type="string" office:string-value="45" calcext:value-type="string">
            <text:p>45</text:p>
          </table:table-cell>
          <table:table-cell table:formula="of:=SUBSTITUTE([.K274];&quot;,&quot;;&quot;.&quot;)" office:value-type="string" office:string-value="1" calcext:value-type="string">
            <text:p>1</text:p>
          </table:table-cell>
          <table:table-cell table:formula="of:=SUBSTITUTE([.L274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74];&quot;, &quot;;[.R274];&quot;, &quot;;[.S274];&quot;, &quot;;[.O274];&quot;, &quot;;[.P274])" office:value-type="string" office:string-value="'AFF_CARRE', '200', 45, 1, 1, 1379381.5, 5226381.5" calcext:value-type="string">
            <text:p>'AFF_CARRE', '200', 45, 1, 1, 1379381.5, 5226381.5</text:p>
          </table:table-cell>
          <table:table-cell table:formula="of:=CONCATENATE(&quot;INSERT INTO &quot;;CHAR(34);&quot;SymboleTest&quot;;CHAR(34);&quot; VALUES (&quot;;[.T274];&quot;);&quot;)" office:value-type="string" office:string-value="INSERT INTO &quot;SymboleTest&quot; VALUES ('AFF_CARRE', '200', 45, 1, 1, 1379381.5, 5226381.5);" calcext:value-type="string">
            <text:p>INSERT INTO "SymboleTest" VALUES ('AFF_CARRE', '200', 45, 1, 1, 1379381.5, 5226381.5);</text:p>
          </table:table-cell>
        </table:table-row>
        <table:table-row table:style-name="ro1">
          <table:table-cell table:number-columns-repeated="7"/>
          <table:table-cell table:formula="of:=[.$E$246]+[.K275]*[.$G$2]" office:value-type="float" office:value="1379381.5" calcext:value-type="float">
            <text:p>1379381,5</text:p>
          </table:table-cell>
          <table:table-cell table:formula="of:=[.$F$246]+[.L275]*[.$G$2]" office:value-type="float" office:value="5226383" calcext:value-type="float">
            <text:p>5226383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9]" office:value-type="float" office:value="1" calcext:value-type="float">
            <text:p>1</text:p>
          </table:table-cell>
          <table:table-cell table:formula="of:=[.L239]" office:value-type="float" office:value="2" calcext:value-type="float">
            <text:p>2</text:p>
          </table:table-cell>
          <table:table-cell table:number-columns-repeated="2"/>
          <table:table-cell table:formula="of:=SUBSTITUTE([.H275];&quot;,&quot;;&quot;.&quot;)" office:value-type="string" office:string-value="1379381.5" calcext:value-type="string">
            <text:p>1379381.5</text:p>
          </table:table-cell>
          <table:table-cell table:formula="of:=SUBSTITUTE([.I275];&quot;,&quot;;&quot;.&quot;)" office:value-type="string" office:string-value="5226383" calcext:value-type="string">
            <text:p>5226383</text:p>
          </table:table-cell>
          <table:table-cell table:formula="of:=SUBSTITUTE([.J275];&quot;,&quot;;&quot;.&quot;)" office:value-type="string" office:string-value="45" calcext:value-type="string">
            <text:p>45</text:p>
          </table:table-cell>
          <table:table-cell table:formula="of:=SUBSTITUTE([.K275];&quot;,&quot;;&quot;.&quot;)" office:value-type="string" office:string-value="1" calcext:value-type="string">
            <text:p>1</text:p>
          </table:table-cell>
          <table:table-cell table:formula="of:=SUBSTITUTE([.L275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75];&quot;, &quot;;[.R275];&quot;, &quot;;[.S275];&quot;, &quot;;[.O275];&quot;, &quot;;[.P275])" office:value-type="string" office:string-value="'AFF_CARRE', '200', 45, 1, 2, 1379381.5, 5226383" calcext:value-type="string">
            <text:p>'AFF_CARRE', '200', 45, 1, 2, 1379381.5, 5226383</text:p>
          </table:table-cell>
          <table:table-cell table:formula="of:=CONCATENATE(&quot;INSERT INTO &quot;;CHAR(34);&quot;SymboleTest&quot;;CHAR(34);&quot; VALUES (&quot;;[.T275];&quot;);&quot;)" office:value-type="string" office:string-value="INSERT INTO &quot;SymboleTest&quot; VALUES ('AFF_CARRE', '200', 45, 1, 2, 1379381.5, 5226383);" calcext:value-type="string">
            <text:p>INSERT INTO "SymboleTest" VALUES ('AFF_CARRE', '200', 45, 1, 2, 1379381.5, 5226383);</text:p>
          </table:table-cell>
        </table:table-row>
        <table:table-row table:style-name="ro1">
          <table:table-cell table:number-columns-repeated="7"/>
          <table:table-cell table:formula="of:=[.$E$246]+[.K276]*[.$G$2]" office:value-type="float" office:value="1379383" calcext:value-type="float">
            <text:p>1379383</text:p>
          </table:table-cell>
          <table:table-cell table:formula="of:=[.$F$246]+[.L276]*[.$G$2]" office:value-type="float" office:value="5226377" calcext:value-type="float">
            <text:p>5226377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40]" office:value-type="float" office:value="2" calcext:value-type="float">
            <text:p>2</text:p>
          </table:table-cell>
          <table:table-cell table:formula="of:=[.L240]" office:value-type="float" office:value="-2" calcext:value-type="float">
            <text:p>-2</text:p>
          </table:table-cell>
          <table:table-cell table:number-columns-repeated="2"/>
          <table:table-cell table:formula="of:=SUBSTITUTE([.H276];&quot;,&quot;;&quot;.&quot;)" office:value-type="string" office:string-value="1379383" calcext:value-type="string">
            <text:p>1379383</text:p>
          </table:table-cell>
          <table:table-cell table:formula="of:=SUBSTITUTE([.I276];&quot;,&quot;;&quot;.&quot;)" office:value-type="string" office:string-value="5226377" calcext:value-type="string">
            <text:p>5226377</text:p>
          </table:table-cell>
          <table:table-cell table:formula="of:=SUBSTITUTE([.J276];&quot;,&quot;;&quot;.&quot;)" office:value-type="string" office:string-value="45" calcext:value-type="string">
            <text:p>45</text:p>
          </table:table-cell>
          <table:table-cell table:formula="of:=SUBSTITUTE([.K276];&quot;,&quot;;&quot;.&quot;)" office:value-type="string" office:string-value="2" calcext:value-type="string">
            <text:p>2</text:p>
          </table:table-cell>
          <table:table-cell table:formula="of:=SUBSTITUTE([.L276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276];&quot;, &quot;;[.R276];&quot;, &quot;;[.S276];&quot;, &quot;;[.O276];&quot;, &quot;;[.P276])" office:value-type="string" office:string-value="'AFF_CARRE', '200', 45, 2, -2, 1379383, 5226377" calcext:value-type="string">
            <text:p>'AFF_CARRE', '200', 45, 2, -2, 1379383, 5226377</text:p>
          </table:table-cell>
          <table:table-cell table:formula="of:=CONCATENATE(&quot;INSERT INTO &quot;;CHAR(34);&quot;SymboleTest&quot;;CHAR(34);&quot; VALUES (&quot;;[.T276];&quot;);&quot;)" office:value-type="string" office:string-value="INSERT INTO &quot;SymboleTest&quot; VALUES ('AFF_CARRE', '200', 45, 2, -2, 1379383, 5226377);" calcext:value-type="string">
            <text:p>INSERT INTO "SymboleTest" VALUES ('AFF_CARRE', '200', 45, 2, -2, 1379383, 5226377);</text:p>
          </table:table-cell>
        </table:table-row>
        <table:table-row table:style-name="ro1">
          <table:table-cell table:number-columns-repeated="7"/>
          <table:table-cell table:formula="of:=[.$E$246]+[.K277]*[.$G$2]" office:value-type="float" office:value="1379383" calcext:value-type="float">
            <text:p>1379383</text:p>
          </table:table-cell>
          <table:table-cell table:formula="of:=[.$F$246]+[.L277]*[.$G$2]" office:value-type="float" office:value="5226378.5" calcext:value-type="float">
            <text:p>5226378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41]" office:value-type="float" office:value="2" calcext:value-type="float">
            <text:p>2</text:p>
          </table:table-cell>
          <table:table-cell table:formula="of:=[.L241]" office:value-type="float" office:value="-1" calcext:value-type="float">
            <text:p>-1</text:p>
          </table:table-cell>
          <table:table-cell table:number-columns-repeated="2"/>
          <table:table-cell table:formula="of:=SUBSTITUTE([.H277];&quot;,&quot;;&quot;.&quot;)" office:value-type="string" office:string-value="1379383" calcext:value-type="string">
            <text:p>1379383</text:p>
          </table:table-cell>
          <table:table-cell table:formula="of:=SUBSTITUTE([.I277];&quot;,&quot;;&quot;.&quot;)" office:value-type="string" office:string-value="5226378.5" calcext:value-type="string">
            <text:p>5226378.5</text:p>
          </table:table-cell>
          <table:table-cell table:formula="of:=SUBSTITUTE([.J277];&quot;,&quot;;&quot;.&quot;)" office:value-type="string" office:string-value="45" calcext:value-type="string">
            <text:p>45</text:p>
          </table:table-cell>
          <table:table-cell table:formula="of:=SUBSTITUTE([.K277];&quot;,&quot;;&quot;.&quot;)" office:value-type="string" office:string-value="2" calcext:value-type="string">
            <text:p>2</text:p>
          </table:table-cell>
          <table:table-cell table:formula="of:=SUBSTITUTE([.L277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77];&quot;, &quot;;[.R277];&quot;, &quot;;[.S277];&quot;, &quot;;[.O277];&quot;, &quot;;[.P277])" office:value-type="string" office:string-value="'AFF_CARRE', '200', 45, 2, -1, 1379383, 5226378.5" calcext:value-type="string">
            <text:p>'AFF_CARRE', '200', 45, 2, -1, 1379383, 5226378.5</text:p>
          </table:table-cell>
          <table:table-cell table:formula="of:=CONCATENATE(&quot;INSERT INTO &quot;;CHAR(34);&quot;SymboleTest&quot;;CHAR(34);&quot; VALUES (&quot;;[.T277];&quot;);&quot;)" office:value-type="string" office:string-value="INSERT INTO &quot;SymboleTest&quot; VALUES ('AFF_CARRE', '200', 45, 2, -1, 1379383, 5226378.5);" calcext:value-type="string">
            <text:p>INSERT INTO "SymboleTest" VALUES ('AFF_CARRE', '200', 45, 2, -1, 1379383, 5226378.5);</text:p>
          </table:table-cell>
        </table:table-row>
        <table:table-row table:style-name="ro1">
          <table:table-cell table:number-columns-repeated="7"/>
          <table:table-cell table:formula="of:=[.$E$246]+[.K278]*[.$G$2]" office:value-type="float" office:value="1379383" calcext:value-type="float">
            <text:p>1379383</text:p>
          </table:table-cell>
          <table:table-cell table:formula="of:=[.$F$246]+[.L278]*[.$G$2]" office:value-type="float" office:value="5226379.25" calcext:value-type="float">
            <text:p>5226379,2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42]" office:value-type="float" office:value="2" calcext:value-type="float">
            <text:p>2</text:p>
          </table:table-cell>
          <table:table-cell table:formula="of:=[.L242]" office:value-type="float" office:value="-0.5" calcext:value-type="float">
            <text:p>-0,5</text:p>
          </table:table-cell>
          <table:table-cell table:number-columns-repeated="2"/>
          <table:table-cell table:formula="of:=SUBSTITUTE([.H278];&quot;,&quot;;&quot;.&quot;)" office:value-type="string" office:string-value="1379383" calcext:value-type="string">
            <text:p>1379383</text:p>
          </table:table-cell>
          <table:table-cell table:formula="of:=SUBSTITUTE([.I278];&quot;,&quot;;&quot;.&quot;)" office:value-type="string" office:string-value="5226379.25" calcext:value-type="string">
            <text:p>5226379.25</text:p>
          </table:table-cell>
          <table:table-cell table:formula="of:=SUBSTITUTE([.J278];&quot;,&quot;;&quot;.&quot;)" office:value-type="string" office:string-value="45" calcext:value-type="string">
            <text:p>45</text:p>
          </table:table-cell>
          <table:table-cell table:formula="of:=SUBSTITUTE([.K278];&quot;,&quot;;&quot;.&quot;)" office:value-type="string" office:string-value="2" calcext:value-type="string">
            <text:p>2</text:p>
          </table:table-cell>
          <table:table-cell table:formula="of:=SUBSTITUTE([.L278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78];&quot;, &quot;;[.R278];&quot;, &quot;;[.S278];&quot;, &quot;;[.O278];&quot;, &quot;;[.P278])" office:value-type="string" office:string-value="'AFF_CARRE', '200', 45, 2, -0.5, 1379383, 5226379.25" calcext:value-type="string">
            <text:p>'AFF_CARRE', '200', 45, 2, -0.5, 1379383, 5226379.25</text:p>
          </table:table-cell>
          <table:table-cell table:formula="of:=CONCATENATE(&quot;INSERT INTO &quot;;CHAR(34);&quot;SymboleTest&quot;;CHAR(34);&quot; VALUES (&quot;;[.T278];&quot;);&quot;)" office:value-type="string" office:string-value="INSERT INTO &quot;SymboleTest&quot; VALUES ('AFF_CARRE', '200', 45, 2, -0.5, 1379383, 5226379.25);" calcext:value-type="string">
            <text:p>INSERT INTO "SymboleTest" VALUES ('AFF_CARRE', '200', 45, 2, -0.5, 1379383, 5226379.25);</text:p>
          </table:table-cell>
        </table:table-row>
        <table:table-row table:style-name="ro1">
          <table:table-cell table:number-columns-repeated="7"/>
          <table:table-cell table:formula="of:=[.$E$246]+[.K279]*[.$G$2]" office:value-type="float" office:value="1379383" calcext:value-type="float">
            <text:p>1379383</text:p>
          </table:table-cell>
          <table:table-cell table:formula="of:=[.$F$246]+[.L279]*[.$G$2]" office:value-type="float" office:value="5226380.75" calcext:value-type="float">
            <text:p>5226380,7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43]" office:value-type="float" office:value="2" calcext:value-type="float">
            <text:p>2</text:p>
          </table:table-cell>
          <table:table-cell table:formula="of:=[.L243]" office:value-type="float" office:value="0.5" calcext:value-type="float">
            <text:p>0,5</text:p>
          </table:table-cell>
          <table:table-cell table:number-columns-repeated="2"/>
          <table:table-cell table:formula="of:=SUBSTITUTE([.H279];&quot;,&quot;;&quot;.&quot;)" office:value-type="string" office:string-value="1379383" calcext:value-type="string">
            <text:p>1379383</text:p>
          </table:table-cell>
          <table:table-cell table:formula="of:=SUBSTITUTE([.I279];&quot;,&quot;;&quot;.&quot;)" office:value-type="string" office:string-value="5226380.75" calcext:value-type="string">
            <text:p>5226380.75</text:p>
          </table:table-cell>
          <table:table-cell table:formula="of:=SUBSTITUTE([.J279];&quot;,&quot;;&quot;.&quot;)" office:value-type="string" office:string-value="45" calcext:value-type="string">
            <text:p>45</text:p>
          </table:table-cell>
          <table:table-cell table:formula="of:=SUBSTITUTE([.K279];&quot;,&quot;;&quot;.&quot;)" office:value-type="string" office:string-value="2" calcext:value-type="string">
            <text:p>2</text:p>
          </table:table-cell>
          <table:table-cell table:formula="of:=SUBSTITUTE([.L279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79];&quot;, &quot;;[.R279];&quot;, &quot;;[.S279];&quot;, &quot;;[.O279];&quot;, &quot;;[.P279])" office:value-type="string" office:string-value="'AFF_CARRE', '200', 45, 2, 0.5, 1379383, 5226380.75" calcext:value-type="string">
            <text:p>'AFF_CARRE', '200', 45, 2, 0.5, 1379383, 5226380.75</text:p>
          </table:table-cell>
          <table:table-cell table:formula="of:=CONCATENATE(&quot;INSERT INTO &quot;;CHAR(34);&quot;SymboleTest&quot;;CHAR(34);&quot; VALUES (&quot;;[.T279];&quot;);&quot;)" office:value-type="string" office:string-value="INSERT INTO &quot;SymboleTest&quot; VALUES ('AFF_CARRE', '200', 45, 2, 0.5, 1379383, 5226380.75);" calcext:value-type="string">
            <text:p>INSERT INTO "SymboleTest" VALUES ('AFF_CARRE', '200', 45, 2, 0.5, 1379383, 5226380.75);</text:p>
          </table:table-cell>
        </table:table-row>
        <table:table-row table:style-name="ro1">
          <table:table-cell table:number-columns-repeated="7"/>
          <table:table-cell table:formula="of:=[.$E$246]+[.K280]*[.$G$2]" office:value-type="float" office:value="1379383" calcext:value-type="float">
            <text:p>1379383</text:p>
          </table:table-cell>
          <table:table-cell table:formula="of:=[.$F$246]+[.L280]*[.$G$2]" office:value-type="float" office:value="5226381.5" calcext:value-type="float">
            <text:p>5226381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44]" office:value-type="float" office:value="2" calcext:value-type="float">
            <text:p>2</text:p>
          </table:table-cell>
          <table:table-cell table:formula="of:=[.L244]" office:value-type="float" office:value="1" calcext:value-type="float">
            <text:p>1</text:p>
          </table:table-cell>
          <table:table-cell table:number-columns-repeated="2"/>
          <table:table-cell table:formula="of:=SUBSTITUTE([.H280];&quot;,&quot;;&quot;.&quot;)" office:value-type="string" office:string-value="1379383" calcext:value-type="string">
            <text:p>1379383</text:p>
          </table:table-cell>
          <table:table-cell table:formula="of:=SUBSTITUTE([.I280];&quot;,&quot;;&quot;.&quot;)" office:value-type="string" office:string-value="5226381.5" calcext:value-type="string">
            <text:p>5226381.5</text:p>
          </table:table-cell>
          <table:table-cell table:formula="of:=SUBSTITUTE([.J280];&quot;,&quot;;&quot;.&quot;)" office:value-type="string" office:string-value="45" calcext:value-type="string">
            <text:p>45</text:p>
          </table:table-cell>
          <table:table-cell table:formula="of:=SUBSTITUTE([.K280];&quot;,&quot;;&quot;.&quot;)" office:value-type="string" office:string-value="2" calcext:value-type="string">
            <text:p>2</text:p>
          </table:table-cell>
          <table:table-cell table:formula="of:=SUBSTITUTE([.L280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80];&quot;, &quot;;[.R280];&quot;, &quot;;[.S280];&quot;, &quot;;[.O280];&quot;, &quot;;[.P280])" office:value-type="string" office:string-value="'AFF_CARRE', '200', 45, 2, 1, 1379383, 5226381.5" calcext:value-type="string">
            <text:p>'AFF_CARRE', '200', 45, 2, 1, 1379383, 5226381.5</text:p>
          </table:table-cell>
          <table:table-cell table:formula="of:=CONCATENATE(&quot;INSERT INTO &quot;;CHAR(34);&quot;SymboleTest&quot;;CHAR(34);&quot; VALUES (&quot;;[.T280];&quot;);&quot;)" office:value-type="string" office:string-value="INSERT INTO &quot;SymboleTest&quot; VALUES ('AFF_CARRE', '200', 45, 2, 1, 1379383, 5226381.5);" calcext:value-type="string">
            <text:p>INSERT INTO "SymboleTest" VALUES ('AFF_CARRE', '200', 45, 2, 1, 1379383, 5226381.5);</text:p>
          </table:table-cell>
        </table:table-row>
        <table:table-row table:style-name="ro1">
          <table:table-cell table:number-columns-repeated="7"/>
          <table:table-cell table:formula="of:=[.$E$246]+[.K281]*[.$G$2]" office:value-type="float" office:value="1379383" calcext:value-type="float">
            <text:p>1379383</text:p>
          </table:table-cell>
          <table:table-cell table:formula="of:=[.$F$246]+[.L281]*[.$G$2]" office:value-type="float" office:value="5226383" calcext:value-type="float">
            <text:p>5226383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45]" office:value-type="float" office:value="2" calcext:value-type="float">
            <text:p>2</text:p>
          </table:table-cell>
          <table:table-cell table:formula="of:=[.L245]" office:value-type="float" office:value="2" calcext:value-type="float">
            <text:p>2</text:p>
          </table:table-cell>
          <table:table-cell table:number-columns-repeated="2"/>
          <table:table-cell table:formula="of:=SUBSTITUTE([.H281];&quot;,&quot;;&quot;.&quot;)" office:value-type="string" office:string-value="1379383" calcext:value-type="string">
            <text:p>1379383</text:p>
          </table:table-cell>
          <table:table-cell table:formula="of:=SUBSTITUTE([.I281];&quot;,&quot;;&quot;.&quot;)" office:value-type="string" office:string-value="5226383" calcext:value-type="string">
            <text:p>5226383</text:p>
          </table:table-cell>
          <table:table-cell table:formula="of:=SUBSTITUTE([.J281];&quot;,&quot;;&quot;.&quot;)" office:value-type="string" office:string-value="45" calcext:value-type="string">
            <text:p>45</text:p>
          </table:table-cell>
          <table:table-cell table:formula="of:=SUBSTITUTE([.K281];&quot;,&quot;;&quot;.&quot;)" office:value-type="string" office:string-value="2" calcext:value-type="string">
            <text:p>2</text:p>
          </table:table-cell>
          <table:table-cell table:formula="of:=SUBSTITUTE([.L281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81];&quot;, &quot;;[.R281];&quot;, &quot;;[.S281];&quot;, &quot;;[.O281];&quot;, &quot;;[.P281])" office:value-type="string" office:string-value="'AFF_CARRE', '200', 45, 2, 2, 1379383, 5226383" calcext:value-type="string">
            <text:p>'AFF_CARRE', '200', 45, 2, 2, 1379383, 5226383</text:p>
          </table:table-cell>
          <table:table-cell table:formula="of:=CONCATENATE(&quot;INSERT INTO &quot;;CHAR(34);&quot;SymboleTest&quot;;CHAR(34);&quot; VALUES (&quot;;[.T281];&quot;);&quot;)" office:value-type="string" office:string-value="INSERT INTO &quot;SymboleTest&quot; VALUES ('AFF_CARRE', '200', 45, 2, 2, 1379383, 5226383);" calcext:value-type="string">
            <text:p>INSERT INTO "SymboleTest" VALUES ('AFF_CARRE', '200', 45, 2, 2, 1379383, 5226383);</text:p>
          </table:table-cell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-5" calcext:value-type="float">
            <text:p>-5</text:p>
          </table:table-cell>
          <table:table-cell table:formula="of:=[.$E$2]+[.C282]" office:value-type="float" office:value="1379380" calcext:value-type="float">
            <text:p>1379380</text:p>
          </table:table-cell>
          <table:table-cell table:formula="of:=[.$F$2]+[.D282]" office:value-type="float" office:value="5226370" calcext:value-type="float">
            <text:p>5226370</text:p>
          </table:table-cell>
          <table:table-cell/>
          <table:table-cell table:formula="of:=[.$E$282]+[.K282]*[.$G$2]" office:value-type="float" office:value="1379377" calcext:value-type="float">
            <text:p>1379377</text:p>
          </table:table-cell>
          <table:table-cell table:formula="of:=[.$F$282]+[.L282]*[.$G$2]" office:value-type="float" office:value="5226367" calcext:value-type="float">
            <text:p>5226367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46]" office:value-type="float" office:value="-2" calcext:value-type="float">
            <text:p>-2</text:p>
          </table:table-cell>
          <table:table-cell table:formula="of:=[.L246]" office:value-type="float" office:value="-2" calcext:value-type="float">
            <text:p>-2</text:p>
          </table:table-cell>
          <table:table-cell table:number-columns-repeated="2"/>
          <table:table-cell table:formula="of:=SUBSTITUTE([.H282];&quot;,&quot;;&quot;.&quot;)" office:value-type="string" office:string-value="1379377" calcext:value-type="string">
            <text:p>1379377</text:p>
          </table:table-cell>
          <table:table-cell table:formula="of:=SUBSTITUTE([.I282];&quot;,&quot;;&quot;.&quot;)" office:value-type="string" office:string-value="5226367" calcext:value-type="string">
            <text:p>5226367</text:p>
          </table:table-cell>
          <table:table-cell table:formula="of:=SUBSTITUTE([.J282];&quot;,&quot;;&quot;.&quot;)" office:value-type="string" office:string-value="135" calcext:value-type="string">
            <text:p>135</text:p>
          </table:table-cell>
          <table:table-cell table:formula="of:=SUBSTITUTE([.K282];&quot;,&quot;;&quot;.&quot;)" office:value-type="string" office:string-value="-2" calcext:value-type="string">
            <text:p>-2</text:p>
          </table:table-cell>
          <table:table-cell table:formula="of:=SUBSTITUTE([.L282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282];&quot;, &quot;;[.R282];&quot;, &quot;;[.S282];&quot;, &quot;;[.O282];&quot;, &quot;;[.P282])" office:value-type="string" office:string-value="'AFF_CARRE', '200', 135, -2, -2, 1379377, 5226367" calcext:value-type="string">
            <text:p>'AFF_CARRE', '200', 135, -2, -2, 1379377, 5226367</text:p>
          </table:table-cell>
          <table:table-cell table:formula="of:=CONCATENATE(&quot;INSERT INTO &quot;;CHAR(34);&quot;SymboleTest&quot;;CHAR(34);&quot; VALUES (&quot;;[.T282];&quot;);&quot;)" office:value-type="string" office:string-value="INSERT INTO &quot;SymboleTest&quot; VALUES ('AFF_CARRE', '200', 135, -2, -2, 1379377, 5226367);" calcext:value-type="string">
            <text:p>INSERT INTO "SymboleTest" VALUES ('AFF_CARRE', '200', 135, -2, -2, 1379377, 5226367);</text:p>
          </table:table-cell>
        </table:table-row>
        <table:table-row table:style-name="ro1">
          <table:table-cell table:number-columns-repeated="7"/>
          <table:table-cell table:formula="of:=[.$E$282]+[.K283]*[.$G$2]" office:value-type="float" office:value="1379377" calcext:value-type="float">
            <text:p>1379377</text:p>
          </table:table-cell>
          <table:table-cell table:formula="of:=[.$F$282]+[.L283]*[.$G$2]" office:value-type="float" office:value="5226368.5" calcext:value-type="float">
            <text:p>5226368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47]" office:value-type="float" office:value="-2" calcext:value-type="float">
            <text:p>-2</text:p>
          </table:table-cell>
          <table:table-cell table:formula="of:=[.L247]" office:value-type="float" office:value="-1" calcext:value-type="float">
            <text:p>-1</text:p>
          </table:table-cell>
          <table:table-cell table:number-columns-repeated="2"/>
          <table:table-cell table:formula="of:=SUBSTITUTE([.H283];&quot;,&quot;;&quot;.&quot;)" office:value-type="string" office:string-value="1379377" calcext:value-type="string">
            <text:p>1379377</text:p>
          </table:table-cell>
          <table:table-cell table:formula="of:=SUBSTITUTE([.I283];&quot;,&quot;;&quot;.&quot;)" office:value-type="string" office:string-value="5226368.5" calcext:value-type="string">
            <text:p>5226368.5</text:p>
          </table:table-cell>
          <table:table-cell table:formula="of:=SUBSTITUTE([.J283];&quot;,&quot;;&quot;.&quot;)" office:value-type="string" office:string-value="135" calcext:value-type="string">
            <text:p>135</text:p>
          </table:table-cell>
          <table:table-cell table:formula="of:=SUBSTITUTE([.K283];&quot;,&quot;;&quot;.&quot;)" office:value-type="string" office:string-value="-2" calcext:value-type="string">
            <text:p>-2</text:p>
          </table:table-cell>
          <table:table-cell table:formula="of:=SUBSTITUTE([.L283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83];&quot;, &quot;;[.R283];&quot;, &quot;;[.S283];&quot;, &quot;;[.O283];&quot;, &quot;;[.P283])" office:value-type="string" office:string-value="'AFF_CARRE', '200', 135, -2, -1, 1379377, 5226368.5" calcext:value-type="string">
            <text:p>'AFF_CARRE', '200', 135, -2, -1, 1379377, 5226368.5</text:p>
          </table:table-cell>
          <table:table-cell table:formula="of:=CONCATENATE(&quot;INSERT INTO &quot;;CHAR(34);&quot;SymboleTest&quot;;CHAR(34);&quot; VALUES (&quot;;[.T283];&quot;);&quot;)" office:value-type="string" office:string-value="INSERT INTO &quot;SymboleTest&quot; VALUES ('AFF_CARRE', '200', 135, -2, -1, 1379377, 5226368.5);" calcext:value-type="string">
            <text:p>INSERT INTO "SymboleTest" VALUES ('AFF_CARRE', '200', 135, -2, -1, 1379377, 5226368.5);</text:p>
          </table:table-cell>
        </table:table-row>
        <table:table-row table:style-name="ro1">
          <table:table-cell table:number-columns-repeated="7"/>
          <table:table-cell table:formula="of:=[.$E$282]+[.K284]*[.$G$2]" office:value-type="float" office:value="1379377" calcext:value-type="float">
            <text:p>1379377</text:p>
          </table:table-cell>
          <table:table-cell table:formula="of:=[.$F$282]+[.L284]*[.$G$2]" office:value-type="float" office:value="5226369.25" calcext:value-type="float">
            <text:p>5226369,2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48]" office:value-type="float" office:value="-2" calcext:value-type="float">
            <text:p>-2</text:p>
          </table:table-cell>
          <table:table-cell table:formula="of:=[.L248]" office:value-type="float" office:value="-0.5" calcext:value-type="float">
            <text:p>-0,5</text:p>
          </table:table-cell>
          <table:table-cell table:number-columns-repeated="2"/>
          <table:table-cell table:formula="of:=SUBSTITUTE([.H284];&quot;,&quot;;&quot;.&quot;)" office:value-type="string" office:string-value="1379377" calcext:value-type="string">
            <text:p>1379377</text:p>
          </table:table-cell>
          <table:table-cell table:formula="of:=SUBSTITUTE([.I284];&quot;,&quot;;&quot;.&quot;)" office:value-type="string" office:string-value="5226369.25" calcext:value-type="string">
            <text:p>5226369.25</text:p>
          </table:table-cell>
          <table:table-cell table:formula="of:=SUBSTITUTE([.J284];&quot;,&quot;;&quot;.&quot;)" office:value-type="string" office:string-value="135" calcext:value-type="string">
            <text:p>135</text:p>
          </table:table-cell>
          <table:table-cell table:formula="of:=SUBSTITUTE([.K284];&quot;,&quot;;&quot;.&quot;)" office:value-type="string" office:string-value="-2" calcext:value-type="string">
            <text:p>-2</text:p>
          </table:table-cell>
          <table:table-cell table:formula="of:=SUBSTITUTE([.L284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84];&quot;, &quot;;[.R284];&quot;, &quot;;[.S284];&quot;, &quot;;[.O284];&quot;, &quot;;[.P284])" office:value-type="string" office:string-value="'AFF_CARRE', '200', 135, -2, -0.5, 1379377, 5226369.25" calcext:value-type="string">
            <text:p>'AFF_CARRE', '200', 135, -2, -0.5, 1379377, 5226369.25</text:p>
          </table:table-cell>
          <table:table-cell table:formula="of:=CONCATENATE(&quot;INSERT INTO &quot;;CHAR(34);&quot;SymboleTest&quot;;CHAR(34);&quot; VALUES (&quot;;[.T284];&quot;);&quot;)" office:value-type="string" office:string-value="INSERT INTO &quot;SymboleTest&quot; VALUES ('AFF_CARRE', '200', 135, -2, -0.5, 1379377, 5226369.25);" calcext:value-type="string">
            <text:p>INSERT INTO "SymboleTest" VALUES ('AFF_CARRE', '200', 135, -2, -0.5, 1379377, 5226369.25);</text:p>
          </table:table-cell>
        </table:table-row>
        <table:table-row table:style-name="ro1">
          <table:table-cell table:number-columns-repeated="7"/>
          <table:table-cell table:formula="of:=[.$E$282]+[.K285]*[.$G$2]" office:value-type="float" office:value="1379377" calcext:value-type="float">
            <text:p>1379377</text:p>
          </table:table-cell>
          <table:table-cell table:formula="of:=[.$F$282]+[.L285]*[.$G$2]" office:value-type="float" office:value="5226370.75" calcext:value-type="float">
            <text:p>5226370,7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49]" office:value-type="float" office:value="-2" calcext:value-type="float">
            <text:p>-2</text:p>
          </table:table-cell>
          <table:table-cell table:formula="of:=[.L249]" office:value-type="float" office:value="0.5" calcext:value-type="float">
            <text:p>0,5</text:p>
          </table:table-cell>
          <table:table-cell table:number-columns-repeated="2"/>
          <table:table-cell table:formula="of:=SUBSTITUTE([.H285];&quot;,&quot;;&quot;.&quot;)" office:value-type="string" office:string-value="1379377" calcext:value-type="string">
            <text:p>1379377</text:p>
          </table:table-cell>
          <table:table-cell table:formula="of:=SUBSTITUTE([.I285];&quot;,&quot;;&quot;.&quot;)" office:value-type="string" office:string-value="5226370.75" calcext:value-type="string">
            <text:p>5226370.75</text:p>
          </table:table-cell>
          <table:table-cell table:formula="of:=SUBSTITUTE([.J285];&quot;,&quot;;&quot;.&quot;)" office:value-type="string" office:string-value="135" calcext:value-type="string">
            <text:p>135</text:p>
          </table:table-cell>
          <table:table-cell table:formula="of:=SUBSTITUTE([.K285];&quot;,&quot;;&quot;.&quot;)" office:value-type="string" office:string-value="-2" calcext:value-type="string">
            <text:p>-2</text:p>
          </table:table-cell>
          <table:table-cell table:formula="of:=SUBSTITUTE([.L285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85];&quot;, &quot;;[.R285];&quot;, &quot;;[.S285];&quot;, &quot;;[.O285];&quot;, &quot;;[.P285])" office:value-type="string" office:string-value="'AFF_CARRE', '200', 135, -2, 0.5, 1379377, 5226370.75" calcext:value-type="string">
            <text:p>'AFF_CARRE', '200', 135, -2, 0.5, 1379377, 5226370.75</text:p>
          </table:table-cell>
          <table:table-cell table:formula="of:=CONCATENATE(&quot;INSERT INTO &quot;;CHAR(34);&quot;SymboleTest&quot;;CHAR(34);&quot; VALUES (&quot;;[.T285];&quot;);&quot;)" office:value-type="string" office:string-value="INSERT INTO &quot;SymboleTest&quot; VALUES ('AFF_CARRE', '200', 135, -2, 0.5, 1379377, 5226370.75);" calcext:value-type="string">
            <text:p>INSERT INTO "SymboleTest" VALUES ('AFF_CARRE', '200', 135, -2, 0.5, 1379377, 5226370.75);</text:p>
          </table:table-cell>
        </table:table-row>
        <table:table-row table:style-name="ro1">
          <table:table-cell table:number-columns-repeated="7"/>
          <table:table-cell table:formula="of:=[.$E$282]+[.K286]*[.$G$2]" office:value-type="float" office:value="1379377" calcext:value-type="float">
            <text:p>1379377</text:p>
          </table:table-cell>
          <table:table-cell table:formula="of:=[.$F$282]+[.L286]*[.$G$2]" office:value-type="float" office:value="5226371.5" calcext:value-type="float">
            <text:p>5226371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0]" office:value-type="float" office:value="-2" calcext:value-type="float">
            <text:p>-2</text:p>
          </table:table-cell>
          <table:table-cell table:formula="of:=[.L250]" office:value-type="float" office:value="1" calcext:value-type="float">
            <text:p>1</text:p>
          </table:table-cell>
          <table:table-cell table:number-columns-repeated="2"/>
          <table:table-cell table:formula="of:=SUBSTITUTE([.H286];&quot;,&quot;;&quot;.&quot;)" office:value-type="string" office:string-value="1379377" calcext:value-type="string">
            <text:p>1379377</text:p>
          </table:table-cell>
          <table:table-cell table:formula="of:=SUBSTITUTE([.I286];&quot;,&quot;;&quot;.&quot;)" office:value-type="string" office:string-value="5226371.5" calcext:value-type="string">
            <text:p>5226371.5</text:p>
          </table:table-cell>
          <table:table-cell table:formula="of:=SUBSTITUTE([.J286];&quot;,&quot;;&quot;.&quot;)" office:value-type="string" office:string-value="135" calcext:value-type="string">
            <text:p>135</text:p>
          </table:table-cell>
          <table:table-cell table:formula="of:=SUBSTITUTE([.K286];&quot;,&quot;;&quot;.&quot;)" office:value-type="string" office:string-value="-2" calcext:value-type="string">
            <text:p>-2</text:p>
          </table:table-cell>
          <table:table-cell table:formula="of:=SUBSTITUTE([.L286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86];&quot;, &quot;;[.R286];&quot;, &quot;;[.S286];&quot;, &quot;;[.O286];&quot;, &quot;;[.P286])" office:value-type="string" office:string-value="'AFF_CARRE', '200', 135, -2, 1, 1379377, 5226371.5" calcext:value-type="string">
            <text:p>'AFF_CARRE', '200', 135, -2, 1, 1379377, 5226371.5</text:p>
          </table:table-cell>
          <table:table-cell table:formula="of:=CONCATENATE(&quot;INSERT INTO &quot;;CHAR(34);&quot;SymboleTest&quot;;CHAR(34);&quot; VALUES (&quot;;[.T286];&quot;);&quot;)" office:value-type="string" office:string-value="INSERT INTO &quot;SymboleTest&quot; VALUES ('AFF_CARRE', '200', 135, -2, 1, 1379377, 5226371.5);" calcext:value-type="string">
            <text:p>INSERT INTO "SymboleTest" VALUES ('AFF_CARRE', '200', 135, -2, 1, 1379377, 5226371.5);</text:p>
          </table:table-cell>
        </table:table-row>
        <table:table-row table:style-name="ro1">
          <table:table-cell table:number-columns-repeated="7"/>
          <table:table-cell table:formula="of:=[.$E$282]+[.K287]*[.$G$2]" office:value-type="float" office:value="1379377" calcext:value-type="float">
            <text:p>1379377</text:p>
          </table:table-cell>
          <table:table-cell table:formula="of:=[.$F$282]+[.L287]*[.$G$2]" office:value-type="float" office:value="5226373" calcext:value-type="float">
            <text:p>5226373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1]" office:value-type="float" office:value="-2" calcext:value-type="float">
            <text:p>-2</text:p>
          </table:table-cell>
          <table:table-cell table:formula="of:=[.L251]" office:value-type="float" office:value="2" calcext:value-type="float">
            <text:p>2</text:p>
          </table:table-cell>
          <table:table-cell table:number-columns-repeated="2"/>
          <table:table-cell table:formula="of:=SUBSTITUTE([.H287];&quot;,&quot;;&quot;.&quot;)" office:value-type="string" office:string-value="1379377" calcext:value-type="string">
            <text:p>1379377</text:p>
          </table:table-cell>
          <table:table-cell table:formula="of:=SUBSTITUTE([.I287];&quot;,&quot;;&quot;.&quot;)" office:value-type="string" office:string-value="5226373" calcext:value-type="string">
            <text:p>5226373</text:p>
          </table:table-cell>
          <table:table-cell table:formula="of:=SUBSTITUTE([.J287];&quot;,&quot;;&quot;.&quot;)" office:value-type="string" office:string-value="135" calcext:value-type="string">
            <text:p>135</text:p>
          </table:table-cell>
          <table:table-cell table:formula="of:=SUBSTITUTE([.K287];&quot;,&quot;;&quot;.&quot;)" office:value-type="string" office:string-value="-2" calcext:value-type="string">
            <text:p>-2</text:p>
          </table:table-cell>
          <table:table-cell table:formula="of:=SUBSTITUTE([.L287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87];&quot;, &quot;;[.R287];&quot;, &quot;;[.S287];&quot;, &quot;;[.O287];&quot;, &quot;;[.P287])" office:value-type="string" office:string-value="'AFF_CARRE', '200', 135, -2, 2, 1379377, 5226373" calcext:value-type="string">
            <text:p>'AFF_CARRE', '200', 135, -2, 2, 1379377, 5226373</text:p>
          </table:table-cell>
          <table:table-cell table:formula="of:=CONCATENATE(&quot;INSERT INTO &quot;;CHAR(34);&quot;SymboleTest&quot;;CHAR(34);&quot; VALUES (&quot;;[.T287];&quot;);&quot;)" office:value-type="string" office:string-value="INSERT INTO &quot;SymboleTest&quot; VALUES ('AFF_CARRE', '200', 135, -2, 2, 1379377, 5226373);" calcext:value-type="string">
            <text:p>INSERT INTO "SymboleTest" VALUES ('AFF_CARRE', '200', 135, -2, 2, 1379377, 5226373);</text:p>
          </table:table-cell>
        </table:table-row>
        <table:table-row table:style-name="ro1">
          <table:table-cell table:number-columns-repeated="7"/>
          <table:table-cell table:formula="of:=[.$E$282]+[.K288]*[.$G$2]" office:value-type="float" office:value="1379378.5" calcext:value-type="float">
            <text:p>1379378,5</text:p>
          </table:table-cell>
          <table:table-cell table:formula="of:=[.$F$282]+[.L288]*[.$G$2]" office:value-type="float" office:value="5226367" calcext:value-type="float">
            <text:p>5226367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2]" office:value-type="float" office:value="-1" calcext:value-type="float">
            <text:p>-1</text:p>
          </table:table-cell>
          <table:table-cell table:formula="of:=[.L252]" office:value-type="float" office:value="-2" calcext:value-type="float">
            <text:p>-2</text:p>
          </table:table-cell>
          <table:table-cell table:number-columns-repeated="2"/>
          <table:table-cell table:formula="of:=SUBSTITUTE([.H288];&quot;,&quot;;&quot;.&quot;)" office:value-type="string" office:string-value="1379378.5" calcext:value-type="string">
            <text:p>1379378.5</text:p>
          </table:table-cell>
          <table:table-cell table:formula="of:=SUBSTITUTE([.I288];&quot;,&quot;;&quot;.&quot;)" office:value-type="string" office:string-value="5226367" calcext:value-type="string">
            <text:p>5226367</text:p>
          </table:table-cell>
          <table:table-cell table:formula="of:=SUBSTITUTE([.J288];&quot;,&quot;;&quot;.&quot;)" office:value-type="string" office:string-value="135" calcext:value-type="string">
            <text:p>135</text:p>
          </table:table-cell>
          <table:table-cell table:formula="of:=SUBSTITUTE([.K288];&quot;,&quot;;&quot;.&quot;)" office:value-type="string" office:string-value="-1" calcext:value-type="string">
            <text:p>-1</text:p>
          </table:table-cell>
          <table:table-cell table:formula="of:=SUBSTITUTE([.L288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288];&quot;, &quot;;[.R288];&quot;, &quot;;[.S288];&quot;, &quot;;[.O288];&quot;, &quot;;[.P288])" office:value-type="string" office:string-value="'AFF_CARRE', '200', 135, -1, -2, 1379378.5, 5226367" calcext:value-type="string">
            <text:p>'AFF_CARRE', '200', 135, -1, -2, 1379378.5, 5226367</text:p>
          </table:table-cell>
          <table:table-cell table:formula="of:=CONCATENATE(&quot;INSERT INTO &quot;;CHAR(34);&quot;SymboleTest&quot;;CHAR(34);&quot; VALUES (&quot;;[.T288];&quot;);&quot;)" office:value-type="string" office:string-value="INSERT INTO &quot;SymboleTest&quot; VALUES ('AFF_CARRE', '200', 135, -1, -2, 1379378.5, 5226367);" calcext:value-type="string">
            <text:p>INSERT INTO "SymboleTest" VALUES ('AFF_CARRE', '200', 135, -1, -2, 1379378.5, 5226367);</text:p>
          </table:table-cell>
        </table:table-row>
        <table:table-row table:style-name="ro1">
          <table:table-cell table:number-columns-repeated="7"/>
          <table:table-cell table:formula="of:=[.$E$282]+[.K289]*[.$G$2]" office:value-type="float" office:value="1379378.5" calcext:value-type="float">
            <text:p>1379378,5</text:p>
          </table:table-cell>
          <table:table-cell table:formula="of:=[.$F$282]+[.L289]*[.$G$2]" office:value-type="float" office:value="5226368.5" calcext:value-type="float">
            <text:p>5226368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3]" office:value-type="float" office:value="-1" calcext:value-type="float">
            <text:p>-1</text:p>
          </table:table-cell>
          <table:table-cell table:formula="of:=[.L253]" office:value-type="float" office:value="-1" calcext:value-type="float">
            <text:p>-1</text:p>
          </table:table-cell>
          <table:table-cell table:number-columns-repeated="2"/>
          <table:table-cell table:formula="of:=SUBSTITUTE([.H289];&quot;,&quot;;&quot;.&quot;)" office:value-type="string" office:string-value="1379378.5" calcext:value-type="string">
            <text:p>1379378.5</text:p>
          </table:table-cell>
          <table:table-cell table:formula="of:=SUBSTITUTE([.I289];&quot;,&quot;;&quot;.&quot;)" office:value-type="string" office:string-value="5226368.5" calcext:value-type="string">
            <text:p>5226368.5</text:p>
          </table:table-cell>
          <table:table-cell table:formula="of:=SUBSTITUTE([.J289];&quot;,&quot;;&quot;.&quot;)" office:value-type="string" office:string-value="135" calcext:value-type="string">
            <text:p>135</text:p>
          </table:table-cell>
          <table:table-cell table:formula="of:=SUBSTITUTE([.K289];&quot;,&quot;;&quot;.&quot;)" office:value-type="string" office:string-value="-1" calcext:value-type="string">
            <text:p>-1</text:p>
          </table:table-cell>
          <table:table-cell table:formula="of:=SUBSTITUTE([.L289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89];&quot;, &quot;;[.R289];&quot;, &quot;;[.S289];&quot;, &quot;;[.O289];&quot;, &quot;;[.P289])" office:value-type="string" office:string-value="'AFF_CARRE', '200', 135, -1, -1, 1379378.5, 5226368.5" calcext:value-type="string">
            <text:p>'AFF_CARRE', '200', 135, -1, -1, 1379378.5, 5226368.5</text:p>
          </table:table-cell>
          <table:table-cell table:formula="of:=CONCATENATE(&quot;INSERT INTO &quot;;CHAR(34);&quot;SymboleTest&quot;;CHAR(34);&quot; VALUES (&quot;;[.T289];&quot;);&quot;)" office:value-type="string" office:string-value="INSERT INTO &quot;SymboleTest&quot; VALUES ('AFF_CARRE', '200', 135, -1, -1, 1379378.5, 5226368.5);" calcext:value-type="string">
            <text:p>INSERT INTO "SymboleTest" VALUES ('AFF_CARRE', '200', 135, -1, -1, 1379378.5, 5226368.5);</text:p>
          </table:table-cell>
        </table:table-row>
        <table:table-row table:style-name="ro1">
          <table:table-cell table:number-columns-repeated="7"/>
          <table:table-cell table:formula="of:=[.$E$282]+[.K290]*[.$G$2]" office:value-type="float" office:value="1379378.5" calcext:value-type="float">
            <text:p>1379378,5</text:p>
          </table:table-cell>
          <table:table-cell table:formula="of:=[.$F$282]+[.L290]*[.$G$2]" office:value-type="float" office:value="5226369.25" calcext:value-type="float">
            <text:p>5226369,2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4]" office:value-type="float" office:value="-1" calcext:value-type="float">
            <text:p>-1</text:p>
          </table:table-cell>
          <table:table-cell table:formula="of:=[.L254]" office:value-type="float" office:value="-0.5" calcext:value-type="float">
            <text:p>-0,5</text:p>
          </table:table-cell>
          <table:table-cell table:number-columns-repeated="2"/>
          <table:table-cell table:formula="of:=SUBSTITUTE([.H290];&quot;,&quot;;&quot;.&quot;)" office:value-type="string" office:string-value="1379378.5" calcext:value-type="string">
            <text:p>1379378.5</text:p>
          </table:table-cell>
          <table:table-cell table:formula="of:=SUBSTITUTE([.I290];&quot;,&quot;;&quot;.&quot;)" office:value-type="string" office:string-value="5226369.25" calcext:value-type="string">
            <text:p>5226369.25</text:p>
          </table:table-cell>
          <table:table-cell table:formula="of:=SUBSTITUTE([.J290];&quot;,&quot;;&quot;.&quot;)" office:value-type="string" office:string-value="135" calcext:value-type="string">
            <text:p>135</text:p>
          </table:table-cell>
          <table:table-cell table:formula="of:=SUBSTITUTE([.K290];&quot;,&quot;;&quot;.&quot;)" office:value-type="string" office:string-value="-1" calcext:value-type="string">
            <text:p>-1</text:p>
          </table:table-cell>
          <table:table-cell table:formula="of:=SUBSTITUTE([.L290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90];&quot;, &quot;;[.R290];&quot;, &quot;;[.S290];&quot;, &quot;;[.O290];&quot;, &quot;;[.P290])" office:value-type="string" office:string-value="'AFF_CARRE', '200', 135, -1, -0.5, 1379378.5, 5226369.25" calcext:value-type="string">
            <text:p>'AFF_CARRE', '200', 135, -1, -0.5, 1379378.5, 5226369.25</text:p>
          </table:table-cell>
          <table:table-cell table:formula="of:=CONCATENATE(&quot;INSERT INTO &quot;;CHAR(34);&quot;SymboleTest&quot;;CHAR(34);&quot; VALUES (&quot;;[.T290];&quot;);&quot;)" office:value-type="string" office:string-value="INSERT INTO &quot;SymboleTest&quot; VALUES ('AFF_CARRE', '200', 135, -1, -0.5, 1379378.5, 5226369.25);" calcext:value-type="string">
            <text:p>INSERT INTO "SymboleTest" VALUES ('AFF_CARRE', '200', 135, -1, -0.5, 1379378.5, 5226369.25);</text:p>
          </table:table-cell>
        </table:table-row>
        <table:table-row table:style-name="ro1">
          <table:table-cell table:number-columns-repeated="7"/>
          <table:table-cell table:formula="of:=[.$E$282]+[.K291]*[.$G$2]" office:value-type="float" office:value="1379378.5" calcext:value-type="float">
            <text:p>1379378,5</text:p>
          </table:table-cell>
          <table:table-cell table:formula="of:=[.$F$282]+[.L291]*[.$G$2]" office:value-type="float" office:value="5226370.75" calcext:value-type="float">
            <text:p>5226370,7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5]" office:value-type="float" office:value="-1" calcext:value-type="float">
            <text:p>-1</text:p>
          </table:table-cell>
          <table:table-cell table:formula="of:=[.L255]" office:value-type="float" office:value="0.5" calcext:value-type="float">
            <text:p>0,5</text:p>
          </table:table-cell>
          <table:table-cell table:number-columns-repeated="2"/>
          <table:table-cell table:formula="of:=SUBSTITUTE([.H291];&quot;,&quot;;&quot;.&quot;)" office:value-type="string" office:string-value="1379378.5" calcext:value-type="string">
            <text:p>1379378.5</text:p>
          </table:table-cell>
          <table:table-cell table:formula="of:=SUBSTITUTE([.I291];&quot;,&quot;;&quot;.&quot;)" office:value-type="string" office:string-value="5226370.75" calcext:value-type="string">
            <text:p>5226370.75</text:p>
          </table:table-cell>
          <table:table-cell table:formula="of:=SUBSTITUTE([.J291];&quot;,&quot;;&quot;.&quot;)" office:value-type="string" office:string-value="135" calcext:value-type="string">
            <text:p>135</text:p>
          </table:table-cell>
          <table:table-cell table:formula="of:=SUBSTITUTE([.K291];&quot;,&quot;;&quot;.&quot;)" office:value-type="string" office:string-value="-1" calcext:value-type="string">
            <text:p>-1</text:p>
          </table:table-cell>
          <table:table-cell table:formula="of:=SUBSTITUTE([.L291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91];&quot;, &quot;;[.R291];&quot;, &quot;;[.S291];&quot;, &quot;;[.O291];&quot;, &quot;;[.P291])" office:value-type="string" office:string-value="'AFF_CARRE', '200', 135, -1, 0.5, 1379378.5, 5226370.75" calcext:value-type="string">
            <text:p>'AFF_CARRE', '200', 135, -1, 0.5, 1379378.5, 5226370.75</text:p>
          </table:table-cell>
          <table:table-cell table:formula="of:=CONCATENATE(&quot;INSERT INTO &quot;;CHAR(34);&quot;SymboleTest&quot;;CHAR(34);&quot; VALUES (&quot;;[.T291];&quot;);&quot;)" office:value-type="string" office:string-value="INSERT INTO &quot;SymboleTest&quot; VALUES ('AFF_CARRE', '200', 135, -1, 0.5, 1379378.5, 5226370.75);" calcext:value-type="string">
            <text:p>INSERT INTO "SymboleTest" VALUES ('AFF_CARRE', '200', 135, -1, 0.5, 1379378.5, 5226370.75);</text:p>
          </table:table-cell>
        </table:table-row>
        <table:table-row table:style-name="ro1">
          <table:table-cell table:number-columns-repeated="7"/>
          <table:table-cell table:formula="of:=[.$E$282]+[.K292]*[.$G$2]" office:value-type="float" office:value="1379378.5" calcext:value-type="float">
            <text:p>1379378,5</text:p>
          </table:table-cell>
          <table:table-cell table:formula="of:=[.$F$282]+[.L292]*[.$G$2]" office:value-type="float" office:value="5226371.5" calcext:value-type="float">
            <text:p>5226371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6]" office:value-type="float" office:value="-1" calcext:value-type="float">
            <text:p>-1</text:p>
          </table:table-cell>
          <table:table-cell table:formula="of:=[.L256]" office:value-type="float" office:value="1" calcext:value-type="float">
            <text:p>1</text:p>
          </table:table-cell>
          <table:table-cell table:number-columns-repeated="2"/>
          <table:table-cell table:formula="of:=SUBSTITUTE([.H292];&quot;,&quot;;&quot;.&quot;)" office:value-type="string" office:string-value="1379378.5" calcext:value-type="string">
            <text:p>1379378.5</text:p>
          </table:table-cell>
          <table:table-cell table:formula="of:=SUBSTITUTE([.I292];&quot;,&quot;;&quot;.&quot;)" office:value-type="string" office:string-value="5226371.5" calcext:value-type="string">
            <text:p>5226371.5</text:p>
          </table:table-cell>
          <table:table-cell table:formula="of:=SUBSTITUTE([.J292];&quot;,&quot;;&quot;.&quot;)" office:value-type="string" office:string-value="135" calcext:value-type="string">
            <text:p>135</text:p>
          </table:table-cell>
          <table:table-cell table:formula="of:=SUBSTITUTE([.K292];&quot;,&quot;;&quot;.&quot;)" office:value-type="string" office:string-value="-1" calcext:value-type="string">
            <text:p>-1</text:p>
          </table:table-cell>
          <table:table-cell table:formula="of:=SUBSTITUTE([.L292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92];&quot;, &quot;;[.R292];&quot;, &quot;;[.S292];&quot;, &quot;;[.O292];&quot;, &quot;;[.P292])" office:value-type="string" office:string-value="'AFF_CARRE', '200', 135, -1, 1, 1379378.5, 5226371.5" calcext:value-type="string">
            <text:p>'AFF_CARRE', '200', 135, -1, 1, 1379378.5, 5226371.5</text:p>
          </table:table-cell>
          <table:table-cell table:formula="of:=CONCATENATE(&quot;INSERT INTO &quot;;CHAR(34);&quot;SymboleTest&quot;;CHAR(34);&quot; VALUES (&quot;;[.T292];&quot;);&quot;)" office:value-type="string" office:string-value="INSERT INTO &quot;SymboleTest&quot; VALUES ('AFF_CARRE', '200', 135, -1, 1, 1379378.5, 5226371.5);" calcext:value-type="string">
            <text:p>INSERT INTO "SymboleTest" VALUES ('AFF_CARRE', '200', 135, -1, 1, 1379378.5, 5226371.5);</text:p>
          </table:table-cell>
        </table:table-row>
        <table:table-row table:style-name="ro1">
          <table:table-cell table:number-columns-repeated="7"/>
          <table:table-cell table:formula="of:=[.$E$282]+[.K293]*[.$G$2]" office:value-type="float" office:value="1379378.5" calcext:value-type="float">
            <text:p>1379378,5</text:p>
          </table:table-cell>
          <table:table-cell table:formula="of:=[.$F$282]+[.L293]*[.$G$2]" office:value-type="float" office:value="5226373" calcext:value-type="float">
            <text:p>5226373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7]" office:value-type="float" office:value="-1" calcext:value-type="float">
            <text:p>-1</text:p>
          </table:table-cell>
          <table:table-cell table:formula="of:=[.L257]" office:value-type="float" office:value="2" calcext:value-type="float">
            <text:p>2</text:p>
          </table:table-cell>
          <table:table-cell table:number-columns-repeated="2"/>
          <table:table-cell table:formula="of:=SUBSTITUTE([.H293];&quot;,&quot;;&quot;.&quot;)" office:value-type="string" office:string-value="1379378.5" calcext:value-type="string">
            <text:p>1379378.5</text:p>
          </table:table-cell>
          <table:table-cell table:formula="of:=SUBSTITUTE([.I293];&quot;,&quot;;&quot;.&quot;)" office:value-type="string" office:string-value="5226373" calcext:value-type="string">
            <text:p>5226373</text:p>
          </table:table-cell>
          <table:table-cell table:formula="of:=SUBSTITUTE([.J293];&quot;,&quot;;&quot;.&quot;)" office:value-type="string" office:string-value="135" calcext:value-type="string">
            <text:p>135</text:p>
          </table:table-cell>
          <table:table-cell table:formula="of:=SUBSTITUTE([.K293];&quot;,&quot;;&quot;.&quot;)" office:value-type="string" office:string-value="-1" calcext:value-type="string">
            <text:p>-1</text:p>
          </table:table-cell>
          <table:table-cell table:formula="of:=SUBSTITUTE([.L293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93];&quot;, &quot;;[.R293];&quot;, &quot;;[.S293];&quot;, &quot;;[.O293];&quot;, &quot;;[.P293])" office:value-type="string" office:string-value="'AFF_CARRE', '200', 135, -1, 2, 1379378.5, 5226373" calcext:value-type="string">
            <text:p>'AFF_CARRE', '200', 135, -1, 2, 1379378.5, 5226373</text:p>
          </table:table-cell>
          <table:table-cell table:formula="of:=CONCATENATE(&quot;INSERT INTO &quot;;CHAR(34);&quot;SymboleTest&quot;;CHAR(34);&quot; VALUES (&quot;;[.T293];&quot;);&quot;)" office:value-type="string" office:string-value="INSERT INTO &quot;SymboleTest&quot; VALUES ('AFF_CARRE', '200', 135, -1, 2, 1379378.5, 5226373);" calcext:value-type="string">
            <text:p>INSERT INTO "SymboleTest" VALUES ('AFF_CARRE', '200', 135, -1, 2, 1379378.5, 5226373);</text:p>
          </table:table-cell>
        </table:table-row>
        <table:table-row table:style-name="ro1">
          <table:table-cell table:number-columns-repeated="7"/>
          <table:table-cell table:formula="of:=[.$E$282]+[.K294]*[.$G$2]" office:value-type="float" office:value="1379379.25" calcext:value-type="float">
            <text:p>1379379,25</text:p>
          </table:table-cell>
          <table:table-cell table:formula="of:=[.$F$282]+[.L294]*[.$G$2]" office:value-type="float" office:value="5226367" calcext:value-type="float">
            <text:p>5226367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8]" office:value-type="float" office:value="-0.5" calcext:value-type="float">
            <text:p>-0,5</text:p>
          </table:table-cell>
          <table:table-cell table:formula="of:=[.L258]" office:value-type="float" office:value="-2" calcext:value-type="float">
            <text:p>-2</text:p>
          </table:table-cell>
          <table:table-cell table:number-columns-repeated="2"/>
          <table:table-cell table:formula="of:=SUBSTITUTE([.H294];&quot;,&quot;;&quot;.&quot;)" office:value-type="string" office:string-value="1379379.25" calcext:value-type="string">
            <text:p>1379379.25</text:p>
          </table:table-cell>
          <table:table-cell table:formula="of:=SUBSTITUTE([.I294];&quot;,&quot;;&quot;.&quot;)" office:value-type="string" office:string-value="5226367" calcext:value-type="string">
            <text:p>5226367</text:p>
          </table:table-cell>
          <table:table-cell table:formula="of:=SUBSTITUTE([.J294];&quot;,&quot;;&quot;.&quot;)" office:value-type="string" office:string-value="135" calcext:value-type="string">
            <text:p>135</text:p>
          </table:table-cell>
          <table:table-cell table:formula="of:=SUBSTITUTE([.K294];&quot;,&quot;;&quot;.&quot;)" office:value-type="string" office:string-value="-0.5" calcext:value-type="string">
            <text:p>-0.5</text:p>
          </table:table-cell>
          <table:table-cell table:formula="of:=SUBSTITUTE([.L294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294];&quot;, &quot;;[.R294];&quot;, &quot;;[.S294];&quot;, &quot;;[.O294];&quot;, &quot;;[.P294])" office:value-type="string" office:string-value="'AFF_CARRE', '200', 135, -0.5, -2, 1379379.25, 5226367" calcext:value-type="string">
            <text:p>'AFF_CARRE', '200', 135, -0.5, -2, 1379379.25, 5226367</text:p>
          </table:table-cell>
          <table:table-cell table:formula="of:=CONCATENATE(&quot;INSERT INTO &quot;;CHAR(34);&quot;SymboleTest&quot;;CHAR(34);&quot; VALUES (&quot;;[.T294];&quot;);&quot;)" office:value-type="string" office:string-value="INSERT INTO &quot;SymboleTest&quot; VALUES ('AFF_CARRE', '200', 135, -0.5, -2, 1379379.25, 5226367);" calcext:value-type="string">
            <text:p>INSERT INTO "SymboleTest" VALUES ('AFF_CARRE', '200', 135, -0.5, -2, 1379379.25, 5226367);</text:p>
          </table:table-cell>
        </table:table-row>
        <table:table-row table:style-name="ro1">
          <table:table-cell table:number-columns-repeated="7"/>
          <table:table-cell table:formula="of:=[.$E$282]+[.K295]*[.$G$2]" office:value-type="float" office:value="1379379.25" calcext:value-type="float">
            <text:p>1379379,25</text:p>
          </table:table-cell>
          <table:table-cell table:formula="of:=[.$F$282]+[.L295]*[.$G$2]" office:value-type="float" office:value="5226368.5" calcext:value-type="float">
            <text:p>5226368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9]" office:value-type="float" office:value="-0.5" calcext:value-type="float">
            <text:p>-0,5</text:p>
          </table:table-cell>
          <table:table-cell table:formula="of:=[.L259]" office:value-type="float" office:value="-1" calcext:value-type="float">
            <text:p>-1</text:p>
          </table:table-cell>
          <table:table-cell table:number-columns-repeated="2"/>
          <table:table-cell table:formula="of:=SUBSTITUTE([.H295];&quot;,&quot;;&quot;.&quot;)" office:value-type="string" office:string-value="1379379.25" calcext:value-type="string">
            <text:p>1379379.25</text:p>
          </table:table-cell>
          <table:table-cell table:formula="of:=SUBSTITUTE([.I295];&quot;,&quot;;&quot;.&quot;)" office:value-type="string" office:string-value="5226368.5" calcext:value-type="string">
            <text:p>5226368.5</text:p>
          </table:table-cell>
          <table:table-cell table:formula="of:=SUBSTITUTE([.J295];&quot;,&quot;;&quot;.&quot;)" office:value-type="string" office:string-value="135" calcext:value-type="string">
            <text:p>135</text:p>
          </table:table-cell>
          <table:table-cell table:formula="of:=SUBSTITUTE([.K295];&quot;,&quot;;&quot;.&quot;)" office:value-type="string" office:string-value="-0.5" calcext:value-type="string">
            <text:p>-0.5</text:p>
          </table:table-cell>
          <table:table-cell table:formula="of:=SUBSTITUTE([.L295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295];&quot;, &quot;;[.R295];&quot;, &quot;;[.S295];&quot;, &quot;;[.O295];&quot;, &quot;;[.P295])" office:value-type="string" office:string-value="'AFF_CARRE', '200', 135, -0.5, -1, 1379379.25, 5226368.5" calcext:value-type="string">
            <text:p>'AFF_CARRE', '200', 135, -0.5, -1, 1379379.25, 5226368.5</text:p>
          </table:table-cell>
          <table:table-cell table:formula="of:=CONCATENATE(&quot;INSERT INTO &quot;;CHAR(34);&quot;SymboleTest&quot;;CHAR(34);&quot; VALUES (&quot;;[.T295];&quot;);&quot;)" office:value-type="string" office:string-value="INSERT INTO &quot;SymboleTest&quot; VALUES ('AFF_CARRE', '200', 135, -0.5, -1, 1379379.25, 5226368.5);" calcext:value-type="string">
            <text:p>INSERT INTO "SymboleTest" VALUES ('AFF_CARRE', '200', 135, -0.5, -1, 1379379.25, 5226368.5);</text:p>
          </table:table-cell>
        </table:table-row>
        <table:table-row table:style-name="ro1">
          <table:table-cell table:number-columns-repeated="7"/>
          <table:table-cell table:formula="of:=[.$E$282]+[.K296]*[.$G$2]" office:value-type="float" office:value="1379379.25" calcext:value-type="float">
            <text:p>1379379,25</text:p>
          </table:table-cell>
          <table:table-cell table:formula="of:=[.$F$282]+[.L296]*[.$G$2]" office:value-type="float" office:value="5226369.25" calcext:value-type="float">
            <text:p>5226369,2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0]" office:value-type="float" office:value="-0.5" calcext:value-type="float">
            <text:p>-0,5</text:p>
          </table:table-cell>
          <table:table-cell table:formula="of:=[.L260]" office:value-type="float" office:value="-0.5" calcext:value-type="float">
            <text:p>-0,5</text:p>
          </table:table-cell>
          <table:table-cell table:number-columns-repeated="2"/>
          <table:table-cell table:formula="of:=SUBSTITUTE([.H296];&quot;,&quot;;&quot;.&quot;)" office:value-type="string" office:string-value="1379379.25" calcext:value-type="string">
            <text:p>1379379.25</text:p>
          </table:table-cell>
          <table:table-cell table:formula="of:=SUBSTITUTE([.I296];&quot;,&quot;;&quot;.&quot;)" office:value-type="string" office:string-value="5226369.25" calcext:value-type="string">
            <text:p>5226369.25</text:p>
          </table:table-cell>
          <table:table-cell table:formula="of:=SUBSTITUTE([.J296];&quot;,&quot;;&quot;.&quot;)" office:value-type="string" office:string-value="135" calcext:value-type="string">
            <text:p>135</text:p>
          </table:table-cell>
          <table:table-cell table:formula="of:=SUBSTITUTE([.K296];&quot;,&quot;;&quot;.&quot;)" office:value-type="string" office:string-value="-0.5" calcext:value-type="string">
            <text:p>-0.5</text:p>
          </table:table-cell>
          <table:table-cell table:formula="of:=SUBSTITUTE([.L296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296];&quot;, &quot;;[.R296];&quot;, &quot;;[.S296];&quot;, &quot;;[.O296];&quot;, &quot;;[.P296])" office:value-type="string" office:string-value="'AFF_CARRE', '200', 135, -0.5, -0.5, 1379379.25, 5226369.25" calcext:value-type="string">
            <text:p>'AFF_CARRE', '200', 135, -0.5, -0.5, 1379379.25, 5226369.25</text:p>
          </table:table-cell>
          <table:table-cell table:formula="of:=CONCATENATE(&quot;INSERT INTO &quot;;CHAR(34);&quot;SymboleTest&quot;;CHAR(34);&quot; VALUES (&quot;;[.T296];&quot;);&quot;)" office:value-type="string" office:string-value="INSERT INTO &quot;SymboleTest&quot; VALUES ('AFF_CARRE', '200', 135, -0.5, -0.5, 1379379.25, 5226369.25);" calcext:value-type="string">
            <text:p>INSERT INTO "SymboleTest" VALUES ('AFF_CARRE', '200', 135, -0.5, -0.5, 1379379.25, 5226369.25);</text:p>
          </table:table-cell>
        </table:table-row>
        <table:table-row table:style-name="ro1">
          <table:table-cell table:number-columns-repeated="7"/>
          <table:table-cell table:formula="of:=[.$E$282]+[.K297]*[.$G$2]" office:value-type="float" office:value="1379379.25" calcext:value-type="float">
            <text:p>1379379,25</text:p>
          </table:table-cell>
          <table:table-cell table:formula="of:=[.$F$282]+[.L297]*[.$G$2]" office:value-type="float" office:value="5226370.75" calcext:value-type="float">
            <text:p>5226370,7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1]" office:value-type="float" office:value="-0.5" calcext:value-type="float">
            <text:p>-0,5</text:p>
          </table:table-cell>
          <table:table-cell table:formula="of:=[.L261]" office:value-type="float" office:value="0.5" calcext:value-type="float">
            <text:p>0,5</text:p>
          </table:table-cell>
          <table:table-cell table:number-columns-repeated="2"/>
          <table:table-cell table:formula="of:=SUBSTITUTE([.H297];&quot;,&quot;;&quot;.&quot;)" office:value-type="string" office:string-value="1379379.25" calcext:value-type="string">
            <text:p>1379379.25</text:p>
          </table:table-cell>
          <table:table-cell table:formula="of:=SUBSTITUTE([.I297];&quot;,&quot;;&quot;.&quot;)" office:value-type="string" office:string-value="5226370.75" calcext:value-type="string">
            <text:p>5226370.75</text:p>
          </table:table-cell>
          <table:table-cell table:formula="of:=SUBSTITUTE([.J297];&quot;,&quot;;&quot;.&quot;)" office:value-type="string" office:string-value="135" calcext:value-type="string">
            <text:p>135</text:p>
          </table:table-cell>
          <table:table-cell table:formula="of:=SUBSTITUTE([.K297];&quot;,&quot;;&quot;.&quot;)" office:value-type="string" office:string-value="-0.5" calcext:value-type="string">
            <text:p>-0.5</text:p>
          </table:table-cell>
          <table:table-cell table:formula="of:=SUBSTITUTE([.L297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297];&quot;, &quot;;[.R297];&quot;, &quot;;[.S297];&quot;, &quot;;[.O297];&quot;, &quot;;[.P297])" office:value-type="string" office:string-value="'AFF_CARRE', '200', 135, -0.5, 0.5, 1379379.25, 5226370.75" calcext:value-type="string">
            <text:p>'AFF_CARRE', '200', 135, -0.5, 0.5, 1379379.25, 5226370.75</text:p>
          </table:table-cell>
          <table:table-cell table:formula="of:=CONCATENATE(&quot;INSERT INTO &quot;;CHAR(34);&quot;SymboleTest&quot;;CHAR(34);&quot; VALUES (&quot;;[.T297];&quot;);&quot;)" office:value-type="string" office:string-value="INSERT INTO &quot;SymboleTest&quot; VALUES ('AFF_CARRE', '200', 135, -0.5, 0.5, 1379379.25, 5226370.75);" calcext:value-type="string">
            <text:p>INSERT INTO "SymboleTest" VALUES ('AFF_CARRE', '200', 135, -0.5, 0.5, 1379379.25, 5226370.75);</text:p>
          </table:table-cell>
        </table:table-row>
        <table:table-row table:style-name="ro1">
          <table:table-cell table:number-columns-repeated="7"/>
          <table:table-cell table:formula="of:=[.$E$282]+[.K298]*[.$G$2]" office:value-type="float" office:value="1379379.25" calcext:value-type="float">
            <text:p>1379379,25</text:p>
          </table:table-cell>
          <table:table-cell table:formula="of:=[.$F$282]+[.L298]*[.$G$2]" office:value-type="float" office:value="5226371.5" calcext:value-type="float">
            <text:p>5226371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2]" office:value-type="float" office:value="-0.5" calcext:value-type="float">
            <text:p>-0,5</text:p>
          </table:table-cell>
          <table:table-cell table:formula="of:=[.L262]" office:value-type="float" office:value="1" calcext:value-type="float">
            <text:p>1</text:p>
          </table:table-cell>
          <table:table-cell table:number-columns-repeated="2"/>
          <table:table-cell table:formula="of:=SUBSTITUTE([.H298];&quot;,&quot;;&quot;.&quot;)" office:value-type="string" office:string-value="1379379.25" calcext:value-type="string">
            <text:p>1379379.25</text:p>
          </table:table-cell>
          <table:table-cell table:formula="of:=SUBSTITUTE([.I298];&quot;,&quot;;&quot;.&quot;)" office:value-type="string" office:string-value="5226371.5" calcext:value-type="string">
            <text:p>5226371.5</text:p>
          </table:table-cell>
          <table:table-cell table:formula="of:=SUBSTITUTE([.J298];&quot;,&quot;;&quot;.&quot;)" office:value-type="string" office:string-value="135" calcext:value-type="string">
            <text:p>135</text:p>
          </table:table-cell>
          <table:table-cell table:formula="of:=SUBSTITUTE([.K298];&quot;,&quot;;&quot;.&quot;)" office:value-type="string" office:string-value="-0.5" calcext:value-type="string">
            <text:p>-0.5</text:p>
          </table:table-cell>
          <table:table-cell table:formula="of:=SUBSTITUTE([.L298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298];&quot;, &quot;;[.R298];&quot;, &quot;;[.S298];&quot;, &quot;;[.O298];&quot;, &quot;;[.P298])" office:value-type="string" office:string-value="'AFF_CARRE', '200', 135, -0.5, 1, 1379379.25, 5226371.5" calcext:value-type="string">
            <text:p>'AFF_CARRE', '200', 135, -0.5, 1, 1379379.25, 5226371.5</text:p>
          </table:table-cell>
          <table:table-cell table:formula="of:=CONCATENATE(&quot;INSERT INTO &quot;;CHAR(34);&quot;SymboleTest&quot;;CHAR(34);&quot; VALUES (&quot;;[.T298];&quot;);&quot;)" office:value-type="string" office:string-value="INSERT INTO &quot;SymboleTest&quot; VALUES ('AFF_CARRE', '200', 135, -0.5, 1, 1379379.25, 5226371.5);" calcext:value-type="string">
            <text:p>INSERT INTO "SymboleTest" VALUES ('AFF_CARRE', '200', 135, -0.5, 1, 1379379.25, 5226371.5);</text:p>
          </table:table-cell>
        </table:table-row>
        <table:table-row table:style-name="ro1">
          <table:table-cell table:number-columns-repeated="7"/>
          <table:table-cell table:formula="of:=[.$E$282]+[.K299]*[.$G$2]" office:value-type="float" office:value="1379379.25" calcext:value-type="float">
            <text:p>1379379,25</text:p>
          </table:table-cell>
          <table:table-cell table:formula="of:=[.$F$282]+[.L299]*[.$G$2]" office:value-type="float" office:value="5226373" calcext:value-type="float">
            <text:p>5226373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3]" office:value-type="float" office:value="-0.5" calcext:value-type="float">
            <text:p>-0,5</text:p>
          </table:table-cell>
          <table:table-cell table:formula="of:=[.L263]" office:value-type="float" office:value="2" calcext:value-type="float">
            <text:p>2</text:p>
          </table:table-cell>
          <table:table-cell table:number-columns-repeated="2"/>
          <table:table-cell table:formula="of:=SUBSTITUTE([.H299];&quot;,&quot;;&quot;.&quot;)" office:value-type="string" office:string-value="1379379.25" calcext:value-type="string">
            <text:p>1379379.25</text:p>
          </table:table-cell>
          <table:table-cell table:formula="of:=SUBSTITUTE([.I299];&quot;,&quot;;&quot;.&quot;)" office:value-type="string" office:string-value="5226373" calcext:value-type="string">
            <text:p>5226373</text:p>
          </table:table-cell>
          <table:table-cell table:formula="of:=SUBSTITUTE([.J299];&quot;,&quot;;&quot;.&quot;)" office:value-type="string" office:string-value="135" calcext:value-type="string">
            <text:p>135</text:p>
          </table:table-cell>
          <table:table-cell table:formula="of:=SUBSTITUTE([.K299];&quot;,&quot;;&quot;.&quot;)" office:value-type="string" office:string-value="-0.5" calcext:value-type="string">
            <text:p>-0.5</text:p>
          </table:table-cell>
          <table:table-cell table:formula="of:=SUBSTITUTE([.L299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299];&quot;, &quot;;[.R299];&quot;, &quot;;[.S299];&quot;, &quot;;[.O299];&quot;, &quot;;[.P299])" office:value-type="string" office:string-value="'AFF_CARRE', '200', 135, -0.5, 2, 1379379.25, 5226373" calcext:value-type="string">
            <text:p>'AFF_CARRE', '200', 135, -0.5, 2, 1379379.25, 5226373</text:p>
          </table:table-cell>
          <table:table-cell table:formula="of:=CONCATENATE(&quot;INSERT INTO &quot;;CHAR(34);&quot;SymboleTest&quot;;CHAR(34);&quot; VALUES (&quot;;[.T299];&quot;);&quot;)" office:value-type="string" office:string-value="INSERT INTO &quot;SymboleTest&quot; VALUES ('AFF_CARRE', '200', 135, -0.5, 2, 1379379.25, 5226373);" calcext:value-type="string">
            <text:p>INSERT INTO "SymboleTest" VALUES ('AFF_CARRE', '200', 135, -0.5, 2, 1379379.25, 5226373);</text:p>
          </table:table-cell>
        </table:table-row>
        <table:table-row table:style-name="ro1">
          <table:table-cell table:number-columns-repeated="7"/>
          <table:table-cell table:formula="of:=[.$E$282]+[.K300]*[.$G$2]" office:value-type="float" office:value="1379380.75" calcext:value-type="float">
            <text:p>1379380,75</text:p>
          </table:table-cell>
          <table:table-cell table:formula="of:=[.$F$282]+[.L300]*[.$G$2]" office:value-type="float" office:value="5226367" calcext:value-type="float">
            <text:p>5226367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4]" office:value-type="float" office:value="0.5" calcext:value-type="float">
            <text:p>0,5</text:p>
          </table:table-cell>
          <table:table-cell table:formula="of:=[.L264]" office:value-type="float" office:value="-2" calcext:value-type="float">
            <text:p>-2</text:p>
          </table:table-cell>
          <table:table-cell table:number-columns-repeated="2"/>
          <table:table-cell table:formula="of:=SUBSTITUTE([.H300];&quot;,&quot;;&quot;.&quot;)" office:value-type="string" office:string-value="1379380.75" calcext:value-type="string">
            <text:p>1379380.75</text:p>
          </table:table-cell>
          <table:table-cell table:formula="of:=SUBSTITUTE([.I300];&quot;,&quot;;&quot;.&quot;)" office:value-type="string" office:string-value="5226367" calcext:value-type="string">
            <text:p>5226367</text:p>
          </table:table-cell>
          <table:table-cell table:formula="of:=SUBSTITUTE([.J300];&quot;,&quot;;&quot;.&quot;)" office:value-type="string" office:string-value="135" calcext:value-type="string">
            <text:p>135</text:p>
          </table:table-cell>
          <table:table-cell table:formula="of:=SUBSTITUTE([.K300];&quot;,&quot;;&quot;.&quot;)" office:value-type="string" office:string-value="0.5" calcext:value-type="string">
            <text:p>0.5</text:p>
          </table:table-cell>
          <table:table-cell table:formula="of:=SUBSTITUTE([.L300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300];&quot;, &quot;;[.R300];&quot;, &quot;;[.S300];&quot;, &quot;;[.O300];&quot;, &quot;;[.P300])" office:value-type="string" office:string-value="'AFF_CARRE', '200', 135, 0.5, -2, 1379380.75, 5226367" calcext:value-type="string">
            <text:p>'AFF_CARRE', '200', 135, 0.5, -2, 1379380.75, 5226367</text:p>
          </table:table-cell>
          <table:table-cell table:formula="of:=CONCATENATE(&quot;INSERT INTO &quot;;CHAR(34);&quot;SymboleTest&quot;;CHAR(34);&quot; VALUES (&quot;;[.T300];&quot;);&quot;)" office:value-type="string" office:string-value="INSERT INTO &quot;SymboleTest&quot; VALUES ('AFF_CARRE', '200', 135, 0.5, -2, 1379380.75, 5226367);" calcext:value-type="string">
            <text:p>INSERT INTO "SymboleTest" VALUES ('AFF_CARRE', '200', 135, 0.5, -2, 1379380.75, 5226367);</text:p>
          </table:table-cell>
        </table:table-row>
        <table:table-row table:style-name="ro1">
          <table:table-cell table:number-columns-repeated="7"/>
          <table:table-cell table:formula="of:=[.$E$282]+[.K301]*[.$G$2]" office:value-type="float" office:value="1379380.75" calcext:value-type="float">
            <text:p>1379380,75</text:p>
          </table:table-cell>
          <table:table-cell table:formula="of:=[.$F$282]+[.L301]*[.$G$2]" office:value-type="float" office:value="5226368.5" calcext:value-type="float">
            <text:p>5226368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5]" office:value-type="float" office:value="0.5" calcext:value-type="float">
            <text:p>0,5</text:p>
          </table:table-cell>
          <table:table-cell table:formula="of:=[.L265]" office:value-type="float" office:value="-1" calcext:value-type="float">
            <text:p>-1</text:p>
          </table:table-cell>
          <table:table-cell table:number-columns-repeated="2"/>
          <table:table-cell table:formula="of:=SUBSTITUTE([.H301];&quot;,&quot;;&quot;.&quot;)" office:value-type="string" office:string-value="1379380.75" calcext:value-type="string">
            <text:p>1379380.75</text:p>
          </table:table-cell>
          <table:table-cell table:formula="of:=SUBSTITUTE([.I301];&quot;,&quot;;&quot;.&quot;)" office:value-type="string" office:string-value="5226368.5" calcext:value-type="string">
            <text:p>5226368.5</text:p>
          </table:table-cell>
          <table:table-cell table:formula="of:=SUBSTITUTE([.J301];&quot;,&quot;;&quot;.&quot;)" office:value-type="string" office:string-value="135" calcext:value-type="string">
            <text:p>135</text:p>
          </table:table-cell>
          <table:table-cell table:formula="of:=SUBSTITUTE([.K301];&quot;,&quot;;&quot;.&quot;)" office:value-type="string" office:string-value="0.5" calcext:value-type="string">
            <text:p>0.5</text:p>
          </table:table-cell>
          <table:table-cell table:formula="of:=SUBSTITUTE([.L301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301];&quot;, &quot;;[.R301];&quot;, &quot;;[.S301];&quot;, &quot;;[.O301];&quot;, &quot;;[.P301])" office:value-type="string" office:string-value="'AFF_CARRE', '200', 135, 0.5, -1, 1379380.75, 5226368.5" calcext:value-type="string">
            <text:p>'AFF_CARRE', '200', 135, 0.5, -1, 1379380.75, 5226368.5</text:p>
          </table:table-cell>
          <table:table-cell table:formula="of:=CONCATENATE(&quot;INSERT INTO &quot;;CHAR(34);&quot;SymboleTest&quot;;CHAR(34);&quot; VALUES (&quot;;[.T301];&quot;);&quot;)" office:value-type="string" office:string-value="INSERT INTO &quot;SymboleTest&quot; VALUES ('AFF_CARRE', '200', 135, 0.5, -1, 1379380.75, 5226368.5);" calcext:value-type="string">
            <text:p>INSERT INTO "SymboleTest" VALUES ('AFF_CARRE', '200', 135, 0.5, -1, 1379380.75, 5226368.5);</text:p>
          </table:table-cell>
        </table:table-row>
        <table:table-row table:style-name="ro1">
          <table:table-cell table:number-columns-repeated="7"/>
          <table:table-cell table:formula="of:=[.$E$282]+[.K302]*[.$G$2]" office:value-type="float" office:value="1379380.75" calcext:value-type="float">
            <text:p>1379380,75</text:p>
          </table:table-cell>
          <table:table-cell table:formula="of:=[.$F$282]+[.L302]*[.$G$2]" office:value-type="float" office:value="5226369.25" calcext:value-type="float">
            <text:p>5226369,2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6]" office:value-type="float" office:value="0.5" calcext:value-type="float">
            <text:p>0,5</text:p>
          </table:table-cell>
          <table:table-cell table:formula="of:=[.L266]" office:value-type="float" office:value="-0.5" calcext:value-type="float">
            <text:p>-0,5</text:p>
          </table:table-cell>
          <table:table-cell table:number-columns-repeated="2"/>
          <table:table-cell table:formula="of:=SUBSTITUTE([.H302];&quot;,&quot;;&quot;.&quot;)" office:value-type="string" office:string-value="1379380.75" calcext:value-type="string">
            <text:p>1379380.75</text:p>
          </table:table-cell>
          <table:table-cell table:formula="of:=SUBSTITUTE([.I302];&quot;,&quot;;&quot;.&quot;)" office:value-type="string" office:string-value="5226369.25" calcext:value-type="string">
            <text:p>5226369.25</text:p>
          </table:table-cell>
          <table:table-cell table:formula="of:=SUBSTITUTE([.J302];&quot;,&quot;;&quot;.&quot;)" office:value-type="string" office:string-value="135" calcext:value-type="string">
            <text:p>135</text:p>
          </table:table-cell>
          <table:table-cell table:formula="of:=SUBSTITUTE([.K302];&quot;,&quot;;&quot;.&quot;)" office:value-type="string" office:string-value="0.5" calcext:value-type="string">
            <text:p>0.5</text:p>
          </table:table-cell>
          <table:table-cell table:formula="of:=SUBSTITUTE([.L302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302];&quot;, &quot;;[.R302];&quot;, &quot;;[.S302];&quot;, &quot;;[.O302];&quot;, &quot;;[.P302])" office:value-type="string" office:string-value="'AFF_CARRE', '200', 135, 0.5, -0.5, 1379380.75, 5226369.25" calcext:value-type="string">
            <text:p>'AFF_CARRE', '200', 135, 0.5, -0.5, 1379380.75, 5226369.25</text:p>
          </table:table-cell>
          <table:table-cell table:formula="of:=CONCATENATE(&quot;INSERT INTO &quot;;CHAR(34);&quot;SymboleTest&quot;;CHAR(34);&quot; VALUES (&quot;;[.T302];&quot;);&quot;)" office:value-type="string" office:string-value="INSERT INTO &quot;SymboleTest&quot; VALUES ('AFF_CARRE', '200', 135, 0.5, -0.5, 1379380.75, 5226369.25);" calcext:value-type="string">
            <text:p>INSERT INTO "SymboleTest" VALUES ('AFF_CARRE', '200', 135, 0.5, -0.5, 1379380.75, 5226369.25);</text:p>
          </table:table-cell>
        </table:table-row>
        <table:table-row table:style-name="ro1">
          <table:table-cell table:number-columns-repeated="7"/>
          <table:table-cell table:formula="of:=[.$E$282]+[.K303]*[.$G$2]" office:value-type="float" office:value="1379380.75" calcext:value-type="float">
            <text:p>1379380,75</text:p>
          </table:table-cell>
          <table:table-cell table:formula="of:=[.$F$282]+[.L303]*[.$G$2]" office:value-type="float" office:value="5226370.75" calcext:value-type="float">
            <text:p>5226370,7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7]" office:value-type="float" office:value="0.5" calcext:value-type="float">
            <text:p>0,5</text:p>
          </table:table-cell>
          <table:table-cell table:formula="of:=[.L267]" office:value-type="float" office:value="0.5" calcext:value-type="float">
            <text:p>0,5</text:p>
          </table:table-cell>
          <table:table-cell table:number-columns-repeated="2"/>
          <table:table-cell table:formula="of:=SUBSTITUTE([.H303];&quot;,&quot;;&quot;.&quot;)" office:value-type="string" office:string-value="1379380.75" calcext:value-type="string">
            <text:p>1379380.75</text:p>
          </table:table-cell>
          <table:table-cell table:formula="of:=SUBSTITUTE([.I303];&quot;,&quot;;&quot;.&quot;)" office:value-type="string" office:string-value="5226370.75" calcext:value-type="string">
            <text:p>5226370.75</text:p>
          </table:table-cell>
          <table:table-cell table:formula="of:=SUBSTITUTE([.J303];&quot;,&quot;;&quot;.&quot;)" office:value-type="string" office:string-value="135" calcext:value-type="string">
            <text:p>135</text:p>
          </table:table-cell>
          <table:table-cell table:formula="of:=SUBSTITUTE([.K303];&quot;,&quot;;&quot;.&quot;)" office:value-type="string" office:string-value="0.5" calcext:value-type="string">
            <text:p>0.5</text:p>
          </table:table-cell>
          <table:table-cell table:formula="of:=SUBSTITUTE([.L303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303];&quot;, &quot;;[.R303];&quot;, &quot;;[.S303];&quot;, &quot;;[.O303];&quot;, &quot;;[.P303])" office:value-type="string" office:string-value="'AFF_CARRE', '200', 135, 0.5, 0.5, 1379380.75, 5226370.75" calcext:value-type="string">
            <text:p>'AFF_CARRE', '200', 135, 0.5, 0.5, 1379380.75, 5226370.75</text:p>
          </table:table-cell>
          <table:table-cell table:formula="of:=CONCATENATE(&quot;INSERT INTO &quot;;CHAR(34);&quot;SymboleTest&quot;;CHAR(34);&quot; VALUES (&quot;;[.T303];&quot;);&quot;)" office:value-type="string" office:string-value="INSERT INTO &quot;SymboleTest&quot; VALUES ('AFF_CARRE', '200', 135, 0.5, 0.5, 1379380.75, 5226370.75);" calcext:value-type="string">
            <text:p>INSERT INTO "SymboleTest" VALUES ('AFF_CARRE', '200', 135, 0.5, 0.5, 1379380.75, 5226370.75);</text:p>
          </table:table-cell>
        </table:table-row>
        <table:table-row table:style-name="ro1">
          <table:table-cell table:number-columns-repeated="7"/>
          <table:table-cell table:formula="of:=[.$E$282]+[.K304]*[.$G$2]" office:value-type="float" office:value="1379380.75" calcext:value-type="float">
            <text:p>1379380,75</text:p>
          </table:table-cell>
          <table:table-cell table:formula="of:=[.$F$282]+[.L304]*[.$G$2]" office:value-type="float" office:value="5226371.5" calcext:value-type="float">
            <text:p>5226371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8]" office:value-type="float" office:value="0.5" calcext:value-type="float">
            <text:p>0,5</text:p>
          </table:table-cell>
          <table:table-cell table:formula="of:=[.L268]" office:value-type="float" office:value="1" calcext:value-type="float">
            <text:p>1</text:p>
          </table:table-cell>
          <table:table-cell table:number-columns-repeated="2"/>
          <table:table-cell table:formula="of:=SUBSTITUTE([.H304];&quot;,&quot;;&quot;.&quot;)" office:value-type="string" office:string-value="1379380.75" calcext:value-type="string">
            <text:p>1379380.75</text:p>
          </table:table-cell>
          <table:table-cell table:formula="of:=SUBSTITUTE([.I304];&quot;,&quot;;&quot;.&quot;)" office:value-type="string" office:string-value="5226371.5" calcext:value-type="string">
            <text:p>5226371.5</text:p>
          </table:table-cell>
          <table:table-cell table:formula="of:=SUBSTITUTE([.J304];&quot;,&quot;;&quot;.&quot;)" office:value-type="string" office:string-value="135" calcext:value-type="string">
            <text:p>135</text:p>
          </table:table-cell>
          <table:table-cell table:formula="of:=SUBSTITUTE([.K304];&quot;,&quot;;&quot;.&quot;)" office:value-type="string" office:string-value="0.5" calcext:value-type="string">
            <text:p>0.5</text:p>
          </table:table-cell>
          <table:table-cell table:formula="of:=SUBSTITUTE([.L304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304];&quot;, &quot;;[.R304];&quot;, &quot;;[.S304];&quot;, &quot;;[.O304];&quot;, &quot;;[.P304])" office:value-type="string" office:string-value="'AFF_CARRE', '200', 135, 0.5, 1, 1379380.75, 5226371.5" calcext:value-type="string">
            <text:p>'AFF_CARRE', '200', 135, 0.5, 1, 1379380.75, 5226371.5</text:p>
          </table:table-cell>
          <table:table-cell table:formula="of:=CONCATENATE(&quot;INSERT INTO &quot;;CHAR(34);&quot;SymboleTest&quot;;CHAR(34);&quot; VALUES (&quot;;[.T304];&quot;);&quot;)" office:value-type="string" office:string-value="INSERT INTO &quot;SymboleTest&quot; VALUES ('AFF_CARRE', '200', 135, 0.5, 1, 1379380.75, 5226371.5);" calcext:value-type="string">
            <text:p>INSERT INTO "SymboleTest" VALUES ('AFF_CARRE', '200', 135, 0.5, 1, 1379380.75, 5226371.5);</text:p>
          </table:table-cell>
        </table:table-row>
        <table:table-row table:style-name="ro1">
          <table:table-cell table:number-columns-repeated="7"/>
          <table:table-cell table:formula="of:=[.$E$282]+[.K305]*[.$G$2]" office:value-type="float" office:value="1379380.75" calcext:value-type="float">
            <text:p>1379380,75</text:p>
          </table:table-cell>
          <table:table-cell table:formula="of:=[.$F$282]+[.L305]*[.$G$2]" office:value-type="float" office:value="5226373" calcext:value-type="float">
            <text:p>5226373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9]" office:value-type="float" office:value="0.5" calcext:value-type="float">
            <text:p>0,5</text:p>
          </table:table-cell>
          <table:table-cell table:formula="of:=[.L269]" office:value-type="float" office:value="2" calcext:value-type="float">
            <text:p>2</text:p>
          </table:table-cell>
          <table:table-cell table:number-columns-repeated="2"/>
          <table:table-cell table:formula="of:=SUBSTITUTE([.H305];&quot;,&quot;;&quot;.&quot;)" office:value-type="string" office:string-value="1379380.75" calcext:value-type="string">
            <text:p>1379380.75</text:p>
          </table:table-cell>
          <table:table-cell table:formula="of:=SUBSTITUTE([.I305];&quot;,&quot;;&quot;.&quot;)" office:value-type="string" office:string-value="5226373" calcext:value-type="string">
            <text:p>5226373</text:p>
          </table:table-cell>
          <table:table-cell table:formula="of:=SUBSTITUTE([.J305];&quot;,&quot;;&quot;.&quot;)" office:value-type="string" office:string-value="135" calcext:value-type="string">
            <text:p>135</text:p>
          </table:table-cell>
          <table:table-cell table:formula="of:=SUBSTITUTE([.K305];&quot;,&quot;;&quot;.&quot;)" office:value-type="string" office:string-value="0.5" calcext:value-type="string">
            <text:p>0.5</text:p>
          </table:table-cell>
          <table:table-cell table:formula="of:=SUBSTITUTE([.L305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305];&quot;, &quot;;[.R305];&quot;, &quot;;[.S305];&quot;, &quot;;[.O305];&quot;, &quot;;[.P305])" office:value-type="string" office:string-value="'AFF_CARRE', '200', 135, 0.5, 2, 1379380.75, 5226373" calcext:value-type="string">
            <text:p>'AFF_CARRE', '200', 135, 0.5, 2, 1379380.75, 5226373</text:p>
          </table:table-cell>
          <table:table-cell table:formula="of:=CONCATENATE(&quot;INSERT INTO &quot;;CHAR(34);&quot;SymboleTest&quot;;CHAR(34);&quot; VALUES (&quot;;[.T305];&quot;);&quot;)" office:value-type="string" office:string-value="INSERT INTO &quot;SymboleTest&quot; VALUES ('AFF_CARRE', '200', 135, 0.5, 2, 1379380.75, 5226373);" calcext:value-type="string">
            <text:p>INSERT INTO "SymboleTest" VALUES ('AFF_CARRE', '200', 135, 0.5, 2, 1379380.75, 5226373);</text:p>
          </table:table-cell>
        </table:table-row>
        <table:table-row table:style-name="ro1">
          <table:table-cell table:number-columns-repeated="7"/>
          <table:table-cell table:formula="of:=[.$E$282]+[.K306]*[.$G$2]" office:value-type="float" office:value="1379381.5" calcext:value-type="float">
            <text:p>1379381,5</text:p>
          </table:table-cell>
          <table:table-cell table:formula="of:=[.$F$282]+[.L306]*[.$G$2]" office:value-type="float" office:value="5226367" calcext:value-type="float">
            <text:p>5226367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0]" office:value-type="float" office:value="1" calcext:value-type="float">
            <text:p>1</text:p>
          </table:table-cell>
          <table:table-cell table:formula="of:=[.L270]" office:value-type="float" office:value="-2" calcext:value-type="float">
            <text:p>-2</text:p>
          </table:table-cell>
          <table:table-cell table:number-columns-repeated="2"/>
          <table:table-cell table:formula="of:=SUBSTITUTE([.H306];&quot;,&quot;;&quot;.&quot;)" office:value-type="string" office:string-value="1379381.5" calcext:value-type="string">
            <text:p>1379381.5</text:p>
          </table:table-cell>
          <table:table-cell table:formula="of:=SUBSTITUTE([.I306];&quot;,&quot;;&quot;.&quot;)" office:value-type="string" office:string-value="5226367" calcext:value-type="string">
            <text:p>5226367</text:p>
          </table:table-cell>
          <table:table-cell table:formula="of:=SUBSTITUTE([.J306];&quot;,&quot;;&quot;.&quot;)" office:value-type="string" office:string-value="135" calcext:value-type="string">
            <text:p>135</text:p>
          </table:table-cell>
          <table:table-cell table:formula="of:=SUBSTITUTE([.K306];&quot;,&quot;;&quot;.&quot;)" office:value-type="string" office:string-value="1" calcext:value-type="string">
            <text:p>1</text:p>
          </table:table-cell>
          <table:table-cell table:formula="of:=SUBSTITUTE([.L306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306];&quot;, &quot;;[.R306];&quot;, &quot;;[.S306];&quot;, &quot;;[.O306];&quot;, &quot;;[.P306])" office:value-type="string" office:string-value="'AFF_CARRE', '200', 135, 1, -2, 1379381.5, 5226367" calcext:value-type="string">
            <text:p>'AFF_CARRE', '200', 135, 1, -2, 1379381.5, 5226367</text:p>
          </table:table-cell>
          <table:table-cell table:formula="of:=CONCATENATE(&quot;INSERT INTO &quot;;CHAR(34);&quot;SymboleTest&quot;;CHAR(34);&quot; VALUES (&quot;;[.T306];&quot;);&quot;)" office:value-type="string" office:string-value="INSERT INTO &quot;SymboleTest&quot; VALUES ('AFF_CARRE', '200', 135, 1, -2, 1379381.5, 5226367);" calcext:value-type="string">
            <text:p>INSERT INTO "SymboleTest" VALUES ('AFF_CARRE', '200', 135, 1, -2, 1379381.5, 5226367);</text:p>
          </table:table-cell>
        </table:table-row>
        <table:table-row table:style-name="ro1">
          <table:table-cell table:number-columns-repeated="7"/>
          <table:table-cell table:formula="of:=[.$E$282]+[.K307]*[.$G$2]" office:value-type="float" office:value="1379381.5" calcext:value-type="float">
            <text:p>1379381,5</text:p>
          </table:table-cell>
          <table:table-cell table:formula="of:=[.$F$282]+[.L307]*[.$G$2]" office:value-type="float" office:value="5226368.5" calcext:value-type="float">
            <text:p>5226368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1]" office:value-type="float" office:value="1" calcext:value-type="float">
            <text:p>1</text:p>
          </table:table-cell>
          <table:table-cell table:formula="of:=[.L271]" office:value-type="float" office:value="-1" calcext:value-type="float">
            <text:p>-1</text:p>
          </table:table-cell>
          <table:table-cell table:number-columns-repeated="2"/>
          <table:table-cell table:formula="of:=SUBSTITUTE([.H307];&quot;,&quot;;&quot;.&quot;)" office:value-type="string" office:string-value="1379381.5" calcext:value-type="string">
            <text:p>1379381.5</text:p>
          </table:table-cell>
          <table:table-cell table:formula="of:=SUBSTITUTE([.I307];&quot;,&quot;;&quot;.&quot;)" office:value-type="string" office:string-value="5226368.5" calcext:value-type="string">
            <text:p>5226368.5</text:p>
          </table:table-cell>
          <table:table-cell table:formula="of:=SUBSTITUTE([.J307];&quot;,&quot;;&quot;.&quot;)" office:value-type="string" office:string-value="135" calcext:value-type="string">
            <text:p>135</text:p>
          </table:table-cell>
          <table:table-cell table:formula="of:=SUBSTITUTE([.K307];&quot;,&quot;;&quot;.&quot;)" office:value-type="string" office:string-value="1" calcext:value-type="string">
            <text:p>1</text:p>
          </table:table-cell>
          <table:table-cell table:formula="of:=SUBSTITUTE([.L307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307];&quot;, &quot;;[.R307];&quot;, &quot;;[.S307];&quot;, &quot;;[.O307];&quot;, &quot;;[.P307])" office:value-type="string" office:string-value="'AFF_CARRE', '200', 135, 1, -1, 1379381.5, 5226368.5" calcext:value-type="string">
            <text:p>'AFF_CARRE', '200', 135, 1, -1, 1379381.5, 5226368.5</text:p>
          </table:table-cell>
          <table:table-cell table:formula="of:=CONCATENATE(&quot;INSERT INTO &quot;;CHAR(34);&quot;SymboleTest&quot;;CHAR(34);&quot; VALUES (&quot;;[.T307];&quot;);&quot;)" office:value-type="string" office:string-value="INSERT INTO &quot;SymboleTest&quot; VALUES ('AFF_CARRE', '200', 135, 1, -1, 1379381.5, 5226368.5);" calcext:value-type="string">
            <text:p>INSERT INTO "SymboleTest" VALUES ('AFF_CARRE', '200', 135, 1, -1, 1379381.5, 5226368.5);</text:p>
          </table:table-cell>
        </table:table-row>
        <table:table-row table:style-name="ro1">
          <table:table-cell table:number-columns-repeated="7"/>
          <table:table-cell table:formula="of:=[.$E$282]+[.K308]*[.$G$2]" office:value-type="float" office:value="1379381.5" calcext:value-type="float">
            <text:p>1379381,5</text:p>
          </table:table-cell>
          <table:table-cell table:formula="of:=[.$F$282]+[.L308]*[.$G$2]" office:value-type="float" office:value="5226369.25" calcext:value-type="float">
            <text:p>5226369,2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2]" office:value-type="float" office:value="1" calcext:value-type="float">
            <text:p>1</text:p>
          </table:table-cell>
          <table:table-cell table:formula="of:=[.L272]" office:value-type="float" office:value="-0.5" calcext:value-type="float">
            <text:p>-0,5</text:p>
          </table:table-cell>
          <table:table-cell table:number-columns-repeated="2"/>
          <table:table-cell table:formula="of:=SUBSTITUTE([.H308];&quot;,&quot;;&quot;.&quot;)" office:value-type="string" office:string-value="1379381.5" calcext:value-type="string">
            <text:p>1379381.5</text:p>
          </table:table-cell>
          <table:table-cell table:formula="of:=SUBSTITUTE([.I308];&quot;,&quot;;&quot;.&quot;)" office:value-type="string" office:string-value="5226369.25" calcext:value-type="string">
            <text:p>5226369.25</text:p>
          </table:table-cell>
          <table:table-cell table:formula="of:=SUBSTITUTE([.J308];&quot;,&quot;;&quot;.&quot;)" office:value-type="string" office:string-value="135" calcext:value-type="string">
            <text:p>135</text:p>
          </table:table-cell>
          <table:table-cell table:formula="of:=SUBSTITUTE([.K308];&quot;,&quot;;&quot;.&quot;)" office:value-type="string" office:string-value="1" calcext:value-type="string">
            <text:p>1</text:p>
          </table:table-cell>
          <table:table-cell table:formula="of:=SUBSTITUTE([.L308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308];&quot;, &quot;;[.R308];&quot;, &quot;;[.S308];&quot;, &quot;;[.O308];&quot;, &quot;;[.P308])" office:value-type="string" office:string-value="'AFF_CARRE', '200', 135, 1, -0.5, 1379381.5, 5226369.25" calcext:value-type="string">
            <text:p>'AFF_CARRE', '200', 135, 1, -0.5, 1379381.5, 5226369.25</text:p>
          </table:table-cell>
          <table:table-cell table:formula="of:=CONCATENATE(&quot;INSERT INTO &quot;;CHAR(34);&quot;SymboleTest&quot;;CHAR(34);&quot; VALUES (&quot;;[.T308];&quot;);&quot;)" office:value-type="string" office:string-value="INSERT INTO &quot;SymboleTest&quot; VALUES ('AFF_CARRE', '200', 135, 1, -0.5, 1379381.5, 5226369.25);" calcext:value-type="string">
            <text:p>INSERT INTO "SymboleTest" VALUES ('AFF_CARRE', '200', 135, 1, -0.5, 1379381.5, 5226369.25);</text:p>
          </table:table-cell>
        </table:table-row>
        <table:table-row table:style-name="ro1">
          <table:table-cell table:number-columns-repeated="7"/>
          <table:table-cell table:formula="of:=[.$E$282]+[.K309]*[.$G$2]" office:value-type="float" office:value="1379381.5" calcext:value-type="float">
            <text:p>1379381,5</text:p>
          </table:table-cell>
          <table:table-cell table:formula="of:=[.$F$282]+[.L309]*[.$G$2]" office:value-type="float" office:value="5226370.75" calcext:value-type="float">
            <text:p>5226370,7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3]" office:value-type="float" office:value="1" calcext:value-type="float">
            <text:p>1</text:p>
          </table:table-cell>
          <table:table-cell table:formula="of:=[.L273]" office:value-type="float" office:value="0.5" calcext:value-type="float">
            <text:p>0,5</text:p>
          </table:table-cell>
          <table:table-cell table:number-columns-repeated="2"/>
          <table:table-cell table:formula="of:=SUBSTITUTE([.H309];&quot;,&quot;;&quot;.&quot;)" office:value-type="string" office:string-value="1379381.5" calcext:value-type="string">
            <text:p>1379381.5</text:p>
          </table:table-cell>
          <table:table-cell table:formula="of:=SUBSTITUTE([.I309];&quot;,&quot;;&quot;.&quot;)" office:value-type="string" office:string-value="5226370.75" calcext:value-type="string">
            <text:p>5226370.75</text:p>
          </table:table-cell>
          <table:table-cell table:formula="of:=SUBSTITUTE([.J309];&quot;,&quot;;&quot;.&quot;)" office:value-type="string" office:string-value="135" calcext:value-type="string">
            <text:p>135</text:p>
          </table:table-cell>
          <table:table-cell table:formula="of:=SUBSTITUTE([.K309];&quot;,&quot;;&quot;.&quot;)" office:value-type="string" office:string-value="1" calcext:value-type="string">
            <text:p>1</text:p>
          </table:table-cell>
          <table:table-cell table:formula="of:=SUBSTITUTE([.L309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309];&quot;, &quot;;[.R309];&quot;, &quot;;[.S309];&quot;, &quot;;[.O309];&quot;, &quot;;[.P309])" office:value-type="string" office:string-value="'AFF_CARRE', '200', 135, 1, 0.5, 1379381.5, 5226370.75" calcext:value-type="string">
            <text:p>'AFF_CARRE', '200', 135, 1, 0.5, 1379381.5, 5226370.75</text:p>
          </table:table-cell>
          <table:table-cell table:formula="of:=CONCATENATE(&quot;INSERT INTO &quot;;CHAR(34);&quot;SymboleTest&quot;;CHAR(34);&quot; VALUES (&quot;;[.T309];&quot;);&quot;)" office:value-type="string" office:string-value="INSERT INTO &quot;SymboleTest&quot; VALUES ('AFF_CARRE', '200', 135, 1, 0.5, 1379381.5, 5226370.75);" calcext:value-type="string">
            <text:p>INSERT INTO "SymboleTest" VALUES ('AFF_CARRE', '200', 135, 1, 0.5, 1379381.5, 5226370.75);</text:p>
          </table:table-cell>
        </table:table-row>
        <table:table-row table:style-name="ro1">
          <table:table-cell table:number-columns-repeated="7"/>
          <table:table-cell table:formula="of:=[.$E$282]+[.K310]*[.$G$2]" office:value-type="float" office:value="1379381.5" calcext:value-type="float">
            <text:p>1379381,5</text:p>
          </table:table-cell>
          <table:table-cell table:formula="of:=[.$F$282]+[.L310]*[.$G$2]" office:value-type="float" office:value="5226371.5" calcext:value-type="float">
            <text:p>5226371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4]" office:value-type="float" office:value="1" calcext:value-type="float">
            <text:p>1</text:p>
          </table:table-cell>
          <table:table-cell table:formula="of:=[.L274]" office:value-type="float" office:value="1" calcext:value-type="float">
            <text:p>1</text:p>
          </table:table-cell>
          <table:table-cell table:number-columns-repeated="2"/>
          <table:table-cell table:formula="of:=SUBSTITUTE([.H310];&quot;,&quot;;&quot;.&quot;)" office:value-type="string" office:string-value="1379381.5" calcext:value-type="string">
            <text:p>1379381.5</text:p>
          </table:table-cell>
          <table:table-cell table:formula="of:=SUBSTITUTE([.I310];&quot;,&quot;;&quot;.&quot;)" office:value-type="string" office:string-value="5226371.5" calcext:value-type="string">
            <text:p>5226371.5</text:p>
          </table:table-cell>
          <table:table-cell table:formula="of:=SUBSTITUTE([.J310];&quot;,&quot;;&quot;.&quot;)" office:value-type="string" office:string-value="135" calcext:value-type="string">
            <text:p>135</text:p>
          </table:table-cell>
          <table:table-cell table:formula="of:=SUBSTITUTE([.K310];&quot;,&quot;;&quot;.&quot;)" office:value-type="string" office:string-value="1" calcext:value-type="string">
            <text:p>1</text:p>
          </table:table-cell>
          <table:table-cell table:formula="of:=SUBSTITUTE([.L310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310];&quot;, &quot;;[.R310];&quot;, &quot;;[.S310];&quot;, &quot;;[.O310];&quot;, &quot;;[.P310])" office:value-type="string" office:string-value="'AFF_CARRE', '200', 135, 1, 1, 1379381.5, 5226371.5" calcext:value-type="string">
            <text:p>'AFF_CARRE', '200', 135, 1, 1, 1379381.5, 5226371.5</text:p>
          </table:table-cell>
          <table:table-cell table:formula="of:=CONCATENATE(&quot;INSERT INTO &quot;;CHAR(34);&quot;SymboleTest&quot;;CHAR(34);&quot; VALUES (&quot;;[.T310];&quot;);&quot;)" office:value-type="string" office:string-value="INSERT INTO &quot;SymboleTest&quot; VALUES ('AFF_CARRE', '200', 135, 1, 1, 1379381.5, 5226371.5);" calcext:value-type="string">
            <text:p>INSERT INTO "SymboleTest" VALUES ('AFF_CARRE', '200', 135, 1, 1, 1379381.5, 5226371.5);</text:p>
          </table:table-cell>
        </table:table-row>
        <table:table-row table:style-name="ro1">
          <table:table-cell table:number-columns-repeated="7"/>
          <table:table-cell table:formula="of:=[.$E$282]+[.K311]*[.$G$2]" office:value-type="float" office:value="1379381.5" calcext:value-type="float">
            <text:p>1379381,5</text:p>
          </table:table-cell>
          <table:table-cell table:formula="of:=[.$F$282]+[.L311]*[.$G$2]" office:value-type="float" office:value="5226373" calcext:value-type="float">
            <text:p>5226373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5]" office:value-type="float" office:value="1" calcext:value-type="float">
            <text:p>1</text:p>
          </table:table-cell>
          <table:table-cell table:formula="of:=[.L275]" office:value-type="float" office:value="2" calcext:value-type="float">
            <text:p>2</text:p>
          </table:table-cell>
          <table:table-cell table:number-columns-repeated="2"/>
          <table:table-cell table:formula="of:=SUBSTITUTE([.H311];&quot;,&quot;;&quot;.&quot;)" office:value-type="string" office:string-value="1379381.5" calcext:value-type="string">
            <text:p>1379381.5</text:p>
          </table:table-cell>
          <table:table-cell table:formula="of:=SUBSTITUTE([.I311];&quot;,&quot;;&quot;.&quot;)" office:value-type="string" office:string-value="5226373" calcext:value-type="string">
            <text:p>5226373</text:p>
          </table:table-cell>
          <table:table-cell table:formula="of:=SUBSTITUTE([.J311];&quot;,&quot;;&quot;.&quot;)" office:value-type="string" office:string-value="135" calcext:value-type="string">
            <text:p>135</text:p>
          </table:table-cell>
          <table:table-cell table:formula="of:=SUBSTITUTE([.K311];&quot;,&quot;;&quot;.&quot;)" office:value-type="string" office:string-value="1" calcext:value-type="string">
            <text:p>1</text:p>
          </table:table-cell>
          <table:table-cell table:formula="of:=SUBSTITUTE([.L311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311];&quot;, &quot;;[.R311];&quot;, &quot;;[.S311];&quot;, &quot;;[.O311];&quot;, &quot;;[.P311])" office:value-type="string" office:string-value="'AFF_CARRE', '200', 135, 1, 2, 1379381.5, 5226373" calcext:value-type="string">
            <text:p>'AFF_CARRE', '200', 135, 1, 2, 1379381.5, 5226373</text:p>
          </table:table-cell>
          <table:table-cell table:formula="of:=CONCATENATE(&quot;INSERT INTO &quot;;CHAR(34);&quot;SymboleTest&quot;;CHAR(34);&quot; VALUES (&quot;;[.T311];&quot;);&quot;)" office:value-type="string" office:string-value="INSERT INTO &quot;SymboleTest&quot; VALUES ('AFF_CARRE', '200', 135, 1, 2, 1379381.5, 5226373);" calcext:value-type="string">
            <text:p>INSERT INTO "SymboleTest" VALUES ('AFF_CARRE', '200', 135, 1, 2, 1379381.5, 5226373);</text:p>
          </table:table-cell>
        </table:table-row>
        <table:table-row table:style-name="ro1">
          <table:table-cell table:number-columns-repeated="7"/>
          <table:table-cell table:formula="of:=[.$E$282]+[.K312]*[.$G$2]" office:value-type="float" office:value="1379383" calcext:value-type="float">
            <text:p>1379383</text:p>
          </table:table-cell>
          <table:table-cell table:formula="of:=[.$F$282]+[.L312]*[.$G$2]" office:value-type="float" office:value="5226367" calcext:value-type="float">
            <text:p>5226367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6]" office:value-type="float" office:value="2" calcext:value-type="float">
            <text:p>2</text:p>
          </table:table-cell>
          <table:table-cell table:formula="of:=[.L276]" office:value-type="float" office:value="-2" calcext:value-type="float">
            <text:p>-2</text:p>
          </table:table-cell>
          <table:table-cell table:number-columns-repeated="2"/>
          <table:table-cell table:formula="of:=SUBSTITUTE([.H312];&quot;,&quot;;&quot;.&quot;)" office:value-type="string" office:string-value="1379383" calcext:value-type="string">
            <text:p>1379383</text:p>
          </table:table-cell>
          <table:table-cell table:formula="of:=SUBSTITUTE([.I312];&quot;,&quot;;&quot;.&quot;)" office:value-type="string" office:string-value="5226367" calcext:value-type="string">
            <text:p>5226367</text:p>
          </table:table-cell>
          <table:table-cell table:formula="of:=SUBSTITUTE([.J312];&quot;,&quot;;&quot;.&quot;)" office:value-type="string" office:string-value="135" calcext:value-type="string">
            <text:p>135</text:p>
          </table:table-cell>
          <table:table-cell table:formula="of:=SUBSTITUTE([.K312];&quot;,&quot;;&quot;.&quot;)" office:value-type="string" office:string-value="2" calcext:value-type="string">
            <text:p>2</text:p>
          </table:table-cell>
          <table:table-cell table:formula="of:=SUBSTITUTE([.L312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312];&quot;, &quot;;[.R312];&quot;, &quot;;[.S312];&quot;, &quot;;[.O312];&quot;, &quot;;[.P312])" office:value-type="string" office:string-value="'AFF_CARRE', '200', 135, 2, -2, 1379383, 5226367" calcext:value-type="string">
            <text:p>'AFF_CARRE', '200', 135, 2, -2, 1379383, 5226367</text:p>
          </table:table-cell>
          <table:table-cell table:formula="of:=CONCATENATE(&quot;INSERT INTO &quot;;CHAR(34);&quot;SymboleTest&quot;;CHAR(34);&quot; VALUES (&quot;;[.T312];&quot;);&quot;)" office:value-type="string" office:string-value="INSERT INTO &quot;SymboleTest&quot; VALUES ('AFF_CARRE', '200', 135, 2, -2, 1379383, 5226367);" calcext:value-type="string">
            <text:p>INSERT INTO "SymboleTest" VALUES ('AFF_CARRE', '200', 135, 2, -2, 1379383, 5226367);</text:p>
          </table:table-cell>
        </table:table-row>
        <table:table-row table:style-name="ro1">
          <table:table-cell table:number-columns-repeated="7"/>
          <table:table-cell table:formula="of:=[.$E$282]+[.K313]*[.$G$2]" office:value-type="float" office:value="1379383" calcext:value-type="float">
            <text:p>1379383</text:p>
          </table:table-cell>
          <table:table-cell table:formula="of:=[.$F$282]+[.L313]*[.$G$2]" office:value-type="float" office:value="5226368.5" calcext:value-type="float">
            <text:p>5226368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7]" office:value-type="float" office:value="2" calcext:value-type="float">
            <text:p>2</text:p>
          </table:table-cell>
          <table:table-cell table:formula="of:=[.L277]" office:value-type="float" office:value="-1" calcext:value-type="float">
            <text:p>-1</text:p>
          </table:table-cell>
          <table:table-cell table:number-columns-repeated="2"/>
          <table:table-cell table:formula="of:=SUBSTITUTE([.H313];&quot;,&quot;;&quot;.&quot;)" office:value-type="string" office:string-value="1379383" calcext:value-type="string">
            <text:p>1379383</text:p>
          </table:table-cell>
          <table:table-cell table:formula="of:=SUBSTITUTE([.I313];&quot;,&quot;;&quot;.&quot;)" office:value-type="string" office:string-value="5226368.5" calcext:value-type="string">
            <text:p>5226368.5</text:p>
          </table:table-cell>
          <table:table-cell table:formula="of:=SUBSTITUTE([.J313];&quot;,&quot;;&quot;.&quot;)" office:value-type="string" office:string-value="135" calcext:value-type="string">
            <text:p>135</text:p>
          </table:table-cell>
          <table:table-cell table:formula="of:=SUBSTITUTE([.K313];&quot;,&quot;;&quot;.&quot;)" office:value-type="string" office:string-value="2" calcext:value-type="string">
            <text:p>2</text:p>
          </table:table-cell>
          <table:table-cell table:formula="of:=SUBSTITUTE([.L313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313];&quot;, &quot;;[.R313];&quot;, &quot;;[.S313];&quot;, &quot;;[.O313];&quot;, &quot;;[.P313])" office:value-type="string" office:string-value="'AFF_CARRE', '200', 135, 2, -1, 1379383, 5226368.5" calcext:value-type="string">
            <text:p>'AFF_CARRE', '200', 135, 2, -1, 1379383, 5226368.5</text:p>
          </table:table-cell>
          <table:table-cell table:formula="of:=CONCATENATE(&quot;INSERT INTO &quot;;CHAR(34);&quot;SymboleTest&quot;;CHAR(34);&quot; VALUES (&quot;;[.T313];&quot;);&quot;)" office:value-type="string" office:string-value="INSERT INTO &quot;SymboleTest&quot; VALUES ('AFF_CARRE', '200', 135, 2, -1, 1379383, 5226368.5);" calcext:value-type="string">
            <text:p>INSERT INTO "SymboleTest" VALUES ('AFF_CARRE', '200', 135, 2, -1, 1379383, 5226368.5);</text:p>
          </table:table-cell>
        </table:table-row>
        <table:table-row table:style-name="ro1">
          <table:table-cell table:number-columns-repeated="7"/>
          <table:table-cell table:formula="of:=[.$E$282]+[.K314]*[.$G$2]" office:value-type="float" office:value="1379383" calcext:value-type="float">
            <text:p>1379383</text:p>
          </table:table-cell>
          <table:table-cell table:formula="of:=[.$F$282]+[.L314]*[.$G$2]" office:value-type="float" office:value="5226369.25" calcext:value-type="float">
            <text:p>5226369,2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8]" office:value-type="float" office:value="2" calcext:value-type="float">
            <text:p>2</text:p>
          </table:table-cell>
          <table:table-cell table:formula="of:=[.L278]" office:value-type="float" office:value="-0.5" calcext:value-type="float">
            <text:p>-0,5</text:p>
          </table:table-cell>
          <table:table-cell table:number-columns-repeated="2"/>
          <table:table-cell table:formula="of:=SUBSTITUTE([.H314];&quot;,&quot;;&quot;.&quot;)" office:value-type="string" office:string-value="1379383" calcext:value-type="string">
            <text:p>1379383</text:p>
          </table:table-cell>
          <table:table-cell table:formula="of:=SUBSTITUTE([.I314];&quot;,&quot;;&quot;.&quot;)" office:value-type="string" office:string-value="5226369.25" calcext:value-type="string">
            <text:p>5226369.25</text:p>
          </table:table-cell>
          <table:table-cell table:formula="of:=SUBSTITUTE([.J314];&quot;,&quot;;&quot;.&quot;)" office:value-type="string" office:string-value="135" calcext:value-type="string">
            <text:p>135</text:p>
          </table:table-cell>
          <table:table-cell table:formula="of:=SUBSTITUTE([.K314];&quot;,&quot;;&quot;.&quot;)" office:value-type="string" office:string-value="2" calcext:value-type="string">
            <text:p>2</text:p>
          </table:table-cell>
          <table:table-cell table:formula="of:=SUBSTITUTE([.L314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314];&quot;, &quot;;[.R314];&quot;, &quot;;[.S314];&quot;, &quot;;[.O314];&quot;, &quot;;[.P314])" office:value-type="string" office:string-value="'AFF_CARRE', '200', 135, 2, -0.5, 1379383, 5226369.25" calcext:value-type="string">
            <text:p>'AFF_CARRE', '200', 135, 2, -0.5, 1379383, 5226369.25</text:p>
          </table:table-cell>
          <table:table-cell table:formula="of:=CONCATENATE(&quot;INSERT INTO &quot;;CHAR(34);&quot;SymboleTest&quot;;CHAR(34);&quot; VALUES (&quot;;[.T314];&quot;);&quot;)" office:value-type="string" office:string-value="INSERT INTO &quot;SymboleTest&quot; VALUES ('AFF_CARRE', '200', 135, 2, -0.5, 1379383, 5226369.25);" calcext:value-type="string">
            <text:p>INSERT INTO "SymboleTest" VALUES ('AFF_CARRE', '200', 135, 2, -0.5, 1379383, 5226369.25);</text:p>
          </table:table-cell>
        </table:table-row>
        <table:table-row table:style-name="ro1">
          <table:table-cell table:number-columns-repeated="7"/>
          <table:table-cell table:formula="of:=[.$E$282]+[.K315]*[.$G$2]" office:value-type="float" office:value="1379383" calcext:value-type="float">
            <text:p>1379383</text:p>
          </table:table-cell>
          <table:table-cell table:formula="of:=[.$F$282]+[.L315]*[.$G$2]" office:value-type="float" office:value="5226370.75" calcext:value-type="float">
            <text:p>5226370,7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9]" office:value-type="float" office:value="2" calcext:value-type="float">
            <text:p>2</text:p>
          </table:table-cell>
          <table:table-cell table:formula="of:=[.L279]" office:value-type="float" office:value="0.5" calcext:value-type="float">
            <text:p>0,5</text:p>
          </table:table-cell>
          <table:table-cell table:number-columns-repeated="2"/>
          <table:table-cell table:formula="of:=SUBSTITUTE([.H315];&quot;,&quot;;&quot;.&quot;)" office:value-type="string" office:string-value="1379383" calcext:value-type="string">
            <text:p>1379383</text:p>
          </table:table-cell>
          <table:table-cell table:formula="of:=SUBSTITUTE([.I315];&quot;,&quot;;&quot;.&quot;)" office:value-type="string" office:string-value="5226370.75" calcext:value-type="string">
            <text:p>5226370.75</text:p>
          </table:table-cell>
          <table:table-cell table:formula="of:=SUBSTITUTE([.J315];&quot;,&quot;;&quot;.&quot;)" office:value-type="string" office:string-value="135" calcext:value-type="string">
            <text:p>135</text:p>
          </table:table-cell>
          <table:table-cell table:formula="of:=SUBSTITUTE([.K315];&quot;,&quot;;&quot;.&quot;)" office:value-type="string" office:string-value="2" calcext:value-type="string">
            <text:p>2</text:p>
          </table:table-cell>
          <table:table-cell table:formula="of:=SUBSTITUTE([.L315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315];&quot;, &quot;;[.R315];&quot;, &quot;;[.S315];&quot;, &quot;;[.O315];&quot;, &quot;;[.P315])" office:value-type="string" office:string-value="'AFF_CARRE', '200', 135, 2, 0.5, 1379383, 5226370.75" calcext:value-type="string">
            <text:p>'AFF_CARRE', '200', 135, 2, 0.5, 1379383, 5226370.75</text:p>
          </table:table-cell>
          <table:table-cell table:formula="of:=CONCATENATE(&quot;INSERT INTO &quot;;CHAR(34);&quot;SymboleTest&quot;;CHAR(34);&quot; VALUES (&quot;;[.T315];&quot;);&quot;)" office:value-type="string" office:string-value="INSERT INTO &quot;SymboleTest&quot; VALUES ('AFF_CARRE', '200', 135, 2, 0.5, 1379383, 5226370.75);" calcext:value-type="string">
            <text:p>INSERT INTO "SymboleTest" VALUES ('AFF_CARRE', '200', 135, 2, 0.5, 1379383, 5226370.75);</text:p>
          </table:table-cell>
        </table:table-row>
        <table:table-row table:style-name="ro1">
          <table:table-cell table:number-columns-repeated="7"/>
          <table:table-cell table:formula="of:=[.$E$282]+[.K316]*[.$G$2]" office:value-type="float" office:value="1379383" calcext:value-type="float">
            <text:p>1379383</text:p>
          </table:table-cell>
          <table:table-cell table:formula="of:=[.$F$282]+[.L316]*[.$G$2]" office:value-type="float" office:value="5226371.5" calcext:value-type="float">
            <text:p>5226371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80]" office:value-type="float" office:value="2" calcext:value-type="float">
            <text:p>2</text:p>
          </table:table-cell>
          <table:table-cell table:formula="of:=[.L280]" office:value-type="float" office:value="1" calcext:value-type="float">
            <text:p>1</text:p>
          </table:table-cell>
          <table:table-cell table:number-columns-repeated="2"/>
          <table:table-cell table:formula="of:=SUBSTITUTE([.H316];&quot;,&quot;;&quot;.&quot;)" office:value-type="string" office:string-value="1379383" calcext:value-type="string">
            <text:p>1379383</text:p>
          </table:table-cell>
          <table:table-cell table:formula="of:=SUBSTITUTE([.I316];&quot;,&quot;;&quot;.&quot;)" office:value-type="string" office:string-value="5226371.5" calcext:value-type="string">
            <text:p>5226371.5</text:p>
          </table:table-cell>
          <table:table-cell table:formula="of:=SUBSTITUTE([.J316];&quot;,&quot;;&quot;.&quot;)" office:value-type="string" office:string-value="135" calcext:value-type="string">
            <text:p>135</text:p>
          </table:table-cell>
          <table:table-cell table:formula="of:=SUBSTITUTE([.K316];&quot;,&quot;;&quot;.&quot;)" office:value-type="string" office:string-value="2" calcext:value-type="string">
            <text:p>2</text:p>
          </table:table-cell>
          <table:table-cell table:formula="of:=SUBSTITUTE([.L316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316];&quot;, &quot;;[.R316];&quot;, &quot;;[.S316];&quot;, &quot;;[.O316];&quot;, &quot;;[.P316])" office:value-type="string" office:string-value="'AFF_CARRE', '200', 135, 2, 1, 1379383, 5226371.5" calcext:value-type="string">
            <text:p>'AFF_CARRE', '200', 135, 2, 1, 1379383, 5226371.5</text:p>
          </table:table-cell>
          <table:table-cell table:formula="of:=CONCATENATE(&quot;INSERT INTO &quot;;CHAR(34);&quot;SymboleTest&quot;;CHAR(34);&quot; VALUES (&quot;;[.T316];&quot;);&quot;)" office:value-type="string" office:string-value="INSERT INTO &quot;SymboleTest&quot; VALUES ('AFF_CARRE', '200', 135, 2, 1, 1379383, 5226371.5);" calcext:value-type="string">
            <text:p>INSERT INTO "SymboleTest" VALUES ('AFF_CARRE', '200', 135, 2, 1, 1379383, 5226371.5);</text:p>
          </table:table-cell>
        </table:table-row>
        <table:table-row table:style-name="ro1">
          <table:table-cell table:number-columns-repeated="7"/>
          <table:table-cell table:formula="of:=[.$E$282]+[.K317]*[.$G$2]" office:value-type="float" office:value="1379383" calcext:value-type="float">
            <text:p>1379383</text:p>
          </table:table-cell>
          <table:table-cell table:formula="of:=[.$F$282]+[.L317]*[.$G$2]" office:value-type="float" office:value="5226373" calcext:value-type="float">
            <text:p>5226373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81]" office:value-type="float" office:value="2" calcext:value-type="float">
            <text:p>2</text:p>
          </table:table-cell>
          <table:table-cell table:formula="of:=[.L281]" office:value-type="float" office:value="2" calcext:value-type="float">
            <text:p>2</text:p>
          </table:table-cell>
          <table:table-cell table:number-columns-repeated="2"/>
          <table:table-cell table:formula="of:=SUBSTITUTE([.H317];&quot;,&quot;;&quot;.&quot;)" office:value-type="string" office:string-value="1379383" calcext:value-type="string">
            <text:p>1379383</text:p>
          </table:table-cell>
          <table:table-cell table:formula="of:=SUBSTITUTE([.I317];&quot;,&quot;;&quot;.&quot;)" office:value-type="string" office:string-value="5226373" calcext:value-type="string">
            <text:p>5226373</text:p>
          </table:table-cell>
          <table:table-cell table:formula="of:=SUBSTITUTE([.J317];&quot;,&quot;;&quot;.&quot;)" office:value-type="string" office:string-value="135" calcext:value-type="string">
            <text:p>135</text:p>
          </table:table-cell>
          <table:table-cell table:formula="of:=SUBSTITUTE([.K317];&quot;,&quot;;&quot;.&quot;)" office:value-type="string" office:string-value="2" calcext:value-type="string">
            <text:p>2</text:p>
          </table:table-cell>
          <table:table-cell table:formula="of:=SUBSTITUTE([.L317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317];&quot;, &quot;;[.R317];&quot;, &quot;;[.S317];&quot;, &quot;;[.O317];&quot;, &quot;;[.P317])" office:value-type="string" office:string-value="'AFF_CARRE', '200', 135, 2, 2, 1379383, 5226373" calcext:value-type="string">
            <text:p>'AFF_CARRE', '200', 135, 2, 2, 1379383, 5226373</text:p>
          </table:table-cell>
          <table:table-cell table:formula="of:=CONCATENATE(&quot;INSERT INTO &quot;;CHAR(34);&quot;SymboleTest&quot;;CHAR(34);&quot; VALUES (&quot;;[.T317];&quot;);&quot;)" office:value-type="string" office:string-value="INSERT INTO &quot;SymboleTest&quot; VALUES ('AFF_CARRE', '200', 135, 2, 2, 1379383, 5226373);" calcext:value-type="string">
            <text:p>INSERT INTO "SymboleTest" VALUES ('AFF_CARRE', '200', 135, 2, 2, 1379383, 5226373);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-5" calcext:value-type="float">
            <text:p>-5</text:p>
          </table:table-cell>
          <table:table-cell table:formula="of:=[.$E$2]+[.C318]" office:value-type="float" office:value="1379370" calcext:value-type="float">
            <text:p>1379370</text:p>
          </table:table-cell>
          <table:table-cell table:formula="of:=[.$F$2]+[.D318]" office:value-type="float" office:value="5226370" calcext:value-type="float">
            <text:p>5226370</text:p>
          </table:table-cell>
          <table:table-cell/>
          <table:table-cell table:formula="of:=[.$E$318]+[.K318]*[.$G$2]" office:value-type="float" office:value="1379367" calcext:value-type="float">
            <text:p>1379367</text:p>
          </table:table-cell>
          <table:table-cell table:formula="of:=[.$F$318]+[.L318]*[.$G$2]" office:value-type="float" office:value="5226367" calcext:value-type="float">
            <text:p>5226367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82]" office:value-type="float" office:value="-2" calcext:value-type="float">
            <text:p>-2</text:p>
          </table:table-cell>
          <table:table-cell table:formula="of:=[.L282]" office:value-type="float" office:value="-2" calcext:value-type="float">
            <text:p>-2</text:p>
          </table:table-cell>
          <table:table-cell table:number-columns-repeated="2"/>
          <table:table-cell table:formula="of:=SUBSTITUTE([.H318];&quot;,&quot;;&quot;.&quot;)" office:value-type="string" office:string-value="1379367" calcext:value-type="string">
            <text:p>1379367</text:p>
          </table:table-cell>
          <table:table-cell table:formula="of:=SUBSTITUTE([.I318];&quot;,&quot;;&quot;.&quot;)" office:value-type="string" office:string-value="5226367" calcext:value-type="string">
            <text:p>5226367</text:p>
          </table:table-cell>
          <table:table-cell table:formula="of:=SUBSTITUTE([.J318];&quot;,&quot;;&quot;.&quot;)" office:value-type="string" office:string-value="225" calcext:value-type="string">
            <text:p>225</text:p>
          </table:table-cell>
          <table:table-cell table:formula="of:=SUBSTITUTE([.K318];&quot;,&quot;;&quot;.&quot;)" office:value-type="string" office:string-value="-2" calcext:value-type="string">
            <text:p>-2</text:p>
          </table:table-cell>
          <table:table-cell table:formula="of:=SUBSTITUTE([.L318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318];&quot;, &quot;;[.R318];&quot;, &quot;;[.S318];&quot;, &quot;;[.O318];&quot;, &quot;;[.P318])" office:value-type="string" office:string-value="'AFF_CARRE', '200', 225, -2, -2, 1379367, 5226367" calcext:value-type="string">
            <text:p>'AFF_CARRE', '200', 225, -2, -2, 1379367, 5226367</text:p>
          </table:table-cell>
          <table:table-cell table:formula="of:=CONCATENATE(&quot;INSERT INTO &quot;;CHAR(34);&quot;SymboleTest&quot;;CHAR(34);&quot; VALUES (&quot;;[.T318];&quot;);&quot;)" office:value-type="string" office:string-value="INSERT INTO &quot;SymboleTest&quot; VALUES ('AFF_CARRE', '200', 225, -2, -2, 1379367, 5226367);" calcext:value-type="string">
            <text:p>INSERT INTO "SymboleTest" VALUES ('AFF_CARRE', '200', 225, -2, -2, 1379367, 5226367);</text:p>
          </table:table-cell>
        </table:table-row>
        <table:table-row table:style-name="ro1">
          <table:table-cell table:number-columns-repeated="7"/>
          <table:table-cell table:formula="of:=[.$E$318]+[.K319]*[.$G$2]" office:value-type="float" office:value="1379367" calcext:value-type="float">
            <text:p>1379367</text:p>
          </table:table-cell>
          <table:table-cell table:formula="of:=[.$F$318]+[.L319]*[.$G$2]" office:value-type="float" office:value="5226368.5" calcext:value-type="float">
            <text:p>5226368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83]" office:value-type="float" office:value="-2" calcext:value-type="float">
            <text:p>-2</text:p>
          </table:table-cell>
          <table:table-cell table:formula="of:=[.L283]" office:value-type="float" office:value="-1" calcext:value-type="float">
            <text:p>-1</text:p>
          </table:table-cell>
          <table:table-cell table:number-columns-repeated="2"/>
          <table:table-cell table:formula="of:=SUBSTITUTE([.H319];&quot;,&quot;;&quot;.&quot;)" office:value-type="string" office:string-value="1379367" calcext:value-type="string">
            <text:p>1379367</text:p>
          </table:table-cell>
          <table:table-cell table:formula="of:=SUBSTITUTE([.I319];&quot;,&quot;;&quot;.&quot;)" office:value-type="string" office:string-value="5226368.5" calcext:value-type="string">
            <text:p>5226368.5</text:p>
          </table:table-cell>
          <table:table-cell table:formula="of:=SUBSTITUTE([.J319];&quot;,&quot;;&quot;.&quot;)" office:value-type="string" office:string-value="225" calcext:value-type="string">
            <text:p>225</text:p>
          </table:table-cell>
          <table:table-cell table:formula="of:=SUBSTITUTE([.K319];&quot;,&quot;;&quot;.&quot;)" office:value-type="string" office:string-value="-2" calcext:value-type="string">
            <text:p>-2</text:p>
          </table:table-cell>
          <table:table-cell table:formula="of:=SUBSTITUTE([.L319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319];&quot;, &quot;;[.R319];&quot;, &quot;;[.S319];&quot;, &quot;;[.O319];&quot;, &quot;;[.P319])" office:value-type="string" office:string-value="'AFF_CARRE', '200', 225, -2, -1, 1379367, 5226368.5" calcext:value-type="string">
            <text:p>'AFF_CARRE', '200', 225, -2, -1, 1379367, 5226368.5</text:p>
          </table:table-cell>
          <table:table-cell table:formula="of:=CONCATENATE(&quot;INSERT INTO &quot;;CHAR(34);&quot;SymboleTest&quot;;CHAR(34);&quot; VALUES (&quot;;[.T319];&quot;);&quot;)" office:value-type="string" office:string-value="INSERT INTO &quot;SymboleTest&quot; VALUES ('AFF_CARRE', '200', 225, -2, -1, 1379367, 5226368.5);" calcext:value-type="string">
            <text:p>INSERT INTO "SymboleTest" VALUES ('AFF_CARRE', '200', 225, -2, -1, 1379367, 5226368.5);</text:p>
          </table:table-cell>
        </table:table-row>
        <table:table-row table:style-name="ro1">
          <table:table-cell table:number-columns-repeated="7"/>
          <table:table-cell table:formula="of:=[.$E$318]+[.K320]*[.$G$2]" office:value-type="float" office:value="1379367" calcext:value-type="float">
            <text:p>1379367</text:p>
          </table:table-cell>
          <table:table-cell table:formula="of:=[.$F$318]+[.L320]*[.$G$2]" office:value-type="float" office:value="5226369.25" calcext:value-type="float">
            <text:p>5226369,2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84]" office:value-type="float" office:value="-2" calcext:value-type="float">
            <text:p>-2</text:p>
          </table:table-cell>
          <table:table-cell table:formula="of:=[.L284]" office:value-type="float" office:value="-0.5" calcext:value-type="float">
            <text:p>-0,5</text:p>
          </table:table-cell>
          <table:table-cell table:number-columns-repeated="2"/>
          <table:table-cell table:formula="of:=SUBSTITUTE([.H320];&quot;,&quot;;&quot;.&quot;)" office:value-type="string" office:string-value="1379367" calcext:value-type="string">
            <text:p>1379367</text:p>
          </table:table-cell>
          <table:table-cell table:formula="of:=SUBSTITUTE([.I320];&quot;,&quot;;&quot;.&quot;)" office:value-type="string" office:string-value="5226369.25" calcext:value-type="string">
            <text:p>5226369.25</text:p>
          </table:table-cell>
          <table:table-cell table:formula="of:=SUBSTITUTE([.J320];&quot;,&quot;;&quot;.&quot;)" office:value-type="string" office:string-value="225" calcext:value-type="string">
            <text:p>225</text:p>
          </table:table-cell>
          <table:table-cell table:formula="of:=SUBSTITUTE([.K320];&quot;,&quot;;&quot;.&quot;)" office:value-type="string" office:string-value="-2" calcext:value-type="string">
            <text:p>-2</text:p>
          </table:table-cell>
          <table:table-cell table:formula="of:=SUBSTITUTE([.L320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320];&quot;, &quot;;[.R320];&quot;, &quot;;[.S320];&quot;, &quot;;[.O320];&quot;, &quot;;[.P320])" office:value-type="string" office:string-value="'AFF_CARRE', '200', 225, -2, -0.5, 1379367, 5226369.25" calcext:value-type="string">
            <text:p>'AFF_CARRE', '200', 225, -2, -0.5, 1379367, 5226369.25</text:p>
          </table:table-cell>
          <table:table-cell table:formula="of:=CONCATENATE(&quot;INSERT INTO &quot;;CHAR(34);&quot;SymboleTest&quot;;CHAR(34);&quot; VALUES (&quot;;[.T320];&quot;);&quot;)" office:value-type="string" office:string-value="INSERT INTO &quot;SymboleTest&quot; VALUES ('AFF_CARRE', '200', 225, -2, -0.5, 1379367, 5226369.25);" calcext:value-type="string">
            <text:p>INSERT INTO "SymboleTest" VALUES ('AFF_CARRE', '200', 225, -2, -0.5, 1379367, 5226369.25);</text:p>
          </table:table-cell>
        </table:table-row>
        <table:table-row table:style-name="ro1">
          <table:table-cell table:number-columns-repeated="7"/>
          <table:table-cell table:formula="of:=[.$E$318]+[.K321]*[.$G$2]" office:value-type="float" office:value="1379367" calcext:value-type="float">
            <text:p>1379367</text:p>
          </table:table-cell>
          <table:table-cell table:formula="of:=[.$F$318]+[.L321]*[.$G$2]" office:value-type="float" office:value="5226370.75" calcext:value-type="float">
            <text:p>5226370,7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85]" office:value-type="float" office:value="-2" calcext:value-type="float">
            <text:p>-2</text:p>
          </table:table-cell>
          <table:table-cell table:formula="of:=[.L285]" office:value-type="float" office:value="0.5" calcext:value-type="float">
            <text:p>0,5</text:p>
          </table:table-cell>
          <table:table-cell table:number-columns-repeated="2"/>
          <table:table-cell table:formula="of:=SUBSTITUTE([.H321];&quot;,&quot;;&quot;.&quot;)" office:value-type="string" office:string-value="1379367" calcext:value-type="string">
            <text:p>1379367</text:p>
          </table:table-cell>
          <table:table-cell table:formula="of:=SUBSTITUTE([.I321];&quot;,&quot;;&quot;.&quot;)" office:value-type="string" office:string-value="5226370.75" calcext:value-type="string">
            <text:p>5226370.75</text:p>
          </table:table-cell>
          <table:table-cell table:formula="of:=SUBSTITUTE([.J321];&quot;,&quot;;&quot;.&quot;)" office:value-type="string" office:string-value="225" calcext:value-type="string">
            <text:p>225</text:p>
          </table:table-cell>
          <table:table-cell table:formula="of:=SUBSTITUTE([.K321];&quot;,&quot;;&quot;.&quot;)" office:value-type="string" office:string-value="-2" calcext:value-type="string">
            <text:p>-2</text:p>
          </table:table-cell>
          <table:table-cell table:formula="of:=SUBSTITUTE([.L321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321];&quot;, &quot;;[.R321];&quot;, &quot;;[.S321];&quot;, &quot;;[.O321];&quot;, &quot;;[.P321])" office:value-type="string" office:string-value="'AFF_CARRE', '200', 225, -2, 0.5, 1379367, 5226370.75" calcext:value-type="string">
            <text:p>'AFF_CARRE', '200', 225, -2, 0.5, 1379367, 5226370.75</text:p>
          </table:table-cell>
          <table:table-cell table:formula="of:=CONCATENATE(&quot;INSERT INTO &quot;;CHAR(34);&quot;SymboleTest&quot;;CHAR(34);&quot; VALUES (&quot;;[.T321];&quot;);&quot;)" office:value-type="string" office:string-value="INSERT INTO &quot;SymboleTest&quot; VALUES ('AFF_CARRE', '200', 225, -2, 0.5, 1379367, 5226370.75);" calcext:value-type="string">
            <text:p>INSERT INTO "SymboleTest" VALUES ('AFF_CARRE', '200', 225, -2, 0.5, 1379367, 5226370.75);</text:p>
          </table:table-cell>
        </table:table-row>
        <table:table-row table:style-name="ro1">
          <table:table-cell table:number-columns-repeated="7"/>
          <table:table-cell table:formula="of:=[.$E$318]+[.K322]*[.$G$2]" office:value-type="float" office:value="1379367" calcext:value-type="float">
            <text:p>1379367</text:p>
          </table:table-cell>
          <table:table-cell table:formula="of:=[.$F$318]+[.L322]*[.$G$2]" office:value-type="float" office:value="5226371.5" calcext:value-type="float">
            <text:p>5226371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86]" office:value-type="float" office:value="-2" calcext:value-type="float">
            <text:p>-2</text:p>
          </table:table-cell>
          <table:table-cell table:formula="of:=[.L286]" office:value-type="float" office:value="1" calcext:value-type="float">
            <text:p>1</text:p>
          </table:table-cell>
          <table:table-cell table:number-columns-repeated="2"/>
          <table:table-cell table:formula="of:=SUBSTITUTE([.H322];&quot;,&quot;;&quot;.&quot;)" office:value-type="string" office:string-value="1379367" calcext:value-type="string">
            <text:p>1379367</text:p>
          </table:table-cell>
          <table:table-cell table:formula="of:=SUBSTITUTE([.I322];&quot;,&quot;;&quot;.&quot;)" office:value-type="string" office:string-value="5226371.5" calcext:value-type="string">
            <text:p>5226371.5</text:p>
          </table:table-cell>
          <table:table-cell table:formula="of:=SUBSTITUTE([.J322];&quot;,&quot;;&quot;.&quot;)" office:value-type="string" office:string-value="225" calcext:value-type="string">
            <text:p>225</text:p>
          </table:table-cell>
          <table:table-cell table:formula="of:=SUBSTITUTE([.K322];&quot;,&quot;;&quot;.&quot;)" office:value-type="string" office:string-value="-2" calcext:value-type="string">
            <text:p>-2</text:p>
          </table:table-cell>
          <table:table-cell table:formula="of:=SUBSTITUTE([.L322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322];&quot;, &quot;;[.R322];&quot;, &quot;;[.S322];&quot;, &quot;;[.O322];&quot;, &quot;;[.P322])" office:value-type="string" office:string-value="'AFF_CARRE', '200', 225, -2, 1, 1379367, 5226371.5" calcext:value-type="string">
            <text:p>'AFF_CARRE', '200', 225, -2, 1, 1379367, 5226371.5</text:p>
          </table:table-cell>
          <table:table-cell table:formula="of:=CONCATENATE(&quot;INSERT INTO &quot;;CHAR(34);&quot;SymboleTest&quot;;CHAR(34);&quot; VALUES (&quot;;[.T322];&quot;);&quot;)" office:value-type="string" office:string-value="INSERT INTO &quot;SymboleTest&quot; VALUES ('AFF_CARRE', '200', 225, -2, 1, 1379367, 5226371.5);" calcext:value-type="string">
            <text:p>INSERT INTO "SymboleTest" VALUES ('AFF_CARRE', '200', 225, -2, 1, 1379367, 5226371.5);</text:p>
          </table:table-cell>
        </table:table-row>
        <table:table-row table:style-name="ro1">
          <table:table-cell table:number-columns-repeated="7"/>
          <table:table-cell table:formula="of:=[.$E$318]+[.K323]*[.$G$2]" office:value-type="float" office:value="1379367" calcext:value-type="float">
            <text:p>1379367</text:p>
          </table:table-cell>
          <table:table-cell table:formula="of:=[.$F$318]+[.L323]*[.$G$2]" office:value-type="float" office:value="5226373" calcext:value-type="float">
            <text:p>5226373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87]" office:value-type="float" office:value="-2" calcext:value-type="float">
            <text:p>-2</text:p>
          </table:table-cell>
          <table:table-cell table:formula="of:=[.L287]" office:value-type="float" office:value="2" calcext:value-type="float">
            <text:p>2</text:p>
          </table:table-cell>
          <table:table-cell table:number-columns-repeated="2"/>
          <table:table-cell table:formula="of:=SUBSTITUTE([.H323];&quot;,&quot;;&quot;.&quot;)" office:value-type="string" office:string-value="1379367" calcext:value-type="string">
            <text:p>1379367</text:p>
          </table:table-cell>
          <table:table-cell table:formula="of:=SUBSTITUTE([.I323];&quot;,&quot;;&quot;.&quot;)" office:value-type="string" office:string-value="5226373" calcext:value-type="string">
            <text:p>5226373</text:p>
          </table:table-cell>
          <table:table-cell table:formula="of:=SUBSTITUTE([.J323];&quot;,&quot;;&quot;.&quot;)" office:value-type="string" office:string-value="225" calcext:value-type="string">
            <text:p>225</text:p>
          </table:table-cell>
          <table:table-cell table:formula="of:=SUBSTITUTE([.K323];&quot;,&quot;;&quot;.&quot;)" office:value-type="string" office:string-value="-2" calcext:value-type="string">
            <text:p>-2</text:p>
          </table:table-cell>
          <table:table-cell table:formula="of:=SUBSTITUTE([.L323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323];&quot;, &quot;;[.R323];&quot;, &quot;;[.S323];&quot;, &quot;;[.O323];&quot;, &quot;;[.P323])" office:value-type="string" office:string-value="'AFF_CARRE', '200', 225, -2, 2, 1379367, 5226373" calcext:value-type="string">
            <text:p>'AFF_CARRE', '200', 225, -2, 2, 1379367, 5226373</text:p>
          </table:table-cell>
          <table:table-cell table:formula="of:=CONCATENATE(&quot;INSERT INTO &quot;;CHAR(34);&quot;SymboleTest&quot;;CHAR(34);&quot; VALUES (&quot;;[.T323];&quot;);&quot;)" office:value-type="string" office:string-value="INSERT INTO &quot;SymboleTest&quot; VALUES ('AFF_CARRE', '200', 225, -2, 2, 1379367, 5226373);" calcext:value-type="string">
            <text:p>INSERT INTO "SymboleTest" VALUES ('AFF_CARRE', '200', 225, -2, 2, 1379367, 5226373);</text:p>
          </table:table-cell>
        </table:table-row>
        <table:table-row table:style-name="ro1">
          <table:table-cell table:number-columns-repeated="7"/>
          <table:table-cell table:formula="of:=[.$E$318]+[.K324]*[.$G$2]" office:value-type="float" office:value="1379368.5" calcext:value-type="float">
            <text:p>1379368,5</text:p>
          </table:table-cell>
          <table:table-cell table:formula="of:=[.$F$318]+[.L324]*[.$G$2]" office:value-type="float" office:value="5226367" calcext:value-type="float">
            <text:p>5226367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88]" office:value-type="float" office:value="-1" calcext:value-type="float">
            <text:p>-1</text:p>
          </table:table-cell>
          <table:table-cell table:formula="of:=[.L288]" office:value-type="float" office:value="-2" calcext:value-type="float">
            <text:p>-2</text:p>
          </table:table-cell>
          <table:table-cell table:number-columns-repeated="2"/>
          <table:table-cell table:formula="of:=SUBSTITUTE([.H324];&quot;,&quot;;&quot;.&quot;)" office:value-type="string" office:string-value="1379368.5" calcext:value-type="string">
            <text:p>1379368.5</text:p>
          </table:table-cell>
          <table:table-cell table:formula="of:=SUBSTITUTE([.I324];&quot;,&quot;;&quot;.&quot;)" office:value-type="string" office:string-value="5226367" calcext:value-type="string">
            <text:p>5226367</text:p>
          </table:table-cell>
          <table:table-cell table:formula="of:=SUBSTITUTE([.J324];&quot;,&quot;;&quot;.&quot;)" office:value-type="string" office:string-value="225" calcext:value-type="string">
            <text:p>225</text:p>
          </table:table-cell>
          <table:table-cell table:formula="of:=SUBSTITUTE([.K324];&quot;,&quot;;&quot;.&quot;)" office:value-type="string" office:string-value="-1" calcext:value-type="string">
            <text:p>-1</text:p>
          </table:table-cell>
          <table:table-cell table:formula="of:=SUBSTITUTE([.L324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324];&quot;, &quot;;[.R324];&quot;, &quot;;[.S324];&quot;, &quot;;[.O324];&quot;, &quot;;[.P324])" office:value-type="string" office:string-value="'AFF_CARRE', '200', 225, -1, -2, 1379368.5, 5226367" calcext:value-type="string">
            <text:p>'AFF_CARRE', '200', 225, -1, -2, 1379368.5, 5226367</text:p>
          </table:table-cell>
          <table:table-cell table:formula="of:=CONCATENATE(&quot;INSERT INTO &quot;;CHAR(34);&quot;SymboleTest&quot;;CHAR(34);&quot; VALUES (&quot;;[.T324];&quot;);&quot;)" office:value-type="string" office:string-value="INSERT INTO &quot;SymboleTest&quot; VALUES ('AFF_CARRE', '200', 225, -1, -2, 1379368.5, 5226367);" calcext:value-type="string">
            <text:p>INSERT INTO "SymboleTest" VALUES ('AFF_CARRE', '200', 225, -1, -2, 1379368.5, 5226367);</text:p>
          </table:table-cell>
        </table:table-row>
        <table:table-row table:style-name="ro1">
          <table:table-cell table:number-columns-repeated="7"/>
          <table:table-cell table:formula="of:=[.$E$318]+[.K325]*[.$G$2]" office:value-type="float" office:value="1379368.5" calcext:value-type="float">
            <text:p>1379368,5</text:p>
          </table:table-cell>
          <table:table-cell table:formula="of:=[.$F$318]+[.L325]*[.$G$2]" office:value-type="float" office:value="5226368.5" calcext:value-type="float">
            <text:p>5226368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89]" office:value-type="float" office:value="-1" calcext:value-type="float">
            <text:p>-1</text:p>
          </table:table-cell>
          <table:table-cell table:formula="of:=[.L289]" office:value-type="float" office:value="-1" calcext:value-type="float">
            <text:p>-1</text:p>
          </table:table-cell>
          <table:table-cell table:number-columns-repeated="2"/>
          <table:table-cell table:formula="of:=SUBSTITUTE([.H325];&quot;,&quot;;&quot;.&quot;)" office:value-type="string" office:string-value="1379368.5" calcext:value-type="string">
            <text:p>1379368.5</text:p>
          </table:table-cell>
          <table:table-cell table:formula="of:=SUBSTITUTE([.I325];&quot;,&quot;;&quot;.&quot;)" office:value-type="string" office:string-value="5226368.5" calcext:value-type="string">
            <text:p>5226368.5</text:p>
          </table:table-cell>
          <table:table-cell table:formula="of:=SUBSTITUTE([.J325];&quot;,&quot;;&quot;.&quot;)" office:value-type="string" office:string-value="225" calcext:value-type="string">
            <text:p>225</text:p>
          </table:table-cell>
          <table:table-cell table:formula="of:=SUBSTITUTE([.K325];&quot;,&quot;;&quot;.&quot;)" office:value-type="string" office:string-value="-1" calcext:value-type="string">
            <text:p>-1</text:p>
          </table:table-cell>
          <table:table-cell table:formula="of:=SUBSTITUTE([.L325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325];&quot;, &quot;;[.R325];&quot;, &quot;;[.S325];&quot;, &quot;;[.O325];&quot;, &quot;;[.P325])" office:value-type="string" office:string-value="'AFF_CARRE', '200', 225, -1, -1, 1379368.5, 5226368.5" calcext:value-type="string">
            <text:p>'AFF_CARRE', '200', 225, -1, -1, 1379368.5, 5226368.5</text:p>
          </table:table-cell>
          <table:table-cell table:formula="of:=CONCATENATE(&quot;INSERT INTO &quot;;CHAR(34);&quot;SymboleTest&quot;;CHAR(34);&quot; VALUES (&quot;;[.T325];&quot;);&quot;)" office:value-type="string" office:string-value="INSERT INTO &quot;SymboleTest&quot; VALUES ('AFF_CARRE', '200', 225, -1, -1, 1379368.5, 5226368.5);" calcext:value-type="string">
            <text:p>INSERT INTO "SymboleTest" VALUES ('AFF_CARRE', '200', 225, -1, -1, 1379368.5, 5226368.5);</text:p>
          </table:table-cell>
        </table:table-row>
        <table:table-row table:style-name="ro1">
          <table:table-cell table:number-columns-repeated="7"/>
          <table:table-cell table:formula="of:=[.$E$318]+[.K326]*[.$G$2]" office:value-type="float" office:value="1379368.5" calcext:value-type="float">
            <text:p>1379368,5</text:p>
          </table:table-cell>
          <table:table-cell table:formula="of:=[.$F$318]+[.L326]*[.$G$2]" office:value-type="float" office:value="5226369.25" calcext:value-type="float">
            <text:p>5226369,2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0]" office:value-type="float" office:value="-1" calcext:value-type="float">
            <text:p>-1</text:p>
          </table:table-cell>
          <table:table-cell table:formula="of:=[.L290]" office:value-type="float" office:value="-0.5" calcext:value-type="float">
            <text:p>-0,5</text:p>
          </table:table-cell>
          <table:table-cell table:number-columns-repeated="2"/>
          <table:table-cell table:formula="of:=SUBSTITUTE([.H326];&quot;,&quot;;&quot;.&quot;)" office:value-type="string" office:string-value="1379368.5" calcext:value-type="string">
            <text:p>1379368.5</text:p>
          </table:table-cell>
          <table:table-cell table:formula="of:=SUBSTITUTE([.I326];&quot;,&quot;;&quot;.&quot;)" office:value-type="string" office:string-value="5226369.25" calcext:value-type="string">
            <text:p>5226369.25</text:p>
          </table:table-cell>
          <table:table-cell table:formula="of:=SUBSTITUTE([.J326];&quot;,&quot;;&quot;.&quot;)" office:value-type="string" office:string-value="225" calcext:value-type="string">
            <text:p>225</text:p>
          </table:table-cell>
          <table:table-cell table:formula="of:=SUBSTITUTE([.K326];&quot;,&quot;;&quot;.&quot;)" office:value-type="string" office:string-value="-1" calcext:value-type="string">
            <text:p>-1</text:p>
          </table:table-cell>
          <table:table-cell table:formula="of:=SUBSTITUTE([.L326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326];&quot;, &quot;;[.R326];&quot;, &quot;;[.S326];&quot;, &quot;;[.O326];&quot;, &quot;;[.P326])" office:value-type="string" office:string-value="'AFF_CARRE', '200', 225, -1, -0.5, 1379368.5, 5226369.25" calcext:value-type="string">
            <text:p>'AFF_CARRE', '200', 225, -1, -0.5, 1379368.5, 5226369.25</text:p>
          </table:table-cell>
          <table:table-cell table:formula="of:=CONCATENATE(&quot;INSERT INTO &quot;;CHAR(34);&quot;SymboleTest&quot;;CHAR(34);&quot; VALUES (&quot;;[.T326];&quot;);&quot;)" office:value-type="string" office:string-value="INSERT INTO &quot;SymboleTest&quot; VALUES ('AFF_CARRE', '200', 225, -1, -0.5, 1379368.5, 5226369.25);" calcext:value-type="string">
            <text:p>INSERT INTO "SymboleTest" VALUES ('AFF_CARRE', '200', 225, -1, -0.5, 1379368.5, 5226369.25);</text:p>
          </table:table-cell>
        </table:table-row>
        <table:table-row table:style-name="ro1">
          <table:table-cell table:number-columns-repeated="7"/>
          <table:table-cell table:formula="of:=[.$E$318]+[.K327]*[.$G$2]" office:value-type="float" office:value="1379368.5" calcext:value-type="float">
            <text:p>1379368,5</text:p>
          </table:table-cell>
          <table:table-cell table:formula="of:=[.$F$318]+[.L327]*[.$G$2]" office:value-type="float" office:value="5226370.75" calcext:value-type="float">
            <text:p>5226370,7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1]" office:value-type="float" office:value="-1" calcext:value-type="float">
            <text:p>-1</text:p>
          </table:table-cell>
          <table:table-cell table:formula="of:=[.L291]" office:value-type="float" office:value="0.5" calcext:value-type="float">
            <text:p>0,5</text:p>
          </table:table-cell>
          <table:table-cell table:number-columns-repeated="2"/>
          <table:table-cell table:formula="of:=SUBSTITUTE([.H327];&quot;,&quot;;&quot;.&quot;)" office:value-type="string" office:string-value="1379368.5" calcext:value-type="string">
            <text:p>1379368.5</text:p>
          </table:table-cell>
          <table:table-cell table:formula="of:=SUBSTITUTE([.I327];&quot;,&quot;;&quot;.&quot;)" office:value-type="string" office:string-value="5226370.75" calcext:value-type="string">
            <text:p>5226370.75</text:p>
          </table:table-cell>
          <table:table-cell table:formula="of:=SUBSTITUTE([.J327];&quot;,&quot;;&quot;.&quot;)" office:value-type="string" office:string-value="225" calcext:value-type="string">
            <text:p>225</text:p>
          </table:table-cell>
          <table:table-cell table:formula="of:=SUBSTITUTE([.K327];&quot;,&quot;;&quot;.&quot;)" office:value-type="string" office:string-value="-1" calcext:value-type="string">
            <text:p>-1</text:p>
          </table:table-cell>
          <table:table-cell table:formula="of:=SUBSTITUTE([.L327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327];&quot;, &quot;;[.R327];&quot;, &quot;;[.S327];&quot;, &quot;;[.O327];&quot;, &quot;;[.P327])" office:value-type="string" office:string-value="'AFF_CARRE', '200', 225, -1, 0.5, 1379368.5, 5226370.75" calcext:value-type="string">
            <text:p>'AFF_CARRE', '200', 225, -1, 0.5, 1379368.5, 5226370.75</text:p>
          </table:table-cell>
          <table:table-cell table:formula="of:=CONCATENATE(&quot;INSERT INTO &quot;;CHAR(34);&quot;SymboleTest&quot;;CHAR(34);&quot; VALUES (&quot;;[.T327];&quot;);&quot;)" office:value-type="string" office:string-value="INSERT INTO &quot;SymboleTest&quot; VALUES ('AFF_CARRE', '200', 225, -1, 0.5, 1379368.5, 5226370.75);" calcext:value-type="string">
            <text:p>INSERT INTO "SymboleTest" VALUES ('AFF_CARRE', '200', 225, -1, 0.5, 1379368.5, 5226370.75);</text:p>
          </table:table-cell>
        </table:table-row>
        <table:table-row table:style-name="ro1">
          <table:table-cell table:number-columns-repeated="7"/>
          <table:table-cell table:formula="of:=[.$E$318]+[.K328]*[.$G$2]" office:value-type="float" office:value="1379368.5" calcext:value-type="float">
            <text:p>1379368,5</text:p>
          </table:table-cell>
          <table:table-cell table:formula="of:=[.$F$318]+[.L328]*[.$G$2]" office:value-type="float" office:value="5226371.5" calcext:value-type="float">
            <text:p>5226371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2]" office:value-type="float" office:value="-1" calcext:value-type="float">
            <text:p>-1</text:p>
          </table:table-cell>
          <table:table-cell table:formula="of:=[.L292]" office:value-type="float" office:value="1" calcext:value-type="float">
            <text:p>1</text:p>
          </table:table-cell>
          <table:table-cell table:number-columns-repeated="2"/>
          <table:table-cell table:formula="of:=SUBSTITUTE([.H328];&quot;,&quot;;&quot;.&quot;)" office:value-type="string" office:string-value="1379368.5" calcext:value-type="string">
            <text:p>1379368.5</text:p>
          </table:table-cell>
          <table:table-cell table:formula="of:=SUBSTITUTE([.I328];&quot;,&quot;;&quot;.&quot;)" office:value-type="string" office:string-value="5226371.5" calcext:value-type="string">
            <text:p>5226371.5</text:p>
          </table:table-cell>
          <table:table-cell table:formula="of:=SUBSTITUTE([.J328];&quot;,&quot;;&quot;.&quot;)" office:value-type="string" office:string-value="225" calcext:value-type="string">
            <text:p>225</text:p>
          </table:table-cell>
          <table:table-cell table:formula="of:=SUBSTITUTE([.K328];&quot;,&quot;;&quot;.&quot;)" office:value-type="string" office:string-value="-1" calcext:value-type="string">
            <text:p>-1</text:p>
          </table:table-cell>
          <table:table-cell table:formula="of:=SUBSTITUTE([.L328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328];&quot;, &quot;;[.R328];&quot;, &quot;;[.S328];&quot;, &quot;;[.O328];&quot;, &quot;;[.P328])" office:value-type="string" office:string-value="'AFF_CARRE', '200', 225, -1, 1, 1379368.5, 5226371.5" calcext:value-type="string">
            <text:p>'AFF_CARRE', '200', 225, -1, 1, 1379368.5, 5226371.5</text:p>
          </table:table-cell>
          <table:table-cell table:formula="of:=CONCATENATE(&quot;INSERT INTO &quot;;CHAR(34);&quot;SymboleTest&quot;;CHAR(34);&quot; VALUES (&quot;;[.T328];&quot;);&quot;)" office:value-type="string" office:string-value="INSERT INTO &quot;SymboleTest&quot; VALUES ('AFF_CARRE', '200', 225, -1, 1, 1379368.5, 5226371.5);" calcext:value-type="string">
            <text:p>INSERT INTO "SymboleTest" VALUES ('AFF_CARRE', '200', 225, -1, 1, 1379368.5, 5226371.5);</text:p>
          </table:table-cell>
        </table:table-row>
        <table:table-row table:style-name="ro1">
          <table:table-cell table:number-columns-repeated="7"/>
          <table:table-cell table:formula="of:=[.$E$318]+[.K329]*[.$G$2]" office:value-type="float" office:value="1379368.5" calcext:value-type="float">
            <text:p>1379368,5</text:p>
          </table:table-cell>
          <table:table-cell table:formula="of:=[.$F$318]+[.L329]*[.$G$2]" office:value-type="float" office:value="5226373" calcext:value-type="float">
            <text:p>5226373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3]" office:value-type="float" office:value="-1" calcext:value-type="float">
            <text:p>-1</text:p>
          </table:table-cell>
          <table:table-cell table:formula="of:=[.L293]" office:value-type="float" office:value="2" calcext:value-type="float">
            <text:p>2</text:p>
          </table:table-cell>
          <table:table-cell table:number-columns-repeated="2"/>
          <table:table-cell table:formula="of:=SUBSTITUTE([.H329];&quot;,&quot;;&quot;.&quot;)" office:value-type="string" office:string-value="1379368.5" calcext:value-type="string">
            <text:p>1379368.5</text:p>
          </table:table-cell>
          <table:table-cell table:formula="of:=SUBSTITUTE([.I329];&quot;,&quot;;&quot;.&quot;)" office:value-type="string" office:string-value="5226373" calcext:value-type="string">
            <text:p>5226373</text:p>
          </table:table-cell>
          <table:table-cell table:formula="of:=SUBSTITUTE([.J329];&quot;,&quot;;&quot;.&quot;)" office:value-type="string" office:string-value="225" calcext:value-type="string">
            <text:p>225</text:p>
          </table:table-cell>
          <table:table-cell table:formula="of:=SUBSTITUTE([.K329];&quot;,&quot;;&quot;.&quot;)" office:value-type="string" office:string-value="-1" calcext:value-type="string">
            <text:p>-1</text:p>
          </table:table-cell>
          <table:table-cell table:formula="of:=SUBSTITUTE([.L329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329];&quot;, &quot;;[.R329];&quot;, &quot;;[.S329];&quot;, &quot;;[.O329];&quot;, &quot;;[.P329])" office:value-type="string" office:string-value="'AFF_CARRE', '200', 225, -1, 2, 1379368.5, 5226373" calcext:value-type="string">
            <text:p>'AFF_CARRE', '200', 225, -1, 2, 1379368.5, 5226373</text:p>
          </table:table-cell>
          <table:table-cell table:formula="of:=CONCATENATE(&quot;INSERT INTO &quot;;CHAR(34);&quot;SymboleTest&quot;;CHAR(34);&quot; VALUES (&quot;;[.T329];&quot;);&quot;)" office:value-type="string" office:string-value="INSERT INTO &quot;SymboleTest&quot; VALUES ('AFF_CARRE', '200', 225, -1, 2, 1379368.5, 5226373);" calcext:value-type="string">
            <text:p>INSERT INTO "SymboleTest" VALUES ('AFF_CARRE', '200', 225, -1, 2, 1379368.5, 5226373);</text:p>
          </table:table-cell>
        </table:table-row>
        <table:table-row table:style-name="ro1">
          <table:table-cell table:number-columns-repeated="7"/>
          <table:table-cell table:formula="of:=[.$E$318]+[.K330]*[.$G$2]" office:value-type="float" office:value="1379369.25" calcext:value-type="float">
            <text:p>1379369,25</text:p>
          </table:table-cell>
          <table:table-cell table:formula="of:=[.$F$318]+[.L330]*[.$G$2]" office:value-type="float" office:value="5226367" calcext:value-type="float">
            <text:p>5226367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4]" office:value-type="float" office:value="-0.5" calcext:value-type="float">
            <text:p>-0,5</text:p>
          </table:table-cell>
          <table:table-cell table:formula="of:=[.L294]" office:value-type="float" office:value="-2" calcext:value-type="float">
            <text:p>-2</text:p>
          </table:table-cell>
          <table:table-cell table:number-columns-repeated="2"/>
          <table:table-cell table:formula="of:=SUBSTITUTE([.H330];&quot;,&quot;;&quot;.&quot;)" office:value-type="string" office:string-value="1379369.25" calcext:value-type="string">
            <text:p>1379369.25</text:p>
          </table:table-cell>
          <table:table-cell table:formula="of:=SUBSTITUTE([.I330];&quot;,&quot;;&quot;.&quot;)" office:value-type="string" office:string-value="5226367" calcext:value-type="string">
            <text:p>5226367</text:p>
          </table:table-cell>
          <table:table-cell table:formula="of:=SUBSTITUTE([.J330];&quot;,&quot;;&quot;.&quot;)" office:value-type="string" office:string-value="225" calcext:value-type="string">
            <text:p>225</text:p>
          </table:table-cell>
          <table:table-cell table:formula="of:=SUBSTITUTE([.K330];&quot;,&quot;;&quot;.&quot;)" office:value-type="string" office:string-value="-0.5" calcext:value-type="string">
            <text:p>-0.5</text:p>
          </table:table-cell>
          <table:table-cell table:formula="of:=SUBSTITUTE([.L330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330];&quot;, &quot;;[.R330];&quot;, &quot;;[.S330];&quot;, &quot;;[.O330];&quot;, &quot;;[.P330])" office:value-type="string" office:string-value="'AFF_CARRE', '200', 225, -0.5, -2, 1379369.25, 5226367" calcext:value-type="string">
            <text:p>'AFF_CARRE', '200', 225, -0.5, -2, 1379369.25, 5226367</text:p>
          </table:table-cell>
          <table:table-cell table:formula="of:=CONCATENATE(&quot;INSERT INTO &quot;;CHAR(34);&quot;SymboleTest&quot;;CHAR(34);&quot; VALUES (&quot;;[.T330];&quot;);&quot;)" office:value-type="string" office:string-value="INSERT INTO &quot;SymboleTest&quot; VALUES ('AFF_CARRE', '200', 225, -0.5, -2, 1379369.25, 5226367);" calcext:value-type="string">
            <text:p>INSERT INTO "SymboleTest" VALUES ('AFF_CARRE', '200', 225, -0.5, -2, 1379369.25, 5226367);</text:p>
          </table:table-cell>
        </table:table-row>
        <table:table-row table:style-name="ro1">
          <table:table-cell table:number-columns-repeated="7"/>
          <table:table-cell table:formula="of:=[.$E$318]+[.K331]*[.$G$2]" office:value-type="float" office:value="1379369.25" calcext:value-type="float">
            <text:p>1379369,25</text:p>
          </table:table-cell>
          <table:table-cell table:formula="of:=[.$F$318]+[.L331]*[.$G$2]" office:value-type="float" office:value="5226368.5" calcext:value-type="float">
            <text:p>5226368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5]" office:value-type="float" office:value="-0.5" calcext:value-type="float">
            <text:p>-0,5</text:p>
          </table:table-cell>
          <table:table-cell table:formula="of:=[.L295]" office:value-type="float" office:value="-1" calcext:value-type="float">
            <text:p>-1</text:p>
          </table:table-cell>
          <table:table-cell table:number-columns-repeated="2"/>
          <table:table-cell table:formula="of:=SUBSTITUTE([.H331];&quot;,&quot;;&quot;.&quot;)" office:value-type="string" office:string-value="1379369.25" calcext:value-type="string">
            <text:p>1379369.25</text:p>
          </table:table-cell>
          <table:table-cell table:formula="of:=SUBSTITUTE([.I331];&quot;,&quot;;&quot;.&quot;)" office:value-type="string" office:string-value="5226368.5" calcext:value-type="string">
            <text:p>5226368.5</text:p>
          </table:table-cell>
          <table:table-cell table:formula="of:=SUBSTITUTE([.J331];&quot;,&quot;;&quot;.&quot;)" office:value-type="string" office:string-value="225" calcext:value-type="string">
            <text:p>225</text:p>
          </table:table-cell>
          <table:table-cell table:formula="of:=SUBSTITUTE([.K331];&quot;,&quot;;&quot;.&quot;)" office:value-type="string" office:string-value="-0.5" calcext:value-type="string">
            <text:p>-0.5</text:p>
          </table:table-cell>
          <table:table-cell table:formula="of:=SUBSTITUTE([.L331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331];&quot;, &quot;;[.R331];&quot;, &quot;;[.S331];&quot;, &quot;;[.O331];&quot;, &quot;;[.P331])" office:value-type="string" office:string-value="'AFF_CARRE', '200', 225, -0.5, -1, 1379369.25, 5226368.5" calcext:value-type="string">
            <text:p>'AFF_CARRE', '200', 225, -0.5, -1, 1379369.25, 5226368.5</text:p>
          </table:table-cell>
          <table:table-cell table:formula="of:=CONCATENATE(&quot;INSERT INTO &quot;;CHAR(34);&quot;SymboleTest&quot;;CHAR(34);&quot; VALUES (&quot;;[.T331];&quot;);&quot;)" office:value-type="string" office:string-value="INSERT INTO &quot;SymboleTest&quot; VALUES ('AFF_CARRE', '200', 225, -0.5, -1, 1379369.25, 5226368.5);" calcext:value-type="string">
            <text:p>INSERT INTO "SymboleTest" VALUES ('AFF_CARRE', '200', 225, -0.5, -1, 1379369.25, 5226368.5);</text:p>
          </table:table-cell>
        </table:table-row>
        <table:table-row table:style-name="ro1">
          <table:table-cell table:number-columns-repeated="7"/>
          <table:table-cell table:formula="of:=[.$E$318]+[.K332]*[.$G$2]" office:value-type="float" office:value="1379369.25" calcext:value-type="float">
            <text:p>1379369,25</text:p>
          </table:table-cell>
          <table:table-cell table:formula="of:=[.$F$318]+[.L332]*[.$G$2]" office:value-type="float" office:value="5226369.25" calcext:value-type="float">
            <text:p>5226369,2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6]" office:value-type="float" office:value="-0.5" calcext:value-type="float">
            <text:p>-0,5</text:p>
          </table:table-cell>
          <table:table-cell table:formula="of:=[.L296]" office:value-type="float" office:value="-0.5" calcext:value-type="float">
            <text:p>-0,5</text:p>
          </table:table-cell>
          <table:table-cell table:number-columns-repeated="2"/>
          <table:table-cell table:formula="of:=SUBSTITUTE([.H332];&quot;,&quot;;&quot;.&quot;)" office:value-type="string" office:string-value="1379369.25" calcext:value-type="string">
            <text:p>1379369.25</text:p>
          </table:table-cell>
          <table:table-cell table:formula="of:=SUBSTITUTE([.I332];&quot;,&quot;;&quot;.&quot;)" office:value-type="string" office:string-value="5226369.25" calcext:value-type="string">
            <text:p>5226369.25</text:p>
          </table:table-cell>
          <table:table-cell table:formula="of:=SUBSTITUTE([.J332];&quot;,&quot;;&quot;.&quot;)" office:value-type="string" office:string-value="225" calcext:value-type="string">
            <text:p>225</text:p>
          </table:table-cell>
          <table:table-cell table:formula="of:=SUBSTITUTE([.K332];&quot;,&quot;;&quot;.&quot;)" office:value-type="string" office:string-value="-0.5" calcext:value-type="string">
            <text:p>-0.5</text:p>
          </table:table-cell>
          <table:table-cell table:formula="of:=SUBSTITUTE([.L332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332];&quot;, &quot;;[.R332];&quot;, &quot;;[.S332];&quot;, &quot;;[.O332];&quot;, &quot;;[.P332])" office:value-type="string" office:string-value="'AFF_CARRE', '200', 225, -0.5, -0.5, 1379369.25, 5226369.25" calcext:value-type="string">
            <text:p>'AFF_CARRE', '200', 225, -0.5, -0.5, 1379369.25, 5226369.25</text:p>
          </table:table-cell>
          <table:table-cell table:formula="of:=CONCATENATE(&quot;INSERT INTO &quot;;CHAR(34);&quot;SymboleTest&quot;;CHAR(34);&quot; VALUES (&quot;;[.T332];&quot;);&quot;)" office:value-type="string" office:string-value="INSERT INTO &quot;SymboleTest&quot; VALUES ('AFF_CARRE', '200', 225, -0.5, -0.5, 1379369.25, 5226369.25);" calcext:value-type="string">
            <text:p>INSERT INTO "SymboleTest" VALUES ('AFF_CARRE', '200', 225, -0.5, -0.5, 1379369.25, 5226369.25);</text:p>
          </table:table-cell>
        </table:table-row>
        <table:table-row table:style-name="ro1">
          <table:table-cell table:number-columns-repeated="7"/>
          <table:table-cell table:formula="of:=[.$E$318]+[.K333]*[.$G$2]" office:value-type="float" office:value="1379369.25" calcext:value-type="float">
            <text:p>1379369,25</text:p>
          </table:table-cell>
          <table:table-cell table:formula="of:=[.$F$318]+[.L333]*[.$G$2]" office:value-type="float" office:value="5226370.75" calcext:value-type="float">
            <text:p>5226370,7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7]" office:value-type="float" office:value="-0.5" calcext:value-type="float">
            <text:p>-0,5</text:p>
          </table:table-cell>
          <table:table-cell table:formula="of:=[.L297]" office:value-type="float" office:value="0.5" calcext:value-type="float">
            <text:p>0,5</text:p>
          </table:table-cell>
          <table:table-cell table:number-columns-repeated="2"/>
          <table:table-cell table:formula="of:=SUBSTITUTE([.H333];&quot;,&quot;;&quot;.&quot;)" office:value-type="string" office:string-value="1379369.25" calcext:value-type="string">
            <text:p>1379369.25</text:p>
          </table:table-cell>
          <table:table-cell table:formula="of:=SUBSTITUTE([.I333];&quot;,&quot;;&quot;.&quot;)" office:value-type="string" office:string-value="5226370.75" calcext:value-type="string">
            <text:p>5226370.75</text:p>
          </table:table-cell>
          <table:table-cell table:formula="of:=SUBSTITUTE([.J333];&quot;,&quot;;&quot;.&quot;)" office:value-type="string" office:string-value="225" calcext:value-type="string">
            <text:p>225</text:p>
          </table:table-cell>
          <table:table-cell table:formula="of:=SUBSTITUTE([.K333];&quot;,&quot;;&quot;.&quot;)" office:value-type="string" office:string-value="-0.5" calcext:value-type="string">
            <text:p>-0.5</text:p>
          </table:table-cell>
          <table:table-cell table:formula="of:=SUBSTITUTE([.L333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333];&quot;, &quot;;[.R333];&quot;, &quot;;[.S333];&quot;, &quot;;[.O333];&quot;, &quot;;[.P333])" office:value-type="string" office:string-value="'AFF_CARRE', '200', 225, -0.5, 0.5, 1379369.25, 5226370.75" calcext:value-type="string">
            <text:p>'AFF_CARRE', '200', 225, -0.5, 0.5, 1379369.25, 5226370.75</text:p>
          </table:table-cell>
          <table:table-cell table:formula="of:=CONCATENATE(&quot;INSERT INTO &quot;;CHAR(34);&quot;SymboleTest&quot;;CHAR(34);&quot; VALUES (&quot;;[.T333];&quot;);&quot;)" office:value-type="string" office:string-value="INSERT INTO &quot;SymboleTest&quot; VALUES ('AFF_CARRE', '200', 225, -0.5, 0.5, 1379369.25, 5226370.75);" calcext:value-type="string">
            <text:p>INSERT INTO "SymboleTest" VALUES ('AFF_CARRE', '200', 225, -0.5, 0.5, 1379369.25, 5226370.75);</text:p>
          </table:table-cell>
        </table:table-row>
        <table:table-row table:style-name="ro1">
          <table:table-cell table:number-columns-repeated="7"/>
          <table:table-cell table:formula="of:=[.$E$318]+[.K334]*[.$G$2]" office:value-type="float" office:value="1379369.25" calcext:value-type="float">
            <text:p>1379369,25</text:p>
          </table:table-cell>
          <table:table-cell table:formula="of:=[.$F$318]+[.L334]*[.$G$2]" office:value-type="float" office:value="5226371.5" calcext:value-type="float">
            <text:p>5226371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8]" office:value-type="float" office:value="-0.5" calcext:value-type="float">
            <text:p>-0,5</text:p>
          </table:table-cell>
          <table:table-cell table:formula="of:=[.L298]" office:value-type="float" office:value="1" calcext:value-type="float">
            <text:p>1</text:p>
          </table:table-cell>
          <table:table-cell table:number-columns-repeated="2"/>
          <table:table-cell table:formula="of:=SUBSTITUTE([.H334];&quot;,&quot;;&quot;.&quot;)" office:value-type="string" office:string-value="1379369.25" calcext:value-type="string">
            <text:p>1379369.25</text:p>
          </table:table-cell>
          <table:table-cell table:formula="of:=SUBSTITUTE([.I334];&quot;,&quot;;&quot;.&quot;)" office:value-type="string" office:string-value="5226371.5" calcext:value-type="string">
            <text:p>5226371.5</text:p>
          </table:table-cell>
          <table:table-cell table:formula="of:=SUBSTITUTE([.J334];&quot;,&quot;;&quot;.&quot;)" office:value-type="string" office:string-value="225" calcext:value-type="string">
            <text:p>225</text:p>
          </table:table-cell>
          <table:table-cell table:formula="of:=SUBSTITUTE([.K334];&quot;,&quot;;&quot;.&quot;)" office:value-type="string" office:string-value="-0.5" calcext:value-type="string">
            <text:p>-0.5</text:p>
          </table:table-cell>
          <table:table-cell table:formula="of:=SUBSTITUTE([.L334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334];&quot;, &quot;;[.R334];&quot;, &quot;;[.S334];&quot;, &quot;;[.O334];&quot;, &quot;;[.P334])" office:value-type="string" office:string-value="'AFF_CARRE', '200', 225, -0.5, 1, 1379369.25, 5226371.5" calcext:value-type="string">
            <text:p>'AFF_CARRE', '200', 225, -0.5, 1, 1379369.25, 5226371.5</text:p>
          </table:table-cell>
          <table:table-cell table:formula="of:=CONCATENATE(&quot;INSERT INTO &quot;;CHAR(34);&quot;SymboleTest&quot;;CHAR(34);&quot; VALUES (&quot;;[.T334];&quot;);&quot;)" office:value-type="string" office:string-value="INSERT INTO &quot;SymboleTest&quot; VALUES ('AFF_CARRE', '200', 225, -0.5, 1, 1379369.25, 5226371.5);" calcext:value-type="string">
            <text:p>INSERT INTO "SymboleTest" VALUES ('AFF_CARRE', '200', 225, -0.5, 1, 1379369.25, 5226371.5);</text:p>
          </table:table-cell>
        </table:table-row>
        <table:table-row table:style-name="ro1">
          <table:table-cell table:number-columns-repeated="7"/>
          <table:table-cell table:formula="of:=[.$E$318]+[.K335]*[.$G$2]" office:value-type="float" office:value="1379369.25" calcext:value-type="float">
            <text:p>1379369,25</text:p>
          </table:table-cell>
          <table:table-cell table:formula="of:=[.$F$318]+[.L335]*[.$G$2]" office:value-type="float" office:value="5226373" calcext:value-type="float">
            <text:p>5226373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9]" office:value-type="float" office:value="-0.5" calcext:value-type="float">
            <text:p>-0,5</text:p>
          </table:table-cell>
          <table:table-cell table:formula="of:=[.L299]" office:value-type="float" office:value="2" calcext:value-type="float">
            <text:p>2</text:p>
          </table:table-cell>
          <table:table-cell table:number-columns-repeated="2"/>
          <table:table-cell table:formula="of:=SUBSTITUTE([.H335];&quot;,&quot;;&quot;.&quot;)" office:value-type="string" office:string-value="1379369.25" calcext:value-type="string">
            <text:p>1379369.25</text:p>
          </table:table-cell>
          <table:table-cell table:formula="of:=SUBSTITUTE([.I335];&quot;,&quot;;&quot;.&quot;)" office:value-type="string" office:string-value="5226373" calcext:value-type="string">
            <text:p>5226373</text:p>
          </table:table-cell>
          <table:table-cell table:formula="of:=SUBSTITUTE([.J335];&quot;,&quot;;&quot;.&quot;)" office:value-type="string" office:string-value="225" calcext:value-type="string">
            <text:p>225</text:p>
          </table:table-cell>
          <table:table-cell table:formula="of:=SUBSTITUTE([.K335];&quot;,&quot;;&quot;.&quot;)" office:value-type="string" office:string-value="-0.5" calcext:value-type="string">
            <text:p>-0.5</text:p>
          </table:table-cell>
          <table:table-cell table:formula="of:=SUBSTITUTE([.L335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335];&quot;, &quot;;[.R335];&quot;, &quot;;[.S335];&quot;, &quot;;[.O335];&quot;, &quot;;[.P335])" office:value-type="string" office:string-value="'AFF_CARRE', '200', 225, -0.5, 2, 1379369.25, 5226373" calcext:value-type="string">
            <text:p>'AFF_CARRE', '200', 225, -0.5, 2, 1379369.25, 5226373</text:p>
          </table:table-cell>
          <table:table-cell table:formula="of:=CONCATENATE(&quot;INSERT INTO &quot;;CHAR(34);&quot;SymboleTest&quot;;CHAR(34);&quot; VALUES (&quot;;[.T335];&quot;);&quot;)" office:value-type="string" office:string-value="INSERT INTO &quot;SymboleTest&quot; VALUES ('AFF_CARRE', '200', 225, -0.5, 2, 1379369.25, 5226373);" calcext:value-type="string">
            <text:p>INSERT INTO "SymboleTest" VALUES ('AFF_CARRE', '200', 225, -0.5, 2, 1379369.25, 5226373);</text:p>
          </table:table-cell>
        </table:table-row>
        <table:table-row table:style-name="ro1">
          <table:table-cell table:number-columns-repeated="7"/>
          <table:table-cell table:formula="of:=[.$E$318]+[.K336]*[.$G$2]" office:value-type="float" office:value="1379370.75" calcext:value-type="float">
            <text:p>1379370,75</text:p>
          </table:table-cell>
          <table:table-cell table:formula="of:=[.$F$318]+[.L336]*[.$G$2]" office:value-type="float" office:value="5226367" calcext:value-type="float">
            <text:p>5226367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0]" office:value-type="float" office:value="0.5" calcext:value-type="float">
            <text:p>0,5</text:p>
          </table:table-cell>
          <table:table-cell table:formula="of:=[.L300]" office:value-type="float" office:value="-2" calcext:value-type="float">
            <text:p>-2</text:p>
          </table:table-cell>
          <table:table-cell table:number-columns-repeated="2"/>
          <table:table-cell table:formula="of:=SUBSTITUTE([.H336];&quot;,&quot;;&quot;.&quot;)" office:value-type="string" office:string-value="1379370.75" calcext:value-type="string">
            <text:p>1379370.75</text:p>
          </table:table-cell>
          <table:table-cell table:formula="of:=SUBSTITUTE([.I336];&quot;,&quot;;&quot;.&quot;)" office:value-type="string" office:string-value="5226367" calcext:value-type="string">
            <text:p>5226367</text:p>
          </table:table-cell>
          <table:table-cell table:formula="of:=SUBSTITUTE([.J336];&quot;,&quot;;&quot;.&quot;)" office:value-type="string" office:string-value="225" calcext:value-type="string">
            <text:p>225</text:p>
          </table:table-cell>
          <table:table-cell table:formula="of:=SUBSTITUTE([.K336];&quot;,&quot;;&quot;.&quot;)" office:value-type="string" office:string-value="0.5" calcext:value-type="string">
            <text:p>0.5</text:p>
          </table:table-cell>
          <table:table-cell table:formula="of:=SUBSTITUTE([.L336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336];&quot;, &quot;;[.R336];&quot;, &quot;;[.S336];&quot;, &quot;;[.O336];&quot;, &quot;;[.P336])" office:value-type="string" office:string-value="'AFF_CARRE', '200', 225, 0.5, -2, 1379370.75, 5226367" calcext:value-type="string">
            <text:p>'AFF_CARRE', '200', 225, 0.5, -2, 1379370.75, 5226367</text:p>
          </table:table-cell>
          <table:table-cell table:formula="of:=CONCATENATE(&quot;INSERT INTO &quot;;CHAR(34);&quot;SymboleTest&quot;;CHAR(34);&quot; VALUES (&quot;;[.T336];&quot;);&quot;)" office:value-type="string" office:string-value="INSERT INTO &quot;SymboleTest&quot; VALUES ('AFF_CARRE', '200', 225, 0.5, -2, 1379370.75, 5226367);" calcext:value-type="string">
            <text:p>INSERT INTO "SymboleTest" VALUES ('AFF_CARRE', '200', 225, 0.5, -2, 1379370.75, 5226367);</text:p>
          </table:table-cell>
        </table:table-row>
        <table:table-row table:style-name="ro1">
          <table:table-cell table:number-columns-repeated="7"/>
          <table:table-cell table:formula="of:=[.$E$318]+[.K337]*[.$G$2]" office:value-type="float" office:value="1379370.75" calcext:value-type="float">
            <text:p>1379370,75</text:p>
          </table:table-cell>
          <table:table-cell table:formula="of:=[.$F$318]+[.L337]*[.$G$2]" office:value-type="float" office:value="5226368.5" calcext:value-type="float">
            <text:p>5226368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1]" office:value-type="float" office:value="0.5" calcext:value-type="float">
            <text:p>0,5</text:p>
          </table:table-cell>
          <table:table-cell table:formula="of:=[.L301]" office:value-type="float" office:value="-1" calcext:value-type="float">
            <text:p>-1</text:p>
          </table:table-cell>
          <table:table-cell table:number-columns-repeated="2"/>
          <table:table-cell table:formula="of:=SUBSTITUTE([.H337];&quot;,&quot;;&quot;.&quot;)" office:value-type="string" office:string-value="1379370.75" calcext:value-type="string">
            <text:p>1379370.75</text:p>
          </table:table-cell>
          <table:table-cell table:formula="of:=SUBSTITUTE([.I337];&quot;,&quot;;&quot;.&quot;)" office:value-type="string" office:string-value="5226368.5" calcext:value-type="string">
            <text:p>5226368.5</text:p>
          </table:table-cell>
          <table:table-cell table:formula="of:=SUBSTITUTE([.J337];&quot;,&quot;;&quot;.&quot;)" office:value-type="string" office:string-value="225" calcext:value-type="string">
            <text:p>225</text:p>
          </table:table-cell>
          <table:table-cell table:formula="of:=SUBSTITUTE([.K337];&quot;,&quot;;&quot;.&quot;)" office:value-type="string" office:string-value="0.5" calcext:value-type="string">
            <text:p>0.5</text:p>
          </table:table-cell>
          <table:table-cell table:formula="of:=SUBSTITUTE([.L337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337];&quot;, &quot;;[.R337];&quot;, &quot;;[.S337];&quot;, &quot;;[.O337];&quot;, &quot;;[.P337])" office:value-type="string" office:string-value="'AFF_CARRE', '200', 225, 0.5, -1, 1379370.75, 5226368.5" calcext:value-type="string">
            <text:p>'AFF_CARRE', '200', 225, 0.5, -1, 1379370.75, 5226368.5</text:p>
          </table:table-cell>
          <table:table-cell table:formula="of:=CONCATENATE(&quot;INSERT INTO &quot;;CHAR(34);&quot;SymboleTest&quot;;CHAR(34);&quot; VALUES (&quot;;[.T337];&quot;);&quot;)" office:value-type="string" office:string-value="INSERT INTO &quot;SymboleTest&quot; VALUES ('AFF_CARRE', '200', 225, 0.5, -1, 1379370.75, 5226368.5);" calcext:value-type="string">
            <text:p>INSERT INTO "SymboleTest" VALUES ('AFF_CARRE', '200', 225, 0.5, -1, 1379370.75, 5226368.5);</text:p>
          </table:table-cell>
        </table:table-row>
        <table:table-row table:style-name="ro1">
          <table:table-cell table:number-columns-repeated="7"/>
          <table:table-cell table:formula="of:=[.$E$318]+[.K338]*[.$G$2]" office:value-type="float" office:value="1379370.75" calcext:value-type="float">
            <text:p>1379370,75</text:p>
          </table:table-cell>
          <table:table-cell table:formula="of:=[.$F$318]+[.L338]*[.$G$2]" office:value-type="float" office:value="5226369.25" calcext:value-type="float">
            <text:p>5226369,2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2]" office:value-type="float" office:value="0.5" calcext:value-type="float">
            <text:p>0,5</text:p>
          </table:table-cell>
          <table:table-cell table:formula="of:=[.L302]" office:value-type="float" office:value="-0.5" calcext:value-type="float">
            <text:p>-0,5</text:p>
          </table:table-cell>
          <table:table-cell table:number-columns-repeated="2"/>
          <table:table-cell table:formula="of:=SUBSTITUTE([.H338];&quot;,&quot;;&quot;.&quot;)" office:value-type="string" office:string-value="1379370.75" calcext:value-type="string">
            <text:p>1379370.75</text:p>
          </table:table-cell>
          <table:table-cell table:formula="of:=SUBSTITUTE([.I338];&quot;,&quot;;&quot;.&quot;)" office:value-type="string" office:string-value="5226369.25" calcext:value-type="string">
            <text:p>5226369.25</text:p>
          </table:table-cell>
          <table:table-cell table:formula="of:=SUBSTITUTE([.J338];&quot;,&quot;;&quot;.&quot;)" office:value-type="string" office:string-value="225" calcext:value-type="string">
            <text:p>225</text:p>
          </table:table-cell>
          <table:table-cell table:formula="of:=SUBSTITUTE([.K338];&quot;,&quot;;&quot;.&quot;)" office:value-type="string" office:string-value="0.5" calcext:value-type="string">
            <text:p>0.5</text:p>
          </table:table-cell>
          <table:table-cell table:formula="of:=SUBSTITUTE([.L338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338];&quot;, &quot;;[.R338];&quot;, &quot;;[.S338];&quot;, &quot;;[.O338];&quot;, &quot;;[.P338])" office:value-type="string" office:string-value="'AFF_CARRE', '200', 225, 0.5, -0.5, 1379370.75, 5226369.25" calcext:value-type="string">
            <text:p>'AFF_CARRE', '200', 225, 0.5, -0.5, 1379370.75, 5226369.25</text:p>
          </table:table-cell>
          <table:table-cell table:formula="of:=CONCATENATE(&quot;INSERT INTO &quot;;CHAR(34);&quot;SymboleTest&quot;;CHAR(34);&quot; VALUES (&quot;;[.T338];&quot;);&quot;)" office:value-type="string" office:string-value="INSERT INTO &quot;SymboleTest&quot; VALUES ('AFF_CARRE', '200', 225, 0.5, -0.5, 1379370.75, 5226369.25);" calcext:value-type="string">
            <text:p>INSERT INTO "SymboleTest" VALUES ('AFF_CARRE', '200', 225, 0.5, -0.5, 1379370.75, 5226369.25);</text:p>
          </table:table-cell>
        </table:table-row>
        <table:table-row table:style-name="ro1">
          <table:table-cell table:number-columns-repeated="7"/>
          <table:table-cell table:formula="of:=[.$E$318]+[.K339]*[.$G$2]" office:value-type="float" office:value="1379370.75" calcext:value-type="float">
            <text:p>1379370,75</text:p>
          </table:table-cell>
          <table:table-cell table:formula="of:=[.$F$318]+[.L339]*[.$G$2]" office:value-type="float" office:value="5226370.75" calcext:value-type="float">
            <text:p>5226370,7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3]" office:value-type="float" office:value="0.5" calcext:value-type="float">
            <text:p>0,5</text:p>
          </table:table-cell>
          <table:table-cell table:formula="of:=[.L303]" office:value-type="float" office:value="0.5" calcext:value-type="float">
            <text:p>0,5</text:p>
          </table:table-cell>
          <table:table-cell table:number-columns-repeated="2"/>
          <table:table-cell table:formula="of:=SUBSTITUTE([.H339];&quot;,&quot;;&quot;.&quot;)" office:value-type="string" office:string-value="1379370.75" calcext:value-type="string">
            <text:p>1379370.75</text:p>
          </table:table-cell>
          <table:table-cell table:formula="of:=SUBSTITUTE([.I339];&quot;,&quot;;&quot;.&quot;)" office:value-type="string" office:string-value="5226370.75" calcext:value-type="string">
            <text:p>5226370.75</text:p>
          </table:table-cell>
          <table:table-cell table:formula="of:=SUBSTITUTE([.J339];&quot;,&quot;;&quot;.&quot;)" office:value-type="string" office:string-value="225" calcext:value-type="string">
            <text:p>225</text:p>
          </table:table-cell>
          <table:table-cell table:formula="of:=SUBSTITUTE([.K339];&quot;,&quot;;&quot;.&quot;)" office:value-type="string" office:string-value="0.5" calcext:value-type="string">
            <text:p>0.5</text:p>
          </table:table-cell>
          <table:table-cell table:formula="of:=SUBSTITUTE([.L339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339];&quot;, &quot;;[.R339];&quot;, &quot;;[.S339];&quot;, &quot;;[.O339];&quot;, &quot;;[.P339])" office:value-type="string" office:string-value="'AFF_CARRE', '200', 225, 0.5, 0.5, 1379370.75, 5226370.75" calcext:value-type="string">
            <text:p>'AFF_CARRE', '200', 225, 0.5, 0.5, 1379370.75, 5226370.75</text:p>
          </table:table-cell>
          <table:table-cell table:formula="of:=CONCATENATE(&quot;INSERT INTO &quot;;CHAR(34);&quot;SymboleTest&quot;;CHAR(34);&quot; VALUES (&quot;;[.T339];&quot;);&quot;)" office:value-type="string" office:string-value="INSERT INTO &quot;SymboleTest&quot; VALUES ('AFF_CARRE', '200', 225, 0.5, 0.5, 1379370.75, 5226370.75);" calcext:value-type="string">
            <text:p>INSERT INTO "SymboleTest" VALUES ('AFF_CARRE', '200', 225, 0.5, 0.5, 1379370.75, 5226370.75);</text:p>
          </table:table-cell>
        </table:table-row>
        <table:table-row table:style-name="ro1">
          <table:table-cell table:number-columns-repeated="7"/>
          <table:table-cell table:formula="of:=[.$E$318]+[.K340]*[.$G$2]" office:value-type="float" office:value="1379370.75" calcext:value-type="float">
            <text:p>1379370,75</text:p>
          </table:table-cell>
          <table:table-cell table:formula="of:=[.$F$318]+[.L340]*[.$G$2]" office:value-type="float" office:value="5226371.5" calcext:value-type="float">
            <text:p>5226371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4]" office:value-type="float" office:value="0.5" calcext:value-type="float">
            <text:p>0,5</text:p>
          </table:table-cell>
          <table:table-cell table:formula="of:=[.L304]" office:value-type="float" office:value="1" calcext:value-type="float">
            <text:p>1</text:p>
          </table:table-cell>
          <table:table-cell table:number-columns-repeated="2"/>
          <table:table-cell table:formula="of:=SUBSTITUTE([.H340];&quot;,&quot;;&quot;.&quot;)" office:value-type="string" office:string-value="1379370.75" calcext:value-type="string">
            <text:p>1379370.75</text:p>
          </table:table-cell>
          <table:table-cell table:formula="of:=SUBSTITUTE([.I340];&quot;,&quot;;&quot;.&quot;)" office:value-type="string" office:string-value="5226371.5" calcext:value-type="string">
            <text:p>5226371.5</text:p>
          </table:table-cell>
          <table:table-cell table:formula="of:=SUBSTITUTE([.J340];&quot;,&quot;;&quot;.&quot;)" office:value-type="string" office:string-value="225" calcext:value-type="string">
            <text:p>225</text:p>
          </table:table-cell>
          <table:table-cell table:formula="of:=SUBSTITUTE([.K340];&quot;,&quot;;&quot;.&quot;)" office:value-type="string" office:string-value="0.5" calcext:value-type="string">
            <text:p>0.5</text:p>
          </table:table-cell>
          <table:table-cell table:formula="of:=SUBSTITUTE([.L340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340];&quot;, &quot;;[.R340];&quot;, &quot;;[.S340];&quot;, &quot;;[.O340];&quot;, &quot;;[.P340])" office:value-type="string" office:string-value="'AFF_CARRE', '200', 225, 0.5, 1, 1379370.75, 5226371.5" calcext:value-type="string">
            <text:p>'AFF_CARRE', '200', 225, 0.5, 1, 1379370.75, 5226371.5</text:p>
          </table:table-cell>
          <table:table-cell table:formula="of:=CONCATENATE(&quot;INSERT INTO &quot;;CHAR(34);&quot;SymboleTest&quot;;CHAR(34);&quot; VALUES (&quot;;[.T340];&quot;);&quot;)" office:value-type="string" office:string-value="INSERT INTO &quot;SymboleTest&quot; VALUES ('AFF_CARRE', '200', 225, 0.5, 1, 1379370.75, 5226371.5);" calcext:value-type="string">
            <text:p>INSERT INTO "SymboleTest" VALUES ('AFF_CARRE', '200', 225, 0.5, 1, 1379370.75, 5226371.5);</text:p>
          </table:table-cell>
        </table:table-row>
        <table:table-row table:style-name="ro1">
          <table:table-cell table:number-columns-repeated="7"/>
          <table:table-cell table:formula="of:=[.$E$318]+[.K341]*[.$G$2]" office:value-type="float" office:value="1379370.75" calcext:value-type="float">
            <text:p>1379370,75</text:p>
          </table:table-cell>
          <table:table-cell table:formula="of:=[.$F$318]+[.L341]*[.$G$2]" office:value-type="float" office:value="5226373" calcext:value-type="float">
            <text:p>5226373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5]" office:value-type="float" office:value="0.5" calcext:value-type="float">
            <text:p>0,5</text:p>
          </table:table-cell>
          <table:table-cell table:formula="of:=[.L305]" office:value-type="float" office:value="2" calcext:value-type="float">
            <text:p>2</text:p>
          </table:table-cell>
          <table:table-cell table:number-columns-repeated="2"/>
          <table:table-cell table:formula="of:=SUBSTITUTE([.H341];&quot;,&quot;;&quot;.&quot;)" office:value-type="string" office:string-value="1379370.75" calcext:value-type="string">
            <text:p>1379370.75</text:p>
          </table:table-cell>
          <table:table-cell table:formula="of:=SUBSTITUTE([.I341];&quot;,&quot;;&quot;.&quot;)" office:value-type="string" office:string-value="5226373" calcext:value-type="string">
            <text:p>5226373</text:p>
          </table:table-cell>
          <table:table-cell table:formula="of:=SUBSTITUTE([.J341];&quot;,&quot;;&quot;.&quot;)" office:value-type="string" office:string-value="225" calcext:value-type="string">
            <text:p>225</text:p>
          </table:table-cell>
          <table:table-cell table:formula="of:=SUBSTITUTE([.K341];&quot;,&quot;;&quot;.&quot;)" office:value-type="string" office:string-value="0.5" calcext:value-type="string">
            <text:p>0.5</text:p>
          </table:table-cell>
          <table:table-cell table:formula="of:=SUBSTITUTE([.L341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341];&quot;, &quot;;[.R341];&quot;, &quot;;[.S341];&quot;, &quot;;[.O341];&quot;, &quot;;[.P341])" office:value-type="string" office:string-value="'AFF_CARRE', '200', 225, 0.5, 2, 1379370.75, 5226373" calcext:value-type="string">
            <text:p>'AFF_CARRE', '200', 225, 0.5, 2, 1379370.75, 5226373</text:p>
          </table:table-cell>
          <table:table-cell table:formula="of:=CONCATENATE(&quot;INSERT INTO &quot;;CHAR(34);&quot;SymboleTest&quot;;CHAR(34);&quot; VALUES (&quot;;[.T341];&quot;);&quot;)" office:value-type="string" office:string-value="INSERT INTO &quot;SymboleTest&quot; VALUES ('AFF_CARRE', '200', 225, 0.5, 2, 1379370.75, 5226373);" calcext:value-type="string">
            <text:p>INSERT INTO "SymboleTest" VALUES ('AFF_CARRE', '200', 225, 0.5, 2, 1379370.75, 5226373);</text:p>
          </table:table-cell>
        </table:table-row>
        <table:table-row table:style-name="ro1">
          <table:table-cell table:number-columns-repeated="7"/>
          <table:table-cell table:formula="of:=[.$E$318]+[.K342]*[.$G$2]" office:value-type="float" office:value="1379371.5" calcext:value-type="float">
            <text:p>1379371,5</text:p>
          </table:table-cell>
          <table:table-cell table:formula="of:=[.$F$318]+[.L342]*[.$G$2]" office:value-type="float" office:value="5226367" calcext:value-type="float">
            <text:p>5226367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6]" office:value-type="float" office:value="1" calcext:value-type="float">
            <text:p>1</text:p>
          </table:table-cell>
          <table:table-cell table:formula="of:=[.L306]" office:value-type="float" office:value="-2" calcext:value-type="float">
            <text:p>-2</text:p>
          </table:table-cell>
          <table:table-cell table:number-columns-repeated="2"/>
          <table:table-cell table:formula="of:=SUBSTITUTE([.H342];&quot;,&quot;;&quot;.&quot;)" office:value-type="string" office:string-value="1379371.5" calcext:value-type="string">
            <text:p>1379371.5</text:p>
          </table:table-cell>
          <table:table-cell table:formula="of:=SUBSTITUTE([.I342];&quot;,&quot;;&quot;.&quot;)" office:value-type="string" office:string-value="5226367" calcext:value-type="string">
            <text:p>5226367</text:p>
          </table:table-cell>
          <table:table-cell table:formula="of:=SUBSTITUTE([.J342];&quot;,&quot;;&quot;.&quot;)" office:value-type="string" office:string-value="225" calcext:value-type="string">
            <text:p>225</text:p>
          </table:table-cell>
          <table:table-cell table:formula="of:=SUBSTITUTE([.K342];&quot;,&quot;;&quot;.&quot;)" office:value-type="string" office:string-value="1" calcext:value-type="string">
            <text:p>1</text:p>
          </table:table-cell>
          <table:table-cell table:formula="of:=SUBSTITUTE([.L342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342];&quot;, &quot;;[.R342];&quot;, &quot;;[.S342];&quot;, &quot;;[.O342];&quot;, &quot;;[.P342])" office:value-type="string" office:string-value="'AFF_CARRE', '200', 225, 1, -2, 1379371.5, 5226367" calcext:value-type="string">
            <text:p>'AFF_CARRE', '200', 225, 1, -2, 1379371.5, 5226367</text:p>
          </table:table-cell>
          <table:table-cell table:formula="of:=CONCATENATE(&quot;INSERT INTO &quot;;CHAR(34);&quot;SymboleTest&quot;;CHAR(34);&quot; VALUES (&quot;;[.T342];&quot;);&quot;)" office:value-type="string" office:string-value="INSERT INTO &quot;SymboleTest&quot; VALUES ('AFF_CARRE', '200', 225, 1, -2, 1379371.5, 5226367);" calcext:value-type="string">
            <text:p>INSERT INTO "SymboleTest" VALUES ('AFF_CARRE', '200', 225, 1, -2, 1379371.5, 5226367);</text:p>
          </table:table-cell>
        </table:table-row>
        <table:table-row table:style-name="ro1">
          <table:table-cell table:number-columns-repeated="7"/>
          <table:table-cell table:formula="of:=[.$E$318]+[.K343]*[.$G$2]" office:value-type="float" office:value="1379371.5" calcext:value-type="float">
            <text:p>1379371,5</text:p>
          </table:table-cell>
          <table:table-cell table:formula="of:=[.$F$318]+[.L343]*[.$G$2]" office:value-type="float" office:value="5226368.5" calcext:value-type="float">
            <text:p>5226368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7]" office:value-type="float" office:value="1" calcext:value-type="float">
            <text:p>1</text:p>
          </table:table-cell>
          <table:table-cell table:formula="of:=[.L307]" office:value-type="float" office:value="-1" calcext:value-type="float">
            <text:p>-1</text:p>
          </table:table-cell>
          <table:table-cell table:number-columns-repeated="2"/>
          <table:table-cell table:formula="of:=SUBSTITUTE([.H343];&quot;,&quot;;&quot;.&quot;)" office:value-type="string" office:string-value="1379371.5" calcext:value-type="string">
            <text:p>1379371.5</text:p>
          </table:table-cell>
          <table:table-cell table:formula="of:=SUBSTITUTE([.I343];&quot;,&quot;;&quot;.&quot;)" office:value-type="string" office:string-value="5226368.5" calcext:value-type="string">
            <text:p>5226368.5</text:p>
          </table:table-cell>
          <table:table-cell table:formula="of:=SUBSTITUTE([.J343];&quot;,&quot;;&quot;.&quot;)" office:value-type="string" office:string-value="225" calcext:value-type="string">
            <text:p>225</text:p>
          </table:table-cell>
          <table:table-cell table:formula="of:=SUBSTITUTE([.K343];&quot;,&quot;;&quot;.&quot;)" office:value-type="string" office:string-value="1" calcext:value-type="string">
            <text:p>1</text:p>
          </table:table-cell>
          <table:table-cell table:formula="of:=SUBSTITUTE([.L343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343];&quot;, &quot;;[.R343];&quot;, &quot;;[.S343];&quot;, &quot;;[.O343];&quot;, &quot;;[.P343])" office:value-type="string" office:string-value="'AFF_CARRE', '200', 225, 1, -1, 1379371.5, 5226368.5" calcext:value-type="string">
            <text:p>'AFF_CARRE', '200', 225, 1, -1, 1379371.5, 5226368.5</text:p>
          </table:table-cell>
          <table:table-cell table:formula="of:=CONCATENATE(&quot;INSERT INTO &quot;;CHAR(34);&quot;SymboleTest&quot;;CHAR(34);&quot; VALUES (&quot;;[.T343];&quot;);&quot;)" office:value-type="string" office:string-value="INSERT INTO &quot;SymboleTest&quot; VALUES ('AFF_CARRE', '200', 225, 1, -1, 1379371.5, 5226368.5);" calcext:value-type="string">
            <text:p>INSERT INTO "SymboleTest" VALUES ('AFF_CARRE', '200', 225, 1, -1, 1379371.5, 5226368.5);</text:p>
          </table:table-cell>
        </table:table-row>
        <table:table-row table:style-name="ro1">
          <table:table-cell table:number-columns-repeated="7"/>
          <table:table-cell table:formula="of:=[.$E$318]+[.K344]*[.$G$2]" office:value-type="float" office:value="1379371.5" calcext:value-type="float">
            <text:p>1379371,5</text:p>
          </table:table-cell>
          <table:table-cell table:formula="of:=[.$F$318]+[.L344]*[.$G$2]" office:value-type="float" office:value="5226369.25" calcext:value-type="float">
            <text:p>5226369,2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8]" office:value-type="float" office:value="1" calcext:value-type="float">
            <text:p>1</text:p>
          </table:table-cell>
          <table:table-cell table:formula="of:=[.L308]" office:value-type="float" office:value="-0.5" calcext:value-type="float">
            <text:p>-0,5</text:p>
          </table:table-cell>
          <table:table-cell table:number-columns-repeated="2"/>
          <table:table-cell table:formula="of:=SUBSTITUTE([.H344];&quot;,&quot;;&quot;.&quot;)" office:value-type="string" office:string-value="1379371.5" calcext:value-type="string">
            <text:p>1379371.5</text:p>
          </table:table-cell>
          <table:table-cell table:formula="of:=SUBSTITUTE([.I344];&quot;,&quot;;&quot;.&quot;)" office:value-type="string" office:string-value="5226369.25" calcext:value-type="string">
            <text:p>5226369.25</text:p>
          </table:table-cell>
          <table:table-cell table:formula="of:=SUBSTITUTE([.J344];&quot;,&quot;;&quot;.&quot;)" office:value-type="string" office:string-value="225" calcext:value-type="string">
            <text:p>225</text:p>
          </table:table-cell>
          <table:table-cell table:formula="of:=SUBSTITUTE([.K344];&quot;,&quot;;&quot;.&quot;)" office:value-type="string" office:string-value="1" calcext:value-type="string">
            <text:p>1</text:p>
          </table:table-cell>
          <table:table-cell table:formula="of:=SUBSTITUTE([.L344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344];&quot;, &quot;;[.R344];&quot;, &quot;;[.S344];&quot;, &quot;;[.O344];&quot;, &quot;;[.P344])" office:value-type="string" office:string-value="'AFF_CARRE', '200', 225, 1, -0.5, 1379371.5, 5226369.25" calcext:value-type="string">
            <text:p>'AFF_CARRE', '200', 225, 1, -0.5, 1379371.5, 5226369.25</text:p>
          </table:table-cell>
          <table:table-cell table:formula="of:=CONCATENATE(&quot;INSERT INTO &quot;;CHAR(34);&quot;SymboleTest&quot;;CHAR(34);&quot; VALUES (&quot;;[.T344];&quot;);&quot;)" office:value-type="string" office:string-value="INSERT INTO &quot;SymboleTest&quot; VALUES ('AFF_CARRE', '200', 225, 1, -0.5, 1379371.5, 5226369.25);" calcext:value-type="string">
            <text:p>INSERT INTO "SymboleTest" VALUES ('AFF_CARRE', '200', 225, 1, -0.5, 1379371.5, 5226369.25);</text:p>
          </table:table-cell>
        </table:table-row>
        <table:table-row table:style-name="ro1">
          <table:table-cell table:number-columns-repeated="7"/>
          <table:table-cell table:formula="of:=[.$E$318]+[.K345]*[.$G$2]" office:value-type="float" office:value="1379371.5" calcext:value-type="float">
            <text:p>1379371,5</text:p>
          </table:table-cell>
          <table:table-cell table:formula="of:=[.$F$318]+[.L345]*[.$G$2]" office:value-type="float" office:value="5226370.75" calcext:value-type="float">
            <text:p>5226370,7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9]" office:value-type="float" office:value="1" calcext:value-type="float">
            <text:p>1</text:p>
          </table:table-cell>
          <table:table-cell table:formula="of:=[.L309]" office:value-type="float" office:value="0.5" calcext:value-type="float">
            <text:p>0,5</text:p>
          </table:table-cell>
          <table:table-cell table:number-columns-repeated="2"/>
          <table:table-cell table:formula="of:=SUBSTITUTE([.H345];&quot;,&quot;;&quot;.&quot;)" office:value-type="string" office:string-value="1379371.5" calcext:value-type="string">
            <text:p>1379371.5</text:p>
          </table:table-cell>
          <table:table-cell table:formula="of:=SUBSTITUTE([.I345];&quot;,&quot;;&quot;.&quot;)" office:value-type="string" office:string-value="5226370.75" calcext:value-type="string">
            <text:p>5226370.75</text:p>
          </table:table-cell>
          <table:table-cell table:formula="of:=SUBSTITUTE([.J345];&quot;,&quot;;&quot;.&quot;)" office:value-type="string" office:string-value="225" calcext:value-type="string">
            <text:p>225</text:p>
          </table:table-cell>
          <table:table-cell table:formula="of:=SUBSTITUTE([.K345];&quot;,&quot;;&quot;.&quot;)" office:value-type="string" office:string-value="1" calcext:value-type="string">
            <text:p>1</text:p>
          </table:table-cell>
          <table:table-cell table:formula="of:=SUBSTITUTE([.L345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345];&quot;, &quot;;[.R345];&quot;, &quot;;[.S345];&quot;, &quot;;[.O345];&quot;, &quot;;[.P345])" office:value-type="string" office:string-value="'AFF_CARRE', '200', 225, 1, 0.5, 1379371.5, 5226370.75" calcext:value-type="string">
            <text:p>'AFF_CARRE', '200', 225, 1, 0.5, 1379371.5, 5226370.75</text:p>
          </table:table-cell>
          <table:table-cell table:formula="of:=CONCATENATE(&quot;INSERT INTO &quot;;CHAR(34);&quot;SymboleTest&quot;;CHAR(34);&quot; VALUES (&quot;;[.T345];&quot;);&quot;)" office:value-type="string" office:string-value="INSERT INTO &quot;SymboleTest&quot; VALUES ('AFF_CARRE', '200', 225, 1, 0.5, 1379371.5, 5226370.75);" calcext:value-type="string">
            <text:p>INSERT INTO "SymboleTest" VALUES ('AFF_CARRE', '200', 225, 1, 0.5, 1379371.5, 5226370.75);</text:p>
          </table:table-cell>
        </table:table-row>
        <table:table-row table:style-name="ro1">
          <table:table-cell table:number-columns-repeated="7"/>
          <table:table-cell table:formula="of:=[.$E$318]+[.K346]*[.$G$2]" office:value-type="float" office:value="1379371.5" calcext:value-type="float">
            <text:p>1379371,5</text:p>
          </table:table-cell>
          <table:table-cell table:formula="of:=[.$F$318]+[.L346]*[.$G$2]" office:value-type="float" office:value="5226371.5" calcext:value-type="float">
            <text:p>5226371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10]" office:value-type="float" office:value="1" calcext:value-type="float">
            <text:p>1</text:p>
          </table:table-cell>
          <table:table-cell table:formula="of:=[.L310]" office:value-type="float" office:value="1" calcext:value-type="float">
            <text:p>1</text:p>
          </table:table-cell>
          <table:table-cell table:number-columns-repeated="2"/>
          <table:table-cell table:formula="of:=SUBSTITUTE([.H346];&quot;,&quot;;&quot;.&quot;)" office:value-type="string" office:string-value="1379371.5" calcext:value-type="string">
            <text:p>1379371.5</text:p>
          </table:table-cell>
          <table:table-cell table:formula="of:=SUBSTITUTE([.I346];&quot;,&quot;;&quot;.&quot;)" office:value-type="string" office:string-value="5226371.5" calcext:value-type="string">
            <text:p>5226371.5</text:p>
          </table:table-cell>
          <table:table-cell table:formula="of:=SUBSTITUTE([.J346];&quot;,&quot;;&quot;.&quot;)" office:value-type="string" office:string-value="225" calcext:value-type="string">
            <text:p>225</text:p>
          </table:table-cell>
          <table:table-cell table:formula="of:=SUBSTITUTE([.K346];&quot;,&quot;;&quot;.&quot;)" office:value-type="string" office:string-value="1" calcext:value-type="string">
            <text:p>1</text:p>
          </table:table-cell>
          <table:table-cell table:formula="of:=SUBSTITUTE([.L346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346];&quot;, &quot;;[.R346];&quot;, &quot;;[.S346];&quot;, &quot;;[.O346];&quot;, &quot;;[.P346])" office:value-type="string" office:string-value="'AFF_CARRE', '200', 225, 1, 1, 1379371.5, 5226371.5" calcext:value-type="string">
            <text:p>'AFF_CARRE', '200', 225, 1, 1, 1379371.5, 5226371.5</text:p>
          </table:table-cell>
          <table:table-cell table:formula="of:=CONCATENATE(&quot;INSERT INTO &quot;;CHAR(34);&quot;SymboleTest&quot;;CHAR(34);&quot; VALUES (&quot;;[.T346];&quot;);&quot;)" office:value-type="string" office:string-value="INSERT INTO &quot;SymboleTest&quot; VALUES ('AFF_CARRE', '200', 225, 1, 1, 1379371.5, 5226371.5);" calcext:value-type="string">
            <text:p>INSERT INTO "SymboleTest" VALUES ('AFF_CARRE', '200', 225, 1, 1, 1379371.5, 5226371.5);</text:p>
          </table:table-cell>
        </table:table-row>
        <table:table-row table:style-name="ro1">
          <table:table-cell table:number-columns-repeated="7"/>
          <table:table-cell table:formula="of:=[.$E$318]+[.K347]*[.$G$2]" office:value-type="float" office:value="1379371.5" calcext:value-type="float">
            <text:p>1379371,5</text:p>
          </table:table-cell>
          <table:table-cell table:formula="of:=[.$F$318]+[.L347]*[.$G$2]" office:value-type="float" office:value="5226373" calcext:value-type="float">
            <text:p>5226373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11]" office:value-type="float" office:value="1" calcext:value-type="float">
            <text:p>1</text:p>
          </table:table-cell>
          <table:table-cell table:formula="of:=[.L311]" office:value-type="float" office:value="2" calcext:value-type="float">
            <text:p>2</text:p>
          </table:table-cell>
          <table:table-cell table:number-columns-repeated="2"/>
          <table:table-cell table:formula="of:=SUBSTITUTE([.H347];&quot;,&quot;;&quot;.&quot;)" office:value-type="string" office:string-value="1379371.5" calcext:value-type="string">
            <text:p>1379371.5</text:p>
          </table:table-cell>
          <table:table-cell table:formula="of:=SUBSTITUTE([.I347];&quot;,&quot;;&quot;.&quot;)" office:value-type="string" office:string-value="5226373" calcext:value-type="string">
            <text:p>5226373</text:p>
          </table:table-cell>
          <table:table-cell table:formula="of:=SUBSTITUTE([.J347];&quot;,&quot;;&quot;.&quot;)" office:value-type="string" office:string-value="225" calcext:value-type="string">
            <text:p>225</text:p>
          </table:table-cell>
          <table:table-cell table:formula="of:=SUBSTITUTE([.K347];&quot;,&quot;;&quot;.&quot;)" office:value-type="string" office:string-value="1" calcext:value-type="string">
            <text:p>1</text:p>
          </table:table-cell>
          <table:table-cell table:formula="of:=SUBSTITUTE([.L347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347];&quot;, &quot;;[.R347];&quot;, &quot;;[.S347];&quot;, &quot;;[.O347];&quot;, &quot;;[.P347])" office:value-type="string" office:string-value="'AFF_CARRE', '200', 225, 1, 2, 1379371.5, 5226373" calcext:value-type="string">
            <text:p>'AFF_CARRE', '200', 225, 1, 2, 1379371.5, 5226373</text:p>
          </table:table-cell>
          <table:table-cell table:formula="of:=CONCATENATE(&quot;INSERT INTO &quot;;CHAR(34);&quot;SymboleTest&quot;;CHAR(34);&quot; VALUES (&quot;;[.T347];&quot;);&quot;)" office:value-type="string" office:string-value="INSERT INTO &quot;SymboleTest&quot; VALUES ('AFF_CARRE', '200', 225, 1, 2, 1379371.5, 5226373);" calcext:value-type="string">
            <text:p>INSERT INTO "SymboleTest" VALUES ('AFF_CARRE', '200', 225, 1, 2, 1379371.5, 5226373);</text:p>
          </table:table-cell>
        </table:table-row>
        <table:table-row table:style-name="ro1">
          <table:table-cell table:number-columns-repeated="7"/>
          <table:table-cell table:formula="of:=[.$E$318]+[.K348]*[.$G$2]" office:value-type="float" office:value="1379373" calcext:value-type="float">
            <text:p>1379373</text:p>
          </table:table-cell>
          <table:table-cell table:formula="of:=[.$F$318]+[.L348]*[.$G$2]" office:value-type="float" office:value="5226367" calcext:value-type="float">
            <text:p>5226367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12]" office:value-type="float" office:value="2" calcext:value-type="float">
            <text:p>2</text:p>
          </table:table-cell>
          <table:table-cell table:formula="of:=[.L312]" office:value-type="float" office:value="-2" calcext:value-type="float">
            <text:p>-2</text:p>
          </table:table-cell>
          <table:table-cell table:number-columns-repeated="2"/>
          <table:table-cell table:formula="of:=SUBSTITUTE([.H348];&quot;,&quot;;&quot;.&quot;)" office:value-type="string" office:string-value="1379373" calcext:value-type="string">
            <text:p>1379373</text:p>
          </table:table-cell>
          <table:table-cell table:formula="of:=SUBSTITUTE([.I348];&quot;,&quot;;&quot;.&quot;)" office:value-type="string" office:string-value="5226367" calcext:value-type="string">
            <text:p>5226367</text:p>
          </table:table-cell>
          <table:table-cell table:formula="of:=SUBSTITUTE([.J348];&quot;,&quot;;&quot;.&quot;)" office:value-type="string" office:string-value="225" calcext:value-type="string">
            <text:p>225</text:p>
          </table:table-cell>
          <table:table-cell table:formula="of:=SUBSTITUTE([.K348];&quot;,&quot;;&quot;.&quot;)" office:value-type="string" office:string-value="2" calcext:value-type="string">
            <text:p>2</text:p>
          </table:table-cell>
          <table:table-cell table:formula="of:=SUBSTITUTE([.L348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348];&quot;, &quot;;[.R348];&quot;, &quot;;[.S348];&quot;, &quot;;[.O348];&quot;, &quot;;[.P348])" office:value-type="string" office:string-value="'AFF_CARRE', '200', 225, 2, -2, 1379373, 5226367" calcext:value-type="string">
            <text:p>'AFF_CARRE', '200', 225, 2, -2, 1379373, 5226367</text:p>
          </table:table-cell>
          <table:table-cell table:formula="of:=CONCATENATE(&quot;INSERT INTO &quot;;CHAR(34);&quot;SymboleTest&quot;;CHAR(34);&quot; VALUES (&quot;;[.T348];&quot;);&quot;)" office:value-type="string" office:string-value="INSERT INTO &quot;SymboleTest&quot; VALUES ('AFF_CARRE', '200', 225, 2, -2, 1379373, 5226367);" calcext:value-type="string">
            <text:p>INSERT INTO "SymboleTest" VALUES ('AFF_CARRE', '200', 225, 2, -2, 1379373, 5226367);</text:p>
          </table:table-cell>
        </table:table-row>
        <table:table-row table:style-name="ro1">
          <table:table-cell table:number-columns-repeated="7"/>
          <table:table-cell table:formula="of:=[.$E$318]+[.K349]*[.$G$2]" office:value-type="float" office:value="1379373" calcext:value-type="float">
            <text:p>1379373</text:p>
          </table:table-cell>
          <table:table-cell table:formula="of:=[.$F$318]+[.L349]*[.$G$2]" office:value-type="float" office:value="5226368.5" calcext:value-type="float">
            <text:p>5226368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13]" office:value-type="float" office:value="2" calcext:value-type="float">
            <text:p>2</text:p>
          </table:table-cell>
          <table:table-cell table:formula="of:=[.L313]" office:value-type="float" office:value="-1" calcext:value-type="float">
            <text:p>-1</text:p>
          </table:table-cell>
          <table:table-cell table:number-columns-repeated="2"/>
          <table:table-cell table:formula="of:=SUBSTITUTE([.H349];&quot;,&quot;;&quot;.&quot;)" office:value-type="string" office:string-value="1379373" calcext:value-type="string">
            <text:p>1379373</text:p>
          </table:table-cell>
          <table:table-cell table:formula="of:=SUBSTITUTE([.I349];&quot;,&quot;;&quot;.&quot;)" office:value-type="string" office:string-value="5226368.5" calcext:value-type="string">
            <text:p>5226368.5</text:p>
          </table:table-cell>
          <table:table-cell table:formula="of:=SUBSTITUTE([.J349];&quot;,&quot;;&quot;.&quot;)" office:value-type="string" office:string-value="225" calcext:value-type="string">
            <text:p>225</text:p>
          </table:table-cell>
          <table:table-cell table:formula="of:=SUBSTITUTE([.K349];&quot;,&quot;;&quot;.&quot;)" office:value-type="string" office:string-value="2" calcext:value-type="string">
            <text:p>2</text:p>
          </table:table-cell>
          <table:table-cell table:formula="of:=SUBSTITUTE([.L349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349];&quot;, &quot;;[.R349];&quot;, &quot;;[.S349];&quot;, &quot;;[.O349];&quot;, &quot;;[.P349])" office:value-type="string" office:string-value="'AFF_CARRE', '200', 225, 2, -1, 1379373, 5226368.5" calcext:value-type="string">
            <text:p>'AFF_CARRE', '200', 225, 2, -1, 1379373, 5226368.5</text:p>
          </table:table-cell>
          <table:table-cell table:formula="of:=CONCATENATE(&quot;INSERT INTO &quot;;CHAR(34);&quot;SymboleTest&quot;;CHAR(34);&quot; VALUES (&quot;;[.T349];&quot;);&quot;)" office:value-type="string" office:string-value="INSERT INTO &quot;SymboleTest&quot; VALUES ('AFF_CARRE', '200', 225, 2, -1, 1379373, 5226368.5);" calcext:value-type="string">
            <text:p>INSERT INTO "SymboleTest" VALUES ('AFF_CARRE', '200', 225, 2, -1, 1379373, 5226368.5);</text:p>
          </table:table-cell>
        </table:table-row>
        <table:table-row table:style-name="ro1">
          <table:table-cell table:number-columns-repeated="7"/>
          <table:table-cell table:formula="of:=[.$E$318]+[.K350]*[.$G$2]" office:value-type="float" office:value="1379373" calcext:value-type="float">
            <text:p>1379373</text:p>
          </table:table-cell>
          <table:table-cell table:formula="of:=[.$F$318]+[.L350]*[.$G$2]" office:value-type="float" office:value="5226369.25" calcext:value-type="float">
            <text:p>5226369,2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14]" office:value-type="float" office:value="2" calcext:value-type="float">
            <text:p>2</text:p>
          </table:table-cell>
          <table:table-cell table:formula="of:=[.L314]" office:value-type="float" office:value="-0.5" calcext:value-type="float">
            <text:p>-0,5</text:p>
          </table:table-cell>
          <table:table-cell table:number-columns-repeated="2"/>
          <table:table-cell table:formula="of:=SUBSTITUTE([.H350];&quot;,&quot;;&quot;.&quot;)" office:value-type="string" office:string-value="1379373" calcext:value-type="string">
            <text:p>1379373</text:p>
          </table:table-cell>
          <table:table-cell table:formula="of:=SUBSTITUTE([.I350];&quot;,&quot;;&quot;.&quot;)" office:value-type="string" office:string-value="5226369.25" calcext:value-type="string">
            <text:p>5226369.25</text:p>
          </table:table-cell>
          <table:table-cell table:formula="of:=SUBSTITUTE([.J350];&quot;,&quot;;&quot;.&quot;)" office:value-type="string" office:string-value="225" calcext:value-type="string">
            <text:p>225</text:p>
          </table:table-cell>
          <table:table-cell table:formula="of:=SUBSTITUTE([.K350];&quot;,&quot;;&quot;.&quot;)" office:value-type="string" office:string-value="2" calcext:value-type="string">
            <text:p>2</text:p>
          </table:table-cell>
          <table:table-cell table:formula="of:=SUBSTITUTE([.L350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350];&quot;, &quot;;[.R350];&quot;, &quot;;[.S350];&quot;, &quot;;[.O350];&quot;, &quot;;[.P350])" office:value-type="string" office:string-value="'AFF_CARRE', '200', 225, 2, -0.5, 1379373, 5226369.25" calcext:value-type="string">
            <text:p>'AFF_CARRE', '200', 225, 2, -0.5, 1379373, 5226369.25</text:p>
          </table:table-cell>
          <table:table-cell table:formula="of:=CONCATENATE(&quot;INSERT INTO &quot;;CHAR(34);&quot;SymboleTest&quot;;CHAR(34);&quot; VALUES (&quot;;[.T350];&quot;);&quot;)" office:value-type="string" office:string-value="INSERT INTO &quot;SymboleTest&quot; VALUES ('AFF_CARRE', '200', 225, 2, -0.5, 1379373, 5226369.25);" calcext:value-type="string">
            <text:p>INSERT INTO "SymboleTest" VALUES ('AFF_CARRE', '200', 225, 2, -0.5, 1379373, 5226369.25);</text:p>
          </table:table-cell>
        </table:table-row>
        <table:table-row table:style-name="ro1">
          <table:table-cell table:number-columns-repeated="7"/>
          <table:table-cell table:formula="of:=[.$E$318]+[.K351]*[.$G$2]" office:value-type="float" office:value="1379373" calcext:value-type="float">
            <text:p>1379373</text:p>
          </table:table-cell>
          <table:table-cell table:formula="of:=[.$F$318]+[.L351]*[.$G$2]" office:value-type="float" office:value="5226370.75" calcext:value-type="float">
            <text:p>5226370,7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15]" office:value-type="float" office:value="2" calcext:value-type="float">
            <text:p>2</text:p>
          </table:table-cell>
          <table:table-cell table:formula="of:=[.L315]" office:value-type="float" office:value="0.5" calcext:value-type="float">
            <text:p>0,5</text:p>
          </table:table-cell>
          <table:table-cell table:number-columns-repeated="2"/>
          <table:table-cell table:formula="of:=SUBSTITUTE([.H351];&quot;,&quot;;&quot;.&quot;)" office:value-type="string" office:string-value="1379373" calcext:value-type="string">
            <text:p>1379373</text:p>
          </table:table-cell>
          <table:table-cell table:formula="of:=SUBSTITUTE([.I351];&quot;,&quot;;&quot;.&quot;)" office:value-type="string" office:string-value="5226370.75" calcext:value-type="string">
            <text:p>5226370.75</text:p>
          </table:table-cell>
          <table:table-cell table:formula="of:=SUBSTITUTE([.J351];&quot;,&quot;;&quot;.&quot;)" office:value-type="string" office:string-value="225" calcext:value-type="string">
            <text:p>225</text:p>
          </table:table-cell>
          <table:table-cell table:formula="of:=SUBSTITUTE([.K351];&quot;,&quot;;&quot;.&quot;)" office:value-type="string" office:string-value="2" calcext:value-type="string">
            <text:p>2</text:p>
          </table:table-cell>
          <table:table-cell table:formula="of:=SUBSTITUTE([.L351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351];&quot;, &quot;;[.R351];&quot;, &quot;;[.S351];&quot;, &quot;;[.O351];&quot;, &quot;;[.P351])" office:value-type="string" office:string-value="'AFF_CARRE', '200', 225, 2, 0.5, 1379373, 5226370.75" calcext:value-type="string">
            <text:p>'AFF_CARRE', '200', 225, 2, 0.5, 1379373, 5226370.75</text:p>
          </table:table-cell>
          <table:table-cell table:formula="of:=CONCATENATE(&quot;INSERT INTO &quot;;CHAR(34);&quot;SymboleTest&quot;;CHAR(34);&quot; VALUES (&quot;;[.T351];&quot;);&quot;)" office:value-type="string" office:string-value="INSERT INTO &quot;SymboleTest&quot; VALUES ('AFF_CARRE', '200', 225, 2, 0.5, 1379373, 5226370.75);" calcext:value-type="string">
            <text:p>INSERT INTO "SymboleTest" VALUES ('AFF_CARRE', '200', 225, 2, 0.5, 1379373, 5226370.75);</text:p>
          </table:table-cell>
        </table:table-row>
        <table:table-row table:style-name="ro1">
          <table:table-cell table:number-columns-repeated="7"/>
          <table:table-cell table:formula="of:=[.$E$318]+[.K352]*[.$G$2]" office:value-type="float" office:value="1379373" calcext:value-type="float">
            <text:p>1379373</text:p>
          </table:table-cell>
          <table:table-cell table:formula="of:=[.$F$318]+[.L352]*[.$G$2]" office:value-type="float" office:value="5226371.5" calcext:value-type="float">
            <text:p>5226371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16]" office:value-type="float" office:value="2" calcext:value-type="float">
            <text:p>2</text:p>
          </table:table-cell>
          <table:table-cell table:formula="of:=[.L316]" office:value-type="float" office:value="1" calcext:value-type="float">
            <text:p>1</text:p>
          </table:table-cell>
          <table:table-cell table:number-columns-repeated="2"/>
          <table:table-cell table:formula="of:=SUBSTITUTE([.H352];&quot;,&quot;;&quot;.&quot;)" office:value-type="string" office:string-value="1379373" calcext:value-type="string">
            <text:p>1379373</text:p>
          </table:table-cell>
          <table:table-cell table:formula="of:=SUBSTITUTE([.I352];&quot;,&quot;;&quot;.&quot;)" office:value-type="string" office:string-value="5226371.5" calcext:value-type="string">
            <text:p>5226371.5</text:p>
          </table:table-cell>
          <table:table-cell table:formula="of:=SUBSTITUTE([.J352];&quot;,&quot;;&quot;.&quot;)" office:value-type="string" office:string-value="225" calcext:value-type="string">
            <text:p>225</text:p>
          </table:table-cell>
          <table:table-cell table:formula="of:=SUBSTITUTE([.K352];&quot;,&quot;;&quot;.&quot;)" office:value-type="string" office:string-value="2" calcext:value-type="string">
            <text:p>2</text:p>
          </table:table-cell>
          <table:table-cell table:formula="of:=SUBSTITUTE([.L352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352];&quot;, &quot;;[.R352];&quot;, &quot;;[.S352];&quot;, &quot;;[.O352];&quot;, &quot;;[.P352])" office:value-type="string" office:string-value="'AFF_CARRE', '200', 225, 2, 1, 1379373, 5226371.5" calcext:value-type="string">
            <text:p>'AFF_CARRE', '200', 225, 2, 1, 1379373, 5226371.5</text:p>
          </table:table-cell>
          <table:table-cell table:formula="of:=CONCATENATE(&quot;INSERT INTO &quot;;CHAR(34);&quot;SymboleTest&quot;;CHAR(34);&quot; VALUES (&quot;;[.T352];&quot;);&quot;)" office:value-type="string" office:string-value="INSERT INTO &quot;SymboleTest&quot; VALUES ('AFF_CARRE', '200', 225, 2, 1, 1379373, 5226371.5);" calcext:value-type="string">
            <text:p>INSERT INTO "SymboleTest" VALUES ('AFF_CARRE', '200', 225, 2, 1, 1379373, 5226371.5);</text:p>
          </table:table-cell>
        </table:table-row>
        <table:table-row table:style-name="ro1">
          <table:table-cell table:number-columns-repeated="7"/>
          <table:table-cell table:formula="of:=[.$E$318]+[.K353]*[.$G$2]" office:value-type="float" office:value="1379373" calcext:value-type="float">
            <text:p>1379373</text:p>
          </table:table-cell>
          <table:table-cell table:formula="of:=[.$F$318]+[.L353]*[.$G$2]" office:value-type="float" office:value="5226373" calcext:value-type="float">
            <text:p>5226373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17]" office:value-type="float" office:value="2" calcext:value-type="float">
            <text:p>2</text:p>
          </table:table-cell>
          <table:table-cell table:formula="of:=[.L317]" office:value-type="float" office:value="2" calcext:value-type="float">
            <text:p>2</text:p>
          </table:table-cell>
          <table:table-cell table:number-columns-repeated="2"/>
          <table:table-cell table:formula="of:=SUBSTITUTE([.H353];&quot;,&quot;;&quot;.&quot;)" office:value-type="string" office:string-value="1379373" calcext:value-type="string">
            <text:p>1379373</text:p>
          </table:table-cell>
          <table:table-cell table:formula="of:=SUBSTITUTE([.I353];&quot;,&quot;;&quot;.&quot;)" office:value-type="string" office:string-value="5226373" calcext:value-type="string">
            <text:p>5226373</text:p>
          </table:table-cell>
          <table:table-cell table:formula="of:=SUBSTITUTE([.J353];&quot;,&quot;;&quot;.&quot;)" office:value-type="string" office:string-value="225" calcext:value-type="string">
            <text:p>225</text:p>
          </table:table-cell>
          <table:table-cell table:formula="of:=SUBSTITUTE([.K353];&quot;,&quot;;&quot;.&quot;)" office:value-type="string" office:string-value="2" calcext:value-type="string">
            <text:p>2</text:p>
          </table:table-cell>
          <table:table-cell table:formula="of:=SUBSTITUTE([.L353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353];&quot;, &quot;;[.R353];&quot;, &quot;;[.S353];&quot;, &quot;;[.O353];&quot;, &quot;;[.P353])" office:value-type="string" office:string-value="'AFF_CARRE', '200', 225, 2, 2, 1379373, 5226373" calcext:value-type="string">
            <text:p>'AFF_CARRE', '200', 225, 2, 2, 1379373, 5226373</text:p>
          </table:table-cell>
          <table:table-cell table:formula="of:=CONCATENATE(&quot;INSERT INTO &quot;;CHAR(34);&quot;SymboleTest&quot;;CHAR(34);&quot; VALUES (&quot;;[.T353];&quot;);&quot;)" office:value-type="string" office:string-value="INSERT INTO &quot;SymboleTest&quot; VALUES ('AFF_CARRE', '200', 225, 2, 2, 1379373, 5226373);" calcext:value-type="string">
            <text:p>INSERT INTO "SymboleTest" VALUES ('AFF_CARRE', '200', 225, 2, 2, 1379373, 5226373);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formula="of:=[.$E$2]+[.C354]" office:value-type="float" office:value="1379370" calcext:value-type="float">
            <text:p>1379370</text:p>
          </table:table-cell>
          <table:table-cell table:formula="of:=[.$F$2]+[.D354]" office:value-type="float" office:value="5226380" calcext:value-type="float">
            <text:p>5226380</text:p>
          </table:table-cell>
          <table:table-cell/>
          <table:table-cell table:formula="of:=[.$E$354]+[.K354]*[.$G$2]" office:value-type="float" office:value="1379367" calcext:value-type="float">
            <text:p>1379367</text:p>
          </table:table-cell>
          <table:table-cell table:formula="of:=[.$F$354]+[.L354]*[.$G$2]" office:value-type="float" office:value="5226377" calcext:value-type="float">
            <text:p>5226377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18]" office:value-type="float" office:value="-2" calcext:value-type="float">
            <text:p>-2</text:p>
          </table:table-cell>
          <table:table-cell table:formula="of:=[.L318]" office:value-type="float" office:value="-2" calcext:value-type="float">
            <text:p>-2</text:p>
          </table:table-cell>
          <table:table-cell table:number-columns-repeated="2"/>
          <table:table-cell table:formula="of:=SUBSTITUTE([.H354];&quot;,&quot;;&quot;.&quot;)" office:value-type="string" office:string-value="1379367" calcext:value-type="string">
            <text:p>1379367</text:p>
          </table:table-cell>
          <table:table-cell table:formula="of:=SUBSTITUTE([.I354];&quot;,&quot;;&quot;.&quot;)" office:value-type="string" office:string-value="5226377" calcext:value-type="string">
            <text:p>5226377</text:p>
          </table:table-cell>
          <table:table-cell table:formula="of:=SUBSTITUTE([.J354];&quot;,&quot;;&quot;.&quot;)" office:value-type="string" office:string-value="315" calcext:value-type="string">
            <text:p>315</text:p>
          </table:table-cell>
          <table:table-cell table:formula="of:=SUBSTITUTE([.K354];&quot;,&quot;;&quot;.&quot;)" office:value-type="string" office:string-value="-2" calcext:value-type="string">
            <text:p>-2</text:p>
          </table:table-cell>
          <table:table-cell table:formula="of:=SUBSTITUTE([.L354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354];&quot;, &quot;;[.R354];&quot;, &quot;;[.S354];&quot;, &quot;;[.O354];&quot;, &quot;;[.P354])" office:value-type="string" office:string-value="'AFF_CARRE', '200', 315, -2, -2, 1379367, 5226377" calcext:value-type="string">
            <text:p>'AFF_CARRE', '200', 315, -2, -2, 1379367, 5226377</text:p>
          </table:table-cell>
          <table:table-cell table:formula="of:=CONCATENATE(&quot;INSERT INTO &quot;;CHAR(34);&quot;SymboleTest&quot;;CHAR(34);&quot; VALUES (&quot;;[.T354];&quot;);&quot;)" office:value-type="string" office:string-value="INSERT INTO &quot;SymboleTest&quot; VALUES ('AFF_CARRE', '200', 315, -2, -2, 1379367, 5226377);" calcext:value-type="string">
            <text:p>INSERT INTO "SymboleTest" VALUES ('AFF_CARRE', '200', 315, -2, -2, 1379367, 5226377);</text:p>
          </table:table-cell>
        </table:table-row>
        <table:table-row table:style-name="ro1">
          <table:table-cell table:number-columns-repeated="7"/>
          <table:table-cell table:formula="of:=[.$E$354]+[.K355]*[.$G$2]" office:value-type="float" office:value="1379367" calcext:value-type="float">
            <text:p>1379367</text:p>
          </table:table-cell>
          <table:table-cell table:formula="of:=[.$F$354]+[.L355]*[.$G$2]" office:value-type="float" office:value="5226378.5" calcext:value-type="float">
            <text:p>5226378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19]" office:value-type="float" office:value="-2" calcext:value-type="float">
            <text:p>-2</text:p>
          </table:table-cell>
          <table:table-cell table:formula="of:=[.L319]" office:value-type="float" office:value="-1" calcext:value-type="float">
            <text:p>-1</text:p>
          </table:table-cell>
          <table:table-cell table:number-columns-repeated="2"/>
          <table:table-cell table:formula="of:=SUBSTITUTE([.H355];&quot;,&quot;;&quot;.&quot;)" office:value-type="string" office:string-value="1379367" calcext:value-type="string">
            <text:p>1379367</text:p>
          </table:table-cell>
          <table:table-cell table:formula="of:=SUBSTITUTE([.I355];&quot;,&quot;;&quot;.&quot;)" office:value-type="string" office:string-value="5226378.5" calcext:value-type="string">
            <text:p>5226378.5</text:p>
          </table:table-cell>
          <table:table-cell table:formula="of:=SUBSTITUTE([.J355];&quot;,&quot;;&quot;.&quot;)" office:value-type="string" office:string-value="315" calcext:value-type="string">
            <text:p>315</text:p>
          </table:table-cell>
          <table:table-cell table:formula="of:=SUBSTITUTE([.K355];&quot;,&quot;;&quot;.&quot;)" office:value-type="string" office:string-value="-2" calcext:value-type="string">
            <text:p>-2</text:p>
          </table:table-cell>
          <table:table-cell table:formula="of:=SUBSTITUTE([.L355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355];&quot;, &quot;;[.R355];&quot;, &quot;;[.S355];&quot;, &quot;;[.O355];&quot;, &quot;;[.P355])" office:value-type="string" office:string-value="'AFF_CARRE', '200', 315, -2, -1, 1379367, 5226378.5" calcext:value-type="string">
            <text:p>'AFF_CARRE', '200', 315, -2, -1, 1379367, 5226378.5</text:p>
          </table:table-cell>
          <table:table-cell table:formula="of:=CONCATENATE(&quot;INSERT INTO &quot;;CHAR(34);&quot;SymboleTest&quot;;CHAR(34);&quot; VALUES (&quot;;[.T355];&quot;);&quot;)" office:value-type="string" office:string-value="INSERT INTO &quot;SymboleTest&quot; VALUES ('AFF_CARRE', '200', 315, -2, -1, 1379367, 5226378.5);" calcext:value-type="string">
            <text:p>INSERT INTO "SymboleTest" VALUES ('AFF_CARRE', '200', 315, -2, -1, 1379367, 5226378.5);</text:p>
          </table:table-cell>
        </table:table-row>
        <table:table-row table:style-name="ro1">
          <table:table-cell table:number-columns-repeated="7"/>
          <table:table-cell table:formula="of:=[.$E$354]+[.K356]*[.$G$2]" office:value-type="float" office:value="1379367" calcext:value-type="float">
            <text:p>1379367</text:p>
          </table:table-cell>
          <table:table-cell table:formula="of:=[.$F$354]+[.L356]*[.$G$2]" office:value-type="float" office:value="5226379.25" calcext:value-type="float">
            <text:p>5226379,2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0]" office:value-type="float" office:value="-2" calcext:value-type="float">
            <text:p>-2</text:p>
          </table:table-cell>
          <table:table-cell table:formula="of:=[.L320]" office:value-type="float" office:value="-0.5" calcext:value-type="float">
            <text:p>-0,5</text:p>
          </table:table-cell>
          <table:table-cell table:number-columns-repeated="2"/>
          <table:table-cell table:formula="of:=SUBSTITUTE([.H356];&quot;,&quot;;&quot;.&quot;)" office:value-type="string" office:string-value="1379367" calcext:value-type="string">
            <text:p>1379367</text:p>
          </table:table-cell>
          <table:table-cell table:formula="of:=SUBSTITUTE([.I356];&quot;,&quot;;&quot;.&quot;)" office:value-type="string" office:string-value="5226379.25" calcext:value-type="string">
            <text:p>5226379.25</text:p>
          </table:table-cell>
          <table:table-cell table:formula="of:=SUBSTITUTE([.J356];&quot;,&quot;;&quot;.&quot;)" office:value-type="string" office:string-value="315" calcext:value-type="string">
            <text:p>315</text:p>
          </table:table-cell>
          <table:table-cell table:formula="of:=SUBSTITUTE([.K356];&quot;,&quot;;&quot;.&quot;)" office:value-type="string" office:string-value="-2" calcext:value-type="string">
            <text:p>-2</text:p>
          </table:table-cell>
          <table:table-cell table:formula="of:=SUBSTITUTE([.L356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356];&quot;, &quot;;[.R356];&quot;, &quot;;[.S356];&quot;, &quot;;[.O356];&quot;, &quot;;[.P356])" office:value-type="string" office:string-value="'AFF_CARRE', '200', 315, -2, -0.5, 1379367, 5226379.25" calcext:value-type="string">
            <text:p>'AFF_CARRE', '200', 315, -2, -0.5, 1379367, 5226379.25</text:p>
          </table:table-cell>
          <table:table-cell table:formula="of:=CONCATENATE(&quot;INSERT INTO &quot;;CHAR(34);&quot;SymboleTest&quot;;CHAR(34);&quot; VALUES (&quot;;[.T356];&quot;);&quot;)" office:value-type="string" office:string-value="INSERT INTO &quot;SymboleTest&quot; VALUES ('AFF_CARRE', '200', 315, -2, -0.5, 1379367, 5226379.25);" calcext:value-type="string">
            <text:p>INSERT INTO "SymboleTest" VALUES ('AFF_CARRE', '200', 315, -2, -0.5, 1379367, 5226379.25);</text:p>
          </table:table-cell>
        </table:table-row>
        <table:table-row table:style-name="ro1">
          <table:table-cell table:number-columns-repeated="7"/>
          <table:table-cell table:formula="of:=[.$E$354]+[.K357]*[.$G$2]" office:value-type="float" office:value="1379367" calcext:value-type="float">
            <text:p>1379367</text:p>
          </table:table-cell>
          <table:table-cell table:formula="of:=[.$F$354]+[.L357]*[.$G$2]" office:value-type="float" office:value="5226380.75" calcext:value-type="float">
            <text:p>5226380,7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1]" office:value-type="float" office:value="-2" calcext:value-type="float">
            <text:p>-2</text:p>
          </table:table-cell>
          <table:table-cell table:formula="of:=[.L321]" office:value-type="float" office:value="0.5" calcext:value-type="float">
            <text:p>0,5</text:p>
          </table:table-cell>
          <table:table-cell table:number-columns-repeated="2"/>
          <table:table-cell table:formula="of:=SUBSTITUTE([.H357];&quot;,&quot;;&quot;.&quot;)" office:value-type="string" office:string-value="1379367" calcext:value-type="string">
            <text:p>1379367</text:p>
          </table:table-cell>
          <table:table-cell table:formula="of:=SUBSTITUTE([.I357];&quot;,&quot;;&quot;.&quot;)" office:value-type="string" office:string-value="5226380.75" calcext:value-type="string">
            <text:p>5226380.75</text:p>
          </table:table-cell>
          <table:table-cell table:formula="of:=SUBSTITUTE([.J357];&quot;,&quot;;&quot;.&quot;)" office:value-type="string" office:string-value="315" calcext:value-type="string">
            <text:p>315</text:p>
          </table:table-cell>
          <table:table-cell table:formula="of:=SUBSTITUTE([.K357];&quot;,&quot;;&quot;.&quot;)" office:value-type="string" office:string-value="-2" calcext:value-type="string">
            <text:p>-2</text:p>
          </table:table-cell>
          <table:table-cell table:formula="of:=SUBSTITUTE([.L357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357];&quot;, &quot;;[.R357];&quot;, &quot;;[.S357];&quot;, &quot;;[.O357];&quot;, &quot;;[.P357])" office:value-type="string" office:string-value="'AFF_CARRE', '200', 315, -2, 0.5, 1379367, 5226380.75" calcext:value-type="string">
            <text:p>'AFF_CARRE', '200', 315, -2, 0.5, 1379367, 5226380.75</text:p>
          </table:table-cell>
          <table:table-cell table:formula="of:=CONCATENATE(&quot;INSERT INTO &quot;;CHAR(34);&quot;SymboleTest&quot;;CHAR(34);&quot; VALUES (&quot;;[.T357];&quot;);&quot;)" office:value-type="string" office:string-value="INSERT INTO &quot;SymboleTest&quot; VALUES ('AFF_CARRE', '200', 315, -2, 0.5, 1379367, 5226380.75);" calcext:value-type="string">
            <text:p>INSERT INTO "SymboleTest" VALUES ('AFF_CARRE', '200', 315, -2, 0.5, 1379367, 5226380.75);</text:p>
          </table:table-cell>
        </table:table-row>
        <table:table-row table:style-name="ro1">
          <table:table-cell table:number-columns-repeated="7"/>
          <table:table-cell table:formula="of:=[.$E$354]+[.K358]*[.$G$2]" office:value-type="float" office:value="1379367" calcext:value-type="float">
            <text:p>1379367</text:p>
          </table:table-cell>
          <table:table-cell table:formula="of:=[.$F$354]+[.L358]*[.$G$2]" office:value-type="float" office:value="5226381.5" calcext:value-type="float">
            <text:p>5226381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2]" office:value-type="float" office:value="-2" calcext:value-type="float">
            <text:p>-2</text:p>
          </table:table-cell>
          <table:table-cell table:formula="of:=[.L322]" office:value-type="float" office:value="1" calcext:value-type="float">
            <text:p>1</text:p>
          </table:table-cell>
          <table:table-cell table:number-columns-repeated="2"/>
          <table:table-cell table:formula="of:=SUBSTITUTE([.H358];&quot;,&quot;;&quot;.&quot;)" office:value-type="string" office:string-value="1379367" calcext:value-type="string">
            <text:p>1379367</text:p>
          </table:table-cell>
          <table:table-cell table:formula="of:=SUBSTITUTE([.I358];&quot;,&quot;;&quot;.&quot;)" office:value-type="string" office:string-value="5226381.5" calcext:value-type="string">
            <text:p>5226381.5</text:p>
          </table:table-cell>
          <table:table-cell table:formula="of:=SUBSTITUTE([.J358];&quot;,&quot;;&quot;.&quot;)" office:value-type="string" office:string-value="315" calcext:value-type="string">
            <text:p>315</text:p>
          </table:table-cell>
          <table:table-cell table:formula="of:=SUBSTITUTE([.K358];&quot;,&quot;;&quot;.&quot;)" office:value-type="string" office:string-value="-2" calcext:value-type="string">
            <text:p>-2</text:p>
          </table:table-cell>
          <table:table-cell table:formula="of:=SUBSTITUTE([.L358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358];&quot;, &quot;;[.R358];&quot;, &quot;;[.S358];&quot;, &quot;;[.O358];&quot;, &quot;;[.P358])" office:value-type="string" office:string-value="'AFF_CARRE', '200', 315, -2, 1, 1379367, 5226381.5" calcext:value-type="string">
            <text:p>'AFF_CARRE', '200', 315, -2, 1, 1379367, 5226381.5</text:p>
          </table:table-cell>
          <table:table-cell table:formula="of:=CONCATENATE(&quot;INSERT INTO &quot;;CHAR(34);&quot;SymboleTest&quot;;CHAR(34);&quot; VALUES (&quot;;[.T358];&quot;);&quot;)" office:value-type="string" office:string-value="INSERT INTO &quot;SymboleTest&quot; VALUES ('AFF_CARRE', '200', 315, -2, 1, 1379367, 5226381.5);" calcext:value-type="string">
            <text:p>INSERT INTO "SymboleTest" VALUES ('AFF_CARRE', '200', 315, -2, 1, 1379367, 5226381.5);</text:p>
          </table:table-cell>
        </table:table-row>
        <table:table-row table:style-name="ro1">
          <table:table-cell table:number-columns-repeated="7"/>
          <table:table-cell table:formula="of:=[.$E$354]+[.K359]*[.$G$2]" office:value-type="float" office:value="1379367" calcext:value-type="float">
            <text:p>1379367</text:p>
          </table:table-cell>
          <table:table-cell table:formula="of:=[.$F$354]+[.L359]*[.$G$2]" office:value-type="float" office:value="5226383" calcext:value-type="float">
            <text:p>5226383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3]" office:value-type="float" office:value="-2" calcext:value-type="float">
            <text:p>-2</text:p>
          </table:table-cell>
          <table:table-cell table:formula="of:=[.L323]" office:value-type="float" office:value="2" calcext:value-type="float">
            <text:p>2</text:p>
          </table:table-cell>
          <table:table-cell table:number-columns-repeated="2"/>
          <table:table-cell table:formula="of:=SUBSTITUTE([.H359];&quot;,&quot;;&quot;.&quot;)" office:value-type="string" office:string-value="1379367" calcext:value-type="string">
            <text:p>1379367</text:p>
          </table:table-cell>
          <table:table-cell table:formula="of:=SUBSTITUTE([.I359];&quot;,&quot;;&quot;.&quot;)" office:value-type="string" office:string-value="5226383" calcext:value-type="string">
            <text:p>5226383</text:p>
          </table:table-cell>
          <table:table-cell table:formula="of:=SUBSTITUTE([.J359];&quot;,&quot;;&quot;.&quot;)" office:value-type="string" office:string-value="315" calcext:value-type="string">
            <text:p>315</text:p>
          </table:table-cell>
          <table:table-cell table:formula="of:=SUBSTITUTE([.K359];&quot;,&quot;;&quot;.&quot;)" office:value-type="string" office:string-value="-2" calcext:value-type="string">
            <text:p>-2</text:p>
          </table:table-cell>
          <table:table-cell table:formula="of:=SUBSTITUTE([.L359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359];&quot;, &quot;;[.R359];&quot;, &quot;;[.S359];&quot;, &quot;;[.O359];&quot;, &quot;;[.P359])" office:value-type="string" office:string-value="'AFF_CARRE', '200', 315, -2, 2, 1379367, 5226383" calcext:value-type="string">
            <text:p>'AFF_CARRE', '200', 315, -2, 2, 1379367, 5226383</text:p>
          </table:table-cell>
          <table:table-cell table:formula="of:=CONCATENATE(&quot;INSERT INTO &quot;;CHAR(34);&quot;SymboleTest&quot;;CHAR(34);&quot; VALUES (&quot;;[.T359];&quot;);&quot;)" office:value-type="string" office:string-value="INSERT INTO &quot;SymboleTest&quot; VALUES ('AFF_CARRE', '200', 315, -2, 2, 1379367, 5226383);" calcext:value-type="string">
            <text:p>INSERT INTO "SymboleTest" VALUES ('AFF_CARRE', '200', 315, -2, 2, 1379367, 5226383);</text:p>
          </table:table-cell>
        </table:table-row>
        <table:table-row table:style-name="ro1">
          <table:table-cell table:number-columns-repeated="7"/>
          <table:table-cell table:formula="of:=[.$E$354]+[.K360]*[.$G$2]" office:value-type="float" office:value="1379368.5" calcext:value-type="float">
            <text:p>1379368,5</text:p>
          </table:table-cell>
          <table:table-cell table:formula="of:=[.$F$354]+[.L360]*[.$G$2]" office:value-type="float" office:value="5226377" calcext:value-type="float">
            <text:p>5226377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4]" office:value-type="float" office:value="-1" calcext:value-type="float">
            <text:p>-1</text:p>
          </table:table-cell>
          <table:table-cell table:formula="of:=[.L324]" office:value-type="float" office:value="-2" calcext:value-type="float">
            <text:p>-2</text:p>
          </table:table-cell>
          <table:table-cell table:number-columns-repeated="2"/>
          <table:table-cell table:formula="of:=SUBSTITUTE([.H360];&quot;,&quot;;&quot;.&quot;)" office:value-type="string" office:string-value="1379368.5" calcext:value-type="string">
            <text:p>1379368.5</text:p>
          </table:table-cell>
          <table:table-cell table:formula="of:=SUBSTITUTE([.I360];&quot;,&quot;;&quot;.&quot;)" office:value-type="string" office:string-value="5226377" calcext:value-type="string">
            <text:p>5226377</text:p>
          </table:table-cell>
          <table:table-cell table:formula="of:=SUBSTITUTE([.J360];&quot;,&quot;;&quot;.&quot;)" office:value-type="string" office:string-value="315" calcext:value-type="string">
            <text:p>315</text:p>
          </table:table-cell>
          <table:table-cell table:formula="of:=SUBSTITUTE([.K360];&quot;,&quot;;&quot;.&quot;)" office:value-type="string" office:string-value="-1" calcext:value-type="string">
            <text:p>-1</text:p>
          </table:table-cell>
          <table:table-cell table:formula="of:=SUBSTITUTE([.L360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360];&quot;, &quot;;[.R360];&quot;, &quot;;[.S360];&quot;, &quot;;[.O360];&quot;, &quot;;[.P360])" office:value-type="string" office:string-value="'AFF_CARRE', '200', 315, -1, -2, 1379368.5, 5226377" calcext:value-type="string">
            <text:p>'AFF_CARRE', '200', 315, -1, -2, 1379368.5, 5226377</text:p>
          </table:table-cell>
          <table:table-cell table:formula="of:=CONCATENATE(&quot;INSERT INTO &quot;;CHAR(34);&quot;SymboleTest&quot;;CHAR(34);&quot; VALUES (&quot;;[.T360];&quot;);&quot;)" office:value-type="string" office:string-value="INSERT INTO &quot;SymboleTest&quot; VALUES ('AFF_CARRE', '200', 315, -1, -2, 1379368.5, 5226377);" calcext:value-type="string">
            <text:p>INSERT INTO "SymboleTest" VALUES ('AFF_CARRE', '200', 315, -1, -2, 1379368.5, 5226377);</text:p>
          </table:table-cell>
        </table:table-row>
        <table:table-row table:style-name="ro1">
          <table:table-cell table:number-columns-repeated="7"/>
          <table:table-cell table:formula="of:=[.$E$354]+[.K361]*[.$G$2]" office:value-type="float" office:value="1379368.5" calcext:value-type="float">
            <text:p>1379368,5</text:p>
          </table:table-cell>
          <table:table-cell table:formula="of:=[.$F$354]+[.L361]*[.$G$2]" office:value-type="float" office:value="5226378.5" calcext:value-type="float">
            <text:p>5226378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5]" office:value-type="float" office:value="-1" calcext:value-type="float">
            <text:p>-1</text:p>
          </table:table-cell>
          <table:table-cell table:formula="of:=[.L325]" office:value-type="float" office:value="-1" calcext:value-type="float">
            <text:p>-1</text:p>
          </table:table-cell>
          <table:table-cell table:number-columns-repeated="2"/>
          <table:table-cell table:formula="of:=SUBSTITUTE([.H361];&quot;,&quot;;&quot;.&quot;)" office:value-type="string" office:string-value="1379368.5" calcext:value-type="string">
            <text:p>1379368.5</text:p>
          </table:table-cell>
          <table:table-cell table:formula="of:=SUBSTITUTE([.I361];&quot;,&quot;;&quot;.&quot;)" office:value-type="string" office:string-value="5226378.5" calcext:value-type="string">
            <text:p>5226378.5</text:p>
          </table:table-cell>
          <table:table-cell table:formula="of:=SUBSTITUTE([.J361];&quot;,&quot;;&quot;.&quot;)" office:value-type="string" office:string-value="315" calcext:value-type="string">
            <text:p>315</text:p>
          </table:table-cell>
          <table:table-cell table:formula="of:=SUBSTITUTE([.K361];&quot;,&quot;;&quot;.&quot;)" office:value-type="string" office:string-value="-1" calcext:value-type="string">
            <text:p>-1</text:p>
          </table:table-cell>
          <table:table-cell table:formula="of:=SUBSTITUTE([.L361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361];&quot;, &quot;;[.R361];&quot;, &quot;;[.S361];&quot;, &quot;;[.O361];&quot;, &quot;;[.P361])" office:value-type="string" office:string-value="'AFF_CARRE', '200', 315, -1, -1, 1379368.5, 5226378.5" calcext:value-type="string">
            <text:p>'AFF_CARRE', '200', 315, -1, -1, 1379368.5, 5226378.5</text:p>
          </table:table-cell>
          <table:table-cell table:formula="of:=CONCATENATE(&quot;INSERT INTO &quot;;CHAR(34);&quot;SymboleTest&quot;;CHAR(34);&quot; VALUES (&quot;;[.T361];&quot;);&quot;)" office:value-type="string" office:string-value="INSERT INTO &quot;SymboleTest&quot; VALUES ('AFF_CARRE', '200', 315, -1, -1, 1379368.5, 5226378.5);" calcext:value-type="string">
            <text:p>INSERT INTO "SymboleTest" VALUES ('AFF_CARRE', '200', 315, -1, -1, 1379368.5, 5226378.5);</text:p>
          </table:table-cell>
        </table:table-row>
        <table:table-row table:style-name="ro1">
          <table:table-cell table:number-columns-repeated="7"/>
          <table:table-cell table:formula="of:=[.$E$354]+[.K362]*[.$G$2]" office:value-type="float" office:value="1379368.5" calcext:value-type="float">
            <text:p>1379368,5</text:p>
          </table:table-cell>
          <table:table-cell table:formula="of:=[.$F$354]+[.L362]*[.$G$2]" office:value-type="float" office:value="5226379.25" calcext:value-type="float">
            <text:p>5226379,2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6]" office:value-type="float" office:value="-1" calcext:value-type="float">
            <text:p>-1</text:p>
          </table:table-cell>
          <table:table-cell table:formula="of:=[.L326]" office:value-type="float" office:value="-0.5" calcext:value-type="float">
            <text:p>-0,5</text:p>
          </table:table-cell>
          <table:table-cell table:number-columns-repeated="2"/>
          <table:table-cell table:formula="of:=SUBSTITUTE([.H362];&quot;,&quot;;&quot;.&quot;)" office:value-type="string" office:string-value="1379368.5" calcext:value-type="string">
            <text:p>1379368.5</text:p>
          </table:table-cell>
          <table:table-cell table:formula="of:=SUBSTITUTE([.I362];&quot;,&quot;;&quot;.&quot;)" office:value-type="string" office:string-value="5226379.25" calcext:value-type="string">
            <text:p>5226379.25</text:p>
          </table:table-cell>
          <table:table-cell table:formula="of:=SUBSTITUTE([.J362];&quot;,&quot;;&quot;.&quot;)" office:value-type="string" office:string-value="315" calcext:value-type="string">
            <text:p>315</text:p>
          </table:table-cell>
          <table:table-cell table:formula="of:=SUBSTITUTE([.K362];&quot;,&quot;;&quot;.&quot;)" office:value-type="string" office:string-value="-1" calcext:value-type="string">
            <text:p>-1</text:p>
          </table:table-cell>
          <table:table-cell table:formula="of:=SUBSTITUTE([.L362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362];&quot;, &quot;;[.R362];&quot;, &quot;;[.S362];&quot;, &quot;;[.O362];&quot;, &quot;;[.P362])" office:value-type="string" office:string-value="'AFF_CARRE', '200', 315, -1, -0.5, 1379368.5, 5226379.25" calcext:value-type="string">
            <text:p>'AFF_CARRE', '200', 315, -1, -0.5, 1379368.5, 5226379.25</text:p>
          </table:table-cell>
          <table:table-cell table:formula="of:=CONCATENATE(&quot;INSERT INTO &quot;;CHAR(34);&quot;SymboleTest&quot;;CHAR(34);&quot; VALUES (&quot;;[.T362];&quot;);&quot;)" office:value-type="string" office:string-value="INSERT INTO &quot;SymboleTest&quot; VALUES ('AFF_CARRE', '200', 315, -1, -0.5, 1379368.5, 5226379.25);" calcext:value-type="string">
            <text:p>INSERT INTO "SymboleTest" VALUES ('AFF_CARRE', '200', 315, -1, -0.5, 1379368.5, 5226379.25);</text:p>
          </table:table-cell>
        </table:table-row>
        <table:table-row table:style-name="ro1">
          <table:table-cell table:number-columns-repeated="7"/>
          <table:table-cell table:formula="of:=[.$E$354]+[.K363]*[.$G$2]" office:value-type="float" office:value="1379368.5" calcext:value-type="float">
            <text:p>1379368,5</text:p>
          </table:table-cell>
          <table:table-cell table:formula="of:=[.$F$354]+[.L363]*[.$G$2]" office:value-type="float" office:value="5226380.75" calcext:value-type="float">
            <text:p>5226380,7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7]" office:value-type="float" office:value="-1" calcext:value-type="float">
            <text:p>-1</text:p>
          </table:table-cell>
          <table:table-cell table:formula="of:=[.L327]" office:value-type="float" office:value="0.5" calcext:value-type="float">
            <text:p>0,5</text:p>
          </table:table-cell>
          <table:table-cell table:number-columns-repeated="2"/>
          <table:table-cell table:formula="of:=SUBSTITUTE([.H363];&quot;,&quot;;&quot;.&quot;)" office:value-type="string" office:string-value="1379368.5" calcext:value-type="string">
            <text:p>1379368.5</text:p>
          </table:table-cell>
          <table:table-cell table:formula="of:=SUBSTITUTE([.I363];&quot;,&quot;;&quot;.&quot;)" office:value-type="string" office:string-value="5226380.75" calcext:value-type="string">
            <text:p>5226380.75</text:p>
          </table:table-cell>
          <table:table-cell table:formula="of:=SUBSTITUTE([.J363];&quot;,&quot;;&quot;.&quot;)" office:value-type="string" office:string-value="315" calcext:value-type="string">
            <text:p>315</text:p>
          </table:table-cell>
          <table:table-cell table:formula="of:=SUBSTITUTE([.K363];&quot;,&quot;;&quot;.&quot;)" office:value-type="string" office:string-value="-1" calcext:value-type="string">
            <text:p>-1</text:p>
          </table:table-cell>
          <table:table-cell table:formula="of:=SUBSTITUTE([.L363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363];&quot;, &quot;;[.R363];&quot;, &quot;;[.S363];&quot;, &quot;;[.O363];&quot;, &quot;;[.P363])" office:value-type="string" office:string-value="'AFF_CARRE', '200', 315, -1, 0.5, 1379368.5, 5226380.75" calcext:value-type="string">
            <text:p>'AFF_CARRE', '200', 315, -1, 0.5, 1379368.5, 5226380.75</text:p>
          </table:table-cell>
          <table:table-cell table:formula="of:=CONCATENATE(&quot;INSERT INTO &quot;;CHAR(34);&quot;SymboleTest&quot;;CHAR(34);&quot; VALUES (&quot;;[.T363];&quot;);&quot;)" office:value-type="string" office:string-value="INSERT INTO &quot;SymboleTest&quot; VALUES ('AFF_CARRE', '200', 315, -1, 0.5, 1379368.5, 5226380.75);" calcext:value-type="string">
            <text:p>INSERT INTO "SymboleTest" VALUES ('AFF_CARRE', '200', 315, -1, 0.5, 1379368.5, 5226380.75);</text:p>
          </table:table-cell>
        </table:table-row>
        <table:table-row table:style-name="ro1">
          <table:table-cell table:number-columns-repeated="7"/>
          <table:table-cell table:formula="of:=[.$E$354]+[.K364]*[.$G$2]" office:value-type="float" office:value="1379368.5" calcext:value-type="float">
            <text:p>1379368,5</text:p>
          </table:table-cell>
          <table:table-cell table:formula="of:=[.$F$354]+[.L364]*[.$G$2]" office:value-type="float" office:value="5226381.5" calcext:value-type="float">
            <text:p>5226381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8]" office:value-type="float" office:value="-1" calcext:value-type="float">
            <text:p>-1</text:p>
          </table:table-cell>
          <table:table-cell table:formula="of:=[.L328]" office:value-type="float" office:value="1" calcext:value-type="float">
            <text:p>1</text:p>
          </table:table-cell>
          <table:table-cell table:number-columns-repeated="2"/>
          <table:table-cell table:formula="of:=SUBSTITUTE([.H364];&quot;,&quot;;&quot;.&quot;)" office:value-type="string" office:string-value="1379368.5" calcext:value-type="string">
            <text:p>1379368.5</text:p>
          </table:table-cell>
          <table:table-cell table:formula="of:=SUBSTITUTE([.I364];&quot;,&quot;;&quot;.&quot;)" office:value-type="string" office:string-value="5226381.5" calcext:value-type="string">
            <text:p>5226381.5</text:p>
          </table:table-cell>
          <table:table-cell table:formula="of:=SUBSTITUTE([.J364];&quot;,&quot;;&quot;.&quot;)" office:value-type="string" office:string-value="315" calcext:value-type="string">
            <text:p>315</text:p>
          </table:table-cell>
          <table:table-cell table:formula="of:=SUBSTITUTE([.K364];&quot;,&quot;;&quot;.&quot;)" office:value-type="string" office:string-value="-1" calcext:value-type="string">
            <text:p>-1</text:p>
          </table:table-cell>
          <table:table-cell table:formula="of:=SUBSTITUTE([.L364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364];&quot;, &quot;;[.R364];&quot;, &quot;;[.S364];&quot;, &quot;;[.O364];&quot;, &quot;;[.P364])" office:value-type="string" office:string-value="'AFF_CARRE', '200', 315, -1, 1, 1379368.5, 5226381.5" calcext:value-type="string">
            <text:p>'AFF_CARRE', '200', 315, -1, 1, 1379368.5, 5226381.5</text:p>
          </table:table-cell>
          <table:table-cell table:formula="of:=CONCATENATE(&quot;INSERT INTO &quot;;CHAR(34);&quot;SymboleTest&quot;;CHAR(34);&quot; VALUES (&quot;;[.T364];&quot;);&quot;)" office:value-type="string" office:string-value="INSERT INTO &quot;SymboleTest&quot; VALUES ('AFF_CARRE', '200', 315, -1, 1, 1379368.5, 5226381.5);" calcext:value-type="string">
            <text:p>INSERT INTO "SymboleTest" VALUES ('AFF_CARRE', '200', 315, -1, 1, 1379368.5, 5226381.5);</text:p>
          </table:table-cell>
        </table:table-row>
        <table:table-row table:style-name="ro1">
          <table:table-cell table:number-columns-repeated="7"/>
          <table:table-cell table:formula="of:=[.$E$354]+[.K365]*[.$G$2]" office:value-type="float" office:value="1379368.5" calcext:value-type="float">
            <text:p>1379368,5</text:p>
          </table:table-cell>
          <table:table-cell table:formula="of:=[.$F$354]+[.L365]*[.$G$2]" office:value-type="float" office:value="5226383" calcext:value-type="float">
            <text:p>5226383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9]" office:value-type="float" office:value="-1" calcext:value-type="float">
            <text:p>-1</text:p>
          </table:table-cell>
          <table:table-cell table:formula="of:=[.L329]" office:value-type="float" office:value="2" calcext:value-type="float">
            <text:p>2</text:p>
          </table:table-cell>
          <table:table-cell table:number-columns-repeated="2"/>
          <table:table-cell table:formula="of:=SUBSTITUTE([.H365];&quot;,&quot;;&quot;.&quot;)" office:value-type="string" office:string-value="1379368.5" calcext:value-type="string">
            <text:p>1379368.5</text:p>
          </table:table-cell>
          <table:table-cell table:formula="of:=SUBSTITUTE([.I365];&quot;,&quot;;&quot;.&quot;)" office:value-type="string" office:string-value="5226383" calcext:value-type="string">
            <text:p>5226383</text:p>
          </table:table-cell>
          <table:table-cell table:formula="of:=SUBSTITUTE([.J365];&quot;,&quot;;&quot;.&quot;)" office:value-type="string" office:string-value="315" calcext:value-type="string">
            <text:p>315</text:p>
          </table:table-cell>
          <table:table-cell table:formula="of:=SUBSTITUTE([.K365];&quot;,&quot;;&quot;.&quot;)" office:value-type="string" office:string-value="-1" calcext:value-type="string">
            <text:p>-1</text:p>
          </table:table-cell>
          <table:table-cell table:formula="of:=SUBSTITUTE([.L365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365];&quot;, &quot;;[.R365];&quot;, &quot;;[.S365];&quot;, &quot;;[.O365];&quot;, &quot;;[.P365])" office:value-type="string" office:string-value="'AFF_CARRE', '200', 315, -1, 2, 1379368.5, 5226383" calcext:value-type="string">
            <text:p>'AFF_CARRE', '200', 315, -1, 2, 1379368.5, 5226383</text:p>
          </table:table-cell>
          <table:table-cell table:formula="of:=CONCATENATE(&quot;INSERT INTO &quot;;CHAR(34);&quot;SymboleTest&quot;;CHAR(34);&quot; VALUES (&quot;;[.T365];&quot;);&quot;)" office:value-type="string" office:string-value="INSERT INTO &quot;SymboleTest&quot; VALUES ('AFF_CARRE', '200', 315, -1, 2, 1379368.5, 5226383);" calcext:value-type="string">
            <text:p>INSERT INTO "SymboleTest" VALUES ('AFF_CARRE', '200', 315, -1, 2, 1379368.5, 5226383);</text:p>
          </table:table-cell>
        </table:table-row>
        <table:table-row table:style-name="ro1">
          <table:table-cell table:number-columns-repeated="7"/>
          <table:table-cell table:formula="of:=[.$E$354]+[.K366]*[.$G$2]" office:value-type="float" office:value="1379369.25" calcext:value-type="float">
            <text:p>1379369,25</text:p>
          </table:table-cell>
          <table:table-cell table:formula="of:=[.$F$354]+[.L366]*[.$G$2]" office:value-type="float" office:value="5226377" calcext:value-type="float">
            <text:p>5226377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0]" office:value-type="float" office:value="-0.5" calcext:value-type="float">
            <text:p>-0,5</text:p>
          </table:table-cell>
          <table:table-cell table:formula="of:=[.L330]" office:value-type="float" office:value="-2" calcext:value-type="float">
            <text:p>-2</text:p>
          </table:table-cell>
          <table:table-cell table:number-columns-repeated="2"/>
          <table:table-cell table:formula="of:=SUBSTITUTE([.H366];&quot;,&quot;;&quot;.&quot;)" office:value-type="string" office:string-value="1379369.25" calcext:value-type="string">
            <text:p>1379369.25</text:p>
          </table:table-cell>
          <table:table-cell table:formula="of:=SUBSTITUTE([.I366];&quot;,&quot;;&quot;.&quot;)" office:value-type="string" office:string-value="5226377" calcext:value-type="string">
            <text:p>5226377</text:p>
          </table:table-cell>
          <table:table-cell table:formula="of:=SUBSTITUTE([.J366];&quot;,&quot;;&quot;.&quot;)" office:value-type="string" office:string-value="315" calcext:value-type="string">
            <text:p>315</text:p>
          </table:table-cell>
          <table:table-cell table:formula="of:=SUBSTITUTE([.K366];&quot;,&quot;;&quot;.&quot;)" office:value-type="string" office:string-value="-0.5" calcext:value-type="string">
            <text:p>-0.5</text:p>
          </table:table-cell>
          <table:table-cell table:formula="of:=SUBSTITUTE([.L366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366];&quot;, &quot;;[.R366];&quot;, &quot;;[.S366];&quot;, &quot;;[.O366];&quot;, &quot;;[.P366])" office:value-type="string" office:string-value="'AFF_CARRE', '200', 315, -0.5, -2, 1379369.25, 5226377" calcext:value-type="string">
            <text:p>'AFF_CARRE', '200', 315, -0.5, -2, 1379369.25, 5226377</text:p>
          </table:table-cell>
          <table:table-cell table:formula="of:=CONCATENATE(&quot;INSERT INTO &quot;;CHAR(34);&quot;SymboleTest&quot;;CHAR(34);&quot; VALUES (&quot;;[.T366];&quot;);&quot;)" office:value-type="string" office:string-value="INSERT INTO &quot;SymboleTest&quot; VALUES ('AFF_CARRE', '200', 315, -0.5, -2, 1379369.25, 5226377);" calcext:value-type="string">
            <text:p>INSERT INTO "SymboleTest" VALUES ('AFF_CARRE', '200', 315, -0.5, -2, 1379369.25, 5226377);</text:p>
          </table:table-cell>
        </table:table-row>
        <table:table-row table:style-name="ro1">
          <table:table-cell table:number-columns-repeated="7"/>
          <table:table-cell table:formula="of:=[.$E$354]+[.K367]*[.$G$2]" office:value-type="float" office:value="1379369.25" calcext:value-type="float">
            <text:p>1379369,25</text:p>
          </table:table-cell>
          <table:table-cell table:formula="of:=[.$F$354]+[.L367]*[.$G$2]" office:value-type="float" office:value="5226378.5" calcext:value-type="float">
            <text:p>5226378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1]" office:value-type="float" office:value="-0.5" calcext:value-type="float">
            <text:p>-0,5</text:p>
          </table:table-cell>
          <table:table-cell table:formula="of:=[.L331]" office:value-type="float" office:value="-1" calcext:value-type="float">
            <text:p>-1</text:p>
          </table:table-cell>
          <table:table-cell table:number-columns-repeated="2"/>
          <table:table-cell table:formula="of:=SUBSTITUTE([.H367];&quot;,&quot;;&quot;.&quot;)" office:value-type="string" office:string-value="1379369.25" calcext:value-type="string">
            <text:p>1379369.25</text:p>
          </table:table-cell>
          <table:table-cell table:formula="of:=SUBSTITUTE([.I367];&quot;,&quot;;&quot;.&quot;)" office:value-type="string" office:string-value="5226378.5" calcext:value-type="string">
            <text:p>5226378.5</text:p>
          </table:table-cell>
          <table:table-cell table:formula="of:=SUBSTITUTE([.J367];&quot;,&quot;;&quot;.&quot;)" office:value-type="string" office:string-value="315" calcext:value-type="string">
            <text:p>315</text:p>
          </table:table-cell>
          <table:table-cell table:formula="of:=SUBSTITUTE([.K367];&quot;,&quot;;&quot;.&quot;)" office:value-type="string" office:string-value="-0.5" calcext:value-type="string">
            <text:p>-0.5</text:p>
          </table:table-cell>
          <table:table-cell table:formula="of:=SUBSTITUTE([.L367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367];&quot;, &quot;;[.R367];&quot;, &quot;;[.S367];&quot;, &quot;;[.O367];&quot;, &quot;;[.P367])" office:value-type="string" office:string-value="'AFF_CARRE', '200', 315, -0.5, -1, 1379369.25, 5226378.5" calcext:value-type="string">
            <text:p>'AFF_CARRE', '200', 315, -0.5, -1, 1379369.25, 5226378.5</text:p>
          </table:table-cell>
          <table:table-cell table:formula="of:=CONCATENATE(&quot;INSERT INTO &quot;;CHAR(34);&quot;SymboleTest&quot;;CHAR(34);&quot; VALUES (&quot;;[.T367];&quot;);&quot;)" office:value-type="string" office:string-value="INSERT INTO &quot;SymboleTest&quot; VALUES ('AFF_CARRE', '200', 315, -0.5, -1, 1379369.25, 5226378.5);" calcext:value-type="string">
            <text:p>INSERT INTO "SymboleTest" VALUES ('AFF_CARRE', '200', 315, -0.5, -1, 1379369.25, 5226378.5);</text:p>
          </table:table-cell>
        </table:table-row>
        <table:table-row table:style-name="ro1">
          <table:table-cell table:number-columns-repeated="7"/>
          <table:table-cell table:formula="of:=[.$E$354]+[.K368]*[.$G$2]" office:value-type="float" office:value="1379369.25" calcext:value-type="float">
            <text:p>1379369,25</text:p>
          </table:table-cell>
          <table:table-cell table:formula="of:=[.$F$354]+[.L368]*[.$G$2]" office:value-type="float" office:value="5226379.25" calcext:value-type="float">
            <text:p>5226379,2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2]" office:value-type="float" office:value="-0.5" calcext:value-type="float">
            <text:p>-0,5</text:p>
          </table:table-cell>
          <table:table-cell table:formula="of:=[.L332]" office:value-type="float" office:value="-0.5" calcext:value-type="float">
            <text:p>-0,5</text:p>
          </table:table-cell>
          <table:table-cell table:number-columns-repeated="2"/>
          <table:table-cell table:formula="of:=SUBSTITUTE([.H368];&quot;,&quot;;&quot;.&quot;)" office:value-type="string" office:string-value="1379369.25" calcext:value-type="string">
            <text:p>1379369.25</text:p>
          </table:table-cell>
          <table:table-cell table:formula="of:=SUBSTITUTE([.I368];&quot;,&quot;;&quot;.&quot;)" office:value-type="string" office:string-value="5226379.25" calcext:value-type="string">
            <text:p>5226379.25</text:p>
          </table:table-cell>
          <table:table-cell table:formula="of:=SUBSTITUTE([.J368];&quot;,&quot;;&quot;.&quot;)" office:value-type="string" office:string-value="315" calcext:value-type="string">
            <text:p>315</text:p>
          </table:table-cell>
          <table:table-cell table:formula="of:=SUBSTITUTE([.K368];&quot;,&quot;;&quot;.&quot;)" office:value-type="string" office:string-value="-0.5" calcext:value-type="string">
            <text:p>-0.5</text:p>
          </table:table-cell>
          <table:table-cell table:formula="of:=SUBSTITUTE([.L368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368];&quot;, &quot;;[.R368];&quot;, &quot;;[.S368];&quot;, &quot;;[.O368];&quot;, &quot;;[.P368])" office:value-type="string" office:string-value="'AFF_CARRE', '200', 315, -0.5, -0.5, 1379369.25, 5226379.25" calcext:value-type="string">
            <text:p>'AFF_CARRE', '200', 315, -0.5, -0.5, 1379369.25, 5226379.25</text:p>
          </table:table-cell>
          <table:table-cell table:formula="of:=CONCATENATE(&quot;INSERT INTO &quot;;CHAR(34);&quot;SymboleTest&quot;;CHAR(34);&quot; VALUES (&quot;;[.T368];&quot;);&quot;)" office:value-type="string" office:string-value="INSERT INTO &quot;SymboleTest&quot; VALUES ('AFF_CARRE', '200', 315, -0.5, -0.5, 1379369.25, 5226379.25);" calcext:value-type="string">
            <text:p>INSERT INTO "SymboleTest" VALUES ('AFF_CARRE', '200', 315, -0.5, -0.5, 1379369.25, 5226379.25);</text:p>
          </table:table-cell>
        </table:table-row>
        <table:table-row table:style-name="ro1">
          <table:table-cell table:number-columns-repeated="7"/>
          <table:table-cell table:formula="of:=[.$E$354]+[.K369]*[.$G$2]" office:value-type="float" office:value="1379369.25" calcext:value-type="float">
            <text:p>1379369,25</text:p>
          </table:table-cell>
          <table:table-cell table:formula="of:=[.$F$354]+[.L369]*[.$G$2]" office:value-type="float" office:value="5226380.75" calcext:value-type="float">
            <text:p>5226380,7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3]" office:value-type="float" office:value="-0.5" calcext:value-type="float">
            <text:p>-0,5</text:p>
          </table:table-cell>
          <table:table-cell table:formula="of:=[.L333]" office:value-type="float" office:value="0.5" calcext:value-type="float">
            <text:p>0,5</text:p>
          </table:table-cell>
          <table:table-cell table:number-columns-repeated="2"/>
          <table:table-cell table:formula="of:=SUBSTITUTE([.H369];&quot;,&quot;;&quot;.&quot;)" office:value-type="string" office:string-value="1379369.25" calcext:value-type="string">
            <text:p>1379369.25</text:p>
          </table:table-cell>
          <table:table-cell table:formula="of:=SUBSTITUTE([.I369];&quot;,&quot;;&quot;.&quot;)" office:value-type="string" office:string-value="5226380.75" calcext:value-type="string">
            <text:p>5226380.75</text:p>
          </table:table-cell>
          <table:table-cell table:formula="of:=SUBSTITUTE([.J369];&quot;,&quot;;&quot;.&quot;)" office:value-type="string" office:string-value="315" calcext:value-type="string">
            <text:p>315</text:p>
          </table:table-cell>
          <table:table-cell table:formula="of:=SUBSTITUTE([.K369];&quot;,&quot;;&quot;.&quot;)" office:value-type="string" office:string-value="-0.5" calcext:value-type="string">
            <text:p>-0.5</text:p>
          </table:table-cell>
          <table:table-cell table:formula="of:=SUBSTITUTE([.L369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369];&quot;, &quot;;[.R369];&quot;, &quot;;[.S369];&quot;, &quot;;[.O369];&quot;, &quot;;[.P369])" office:value-type="string" office:string-value="'AFF_CARRE', '200', 315, -0.5, 0.5, 1379369.25, 5226380.75" calcext:value-type="string">
            <text:p>'AFF_CARRE', '200', 315, -0.5, 0.5, 1379369.25, 5226380.75</text:p>
          </table:table-cell>
          <table:table-cell table:formula="of:=CONCATENATE(&quot;INSERT INTO &quot;;CHAR(34);&quot;SymboleTest&quot;;CHAR(34);&quot; VALUES (&quot;;[.T369];&quot;);&quot;)" office:value-type="string" office:string-value="INSERT INTO &quot;SymboleTest&quot; VALUES ('AFF_CARRE', '200', 315, -0.5, 0.5, 1379369.25, 5226380.75);" calcext:value-type="string">
            <text:p>INSERT INTO "SymboleTest" VALUES ('AFF_CARRE', '200', 315, -0.5, 0.5, 1379369.25, 5226380.75);</text:p>
          </table:table-cell>
        </table:table-row>
        <table:table-row table:style-name="ro1">
          <table:table-cell table:number-columns-repeated="7"/>
          <table:table-cell table:formula="of:=[.$E$354]+[.K370]*[.$G$2]" office:value-type="float" office:value="1379369.25" calcext:value-type="float">
            <text:p>1379369,25</text:p>
          </table:table-cell>
          <table:table-cell table:formula="of:=[.$F$354]+[.L370]*[.$G$2]" office:value-type="float" office:value="5226381.5" calcext:value-type="float">
            <text:p>5226381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4]" office:value-type="float" office:value="-0.5" calcext:value-type="float">
            <text:p>-0,5</text:p>
          </table:table-cell>
          <table:table-cell table:formula="of:=[.L334]" office:value-type="float" office:value="1" calcext:value-type="float">
            <text:p>1</text:p>
          </table:table-cell>
          <table:table-cell table:number-columns-repeated="2"/>
          <table:table-cell table:formula="of:=SUBSTITUTE([.H370];&quot;,&quot;;&quot;.&quot;)" office:value-type="string" office:string-value="1379369.25" calcext:value-type="string">
            <text:p>1379369.25</text:p>
          </table:table-cell>
          <table:table-cell table:formula="of:=SUBSTITUTE([.I370];&quot;,&quot;;&quot;.&quot;)" office:value-type="string" office:string-value="5226381.5" calcext:value-type="string">
            <text:p>5226381.5</text:p>
          </table:table-cell>
          <table:table-cell table:formula="of:=SUBSTITUTE([.J370];&quot;,&quot;;&quot;.&quot;)" office:value-type="string" office:string-value="315" calcext:value-type="string">
            <text:p>315</text:p>
          </table:table-cell>
          <table:table-cell table:formula="of:=SUBSTITUTE([.K370];&quot;,&quot;;&quot;.&quot;)" office:value-type="string" office:string-value="-0.5" calcext:value-type="string">
            <text:p>-0.5</text:p>
          </table:table-cell>
          <table:table-cell table:formula="of:=SUBSTITUTE([.L370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370];&quot;, &quot;;[.R370];&quot;, &quot;;[.S370];&quot;, &quot;;[.O370];&quot;, &quot;;[.P370])" office:value-type="string" office:string-value="'AFF_CARRE', '200', 315, -0.5, 1, 1379369.25, 5226381.5" calcext:value-type="string">
            <text:p>'AFF_CARRE', '200', 315, -0.5, 1, 1379369.25, 5226381.5</text:p>
          </table:table-cell>
          <table:table-cell table:formula="of:=CONCATENATE(&quot;INSERT INTO &quot;;CHAR(34);&quot;SymboleTest&quot;;CHAR(34);&quot; VALUES (&quot;;[.T370];&quot;);&quot;)" office:value-type="string" office:string-value="INSERT INTO &quot;SymboleTest&quot; VALUES ('AFF_CARRE', '200', 315, -0.5, 1, 1379369.25, 5226381.5);" calcext:value-type="string">
            <text:p>INSERT INTO "SymboleTest" VALUES ('AFF_CARRE', '200', 315, -0.5, 1, 1379369.25, 5226381.5);</text:p>
          </table:table-cell>
        </table:table-row>
        <table:table-row table:style-name="ro1">
          <table:table-cell table:number-columns-repeated="7"/>
          <table:table-cell table:formula="of:=[.$E$354]+[.K371]*[.$G$2]" office:value-type="float" office:value="1379369.25" calcext:value-type="float">
            <text:p>1379369,25</text:p>
          </table:table-cell>
          <table:table-cell table:formula="of:=[.$F$354]+[.L371]*[.$G$2]" office:value-type="float" office:value="5226383" calcext:value-type="float">
            <text:p>5226383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5]" office:value-type="float" office:value="-0.5" calcext:value-type="float">
            <text:p>-0,5</text:p>
          </table:table-cell>
          <table:table-cell table:formula="of:=[.L335]" office:value-type="float" office:value="2" calcext:value-type="float">
            <text:p>2</text:p>
          </table:table-cell>
          <table:table-cell table:number-columns-repeated="2"/>
          <table:table-cell table:formula="of:=SUBSTITUTE([.H371];&quot;,&quot;;&quot;.&quot;)" office:value-type="string" office:string-value="1379369.25" calcext:value-type="string">
            <text:p>1379369.25</text:p>
          </table:table-cell>
          <table:table-cell table:formula="of:=SUBSTITUTE([.I371];&quot;,&quot;;&quot;.&quot;)" office:value-type="string" office:string-value="5226383" calcext:value-type="string">
            <text:p>5226383</text:p>
          </table:table-cell>
          <table:table-cell table:formula="of:=SUBSTITUTE([.J371];&quot;,&quot;;&quot;.&quot;)" office:value-type="string" office:string-value="315" calcext:value-type="string">
            <text:p>315</text:p>
          </table:table-cell>
          <table:table-cell table:formula="of:=SUBSTITUTE([.K371];&quot;,&quot;;&quot;.&quot;)" office:value-type="string" office:string-value="-0.5" calcext:value-type="string">
            <text:p>-0.5</text:p>
          </table:table-cell>
          <table:table-cell table:formula="of:=SUBSTITUTE([.L371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371];&quot;, &quot;;[.R371];&quot;, &quot;;[.S371];&quot;, &quot;;[.O371];&quot;, &quot;;[.P371])" office:value-type="string" office:string-value="'AFF_CARRE', '200', 315, -0.5, 2, 1379369.25, 5226383" calcext:value-type="string">
            <text:p>'AFF_CARRE', '200', 315, -0.5, 2, 1379369.25, 5226383</text:p>
          </table:table-cell>
          <table:table-cell table:formula="of:=CONCATENATE(&quot;INSERT INTO &quot;;CHAR(34);&quot;SymboleTest&quot;;CHAR(34);&quot; VALUES (&quot;;[.T371];&quot;);&quot;)" office:value-type="string" office:string-value="INSERT INTO &quot;SymboleTest&quot; VALUES ('AFF_CARRE', '200', 315, -0.5, 2, 1379369.25, 5226383);" calcext:value-type="string">
            <text:p>INSERT INTO "SymboleTest" VALUES ('AFF_CARRE', '200', 315, -0.5, 2, 1379369.25, 5226383);</text:p>
          </table:table-cell>
        </table:table-row>
        <table:table-row table:style-name="ro1">
          <table:table-cell table:number-columns-repeated="7"/>
          <table:table-cell table:formula="of:=[.$E$354]+[.K372]*[.$G$2]" office:value-type="float" office:value="1379370.75" calcext:value-type="float">
            <text:p>1379370,75</text:p>
          </table:table-cell>
          <table:table-cell table:formula="of:=[.$F$354]+[.L372]*[.$G$2]" office:value-type="float" office:value="5226377" calcext:value-type="float">
            <text:p>5226377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6]" office:value-type="float" office:value="0.5" calcext:value-type="float">
            <text:p>0,5</text:p>
          </table:table-cell>
          <table:table-cell table:formula="of:=[.L336]" office:value-type="float" office:value="-2" calcext:value-type="float">
            <text:p>-2</text:p>
          </table:table-cell>
          <table:table-cell table:number-columns-repeated="2"/>
          <table:table-cell table:formula="of:=SUBSTITUTE([.H372];&quot;,&quot;;&quot;.&quot;)" office:value-type="string" office:string-value="1379370.75" calcext:value-type="string">
            <text:p>1379370.75</text:p>
          </table:table-cell>
          <table:table-cell table:formula="of:=SUBSTITUTE([.I372];&quot;,&quot;;&quot;.&quot;)" office:value-type="string" office:string-value="5226377" calcext:value-type="string">
            <text:p>5226377</text:p>
          </table:table-cell>
          <table:table-cell table:formula="of:=SUBSTITUTE([.J372];&quot;,&quot;;&quot;.&quot;)" office:value-type="string" office:string-value="315" calcext:value-type="string">
            <text:p>315</text:p>
          </table:table-cell>
          <table:table-cell table:formula="of:=SUBSTITUTE([.K372];&quot;,&quot;;&quot;.&quot;)" office:value-type="string" office:string-value="0.5" calcext:value-type="string">
            <text:p>0.5</text:p>
          </table:table-cell>
          <table:table-cell table:formula="of:=SUBSTITUTE([.L372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372];&quot;, &quot;;[.R372];&quot;, &quot;;[.S372];&quot;, &quot;;[.O372];&quot;, &quot;;[.P372])" office:value-type="string" office:string-value="'AFF_CARRE', '200', 315, 0.5, -2, 1379370.75, 5226377" calcext:value-type="string">
            <text:p>'AFF_CARRE', '200', 315, 0.5, -2, 1379370.75, 5226377</text:p>
          </table:table-cell>
          <table:table-cell table:formula="of:=CONCATENATE(&quot;INSERT INTO &quot;;CHAR(34);&quot;SymboleTest&quot;;CHAR(34);&quot; VALUES (&quot;;[.T372];&quot;);&quot;)" office:value-type="string" office:string-value="INSERT INTO &quot;SymboleTest&quot; VALUES ('AFF_CARRE', '200', 315, 0.5, -2, 1379370.75, 5226377);" calcext:value-type="string">
            <text:p>INSERT INTO "SymboleTest" VALUES ('AFF_CARRE', '200', 315, 0.5, -2, 1379370.75, 5226377);</text:p>
          </table:table-cell>
        </table:table-row>
        <table:table-row table:style-name="ro1">
          <table:table-cell table:number-columns-repeated="7"/>
          <table:table-cell table:formula="of:=[.$E$354]+[.K373]*[.$G$2]" office:value-type="float" office:value="1379370.75" calcext:value-type="float">
            <text:p>1379370,75</text:p>
          </table:table-cell>
          <table:table-cell table:formula="of:=[.$F$354]+[.L373]*[.$G$2]" office:value-type="float" office:value="5226378.5" calcext:value-type="float">
            <text:p>5226378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7]" office:value-type="float" office:value="0.5" calcext:value-type="float">
            <text:p>0,5</text:p>
          </table:table-cell>
          <table:table-cell table:formula="of:=[.L337]" office:value-type="float" office:value="-1" calcext:value-type="float">
            <text:p>-1</text:p>
          </table:table-cell>
          <table:table-cell table:number-columns-repeated="2"/>
          <table:table-cell table:formula="of:=SUBSTITUTE([.H373];&quot;,&quot;;&quot;.&quot;)" office:value-type="string" office:string-value="1379370.75" calcext:value-type="string">
            <text:p>1379370.75</text:p>
          </table:table-cell>
          <table:table-cell table:formula="of:=SUBSTITUTE([.I373];&quot;,&quot;;&quot;.&quot;)" office:value-type="string" office:string-value="5226378.5" calcext:value-type="string">
            <text:p>5226378.5</text:p>
          </table:table-cell>
          <table:table-cell table:formula="of:=SUBSTITUTE([.J373];&quot;,&quot;;&quot;.&quot;)" office:value-type="string" office:string-value="315" calcext:value-type="string">
            <text:p>315</text:p>
          </table:table-cell>
          <table:table-cell table:formula="of:=SUBSTITUTE([.K373];&quot;,&quot;;&quot;.&quot;)" office:value-type="string" office:string-value="0.5" calcext:value-type="string">
            <text:p>0.5</text:p>
          </table:table-cell>
          <table:table-cell table:formula="of:=SUBSTITUTE([.L373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373];&quot;, &quot;;[.R373];&quot;, &quot;;[.S373];&quot;, &quot;;[.O373];&quot;, &quot;;[.P373])" office:value-type="string" office:string-value="'AFF_CARRE', '200', 315, 0.5, -1, 1379370.75, 5226378.5" calcext:value-type="string">
            <text:p>'AFF_CARRE', '200', 315, 0.5, -1, 1379370.75, 5226378.5</text:p>
          </table:table-cell>
          <table:table-cell table:formula="of:=CONCATENATE(&quot;INSERT INTO &quot;;CHAR(34);&quot;SymboleTest&quot;;CHAR(34);&quot; VALUES (&quot;;[.T373];&quot;);&quot;)" office:value-type="string" office:string-value="INSERT INTO &quot;SymboleTest&quot; VALUES ('AFF_CARRE', '200', 315, 0.5, -1, 1379370.75, 5226378.5);" calcext:value-type="string">
            <text:p>INSERT INTO "SymboleTest" VALUES ('AFF_CARRE', '200', 315, 0.5, -1, 1379370.75, 5226378.5);</text:p>
          </table:table-cell>
        </table:table-row>
        <table:table-row table:style-name="ro1">
          <table:table-cell table:number-columns-repeated="7"/>
          <table:table-cell table:formula="of:=[.$E$354]+[.K374]*[.$G$2]" office:value-type="float" office:value="1379370.75" calcext:value-type="float">
            <text:p>1379370,75</text:p>
          </table:table-cell>
          <table:table-cell table:formula="of:=[.$F$354]+[.L374]*[.$G$2]" office:value-type="float" office:value="5226379.25" calcext:value-type="float">
            <text:p>5226379,2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8]" office:value-type="float" office:value="0.5" calcext:value-type="float">
            <text:p>0,5</text:p>
          </table:table-cell>
          <table:table-cell table:formula="of:=[.L338]" office:value-type="float" office:value="-0.5" calcext:value-type="float">
            <text:p>-0,5</text:p>
          </table:table-cell>
          <table:table-cell table:number-columns-repeated="2"/>
          <table:table-cell table:formula="of:=SUBSTITUTE([.H374];&quot;,&quot;;&quot;.&quot;)" office:value-type="string" office:string-value="1379370.75" calcext:value-type="string">
            <text:p>1379370.75</text:p>
          </table:table-cell>
          <table:table-cell table:formula="of:=SUBSTITUTE([.I374];&quot;,&quot;;&quot;.&quot;)" office:value-type="string" office:string-value="5226379.25" calcext:value-type="string">
            <text:p>5226379.25</text:p>
          </table:table-cell>
          <table:table-cell table:formula="of:=SUBSTITUTE([.J374];&quot;,&quot;;&quot;.&quot;)" office:value-type="string" office:string-value="315" calcext:value-type="string">
            <text:p>315</text:p>
          </table:table-cell>
          <table:table-cell table:formula="of:=SUBSTITUTE([.K374];&quot;,&quot;;&quot;.&quot;)" office:value-type="string" office:string-value="0.5" calcext:value-type="string">
            <text:p>0.5</text:p>
          </table:table-cell>
          <table:table-cell table:formula="of:=SUBSTITUTE([.L374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374];&quot;, &quot;;[.R374];&quot;, &quot;;[.S374];&quot;, &quot;;[.O374];&quot;, &quot;;[.P374])" office:value-type="string" office:string-value="'AFF_CARRE', '200', 315, 0.5, -0.5, 1379370.75, 5226379.25" calcext:value-type="string">
            <text:p>'AFF_CARRE', '200', 315, 0.5, -0.5, 1379370.75, 5226379.25</text:p>
          </table:table-cell>
          <table:table-cell table:formula="of:=CONCATENATE(&quot;INSERT INTO &quot;;CHAR(34);&quot;SymboleTest&quot;;CHAR(34);&quot; VALUES (&quot;;[.T374];&quot;);&quot;)" office:value-type="string" office:string-value="INSERT INTO &quot;SymboleTest&quot; VALUES ('AFF_CARRE', '200', 315, 0.5, -0.5, 1379370.75, 5226379.25);" calcext:value-type="string">
            <text:p>INSERT INTO "SymboleTest" VALUES ('AFF_CARRE', '200', 315, 0.5, -0.5, 1379370.75, 5226379.25);</text:p>
          </table:table-cell>
        </table:table-row>
        <table:table-row table:style-name="ro1">
          <table:table-cell table:number-columns-repeated="7"/>
          <table:table-cell table:formula="of:=[.$E$354]+[.K375]*[.$G$2]" office:value-type="float" office:value="1379370.75" calcext:value-type="float">
            <text:p>1379370,75</text:p>
          </table:table-cell>
          <table:table-cell table:formula="of:=[.$F$354]+[.L375]*[.$G$2]" office:value-type="float" office:value="5226380.75" calcext:value-type="float">
            <text:p>5226380,7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9]" office:value-type="float" office:value="0.5" calcext:value-type="float">
            <text:p>0,5</text:p>
          </table:table-cell>
          <table:table-cell table:formula="of:=[.L339]" office:value-type="float" office:value="0.5" calcext:value-type="float">
            <text:p>0,5</text:p>
          </table:table-cell>
          <table:table-cell table:number-columns-repeated="2"/>
          <table:table-cell table:formula="of:=SUBSTITUTE([.H375];&quot;,&quot;;&quot;.&quot;)" office:value-type="string" office:string-value="1379370.75" calcext:value-type="string">
            <text:p>1379370.75</text:p>
          </table:table-cell>
          <table:table-cell table:formula="of:=SUBSTITUTE([.I375];&quot;,&quot;;&quot;.&quot;)" office:value-type="string" office:string-value="5226380.75" calcext:value-type="string">
            <text:p>5226380.75</text:p>
          </table:table-cell>
          <table:table-cell table:formula="of:=SUBSTITUTE([.J375];&quot;,&quot;;&quot;.&quot;)" office:value-type="string" office:string-value="315" calcext:value-type="string">
            <text:p>315</text:p>
          </table:table-cell>
          <table:table-cell table:formula="of:=SUBSTITUTE([.K375];&quot;,&quot;;&quot;.&quot;)" office:value-type="string" office:string-value="0.5" calcext:value-type="string">
            <text:p>0.5</text:p>
          </table:table-cell>
          <table:table-cell table:formula="of:=SUBSTITUTE([.L375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375];&quot;, &quot;;[.R375];&quot;, &quot;;[.S375];&quot;, &quot;;[.O375];&quot;, &quot;;[.P375])" office:value-type="string" office:string-value="'AFF_CARRE', '200', 315, 0.5, 0.5, 1379370.75, 5226380.75" calcext:value-type="string">
            <text:p>'AFF_CARRE', '200', 315, 0.5, 0.5, 1379370.75, 5226380.75</text:p>
          </table:table-cell>
          <table:table-cell table:formula="of:=CONCATENATE(&quot;INSERT INTO &quot;;CHAR(34);&quot;SymboleTest&quot;;CHAR(34);&quot; VALUES (&quot;;[.T375];&quot;);&quot;)" office:value-type="string" office:string-value="INSERT INTO &quot;SymboleTest&quot; VALUES ('AFF_CARRE', '200', 315, 0.5, 0.5, 1379370.75, 5226380.75);" calcext:value-type="string">
            <text:p>INSERT INTO "SymboleTest" VALUES ('AFF_CARRE', '200', 315, 0.5, 0.5, 1379370.75, 5226380.75);</text:p>
          </table:table-cell>
        </table:table-row>
        <table:table-row table:style-name="ro1">
          <table:table-cell table:number-columns-repeated="7"/>
          <table:table-cell table:formula="of:=[.$E$354]+[.K376]*[.$G$2]" office:value-type="float" office:value="1379370.75" calcext:value-type="float">
            <text:p>1379370,75</text:p>
          </table:table-cell>
          <table:table-cell table:formula="of:=[.$F$354]+[.L376]*[.$G$2]" office:value-type="float" office:value="5226381.5" calcext:value-type="float">
            <text:p>5226381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0]" office:value-type="float" office:value="0.5" calcext:value-type="float">
            <text:p>0,5</text:p>
          </table:table-cell>
          <table:table-cell table:formula="of:=[.L340]" office:value-type="float" office:value="1" calcext:value-type="float">
            <text:p>1</text:p>
          </table:table-cell>
          <table:table-cell table:number-columns-repeated="2"/>
          <table:table-cell table:formula="of:=SUBSTITUTE([.H376];&quot;,&quot;;&quot;.&quot;)" office:value-type="string" office:string-value="1379370.75" calcext:value-type="string">
            <text:p>1379370.75</text:p>
          </table:table-cell>
          <table:table-cell table:formula="of:=SUBSTITUTE([.I376];&quot;,&quot;;&quot;.&quot;)" office:value-type="string" office:string-value="5226381.5" calcext:value-type="string">
            <text:p>5226381.5</text:p>
          </table:table-cell>
          <table:table-cell table:formula="of:=SUBSTITUTE([.J376];&quot;,&quot;;&quot;.&quot;)" office:value-type="string" office:string-value="315" calcext:value-type="string">
            <text:p>315</text:p>
          </table:table-cell>
          <table:table-cell table:formula="of:=SUBSTITUTE([.K376];&quot;,&quot;;&quot;.&quot;)" office:value-type="string" office:string-value="0.5" calcext:value-type="string">
            <text:p>0.5</text:p>
          </table:table-cell>
          <table:table-cell table:formula="of:=SUBSTITUTE([.L376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376];&quot;, &quot;;[.R376];&quot;, &quot;;[.S376];&quot;, &quot;;[.O376];&quot;, &quot;;[.P376])" office:value-type="string" office:string-value="'AFF_CARRE', '200', 315, 0.5, 1, 1379370.75, 5226381.5" calcext:value-type="string">
            <text:p>'AFF_CARRE', '200', 315, 0.5, 1, 1379370.75, 5226381.5</text:p>
          </table:table-cell>
          <table:table-cell table:formula="of:=CONCATENATE(&quot;INSERT INTO &quot;;CHAR(34);&quot;SymboleTest&quot;;CHAR(34);&quot; VALUES (&quot;;[.T376];&quot;);&quot;)" office:value-type="string" office:string-value="INSERT INTO &quot;SymboleTest&quot; VALUES ('AFF_CARRE', '200', 315, 0.5, 1, 1379370.75, 5226381.5);" calcext:value-type="string">
            <text:p>INSERT INTO "SymboleTest" VALUES ('AFF_CARRE', '200', 315, 0.5, 1, 1379370.75, 5226381.5);</text:p>
          </table:table-cell>
        </table:table-row>
        <table:table-row table:style-name="ro1">
          <table:table-cell table:number-columns-repeated="7"/>
          <table:table-cell table:formula="of:=[.$E$354]+[.K377]*[.$G$2]" office:value-type="float" office:value="1379370.75" calcext:value-type="float">
            <text:p>1379370,75</text:p>
          </table:table-cell>
          <table:table-cell table:formula="of:=[.$F$354]+[.L377]*[.$G$2]" office:value-type="float" office:value="5226383" calcext:value-type="float">
            <text:p>5226383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1]" office:value-type="float" office:value="0.5" calcext:value-type="float">
            <text:p>0,5</text:p>
          </table:table-cell>
          <table:table-cell table:formula="of:=[.L341]" office:value-type="float" office:value="2" calcext:value-type="float">
            <text:p>2</text:p>
          </table:table-cell>
          <table:table-cell table:number-columns-repeated="2"/>
          <table:table-cell table:formula="of:=SUBSTITUTE([.H377];&quot;,&quot;;&quot;.&quot;)" office:value-type="string" office:string-value="1379370.75" calcext:value-type="string">
            <text:p>1379370.75</text:p>
          </table:table-cell>
          <table:table-cell table:formula="of:=SUBSTITUTE([.I377];&quot;,&quot;;&quot;.&quot;)" office:value-type="string" office:string-value="5226383" calcext:value-type="string">
            <text:p>5226383</text:p>
          </table:table-cell>
          <table:table-cell table:formula="of:=SUBSTITUTE([.J377];&quot;,&quot;;&quot;.&quot;)" office:value-type="string" office:string-value="315" calcext:value-type="string">
            <text:p>315</text:p>
          </table:table-cell>
          <table:table-cell table:formula="of:=SUBSTITUTE([.K377];&quot;,&quot;;&quot;.&quot;)" office:value-type="string" office:string-value="0.5" calcext:value-type="string">
            <text:p>0.5</text:p>
          </table:table-cell>
          <table:table-cell table:formula="of:=SUBSTITUTE([.L377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377];&quot;, &quot;;[.R377];&quot;, &quot;;[.S377];&quot;, &quot;;[.O377];&quot;, &quot;;[.P377])" office:value-type="string" office:string-value="'AFF_CARRE', '200', 315, 0.5, 2, 1379370.75, 5226383" calcext:value-type="string">
            <text:p>'AFF_CARRE', '200', 315, 0.5, 2, 1379370.75, 5226383</text:p>
          </table:table-cell>
          <table:table-cell table:formula="of:=CONCATENATE(&quot;INSERT INTO &quot;;CHAR(34);&quot;SymboleTest&quot;;CHAR(34);&quot; VALUES (&quot;;[.T377];&quot;);&quot;)" office:value-type="string" office:string-value="INSERT INTO &quot;SymboleTest&quot; VALUES ('AFF_CARRE', '200', 315, 0.5, 2, 1379370.75, 5226383);" calcext:value-type="string">
            <text:p>INSERT INTO "SymboleTest" VALUES ('AFF_CARRE', '200', 315, 0.5, 2, 1379370.75, 5226383);</text:p>
          </table:table-cell>
        </table:table-row>
        <table:table-row table:style-name="ro1">
          <table:table-cell table:number-columns-repeated="7"/>
          <table:table-cell table:formula="of:=[.$E$354]+[.K378]*[.$G$2]" office:value-type="float" office:value="1379371.5" calcext:value-type="float">
            <text:p>1379371,5</text:p>
          </table:table-cell>
          <table:table-cell table:formula="of:=[.$F$354]+[.L378]*[.$G$2]" office:value-type="float" office:value="5226377" calcext:value-type="float">
            <text:p>5226377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2]" office:value-type="float" office:value="1" calcext:value-type="float">
            <text:p>1</text:p>
          </table:table-cell>
          <table:table-cell table:formula="of:=[.L342]" office:value-type="float" office:value="-2" calcext:value-type="float">
            <text:p>-2</text:p>
          </table:table-cell>
          <table:table-cell table:number-columns-repeated="2"/>
          <table:table-cell table:formula="of:=SUBSTITUTE([.H378];&quot;,&quot;;&quot;.&quot;)" office:value-type="string" office:string-value="1379371.5" calcext:value-type="string">
            <text:p>1379371.5</text:p>
          </table:table-cell>
          <table:table-cell table:formula="of:=SUBSTITUTE([.I378];&quot;,&quot;;&quot;.&quot;)" office:value-type="string" office:string-value="5226377" calcext:value-type="string">
            <text:p>5226377</text:p>
          </table:table-cell>
          <table:table-cell table:formula="of:=SUBSTITUTE([.J378];&quot;,&quot;;&quot;.&quot;)" office:value-type="string" office:string-value="315" calcext:value-type="string">
            <text:p>315</text:p>
          </table:table-cell>
          <table:table-cell table:formula="of:=SUBSTITUTE([.K378];&quot;,&quot;;&quot;.&quot;)" office:value-type="string" office:string-value="1" calcext:value-type="string">
            <text:p>1</text:p>
          </table:table-cell>
          <table:table-cell table:formula="of:=SUBSTITUTE([.L378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378];&quot;, &quot;;[.R378];&quot;, &quot;;[.S378];&quot;, &quot;;[.O378];&quot;, &quot;;[.P378])" office:value-type="string" office:string-value="'AFF_CARRE', '200', 315, 1, -2, 1379371.5, 5226377" calcext:value-type="string">
            <text:p>'AFF_CARRE', '200', 315, 1, -2, 1379371.5, 5226377</text:p>
          </table:table-cell>
          <table:table-cell table:formula="of:=CONCATENATE(&quot;INSERT INTO &quot;;CHAR(34);&quot;SymboleTest&quot;;CHAR(34);&quot; VALUES (&quot;;[.T378];&quot;);&quot;)" office:value-type="string" office:string-value="INSERT INTO &quot;SymboleTest&quot; VALUES ('AFF_CARRE', '200', 315, 1, -2, 1379371.5, 5226377);" calcext:value-type="string">
            <text:p>INSERT INTO "SymboleTest" VALUES ('AFF_CARRE', '200', 315, 1, -2, 1379371.5, 5226377);</text:p>
          </table:table-cell>
        </table:table-row>
        <table:table-row table:style-name="ro1">
          <table:table-cell table:number-columns-repeated="7"/>
          <table:table-cell table:formula="of:=[.$E$354]+[.K379]*[.$G$2]" office:value-type="float" office:value="1379371.5" calcext:value-type="float">
            <text:p>1379371,5</text:p>
          </table:table-cell>
          <table:table-cell table:formula="of:=[.$F$354]+[.L379]*[.$G$2]" office:value-type="float" office:value="5226378.5" calcext:value-type="float">
            <text:p>5226378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3]" office:value-type="float" office:value="1" calcext:value-type="float">
            <text:p>1</text:p>
          </table:table-cell>
          <table:table-cell table:formula="of:=[.L343]" office:value-type="float" office:value="-1" calcext:value-type="float">
            <text:p>-1</text:p>
          </table:table-cell>
          <table:table-cell table:number-columns-repeated="2"/>
          <table:table-cell table:formula="of:=SUBSTITUTE([.H379];&quot;,&quot;;&quot;.&quot;)" office:value-type="string" office:string-value="1379371.5" calcext:value-type="string">
            <text:p>1379371.5</text:p>
          </table:table-cell>
          <table:table-cell table:formula="of:=SUBSTITUTE([.I379];&quot;,&quot;;&quot;.&quot;)" office:value-type="string" office:string-value="5226378.5" calcext:value-type="string">
            <text:p>5226378.5</text:p>
          </table:table-cell>
          <table:table-cell table:formula="of:=SUBSTITUTE([.J379];&quot;,&quot;;&quot;.&quot;)" office:value-type="string" office:string-value="315" calcext:value-type="string">
            <text:p>315</text:p>
          </table:table-cell>
          <table:table-cell table:formula="of:=SUBSTITUTE([.K379];&quot;,&quot;;&quot;.&quot;)" office:value-type="string" office:string-value="1" calcext:value-type="string">
            <text:p>1</text:p>
          </table:table-cell>
          <table:table-cell table:formula="of:=SUBSTITUTE([.L379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379];&quot;, &quot;;[.R379];&quot;, &quot;;[.S379];&quot;, &quot;;[.O379];&quot;, &quot;;[.P379])" office:value-type="string" office:string-value="'AFF_CARRE', '200', 315, 1, -1, 1379371.5, 5226378.5" calcext:value-type="string">
            <text:p>'AFF_CARRE', '200', 315, 1, -1, 1379371.5, 5226378.5</text:p>
          </table:table-cell>
          <table:table-cell table:formula="of:=CONCATENATE(&quot;INSERT INTO &quot;;CHAR(34);&quot;SymboleTest&quot;;CHAR(34);&quot; VALUES (&quot;;[.T379];&quot;);&quot;)" office:value-type="string" office:string-value="INSERT INTO &quot;SymboleTest&quot; VALUES ('AFF_CARRE', '200', 315, 1, -1, 1379371.5, 5226378.5);" calcext:value-type="string">
            <text:p>INSERT INTO "SymboleTest" VALUES ('AFF_CARRE', '200', 315, 1, -1, 1379371.5, 5226378.5);</text:p>
          </table:table-cell>
        </table:table-row>
        <table:table-row table:style-name="ro1">
          <table:table-cell table:number-columns-repeated="7"/>
          <table:table-cell table:formula="of:=[.$E$354]+[.K380]*[.$G$2]" office:value-type="float" office:value="1379371.5" calcext:value-type="float">
            <text:p>1379371,5</text:p>
          </table:table-cell>
          <table:table-cell table:formula="of:=[.$F$354]+[.L380]*[.$G$2]" office:value-type="float" office:value="5226379.25" calcext:value-type="float">
            <text:p>5226379,2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4]" office:value-type="float" office:value="1" calcext:value-type="float">
            <text:p>1</text:p>
          </table:table-cell>
          <table:table-cell table:formula="of:=[.L344]" office:value-type="float" office:value="-0.5" calcext:value-type="float">
            <text:p>-0,5</text:p>
          </table:table-cell>
          <table:table-cell table:number-columns-repeated="2"/>
          <table:table-cell table:formula="of:=SUBSTITUTE([.H380];&quot;,&quot;;&quot;.&quot;)" office:value-type="string" office:string-value="1379371.5" calcext:value-type="string">
            <text:p>1379371.5</text:p>
          </table:table-cell>
          <table:table-cell table:formula="of:=SUBSTITUTE([.I380];&quot;,&quot;;&quot;.&quot;)" office:value-type="string" office:string-value="5226379.25" calcext:value-type="string">
            <text:p>5226379.25</text:p>
          </table:table-cell>
          <table:table-cell table:formula="of:=SUBSTITUTE([.J380];&quot;,&quot;;&quot;.&quot;)" office:value-type="string" office:string-value="315" calcext:value-type="string">
            <text:p>315</text:p>
          </table:table-cell>
          <table:table-cell table:formula="of:=SUBSTITUTE([.K380];&quot;,&quot;;&quot;.&quot;)" office:value-type="string" office:string-value="1" calcext:value-type="string">
            <text:p>1</text:p>
          </table:table-cell>
          <table:table-cell table:formula="of:=SUBSTITUTE([.L380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380];&quot;, &quot;;[.R380];&quot;, &quot;;[.S380];&quot;, &quot;;[.O380];&quot;, &quot;;[.P380])" office:value-type="string" office:string-value="'AFF_CARRE', '200', 315, 1, -0.5, 1379371.5, 5226379.25" calcext:value-type="string">
            <text:p>'AFF_CARRE', '200', 315, 1, -0.5, 1379371.5, 5226379.25</text:p>
          </table:table-cell>
          <table:table-cell table:formula="of:=CONCATENATE(&quot;INSERT INTO &quot;;CHAR(34);&quot;SymboleTest&quot;;CHAR(34);&quot; VALUES (&quot;;[.T380];&quot;);&quot;)" office:value-type="string" office:string-value="INSERT INTO &quot;SymboleTest&quot; VALUES ('AFF_CARRE', '200', 315, 1, -0.5, 1379371.5, 5226379.25);" calcext:value-type="string">
            <text:p>INSERT INTO "SymboleTest" VALUES ('AFF_CARRE', '200', 315, 1, -0.5, 1379371.5, 5226379.25);</text:p>
          </table:table-cell>
        </table:table-row>
        <table:table-row table:style-name="ro1">
          <table:table-cell table:number-columns-repeated="7"/>
          <table:table-cell table:formula="of:=[.$E$354]+[.K381]*[.$G$2]" office:value-type="float" office:value="1379371.5" calcext:value-type="float">
            <text:p>1379371,5</text:p>
          </table:table-cell>
          <table:table-cell table:formula="of:=[.$F$354]+[.L381]*[.$G$2]" office:value-type="float" office:value="5226380.75" calcext:value-type="float">
            <text:p>5226380,7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5]" office:value-type="float" office:value="1" calcext:value-type="float">
            <text:p>1</text:p>
          </table:table-cell>
          <table:table-cell table:formula="of:=[.L345]" office:value-type="float" office:value="0.5" calcext:value-type="float">
            <text:p>0,5</text:p>
          </table:table-cell>
          <table:table-cell table:number-columns-repeated="2"/>
          <table:table-cell table:formula="of:=SUBSTITUTE([.H381];&quot;,&quot;;&quot;.&quot;)" office:value-type="string" office:string-value="1379371.5" calcext:value-type="string">
            <text:p>1379371.5</text:p>
          </table:table-cell>
          <table:table-cell table:formula="of:=SUBSTITUTE([.I381];&quot;,&quot;;&quot;.&quot;)" office:value-type="string" office:string-value="5226380.75" calcext:value-type="string">
            <text:p>5226380.75</text:p>
          </table:table-cell>
          <table:table-cell table:formula="of:=SUBSTITUTE([.J381];&quot;,&quot;;&quot;.&quot;)" office:value-type="string" office:string-value="315" calcext:value-type="string">
            <text:p>315</text:p>
          </table:table-cell>
          <table:table-cell table:formula="of:=SUBSTITUTE([.K381];&quot;,&quot;;&quot;.&quot;)" office:value-type="string" office:string-value="1" calcext:value-type="string">
            <text:p>1</text:p>
          </table:table-cell>
          <table:table-cell table:formula="of:=SUBSTITUTE([.L381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381];&quot;, &quot;;[.R381];&quot;, &quot;;[.S381];&quot;, &quot;;[.O381];&quot;, &quot;;[.P381])" office:value-type="string" office:string-value="'AFF_CARRE', '200', 315, 1, 0.5, 1379371.5, 5226380.75" calcext:value-type="string">
            <text:p>'AFF_CARRE', '200', 315, 1, 0.5, 1379371.5, 5226380.75</text:p>
          </table:table-cell>
          <table:table-cell table:formula="of:=CONCATENATE(&quot;INSERT INTO &quot;;CHAR(34);&quot;SymboleTest&quot;;CHAR(34);&quot; VALUES (&quot;;[.T381];&quot;);&quot;)" office:value-type="string" office:string-value="INSERT INTO &quot;SymboleTest&quot; VALUES ('AFF_CARRE', '200', 315, 1, 0.5, 1379371.5, 5226380.75);" calcext:value-type="string">
            <text:p>INSERT INTO "SymboleTest" VALUES ('AFF_CARRE', '200', 315, 1, 0.5, 1379371.5, 5226380.75);</text:p>
          </table:table-cell>
        </table:table-row>
        <table:table-row table:style-name="ro1">
          <table:table-cell table:number-columns-repeated="7"/>
          <table:table-cell table:formula="of:=[.$E$354]+[.K382]*[.$G$2]" office:value-type="float" office:value="1379371.5" calcext:value-type="float">
            <text:p>1379371,5</text:p>
          </table:table-cell>
          <table:table-cell table:formula="of:=[.$F$354]+[.L382]*[.$G$2]" office:value-type="float" office:value="5226381.5" calcext:value-type="float">
            <text:p>5226381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6]" office:value-type="float" office:value="1" calcext:value-type="float">
            <text:p>1</text:p>
          </table:table-cell>
          <table:table-cell table:formula="of:=[.L346]" office:value-type="float" office:value="1" calcext:value-type="float">
            <text:p>1</text:p>
          </table:table-cell>
          <table:table-cell table:number-columns-repeated="2"/>
          <table:table-cell table:formula="of:=SUBSTITUTE([.H382];&quot;,&quot;;&quot;.&quot;)" office:value-type="string" office:string-value="1379371.5" calcext:value-type="string">
            <text:p>1379371.5</text:p>
          </table:table-cell>
          <table:table-cell table:formula="of:=SUBSTITUTE([.I382];&quot;,&quot;;&quot;.&quot;)" office:value-type="string" office:string-value="5226381.5" calcext:value-type="string">
            <text:p>5226381.5</text:p>
          </table:table-cell>
          <table:table-cell table:formula="of:=SUBSTITUTE([.J382];&quot;,&quot;;&quot;.&quot;)" office:value-type="string" office:string-value="315" calcext:value-type="string">
            <text:p>315</text:p>
          </table:table-cell>
          <table:table-cell table:formula="of:=SUBSTITUTE([.K382];&quot;,&quot;;&quot;.&quot;)" office:value-type="string" office:string-value="1" calcext:value-type="string">
            <text:p>1</text:p>
          </table:table-cell>
          <table:table-cell table:formula="of:=SUBSTITUTE([.L382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382];&quot;, &quot;;[.R382];&quot;, &quot;;[.S382];&quot;, &quot;;[.O382];&quot;, &quot;;[.P382])" office:value-type="string" office:string-value="'AFF_CARRE', '200', 315, 1, 1, 1379371.5, 5226381.5" calcext:value-type="string">
            <text:p>'AFF_CARRE', '200', 315, 1, 1, 1379371.5, 5226381.5</text:p>
          </table:table-cell>
          <table:table-cell table:formula="of:=CONCATENATE(&quot;INSERT INTO &quot;;CHAR(34);&quot;SymboleTest&quot;;CHAR(34);&quot; VALUES (&quot;;[.T382];&quot;);&quot;)" office:value-type="string" office:string-value="INSERT INTO &quot;SymboleTest&quot; VALUES ('AFF_CARRE', '200', 315, 1, 1, 1379371.5, 5226381.5);" calcext:value-type="string">
            <text:p>INSERT INTO "SymboleTest" VALUES ('AFF_CARRE', '200', 315, 1, 1, 1379371.5, 5226381.5);</text:p>
          </table:table-cell>
        </table:table-row>
        <table:table-row table:style-name="ro1">
          <table:table-cell table:number-columns-repeated="7"/>
          <table:table-cell table:formula="of:=[.$E$354]+[.K383]*[.$G$2]" office:value-type="float" office:value="1379371.5" calcext:value-type="float">
            <text:p>1379371,5</text:p>
          </table:table-cell>
          <table:table-cell table:formula="of:=[.$F$354]+[.L383]*[.$G$2]" office:value-type="float" office:value="5226383" calcext:value-type="float">
            <text:p>5226383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7]" office:value-type="float" office:value="1" calcext:value-type="float">
            <text:p>1</text:p>
          </table:table-cell>
          <table:table-cell table:formula="of:=[.L347]" office:value-type="float" office:value="2" calcext:value-type="float">
            <text:p>2</text:p>
          </table:table-cell>
          <table:table-cell table:number-columns-repeated="2"/>
          <table:table-cell table:formula="of:=SUBSTITUTE([.H383];&quot;,&quot;;&quot;.&quot;)" office:value-type="string" office:string-value="1379371.5" calcext:value-type="string">
            <text:p>1379371.5</text:p>
          </table:table-cell>
          <table:table-cell table:formula="of:=SUBSTITUTE([.I383];&quot;,&quot;;&quot;.&quot;)" office:value-type="string" office:string-value="5226383" calcext:value-type="string">
            <text:p>5226383</text:p>
          </table:table-cell>
          <table:table-cell table:formula="of:=SUBSTITUTE([.J383];&quot;,&quot;;&quot;.&quot;)" office:value-type="string" office:string-value="315" calcext:value-type="string">
            <text:p>315</text:p>
          </table:table-cell>
          <table:table-cell table:formula="of:=SUBSTITUTE([.K383];&quot;,&quot;;&quot;.&quot;)" office:value-type="string" office:string-value="1" calcext:value-type="string">
            <text:p>1</text:p>
          </table:table-cell>
          <table:table-cell table:formula="of:=SUBSTITUTE([.L383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383];&quot;, &quot;;[.R383];&quot;, &quot;;[.S383];&quot;, &quot;;[.O383];&quot;, &quot;;[.P383])" office:value-type="string" office:string-value="'AFF_CARRE', '200', 315, 1, 2, 1379371.5, 5226383" calcext:value-type="string">
            <text:p>'AFF_CARRE', '200', 315, 1, 2, 1379371.5, 5226383</text:p>
          </table:table-cell>
          <table:table-cell table:formula="of:=CONCATENATE(&quot;INSERT INTO &quot;;CHAR(34);&quot;SymboleTest&quot;;CHAR(34);&quot; VALUES (&quot;;[.T383];&quot;);&quot;)" office:value-type="string" office:string-value="INSERT INTO &quot;SymboleTest&quot; VALUES ('AFF_CARRE', '200', 315, 1, 2, 1379371.5, 5226383);" calcext:value-type="string">
            <text:p>INSERT INTO "SymboleTest" VALUES ('AFF_CARRE', '200', 315, 1, 2, 1379371.5, 5226383);</text:p>
          </table:table-cell>
        </table:table-row>
        <table:table-row table:style-name="ro1">
          <table:table-cell table:number-columns-repeated="7"/>
          <table:table-cell table:formula="of:=[.$E$354]+[.K384]*[.$G$2]" office:value-type="float" office:value="1379373" calcext:value-type="float">
            <text:p>1379373</text:p>
          </table:table-cell>
          <table:table-cell table:formula="of:=[.$F$354]+[.L384]*[.$G$2]" office:value-type="float" office:value="5226377" calcext:value-type="float">
            <text:p>5226377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8]" office:value-type="float" office:value="2" calcext:value-type="float">
            <text:p>2</text:p>
          </table:table-cell>
          <table:table-cell table:formula="of:=[.L348]" office:value-type="float" office:value="-2" calcext:value-type="float">
            <text:p>-2</text:p>
          </table:table-cell>
          <table:table-cell table:number-columns-repeated="2"/>
          <table:table-cell table:formula="of:=SUBSTITUTE([.H384];&quot;,&quot;;&quot;.&quot;)" office:value-type="string" office:string-value="1379373" calcext:value-type="string">
            <text:p>1379373</text:p>
          </table:table-cell>
          <table:table-cell table:formula="of:=SUBSTITUTE([.I384];&quot;,&quot;;&quot;.&quot;)" office:value-type="string" office:string-value="5226377" calcext:value-type="string">
            <text:p>5226377</text:p>
          </table:table-cell>
          <table:table-cell table:formula="of:=SUBSTITUTE([.J384];&quot;,&quot;;&quot;.&quot;)" office:value-type="string" office:string-value="315" calcext:value-type="string">
            <text:p>315</text:p>
          </table:table-cell>
          <table:table-cell table:formula="of:=SUBSTITUTE([.K384];&quot;,&quot;;&quot;.&quot;)" office:value-type="string" office:string-value="2" calcext:value-type="string">
            <text:p>2</text:p>
          </table:table-cell>
          <table:table-cell table:formula="of:=SUBSTITUTE([.L384];&quot;,&quot;;&quot;.&quot;)" office:value-type="string" office:string-value="-2" calcext:value-type="string">
            <text:p>-2</text:p>
          </table:table-cell>
          <table:table-cell table:formula="of:=CONCATENATE(CHAR(39);&quot;AFF_CARRE&quot;;CHAR(39);&quot;, &quot;;CHAR(39);&quot;200&quot;;CHAR(39);&quot;, &quot;;[.Q384];&quot;, &quot;;[.R384];&quot;, &quot;;[.S384];&quot;, &quot;;[.O384];&quot;, &quot;;[.P384])" office:value-type="string" office:string-value="'AFF_CARRE', '200', 315, 2, -2, 1379373, 5226377" calcext:value-type="string">
            <text:p>'AFF_CARRE', '200', 315, 2, -2, 1379373, 5226377</text:p>
          </table:table-cell>
          <table:table-cell table:formula="of:=CONCATENATE(&quot;INSERT INTO &quot;;CHAR(34);&quot;SymboleTest&quot;;CHAR(34);&quot; VALUES (&quot;;[.T384];&quot;);&quot;)" office:value-type="string" office:string-value="INSERT INTO &quot;SymboleTest&quot; VALUES ('AFF_CARRE', '200', 315, 2, -2, 1379373, 5226377);" calcext:value-type="string">
            <text:p>INSERT INTO "SymboleTest" VALUES ('AFF_CARRE', '200', 315, 2, -2, 1379373, 5226377);</text:p>
          </table:table-cell>
        </table:table-row>
        <table:table-row table:style-name="ro1">
          <table:table-cell table:number-columns-repeated="7"/>
          <table:table-cell table:formula="of:=[.$E$354]+[.K385]*[.$G$2]" office:value-type="float" office:value="1379373" calcext:value-type="float">
            <text:p>1379373</text:p>
          </table:table-cell>
          <table:table-cell table:formula="of:=[.$F$354]+[.L385]*[.$G$2]" office:value-type="float" office:value="5226378.5" calcext:value-type="float">
            <text:p>5226378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9]" office:value-type="float" office:value="2" calcext:value-type="float">
            <text:p>2</text:p>
          </table:table-cell>
          <table:table-cell table:formula="of:=[.L349]" office:value-type="float" office:value="-1" calcext:value-type="float">
            <text:p>-1</text:p>
          </table:table-cell>
          <table:table-cell table:number-columns-repeated="2"/>
          <table:table-cell table:formula="of:=SUBSTITUTE([.H385];&quot;,&quot;;&quot;.&quot;)" office:value-type="string" office:string-value="1379373" calcext:value-type="string">
            <text:p>1379373</text:p>
          </table:table-cell>
          <table:table-cell table:formula="of:=SUBSTITUTE([.I385];&quot;,&quot;;&quot;.&quot;)" office:value-type="string" office:string-value="5226378.5" calcext:value-type="string">
            <text:p>5226378.5</text:p>
          </table:table-cell>
          <table:table-cell table:formula="of:=SUBSTITUTE([.J385];&quot;,&quot;;&quot;.&quot;)" office:value-type="string" office:string-value="315" calcext:value-type="string">
            <text:p>315</text:p>
          </table:table-cell>
          <table:table-cell table:formula="of:=SUBSTITUTE([.K385];&quot;,&quot;;&quot;.&quot;)" office:value-type="string" office:string-value="2" calcext:value-type="string">
            <text:p>2</text:p>
          </table:table-cell>
          <table:table-cell table:formula="of:=SUBSTITUTE([.L385];&quot;,&quot;;&quot;.&quot;)" office:value-type="string" office:string-value="-1" calcext:value-type="string">
            <text:p>-1</text:p>
          </table:table-cell>
          <table:table-cell table:formula="of:=CONCATENATE(CHAR(39);&quot;AFF_CARRE&quot;;CHAR(39);&quot;, &quot;;CHAR(39);&quot;200&quot;;CHAR(39);&quot;, &quot;;[.Q385];&quot;, &quot;;[.R385];&quot;, &quot;;[.S385];&quot;, &quot;;[.O385];&quot;, &quot;;[.P385])" office:value-type="string" office:string-value="'AFF_CARRE', '200', 315, 2, -1, 1379373, 5226378.5" calcext:value-type="string">
            <text:p>'AFF_CARRE', '200', 315, 2, -1, 1379373, 5226378.5</text:p>
          </table:table-cell>
          <table:table-cell table:formula="of:=CONCATENATE(&quot;INSERT INTO &quot;;CHAR(34);&quot;SymboleTest&quot;;CHAR(34);&quot; VALUES (&quot;;[.T385];&quot;);&quot;)" office:value-type="string" office:string-value="INSERT INTO &quot;SymboleTest&quot; VALUES ('AFF_CARRE', '200', 315, 2, -1, 1379373, 5226378.5);" calcext:value-type="string">
            <text:p>INSERT INTO "SymboleTest" VALUES ('AFF_CARRE', '200', 315, 2, -1, 1379373, 5226378.5);</text:p>
          </table:table-cell>
        </table:table-row>
        <table:table-row table:style-name="ro1">
          <table:table-cell table:number-columns-repeated="7"/>
          <table:table-cell table:formula="of:=[.$E$354]+[.K386]*[.$G$2]" office:value-type="float" office:value="1379373" calcext:value-type="float">
            <text:p>1379373</text:p>
          </table:table-cell>
          <table:table-cell table:formula="of:=[.$F$354]+[.L386]*[.$G$2]" office:value-type="float" office:value="5226379.25" calcext:value-type="float">
            <text:p>5226379,2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50]" office:value-type="float" office:value="2" calcext:value-type="float">
            <text:p>2</text:p>
          </table:table-cell>
          <table:table-cell table:formula="of:=[.L350]" office:value-type="float" office:value="-0.5" calcext:value-type="float">
            <text:p>-0,5</text:p>
          </table:table-cell>
          <table:table-cell table:number-columns-repeated="2"/>
          <table:table-cell table:formula="of:=SUBSTITUTE([.H386];&quot;,&quot;;&quot;.&quot;)" office:value-type="string" office:string-value="1379373" calcext:value-type="string">
            <text:p>1379373</text:p>
          </table:table-cell>
          <table:table-cell table:formula="of:=SUBSTITUTE([.I386];&quot;,&quot;;&quot;.&quot;)" office:value-type="string" office:string-value="5226379.25" calcext:value-type="string">
            <text:p>5226379.25</text:p>
          </table:table-cell>
          <table:table-cell table:formula="of:=SUBSTITUTE([.J386];&quot;,&quot;;&quot;.&quot;)" office:value-type="string" office:string-value="315" calcext:value-type="string">
            <text:p>315</text:p>
          </table:table-cell>
          <table:table-cell table:formula="of:=SUBSTITUTE([.K386];&quot;,&quot;;&quot;.&quot;)" office:value-type="string" office:string-value="2" calcext:value-type="string">
            <text:p>2</text:p>
          </table:table-cell>
          <table:table-cell table:formula="of:=SUBSTITUTE([.L386];&quot;,&quot;;&quot;.&quot;)" office:value-type="string" office:string-value="-0.5" calcext:value-type="string">
            <text:p>-0.5</text:p>
          </table:table-cell>
          <table:table-cell table:formula="of:=CONCATENATE(CHAR(39);&quot;AFF_CARRE&quot;;CHAR(39);&quot;, &quot;;CHAR(39);&quot;200&quot;;CHAR(39);&quot;, &quot;;[.Q386];&quot;, &quot;;[.R386];&quot;, &quot;;[.S386];&quot;, &quot;;[.O386];&quot;, &quot;;[.P386])" office:value-type="string" office:string-value="'AFF_CARRE', '200', 315, 2, -0.5, 1379373, 5226379.25" calcext:value-type="string">
            <text:p>'AFF_CARRE', '200', 315, 2, -0.5, 1379373, 5226379.25</text:p>
          </table:table-cell>
          <table:table-cell table:formula="of:=CONCATENATE(&quot;INSERT INTO &quot;;CHAR(34);&quot;SymboleTest&quot;;CHAR(34);&quot; VALUES (&quot;;[.T386];&quot;);&quot;)" office:value-type="string" office:string-value="INSERT INTO &quot;SymboleTest&quot; VALUES ('AFF_CARRE', '200', 315, 2, -0.5, 1379373, 5226379.25);" calcext:value-type="string">
            <text:p>INSERT INTO "SymboleTest" VALUES ('AFF_CARRE', '200', 315, 2, -0.5, 1379373, 5226379.25);</text:p>
          </table:table-cell>
        </table:table-row>
        <table:table-row table:style-name="ro1">
          <table:table-cell table:number-columns-repeated="7"/>
          <table:table-cell table:formula="of:=[.$E$354]+[.K387]*[.$G$2]" office:value-type="float" office:value="1379373" calcext:value-type="float">
            <text:p>1379373</text:p>
          </table:table-cell>
          <table:table-cell table:formula="of:=[.$F$354]+[.L387]*[.$G$2]" office:value-type="float" office:value="5226380.75" calcext:value-type="float">
            <text:p>5226380,7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51]" office:value-type="float" office:value="2" calcext:value-type="float">
            <text:p>2</text:p>
          </table:table-cell>
          <table:table-cell table:formula="of:=[.L351]" office:value-type="float" office:value="0.5" calcext:value-type="float">
            <text:p>0,5</text:p>
          </table:table-cell>
          <table:table-cell table:number-columns-repeated="2"/>
          <table:table-cell table:formula="of:=SUBSTITUTE([.H387];&quot;,&quot;;&quot;.&quot;)" office:value-type="string" office:string-value="1379373" calcext:value-type="string">
            <text:p>1379373</text:p>
          </table:table-cell>
          <table:table-cell table:formula="of:=SUBSTITUTE([.I387];&quot;,&quot;;&quot;.&quot;)" office:value-type="string" office:string-value="5226380.75" calcext:value-type="string">
            <text:p>5226380.75</text:p>
          </table:table-cell>
          <table:table-cell table:formula="of:=SUBSTITUTE([.J387];&quot;,&quot;;&quot;.&quot;)" office:value-type="string" office:string-value="315" calcext:value-type="string">
            <text:p>315</text:p>
          </table:table-cell>
          <table:table-cell table:formula="of:=SUBSTITUTE([.K387];&quot;,&quot;;&quot;.&quot;)" office:value-type="string" office:string-value="2" calcext:value-type="string">
            <text:p>2</text:p>
          </table:table-cell>
          <table:table-cell table:formula="of:=SUBSTITUTE([.L387];&quot;,&quot;;&quot;.&quot;)" office:value-type="string" office:string-value="0.5" calcext:value-type="string">
            <text:p>0.5</text:p>
          </table:table-cell>
          <table:table-cell table:formula="of:=CONCATENATE(CHAR(39);&quot;AFF_CARRE&quot;;CHAR(39);&quot;, &quot;;CHAR(39);&quot;200&quot;;CHAR(39);&quot;, &quot;;[.Q387];&quot;, &quot;;[.R387];&quot;, &quot;;[.S387];&quot;, &quot;;[.O387];&quot;, &quot;;[.P387])" office:value-type="string" office:string-value="'AFF_CARRE', '200', 315, 2, 0.5, 1379373, 5226380.75" calcext:value-type="string">
            <text:p>'AFF_CARRE', '200', 315, 2, 0.5, 1379373, 5226380.75</text:p>
          </table:table-cell>
          <table:table-cell table:formula="of:=CONCATENATE(&quot;INSERT INTO &quot;;CHAR(34);&quot;SymboleTest&quot;;CHAR(34);&quot; VALUES (&quot;;[.T387];&quot;);&quot;)" office:value-type="string" office:string-value="INSERT INTO &quot;SymboleTest&quot; VALUES ('AFF_CARRE', '200', 315, 2, 0.5, 1379373, 5226380.75);" calcext:value-type="string">
            <text:p>INSERT INTO "SymboleTest" VALUES ('AFF_CARRE', '200', 315, 2, 0.5, 1379373, 5226380.75);</text:p>
          </table:table-cell>
        </table:table-row>
        <table:table-row table:style-name="ro1">
          <table:table-cell table:number-columns-repeated="7"/>
          <table:table-cell table:formula="of:=[.$E$354]+[.K388]*[.$G$2]" office:value-type="float" office:value="1379373" calcext:value-type="float">
            <text:p>1379373</text:p>
          </table:table-cell>
          <table:table-cell table:formula="of:=[.$F$354]+[.L388]*[.$G$2]" office:value-type="float" office:value="5226381.5" calcext:value-type="float">
            <text:p>5226381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52]" office:value-type="float" office:value="2" calcext:value-type="float">
            <text:p>2</text:p>
          </table:table-cell>
          <table:table-cell table:formula="of:=[.L352]" office:value-type="float" office:value="1" calcext:value-type="float">
            <text:p>1</text:p>
          </table:table-cell>
          <table:table-cell table:number-columns-repeated="2"/>
          <table:table-cell table:formula="of:=SUBSTITUTE([.H388];&quot;,&quot;;&quot;.&quot;)" office:value-type="string" office:string-value="1379373" calcext:value-type="string">
            <text:p>1379373</text:p>
          </table:table-cell>
          <table:table-cell table:formula="of:=SUBSTITUTE([.I388];&quot;,&quot;;&quot;.&quot;)" office:value-type="string" office:string-value="5226381.5" calcext:value-type="string">
            <text:p>5226381.5</text:p>
          </table:table-cell>
          <table:table-cell table:formula="of:=SUBSTITUTE([.J388];&quot;,&quot;;&quot;.&quot;)" office:value-type="string" office:string-value="315" calcext:value-type="string">
            <text:p>315</text:p>
          </table:table-cell>
          <table:table-cell table:formula="of:=SUBSTITUTE([.K388];&quot;,&quot;;&quot;.&quot;)" office:value-type="string" office:string-value="2" calcext:value-type="string">
            <text:p>2</text:p>
          </table:table-cell>
          <table:table-cell table:formula="of:=SUBSTITUTE([.L388];&quot;,&quot;;&quot;.&quot;)" office:value-type="string" office:string-value="1" calcext:value-type="string">
            <text:p>1</text:p>
          </table:table-cell>
          <table:table-cell table:formula="of:=CONCATENATE(CHAR(39);&quot;AFF_CARRE&quot;;CHAR(39);&quot;, &quot;;CHAR(39);&quot;200&quot;;CHAR(39);&quot;, &quot;;[.Q388];&quot;, &quot;;[.R388];&quot;, &quot;;[.S388];&quot;, &quot;;[.O388];&quot;, &quot;;[.P388])" office:value-type="string" office:string-value="'AFF_CARRE', '200', 315, 2, 1, 1379373, 5226381.5" calcext:value-type="string">
            <text:p>'AFF_CARRE', '200', 315, 2, 1, 1379373, 5226381.5</text:p>
          </table:table-cell>
          <table:table-cell table:formula="of:=CONCATENATE(&quot;INSERT INTO &quot;;CHAR(34);&quot;SymboleTest&quot;;CHAR(34);&quot; VALUES (&quot;;[.T388];&quot;);&quot;)" office:value-type="string" office:string-value="INSERT INTO &quot;SymboleTest&quot; VALUES ('AFF_CARRE', '200', 315, 2, 1, 1379373, 5226381.5);" calcext:value-type="string">
            <text:p>INSERT INTO "SymboleTest" VALUES ('AFF_CARRE', '200', 315, 2, 1, 1379373, 5226381.5);</text:p>
          </table:table-cell>
        </table:table-row>
        <table:table-row table:style-name="ro1">
          <table:table-cell table:number-columns-repeated="7"/>
          <table:table-cell table:formula="of:=[.$E$354]+[.K389]*[.$G$2]" office:value-type="float" office:value="1379373" calcext:value-type="float">
            <text:p>1379373</text:p>
          </table:table-cell>
          <table:table-cell table:formula="of:=[.$F$354]+[.L389]*[.$G$2]" office:value-type="float" office:value="5226383" calcext:value-type="float">
            <text:p>5226383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53]" office:value-type="float" office:value="2" calcext:value-type="float">
            <text:p>2</text:p>
          </table:table-cell>
          <table:table-cell table:formula="of:=[.L353]" office:value-type="float" office:value="2" calcext:value-type="float">
            <text:p>2</text:p>
          </table:table-cell>
          <table:table-cell table:number-columns-repeated="2"/>
          <table:table-cell table:formula="of:=SUBSTITUTE([.H389];&quot;,&quot;;&quot;.&quot;)" office:value-type="string" office:string-value="1379373" calcext:value-type="string">
            <text:p>1379373</text:p>
          </table:table-cell>
          <table:table-cell table:formula="of:=SUBSTITUTE([.I389];&quot;,&quot;;&quot;.&quot;)" office:value-type="string" office:string-value="5226383" calcext:value-type="string">
            <text:p>5226383</text:p>
          </table:table-cell>
          <table:table-cell table:formula="of:=SUBSTITUTE([.J389];&quot;,&quot;;&quot;.&quot;)" office:value-type="string" office:string-value="315" calcext:value-type="string">
            <text:p>315</text:p>
          </table:table-cell>
          <table:table-cell table:formula="of:=SUBSTITUTE([.K389];&quot;,&quot;;&quot;.&quot;)" office:value-type="string" office:string-value="2" calcext:value-type="string">
            <text:p>2</text:p>
          </table:table-cell>
          <table:table-cell table:formula="of:=SUBSTITUTE([.L389];&quot;,&quot;;&quot;.&quot;)" office:value-type="string" office:string-value="2" calcext:value-type="string">
            <text:p>2</text:p>
          </table:table-cell>
          <table:table-cell table:formula="of:=CONCATENATE(CHAR(39);&quot;AFF_CARRE&quot;;CHAR(39);&quot;, &quot;;CHAR(39);&quot;200&quot;;CHAR(39);&quot;, &quot;;[.Q389];&quot;, &quot;;[.R389];&quot;, &quot;;[.S389];&quot;, &quot;;[.O389];&quot;, &quot;;[.P389])" office:value-type="string" office:string-value="'AFF_CARRE', '200', 315, 2, 2, 1379373, 5226383" calcext:value-type="string">
            <text:p>'AFF_CARRE', '200', 315, 2, 2, 1379373, 5226383</text:p>
          </table:table-cell>
          <table:table-cell table:formula="of:=CONCATENATE(&quot;INSERT INTO &quot;;CHAR(34);&quot;SymboleTest&quot;;CHAR(34);&quot; VALUES (&quot;;[.T389];&quot;);&quot;)" office:value-type="string" office:string-value="INSERT INTO &quot;SymboleTest&quot; VALUES ('AFF_CARRE', '200', 315, 2, 2, 1379373, 5226383);" calcext:value-type="string">
            <text:p>INSERT INTO "SymboleTest" VALUES ('AFF_CARRE', '200', 315, 2, 2, 1379373, 5226383);</text:p>
          </table:table-cell>
        </table:table-row>
      </table:table>
      <table:table table:name="SymboleAtlas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heme</text:p>
          </table:table-cell>
          <table:table-cell office:value-type="string" calcext:value-type="string">
            <text:p>nom_original</text:p>
          </table:table-cell>
          <table:table-cell office:value-type="string" calcext:value-type="string">
            <text:p>definition</text:p>
          </table:table-cell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MotsClefs liste de tags</text:p>
          </table:table-cell>
          <table:table-cell office:value-type="string" calcext:value-type="string">
            <text:p>cheminSvg</text:p>
          </table:table-cell>
          <table:table-cell office:value-type="string" calcext:value-type="string">
            <text:p>cheminPng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Gestionnaire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NoirBlancOuCouleur</text:p>
          </table:table-cell>
          <table:table-cell office:value-type="string" calcext:value-type="string">
            <text:p>PréconisationDEchelleOuRepresentationEchelleTerrainTailleFixe</text:p>
          </table:table-cell>
          <table:table-cell office:value-type="string" calcext:value-type="string">
            <text:p>PointInsertion</text:p>
          </table:table-cell>
          <table:table-cell office:value-type="string" calcext:value-type="string">
            <text:p>BoolEchelleXYFixeOuDeformable</text:p>
          </table:table-cell>
        </table:table-row>
        <table:table-row table:style-name="ro1">
          <table:table-cell office:value-type="string" calcext:value-type="string">
            <text:p>assep</text:p>
          </table:table-cell>
          <table:table-cell office:value-type="string" calcext:value-type="string">
            <text:p>A007</text:p>
          </table:table-cell>
          <table:table-cell office:value-type="string" calcext:value-type="string">
            <text:p>puit</text:p>
          </table:table-cell>
          <table:table-cell/>
          <table:table-cell office:value-type="string" calcext:value-type="string">
            <text:p>Pui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008</text:p>
          </table:table-cell>
          <table:table-cell office:value-type="string" calcext:value-type="string">
            <text:p>plaque rectan</text:p>
          </table:table-cell>
          <table:table-cell office:value-type="string" calcext:value-type="string">
            <text:p>rec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009</text:p>
          </table:table-cell>
          <table:table-cell office:value-type="string" calcext:value-type="string">
            <text:p>bouch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A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A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A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A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A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A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A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MIXT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valoi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valoir_grill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niveau_grill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1</text:p>
          </table:table-cell>
          <table:table-cell office:value-type="string" calcext:value-type="string">
            <text:p>diver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0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2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11</text:p>
          </table:table-cell>
          <table:table-cell office:value-type="string" calcext:value-type="string">
            <text:p>elec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0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1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1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1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1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1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001</text:p>
          </table:table-cell>
          <table:table-cell office:value-type="string" calcext:value-type="string">
            <text:p>tv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0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0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0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0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0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0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0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001</text:p>
          </table:table-cell>
          <table:table-cell office:value-type="string" calcext:value-type="string">
            <text:p>ga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0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0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0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0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0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0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0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00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rille_rectangulai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rille_rond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egard_avaloi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egard_avaloir_grill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te_b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seu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tlbib</text:p>
          </table:table-cell>
          <table:table-cell office:value-type="string" calcext:value-type="string">
            <text:p>d0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73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730C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74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740C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75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750C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nt1m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nt3m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a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auff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au</text:p>
          </table:table-cell>
          <table:table-cell office:value-type="string" calcext:value-type="string">
            <text:p>ab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b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b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e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_cle_hex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_cle_rond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_incendi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_incendi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ui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clai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ppliqu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a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a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a1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orne_lumineus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ndelab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ndelabre_droi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ndelabre_x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0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0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0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0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00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p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c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c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c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c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c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d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d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d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d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d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d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d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c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c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btb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ht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ht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arbre_isol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1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dp</text:p>
          </table:table-cell>
          <table:table-cell office:value-type="string" calcext:value-type="string">
            <text:p>ag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g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g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orneborne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a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a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s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uil_garag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uil_piet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ux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b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b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b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b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b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b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b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b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ux_crosse_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ux_crosee_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ux_droi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op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_cle_ov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orne_gaz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pit_gaz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od</text:p>
          </table:table-cell>
          <table:table-cell office:value-type="string" calcext:value-type="string">
            <text:p>geo_can_cd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eo_p_born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eo_rep_ngf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ttop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ttop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cpo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det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p</text:p>
          </table:table-cell>
          <table:table-cell office:value-type="string" calcext:value-type="string">
            <text:p>mep_p_fnor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d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d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d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b</text:p>
          </table:table-cell>
          <table:table-cell office:value-type="string" calcext:value-type="string">
            <text:p>banc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oite_lett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orn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a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a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a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c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c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c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c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h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ontaine_ponctuell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b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b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b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b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a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a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a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orodateu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b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b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ridinie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bus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bus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ab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a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a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01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01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e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el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e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et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etl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et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e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t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tl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t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e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el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e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et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etl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et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e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l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t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tl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t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v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tcpo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gh</text:p>
          </table:table-cell>
          <table:table-cell office:value-type="string" calcext:value-type="string">
            <text:p>ag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g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g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g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g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g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g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0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29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04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direct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directe_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directe_d_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directe_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pict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pm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raba_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raba_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v_p_d-d</text:p>
          </table:table-cell>
          <table:table-cell office:value-type="string" calcext:value-type="string">
            <text:p>Signalisation Verticale</text:p>
          </table:table-cell>
          <table:table-cell office:value-type="string" calcext:value-type="string">
            <text:p>Ponctuel</text:p>
          </table:table-cell>
          <table:table-cell office:value-type="string" calcext:value-type="string">
            <text:p>Directionnelle</text:p>
          </table:table-cell>
          <table:table-cell office:value-type="string" calcext:value-type="string">
            <text:p>Type D</text:p>
          </table:table-cell>
          <table:table-cell table:style-name="ce1" office:value-type="string" calcext:value-type="string">
            <text:p>Type D : Panneaux de direction</text:p>
          </table:table-cell>
          <table:table-cell table:style-name="ce1" office:value-type="string" calcext:value-type="string">
            <text:p>Directionnelle (Type D : Panneaux de direction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d-dp</text:p>
          </table:table-cell>
          <table:table-cell table:number-columns-repeated="3"/>
          <table:table-cell office:value-type="string" calcext:value-type="string">
            <text:p>Type Dp</text:p>
          </table:table-cell>
          <table:table-cell table:style-name="ce1" office:value-type="string" calcext:value-type="string">
            <text:p>Type Dp : Panneaux de jalonnement piétonnier</text:p>
          </table:table-cell>
          <table:table-cell table:style-name="ce1" office:value-type="string" calcext:value-type="string">
            <text:p>Directionnelle (Type Dp : Panneaux de jalonnement piétonnier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d-dv</text:p>
          </table:table-cell>
          <table:table-cell table:number-columns-repeated="3"/>
          <table:table-cell office:value-type="string" calcext:value-type="string">
            <text:p>Type Dv</text:p>
          </table:table-cell>
          <table:table-cell table:style-name="ce1" office:value-type="string" calcext:value-type="string">
            <text:p>Type Dv : Panneaux de jalonnement des aménagements cyclables</text:p>
          </table:table-cell>
          <table:table-cell table:style-name="ce1" office:value-type="string" calcext:value-type="string">
            <text:p>Directionnelle (Type Dv : Panneaux de jalonnement des aménagements cyclable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d-dc</text:p>
          </table:table-cell>
          <table:table-cell table:number-columns-repeated="3"/>
          <table:table-cell office:value-type="string" calcext:value-type="string">
            <text:p>Type Dc</text:p>
          </table:table-cell>
          <table:table-cell table:style-name="ce1" office:value-type="string" calcext:value-type="string">
            <text:p>Type Dc : Panneaux de signalisation d’information locale</text:p>
          </table:table-cell>
          <table:table-cell table:style-name="ce1" office:value-type="string" calcext:value-type="string">
            <text:p>Directionnelle (Type Dc : Panneaux de signalisation d’information locale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d-e</text:p>
          </table:table-cell>
          <table:table-cell table:number-columns-repeated="3"/>
          <table:table-cell office:value-type="string" calcext:value-type="string">
            <text:p>Type E</text:p>
          </table:table-cell>
          <table:table-cell table:style-name="ce1" office:value-type="string" calcext:value-type="string">
            <text:p>Type E : Panneaux de localisation (Toponymie)</text:p>
          </table:table-cell>
          <table:table-cell table:style-name="ce1" office:value-type="string" calcext:value-type="string">
            <text:p>Directionnelle (Type E : Panneaux de localisation) (Toponymie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d-eb</text:p>
          </table:table-cell>
          <table:table-cell table:number-columns-repeated="3"/>
          <table:table-cell office:value-type="string" calcext:value-type="string">
            <text:p>Type EB</text:p>
          </table:table-cell>
          <table:table-cell table:style-name="ce1" office:value-type="string" calcext:value-type="string">
            <text:p>Type EB : Panneaux de début et de fin d'agglomération</text:p>
          </table:table-cell>
          <table:table-cell table:style-name="ce1" office:value-type="string" calcext:value-type="string">
            <text:p>Directionnelle (Type EB : Panneaux de début et de fin d'agglomération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d-h</text:p>
          </table:table-cell>
          <table:table-cell table:number-columns-repeated="3"/>
          <table:table-cell office:value-type="string" calcext:value-type="string">
            <text:p>Type H</text:p>
          </table:table-cell>
          <table:table-cell table:style-name="ce1" office:value-type="string" calcext:value-type="string">
            <text:p>Type H : Panneaux d'information (autoroutes et routes express)</text:p>
          </table:table-cell>
          <table:table-cell table:style-name="ce1" office:value-type="string" calcext:value-type="string">
            <text:p>Directionnelle (Type H : Panneaux d'information) (autoroutes et routes expres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d-id</text:p>
          </table:table-cell>
          <table:table-cell table:number-columns-repeated="3"/>
          <table:table-cell office:value-type="string" calcext:value-type="string">
            <text:p>Type ID</text:p>
          </table:table-cell>
          <table:table-cell table:style-name="ce1" office:value-type="string" calcext:value-type="string">
            <text:p>Type ID : Idéogrammes, emblèmes et logotypes</text:p>
          </table:table-cell>
          <table:table-cell table:style-name="ce1" office:value-type="string" calcext:value-type="string">
            <text:p>Directionnelle (Type ID : Idéogrammes, emblèmes et logotype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p-a</text:p>
          </table:table-cell>
          <table:table-cell office:value-type="string" calcext:value-type="string">
            <text:p>Signalisation Verticale</text:p>
          </table:table-cell>
          <table:table-cell office:value-type="string" calcext:value-type="string">
            <text:p>Ponctuel</text:p>
          </table:table-cell>
          <table:table-cell office:value-type="string" calcext:value-type="string">
            <text:p>Police / Reglementaire</text:p>
          </table:table-cell>
          <table:table-cell office:value-type="string" calcext:value-type="string">
            <text:p>Type A</text:p>
          </table:table-cell>
          <table:table-cell table:style-name="ce1" office:value-type="string" calcext:value-type="string">
            <text:p>Type A : Panneaux de danger (Triangle Rouge)</text:p>
          </table:table-cell>
          <table:table-cell table:style-name="ce1" office:value-type="string" calcext:value-type="string">
            <text:p>Police (réglementation) (Type A : Panneaux de danger) (Triangle Rouge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igv_p_p-ab</text:p>
          </table:table-cell>
          <table:table-cell table:number-columns-repeated="3"/>
          <table:table-cell office:value-type="string" calcext:value-type="string">
            <text:p>Type AB</text:p>
          </table:table-cell>
          <table:table-cell table:style-name="ce1" office:value-type="string" calcext:value-type="string">
            <text:p>Type AB : Panneaux d'intersection et de priorité (Stop, Cédez le passage, Giratoire, Priorité)</text:p>
          </table:table-cell>
          <table:table-cell table:style-name="ce1" office:value-type="string" calcext:value-type="string">
            <text:p>Police (réglementation) (Type AB : Panneaux d'intersection et de priorité) (Stop, Cédez le passage, Giratoire, Priorité)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igv_p_p-b</text:p>
          </table:table-cell>
          <table:table-cell table:number-columns-repeated="3"/>
          <table:table-cell office:value-type="string" calcext:value-type="string">
            <text:p>Type B</text:p>
          </table:table-cell>
          <table:table-cell table:style-name="ce1" office:value-type="string" calcext:value-type="string">
            <text:p>Type B : Panneaux de prescription se subdivisant en : Panneaux d'interdiction - Panneaux d'obligation - Panneaux de fin de prescription. (Rond Rouge, Rond Bleu, Rond Blanc)</text:p>
          </table:table-cell>
          <table:table-cell table:style-name="ce1" office:value-type="string" calcext:value-type="string">
            <text:p>Police (réglementation) (Type B : Panneaux de prescription se subdivisant en : Panneaux d'interdiction - Panneaux d'obligation - Panneaux de fin de prescription.) (Rond Rouge, Rond Bleu, Rond Blanc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igv_p_p-c</text:p>
          </table:table-cell>
          <table:table-cell table:number-columns-repeated="3"/>
          <table:table-cell office:value-type="string" calcext:value-type="string">
            <text:p>Type C</text:p>
          </table:table-cell>
          <table:table-cell table:style-name="ce1" office:value-type="string" calcext:value-type="string">
            <text:p>Type C : Panneaux d'indications utiles pour la conduite des véhicules (Carré Bleu)</text:p>
          </table:table-cell>
          <table:table-cell table:style-name="ce1" office:value-type="string" calcext:value-type="string">
            <text:p>Police (réglementation) (Type C : Panneaux d'indications utiles pour la conduite des véhicules) (Carré Bleu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igv_p_p-ce</text:p>
          </table:table-cell>
          <table:table-cell table:number-columns-repeated="3"/>
          <table:table-cell office:value-type="string" calcext:value-type="string">
            <text:p>Type CE</text:p>
          </table:table-cell>
          <table:table-cell table:style-name="ce1" office:value-type="string" calcext:value-type="string">
            <text:p>Type CE : Panneaux d'indication d'installations pouvant être utiles aux usagers de la route (Carré Blanc)</text:p>
          </table:table-cell>
          <table:table-cell table:style-name="ce1" office:value-type="string" calcext:value-type="string">
            <text:p>Police (réglementation) (Type CE : Panneaux d'indication d'installations pouvant être utiles aux usagers de la route) (Carré Blanc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p-g</text:p>
          </table:table-cell>
          <table:table-cell table:number-columns-repeated="3"/>
          <table:table-cell office:value-type="string" calcext:value-type="string">
            <text:p>Type G</text:p>
          </table:table-cell>
          <table:table-cell table:style-name="ce1" office:value-type="string" calcext:value-type="string">
            <text:p>Type G : Panneaux de position des passages à niveau</text:p>
          </table:table-cell>
          <table:table-cell table:style-name="ce1" office:value-type="string" calcext:value-type="string">
            <text:p>Police (réglementation) (Type G : Panneaux de position des passages à niveau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p-j</text:p>
          </table:table-cell>
          <table:table-cell table:number-columns-repeated="3"/>
          <table:table-cell office:value-type="string" calcext:value-type="string">
            <text:p>Type J</text:p>
          </table:table-cell>
          <table:table-cell table:style-name="ce1" office:value-type="string" calcext:value-type="string">
            <text:p>Type J : Balises</text:p>
          </table:table-cell>
          <table:table-cell table:style-name="ce1" office:value-type="string" calcext:value-type="string">
            <text:p>Police (réglementation) (Type J : Balises)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Type <text:span text:style-name="T1">K</text:span></text:p>
          </table:table-cell>
          <table:table-cell table:style-name="ce1" office:value-type="string" calcext:value-type="string">
            <text:p>Type AK, K, KC et KD : Panneaux de signalisation temporaire</text:p>
          </table:table-cell>
          <table:table-cell table:style-name="ce1" office:value-type="string" calcext:value-type="string">
            <text:p>Police (réglementation) (Type AK, K, KC et KD : Panneaux de signalisation temporaire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p-m</text:p>
          </table:table-cell>
          <table:table-cell table:number-columns-repeated="3"/>
          <table:table-cell office:value-type="string" calcext:value-type="string">
            <text:p>Type M</text:p>
          </table:table-cell>
          <table:table-cell table:style-name="ce1" office:value-type="string" calcext:value-type="string">
            <text:p>Type M : Panneaux additionnels ou panonceaux</text:p>
          </table:table-cell>
          <table:table-cell table:style-name="ce1" office:value-type="string" calcext:value-type="string">
            <text:p>Police (réglementation) (Type M : Panneaux additionnels ou panonceaux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p-r</text:p>
          </table:table-cell>
          <table:table-cell table:number-columns-repeated="3"/>
          <table:table-cell office:value-type="string" calcext:value-type="string">
            <text:p>Type R</text:p>
          </table:table-cell>
          <table:table-cell table:style-name="ce1" office:value-type="string" calcext:value-type="string">
            <text:p>Type R : Feux et signaux lumineux</text:p>
          </table:table-cell>
          <table:table-cell table:style-name="ce1" office:value-type="string" calcext:value-type="string">
            <text:p>Police (réglementation) (Type R : Feux et signaux lumineux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p-se</text:p>
          </table:table-cell>
          <table:table-cell table:number-columns-repeated="3"/>
          <table:table-cell office:value-type="string" calcext:value-type="string">
            <text:p>Type SE</text:p>
          </table:table-cell>
          <table:table-cell table:style-name="ce1" office:value-type="string" calcext:value-type="string">
            <text:p>Type SE : Symboles</text:p>
          </table:table-cell>
          <table:table-cell table:style-name="ce1" office:value-type="string" calcext:value-type="string">
            <text:p>Police (réglementation) (Type SE : Symbole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p-sr</text:p>
          </table:table-cell>
          <table:table-cell table:number-columns-repeated="3"/>
          <table:table-cell office:value-type="string" calcext:value-type="string">
            <text:p>Type SR</text:p>
          </table:table-cell>
          <table:table-cell table:style-name="ce1" office:value-type="string" calcext:value-type="string">
            <text:p>Type SR : Panneaux d’information de sécurité routière</text:p>
          </table:table-cell>
          <table:table-cell table:style-name="ce1" office:value-type="string" calcext:value-type="string">
            <text:p>Police (réglementation) (Type SR : Panneaux d’information de sécurité routièr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gv</text:p>
          </table:table-cell>
          <table:table-cell office:value-type="string" calcext:value-type="string">
            <text:p>fe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0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2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ncf</text:p>
          </table:table-cell>
          <table:table-cell office:value-type="string" calcext:value-type="string">
            <text:p>sncf_p_affca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ncf_p_affrec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ncf_p_affro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ncf_p_su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tel_p_affca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l_p_affrec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l_p_affro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l_p_cabin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l_p_sup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l_p_sup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l_p_sup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l_p_vent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po</text:p>
          </table:table-cell>
          <table:table-cell office:value-type="string" calcext:value-type="string">
            <text:p>pttop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ttop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cpoin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opoji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oie</text:p>
          </table:table-cell>
          <table:table-cell office:value-type="string" calcext:value-type="string">
            <text:p>voie_p₁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oie_p₂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09:22:09.891092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5:22:00.781131067</meta:creation-date>
    <dc:date>2017-05-26T17:49:09.422069130</dc:date>
    <meta:editing-duration>PT1H47M46S</meta:editing-duration>
    <meta:editing-cycles>4</meta:editing-cycles>
    <meta:generator>LibreOffice/5.3.1.2$Linux_X86_64 LibreOffice_project/30m0$Build-2</meta:generator>
    <meta:document-statistic meta:table-count="3" meta:cell-count="5238" meta:object-count="0"/>
  </office:meta>
</office:document-meta>
</file>